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string">
            <text:p>Term 1</text:p>
          </table:table-cell>
          <table:table-cell office:value-type="string">
            <text:p>Term 2</text:p>
          </table:table-cell>
          <table:table-cell office:value-type="string">
            <text:p>Cosine Similarity (0 is similar, 1 dissimilar)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ronni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pau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durham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natha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obese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film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weight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remain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gm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l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est20130228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wat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spen</text:p>
          </table:table-cell>
          <table:table-cell office:value-type="string">
            <text:p>cana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hal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semina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latin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olom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t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ros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kaspersk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golde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eagl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marti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marquet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ir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witham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solomo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t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ros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aspe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catfish</text:p>
          </table:table-cell>
          <table:table-cell office:value-type="string">
            <text:p>relationshi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heek</text:p>
          </table:table-cell>
          <table:table-cell office:value-type="string">
            <text:p>s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heek</text:p>
          </table:table-cell>
          <table:table-cell office:value-type="string">
            <text:p>protectmyid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heek</text:p>
          </table:table-cell>
          <table:table-cell office:value-type="string">
            <text:p>do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cirio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offshor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offshor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ciri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learfield</text:p>
          </table:table-cell>
          <table:table-cell office:value-type="string">
            <text:p>poulse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printer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onsole</text:p>
          </table:table-cell>
          <table:table-cell office:value-type="string">
            <text:p>wi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ontribute</text:p>
          </table:table-cell>
          <table:table-cell office:value-type="string">
            <text:p>slideshow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fic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karm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allas</text:p>
          </table:table-cell>
          <table:table-cell office:value-type="string">
            <text:p>edward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notr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ance</text:p>
          </table:table-cell>
          <table:table-cell office:value-type="string">
            <text:p>jone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dealer</text:p>
          </table:table-cell>
          <table:table-cell office:value-type="string">
            <text:p>plai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dime</text:p>
          </table:table-cell>
          <table:table-cell office:value-type="string">
            <text:p>welfar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cheek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s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protectmyid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gm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lt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est20130228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wat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owntown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gm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l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est20130228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wat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ronni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natha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urhams</text:p>
          </table:table-cell>
          <table:table-cell table:style-name="ce1" office:value-type="string">
            <text:p>1957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dwi</text:p>
          </table:table-cell>
          <table:table-cell office:value-type="string">
            <text:p>intersec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br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ir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marquet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dalla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st20130228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st20130228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est20130228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gm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lt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est20130228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wat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estival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creditreporting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obese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actres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weight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musi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volker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macinto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stub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inconsisten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volum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sher</text:p>
          </table:table-cell>
          <table:table-cell office:value-type="string">
            <text:p>sment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hatc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isher</text:p>
          </table:table-cell>
          <table:table-cell office:value-type="string">
            <text:p>veg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loridians</text:p>
          </table:table-cell>
          <table:table-cell office:value-type="string">
            <text:p>sunshin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oreclosure</text:p>
          </table:table-cell>
          <table:table-cell office:value-type="string">
            <text:p>travell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hal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olom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t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ros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br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ir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marquet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grimes</text:p>
          </table:table-cell>
          <table:table-cell office:value-type="string">
            <text:p>idah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forsyth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beck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fish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hatch</text:p>
          </table:table-cell>
          <table:table-cell office:value-type="string">
            <text:p>smen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hrefhttpwwwhuffingtonpostcom20120423craigslistscamstipslosingmoney_n_1445763html</text:p>
          </table:table-cell>
          <table:table-cell office:value-type="string">
            <text:p>travell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vern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daho</text:p>
          </table:table-cell>
          <table:table-cell office:value-type="string">
            <text:p>grim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nconsistent</text:p>
          </table:table-cell>
          <table:table-cell office:value-type="string">
            <text:p>fince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volum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ntersection</text:p>
          </table:table-cell>
          <table:table-cell office:value-type="string">
            <text:p>dw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marquet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br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golde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eagl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marti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anedoeaolcom</text:p>
          </table:table-cell>
          <table:table-cell office:value-type="string">
            <text:p>validates_email_format_ofmessageent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gm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l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est20130228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wat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danc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studi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karma</text:p>
          </table:table-cell>
          <table:table-cell office:value-type="string">
            <text:p>creditreport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bestuzhev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semina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berk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musi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volker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financ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stub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mccomb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ir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br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golde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eagl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marti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br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ir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marquet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meliss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malone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mccarth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volker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macintosh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financ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stub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ronni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pau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durham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nathan</text:p>
          </table:table-cell>
          <table:table-cell table:style-name="ce1" office:value-type="string">
            <text:p>1957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dame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film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actres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weigh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offshore</text:p>
          </table:table-cell>
          <table:table-cell office:value-type="string">
            <text:p>cirio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offshore</text:p>
          </table:table-cell>
          <table:table-cell office:value-type="string">
            <text:p>ciri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vari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usernam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ronni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natha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aul</text:p>
          </table:table-cell>
          <table:table-cell table:style-name="ce1" office:value-type="string">
            <text:p>1957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ersona</text:p>
          </table:table-cell>
          <table:table-cell office:value-type="string">
            <text:p>relationship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dea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remain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oulsen</text:p>
          </table:table-cell>
          <table:table-cell office:value-type="string">
            <text:p>clearfield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consol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rinters</text:p>
          </table:table-cell>
          <table:table-cell office:value-type="string">
            <text:p>wi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cheek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s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do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solomo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t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rosa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kimmer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relationship</text:p>
          </table:table-cell>
          <table:table-cell office:value-type="string">
            <text:p>persona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relationship</text:p>
          </table:table-cell>
          <table:table-cell office:value-type="string">
            <text:p>catfi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elative</text:p>
          </table:table-cell>
          <table:table-cell office:value-type="string">
            <text:p>travell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emaining</text:p>
          </table:table-cell>
          <table:table-cell office:value-type="string">
            <text:p>postbulleti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ffordabl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pau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durham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natha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nnie</text:p>
          </table:table-cell>
          <table:table-cell table:style-name="ce1" office:value-type="string">
            <text:p>1957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cheek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protectmyid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do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eminar</text:p>
          </table:table-cell>
          <table:table-cell office:value-type="string">
            <text:p>berk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eminar</text:p>
          </table:table-cell>
          <table:table-cell office:value-type="string">
            <text:p>latin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solomon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st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ros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pump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lideshow</text:p>
          </table:table-cell>
          <table:table-cell office:value-type="string">
            <text:p>contribut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fish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hatc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vega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bernardino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pump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fuente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butler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skimm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musi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volker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macinto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financ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tudio</text:p>
          </table:table-cell>
          <table:table-cell office:value-type="string">
            <text:p>jon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sunshine</text:p>
          </table:table-cell>
          <table:table-cell office:value-type="string">
            <text:p>floridian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travell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elativ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foreclosur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target_hplink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variatio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passphras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alidates_email_format_ofmessageenter</text:p>
          </table:table-cell>
          <table:table-cell office:value-type="string">
            <text:p>janedoeaolcom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ariation</text:p>
          </table:table-cell>
          <table:table-cell office:value-type="string">
            <text:p>passphras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ariation</text:p>
          </table:table-cell>
          <table:table-cell office:value-type="string">
            <text:p>usernam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fisher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smen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hughe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music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macintosh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financing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stuber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inconsistent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volume</text:p>
          </table:table-cell>
          <table:table-cell office:value-type="string">
            <text:p>fince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festival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downtown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dui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albany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jenkin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actress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obese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film</text:p>
          </table:table-cell>
          <table:table-cell office:value-type="float" office:value="0">
            <text:p>0.0000000</text:p>
          </table:table-cell>
        </table:table-row>
        <table:table-row table:style-name="ro1">
          <table:table-cell office:value-type="string">
            <text:p>welfare</text:p>
          </table:table-cell>
          <table:table-cell office:value-type="string">
            <text:p>dim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printer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console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bustos</text:p>
          </table:table-cell>
          <table:table-cell office:value-type="float" office:value="0">
            <text:p>0.0000000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latino</text:p>
          </table:table-cell>
          <table:table-cell office:value-type="float" office:value="0.000150550971548702">
            <text:p>0.0001506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adams</text:p>
          </table:table-cell>
          <table:table-cell office:value-type="float" office:value="0.000150550971548702">
            <text:p>0.0001506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seminar</text:p>
          </table:table-cell>
          <table:table-cell office:value-type="float" office:value="0.000150553223681071">
            <text:p>0.0001506</text:p>
          </table:table-cell>
        </table:table-row>
        <table:table-row table:style-name="ro2">
          <table:table-cell office:value-type="string">
            <text:p>seminar</text:p>
          </table:table-cell>
          <table:table-cell office:value-type="string">
            <text:p>adams</text:p>
          </table:table-cell>
          <table:table-cell office:value-type="float" office:value="0.000150553223681071">
            <text:p>0.0001506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berks</text:p>
          </table:table-cell>
          <table:table-cell office:value-type="float" office:value="0.000150560288252888">
            <text:p>0.0001506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adams</text:p>
          </table:table-cell>
          <table:table-cell office:value-type="float" office:value="0.000150560288252888">
            <text:p>0.0001506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johnson</text:p>
          </table:table-cell>
          <table:table-cell office:value-type="float" office:value="0.000176220449936038">
            <text:p>0.000176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nathan</text:p>
          </table:table-cell>
          <table:table-cell office:value-type="float" office:value="0.000176220449936038">
            <text:p>0.0001762</text:p>
          </table:table-cell>
        </table:table-row>
        <table:table-row table:style-name="ro2">
          <table:table-cell office:value-type="string">
            <text:p>johnson</text:p>
          </table:table-cell>
          <table:table-cell table:style-name="ce1" office:value-type="string">
            <text:p>1957</text:p>
          </table:table-cell>
          <table:table-cell office:value-type="float" office:value="0.000176220449936038">
            <text:p>0.0001762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johnson</text:p>
          </table:table-cell>
          <table:table-cell office:value-type="float" office:value="0.000176220449936038">
            <text:p>0.0001762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johnson</text:p>
          </table:table-cell>
          <table:table-cell office:value-type="float" office:value="0.000176225855793355">
            <text:p>0.000176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paul</text:p>
          </table:table-cell>
          <table:table-cell office:value-type="float" office:value="0.000176225855793355">
            <text:p>0.000176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durhams</text:p>
          </table:table-cell>
          <table:table-cell office:value-type="float" office:value="0.000176225855793355">
            <text:p>0.0001762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johnson</text:p>
          </table:table-cell>
          <table:table-cell office:value-type="float" office:value="0.000176225855793355">
            <text:p>0.000176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ronnie</text:p>
          </table:table-cell>
          <table:table-cell office:value-type="float" office:value="0.000176254975297829">
            <text:p>0.0001763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johnson</text:p>
          </table:table-cell>
          <table:table-cell office:value-type="float" office:value="0.000176254975297829">
            <text:p>0.000176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kimmers</text:p>
          </table:table-cell>
          <table:table-cell office:value-type="float" office:value="0.000203249497849778">
            <text:p>0.000203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pumps</text:p>
          </table:table-cell>
          <table:table-cell office:value-type="float" office:value="0.000203249497849778">
            <text:p>0.0002032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gas</text:p>
          </table:table-cell>
          <table:table-cell office:value-type="float" office:value="0.000203249497849778">
            <text:p>0.0002032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gas</text:p>
          </table:table-cell>
          <table:table-cell office:value-type="float" office:value="0.000203249497849778">
            <text:p>0.0002032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enjoy</text:p>
          </table:table-cell>
          <table:table-cell office:value-type="float" office:value="0.000428643353866165">
            <text:p>0.0004286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rticles</text:p>
          </table:table-cell>
          <table:table-cell office:value-type="float" office:value="0.000428643353866165">
            <text:p>0.0004286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team</text:p>
          </table:table-cell>
          <table:table-cell office:value-type="float" office:value="0.000438365457032131">
            <text:p>0.0004384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team</text:p>
          </table:table-cell>
          <table:table-cell office:value-type="float" office:value="0.000438365457032131">
            <text:p>0.0004384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team</text:p>
          </table:table-cell>
          <table:table-cell office:value-type="float" office:value="0.000438365457032131">
            <text:p>0.0004384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cheek</text:p>
          </table:table-cell>
          <table:table-cell office:value-type="float" office:value="0.000438365457032131">
            <text:p>0.0004384</text:p>
          </table:table-cell>
        </table:table-row>
        <table:table-row table:style-name="ro2">
          <table:table-cell office:value-type="string">
            <text:p>team</text:p>
          </table:table-cell>
          <table:table-cell office:value-type="string">
            <text:p>sc</text:p>
          </table:table-cell>
          <table:table-cell office:value-type="float" office:value="0.000438365457032131">
            <text:p>0.0004384</text:p>
          </table:table-cell>
        </table:table-row>
        <table:table-row table:style-name="ro2">
          <table:table-cell office:value-type="string">
            <text:p>team</text:p>
          </table:table-cell>
          <table:table-cell office:value-type="string">
            <text:p>protectmyid</text:p>
          </table:table-cell>
          <table:table-cell office:value-type="float" office:value="0.000438365457032131">
            <text:p>0.0004384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team</text:p>
          </table:table-cell>
          <table:table-cell office:value-type="float" office:value="0.000438465872849014">
            <text:p>0.0004385</text:p>
          </table:table-cell>
        </table:table-row>
        <table:table-row table:style-name="ro2">
          <table:table-cell office:value-type="string">
            <text:p>team</text:p>
          </table:table-cell>
          <table:table-cell office:value-type="string">
            <text:p>dor</text:p>
          </table:table-cell>
          <table:table-cell office:value-type="float" office:value="0.000438465872849014">
            <text:p>0.0004385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durham</text:p>
          </table:table-cell>
          <table:table-cell office:value-type="float" office:value="0.000473797596578618">
            <text:p>0.0004738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nathan</text:p>
          </table:table-cell>
          <table:table-cell office:value-type="float" office:value="0.000473797596578618">
            <text:p>0.0004738</text:p>
          </table:table-cell>
        </table:table-row>
        <table:table-row table:style-name="ro2">
          <table:table-cell office:value-type="string">
            <text:p>durham</text:p>
          </table:table-cell>
          <table:table-cell table:style-name="ce1" office:value-type="string">
            <text:p>1957</text:p>
          </table:table-cell>
          <table:table-cell office:value-type="float" office:value="0.000473797596578618">
            <text:p>0.0004738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durham</text:p>
          </table:table-cell>
          <table:table-cell office:value-type="float" office:value="0.000473797596578618">
            <text:p>0.0004738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paul</text:p>
          </table:table-cell>
          <table:table-cell office:value-type="float" office:value="0.000473811740260954">
            <text:p>0.0004738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durhams</text:p>
          </table:table-cell>
          <table:table-cell office:value-type="float" office:value="0.000473811740260954">
            <text:p>0.0004738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durham</text:p>
          </table:table-cell>
          <table:table-cell office:value-type="float" office:value="0.000473811740260954">
            <text:p>0.0004738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durham</text:p>
          </table:table-cell>
          <table:table-cell office:value-type="float" office:value="0.000473811740260954">
            <text:p>0.0004738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ronnie</text:p>
          </table:table-cell>
          <table:table-cell office:value-type="float" office:value="0.00047388481501276">
            <text:p>0.0004739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durham</text:p>
          </table:table-cell>
          <table:table-cell office:value-type="float" office:value="0.00047388481501276">
            <text:p>0.0004739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johnson</text:p>
          </table:table-cell>
          <table:table-cell office:value-type="float" office:value="0.000663822904147238">
            <text:p>0.0006638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durham</text:p>
          </table:table-cell>
          <table:table-cell office:value-type="float" office:value="0.000663822904147238">
            <text:p>0.0006638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patient</text:p>
          </table:table-cell>
          <table:table-cell office:value-type="float" office:value="0.000687521122237134">
            <text:p>0.0006875</text:p>
          </table:table-cell>
        </table:table-row>
        <table:table-row table:style-name="ro2">
          <table:table-cell office:value-type="string">
            <text:p>patient</text:p>
          </table:table-cell>
          <table:table-cell office:value-type="string">
            <text:p>healthcare</text:p>
          </table:table-cell>
          <table:table-cell office:value-type="float" office:value="0.000687521122237134">
            <text:p>0.0006875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notre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notre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notre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golden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eagles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martin</text:p>
          </table:table-cell>
          <table:table-cell office:value-type="float" office:value="0.000775515592946641">
            <text:p>0.0007755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notre</text:p>
          </table:table-cell>
          <table:table-cell office:value-type="float" office:value="0.000775524165922747">
            <text:p>0.000775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brey</text:p>
          </table:table-cell>
          <table:table-cell office:value-type="float" office:value="0.000775524165922747">
            <text:p>0.0007755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notre</text:p>
          </table:table-cell>
          <table:table-cell office:value-type="float" office:value="0.000775532788313105">
            <text:p>0.000775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marquette</text:p>
          </table:table-cell>
          <table:table-cell office:value-type="float" office:value="0.000775532788313105">
            <text:p>0.0007755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notre</text:p>
          </table:table-cell>
          <table:table-cell office:value-type="float" office:value="0.000775558953635125">
            <text:p>0.0007756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irish</text:p>
          </table:table-cell>
          <table:table-cell office:value-type="float" office:value="0.000775558953635125">
            <text:p>0.0007756</text:p>
          </table:table-cell>
        </table:table-row>
        <table:table-row table:style-name="ro2">
          <table:table-cell office:value-type="string">
            <text:p>affordable</text:p>
          </table:table-cell>
          <table:table-cell office:value-type="string">
            <text:p>llc</text:p>
          </table:table-cell>
          <table:table-cell office:value-type="float" office:value="0.000840241046231705">
            <text:p>0.000840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postbulletin</text:p>
          </table:table-cell>
          <table:table-cell office:value-type="float" office:value="0.000840241046231705">
            <text:p>0.000840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ffordable</text:p>
          </table:table-cell>
          <table:table-cell office:value-type="float" office:value="0.000840241046231705">
            <text:p>0.0008402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llc</text:p>
          </table:table-cell>
          <table:table-cell office:value-type="float" office:value="0.000840241046231705">
            <text:p>0.000840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remaining</text:p>
          </table:table-cell>
          <table:table-cell office:value-type="float" office:value="0.000850927674841295">
            <text:p>0.0008509</text:p>
          </table:table-cell>
        </table:table-row>
        <table:table-row table:style-name="ro2">
          <table:table-cell office:value-type="string">
            <text:p>remaining</text:p>
          </table:table-cell>
          <table:table-cell office:value-type="string">
            <text:p>llc</text:p>
          </table:table-cell>
          <table:table-cell office:value-type="float" office:value="0.000850927674841295">
            <text:p>0.0008509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olomon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tation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rosa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atms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atms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atms</text:p>
          </table:table-cell>
          <table:table-cell office:value-type="float" office:value="0.000925353018837338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butler</text:p>
          </table:table-cell>
          <table:table-cell office:value-type="float" office:value="0.000925356938532906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kimmer</text:p>
          </table:table-cell>
          <table:table-cell office:value-type="float" office:value="0.000925356938532906">
            <text:p>0.0009254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atms</text:p>
          </table:table-cell>
          <table:table-cell office:value-type="float" office:value="0.000925356938532906">
            <text:p>0.0009254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atms</text:p>
          </table:table-cell>
          <table:table-cell office:value-type="float" office:value="0.000925356938532906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bernardino</text:p>
          </table:table-cell>
          <table:table-cell office:value-type="float" office:value="0.000925360869195813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pump</text:p>
          </table:table-cell>
          <table:table-cell office:value-type="float" office:value="0.000925360869195813">
            <text:p>0.0009254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atms</text:p>
          </table:table-cell>
          <table:table-cell office:value-type="float" office:value="0.000925360869195813">
            <text:p>0.0009254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atms</text:p>
          </table:table-cell>
          <table:table-cell office:value-type="float" office:value="0.000925360869195813">
            <text:p>0.0009254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fuentes</text:p>
          </table:table-cell>
          <table:table-cell office:value-type="float" office:value="0.000925380687430977">
            <text:p>0.0009254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atms</text:p>
          </table:table-cell>
          <table:table-cell office:value-type="float" office:value="0.000925380687430977">
            <text:p>0.0009254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eformat</text:p>
          </table:table-cell>
          <table:table-cell office:value-type="float" office:value="0.00108499282511143">
            <text:p>0.0010850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erase</text:p>
          </table:table-cell>
          <table:table-cell office:value-type="float" office:value="0.00108499282511143">
            <text:p>0.0010850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golden</text:p>
          </table:table-cell>
          <table:table-cell office:value-type="float" office:value="0.00111917035038622">
            <text:p>0.0011192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eagles</text:p>
          </table:table-cell>
          <table:table-cell office:value-type="float" office:value="0.00111917035038622">
            <text:p>0.0011192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martin</text:p>
          </table:table-cell>
          <table:table-cell office:value-type="float" office:value="0.00111917035038622">
            <text:p>0.0011192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dame</text:p>
          </table:table-cell>
          <table:table-cell office:value-type="float" office:value="0.00111917035038622">
            <text:p>0.0011192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dame</text:p>
          </table:table-cell>
          <table:table-cell office:value-type="float" office:value="0.00111917035038622">
            <text:p>0.0011192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dame</text:p>
          </table:table-cell>
          <table:table-cell office:value-type="float" office:value="0.00111917035038622">
            <text:p>0.0011192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dame</text:p>
          </table:table-cell>
          <table:table-cell office:value-type="float" office:value="0.00111917801963501">
            <text:p>0.0011192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brey</text:p>
          </table:table-cell>
          <table:table-cell office:value-type="float" office:value="0.00111917801963501">
            <text:p>0.0011192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marquette</text:p>
          </table:table-cell>
          <table:table-cell office:value-type="float" office:value="0.00111918573720915">
            <text:p>0.0011192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dame</text:p>
          </table:table-cell>
          <table:table-cell office:value-type="float" office:value="0.00111918573720915">
            <text:p>0.0011192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irish</text:p>
          </table:table-cell>
          <table:table-cell office:value-type="float" office:value="0.00111920918148489">
            <text:p>0.0011192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dame</text:p>
          </table:table-cell>
          <table:table-cell office:value-type="float" office:value="0.00111920918148489">
            <text:p>0.0011192</text:p>
          </table:table-cell>
        </table:table-row>
        <table:table-row table:style-name="ro2">
          <table:table-cell office:value-type="string">
            <text:p>aka</text:p>
          </table:table-cell>
          <table:table-cell office:value-type="string">
            <text:p>dilboyan</text:p>
          </table:table-cell>
          <table:table-cell office:value-type="float" office:value="0.00124538190115109">
            <text:p>0.0012454</text:p>
          </table:table-cell>
        </table:table-row>
        <table:table-row table:style-name="ro2">
          <table:table-cell office:value-type="string">
            <text:p>dilboyan</text:p>
          </table:table-cell>
          <table:table-cell office:value-type="string">
            <text:p>aka</text:p>
          </table:table-cell>
          <table:table-cell office:value-type="float" office:value="0.00124538190115109">
            <text:p>0.0012454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printers</text:p>
          </table:table-cell>
          <table:table-cell office:value-type="float" office:value="0.0012648823200152">
            <text:p>0.0012649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erase</text:p>
          </table:table-cell>
          <table:table-cell office:value-type="float" office:value="0.0012648823200152">
            <text:p>0.0012649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erase</text:p>
          </table:table-cell>
          <table:table-cell office:value-type="float" office:value="0.00126489719694112">
            <text:p>0.0012649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console</text:p>
          </table:table-cell>
          <table:table-cell office:value-type="float" office:value="0.00126489719694112">
            <text:p>0.0012649</text:p>
          </table:table-cell>
        </table:table-row>
        <table:table-row table:style-name="ro2">
          <table:table-cell office:value-type="string">
            <text:p>erase</text:p>
          </table:table-cell>
          <table:table-cell office:value-type="string">
            <text:p>wii</text:p>
          </table:table-cell>
          <table:table-cell office:value-type="float" office:value="0.00126489719694112">
            <text:p>0.0012649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erase</text:p>
          </table:table-cell>
          <table:table-cell office:value-type="float" office:value="0.00126489719694112">
            <text:p>0.0012649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percapita</text:p>
          </table:table-cell>
          <table:table-cell office:value-type="float" office:value="0.00151571367464842">
            <text:p>0.0015157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100k</text:p>
          </table:table-cell>
          <table:table-cell office:value-type="float" office:value="0.00151571367464842">
            <text:p>0.0015157</text:p>
          </table:table-cell>
        </table:table-row>
        <table:table-row table:style-name="ro2">
          <table:table-cell office:value-type="string">
            <text:p>ela</text:p>
          </table:table-cell>
          <table:table-cell office:value-type="string">
            <text:p>jeff</text:p>
          </table:table-cell>
          <table:table-cell office:value-type="float" office:value="0.00167026927218694">
            <text:p>0.0016703</text:p>
          </table:table-cell>
        </table:table-row>
        <table:table-row table:style-name="ro2">
          <table:table-cell office:value-type="string">
            <text:p>jeff</text:p>
          </table:table-cell>
          <table:table-cell office:value-type="string">
            <text:p>ela</text:p>
          </table:table-cell>
          <table:table-cell office:value-type="float" office:value="0.00167026927218694">
            <text:p>0.0016703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games</text:p>
          </table:table-cell>
          <table:table-cell office:value-type="float" office:value="0.0020119489318301">
            <text:p>0.0020119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golden</text:p>
          </table:table-cell>
          <table:table-cell office:value-type="float" office:value="0.0020119489318301">
            <text:p>0.0020119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eagles</text:p>
          </table:table-cell>
          <table:table-cell office:value-type="float" office:value="0.0020119489318301">
            <text:p>0.0020119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martin</text:p>
          </table:table-cell>
          <table:table-cell office:value-type="float" office:value="0.0020119489318301">
            <text:p>0.0020119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games</text:p>
          </table:table-cell>
          <table:table-cell office:value-type="float" office:value="0.0020119489318301">
            <text:p>0.0020119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games</text:p>
          </table:table-cell>
          <table:table-cell office:value-type="float" office:value="0.0020119489318301">
            <text:p>0.0020119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games</text:p>
          </table:table-cell>
          <table:table-cell office:value-type="float" office:value="0.00201195809159138">
            <text:p>0.0020120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brey</text:p>
          </table:table-cell>
          <table:table-cell office:value-type="float" office:value="0.00201195809159138">
            <text:p>0.0020120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marquette</text:p>
          </table:table-cell>
          <table:table-cell office:value-type="float" office:value="0.00201196730139097">
            <text:p>0.002012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games</text:p>
          </table:table-cell>
          <table:table-cell office:value-type="float" office:value="0.00201196730139097">
            <text:p>0.0020120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irish</text:p>
          </table:table-cell>
          <table:table-cell office:value-type="float" office:value="0.00201199523295748">
            <text:p>0.002012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games</text:p>
          </table:table-cell>
          <table:table-cell office:value-type="float" office:value="0.00201199523295748">
            <text:p>0.0020120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smith</text:p>
          </table:table-cell>
          <table:table-cell office:value-type="float" office:value="0.00226445864015823">
            <text:p>0.0022645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morgan</text:p>
          </table:table-cell>
          <table:table-cell office:value-type="float" office:value="0.00226445864015823">
            <text:p>0.0022645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view</text:p>
          </table:table-cell>
          <table:table-cell office:value-type="float" office:value="0.00237114851706766">
            <text:p>0.0023711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enjoy</text:p>
          </table:table-cell>
          <table:table-cell office:value-type="float" office:value="0.00237114851706766">
            <text:p>0.0023711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subscription</text:p>
          </table:table-cell>
          <table:table-cell office:value-type="float" office:value="0.00272224271136989">
            <text:p>0.0027222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rticles</text:p>
          </table:table-cell>
          <table:table-cell office:value-type="float" office:value="0.00272224271136989">
            <text:p>0.0027222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renew</text:p>
          </table:table-cell>
          <table:table-cell office:value-type="float" office:value="0.00272903604271801">
            <text:p>0.0027290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renew</text:p>
          </table:table-cell>
          <table:table-cell office:value-type="float" office:value="0.00272903604271801">
            <text:p>0.0027290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festival</text:p>
          </table:table-cell>
          <table:table-cell office:value-type="float" office:value="0.00272903604271801">
            <text:p>0.0027290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downtown</text:p>
          </table:table-cell>
          <table:table-cell office:value-type="float" office:value="0.00272903604271801">
            <text:p>0.0027290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renew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renew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renew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gmt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lt</text:p>
          </table:table-cell>
          <table:table-cell office:value-type="float" office:value="0.00272903754070664">
            <text:p>0.0027290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est20130228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watkins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renew</text:p>
          </table:table-cell>
          <table:table-cell office:value-type="float" office:value="0.00272903754070664">
            <text:p>0.002729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renew</text:p>
          </table:table-cell>
          <table:table-cell office:value-type="float" office:value="0.00272903906958688">
            <text:p>0.0027290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dui</text:p>
          </table:table-cell>
          <table:table-cell office:value-type="float" office:value="0.00272903906958688">
            <text:p>0.0027290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renew</text:p>
          </table:table-cell>
          <table:table-cell office:value-type="float" office:value="0.00272904062938895">
            <text:p>0.0027290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albany</text:p>
          </table:table-cell>
          <table:table-cell office:value-type="float" office:value="0.00272904062938895">
            <text:p>0.0027290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renew</text:p>
          </table:table-cell>
          <table:table-cell office:value-type="float" office:value="0.00272905064308582">
            <text:p>0.0027291</text:p>
          </table:table-cell>
        </table:table-row>
        <table:table-row table:style-name="ro2">
          <table:table-cell office:value-type="string">
            <text:p>renew</text:p>
          </table:table-cell>
          <table:table-cell office:value-type="string">
            <text:p>jenkins</text:p>
          </table:table-cell>
          <table:table-cell office:value-type="float" office:value="0.00272905064308582">
            <text:p>0.0027291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view</text:p>
          </table:table-cell>
          <table:table-cell office:value-type="float" office:value="0.00273359852724742">
            <text:p>0.0027336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rticles</text:p>
          </table:table-cell>
          <table:table-cell office:value-type="float" office:value="0.00273359852724742">
            <text:p>0.0027336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notre</text:p>
          </table:table-cell>
          <table:table-cell office:value-type="float" office:value="0.00280268050995136">
            <text:p>0.0028027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games</text:p>
          </table:table-cell>
          <table:table-cell office:value-type="float" office:value="0.00280268050995136">
            <text:p>0.0028027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kaspersky</text:p>
          </table:table-cell>
          <table:table-cell office:value-type="float" office:value="0.00282483421939239">
            <text:p>0.0028248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cybercriminals</text:p>
          </table:table-cell>
          <table:table-cell office:value-type="float" office:value="0.00282483421939239">
            <text:p>0.0028248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cybercriminals</text:p>
          </table:table-cell>
          <table:table-cell office:value-type="float" office:value="0.00282486088553935">
            <text:p>0.0028249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bestuzhev</text:p>
          </table:table-cell>
          <table:table-cell office:value-type="float" office:value="0.00282486088553935">
            <text:p>0.0028249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solomon</text:p>
          </table:table-cell>
          <table:table-cell office:value-type="float" office:value="0.00286337719368535">
            <text:p>0.002863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tation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rosa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skimmers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pumps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solomon</text:p>
          </table:table-cell>
          <table:table-cell office:value-type="float" office:value="0.00286337719368535">
            <text:p>0.0028634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station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rosa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skimmers</text:p>
          </table:table-cell>
          <table:table-cell office:value-type="float" office:value="0.00286337719368535">
            <text:p>0.0028634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pumps</text:p>
          </table:table-cell>
          <table:table-cell office:value-type="float" office:value="0.00286337719368535">
            <text:p>0.0028634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skimmers</text:p>
          </table:table-cell>
          <table:table-cell office:value-type="float" office:value="0.00286337719368535">
            <text:p>0.0028634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pumps</text:p>
          </table:table-cell>
          <table:table-cell office:value-type="float" office:value="0.00286337719368535">
            <text:p>0.0028634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kimmers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pumps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butler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kimmer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skimmers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pumps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butler</text:p>
          </table:table-cell>
          <table:table-cell office:value-type="float" office:value="0.00286339121405488">
            <text:p>0.0028634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skimmer</text:p>
          </table:table-cell>
          <table:table-cell office:value-type="float" office:value="0.00286339121405488">
            <text:p>0.0028634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kimmers</text:p>
          </table:table-cell>
          <table:table-cell office:value-type="float" office:value="0.0028634052491906">
            <text:p>0.0028634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pumps</text:p>
          </table:table-cell>
          <table:table-cell office:value-type="float" office:value="0.0028634052491906">
            <text:p>0.0028634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kimmers</text:p>
          </table:table-cell>
          <table:table-cell office:value-type="float" office:value="0.0028634052491906">
            <text:p>0.0028634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pumps</text:p>
          </table:table-cell>
          <table:table-cell office:value-type="float" office:value="0.0028634052491906">
            <text:p>0.0028634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bernardino</text:p>
          </table:table-cell>
          <table:table-cell office:value-type="float" office:value="0.0028634052491906">
            <text:p>0.002863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pump</text:p>
          </table:table-cell>
          <table:table-cell office:value-type="float" office:value="0.0028634052491906">
            <text:p>0.0028634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bernardino</text:p>
          </table:table-cell>
          <table:table-cell office:value-type="float" office:value="0.0028634052491906">
            <text:p>0.0028634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pump</text:p>
          </table:table-cell>
          <table:table-cell office:value-type="float" office:value="0.0028634052491906">
            <text:p>0.0028634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kimmers</text:p>
          </table:table-cell>
          <table:table-cell office:value-type="float" office:value="0.00286347564708067">
            <text:p>0.0028635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pumps</text:p>
          </table:table-cell>
          <table:table-cell office:value-type="float" office:value="0.00286347564708067">
            <text:p>0.0028635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fuentes</text:p>
          </table:table-cell>
          <table:table-cell office:value-type="float" office:value="0.00286347564708067">
            <text:p>0.0028635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fuentes</text:p>
          </table:table-cell>
          <table:table-cell office:value-type="float" office:value="0.00286347564708067">
            <text:p>0.0028635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games</text:p>
          </table:table-cell>
          <table:table-cell office:value-type="float" office:value="0.00314963916341937">
            <text:p>0.0031496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dame</text:p>
          </table:table-cell>
          <table:table-cell office:value-type="float" office:value="0.00314963916341937">
            <text:p>0.0031496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enjoy</text:p>
          </table:table-cell>
          <table:table-cell office:value-type="float" office:value="0.00319202307261679">
            <text:p>0.0031920</text:p>
          </table:table-cell>
        </table:table-row>
        <table:table-row table:style-name="ro2">
          <table:table-cell office:value-type="string">
            <text:p>enjoy</text:p>
          </table:table-cell>
          <table:table-cell office:value-type="string">
            <text:p>postbulletin</text:p>
          </table:table-cell>
          <table:table-cell office:value-type="float" office:value="0.00319202307261679">
            <text:p>0.0031920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ffordable</text:p>
          </table:table-cell>
          <table:table-cell office:value-type="float" office:value="0.00319202307261679">
            <text:p>0.0031920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enjoy</text:p>
          </table:table-cell>
          <table:table-cell office:value-type="float" office:value="0.00319202307261679">
            <text:p>0.0031920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remaining</text:p>
          </table:table-cell>
          <table:table-cell office:value-type="float" office:value="0.00319997927889337">
            <text:p>0.0032000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enjoy</text:p>
          </table:table-cell>
          <table:table-cell office:value-type="float" office:value="0.00319997927889337">
            <text:p>0.0032000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tap</text:p>
          </table:table-cell>
          <table:table-cell office:value-type="float" office:value="0.0032119033252207">
            <text:p>0.0032119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printers</text:p>
          </table:table-cell>
          <table:table-cell office:value-type="float" office:value="0.0032119033252207">
            <text:p>0.0032119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tap</text:p>
          </table:table-cell>
          <table:table-cell office:value-type="float" office:value="0.00321196796201073">
            <text:p>0.0032120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console</text:p>
          </table:table-cell>
          <table:table-cell office:value-type="float" office:value="0.00321196796201073">
            <text:p>0.0032120</text:p>
          </table:table-cell>
        </table:table-row>
        <table:table-row table:style-name="ro2">
          <table:table-cell office:value-type="string">
            <text:p>tap</text:p>
          </table:table-cell>
          <table:table-cell office:value-type="string">
            <text:p>wii</text:p>
          </table:table-cell>
          <table:table-cell office:value-type="float" office:value="0.00321196796201073">
            <text:p>0.0032120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tap</text:p>
          </table:table-cell>
          <table:table-cell office:value-type="float" office:value="0.00321196796201073">
            <text:p>0.0032120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solomon</text:p>
          </table:table-cell>
          <table:table-cell office:value-type="float" office:value="0.00357821808013525">
            <text:p>0.003578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tation</text:p>
          </table:table-cell>
          <table:table-cell office:value-type="float" office:value="0.00357821808013525">
            <text:p>0.0035782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rosa</text:p>
          </table:table-cell>
          <table:table-cell office:value-type="float" office:value="0.00357821808013525">
            <text:p>0.0035782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gas</text:p>
          </table:table-cell>
          <table:table-cell office:value-type="float" office:value="0.00357821808013525">
            <text:p>0.0035782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gas</text:p>
          </table:table-cell>
          <table:table-cell office:value-type="float" office:value="0.00357821808013525">
            <text:p>0.0035782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gas</text:p>
          </table:table-cell>
          <table:table-cell office:value-type="float" office:value="0.00357821808013525">
            <text:p>0.0035782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gas</text:p>
          </table:table-cell>
          <table:table-cell office:value-type="float" office:value="0.00357823837582216">
            <text:p>0.003578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butler</text:p>
          </table:table-cell>
          <table:table-cell office:value-type="float" office:value="0.00357823837582216">
            <text:p>0.003578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kimmer</text:p>
          </table:table-cell>
          <table:table-cell office:value-type="float" office:value="0.00357823837582216">
            <text:p>0.0035782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gas</text:p>
          </table:table-cell>
          <table:table-cell office:value-type="float" office:value="0.00357823837582216">
            <text:p>0.0035782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gas</text:p>
          </table:table-cell>
          <table:table-cell office:value-type="float" office:value="0.00357825868865003">
            <text:p>0.0035783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bernardino</text:p>
          </table:table-cell>
          <table:table-cell office:value-type="float" office:value="0.00357825868865003">
            <text:p>0.003578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pump</text:p>
          </table:table-cell>
          <table:table-cell office:value-type="float" office:value="0.00357825868865003">
            <text:p>0.0035783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gas</text:p>
          </table:table-cell>
          <table:table-cell office:value-type="float" office:value="0.00357825868865003">
            <text:p>0.003578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gas</text:p>
          </table:table-cell>
          <table:table-cell office:value-type="float" office:value="0.00357836051062832">
            <text:p>0.0035784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fuentes</text:p>
          </table:table-cell>
          <table:table-cell office:value-type="float" office:value="0.00357836051062832">
            <text:p>0.0035784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entitled</text:p>
          </table:table-cell>
          <table:table-cell office:value-type="float" office:value="0.00358177946094762">
            <text:p>0.0035818</text:p>
          </table:table-cell>
        </table:table-row>
        <table:table-row table:style-name="ro2">
          <table:table-cell office:value-type="string">
            <text:p>entitled</text:p>
          </table:table-cell>
          <table:table-cell office:value-type="string">
            <text:p>postbulletin</text:p>
          </table:table-cell>
          <table:table-cell office:value-type="float" office:value="0.00358177946094762">
            <text:p>0.0035818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ffordable</text:p>
          </table:table-cell>
          <table:table-cell office:value-type="float" office:value="0.00358177946094762">
            <text:p>0.0035818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entitled</text:p>
          </table:table-cell>
          <table:table-cell office:value-type="float" office:value="0.00358177946094762">
            <text:p>0.0035818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remaining</text:p>
          </table:table-cell>
          <table:table-cell office:value-type="float" office:value="0.00359557722354265">
            <text:p>0.0035956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entitled</text:p>
          </table:table-cell>
          <table:table-cell office:value-type="float" office:value="0.00359557722354265">
            <text:p>0.0035956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kimmers</text:p>
          </table:table-cell>
          <table:table-cell office:value-type="float" office:value="0.00379181773454496">
            <text:p>0.0037918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pumps</text:p>
          </table:table-cell>
          <table:table-cell office:value-type="float" office:value="0.00379181773454496">
            <text:p>0.0037918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atms</text:p>
          </table:table-cell>
          <table:table-cell office:value-type="float" office:value="0.00379181773454496">
            <text:p>0.0037918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atms</text:p>
          </table:table-cell>
          <table:table-cell office:value-type="float" office:value="0.00379181773454496">
            <text:p>0.0037918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fuentes</text:p>
          </table:table-cell>
          <table:table-cell office:value-type="float" office:value="0.00394731359170775">
            <text:p>0.003947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atm</text:p>
          </table:table-cell>
          <table:table-cell office:value-type="float" office:value="0.00394731359170775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bernardino</text:p>
          </table:table-cell>
          <table:table-cell office:value-type="float" office:value="0.00394733002599079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pump</text:p>
          </table:table-cell>
          <table:table-cell office:value-type="float" office:value="0.00394733002599079">
            <text:p>0.0039473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atm</text:p>
          </table:table-cell>
          <table:table-cell office:value-type="float" office:value="0.00394733002599079">
            <text:p>0.0039473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atm</text:p>
          </table:table-cell>
          <table:table-cell office:value-type="float" office:value="0.00394733002599079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butler</text:p>
          </table:table-cell>
          <table:table-cell office:value-type="float" office:value="0.00394733333750474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kimmer</text:p>
          </table:table-cell>
          <table:table-cell office:value-type="float" office:value="0.00394733333750474">
            <text:p>0.0039473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atm</text:p>
          </table:table-cell>
          <table:table-cell office:value-type="float" office:value="0.00394733333750474">
            <text:p>0.0039473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atm</text:p>
          </table:table-cell>
          <table:table-cell office:value-type="float" office:value="0.00394733333750474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olomon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tation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rosa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atm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atm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atm</text:p>
          </table:table-cell>
          <table:table-cell office:value-type="float" office:value="0.00394733665718317">
            <text:p>0.0039473</text:p>
          </table:table-cell>
        </table:table-row>
        <table:table-row table:style-name="ro2">
          <table:table-cell office:value-type="string">
            <text:p>enjoy</text:p>
          </table:table-cell>
          <table:table-cell office:value-type="string">
            <text:p>llc</text:p>
          </table:table-cell>
          <table:table-cell office:value-type="float" office:value="0.00402876810444064">
            <text:p>0.0040288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enjoy</text:p>
          </table:table-cell>
          <table:table-cell office:value-type="float" office:value="0.00402876810444064">
            <text:p>0.0040288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prepaid</text:p>
          </table:table-cell>
          <table:table-cell office:value-type="float" office:value="0.00416594065845088">
            <text:p>0.0041659</text:p>
          </table:table-cell>
        </table:table-row>
        <table:table-row table:style-name="ro2">
          <table:table-cell office:value-type="string">
            <text:p>prepaid</text:p>
          </table:table-cell>
          <table:table-cell office:value-type="string">
            <text:p>fincen</text:p>
          </table:table-cell>
          <table:table-cell office:value-type="float" office:value="0.00416594065845088">
            <text:p>0.0041659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volume</text:p>
          </table:table-cell>
          <table:table-cell office:value-type="float" office:value="0.00416595636383599">
            <text:p>0.0041660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prepaid</text:p>
          </table:table-cell>
          <table:table-cell office:value-type="float" office:value="0.00416595636383599">
            <text:p>0.0041660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prepaid</text:p>
          </table:table-cell>
          <table:table-cell office:value-type="float" office:value="0.00416597207668079">
            <text:p>0.0041660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inconsistent</text:p>
          </table:table-cell>
          <table:table-cell office:value-type="float" office:value="0.00416597207668079">
            <text:p>0.0041660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solomon</text:p>
          </table:table-cell>
          <table:table-cell office:value-type="float" office:value="0.0043571883303144">
            <text:p>0.004357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tation</text:p>
          </table:table-cell>
          <table:table-cell office:value-type="float" office:value="0.0043571883303144">
            <text:p>0.0043572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rosa</text:p>
          </table:table-cell>
          <table:table-cell office:value-type="float" office:value="0.0043571883303144">
            <text:p>0.0043572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equipment</text:p>
          </table:table-cell>
          <table:table-cell office:value-type="float" office:value="0.0043571883303144">
            <text:p>0.0043572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equipment</text:p>
          </table:table-cell>
          <table:table-cell office:value-type="float" office:value="0.0043571883303144">
            <text:p>0.0043572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equipment</text:p>
          </table:table-cell>
          <table:table-cell office:value-type="float" office:value="0.0043571883303144">
            <text:p>0.0043572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equipment</text:p>
          </table:table-cell>
          <table:table-cell office:value-type="float" office:value="0.00435719750746488">
            <text:p>0.004357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butler</text:p>
          </table:table-cell>
          <table:table-cell office:value-type="float" office:value="0.00435719750746488">
            <text:p>0.004357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kimmer</text:p>
          </table:table-cell>
          <table:table-cell office:value-type="float" office:value="0.00435719750746488">
            <text:p>0.0043572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equipment</text:p>
          </table:table-cell>
          <table:table-cell office:value-type="float" office:value="0.00435719750746488">
            <text:p>0.0043572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equipment</text:p>
          </table:table-cell>
          <table:table-cell office:value-type="float" office:value="0.00435720669753137">
            <text:p>0.0043572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bernardino</text:p>
          </table:table-cell>
          <table:table-cell office:value-type="float" office:value="0.00435720669753137">
            <text:p>0.004357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pump</text:p>
          </table:table-cell>
          <table:table-cell office:value-type="float" office:value="0.00435720669753137">
            <text:p>0.0043572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equipment</text:p>
          </table:table-cell>
          <table:table-cell office:value-type="float" office:value="0.00435720669753137">
            <text:p>0.0043572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fuentes</text:p>
          </table:table-cell>
          <table:table-cell office:value-type="float" office:value="0.00435725284228583">
            <text:p>0.004357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equipment</text:p>
          </table:table-cell>
          <table:table-cell office:value-type="float" office:value="0.00435725284228583">
            <text:p>0.0043573</text:p>
          </table:table-cell>
        </table:table-row>
        <table:table-row table:style-name="ro2">
          <table:table-cell office:value-type="string">
            <text:p>entitled</text:p>
          </table:table-cell>
          <table:table-cell office:value-type="string">
            <text:p>llc</text:p>
          </table:table-cell>
          <table:table-cell office:value-type="float" office:value="0.00446318125265555">
            <text:p>0.004463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entitled</text:p>
          </table:table-cell>
          <table:table-cell office:value-type="float" office:value="0.00446318125265555">
            <text:p>0.004463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gas</text:p>
          </table:table-cell>
          <table:table-cell office:value-type="float" office:value="0.0045116521593882">
            <text:p>0.0045117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atms</text:p>
          </table:table-cell>
          <table:table-cell office:value-type="float" office:value="0.0045116521593882">
            <text:p>0.0045117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subscription</text:p>
          </table:table-cell>
          <table:table-cell office:value-type="float" office:value="0.00454429332678885">
            <text:p>0.0045443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enjoy</text:p>
          </table:table-cell>
          <table:table-cell office:value-type="float" office:value="0.00454429332678885">
            <text:p>0.0045443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eformat</text:p>
          </table:table-cell>
          <table:table-cell office:value-type="float" office:value="0.0046828489974583">
            <text:p>0.0046828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printers</text:p>
          </table:table-cell>
          <table:table-cell office:value-type="float" office:value="0.0046828489974583">
            <text:p>0.0046828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eformat</text:p>
          </table:table-cell>
          <table:table-cell office:value-type="float" office:value="0.00468289649423614">
            <text:p>0.0046829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console</text:p>
          </table:table-cell>
          <table:table-cell office:value-type="float" office:value="0.00468289649423614">
            <text:p>0.0046829</text:p>
          </table:table-cell>
        </table:table-row>
        <table:table-row table:style-name="ro2">
          <table:table-cell office:value-type="string">
            <text:p>reformat</text:p>
          </table:table-cell>
          <table:table-cell office:value-type="string">
            <text:p>wii</text:p>
          </table:table-cell>
          <table:table-cell office:value-type="float" office:value="0.00468289649423614">
            <text:p>0.0046829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eformat</text:p>
          </table:table-cell>
          <table:table-cell office:value-type="float" office:value="0.00468289649423614">
            <text:p>0.0046829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tap</text:p>
          </table:table-cell>
          <table:table-cell office:value-type="float" office:value="0.00471554858728096">
            <text:p>0.0047155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erase</text:p>
          </table:table-cell>
          <table:table-cell office:value-type="float" office:value="0.00471554858728096">
            <text:p>0.0047155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atms</text:p>
          </table:table-cell>
          <table:table-cell office:value-type="float" office:value="0.00500017019349575">
            <text:p>0.005000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atm</text:p>
          </table:table-cell>
          <table:table-cell office:value-type="float" office:value="0.00500017019349575">
            <text:p>0.005000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equipment</text:p>
          </table:table-cell>
          <table:table-cell office:value-type="float" office:value="0.00536301730697586">
            <text:p>0.0053630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atms</text:p>
          </table:table-cell>
          <table:table-cell office:value-type="float" office:value="0.00536301730697586">
            <text:p>0.0053630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remaining</text:p>
          </table:table-cell>
          <table:table-cell office:value-type="float" office:value="0.00543557365257719">
            <text:p>0.0054356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rticles</text:p>
          </table:table-cell>
          <table:table-cell office:value-type="float" office:value="0.00543557365257719">
            <text:p>0.0054356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articles</text:p>
          </table:table-cell>
          <table:table-cell office:value-type="float" office:value="0.00550637931661024">
            <text:p>0.0055064</text:p>
          </table:table-cell>
        </table:table-row>
        <table:table-row table:style-name="ro2">
          <table:table-cell office:value-type="string">
            <text:p>articles</text:p>
          </table:table-cell>
          <table:table-cell office:value-type="string">
            <text:p>postbulletin</text:p>
          </table:table-cell>
          <table:table-cell office:value-type="float" office:value="0.00550637931661024">
            <text:p>0.0055064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affordable</text:p>
          </table:table-cell>
          <table:table-cell office:value-type="float" office:value="0.00550637931661024">
            <text:p>0.0055064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articles</text:p>
          </table:table-cell>
          <table:table-cell office:value-type="float" office:value="0.00550637931661024">
            <text:p>0.0055064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stuber</text:p>
          </table:table-cell>
          <table:table-cell office:value-type="float" office:value="0.00554527290305007">
            <text:p>0.0055453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ipad</text:p>
          </table:table-cell>
          <table:table-cell office:value-type="float" office:value="0.00554527290305007">
            <text:p>0.0055453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ipad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music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volkert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macintosh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financing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ipad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ipad</text:p>
          </table:table-cell>
          <table:table-cell office:value-type="float" office:value="0.00554529387764802">
            <text:p>0.0055453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ipad</text:p>
          </table:table-cell>
          <table:table-cell office:value-type="float" office:value="0.00554529387764802">
            <text:p>0.005545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view</text:p>
          </table:table-cell>
          <table:table-cell office:value-type="float" office:value="0.0058300735938579">
            <text:p>0.0058301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view</text:p>
          </table:table-cell>
          <table:table-cell office:value-type="float" office:value="0.0058300735938579">
            <text:p>0.0058301</text:p>
          </table:table-cell>
        </table:table-row>
        <table:table-row table:style-name="ro2">
          <table:table-cell office:value-type="string">
            <text:p>view</text:p>
          </table:table-cell>
          <table:table-cell office:value-type="string">
            <text:p>postbulletin</text:p>
          </table:table-cell>
          <table:table-cell office:value-type="float" office:value="0.0058300735938579">
            <text:p>0.0058301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ffordable</text:p>
          </table:table-cell>
          <table:table-cell office:value-type="float" office:value="0.0058300735938579">
            <text:p>0.0058301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view</text:p>
          </table:table-cell>
          <table:table-cell office:value-type="float" office:value="0.00584001391715139">
            <text:p>0.0058400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remaining</text:p>
          </table:table-cell>
          <table:table-cell office:value-type="float" office:value="0.00584001391715139">
            <text:p>0.0058400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cheek</text:p>
          </table:table-cell>
          <table:table-cell office:value-type="float" office:value="0.00587262651864928">
            <text:p>0.0058726</text:p>
          </table:table-cell>
        </table:table-row>
        <table:table-row table:style-name="ro2">
          <table:table-cell office:value-type="string">
            <text:p>assistance</text:p>
          </table:table-cell>
          <table:table-cell office:value-type="string">
            <text:p>sc</text:p>
          </table:table-cell>
          <table:table-cell office:value-type="float" office:value="0.00587262651864928">
            <text:p>0.0058726</text:p>
          </table:table-cell>
        </table:table-row>
        <table:table-row table:style-name="ro2">
          <table:table-cell office:value-type="string">
            <text:p>assistance</text:p>
          </table:table-cell>
          <table:table-cell office:value-type="string">
            <text:p>protectmyid</text:p>
          </table:table-cell>
          <table:table-cell office:value-type="float" office:value="0.00587262651864928">
            <text:p>0.0058726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assistance</text:p>
          </table:table-cell>
          <table:table-cell office:value-type="float" office:value="0.00587262651864928">
            <text:p>0.0058726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assistance</text:p>
          </table:table-cell>
          <table:table-cell office:value-type="float" office:value="0.00587262651864928">
            <text:p>0.0058726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assistance</text:p>
          </table:table-cell>
          <table:table-cell office:value-type="float" office:value="0.00587262651864928">
            <text:p>0.0058726</text:p>
          </table:table-cell>
        </table:table-row>
        <table:table-row table:style-name="ro2">
          <table:table-cell office:value-type="string">
            <text:p>assistance</text:p>
          </table:table-cell>
          <table:table-cell office:value-type="string">
            <text:p>dor</text:p>
          </table:table-cell>
          <table:table-cell office:value-type="float" office:value="0.0058727884557418">
            <text:p>0.0058728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assistance</text:p>
          </table:table-cell>
          <table:table-cell office:value-type="float" office:value="0.0058727884557418">
            <text:p>0.0058728</text:p>
          </table:table-cell>
        </table:table-row>
        <table:table-row table:style-name="ro2">
          <table:table-cell office:value-type="string">
            <text:p>lifelock</text:p>
          </table:table-cell>
          <table:table-cell office:value-type="string">
            <text:p>yanov</text:p>
          </table:table-cell>
          <table:table-cell office:value-type="float" office:value="0.00594564930377606">
            <text:p>0.0059456</text:p>
          </table:table-cell>
        </table:table-row>
        <table:table-row table:style-name="ro2">
          <table:table-cell office:value-type="string">
            <text:p>yanov</text:p>
          </table:table-cell>
          <table:table-cell office:value-type="string">
            <text:p>lifelock</text:p>
          </table:table-cell>
          <table:table-cell office:value-type="float" office:value="0.00594564930377606">
            <text:p>0.0059456</text:p>
          </table:table-cell>
        </table:table-row>
        <table:table-row table:style-name="ro2">
          <table:table-cell office:value-type="string">
            <text:p>articles</text:p>
          </table:table-cell>
          <table:table-cell office:value-type="string">
            <text:p>llc</text:p>
          </table:table-cell>
          <table:table-cell office:value-type="float" office:value="0.00634585506700403">
            <text:p>0.0063459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rticles</text:p>
          </table:table-cell>
          <table:table-cell office:value-type="float" office:value="0.00634585506700403">
            <text:p>0.0063459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team</text:p>
          </table:table-cell>
          <table:table-cell office:value-type="float" office:value="0.00635648492050789">
            <text:p>0.006356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assistance</text:p>
          </table:table-cell>
          <table:table-cell office:value-type="float" office:value="0.00635648492050789">
            <text:p>0.0063565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weight</text:p>
          </table:table-cell>
          <table:table-cell office:value-type="float" office:value="0.00636029454311771">
            <text:p>0.0063603</text:p>
          </table:table-cell>
        </table:table-row>
        <table:table-row table:style-name="ro2">
          <table:table-cell office:value-type="string">
            <text:p>weight</text:p>
          </table:table-cell>
          <table:table-cell office:value-type="string">
            <text:p>hollywood</text:p>
          </table:table-cell>
          <table:table-cell office:value-type="float" office:value="0.00636029454311771">
            <text:p>0.0063603</text:p>
          </table:table-cell>
        </table:table-row>
        <table:table-row table:style-name="ro2">
          <table:table-cell office:value-type="string">
            <text:p>actress</text:p>
          </table:table-cell>
          <table:table-cell office:value-type="string">
            <text:p>hollywood</text:p>
          </table:table-cell>
          <table:table-cell office:value-type="float" office:value="0.00636043782623652">
            <text:p>0.0063604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actress</text:p>
          </table:table-cell>
          <table:table-cell office:value-type="float" office:value="0.00636043782623652">
            <text:p>0.0063604</text:p>
          </table:table-cell>
        </table:table-row>
        <table:table-row table:style-name="ro2">
          <table:table-cell office:value-type="string">
            <text:p>film</text:p>
          </table:table-cell>
          <table:table-cell office:value-type="string">
            <text:p>hollywood</text:p>
          </table:table-cell>
          <table:table-cell office:value-type="float" office:value="0.0063605809534113">
            <text:p>0.0063606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obese</text:p>
          </table:table-cell>
          <table:table-cell office:value-type="float" office:value="0.0063605809534113">
            <text:p>0.0063606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film</text:p>
          </table:table-cell>
          <table:table-cell office:value-type="float" office:value="0.0063605809534113">
            <text:p>0.0063606</text:p>
          </table:table-cell>
        </table:table-row>
        <table:table-row table:style-name="ro2">
          <table:table-cell office:value-type="string">
            <text:p>obese</text:p>
          </table:table-cell>
          <table:table-cell office:value-type="string">
            <text:p>hollywood</text:p>
          </table:table-cell>
          <table:table-cell office:value-type="float" office:value="0.0063605809534113">
            <text:p>0.0063606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prepaid</text:p>
          </table:table-cell>
          <table:table-cell office:value-type="float" office:value="0.00655124670945395">
            <text:p>0.0065512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deposit</text:p>
          </table:table-cell>
          <table:table-cell office:value-type="float" office:value="0.00655124670945395">
            <text:p>0.0065512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view</text:p>
          </table:table-cell>
          <table:table-cell office:value-type="float" office:value="0.00658488236176325">
            <text:p>0.0065849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subscription</text:p>
          </table:table-cell>
          <table:table-cell office:value-type="float" office:value="0.00658488236176325">
            <text:p>0.0065849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view</text:p>
          </table:table-cell>
          <table:table-cell office:value-type="float" office:value="0.00669914832178042">
            <text:p>0.0066991</text:p>
          </table:table-cell>
        </table:table-row>
        <table:table-row table:style-name="ro2">
          <table:table-cell office:value-type="string">
            <text:p>view</text:p>
          </table:table-cell>
          <table:table-cell office:value-type="string">
            <text:p>llc</text:p>
          </table:table-cell>
          <table:table-cell office:value-type="float" office:value="0.00669914832178042">
            <text:p>0.0066991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entitled</text:p>
          </table:table-cell>
          <table:table-cell office:value-type="float" office:value="0.00677011721459775">
            <text:p>0.006770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enjoy</text:p>
          </table:table-cell>
          <table:table-cell office:value-type="float" office:value="0.00677011721459775">
            <text:p>0.0067701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kimmers</text:p>
          </table:table-cell>
          <table:table-cell office:value-type="float" office:value="0.00684063663898338">
            <text:p>0.0068406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pumps</text:p>
          </table:table-cell>
          <table:table-cell office:value-type="float" office:value="0.00684063663898338">
            <text:p>0.0068406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atm</text:p>
          </table:table-cell>
          <table:table-cell office:value-type="float" office:value="0.00684063663898338">
            <text:p>0.0068406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atm</text:p>
          </table:table-cell>
          <table:table-cell office:value-type="float" office:value="0.00684063663898338">
            <text:p>0.0068406</text:p>
          </table:table-cell>
        </table:table-row>
        <table:table-row table:style-name="ro2">
          <table:table-cell office:value-type="string">
            <text:p>deposit</text:p>
          </table:table-cell>
          <table:table-cell office:value-type="string">
            <text:p>fincen</text:p>
          </table:table-cell>
          <table:table-cell office:value-type="float" office:value="0.00708905515008007">
            <text:p>0.0070891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deposit</text:p>
          </table:table-cell>
          <table:table-cell office:value-type="float" office:value="0.00708905515008007">
            <text:p>0.0070891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volume</text:p>
          </table:table-cell>
          <table:table-cell office:value-type="float" office:value="0.00708906860889313">
            <text:p>0.007089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eposit</text:p>
          </table:table-cell>
          <table:table-cell office:value-type="float" office:value="0.00708906860889313">
            <text:p>0.0070891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inconsistent</text:p>
          </table:table-cell>
          <table:table-cell office:value-type="float" office:value="0.00708908207649761">
            <text:p>0.007089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deposit</text:p>
          </table:table-cell>
          <table:table-cell office:value-type="float" office:value="0.00708908207649761">
            <text:p>0.0070891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skimming</text:p>
          </table:table-cell>
          <table:table-cell office:value-type="float" office:value="0.00718158987736028">
            <text:p>0.0071816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solomon</text:p>
          </table:table-cell>
          <table:table-cell office:value-type="float" office:value="0.00718158987736028">
            <text:p>0.0071816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station</text:p>
          </table:table-cell>
          <table:table-cell office:value-type="float" office:value="0.00718158987736028">
            <text:p>0.0071816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rosa</text:p>
          </table:table-cell>
          <table:table-cell office:value-type="float" office:value="0.00718158987736028">
            <text:p>0.0071816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skimming</text:p>
          </table:table-cell>
          <table:table-cell office:value-type="float" office:value="0.00718158987736028">
            <text:p>0.0071816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skimming</text:p>
          </table:table-cell>
          <table:table-cell office:value-type="float" office:value="0.00718158987736028">
            <text:p>0.0071816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kimming</text:p>
          </table:table-cell>
          <table:table-cell office:value-type="float" office:value="0.00718159889582948">
            <text:p>0.0071816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skimming</text:p>
          </table:table-cell>
          <table:table-cell office:value-type="float" office:value="0.00718159889582948">
            <text:p>0.0071816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butler</text:p>
          </table:table-cell>
          <table:table-cell office:value-type="float" office:value="0.00718159889582948">
            <text:p>0.0071816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skimmer</text:p>
          </table:table-cell>
          <table:table-cell office:value-type="float" office:value="0.00718159889582948">
            <text:p>0.0071816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kimming</text:p>
          </table:table-cell>
          <table:table-cell office:value-type="float" office:value="0.00718160792716505">
            <text:p>0.0071816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kimming</text:p>
          </table:table-cell>
          <table:table-cell office:value-type="float" office:value="0.00718160792716505">
            <text:p>0.0071816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bernardino</text:p>
          </table:table-cell>
          <table:table-cell office:value-type="float" office:value="0.00718160792716505">
            <text:p>0.0071816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pump</text:p>
          </table:table-cell>
          <table:table-cell office:value-type="float" office:value="0.00718160792716505">
            <text:p>0.0071816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kimming</text:p>
          </table:table-cell>
          <table:table-cell office:value-type="float" office:value="0.00718165327697728">
            <text:p>0.0071817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fuentes</text:p>
          </table:table-cell>
          <table:table-cell office:value-type="float" office:value="0.00718165327697728">
            <text:p>0.0071817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kimmers</text:p>
          </table:table-cell>
          <table:table-cell office:value-type="float" office:value="0.00721922616022175">
            <text:p>0.007219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pumps</text:p>
          </table:table-cell>
          <table:table-cell office:value-type="float" office:value="0.00721922616022175">
            <text:p>0.0072192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equipment</text:p>
          </table:table-cell>
          <table:table-cell office:value-type="float" office:value="0.00721922616022175">
            <text:p>0.0072192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equipment</text:p>
          </table:table-cell>
          <table:table-cell office:value-type="float" office:value="0.00721922616022175">
            <text:p>0.0072192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gas</text:p>
          </table:table-cell>
          <table:table-cell office:value-type="float" office:value="0.00758083775394636">
            <text:p>0.0075808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atm</text:p>
          </table:table-cell>
          <table:table-cell office:value-type="float" office:value="0.00758083775394636">
            <text:p>0.0075808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sears</text:p>
          </table:table-cell>
          <table:table-cell office:value-type="float" office:value="0.00760551389372921">
            <text:p>0.0076055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mom</text:p>
          </table:table-cell>
          <table:table-cell office:value-type="float" office:value="0.00760551389372921">
            <text:p>0.0076055</text:p>
          </table:table-cell>
        </table:table-row>
        <table:table-row table:style-name="ro2">
          <table:table-cell office:value-type="string">
            <text:p>awareness</text:p>
          </table:table-cell>
          <table:table-cell office:value-type="string">
            <text:p>evernote</text:p>
          </table:table-cell>
          <table:table-cell office:value-type="float" office:value="0.00769074478336296">
            <text:p>0.0076907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awareness</text:p>
          </table:table-cell>
          <table:table-cell office:value-type="float" office:value="0.00769074478336296">
            <text:p>0.0076907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prepaid</text:p>
          </table:table-cell>
          <table:table-cell office:value-type="float" office:value="0.00779291390342385">
            <text:p>0.0077929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institutions</text:p>
          </table:table-cell>
          <table:table-cell office:value-type="float" office:value="0.00779291390342385">
            <text:p>0.0077929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gas</text:p>
          </table:table-cell>
          <table:table-cell office:value-type="float" office:value="0.00794255473802041">
            <text:p>0.007942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float" office:value="0.00794255473802041">
            <text:p>0.0079426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summit</text:p>
          </table:table-cell>
          <table:table-cell office:value-type="float" office:value="0.00805056845230223">
            <text:p>0.0080506</text:p>
          </table:table-cell>
        </table:table-row>
        <table:table-row table:style-name="ro2">
          <table:table-cell office:value-type="string">
            <text:p>summit</text:p>
          </table:table-cell>
          <table:table-cell office:value-type="string">
            <text:p>beasley</text:p>
          </table:table-cell>
          <table:table-cell office:value-type="float" office:value="0.00805056845230223">
            <text:p>0.0080506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kimming</text:p>
          </table:table-cell>
          <table:table-cell office:value-type="float" office:value="0.00814958659314968">
            <text:p>0.0081496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atms</text:p>
          </table:table-cell>
          <table:table-cell office:value-type="float" office:value="0.00814958659314968">
            <text:p>0.0081496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tap</text:p>
          </table:table-cell>
          <table:table-cell office:value-type="float" office:value="0.00829931273868734">
            <text:p>0.0082993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eformat</text:p>
          </table:table-cell>
          <table:table-cell office:value-type="float" office:value="0.00829931273868734">
            <text:p>0.0082993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record</text:p>
          </table:table-cell>
          <table:table-cell office:value-type="float" office:value="0.00838268238527884">
            <text:p>0.0083827</text:p>
          </table:table-cell>
        </table:table-row>
        <table:table-row table:style-name="ro2">
          <table:table-cell office:value-type="string">
            <text:p>record</text:p>
          </table:table-cell>
          <table:table-cell office:value-type="string">
            <text:p>healthcare</text:p>
          </table:table-cell>
          <table:table-cell office:value-type="float" office:value="0.00838268238527884">
            <text:p>0.0083827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equipment</text:p>
          </table:table-cell>
          <table:table-cell office:value-type="float" office:value="0.0085687132407003">
            <text:p>0.0085687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atm</text:p>
          </table:table-cell>
          <table:table-cell office:value-type="float" office:value="0.0085687132407003">
            <text:p>0.0085687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record</text:p>
          </table:table-cell>
          <table:table-cell office:value-type="float" office:value="0.00858042411834814">
            <text:p>0.0085804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patient</text:p>
          </table:table-cell>
          <table:table-cell office:value-type="float" office:value="0.00858042411834814">
            <text:p>0.0085804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itunes</text:p>
          </table:table-cell>
          <table:table-cell office:value-type="float" office:value="0.00868150903117415">
            <text:p>0.0086815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apple</text:p>
          </table:table-cell>
          <table:table-cell office:value-type="float" office:value="0.00868150903117415">
            <text:p>0.0086815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entitled</text:p>
          </table:table-cell>
          <table:table-cell office:value-type="float" office:value="0.00909889747723214">
            <text:p>0.0090989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rticles</text:p>
          </table:table-cell>
          <table:table-cell office:value-type="float" office:value="0.00909889747723214">
            <text:p>0.0090989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rome</text:p>
          </table:table-cell>
          <table:table-cell office:value-type="float" office:value="0.00910756818149527">
            <text:p>0.0091076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brown</text:p>
          </table:table-cell>
          <table:table-cell office:value-type="float" office:value="0.00910756818149527">
            <text:p>0.0091076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hall</text:p>
          </table:table-cell>
          <table:table-cell office:value-type="float" office:value="0.00937279670514013">
            <text:p>0.0093728</text:p>
          </table:table-cell>
        </table:table-row>
        <table:table-row table:style-name="ro1">
          <table:table-cell office:value-type="string">
            <text:p>hall</text:p>
          </table:table-cell>
          <table:table-cell table:style-name="ce1" office:value-type="string">
            <text:p>16</text:p>
          </table:table-cell>
          <table:table-cell office:value-type="float" office:value="0.00937279670514013">
            <text:p>0.0093728</text:p>
          </table:table-cell>
        </table:table-row>
        <table:table-row table:style-name="ro2">
          <table:table-cell table:style-name="ce1" office:value-type="string">
            <text:p>16</text:p>
          </table:table-cell>
          <table:table-cell office:value-type="string">
            <text:p>forsyth</text:p>
          </table:table-cell>
          <table:table-cell office:value-type="float" office:value="0.00937310735315033">
            <text:p>0.0093731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beck</text:p>
          </table:table-cell>
          <table:table-cell office:value-type="float" office:value="0.00937310735315033">
            <text:p>0.0093731</text:p>
          </table:table-cell>
        </table:table-row>
        <table:table-row table:style-name="ro1">
          <table:table-cell office:value-type="string">
            <text:p>beck</text:p>
          </table:table-cell>
          <table:table-cell table:style-name="ce1" office:value-type="string">
            <text:p>16</text:p>
          </table:table-cell>
          <table:table-cell office:value-type="float" office:value="0.00937310735315033">
            <text:p>0.0093731</text:p>
          </table:table-cell>
        </table:table-row>
        <table:table-row table:style-name="ro2">
          <table:table-cell office:value-type="string">
            <text:p>forsyth</text:p>
          </table:table-cell>
          <table:table-cell table:style-name="ce1" office:value-type="string">
            <text:p>16</text:p>
          </table:table-cell>
          <table:table-cell office:value-type="float" office:value="0.00937310735315033">
            <text:p>0.009373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view</text:p>
          </table:table-cell>
          <table:table-cell office:value-type="float" office:value="0.00953978567029223">
            <text:p>0.0095398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entitled</text:p>
          </table:table-cell>
          <table:table-cell office:value-type="float" office:value="0.00953978567029223">
            <text:p>0.0095398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stored</text:p>
          </table:table-cell>
          <table:table-cell office:value-type="float" office:value="0.0095621056424644">
            <text:p>0.0095621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printers</text:p>
          </table:table-cell>
          <table:table-cell office:value-type="float" office:value="0.0095621056424644">
            <text:p>0.0095621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stored</text:p>
          </table:table-cell>
          <table:table-cell office:value-type="float" office:value="0.0095621081492081">
            <text:p>0.0095621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console</text:p>
          </table:table-cell>
          <table:table-cell office:value-type="float" office:value="0.0095621081492081">
            <text:p>0.0095621</text:p>
          </table:table-cell>
        </table:table-row>
        <table:table-row table:style-name="ro2">
          <table:table-cell office:value-type="string">
            <text:p>stored</text:p>
          </table:table-cell>
          <table:table-cell office:value-type="string">
            <text:p>wii</text:p>
          </table:table-cell>
          <table:table-cell office:value-type="float" office:value="0.0095621081492081">
            <text:p>0.0095621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stored</text:p>
          </table:table-cell>
          <table:table-cell office:value-type="float" office:value="0.0095621081492081">
            <text:p>0.009562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institution</text:p>
          </table:table-cell>
          <table:table-cell office:value-type="float" office:value="0.00970819597318284">
            <text:p>0.0097082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inconsistent</text:p>
          </table:table-cell>
          <table:table-cell office:value-type="float" office:value="0.00970819597318284">
            <text:p>0.0097082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volume</text:p>
          </table:table-cell>
          <table:table-cell office:value-type="float" office:value="0.00970820972109421">
            <text:p>0.0097082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institution</text:p>
          </table:table-cell>
          <table:table-cell office:value-type="float" office:value="0.00970820972109421">
            <text:p>0.0097082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institution</text:p>
          </table:table-cell>
          <table:table-cell office:value-type="float" office:value="0.00970822349416367">
            <text:p>0.0097082</text:p>
          </table:table-cell>
        </table:table-row>
        <table:table-row table:style-name="ro2">
          <table:table-cell office:value-type="string">
            <text:p>institution</text:p>
          </table:table-cell>
          <table:table-cell office:value-type="string">
            <text:p>fincen</text:p>
          </table:table-cell>
          <table:table-cell office:value-type="float" office:value="0.00970822349416367">
            <text:p>0.0097082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iphone</text:p>
          </table:table-cell>
          <table:table-cell office:value-type="float" office:value="0.0097653618551522">
            <text:p>0.0097654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ipad</text:p>
          </table:table-cell>
          <table:table-cell office:value-type="float" office:value="0.0097653618551522">
            <text:p>0.009765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kimming</text:p>
          </table:table-cell>
          <table:table-cell office:value-type="float" office:value="0.0100258923053907">
            <text:p>0.0100259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skimming</text:p>
          </table:table-cell>
          <table:table-cell office:value-type="float" office:value="0.0100258923053907">
            <text:p>0.0100259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skimmers</text:p>
          </table:table-cell>
          <table:table-cell office:value-type="float" office:value="0.0100258923053907">
            <text:p>0.0100259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pumps</text:p>
          </table:table-cell>
          <table:table-cell office:value-type="float" office:value="0.0100258923053907">
            <text:p>0.0100259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smith</text:p>
          </table:table-cell>
          <table:table-cell office:value-type="float" office:value="0.0101742579403019">
            <text:p>0.0101743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string">
            <text:p>nick</text:p>
          </table:table-cell>
          <table:table-cell office:value-type="float" office:value="0.0101742579403019">
            <text:p>0.0101743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records</text:p>
          </table:table-cell>
          <table:table-cell office:value-type="float" office:value="0.0103161263305087">
            <text:p>0.0103161</text:p>
          </table:table-cell>
        </table:table-row>
        <table:table-row table:style-name="ro2">
          <table:table-cell office:value-type="string">
            <text:p>records</text:p>
          </table:table-cell>
          <table:table-cell office:value-type="string">
            <text:p>healthcare</text:p>
          </table:table-cell>
          <table:table-cell office:value-type="float" office:value="0.0103161263305087">
            <text:p>0.0103161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truth</text:p>
          </table:table-cell>
          <table:table-cell office:value-type="float" office:value="0.0103893022103557">
            <text:p>0.0103893</text:p>
          </table:table-cell>
        </table:table-row>
        <table:table-row table:style-name="ro2">
          <table:table-cell office:value-type="string">
            <text:p>truth</text:p>
          </table:table-cell>
          <table:table-cell office:value-type="string">
            <text:p>cirio</text:p>
          </table:table-cell>
          <table:table-cell office:value-type="float" office:value="0.0103893022103557">
            <text:p>0.0103893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truth</text:p>
          </table:table-cell>
          <table:table-cell office:value-type="float" office:value="0.0103893154290077">
            <text:p>0.0103893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truth</text:p>
          </table:table-cell>
          <table:table-cell office:value-type="float" office:value="0.0103893154290077">
            <text:p>0.0103893</text:p>
          </table:table-cell>
        </table:table-row>
        <table:table-row table:style-name="ro2">
          <table:table-cell office:value-type="string">
            <text:p>truth</text:p>
          </table:table-cell>
          <table:table-cell office:value-type="string">
            <text:p>cirios</text:p>
          </table:table-cell>
          <table:table-cell office:value-type="float" office:value="0.0103893154290077">
            <text:p>0.0103893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offshore</text:p>
          </table:table-cell>
          <table:table-cell office:value-type="float" office:value="0.0103893154290077">
            <text:p>0.0103893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records</text:p>
          </table:table-cell>
          <table:table-cell office:value-type="float" office:value="0.0104203388404964">
            <text:p>0.0104203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patient</text:p>
          </table:table-cell>
          <table:table-cell office:value-type="float" office:value="0.0104203388404964">
            <text:p>0.010420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kimming</text:p>
          </table:table-cell>
          <table:table-cell office:value-type="float" office:value="0.0107402382032339">
            <text:p>0.0107402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gas</text:p>
          </table:table-cell>
          <table:table-cell office:value-type="float" office:value="0.0107402382032339">
            <text:p>0.0107402</text:p>
          </table:table-cell>
        </table:table-row>
        <table:table-row table:style-name="ro2">
          <table:table-cell office:value-type="string">
            <text:p>clinic</text:p>
          </table:table-cell>
          <table:table-cell office:value-type="string">
            <text:p>elsy</text:p>
          </table:table-cell>
          <table:table-cell office:value-type="float" office:value="0.0109970361702457">
            <text:p>0.0109970</text:p>
          </table:table-cell>
        </table:table-row>
        <table:table-row table:style-name="ro2">
          <table:table-cell office:value-type="string">
            <text:p>elsy</text:p>
          </table:table-cell>
          <table:table-cell office:value-type="string">
            <text:p>clinic</text:p>
          </table:table-cell>
          <table:table-cell office:value-type="float" office:value="0.0109970361702457">
            <text:p>0.0109970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institutions</text:p>
          </table:table-cell>
          <table:table-cell office:value-type="float" office:value="0.0110862214126541">
            <text:p>0.0110862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deposit</text:p>
          </table:table-cell>
          <table:table-cell office:value-type="float" office:value="0.0110862214126541">
            <text:p>0.0110862</text:p>
          </table:table-cell>
        </table:table-row>
        <table:table-row table:style-name="ro2">
          <table:table-cell office:value-type="string">
            <text:p>attack</text:p>
          </table:table-cell>
          <table:table-cell office:value-type="string">
            <text:p>cerda</text:p>
          </table:table-cell>
          <table:table-cell office:value-type="float" office:value="0.0111630845558712">
            <text:p>0.0111631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attack</text:p>
          </table:table-cell>
          <table:table-cell office:value-type="float" office:value="0.0111630845558712">
            <text:p>0.0111631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stored</text:p>
          </table:table-cell>
          <table:table-cell office:value-type="float" office:value="0.0111910053817733">
            <text:p>0.0111910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erase</text:p>
          </table:table-cell>
          <table:table-cell office:value-type="float" office:value="0.0111910053817733">
            <text:p>0.0111910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kimming</text:p>
          </table:table-cell>
          <table:table-cell office:value-type="float" office:value="0.011270765906756">
            <text:p>0.0112708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atm</text:p>
          </table:table-cell>
          <table:table-cell office:value-type="float" office:value="0.011270765906756">
            <text:p>0.0112708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detention</text:p>
          </table:table-cell>
          <table:table-cell office:value-type="float" office:value="0.011454429132821">
            <text:p>0.0114544</text:p>
          </table:table-cell>
        </table:table-row>
        <table:table-row table:style-name="ro2">
          <table:table-cell office:value-type="string">
            <text:p>detention</text:p>
          </table:table-cell>
          <table:table-cell office:value-type="string">
            <text:p>forsyth</text:p>
          </table:table-cell>
          <table:table-cell office:value-type="float" office:value="0.011454429132821">
            <text:p>0.0114544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beck</text:p>
          </table:table-cell>
          <table:table-cell office:value-type="float" office:value="0.011454429132821">
            <text:p>0.0114544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detention</text:p>
          </table:table-cell>
          <table:table-cell office:value-type="float" office:value="0.011454429132821">
            <text:p>0.0114544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hall</text:p>
          </table:table-cell>
          <table:table-cell office:value-type="float" office:value="0.0114544727257775">
            <text:p>0.0114545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detention</text:p>
          </table:table-cell>
          <table:table-cell office:value-type="float" office:value="0.0114544727257775">
            <text:p>0.0114545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kimming</text:p>
          </table:table-cell>
          <table:table-cell office:value-type="float" office:value="0.0116124002083273">
            <text:p>0.0116124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equipment</text:p>
          </table:table-cell>
          <table:table-cell office:value-type="float" office:value="0.0116124002083273">
            <text:p>0.0116124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senate</text:p>
          </table:table-cell>
          <table:table-cell office:value-type="float" office:value="0.011944380125254">
            <text:p>0.0119444</text:p>
          </table:table-cell>
        </table:table-row>
        <table:table-row table:style-name="ro2">
          <table:table-cell office:value-type="string">
            <text:p>senate</text:p>
          </table:table-cell>
          <table:table-cell office:value-type="string">
            <text:p>cerda</text:p>
          </table:table-cell>
          <table:table-cell office:value-type="float" office:value="0.011944380125254">
            <text:p>0.0119444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irish</text:p>
          </table:table-cell>
          <table:table-cell office:value-type="float" office:value="0.0119987563763241">
            <text:p>0.0119988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forward</text:p>
          </table:table-cell>
          <table:table-cell office:value-type="float" office:value="0.0119987563763241">
            <text:p>0.0119988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marquette</text:p>
          </table:table-cell>
          <table:table-cell office:value-type="float" office:value="0.0119987952504055">
            <text:p>0.0119988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forward</text:p>
          </table:table-cell>
          <table:table-cell office:value-type="float" office:value="0.0119987952504055">
            <text:p>0.0119988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forward</text:p>
          </table:table-cell>
          <table:table-cell office:value-type="float" office:value="0.0119988082550474">
            <text:p>0.0119988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brey</text:p>
          </table:table-cell>
          <table:table-cell office:value-type="float" office:value="0.0119988082550474">
            <text:p>0.0119988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forward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golden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eagles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martin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forward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forward</text:p>
          </table:table-cell>
          <table:table-cell office:value-type="float" office:value="0.0119988212828805">
            <text:p>0.0119988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preparers</text:p>
          </table:table-cell>
          <table:table-cell office:value-type="float" office:value="0.0121476236905488">
            <text:p>0.0121476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expenses</text:p>
          </table:table-cell>
          <table:table-cell office:value-type="float" office:value="0.0121476236905488">
            <text:p>0.0121476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freeze</text:p>
          </table:table-cell>
          <table:table-cell office:value-type="float" office:value="0.0123011982648485">
            <text:p>0.0123012</text:p>
          </table:table-cell>
        </table:table-row>
        <table:table-row table:style-name="ro1">
          <table:table-cell office:value-type="string">
            <text:p>freeze</text:p>
          </table:table-cell>
          <table:table-cell office:value-type="string">
            <text:p>child</text:p>
          </table:table-cell>
          <table:table-cell office:value-type="float" office:value="0.0123011982648485">
            <text:p>0.0123012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refund</text:p>
          </table:table-cell>
          <table:table-cell office:value-type="float" office:value="0.0126277446324405">
            <text:p>0.0126277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prepaid</text:p>
          </table:table-cell>
          <table:table-cell office:value-type="float" office:value="0.0126277446324405">
            <text:p>0.0126277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apps</text:p>
          </table:table-cell>
          <table:table-cell office:value-type="float" office:value="0.0128020025669553">
            <text:p>0.0128020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app</text:p>
          </table:table-cell>
          <table:table-cell office:value-type="float" office:value="0.0128020025669553">
            <text:p>0.0128020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notre</text:p>
          </table:table-cell>
          <table:table-cell office:value-type="float" office:value="0.0128751235971949">
            <text:p>0.0128751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forward</text:p>
          </table:table-cell>
          <table:table-cell office:value-type="float" office:value="0.0128751235971949">
            <text:p>0.0128751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forward</text:p>
          </table:table-cell>
          <table:table-cell office:value-type="float" office:value="0.0132359659278675">
            <text:p>0.0132360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dame</text:p>
          </table:table-cell>
          <table:table-cell office:value-type="float" office:value="0.0132359659278675">
            <text:p>0.0132360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patient</text:p>
          </table:table-cell>
          <table:table-cell office:value-type="float" office:value="0.0133727680519924">
            <text:p>0.0133728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cloud</text:p>
          </table:table-cell>
          <table:table-cell office:value-type="float" office:value="0.0133727680519924">
            <text:p>0.0133728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tap</text:p>
          </table:table-cell>
          <table:table-cell office:value-type="float" office:value="0.0135733264135899">
            <text:p>0.0135733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stored</text:p>
          </table:table-cell>
          <table:table-cell office:value-type="float" office:value="0.0135733264135899">
            <text:p>0.0135733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smartphone</text:p>
          </table:table-cell>
          <table:table-cell office:value-type="float" office:value="0.0137119041099155">
            <text:p>0.0137119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app</text:p>
          </table:table-cell>
          <table:table-cell office:value-type="float" office:value="0.0137119041099155">
            <text:p>0.0137119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music</text:p>
          </table:table-cell>
          <table:table-cell office:value-type="float" office:value="0.0137530141625829">
            <text:p>0.0137530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volkert</text:p>
          </table:table-cell>
          <table:table-cell office:value-type="float" office:value="0.0137530141625829">
            <text:p>0.0137530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cintosh</text:p>
          </table:table-cell>
          <table:table-cell office:value-type="float" office:value="0.0137530141625829">
            <text:p>0.0137530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financing</text:p>
          </table:table-cell>
          <table:table-cell office:value-type="float" office:value="0.0137530141625829">
            <text:p>0.0137530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apple</text:p>
          </table:table-cell>
          <table:table-cell office:value-type="float" office:value="0.0137530141625829">
            <text:p>0.013753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apple</text:p>
          </table:table-cell>
          <table:table-cell office:value-type="float" office:value="0.0137530141625829">
            <text:p>0.0137530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apple</text:p>
          </table:table-cell>
          <table:table-cell office:value-type="float" office:value="0.0137530141625829">
            <text:p>0.013753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apple</text:p>
          </table:table-cell>
          <table:table-cell office:value-type="float" office:value="0.0137530141625829">
            <text:p>0.0137530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stuber</text:p>
          </table:table-cell>
          <table:table-cell office:value-type="float" office:value="0.0137530613314454">
            <text:p>0.0137531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apple</text:p>
          </table:table-cell>
          <table:table-cell office:value-type="float" office:value="0.0137530613314454">
            <text:p>0.0137531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los</text:p>
          </table:table-cell>
          <table:table-cell office:value-type="float" office:value="0.0140059435271446">
            <text:p>0.0140059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angeles</text:p>
          </table:table-cell>
          <table:table-cell office:value-type="float" office:value="0.0140059435271446">
            <text:p>0.0140059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id</text:p>
          </table:table-cell>
          <table:table-cell office:value-type="float" office:value="0.0140743204251075">
            <text:p>0.014074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printers</text:p>
          </table:table-cell>
          <table:table-cell office:value-type="float" office:value="0.0140743204251075">
            <text:p>0.0140743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id</text:p>
          </table:table-cell>
          <table:table-cell office:value-type="float" office:value="0.0140743934893349">
            <text:p>0.0140744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console</text:p>
          </table:table-cell>
          <table:table-cell office:value-type="float" office:value="0.0140743934893349">
            <text:p>0.0140744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wii</text:p>
          </table:table-cell>
          <table:table-cell office:value-type="float" office:value="0.0140743934893349">
            <text:p>0.0140744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id</text:p>
          </table:table-cell>
          <table:table-cell office:value-type="float" office:value="0.0140743934893349">
            <text:p>0.0140744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games</text:p>
          </table:table-cell>
          <table:table-cell office:value-type="float" office:value="0.0141339239281164">
            <text:p>0.0141339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forward</text:p>
          </table:table-cell>
          <table:table-cell office:value-type="float" office:value="0.0141339239281164">
            <text:p>0.0141339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hospitals</text:p>
          </table:table-cell>
          <table:table-cell office:value-type="float" office:value="0.0141501373506175">
            <text:p>0.0141501</text:p>
          </table:table-cell>
        </table:table-row>
        <table:table-row table:style-name="ro2">
          <table:table-cell office:value-type="string">
            <text:p>hospitals</text:p>
          </table:table-cell>
          <table:table-cell office:value-type="string">
            <text:p>healthcare</text:p>
          </table:table-cell>
          <table:table-cell office:value-type="float" office:value="0.0141501373506175">
            <text:p>0.0141501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prepaid</text:p>
          </table:table-cell>
          <table:table-cell office:value-type="float" office:value="0.0141895882655096">
            <text:p>0.0141896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institution</text:p>
          </table:table-cell>
          <table:table-cell office:value-type="float" office:value="0.0141895882655096">
            <text:p>0.0141896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patient</text:p>
          </table:table-cell>
          <table:table-cell office:value-type="float" office:value="0.0143401586136169">
            <text:p>0.0143402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hospitals</text:p>
          </table:table-cell>
          <table:table-cell office:value-type="float" office:value="0.0143401586136169">
            <text:p>0.0143402</text:p>
          </table:table-cell>
        </table:table-row>
        <table:table-row table:style-name="ro2">
          <table:table-cell office:value-type="string">
            <text:p>galvin</text:p>
          </table:table-cell>
          <table:table-cell office:value-type="string">
            <text:p>palm</text:p>
          </table:table-cell>
          <table:table-cell office:value-type="float" office:value="0.0144186477614559">
            <text:p>0.0144186</text:p>
          </table:table-cell>
        </table:table-row>
        <table:table-row table:style-name="ro2">
          <table:table-cell office:value-type="string">
            <text:p>palm</text:p>
          </table:table-cell>
          <table:table-cell office:value-type="string">
            <text:p>galvin</text:p>
          </table:table-cell>
          <table:table-cell office:value-type="float" office:value="0.0144186477614559">
            <text:p>0.0144186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thank</text:p>
          </table:table-cell>
          <table:table-cell office:value-type="float" office:value="0.0145020788176161">
            <text:p>0.014502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rticles</text:p>
          </table:table-cell>
          <table:table-cell office:value-type="float" office:value="0.0145020788176161">
            <text:p>0.0145021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remaining</text:p>
          </table:table-cell>
          <table:table-cell office:value-type="float" office:value="0.0146923104633567">
            <text:p>0.0146923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currently</text:p>
          </table:table-cell>
          <table:table-cell office:value-type="float" office:value="0.0146923104633567">
            <text:p>0.0146923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wells</text:p>
          </table:table-cell>
          <table:table-cell office:value-type="float" office:value="0.0148944593650173">
            <text:p>0.0148945</text:p>
          </table:table-cell>
        </table:table-row>
        <table:table-row table:style-name="ro1">
          <table:table-cell office:value-type="string">
            <text:p>wells</text:p>
          </table:table-cell>
          <table:table-cell office:value-type="string">
            <text:p>riverside</text:p>
          </table:table-cell>
          <table:table-cell office:value-type="float" office:value="0.0148944593650173">
            <text:p>0.0148945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stored</text:p>
          </table:table-cell>
          <table:table-cell office:value-type="float" office:value="0.0149193889627909">
            <text:p>0.0149194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eformat</text:p>
          </table:table-cell>
          <table:table-cell office:value-type="float" office:value="0.0149193889627909">
            <text:p>0.0149194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thank</text:p>
          </table:table-cell>
          <table:table-cell office:value-type="float" office:value="0.0149720558239671">
            <text:p>0.014972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enjoy</text:p>
          </table:table-cell>
          <table:table-cell office:value-type="float" office:value="0.0149720558239671">
            <text:p>0.0149721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currently</text:p>
          </table:table-cell>
          <table:table-cell office:value-type="float" office:value="0.0149838312562649">
            <text:p>0.0149838</text:p>
          </table:table-cell>
        </table:table-row>
        <table:table-row table:style-name="ro2">
          <table:table-cell office:value-type="string">
            <text:p>currently</text:p>
          </table:table-cell>
          <table:table-cell office:value-type="string">
            <text:p>postbulletin</text:p>
          </table:table-cell>
          <table:table-cell office:value-type="float" office:value="0.0149838312562649">
            <text:p>0.0149838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ffordable</text:p>
          </table:table-cell>
          <table:table-cell office:value-type="float" office:value="0.0149838312562649">
            <text:p>0.0149838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currently</text:p>
          </table:table-cell>
          <table:table-cell office:value-type="float" office:value="0.0149838312562649">
            <text:p>0.0149838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pension</text:p>
          </table:table-cell>
          <table:table-cell office:value-type="float" office:value="0.0151122275645967">
            <text:p>0.0151122</text:p>
          </table:table-cell>
        </table:table-row>
        <table:table-row table:style-name="ro2">
          <table:table-cell office:value-type="string">
            <text:p>pension</text:p>
          </table:table-cell>
          <table:table-cell office:value-type="string">
            <text:p>ira</text:p>
          </table:table-cell>
          <table:table-cell office:value-type="float" office:value="0.0151122275645967">
            <text:p>0.0151122</text:p>
          </table:table-cell>
        </table:table-row>
        <table:table-row table:style-name="ro2">
          <table:table-cell office:value-type="string">
            <text:p>authentication</text:p>
          </table:table-cell>
          <table:table-cell office:value-type="string">
            <text:p>evernote</text:p>
          </table:table-cell>
          <table:table-cell office:value-type="float" office:value="0.0152843347445144">
            <text:p>0.0152843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authentication</text:p>
          </table:table-cell>
          <table:table-cell office:value-type="float" office:value="0.0152843347445144">
            <text:p>0.015284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subscription</text:p>
          </table:table-cell>
          <table:table-cell office:value-type="float" office:value="0.0153219887365676">
            <text:p>0.0153220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subscription</text:p>
          </table:table-cell>
          <table:table-cell office:value-type="float" office:value="0.0153219887365676">
            <text:p>0.0153220</text:p>
          </table:table-cell>
        </table:table-row>
        <table:table-row table:style-name="ro2">
          <table:table-cell office:value-type="string">
            <text:p>subscription</text:p>
          </table:table-cell>
          <table:table-cell office:value-type="string">
            <text:p>postbulletin</text:p>
          </table:table-cell>
          <table:table-cell office:value-type="float" office:value="0.0153219887365676">
            <text:p>0.0153220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ffordable</text:p>
          </table:table-cell>
          <table:table-cell office:value-type="float" office:value="0.0153219887365676">
            <text:p>0.0153220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subscription</text:p>
          </table:table-cell>
          <table:table-cell office:value-type="float" office:value="0.0153288381730403">
            <text:p>0.0153288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remaining</text:p>
          </table:table-cell>
          <table:table-cell office:value-type="float" office:value="0.0153288381730403">
            <text:p>0.0153288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id</text:p>
          </table:table-cell>
          <table:table-cell office:value-type="float" office:value="0.0156213026047709">
            <text:p>0.015621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erase</text:p>
          </table:table-cell>
          <table:table-cell office:value-type="float" office:value="0.0156213026047709">
            <text:p>0.0156213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thank</text:p>
          </table:table-cell>
          <table:table-cell office:value-type="float" office:value="0.0158040285578968">
            <text:p>0.0158040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subscription</text:p>
          </table:table-cell>
          <table:table-cell office:value-type="float" office:value="0.0158040285578968">
            <text:p>0.0158040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ronnie</text:p>
          </table:table-cell>
          <table:table-cell office:value-type="float" office:value="0.0159352234443271">
            <text:p>0.0159352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lee</text:p>
          </table:table-cell>
          <table:table-cell office:value-type="float" office:value="0.0159352234443271">
            <text:p>0.0159352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lee</text:p>
          </table:table-cell>
          <table:table-cell office:value-type="float" office:value="0.0159353383442512">
            <text:p>0.0159353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paul</text:p>
          </table:table-cell>
          <table:table-cell office:value-type="float" office:value="0.0159353383442512">
            <text:p>0.0159353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durhams</text:p>
          </table:table-cell>
          <table:table-cell office:value-type="float" office:value="0.0159353383442512">
            <text:p>0.0159353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lee</text:p>
          </table:table-cell>
          <table:table-cell office:value-type="float" office:value="0.0159353383442512">
            <text:p>0.0159353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lee</text:p>
          </table:table-cell>
          <table:table-cell office:value-type="float" office:value="0.0159353615622053">
            <text:p>0.0159354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nathan</text:p>
          </table:table-cell>
          <table:table-cell office:value-type="float" office:value="0.0159353615622053">
            <text:p>0.0159354</text:p>
          </table:table-cell>
        </table:table-row>
        <table:table-row table:style-name="ro1">
          <table:table-cell office:value-type="string">
            <text:p>lee</text:p>
          </table:table-cell>
          <table:table-cell table:style-name="ce1" office:value-type="string">
            <text:p>1957</text:p>
          </table:table-cell>
          <table:table-cell office:value-type="float" office:value="0.0159353615622053">
            <text:p>0.0159354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lee</text:p>
          </table:table-cell>
          <table:table-cell office:value-type="float" office:value="0.0159353615622053">
            <text:p>0.0159354</text:p>
          </table:table-cell>
        </table:table-row>
        <table:table-row table:style-name="ro2">
          <table:table-cell office:value-type="string">
            <text:p>currently</text:p>
          </table:table-cell>
          <table:table-cell office:value-type="string">
            <text:p>llc</text:p>
          </table:table-cell>
          <table:table-cell office:value-type="float" office:value="0.0159401902684899">
            <text:p>0.015940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currently</text:p>
          </table:table-cell>
          <table:table-cell office:value-type="float" office:value="0.0159401902684899">
            <text:p>0.0159402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item</text:p>
          </table:table-cell>
          <table:table-cell office:value-type="float" office:value="0.0159492846998018">
            <text:p>0.0159493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creditor</text:p>
          </table:table-cell>
          <table:table-cell office:value-type="float" office:value="0.0159492846998018">
            <text:p>0.0159493</text:p>
          </table:table-cell>
        </table:table-row>
        <table:table-row table:style-name="ro2">
          <table:table-cell office:value-type="string">
            <text:p>elsy</text:p>
          </table:table-cell>
          <table:table-cell office:value-type="string">
            <text:p>husband</text:p>
          </table:table-cell>
          <table:table-cell office:value-type="float" office:value="0.0159943602761382">
            <text:p>0.0159944</text:p>
          </table:table-cell>
        </table:table-row>
        <table:table-row table:style-name="ro2">
          <table:table-cell office:value-type="string">
            <text:p>husband</text:p>
          </table:table-cell>
          <table:table-cell office:value-type="string">
            <text:p>elsy</text:p>
          </table:table-cell>
          <table:table-cell office:value-type="float" office:value="0.0159943602761382">
            <text:p>0.0159944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subscription</text:p>
          </table:table-cell>
          <table:table-cell office:value-type="float" office:value="0.0161511698801551">
            <text:p>0.0161512</text:p>
          </table:table-cell>
        </table:table-row>
        <table:table-row table:style-name="ro2">
          <table:table-cell office:value-type="string">
            <text:p>subscription</text:p>
          </table:table-cell>
          <table:table-cell office:value-type="string">
            <text:p>llc</text:p>
          </table:table-cell>
          <table:table-cell office:value-type="float" office:value="0.0161511698801551">
            <text:p>0.016151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lee</text:p>
          </table:table-cell>
          <table:table-cell office:value-type="float" office:value="0.0161970137437363">
            <text:p>0.0161970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johnson</text:p>
          </table:table-cell>
          <table:table-cell office:value-type="float" office:value="0.0161970137437363">
            <text:p>0.016197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printers</text:p>
          </table:table-cell>
          <table:table-cell office:value-type="float" office:value="0.0162381638396829">
            <text:p>0.0162382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memory</text:p>
          </table:table-cell>
          <table:table-cell office:value-type="float" office:value="0.0162381638396829">
            <text:p>0.0162382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memory</text:p>
          </table:table-cell>
          <table:table-cell office:value-type="float" office:value="0.0162381711923182">
            <text:p>0.016238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console</text:p>
          </table:table-cell>
          <table:table-cell office:value-type="float" office:value="0.0162381711923182">
            <text:p>0.0162382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wii</text:p>
          </table:table-cell>
          <table:table-cell office:value-type="float" office:value="0.0162381711923182">
            <text:p>0.016238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memory</text:p>
          </table:table-cell>
          <table:table-cell office:value-type="float" office:value="0.0162381711923182">
            <text:p>0.0162382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weight</text:p>
          </table:table-cell>
          <table:table-cell office:value-type="float" office:value="0.0162922645400782">
            <text:p>0.0162923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weight</text:p>
          </table:table-cell>
          <table:table-cell office:value-type="float" office:value="0.0162922645400782">
            <text:p>0.0162923</text:p>
          </table:table-cell>
        </table:table-row>
        <table:table-row table:style-name="ro2">
          <table:table-cell office:value-type="string">
            <text:p>weight</text:p>
          </table:table-cell>
          <table:table-cell office:value-type="string">
            <text:p>melissa</text:p>
          </table:table-cell>
          <table:table-cell office:value-type="float" office:value="0.0162922645400782">
            <text:p>0.0162923</text:p>
          </table:table-cell>
        </table:table-row>
        <table:table-row table:style-name="ro2">
          <table:table-cell office:value-type="string">
            <text:p>weight</text:p>
          </table:table-cell>
          <table:table-cell office:value-type="string">
            <text:p>mccarthy</text:p>
          </table:table-cell>
          <table:table-cell office:value-type="float" office:value="0.0162922645400782">
            <text:p>0.0162923</text:p>
          </table:table-cell>
        </table:table-row>
        <table:table-row table:style-name="ro2">
          <table:table-cell office:value-type="string">
            <text:p>actress</text:p>
          </table:table-cell>
          <table:table-cell office:value-type="string">
            <text:p>melissa</text:p>
          </table:table-cell>
          <table:table-cell office:value-type="float" office:value="0.0162923124666259">
            <text:p>0.0162923</text:p>
          </table:table-cell>
        </table:table-row>
        <table:table-row table:style-name="ro2">
          <table:table-cell office:value-type="string">
            <text:p>actress</text:p>
          </table:table-cell>
          <table:table-cell office:value-type="string">
            <text:p>mccarthy</text:p>
          </table:table-cell>
          <table:table-cell office:value-type="float" office:value="0.0162923124666259">
            <text:p>0.0162923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actress</text:p>
          </table:table-cell>
          <table:table-cell office:value-type="float" office:value="0.0162923124666259">
            <text:p>0.0162923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actress</text:p>
          </table:table-cell>
          <table:table-cell office:value-type="float" office:value="0.0162923124666259">
            <text:p>0.0162923</text:p>
          </table:table-cell>
        </table:table-row>
        <table:table-row table:style-name="ro2">
          <table:table-cell office:value-type="string">
            <text:p>film</text:p>
          </table:table-cell>
          <table:table-cell office:value-type="string">
            <text:p>melissa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film</text:p>
          </table:table-cell>
          <table:table-cell office:value-type="string">
            <text:p>mccarthy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obese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film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obese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film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obese</text:p>
          </table:table-cell>
          <table:table-cell office:value-type="string">
            <text:p>melissa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obese</text:p>
          </table:table-cell>
          <table:table-cell office:value-type="string">
            <text:p>mccarthy</text:p>
          </table:table-cell>
          <table:table-cell office:value-type="float" office:value="0.0162923603726434">
            <text:p>0.0162924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lee</text:p>
          </table:table-cell>
          <table:table-cell office:value-type="float" office:value="0.016483738470047">
            <text:p>0.0164837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durham</text:p>
          </table:table-cell>
          <table:table-cell office:value-type="float" office:value="0.016483738470047">
            <text:p>0.0164837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asked</text:p>
          </table:table-cell>
          <table:table-cell office:value-type="float" office:value="0.0165767330061737">
            <text:p>0.0165767</text:p>
          </table:table-cell>
        </table:table-row>
        <table:table-row table:style-name="ro2">
          <table:table-cell office:value-type="string">
            <text:p>asked</text:p>
          </table:table-cell>
          <table:table-cell office:value-type="string">
            <text:p>postbulletin</text:p>
          </table:table-cell>
          <table:table-cell office:value-type="float" office:value="0.0165767330061737">
            <text:p>0.0165767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affordable</text:p>
          </table:table-cell>
          <table:table-cell office:value-type="float" office:value="0.0165767330061737">
            <text:p>0.0165767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asked</text:p>
          </table:table-cell>
          <table:table-cell office:value-type="float" office:value="0.0165767330061737">
            <text:p>0.0165767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remaining</text:p>
          </table:table-cell>
          <table:table-cell office:value-type="float" office:value="0.0166211422169648">
            <text:p>0.0166211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sked</text:p>
          </table:table-cell>
          <table:table-cell office:value-type="float" office:value="0.0166211422169648">
            <text:p>0.0166211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islands</text:p>
          </table:table-cell>
          <table:table-cell office:value-type="float" office:value="0.0166660057927645">
            <text:p>0.0166660</text:p>
          </table:table-cell>
        </table:table-row>
        <table:table-row table:style-name="ro2">
          <table:table-cell office:value-type="string">
            <text:p>islands</text:p>
          </table:table-cell>
          <table:table-cell office:value-type="string">
            <text:p>cirio</text:p>
          </table:table-cell>
          <table:table-cell office:value-type="float" office:value="0.0166660057927645">
            <text:p>0.0166660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islands</text:p>
          </table:table-cell>
          <table:table-cell office:value-type="float" office:value="0.0166662093405193">
            <text:p>0.0166662</text:p>
          </table:table-cell>
        </table:table-row>
        <table:table-row table:style-name="ro2">
          <table:table-cell office:value-type="string">
            <text:p>islands</text:p>
          </table:table-cell>
          <table:table-cell office:value-type="string">
            <text:p>cirios</text:p>
          </table:table-cell>
          <table:table-cell office:value-type="float" office:value="0.0166662093405193">
            <text:p>0.0166662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offshore</text:p>
          </table:table-cell>
          <table:table-cell office:value-type="float" office:value="0.0166662093405193">
            <text:p>0.0166662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islands</text:p>
          </table:table-cell>
          <table:table-cell office:value-type="float" office:value="0.0166662093405193">
            <text:p>0.0166662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records</text:p>
          </table:table-cell>
          <table:table-cell office:value-type="float" office:value="0.016838458221117">
            <text:p>0.0168385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record</text:p>
          </table:table-cell>
          <table:table-cell office:value-type="float" office:value="0.016838458221117">
            <text:p>0.0168385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passwords</text:p>
          </table:table-cell>
          <table:table-cell office:value-type="float" office:value="0.017019054515837">
            <text:p>0.0170191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variation</text:p>
          </table:table-cell>
          <table:table-cell office:value-type="float" office:value="0.017019054515837">
            <text:p>0.0170191</text:p>
          </table:table-cell>
        </table:table-row>
        <table:table-row table:style-name="ro2">
          <table:table-cell office:value-type="string">
            <text:p>passwords</text:p>
          </table:table-cell>
          <table:table-cell office:value-type="string">
            <text:p>passphrase</text:p>
          </table:table-cell>
          <table:table-cell office:value-type="float" office:value="0.017019054515837">
            <text:p>0.0170191</text:p>
          </table:table-cell>
        </table:table-row>
        <table:table-row table:style-name="ro2">
          <table:table-cell office:value-type="string">
            <text:p>passwords</text:p>
          </table:table-cell>
          <table:table-cell office:value-type="string">
            <text:p>username</text:p>
          </table:table-cell>
          <table:table-cell office:value-type="float" office:value="0.017019054515837">
            <text:p>0.0170191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passwords</text:p>
          </table:table-cell>
          <table:table-cell office:value-type="float" office:value="0.017019054515837">
            <text:p>0.0170191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passwords</text:p>
          </table:table-cell>
          <table:table-cell office:value-type="float" office:value="0.017019054515837">
            <text:p>0.0170191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institutions</text:p>
          </table:table-cell>
          <table:table-cell office:value-type="float" office:value="0.017090018653762">
            <text:p>0.0170900</text:p>
          </table:table-cell>
        </table:table-row>
        <table:table-row table:style-name="ro2">
          <table:table-cell office:value-type="string">
            <text:p>institutions</text:p>
          </table:table-cell>
          <table:table-cell office:value-type="string">
            <text:p>fincen</text:p>
          </table:table-cell>
          <table:table-cell office:value-type="float" office:value="0.017090018653762">
            <text:p>0.0170900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volume</text:p>
          </table:table-cell>
          <table:table-cell office:value-type="float" office:value="0.0170900650680417">
            <text:p>0.017090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institutions</text:p>
          </table:table-cell>
          <table:table-cell office:value-type="float" office:value="0.0170900650680417">
            <text:p>0.017090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institutions</text:p>
          </table:table-cell>
          <table:table-cell office:value-type="float" office:value="0.0170901114710665">
            <text:p>0.0170901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inconsistent</text:p>
          </table:table-cell>
          <table:table-cell office:value-type="float" office:value="0.0170901114710665">
            <text:p>0.017090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refund</text:p>
          </table:table-cell>
          <table:table-cell office:value-type="float" office:value="0.0171562685999133">
            <text:p>0.017156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inconsistent</text:p>
          </table:table-cell>
          <table:table-cell office:value-type="float" office:value="0.0171562685999133">
            <text:p>0.017156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volume</text:p>
          </table:table-cell>
          <table:table-cell office:value-type="float" office:value="0.0171563761115854">
            <text:p>0.0171564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refund</text:p>
          </table:table-cell>
          <table:table-cell office:value-type="float" office:value="0.0171563761115854">
            <text:p>0.0171564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refund</text:p>
          </table:table-cell>
          <table:table-cell office:value-type="float" office:value="0.0171564837045805">
            <text:p>0.0171565</text:p>
          </table:table-cell>
        </table:table-row>
        <table:table-row table:style-name="ro2">
          <table:table-cell office:value-type="string">
            <text:p>refund</text:p>
          </table:table-cell>
          <table:table-cell office:value-type="string">
            <text:p>fincen</text:p>
          </table:table-cell>
          <table:table-cell office:value-type="float" office:value="0.0171564837045805">
            <text:p>0.0171565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institution</text:p>
          </table:table-cell>
          <table:table-cell office:value-type="float" office:value="0.0172193951072596">
            <text:p>0.0172194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deposit</text:p>
          </table:table-cell>
          <table:table-cell office:value-type="float" office:value="0.0172193951072596">
            <text:p>0.0172194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o</text:p>
          </table:table-cell>
          <table:table-cell office:value-type="float" office:value="0.0172813747438172">
            <text:p>0.017281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inconsistent</text:p>
          </table:table-cell>
          <table:table-cell office:value-type="float" office:value="0.0172813747438172">
            <text:p>0.017281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volume</text:p>
          </table:table-cell>
          <table:table-cell office:value-type="float" office:value="0.0172813807345514">
            <text:p>0.0172814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o</text:p>
          </table:table-cell>
          <table:table-cell office:value-type="float" office:value="0.0172813807345514">
            <text:p>0.0172814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o</text:p>
          </table:table-cell>
          <table:table-cell office:value-type="float" office:value="0.0172813867457016">
            <text:p>0.0172814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fincen</text:p>
          </table:table-cell>
          <table:table-cell office:value-type="float" office:value="0.0172813867457016">
            <text:p>0.0172814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view</text:p>
          </table:table-cell>
          <table:table-cell office:value-type="float" office:value="0.0173061647790777">
            <text:p>0.0173062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thank</text:p>
          </table:table-cell>
          <table:table-cell office:value-type="float" office:value="0.0173061647790777">
            <text:p>0.0173062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spokesperson</text:p>
          </table:table-cell>
          <table:table-cell office:value-type="float" office:value="0.0174001094264535">
            <text:p>0.0174001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spokesperson</text:p>
          </table:table-cell>
          <table:table-cell office:value-type="float" office:value="0.0174001094264535">
            <text:p>0.0174001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pokesperson</text:p>
          </table:table-cell>
          <table:table-cell office:value-type="float" office:value="0.0174001094264535">
            <text:p>0.0174001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cheek</text:p>
          </table:table-cell>
          <table:table-cell office:value-type="float" office:value="0.0174001094264535">
            <text:p>0.0174001</text:p>
          </table:table-cell>
        </table:table-row>
        <table:table-row table:style-name="ro2">
          <table:table-cell office:value-type="string">
            <text:p>spokesperson</text:p>
          </table:table-cell>
          <table:table-cell office:value-type="string">
            <text:p>sc</text:p>
          </table:table-cell>
          <table:table-cell office:value-type="float" office:value="0.0174001094264535">
            <text:p>0.0174001</text:p>
          </table:table-cell>
        </table:table-row>
        <table:table-row table:style-name="ro2">
          <table:table-cell office:value-type="string">
            <text:p>spokesperson</text:p>
          </table:table-cell>
          <table:table-cell office:value-type="string">
            <text:p>protectmyid</text:p>
          </table:table-cell>
          <table:table-cell office:value-type="float" office:value="0.0174001094264535">
            <text:p>0.0174001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spokesperson</text:p>
          </table:table-cell>
          <table:table-cell office:value-type="float" office:value="0.0174001733924428">
            <text:p>0.0174002</text:p>
          </table:table-cell>
        </table:table-row>
        <table:table-row table:style-name="ro2">
          <table:table-cell office:value-type="string">
            <text:p>spokesperson</text:p>
          </table:table-cell>
          <table:table-cell office:value-type="string">
            <text:p>dor</text:p>
          </table:table-cell>
          <table:table-cell office:value-type="float" office:value="0.0174001733924428">
            <text:p>0.0174002</text:p>
          </table:table-cell>
        </table:table-row>
        <table:table-row table:style-name="ro2">
          <table:table-cell office:value-type="string">
            <text:p>asked</text:p>
          </table:table-cell>
          <table:table-cell office:value-type="string">
            <text:p>llc</text:p>
          </table:table-cell>
          <table:table-cell office:value-type="float" office:value="0.0176274835057545">
            <text:p>0.0176275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sked</text:p>
          </table:table-cell>
          <table:table-cell office:value-type="float" office:value="0.0176274835057545">
            <text:p>0.0176275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swipe</text:p>
          </table:table-cell>
          <table:table-cell office:value-type="float" office:value="0.0178016270963419">
            <text:p>0.0178016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skimming</text:p>
          </table:table-cell>
          <table:table-cell office:value-type="float" office:value="0.0178016270963419">
            <text:p>0.0178016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tap</text:p>
          </table:table-cell>
          <table:table-cell office:value-type="float" office:value="0.0178186075661108">
            <text:p>0.0178186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id</text:p>
          </table:table-cell>
          <table:table-cell office:value-type="float" office:value="0.0178186075661108">
            <text:p>0.0178186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memory</text:p>
          </table:table-cell>
          <table:table-cell office:value-type="float" office:value="0.0178251396920295">
            <text:p>0.017825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erase</text:p>
          </table:table-cell>
          <table:table-cell office:value-type="float" office:value="0.0178251396920295">
            <text:p>0.0178251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office:value-type="string">
            <text:p>riverside</text:p>
          </table:table-cell>
          <table:table-cell office:value-type="float" office:value="0.0178440830265527">
            <text:p>0.0178441</text:p>
          </table:table-cell>
        </table:table-row>
        <table:table-row table:style-name="ro1">
          <table:table-cell office:value-type="string">
            <text:p>riverside</text:p>
          </table:table-cell>
          <table:table-cell table:style-name="ce1" office:value-type="string">
            <text:p>23</text:p>
          </table:table-cell>
          <table:table-cell office:value-type="float" office:value="0.0178440830265527">
            <text:p>0.0178441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team</text:p>
          </table:table-cell>
          <table:table-cell office:value-type="float" office:value="0.0178557228648392">
            <text:p>0.017855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spokesperson</text:p>
          </table:table-cell>
          <table:table-cell office:value-type="float" office:value="0.0178557228648392">
            <text:p>0.0178557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professional</text:p>
          </table:table-cell>
          <table:table-cell office:value-type="float" office:value="0.0178722697116024">
            <text:p>0.0178723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preparers</text:p>
          </table:table-cell>
          <table:table-cell office:value-type="float" office:value="0.0178722697116024">
            <text:p>0.017872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subscribe</text:p>
          </table:table-cell>
          <table:table-cell office:value-type="float" office:value="0.0180069602406288">
            <text:p>0.0180070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subscribe</text:p>
          </table:table-cell>
          <table:table-cell office:value-type="float" office:value="0.0180069602406288">
            <text:p>0.0180070</text:p>
          </table:table-cell>
        </table:table-row>
        <table:table-row table:style-name="ro2">
          <table:table-cell office:value-type="string">
            <text:p>subscribe</text:p>
          </table:table-cell>
          <table:table-cell office:value-type="string">
            <text:p>postbulletin</text:p>
          </table:table-cell>
          <table:table-cell office:value-type="float" office:value="0.0180069602406288">
            <text:p>0.0180070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ffordable</text:p>
          </table:table-cell>
          <table:table-cell office:value-type="float" office:value="0.0180069602406288">
            <text:p>0.0180070</text:p>
          </table:table-cell>
        </table:table-row>
        <table:table-row table:style-name="ro2">
          <table:table-cell office:value-type="string">
            <text:p>elsy</text:p>
          </table:table-cell>
          <table:table-cell office:value-type="string">
            <text:p>hospital</text:p>
          </table:table-cell>
          <table:table-cell office:value-type="float" office:value="0.0180161854448045">
            <text:p>0.0180162</text:p>
          </table:table-cell>
        </table:table-row>
        <table:table-row table:style-name="ro2">
          <table:table-cell office:value-type="string">
            <text:p>hospital</text:p>
          </table:table-cell>
          <table:table-cell office:value-type="string">
            <text:p>elsy</text:p>
          </table:table-cell>
          <table:table-cell office:value-type="float" office:value="0.0180161854448045">
            <text:p>0.0180162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subscribe</text:p>
          </table:table-cell>
          <table:table-cell office:value-type="float" office:value="0.0180315040547734">
            <text:p>0.0180315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remaining</text:p>
          </table:table-cell>
          <table:table-cell office:value-type="float" office:value="0.0180315040547734">
            <text:p>0.0180315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enjoy</text:p>
          </table:table-cell>
          <table:table-cell office:value-type="float" office:value="0.0181562362953065">
            <text:p>0.0181562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currently</text:p>
          </table:table-cell>
          <table:table-cell office:value-type="float" office:value="0.0181562362953065">
            <text:p>0.0181562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eformat</text:p>
          </table:table-cell>
          <table:table-cell office:value-type="float" office:value="0.01833087610111">
            <text:p>0.0183309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option</text:p>
          </table:table-cell>
          <table:table-cell office:value-type="float" office:value="0.01833087610111">
            <text:p>0.0183309</text:p>
          </table:table-cell>
        </table:table-row>
        <table:table-row table:style-name="ro2">
          <table:table-cell office:value-type="string">
            <text:p>clearfield</text:p>
          </table:table-cell>
          <table:table-cell office:value-type="string">
            <text:p>jail</text:p>
          </table:table-cell>
          <table:table-cell office:value-type="float" office:value="0.0185073752769334">
            <text:p>0.0185074</text:p>
          </table:table-cell>
        </table:table-row>
        <table:table-row table:style-name="ro2">
          <table:table-cell office:value-type="string">
            <text:p>jail</text:p>
          </table:table-cell>
          <table:table-cell office:value-type="string">
            <text:p>clearfield</text:p>
          </table:table-cell>
          <table:table-cell office:value-type="float" office:value="0.0185073752769334">
            <text:p>0.0185074</text:p>
          </table:table-cell>
        </table:table-row>
        <table:table-row table:style-name="ro2">
          <table:table-cell office:value-type="string">
            <text:p>jail</text:p>
          </table:table-cell>
          <table:table-cell office:value-type="string">
            <text:p>poulsen</text:p>
          </table:table-cell>
          <table:table-cell office:value-type="float" office:value="0.018507598782681">
            <text:p>0.0185076</text:p>
          </table:table-cell>
        </table:table-row>
        <table:table-row table:style-name="ro2">
          <table:table-cell office:value-type="string">
            <text:p>poulsen</text:p>
          </table:table-cell>
          <table:table-cell office:value-type="string">
            <text:p>jail</text:p>
          </table:table-cell>
          <table:table-cell office:value-type="float" office:value="0.018507598782681">
            <text:p>0.0185076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option</text:p>
          </table:table-cell>
          <table:table-cell office:value-type="float" office:value="0.0186859504681566">
            <text:p>0.0186860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erase</text:p>
          </table:table-cell>
          <table:table-cell office:value-type="float" office:value="0.0186859504681566">
            <text:p>0.0186860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months</text:p>
          </table:table-cell>
          <table:table-cell office:value-type="float" office:value="0.0187795808371031">
            <text:p>0.0187796</text:p>
          </table:table-cell>
        </table:table-row>
        <table:table-row table:style-name="ro1">
          <table:table-cell office:value-type="string">
            <text:p>months</text:p>
          </table:table-cell>
          <table:table-cell office:value-type="string">
            <text:p>aka</text:p>
          </table:table-cell>
          <table:table-cell office:value-type="float" office:value="0.0187795808371031">
            <text:p>0.0187796</text:p>
          </table:table-cell>
        </table:table-row>
        <table:table-row table:style-name="ro2">
          <table:table-cell office:value-type="string">
            <text:p>cloud</text:p>
          </table:table-cell>
          <table:table-cell office:value-type="string">
            <text:p>healthcare</text:p>
          </table:table-cell>
          <table:table-cell office:value-type="float" office:value="0.018809354513074">
            <text:p>0.0188094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cloud</text:p>
          </table:table-cell>
          <table:table-cell office:value-type="float" office:value="0.018809354513074">
            <text:p>0.0188094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treasury</text:p>
          </table:table-cell>
          <table:table-cell office:value-type="float" office:value="0.018815079869102">
            <text:p>0.0188151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inconsistent</text:p>
          </table:table-cell>
          <table:table-cell office:value-type="float" office:value="0.018815079869102">
            <text:p>0.0188151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volume</text:p>
          </table:table-cell>
          <table:table-cell office:value-type="float" office:value="0.0188151020492171">
            <text:p>0.018815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treasury</text:p>
          </table:table-cell>
          <table:table-cell office:value-type="float" office:value="0.0188151020492171">
            <text:p>0.0188151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treasury</text:p>
          </table:table-cell>
          <table:table-cell office:value-type="float" office:value="0.0188151242593004">
            <text:p>0.0188151</text:p>
          </table:table-cell>
        </table:table-row>
        <table:table-row table:style-name="ro2">
          <table:table-cell office:value-type="string">
            <text:p>treasury</text:p>
          </table:table-cell>
          <table:table-cell office:value-type="string">
            <text:p>fincen</text:p>
          </table:table-cell>
          <table:table-cell office:value-type="float" office:value="0.0188151242593004">
            <text:p>0.0188151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refund</text:p>
          </table:table-cell>
          <table:table-cell office:value-type="float" office:value="0.0188562159935887">
            <text:p>0.0188562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deposit</text:p>
          </table:table-cell>
          <table:table-cell office:value-type="float" office:value="0.0188562159935887">
            <text:p>0.0188562</text:p>
          </table:table-cell>
        </table:table-row>
        <table:table-row table:style-name="ro2">
          <table:table-cell office:value-type="string">
            <text:p>dilboyan</text:p>
          </table:table-cell>
          <table:table-cell office:value-type="string">
            <text:p>months</text:p>
          </table:table-cell>
          <table:table-cell office:value-type="float" office:value="0.0188612482373836">
            <text:p>0.0188612</text:p>
          </table:table-cell>
        </table:table-row>
        <table:table-row table:style-name="ro2">
          <table:table-cell office:value-type="string">
            <text:p>months</text:p>
          </table:table-cell>
          <table:table-cell office:value-type="string">
            <text:p>dilboyan</text:p>
          </table:table-cell>
          <table:table-cell office:value-type="float" office:value="0.0188612482373836">
            <text:p>0.0188612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subscription</text:p>
          </table:table-cell>
          <table:table-cell office:value-type="float" office:value="0.0188726529534348">
            <text:p>0.0188727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entitled</text:p>
          </table:table-cell>
          <table:table-cell office:value-type="float" office:value="0.0188726529534348">
            <text:p>0.0188727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subscribe</text:p>
          </table:table-cell>
          <table:table-cell office:value-type="float" office:value="0.0189179049229132">
            <text:p>0.0189179</text:p>
          </table:table-cell>
        </table:table-row>
        <table:table-row table:style-name="ro2">
          <table:table-cell office:value-type="string">
            <text:p>subscribe</text:p>
          </table:table-cell>
          <table:table-cell office:value-type="string">
            <text:p>llc</text:p>
          </table:table-cell>
          <table:table-cell office:value-type="float" office:value="0.0189179049229132">
            <text:p>0.0189179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entitled</text:p>
          </table:table-cell>
          <table:table-cell office:value-type="float" office:value="0.0190207209932377">
            <text:p>0.0190207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currently</text:p>
          </table:table-cell>
          <table:table-cell office:value-type="float" office:value="0.0190207209932377">
            <text:p>0.0190207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rid</text:p>
          </table:table-cell>
          <table:table-cell office:value-type="float" office:value="0.0192143374952208">
            <text:p>0.019214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reformat</text:p>
          </table:table-cell>
          <table:table-cell office:value-type="float" office:value="0.0192143374952208">
            <text:p>0.019214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currently</text:p>
          </table:table-cell>
          <table:table-cell office:value-type="float" office:value="0.0193010050661331">
            <text:p>0.0193010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rticles</text:p>
          </table:table-cell>
          <table:table-cell office:value-type="float" office:value="0.0193010050661331">
            <text:p>0.0193010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regarding</text:p>
          </table:table-cell>
          <table:table-cell office:value-type="float" office:value="0.0193937401234567">
            <text:p>0.0193937</text:p>
          </table:table-cell>
        </table:table-row>
        <table:table-row table:style-name="ro2">
          <table:table-cell office:value-type="string">
            <text:p>regarding</text:p>
          </table:table-cell>
          <table:table-cell office:value-type="string">
            <text:p>dor</text:p>
          </table:table-cell>
          <table:table-cell office:value-type="float" office:value="0.0193937401234567">
            <text:p>0.0193937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regarding</text:p>
          </table:table-cell>
          <table:table-cell office:value-type="float" office:value="0.019394043773166">
            <text:p>0.0193940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regarding</text:p>
          </table:table-cell>
          <table:table-cell office:value-type="float" office:value="0.019394043773166">
            <text:p>0.0193940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cheek</text:p>
          </table:table-cell>
          <table:table-cell office:value-type="float" office:value="0.019394043773166">
            <text:p>0.0193940</text:p>
          </table:table-cell>
        </table:table-row>
        <table:table-row table:style-name="ro2">
          <table:table-cell office:value-type="string">
            <text:p>regarding</text:p>
          </table:table-cell>
          <table:table-cell office:value-type="string">
            <text:p>sc</text:p>
          </table:table-cell>
          <table:table-cell office:value-type="float" office:value="0.019394043773166">
            <text:p>0.0193940</text:p>
          </table:table-cell>
        </table:table-row>
        <table:table-row table:style-name="ro2">
          <table:table-cell office:value-type="string">
            <text:p>regarding</text:p>
          </table:table-cell>
          <table:table-cell office:value-type="string">
            <text:p>protectmyid</text:p>
          </table:table-cell>
          <table:table-cell office:value-type="float" office:value="0.019394043773166">
            <text:p>0.019394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regarding</text:p>
          </table:table-cell>
          <table:table-cell office:value-type="float" office:value="0.019394043773166">
            <text:p>0.0193940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ipad</text:p>
          </table:table-cell>
          <table:table-cell office:value-type="float" office:value="0.0194878574108788">
            <text:p>0.0194879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apple</text:p>
          </table:table-cell>
          <table:table-cell office:value-type="float" office:value="0.0194878574108788">
            <text:p>0.0194879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records</text:p>
          </table:table-cell>
          <table:table-cell office:value-type="float" office:value="0.01966289745738">
            <text:p>0.0196629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hospitals</text:p>
          </table:table-cell>
          <table:table-cell office:value-type="float" office:value="0.01966289745738">
            <text:p>0.0196629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id</text:p>
          </table:table-cell>
          <table:table-cell office:value-type="float" office:value="0.0197442370606477">
            <text:p>0.0197442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option</text:p>
          </table:table-cell>
          <table:table-cell office:value-type="float" office:value="0.0197442370606477">
            <text:p>0.0197442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refund</text:p>
          </table:table-cell>
          <table:table-cell office:value-type="float" office:value="0.0197726660019697">
            <text:p>0.0197727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institutions</text:p>
          </table:table-cell>
          <table:table-cell office:value-type="float" office:value="0.0197726660019697">
            <text:p>0.0197727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enjoy</text:p>
          </table:table-cell>
          <table:table-cell office:value-type="float" office:value="0.0198396420470964">
            <text:p>0.0198396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sked</text:p>
          </table:table-cell>
          <table:table-cell office:value-type="float" office:value="0.0198396420470964">
            <text:p>0.0198396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team</text:p>
          </table:table-cell>
          <table:table-cell office:value-type="float" office:value="0.0199510261095023">
            <text:p>0.0199510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regarding</text:p>
          </table:table-cell>
          <table:table-cell office:value-type="float" office:value="0.0199510261095023">
            <text:p>0.0199510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treasury</text:p>
          </table:table-cell>
          <table:table-cell office:value-type="float" office:value="0.0199515491584822">
            <text:p>0.0199515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prepaid</text:p>
          </table:table-cell>
          <table:table-cell office:value-type="float" office:value="0.0199515491584822">
            <text:p>0.0199515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sunday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sunday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sunday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golden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eagles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martin</text:p>
          </table:table-cell>
          <table:table-cell office:value-type="float" office:value="0.0200333401628958">
            <text:p>0.0200333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sunday</text:p>
          </table:table-cell>
          <table:table-cell office:value-type="float" office:value="0.0200333599479626">
            <text:p>0.0200334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brey</text:p>
          </table:table-cell>
          <table:table-cell office:value-type="float" office:value="0.0200333599479626">
            <text:p>0.0200334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sunday</text:p>
          </table:table-cell>
          <table:table-cell office:value-type="float" office:value="0.020033379795079">
            <text:p>0.0200334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marquette</text:p>
          </table:table-cell>
          <table:table-cell office:value-type="float" office:value="0.020033379795079">
            <text:p>0.0200334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sunday</text:p>
          </table:table-cell>
          <table:table-cell office:value-type="float" office:value="0.0200334397109573">
            <text:p>0.0200334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irish</text:p>
          </table:table-cell>
          <table:table-cell office:value-type="float" office:value="0.0200334397109573">
            <text:p>0.0200334</text:p>
          </table:table-cell>
        </table:table-row>
        <table:table-row table:style-name="ro1">
          <table:table-cell office:value-type="string">
            <text:p>clinic</text:p>
          </table:table-cell>
          <table:table-cell office:value-type="string">
            <text:p>hospital</text:p>
          </table:table-cell>
          <table:table-cell office:value-type="float" office:value="0.0201271924432166">
            <text:p>0.0201272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clinic</text:p>
          </table:table-cell>
          <table:table-cell office:value-type="float" office:value="0.0201271924432166">
            <text:p>0.020127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tap</text:p>
          </table:table-cell>
          <table:table-cell office:value-type="float" office:value="0.0201480594236716">
            <text:p>0.0201481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memory</text:p>
          </table:table-cell>
          <table:table-cell office:value-type="float" office:value="0.0201480594236716">
            <text:p>0.0201481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banks</text:p>
          </table:table-cell>
          <table:table-cell office:value-type="float" office:value="0.0202726297410165">
            <text:p>0.0202726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atms</text:p>
          </table:table-cell>
          <table:table-cell office:value-type="float" office:value="0.0202726297410165">
            <text:p>0.0202726</text:p>
          </table:table-cell>
        </table:table-row>
        <table:table-row table:style-name="ro2">
          <table:table-cell office:value-type="string">
            <text:p>carrol</text:p>
          </table:table-cell>
          <table:table-cell office:value-type="string">
            <text:p>colorado</text:p>
          </table:table-cell>
          <table:table-cell office:value-type="float" office:value="0.0203304688758805">
            <text:p>0.0203305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string">
            <text:p>carrol</text:p>
          </table:table-cell>
          <table:table-cell office:value-type="float" office:value="0.0203304688758805">
            <text:p>0.0203305</text:p>
          </table:table-cell>
        </table:table-row>
        <table:table-row table:style-name="ro2">
          <table:table-cell office:value-type="string">
            <text:p>disabled</text:p>
          </table:table-cell>
          <table:table-cell office:value-type="string">
            <text:p>travelling</text:p>
          </table:table-cell>
          <table:table-cell office:value-type="float" office:value="0.020349848243625">
            <text:p>0.0203498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disabled</text:p>
          </table:table-cell>
          <table:table-cell office:value-type="float" office:value="0.020349848243625">
            <text:p>0.0203498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relative</text:p>
          </table:table-cell>
          <table:table-cell office:value-type="float" office:value="0.0203504834966671">
            <text:p>0.0203505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foreclosure</text:p>
          </table:table-cell>
          <table:table-cell office:value-type="float" office:value="0.0203504834966671">
            <text:p>0.0203505</text:p>
          </table:table-cell>
        </table:table-row>
        <table:table-row table:style-name="ro2">
          <table:table-cell office:value-type="string">
            <text:p>disabled</text:p>
          </table:table-cell>
          <table:table-cell office:value-type="string">
            <text:p>target_hplink</text:p>
          </table:table-cell>
          <table:table-cell office:value-type="float" office:value="0.0203504834966671">
            <text:p>0.0203505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203504834966671">
            <text:p>0.0203505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disabled</text:p>
          </table:table-cell>
          <table:table-cell office:value-type="float" office:value="0.0203504834966671">
            <text:p>0.0203505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disabled</text:p>
          </table:table-cell>
          <table:table-cell office:value-type="float" office:value="0.0203504834966671">
            <text:p>0.0203505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disabled</text:p>
          </table:table-cell>
          <table:table-cell office:value-type="float" office:value="0.0203504834966671">
            <text:p>0.0203505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disabled</text:p>
          </table:table-cell>
          <table:table-cell office:value-type="float" office:value="0.0203504834966671">
            <text:p>0.0203505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sen</text:p>
          </table:table-cell>
          <table:table-cell office:value-type="float" office:value="0.0204660141443327">
            <text:p>0.020466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string">
            <text:p>cerda</text:p>
          </table:table-cell>
          <table:table-cell office:value-type="float" office:value="0.0204660141443327">
            <text:p>0.0204660</text:p>
          </table:table-cell>
        </table:table-row>
        <table:table-row table:style-name="ro1">
          <table:table-cell office:value-type="string">
            <text:p>attacks</text:p>
          </table:table-cell>
          <table:table-cell office:value-type="string">
            <text:p>threat</text:p>
          </table:table-cell>
          <table:table-cell office:value-type="float" office:value="0.0208304152785264">
            <text:p>0.0208304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attacks</text:p>
          </table:table-cell>
          <table:table-cell office:value-type="float" office:value="0.0208304152785264">
            <text:p>0.0208304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sunday</text:p>
          </table:table-cell>
          <table:table-cell office:value-type="float" office:value="0.0208422915699457">
            <text:p>0.020842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notre</text:p>
          </table:table-cell>
          <table:table-cell office:value-type="float" office:value="0.0208422915699457">
            <text:p>0.0208423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entitled</text:p>
          </table:table-cell>
          <table:table-cell office:value-type="float" office:value="0.0209172349151204">
            <text:p>0.0209172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sked</text:p>
          </table:table-cell>
          <table:table-cell office:value-type="float" office:value="0.0209172349151204">
            <text:p>0.0209172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detention</text:p>
          </table:table-cell>
          <table:table-cell office:value-type="float" office:value="0.020939093697641">
            <text:p>0.0209391</text:p>
          </table:table-cell>
        </table:table-row>
        <table:table-row table:style-name="ro1">
          <table:table-cell office:value-type="string">
            <text:p>detention</text:p>
          </table:table-cell>
          <table:table-cell table:style-name="ce1" office:value-type="string">
            <text:p>16</text:p>
          </table:table-cell>
          <table:table-cell office:value-type="float" office:value="0.020939093697641">
            <text:p>0.0209391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view</text:p>
          </table:table-cell>
          <table:table-cell office:value-type="float" office:value="0.0211632961780326">
            <text:p>0.0211633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currently</text:p>
          </table:table-cell>
          <table:table-cell office:value-type="float" office:value="0.0211632961780326">
            <text:p>0.0211633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sunday</text:p>
          </table:table-cell>
          <table:table-cell office:value-type="float" office:value="0.0211902591022605">
            <text:p>0.021190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dame</text:p>
          </table:table-cell>
          <table:table-cell office:value-type="float" office:value="0.0211902591022605">
            <text:p>0.021190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thank</text:p>
          </table:table-cell>
          <table:table-cell office:value-type="float" office:value="0.0211910832306808">
            <text:p>0.0211911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thank</text:p>
          </table:table-cell>
          <table:table-cell office:value-type="float" office:value="0.0211910832306808">
            <text:p>0.0211911</text:p>
          </table:table-cell>
        </table:table-row>
        <table:table-row table:style-name="ro2">
          <table:table-cell office:value-type="string">
            <text:p>thank</text:p>
          </table:table-cell>
          <table:table-cell office:value-type="string">
            <text:p>postbulletin</text:p>
          </table:table-cell>
          <table:table-cell office:value-type="float" office:value="0.0211910832306808">
            <text:p>0.021191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ffordable</text:p>
          </table:table-cell>
          <table:table-cell office:value-type="float" office:value="0.0211910832306808">
            <text:p>0.0211911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subscribe</text:p>
          </table:table-cell>
          <table:table-cell office:value-type="float" office:value="0.0211951582191525">
            <text:p>0.0211952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enjoy</text:p>
          </table:table-cell>
          <table:table-cell office:value-type="float" office:value="0.0211951582191525">
            <text:p>0.0211952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thank</text:p>
          </table:table-cell>
          <table:table-cell office:value-type="float" office:value="0.0211963247381062">
            <text:p>0.021196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remaining</text:p>
          </table:table-cell>
          <table:table-cell office:value-type="float" office:value="0.0211963247381062">
            <text:p>0.0211963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eformat</text:p>
          </table:table-cell>
          <table:table-cell office:value-type="float" office:value="0.0213852840118361">
            <text:p>0.0213853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deleted</text:p>
          </table:table-cell>
          <table:table-cell office:value-type="float" office:value="0.0213852840118361">
            <text:p>0.0213853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printers</text:p>
          </table:table-cell>
          <table:table-cell office:value-type="float" office:value="0.0214032635208632">
            <text:p>0.0214033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option</text:p>
          </table:table-cell>
          <table:table-cell office:value-type="float" office:value="0.0214032635208632">
            <text:p>0.0214033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option</text:p>
          </table:table-cell>
          <table:table-cell office:value-type="float" office:value="0.021403367007493">
            <text:p>0.0214034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console</text:p>
          </table:table-cell>
          <table:table-cell office:value-type="float" office:value="0.021403367007493">
            <text:p>0.0214034</text:p>
          </table:table-cell>
        </table:table-row>
        <table:table-row table:style-name="ro2">
          <table:table-cell office:value-type="string">
            <text:p>option</text:p>
          </table:table-cell>
          <table:table-cell office:value-type="string">
            <text:p>wii</text:p>
          </table:table-cell>
          <table:table-cell office:value-type="float" office:value="0.021403367007493">
            <text:p>0.0214034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option</text:p>
          </table:table-cell>
          <table:table-cell office:value-type="float" office:value="0.021403367007493">
            <text:p>0.021403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eformat</text:p>
          </table:table-cell>
          <table:table-cell office:value-type="float" office:value="0.0214965759145035">
            <text:p>0.0214966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memory</text:p>
          </table:table-cell>
          <table:table-cell office:value-type="float" office:value="0.0214965759145035">
            <text:p>0.0214966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phones</text:p>
          </table:table-cell>
          <table:table-cell office:value-type="float" office:value="0.0216976466246728">
            <text:p>0.0216976</text:p>
          </table:table-cell>
        </table:table-row>
        <table:table-row table:style-name="ro2">
          <table:table-cell office:value-type="string">
            <text:p>phones</text:p>
          </table:table-cell>
          <table:table-cell office:value-type="string">
            <text:p>app</text:p>
          </table:table-cell>
          <table:table-cell office:value-type="float" office:value="0.0216976466246728">
            <text:p>0.0216976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veterans</text:p>
          </table:table-cell>
          <table:table-cell office:value-type="float" office:value="0.021773215378702">
            <text:p>0.0217732</text:p>
          </table:table-cell>
        </table:table-row>
        <table:table-row table:style-name="ro2">
          <table:table-cell office:value-type="string">
            <text:p>veterans</text:p>
          </table:table-cell>
          <table:table-cell office:value-type="string">
            <text:p>travelling</text:p>
          </table:table-cell>
          <table:table-cell office:value-type="float" office:value="0.021773215378702">
            <text:p>0.0217732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veterans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veterans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veterans</text:p>
          </table:table-cell>
          <table:table-cell office:value-type="float" office:value="0.0217736554643073">
            <text:p>0.0217737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veterans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relative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foreclosure</text:p>
          </table:table-cell>
          <table:table-cell office:value-type="float" office:value="0.0217736554643073">
            <text:p>0.0217737</text:p>
          </table:table-cell>
        </table:table-row>
        <table:table-row table:style-name="ro2">
          <table:table-cell office:value-type="string">
            <text:p>veterans</text:p>
          </table:table-cell>
          <table:table-cell office:value-type="string">
            <text:p>target_hplink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217736554643073">
            <text:p>0.0217737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subscribe</text:p>
          </table:table-cell>
          <table:table-cell office:value-type="float" office:value="0.0218312724936014">
            <text:p>0.0218313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entitled</text:p>
          </table:table-cell>
          <table:table-cell office:value-type="float" office:value="0.0218312724936014">
            <text:p>0.021831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prepaid</text:p>
          </table:table-cell>
          <table:table-cell office:value-type="float" office:value="0.021976202486951">
            <text:p>0.0219762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o</text:p>
          </table:table-cell>
          <table:table-cell office:value-type="float" office:value="0.021976202486951">
            <text:p>0.0219762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nick</text:p>
          </table:table-cell>
          <table:table-cell office:value-type="float" office:value="0.0219839533665404">
            <text:p>0.0219840</text:p>
          </table:table-cell>
        </table:table-row>
        <table:table-row table:style-name="ro2">
          <table:table-cell office:value-type="string">
            <text:p>nick</text:p>
          </table:table-cell>
          <table:table-cell office:value-type="string">
            <text:p>morgan</text:p>
          </table:table-cell>
          <table:table-cell office:value-type="float" office:value="0.0219839533665404">
            <text:p>0.0219840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malicious</text:p>
          </table:table-cell>
          <table:table-cell office:value-type="float" office:value="0.0219984595875724">
            <text:p>0.0219985</text:p>
          </table:table-cell>
        </table:table-row>
        <table:table-row table:style-name="ro2">
          <table:table-cell office:value-type="string">
            <text:p>malicious</text:p>
          </table:table-cell>
          <table:table-cell office:value-type="string">
            <text:p>cybercriminals</text:p>
          </table:table-cell>
          <table:table-cell office:value-type="float" office:value="0.0219984595875724">
            <text:p>0.0219985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thank</text:p>
          </table:table-cell>
          <table:table-cell office:value-type="float" office:value="0.0220500624337537">
            <text:p>0.0220501</text:p>
          </table:table-cell>
        </table:table-row>
        <table:table-row table:style-name="ro2">
          <table:table-cell office:value-type="string">
            <text:p>thank</text:p>
          </table:table-cell>
          <table:table-cell office:value-type="string">
            <text:p>llc</text:p>
          </table:table-cell>
          <table:table-cell office:value-type="float" office:value="0.0220500624337537">
            <text:p>0.022050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stored</text:p>
          </table:table-cell>
          <table:table-cell office:value-type="float" office:value="0.0220546872672958">
            <text:p>0.0220547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memory</text:p>
          </table:table-cell>
          <table:table-cell office:value-type="float" office:value="0.0220546872672958">
            <text:p>0.0220547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sunday</text:p>
          </table:table-cell>
          <table:table-cell office:value-type="float" office:value="0.0220720487794056">
            <text:p>0.0220720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games</text:p>
          </table:table-cell>
          <table:table-cell office:value-type="float" office:value="0.0220720487794056">
            <text:p>0.0220720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asked</text:p>
          </table:table-cell>
          <table:table-cell office:value-type="float" office:value="0.0222532721694185">
            <text:p>0.0222533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articles</text:p>
          </table:table-cell>
          <table:table-cell office:value-type="float" office:value="0.0222532721694185">
            <text:p>0.0222533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erase</text:p>
          </table:table-cell>
          <table:table-cell office:value-type="float" office:value="0.0222603279797791">
            <text:p>0.0222603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deleted</text:p>
          </table:table-cell>
          <table:table-cell office:value-type="float" office:value="0.0222603279797791">
            <text:p>0.0222603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malicious</text:p>
          </table:table-cell>
          <table:table-cell office:value-type="float" office:value="0.0223867551599245">
            <text:p>0.0223868</text:p>
          </table:table-cell>
        </table:table-row>
        <table:table-row table:style-name="ro2">
          <table:table-cell office:value-type="string">
            <text:p>malicious</text:p>
          </table:table-cell>
          <table:table-cell office:value-type="string">
            <text:p>bestuzhev</text:p>
          </table:table-cell>
          <table:table-cell office:value-type="float" office:value="0.0223867551599245">
            <text:p>0.0223868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malicious</text:p>
          </table:table-cell>
          <table:table-cell office:value-type="float" office:value="0.0223870758007718">
            <text:p>0.0223871</text:p>
          </table:table-cell>
        </table:table-row>
        <table:table-row table:style-name="ro2">
          <table:table-cell office:value-type="string">
            <text:p>malicious</text:p>
          </table:table-cell>
          <table:table-cell office:value-type="string">
            <text:p>kaspersky</text:p>
          </table:table-cell>
          <table:table-cell office:value-type="float" office:value="0.0223870758007718">
            <text:p>0.0223871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sears</text:p>
          </table:table-cell>
          <table:table-cell office:value-type="float" office:value="0.0225618932259325">
            <text:p>0.0225619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confused</text:p>
          </table:table-cell>
          <table:table-cell office:value-type="float" office:value="0.0225618932259325">
            <text:p>0.0225619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record</text:p>
          </table:table-cell>
          <table:table-cell office:value-type="float" office:value="0.0229599617428042">
            <text:p>0.0229600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hospitals</text:p>
          </table:table-cell>
          <table:table-cell office:value-type="float" office:value="0.0229599617428042">
            <text:p>0.0229600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organizations</text:p>
          </table:table-cell>
          <table:table-cell office:value-type="float" office:value="0.0231093968907501">
            <text:p>0.0231094</text:p>
          </table:table-cell>
        </table:table-row>
        <table:table-row table:style-name="ro2">
          <table:table-cell office:value-type="string">
            <text:p>organizations</text:p>
          </table:table-cell>
          <table:table-cell office:value-type="string">
            <text:p>healthcare</text:p>
          </table:table-cell>
          <table:table-cell office:value-type="float" office:value="0.0231093968907501">
            <text:p>0.0231094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view</text:p>
          </table:table-cell>
          <table:table-cell office:value-type="float" office:value="0.0231130233193722">
            <text:p>0.0231130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sked</text:p>
          </table:table-cell>
          <table:table-cell office:value-type="float" office:value="0.0231130233193722">
            <text:p>0.0231130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melissa</text:p>
          </table:table-cell>
          <table:table-cell office:value-type="float" office:value="0.0231248463997006">
            <text:p>0.0231248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mccarthy</text:p>
          </table:table-cell>
          <table:table-cell office:value-type="float" office:value="0.0231248463997006">
            <text:p>0.0231248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hollywood</text:p>
          </table:table-cell>
          <table:table-cell office:value-type="float" office:value="0.0231248463997006">
            <text:p>0.0231248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hollywood</text:p>
          </table:table-cell>
          <table:table-cell office:value-type="float" office:value="0.0231248463997006">
            <text:p>0.0231248</text:p>
          </table:table-cell>
        </table:table-row>
        <table:table-row table:style-name="ro2">
          <table:table-cell office:value-type="string">
            <text:p>phones</text:p>
          </table:table-cell>
          <table:table-cell office:value-type="string">
            <text:p>smartphone</text:p>
          </table:table-cell>
          <table:table-cell office:value-type="float" office:value="0.0232047067002921">
            <text:p>0.0232047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phones</text:p>
          </table:table-cell>
          <table:table-cell office:value-type="float" office:value="0.0232047067002921">
            <text:p>0.0232047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patient</text:p>
          </table:table-cell>
          <table:table-cell office:value-type="float" office:value="0.0233402609496532">
            <text:p>0.0233403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organizations</text:p>
          </table:table-cell>
          <table:table-cell office:value-type="float" office:value="0.0233402609496532">
            <text:p>0.0233403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spokesperson</text:p>
          </table:table-cell>
          <table:table-cell office:value-type="float" office:value="0.0233949613314173">
            <text:p>0.0233950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assistance</text:p>
          </table:table-cell>
          <table:table-cell office:value-type="float" office:value="0.0233949613314173">
            <text:p>0.0233950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subscribe</text:p>
          </table:table-cell>
          <table:table-cell office:value-type="float" office:value="0.023522138281894">
            <text:p>0.0235221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rticles</text:p>
          </table:table-cell>
          <table:table-cell office:value-type="float" office:value="0.023522138281894">
            <text:p>0.0235221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played</text:p>
          </table:table-cell>
          <table:table-cell office:value-type="float" office:value="0.0235317858030319">
            <text:p>0.0235318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irish</text:p>
          </table:table-cell>
          <table:table-cell office:value-type="float" office:value="0.0235317858030319">
            <text:p>0.0235318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played</text:p>
          </table:table-cell>
          <table:table-cell office:value-type="float" office:value="0.0235318363250958">
            <text:p>0.0235318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marquette</text:p>
          </table:table-cell>
          <table:table-cell office:value-type="float" office:value="0.0235318363250958">
            <text:p>0.0235318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played</text:p>
          </table:table-cell>
          <table:table-cell office:value-type="float" office:value="0.0235318532021953">
            <text:p>0.0235319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brey</text:p>
          </table:table-cell>
          <table:table-cell office:value-type="float" office:value="0.0235318532021953">
            <text:p>0.0235319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played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played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played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golden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eagles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martin</text:p>
          </table:table-cell>
          <table:table-cell office:value-type="float" office:value="0.0235318700974324">
            <text:p>0.0235319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awareness</text:p>
          </table:table-cell>
          <table:table-cell office:value-type="float" office:value="0.0237244431892173">
            <text:p>0.0237244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authentication</text:p>
          </table:table-cell>
          <table:table-cell office:value-type="float" office:value="0.0237244431892173">
            <text:p>0.0237244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senate</text:p>
          </table:table-cell>
          <table:table-cell office:value-type="float" office:value="0.0238264323335897">
            <text:p>0.0238264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string">
            <text:p>attack</text:p>
          </table:table-cell>
          <table:table-cell office:value-type="float" office:value="0.0238264323335897">
            <text:p>0.0238264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solomon</text:p>
          </table:table-cell>
          <table:table-cell office:value-type="float" office:value="0.0239425871223846">
            <text:p>0.0239426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tation</text:p>
          </table:table-cell>
          <table:table-cell office:value-type="float" office:value="0.0239425871223846">
            <text:p>0.0239426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rosa</text:p>
          </table:table-cell>
          <table:table-cell office:value-type="float" office:value="0.0239425871223846">
            <text:p>0.0239426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banks</text:p>
          </table:table-cell>
          <table:table-cell office:value-type="float" office:value="0.0239425871223846">
            <text:p>0.0239426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banks</text:p>
          </table:table-cell>
          <table:table-cell office:value-type="float" office:value="0.0239425871223846">
            <text:p>0.0239426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banks</text:p>
          </table:table-cell>
          <table:table-cell office:value-type="float" office:value="0.0239425871223846">
            <text:p>0.0239426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butler</text:p>
          </table:table-cell>
          <table:table-cell office:value-type="float" office:value="0.0239426892529626">
            <text:p>0.0239427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kimmer</text:p>
          </table:table-cell>
          <table:table-cell office:value-type="float" office:value="0.0239426892529626">
            <text:p>0.0239427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banks</text:p>
          </table:table-cell>
          <table:table-cell office:value-type="float" office:value="0.0239426892529626">
            <text:p>0.0239427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banks</text:p>
          </table:table-cell>
          <table:table-cell office:value-type="float" office:value="0.0239426892529626">
            <text:p>0.0239427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bernardino</text:p>
          </table:table-cell>
          <table:table-cell office:value-type="float" office:value="0.0239427914315101">
            <text:p>0.0239428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pump</text:p>
          </table:table-cell>
          <table:table-cell office:value-type="float" office:value="0.0239427914315101">
            <text:p>0.0239428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banks</text:p>
          </table:table-cell>
          <table:table-cell office:value-type="float" office:value="0.0239427914315101">
            <text:p>0.0239428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banks</text:p>
          </table:table-cell>
          <table:table-cell office:value-type="float" office:value="0.0239427914315101">
            <text:p>0.0239428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fuentes</text:p>
          </table:table-cell>
          <table:table-cell office:value-type="float" office:value="0.0239433030452998">
            <text:p>0.023943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banks</text:p>
          </table:table-cell>
          <table:table-cell office:value-type="float" office:value="0.0239433030452998">
            <text:p>0.0239433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view</text:p>
          </table:table-cell>
          <table:table-cell office:value-type="float" office:value="0.0240425861747559">
            <text:p>0.0240426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subscribe</text:p>
          </table:table-cell>
          <table:table-cell office:value-type="float" office:value="0.0240425861747559">
            <text:p>0.0240426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played</text:p>
          </table:table-cell>
          <table:table-cell office:value-type="float" office:value="0.0243570859025948">
            <text:p>0.0243571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notre</text:p>
          </table:table-cell>
          <table:table-cell office:value-type="float" office:value="0.0243570859025948">
            <text:p>0.0243571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phone</text:p>
          </table:table-cell>
          <table:table-cell office:value-type="float" office:value="0.0244208110584325">
            <text:p>0.0244208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app</text:p>
          </table:table-cell>
          <table:table-cell office:value-type="float" office:value="0.0244208110584325">
            <text:p>0.0244208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stored</text:p>
          </table:table-cell>
          <table:table-cell office:value-type="float" office:value="0.0245162229245053">
            <text:p>0.0245162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id</text:p>
          </table:table-cell>
          <table:table-cell office:value-type="float" office:value="0.0245162229245053">
            <text:p>0.0245162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loans</text:p>
          </table:table-cell>
          <table:table-cell office:value-type="float" office:value="0.0245391857177785">
            <text:p>0.0245392</text:p>
          </table:table-cell>
        </table:table-row>
        <table:table-row table:style-name="ro2">
          <table:table-cell office:value-type="string">
            <text:p>loans</text:p>
          </table:table-cell>
          <table:table-cell office:value-type="string">
            <text:p>cfpb</text:p>
          </table:table-cell>
          <table:table-cell office:value-type="float" office:value="0.0245391857177785">
            <text:p>0.0245392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played</text:p>
          </table:table-cell>
          <table:table-cell office:value-type="float" office:value="0.0247052124856514">
            <text:p>0.0247052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dame</text:p>
          </table:table-cell>
          <table:table-cell office:value-type="float" office:value="0.0247052124856514">
            <text:p>0.0247052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messages</text:p>
          </table:table-cell>
          <table:table-cell office:value-type="float" office:value="0.0247415473167063">
            <text:p>0.0247415</text:p>
          </table:table-cell>
        </table:table-row>
        <table:table-row table:style-name="ro2">
          <table:table-cell office:value-type="string">
            <text:p>messages</text:p>
          </table:table-cell>
          <table:table-cell office:value-type="string">
            <text:p>bestuzhev</text:p>
          </table:table-cell>
          <table:table-cell office:value-type="float" office:value="0.0247415473167063">
            <text:p>0.0247415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messages</text:p>
          </table:table-cell>
          <table:table-cell office:value-type="float" office:value="0.024741619178601">
            <text:p>0.0247416</text:p>
          </table:table-cell>
        </table:table-row>
        <table:table-row table:style-name="ro2">
          <table:table-cell office:value-type="string">
            <text:p>messages</text:p>
          </table:table-cell>
          <table:table-cell office:value-type="string">
            <text:p>kaspersky</text:p>
          </table:table-cell>
          <table:table-cell office:value-type="float" office:value="0.024741619178601">
            <text:p>0.0247416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relationship</text:p>
          </table:table-cell>
          <table:table-cell office:value-type="float" office:value="0.0247531559897169">
            <text:p>0.0247532</text:p>
          </table:table-cell>
        </table:table-row>
        <table:table-row table:style-name="ro1">
          <table:table-cell office:value-type="string">
            <text:p>relationship</text:p>
          </table:table-cell>
          <table:table-cell office:value-type="string">
            <text:p>friends</text:p>
          </table:table-cell>
          <table:table-cell office:value-type="float" office:value="0.0247531559897169">
            <text:p>0.0247532</text:p>
          </table:table-cell>
        </table:table-row>
        <table:table-row table:style-name="ro1">
          <table:table-cell office:value-type="string">
            <text:p>catfish</text:p>
          </table:table-cell>
          <table:table-cell office:value-type="string">
            <text:p>friends</text:p>
          </table:table-cell>
          <table:table-cell office:value-type="float" office:value="0.0247531735159525">
            <text:p>0.0247532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persona</text:p>
          </table:table-cell>
          <table:table-cell office:value-type="float" office:value="0.0247531735159525">
            <text:p>0.0247532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catfish</text:p>
          </table:table-cell>
          <table:table-cell office:value-type="float" office:value="0.0247531735159525">
            <text:p>0.0247532</text:p>
          </table:table-cell>
        </table:table-row>
        <table:table-row table:style-name="ro1">
          <table:table-cell office:value-type="string">
            <text:p>persona</text:p>
          </table:table-cell>
          <table:table-cell office:value-type="string">
            <text:p>friends</text:p>
          </table:table-cell>
          <table:table-cell office:value-type="float" office:value="0.0247531735159525">
            <text:p>0.0247532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stations</text:p>
          </table:table-cell>
          <table:table-cell office:value-type="float" office:value="0.024857011621133">
            <text:p>0.024857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stations</text:p>
          </table:table-cell>
          <table:table-cell office:value-type="float" office:value="0.024857011621133">
            <text:p>0.024857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stations</text:p>
          </table:table-cell>
          <table:table-cell office:value-type="float" office:value="0.024857011621133">
            <text:p>0.0248570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solomon</text:p>
          </table:table-cell>
          <table:table-cell office:value-type="float" office:value="0.024857011621133">
            <text:p>0.0248570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station</text:p>
          </table:table-cell>
          <table:table-cell office:value-type="float" office:value="0.024857011621133">
            <text:p>0.0248570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rosa</text:p>
          </table:table-cell>
          <table:table-cell office:value-type="float" office:value="0.024857011621133">
            <text:p>0.024857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tations</text:p>
          </table:table-cell>
          <table:table-cell office:value-type="float" office:value="0.0248570524115351">
            <text:p>0.0248571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stations</text:p>
          </table:table-cell>
          <table:table-cell office:value-type="float" office:value="0.0248570524115351">
            <text:p>0.0248571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butler</text:p>
          </table:table-cell>
          <table:table-cell office:value-type="float" office:value="0.0248570524115351">
            <text:p>0.0248571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skimmer</text:p>
          </table:table-cell>
          <table:table-cell office:value-type="float" office:value="0.0248570524115351">
            <text:p>0.0248571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tations</text:p>
          </table:table-cell>
          <table:table-cell office:value-type="float" office:value="0.0248570932267636">
            <text:p>0.0248571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tations</text:p>
          </table:table-cell>
          <table:table-cell office:value-type="float" office:value="0.0248570932267636">
            <text:p>0.0248571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bernardino</text:p>
          </table:table-cell>
          <table:table-cell office:value-type="float" office:value="0.0248570932267636">
            <text:p>0.0248571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pump</text:p>
          </table:table-cell>
          <table:table-cell office:value-type="float" office:value="0.0248570932267636">
            <text:p>0.0248571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tations</text:p>
          </table:table-cell>
          <table:table-cell office:value-type="float" office:value="0.0248572976744348">
            <text:p>0.0248573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fuentes</text:p>
          </table:table-cell>
          <table:table-cell office:value-type="float" office:value="0.0248572976744348">
            <text:p>0.0248573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thank</text:p>
          </table:table-cell>
          <table:table-cell office:value-type="float" office:value="0.024879180657103">
            <text:p>0.0248792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entitled</text:p>
          </table:table-cell>
          <table:table-cell office:value-type="float" office:value="0.024879180657103">
            <text:p>0.0248792</text:p>
          </table:table-cell>
        </table:table-row>
        <table:table-row table:style-name="ro2">
          <table:table-cell office:value-type="string">
            <text:p>foreclosure</text:p>
          </table:table-cell>
          <table:table-cell office:value-type="string">
            <text:p>scammers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hrefhttpwwwhuffingtonpostcom20120423craigslistscamstipslosingmoney_n_1445763html</text:p>
          </table:table-cell>
          <table:table-cell office:value-type="string">
            <text:p>scammers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relative</text:p>
          </table:table-cell>
          <table:table-cell office:value-type="string">
            <text:p>scammers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relative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foreclosure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target_hplink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scammers</text:p>
          </table:table-cell>
          <table:table-cell office:value-type="float" office:value="0.0249057877360611">
            <text:p>0.024905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travelling</text:p>
          </table:table-cell>
          <table:table-cell office:value-type="float" office:value="0.0249059275740866">
            <text:p>0.0249059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scammers</text:p>
          </table:table-cell>
          <table:table-cell office:value-type="float" office:value="0.0249059275740866">
            <text:p>0.0249059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professional</text:p>
          </table:table-cell>
          <table:table-cell office:value-type="float" office:value="0.0250298298610727">
            <text:p>0.0250298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expenses</text:p>
          </table:table-cell>
          <table:table-cell office:value-type="float" office:value="0.0250298298610727">
            <text:p>0.0250298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o</text:p>
          </table:table-cell>
          <table:table-cell office:value-type="float" office:value="0.0250855060461516">
            <text:p>0.025085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deposit</text:p>
          </table:table-cell>
          <table:table-cell office:value-type="float" office:value="0.0250855060461516">
            <text:p>0.0250855</text:p>
          </table:table-cell>
        </table:table-row>
        <table:table-row table:style-name="ro2">
          <table:table-cell office:value-type="string">
            <text:p>falls</text:p>
          </table:table-cell>
          <table:table-cell office:value-type="string">
            <text:p>idaho</text:p>
          </table:table-cell>
          <table:table-cell office:value-type="float" office:value="0.0252429721319293">
            <text:p>0.0252430</text:p>
          </table:table-cell>
        </table:table-row>
        <table:table-row table:style-name="ro2">
          <table:table-cell office:value-type="string">
            <text:p>idaho</text:p>
          </table:table-cell>
          <table:table-cell office:value-type="string">
            <text:p>falls</text:p>
          </table:table-cell>
          <table:table-cell office:value-type="float" office:value="0.0252429721319293">
            <text:p>0.0252430</text:p>
          </table:table-cell>
        </table:table-row>
        <table:table-row table:style-name="ro1">
          <table:table-cell office:value-type="string">
            <text:p>falls</text:p>
          </table:table-cell>
          <table:table-cell office:value-type="string">
            <text:p>grimes</text:p>
          </table:table-cell>
          <table:table-cell office:value-type="float" office:value="0.0252432818075991">
            <text:p>0.0252433</text:p>
          </table:table-cell>
        </table:table-row>
        <table:table-row table:style-name="ro1">
          <table:table-cell office:value-type="string">
            <text:p>grimes</text:p>
          </table:table-cell>
          <table:table-cell office:value-type="string">
            <text:p>falls</text:p>
          </table:table-cell>
          <table:table-cell office:value-type="float" office:value="0.0252432818075991">
            <text:p>0.0252433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pension</text:p>
          </table:table-cell>
          <table:table-cell office:value-type="float" office:value="0.0252813254306958">
            <text:p>0.0252813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lawyer</text:p>
          </table:table-cell>
          <table:table-cell office:value-type="float" office:value="0.0252813254306958">
            <text:p>0.0252813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revenue</text:p>
          </table:table-cell>
          <table:table-cell office:value-type="float" office:value="0.0253723772901006">
            <text:p>0.0253724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revenue</text:p>
          </table:table-cell>
          <table:table-cell office:value-type="float" office:value="0.0253723772901006">
            <text:p>0.0253724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cheek</text:p>
          </table:table-cell>
          <table:table-cell office:value-type="float" office:value="0.0253723772901006">
            <text:p>0.0253724</text:p>
          </table:table-cell>
        </table:table-row>
        <table:table-row table:style-name="ro2">
          <table:table-cell office:value-type="string">
            <text:p>revenue</text:p>
          </table:table-cell>
          <table:table-cell office:value-type="string">
            <text:p>sc</text:p>
          </table:table-cell>
          <table:table-cell office:value-type="float" office:value="0.0253723772901006">
            <text:p>0.0253724</text:p>
          </table:table-cell>
        </table:table-row>
        <table:table-row table:style-name="ro2">
          <table:table-cell office:value-type="string">
            <text:p>revenue</text:p>
          </table:table-cell>
          <table:table-cell office:value-type="string">
            <text:p>protectmyid</text:p>
          </table:table-cell>
          <table:table-cell office:value-type="float" office:value="0.0253723772901006">
            <text:p>0.0253724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revenue</text:p>
          </table:table-cell>
          <table:table-cell office:value-type="float" office:value="0.0253723772901006">
            <text:p>0.0253724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revenue</text:p>
          </table:table-cell>
          <table:table-cell office:value-type="float" office:value="0.0253729838269769">
            <text:p>0.0253730</text:p>
          </table:table-cell>
        </table:table-row>
        <table:table-row table:style-name="ro2">
          <table:table-cell office:value-type="string">
            <text:p>revenue</text:p>
          </table:table-cell>
          <table:table-cell office:value-type="string">
            <text:p>dor</text:p>
          </table:table-cell>
          <table:table-cell office:value-type="float" office:value="0.0253729838269769">
            <text:p>0.0253730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view</text:p>
          </table:table-cell>
          <table:table-cell office:value-type="float" office:value="0.0255681492847777">
            <text:p>0.0255681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site</text:p>
          </table:table-cell>
          <table:table-cell office:value-type="float" office:value="0.0255681492847777">
            <text:p>0.0255681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played</text:p>
          </table:table-cell>
          <table:table-cell office:value-type="float" office:value="0.0255868505888884">
            <text:p>0.0255869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games</text:p>
          </table:table-cell>
          <table:table-cell office:value-type="float" office:value="0.0255868505888884">
            <text:p>0.0255869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printers</text:p>
          </table:table-cell>
          <table:table-cell office:value-type="float" office:value="0.0255966584878304">
            <text:p>0.0255967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deleted</text:p>
          </table:table-cell>
          <table:table-cell office:value-type="float" office:value="0.0255966584878304">
            <text:p>0.0255967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deleted</text:p>
          </table:table-cell>
          <table:table-cell office:value-type="float" office:value="0.025596681490385">
            <text:p>0.0255967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console</text:p>
          </table:table-cell>
          <table:table-cell office:value-type="float" office:value="0.025596681490385">
            <text:p>0.0255967</text:p>
          </table:table-cell>
        </table:table-row>
        <table:table-row table:style-name="ro2">
          <table:table-cell office:value-type="string">
            <text:p>deleted</text:p>
          </table:table-cell>
          <table:table-cell office:value-type="string">
            <text:p>wii</text:p>
          </table:table-cell>
          <table:table-cell office:value-type="float" office:value="0.025596681490385">
            <text:p>0.0255967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deleted</text:p>
          </table:table-cell>
          <table:table-cell office:value-type="float" office:value="0.025596681490385">
            <text:p>0.0255967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subcommittee</text:p>
          </table:table-cell>
          <table:table-cell office:value-type="float" office:value="0.0256212091169291">
            <text:p>0.0256212</text:p>
          </table:table-cell>
        </table:table-row>
        <table:table-row table:style-name="ro2">
          <table:table-cell office:value-type="string">
            <text:p>subcommittee</text:p>
          </table:table-cell>
          <table:table-cell office:value-type="string">
            <text:p>carolina</text:p>
          </table:table-cell>
          <table:table-cell office:value-type="float" office:value="0.0256212091169291">
            <text:p>0.025621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tations</text:p>
          </table:table-cell>
          <table:table-cell office:value-type="float" office:value="0.0258392615159787">
            <text:p>0.0258393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atms</text:p>
          </table:table-cell>
          <table:table-cell office:value-type="float" office:value="0.0258392615159787">
            <text:p>0.0258393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regarding</text:p>
          </table:table-cell>
          <table:table-cell office:value-type="float" office:value="0.0258444443322488">
            <text:p>0.0258444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assistance</text:p>
          </table:table-cell>
          <table:table-cell office:value-type="float" office:value="0.0258444443322488">
            <text:p>0.0258444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team</text:p>
          </table:table-cell>
          <table:table-cell office:value-type="float" office:value="0.0259895472967648">
            <text:p>0.025989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revenue</text:p>
          </table:table-cell>
          <table:table-cell office:value-type="float" office:value="0.0259895472967648">
            <text:p>0.0259895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tap</text:p>
          </table:table-cell>
          <table:table-cell office:value-type="float" office:value="0.026060420421356">
            <text:p>0.0260604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option</text:p>
          </table:table-cell>
          <table:table-cell office:value-type="float" office:value="0.026060420421356">
            <text:p>0.0260604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gas</text:p>
          </table:table-cell>
          <table:table-cell office:value-type="float" office:value="0.0262140626683541">
            <text:p>0.026214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banks</text:p>
          </table:table-cell>
          <table:table-cell office:value-type="float" office:value="0.0262140626683541">
            <text:p>0.0262141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phone</text:p>
          </table:table-cell>
          <table:table-cell office:value-type="float" office:value="0.0262402102227418">
            <text:p>0.0262402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favorite</text:p>
          </table:table-cell>
          <table:table-cell office:value-type="float" office:value="0.0262402102227418">
            <text:p>0.0262402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site</text:p>
          </table:table-cell>
          <table:table-cell office:value-type="float" office:value="0.026258520739551">
            <text:p>0.0262585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enjoy</text:p>
          </table:table-cell>
          <table:table-cell office:value-type="float" office:value="0.026258520739551">
            <text:p>0.0262585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site</text:p>
          </table:table-cell>
          <table:table-cell office:value-type="float" office:value="0.026285659013534">
            <text:p>0.0262857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articles</text:p>
          </table:table-cell>
          <table:table-cell office:value-type="float" office:value="0.026285659013534">
            <text:p>0.0262857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resolution</text:p>
          </table:table-cell>
          <table:table-cell office:value-type="float" office:value="0.0262915551886591">
            <text:p>0.0262916</text:p>
          </table:table-cell>
        </table:table-row>
        <table:table-row table:style-name="ro2">
          <table:table-cell office:value-type="string">
            <text:p>resolution</text:p>
          </table:table-cell>
          <table:table-cell office:value-type="string">
            <text:p>dor</text:p>
          </table:table-cell>
          <table:table-cell office:value-type="float" office:value="0.0262915551886591">
            <text:p>0.0262916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resolution</text:p>
          </table:table-cell>
          <table:table-cell office:value-type="float" office:value="0.0262918448821141">
            <text:p>0.0262918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resolution</text:p>
          </table:table-cell>
          <table:table-cell office:value-type="float" office:value="0.0262918448821141">
            <text:p>0.0262918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cheek</text:p>
          </table:table-cell>
          <table:table-cell office:value-type="float" office:value="0.0262918448821141">
            <text:p>0.0262918</text:p>
          </table:table-cell>
        </table:table-row>
        <table:table-row table:style-name="ro2">
          <table:table-cell office:value-type="string">
            <text:p>resolution</text:p>
          </table:table-cell>
          <table:table-cell office:value-type="string">
            <text:p>sc</text:p>
          </table:table-cell>
          <table:table-cell office:value-type="float" office:value="0.0262918448821141">
            <text:p>0.0262918</text:p>
          </table:table-cell>
        </table:table-row>
        <table:table-row table:style-name="ro2">
          <table:table-cell office:value-type="string">
            <text:p>resolution</text:p>
          </table:table-cell>
          <table:table-cell office:value-type="string">
            <text:p>protectmyid</text:p>
          </table:table-cell>
          <table:table-cell office:value-type="float" office:value="0.0262918448821141">
            <text:p>0.0262918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resolution</text:p>
          </table:table-cell>
          <table:table-cell office:value-type="float" office:value="0.0262918448821141">
            <text:p>0.0262918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tations</text:p>
          </table:table-cell>
          <table:table-cell office:value-type="float" office:value="0.0263186052126941">
            <text:p>0.0263186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gas</text:p>
          </table:table-cell>
          <table:table-cell office:value-type="float" office:value="0.0263186052126941">
            <text:p>0.0263186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pounds</text:p>
          </table:table-cell>
          <table:table-cell office:value-type="float" office:value="0.0265200072312136">
            <text:p>0.0265200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pounds</text:p>
          </table:table-cell>
          <table:table-cell office:value-type="float" office:value="0.0265200072312136">
            <text:p>0.0265200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obese</text:p>
          </table:table-cell>
          <table:table-cell office:value-type="float" office:value="0.0265200072312136">
            <text:p>0.0265200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film</text:p>
          </table:table-cell>
          <table:table-cell office:value-type="float" office:value="0.0265200072312136">
            <text:p>0.0265200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pounds</text:p>
          </table:table-cell>
          <table:table-cell office:value-type="float" office:value="0.0265200082041842">
            <text:p>0.0265200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actress</text:p>
          </table:table-cell>
          <table:table-cell office:value-type="float" office:value="0.0265200082041842">
            <text:p>0.0265200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weight</text:p>
          </table:table-cell>
          <table:table-cell office:value-type="float" office:value="0.0265200092258845">
            <text:p>0.0265200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pounds</text:p>
          </table:table-cell>
          <table:table-cell office:value-type="float" office:value="0.0265200092258845">
            <text:p>0.0265200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favorite</text:p>
          </table:table-cell>
          <table:table-cell office:value-type="float" office:value="0.0265344436035497">
            <text:p>0.0265344</text:p>
          </table:table-cell>
        </table:table-row>
        <table:table-row table:style-name="ro2">
          <table:table-cell office:value-type="string">
            <text:p>favorite</text:p>
          </table:table-cell>
          <table:table-cell office:value-type="string">
            <text:p>app</text:p>
          </table:table-cell>
          <table:table-cell office:value-type="float" office:value="0.0265344436035497">
            <text:p>0.0265344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golden</text:p>
          </table:table-cell>
          <table:table-cell office:value-type="float" office:value="0.0267032302099552">
            <text:p>0.0267032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eagles</text:p>
          </table:table-cell>
          <table:table-cell office:value-type="float" office:value="0.0267032302099552">
            <text:p>0.0267032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martin</text:p>
          </table:table-cell>
          <table:table-cell office:value-type="float" office:value="0.0267032302099552">
            <text:p>0.0267032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big</text:p>
          </table:table-cell>
          <table:table-cell office:value-type="float" office:value="0.0267032302099552">
            <text:p>0.0267032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big</text:p>
          </table:table-cell>
          <table:table-cell office:value-type="float" office:value="0.0267032302099552">
            <text:p>0.0267032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big</text:p>
          </table:table-cell>
          <table:table-cell office:value-type="float" office:value="0.0267032302099552">
            <text:p>0.0267032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brey</text:p>
          </table:table-cell>
          <table:table-cell office:value-type="float" office:value="0.0267032304647794">
            <text:p>0.0267032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big</text:p>
          </table:table-cell>
          <table:table-cell office:value-type="float" office:value="0.0267032304647794">
            <text:p>0.0267032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marquette</text:p>
          </table:table-cell>
          <table:table-cell office:value-type="float" office:value="0.0267032307580344">
            <text:p>0.0267032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big</text:p>
          </table:table-cell>
          <table:table-cell office:value-type="float" office:value="0.0267032307580344">
            <text:p>0.0267032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irish</text:p>
          </table:table-cell>
          <table:table-cell office:value-type="float" office:value="0.0267032318695131">
            <text:p>0.0267032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big</text:p>
          </table:table-cell>
          <table:table-cell office:value-type="float" office:value="0.0267032318695131">
            <text:p>0.0267032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kimmers</text:p>
          </table:table-cell>
          <table:table-cell office:value-type="float" office:value="0.0267045181106558">
            <text:p>0.0267045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pumps</text:p>
          </table:table-cell>
          <table:table-cell office:value-type="float" office:value="0.0267045181106558">
            <text:p>0.0267045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banks</text:p>
          </table:table-cell>
          <table:table-cell office:value-type="float" office:value="0.0267045181106558">
            <text:p>0.0267045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banks</text:p>
          </table:table-cell>
          <table:table-cell office:value-type="float" office:value="0.0267045181106558">
            <text:p>0.0267045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mike</text:p>
          </table:table-cell>
          <table:table-cell office:value-type="float" office:value="0.0267149144644666">
            <text:p>0.0267149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irish</text:p>
          </table:table-cell>
          <table:table-cell office:value-type="float" office:value="0.0267149144644666">
            <text:p>0.0267149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mike</text:p>
          </table:table-cell>
          <table:table-cell office:value-type="float" office:value="0.0267152778031888">
            <text:p>0.0267153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marquette</text:p>
          </table:table-cell>
          <table:table-cell office:value-type="float" office:value="0.0267152778031888">
            <text:p>0.0267153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mike</text:p>
          </table:table-cell>
          <table:table-cell office:value-type="float" office:value="0.0267153987023903">
            <text:p>0.0267154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brey</text:p>
          </table:table-cell>
          <table:table-cell office:value-type="float" office:value="0.0267153987023903">
            <text:p>0.0267154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mike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mike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mike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golden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eagles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martin</text:p>
          </table:table-cell>
          <table:table-cell office:value-type="float" office:value="0.0267155194953704">
            <text:p>0.0267155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mike</text:p>
          </table:table-cell>
          <table:table-cell office:value-type="float" office:value="0.0267575305240513">
            <text:p>0.026757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forward</text:p>
          </table:table-cell>
          <table:table-cell office:value-type="float" office:value="0.0267575305240513">
            <text:p>0.0267575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systems</text:p>
          </table:table-cell>
          <table:table-cell office:value-type="float" office:value="0.0268850548268988">
            <text:p>0.0268851</text:p>
          </table:table-cell>
        </table:table-row>
        <table:table-row table:style-name="ro1">
          <table:table-cell office:value-type="string">
            <text:p>systems</text:p>
          </table:table-cell>
          <table:table-cell office:value-type="string">
            <text:p>system</text:p>
          </table:table-cell>
          <table:table-cell office:value-type="float" office:value="0.0268850548268988">
            <text:p>0.0268851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team</text:p>
          </table:table-cell>
          <table:table-cell office:value-type="float" office:value="0.0269122268506103">
            <text:p>0.0269122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resolution</text:p>
          </table:table-cell>
          <table:table-cell office:value-type="float" office:value="0.0269122268506103">
            <text:p>0.0269122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stored</text:p>
          </table:table-cell>
          <table:table-cell office:value-type="float" office:value="0.026918405595372">
            <text:p>0.0269184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option</text:p>
          </table:table-cell>
          <table:table-cell office:value-type="float" office:value="0.026918405595372">
            <text:p>0.0269184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treasury</text:p>
          </table:table-cell>
          <table:table-cell office:value-type="float" office:value="0.0269253499213361">
            <text:p>0.0269253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deposit</text:p>
          </table:table-cell>
          <table:table-cell office:value-type="float" office:value="0.0269253499213361">
            <text:p>0.0269253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preparers</text:p>
          </table:table-cell>
          <table:table-cell office:value-type="float" office:value="0.0270742731962361">
            <text:p>0.0270743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preparer</text:p>
          </table:table-cell>
          <table:table-cell office:value-type="float" office:value="0.0270742731962361">
            <text:p>0.0270743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truth</text:p>
          </table:table-cell>
          <table:table-cell office:value-type="float" office:value="0.0271468723342392">
            <text:p>0.0271469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islands</text:p>
          </table:table-cell>
          <table:table-cell office:value-type="float" office:value="0.0271468723342392">
            <text:p>0.0271469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o</text:p>
          </table:table-cell>
          <table:table-cell office:value-type="float" office:value="0.0272202127300805">
            <text:p>0.027220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institution</text:p>
          </table:table-cell>
          <table:table-cell office:value-type="float" office:value="0.0272202127300805">
            <text:p>0.0272202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sears</text:p>
          </table:table-cell>
          <table:table-cell office:value-type="float" office:value="0.0272290428089225">
            <text:p>0.0272290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me</text:p>
          </table:table-cell>
          <table:table-cell office:value-type="float" office:value="0.0272290428089225">
            <text:p>0.0272290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wipe</text:p>
          </table:table-cell>
          <table:table-cell office:value-type="float" office:value="0.0272393004104502">
            <text:p>0.0272393</text:p>
          </table:table-cell>
        </table:table-row>
        <table:table-row table:style-name="ro2">
          <table:table-cell office:value-type="string">
            <text:p>wipe</text:p>
          </table:table-cell>
          <table:table-cell office:value-type="string">
            <text:p>smartphones</text:p>
          </table:table-cell>
          <table:table-cell office:value-type="float" office:value="0.0272393004104502">
            <text:p>0.0272393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records</text:p>
          </table:table-cell>
          <table:table-cell office:value-type="float" office:value="0.0272905461318101">
            <text:p>0.0272905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cloud</text:p>
          </table:table-cell>
          <table:table-cell office:value-type="float" office:value="0.0272905461318101">
            <text:p>0.0272905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record</text:p>
          </table:table-cell>
          <table:table-cell office:value-type="float" office:value="0.0273881740326243">
            <text:p>0.0273882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cloud</text:p>
          </table:table-cell>
          <table:table-cell office:value-type="float" office:value="0.0273881740326243">
            <text:p>0.0273882</text:p>
          </table:table-cell>
        </table:table-row>
        <table:table-row table:style-name="ro2">
          <table:table-cell table:style-name="ce1" office:value-type="string">
            <text:p>30</text:p>
          </table:table-cell>
          <table:table-cell office:value-type="string">
            <text:p>postbulletin</text:p>
          </table:table-cell>
          <table:table-cell office:value-type="float" office:value="0.0274968988783734">
            <text:p>0.0274969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affordable</text:p>
          </table:table-cell>
          <table:table-cell office:value-type="float" office:value="0.0274968988783734">
            <text:p>0.0274969</text:p>
          </table:table-cell>
        </table:table-row>
        <table:table-row table:style-name="ro1">
          <table:table-cell office:value-type="string">
            <text:p>affordable</text:p>
          </table:table-cell>
          <table:table-cell table:style-name="ce1" office:value-type="string">
            <text:p>30</text:p>
          </table:table-cell>
          <table:table-cell office:value-type="float" office:value="0.0274968988783734">
            <text:p>0.0274969</text:p>
          </table:table-cell>
        </table:table-row>
        <table:table-row table:style-name="ro2">
          <table:table-cell office:value-type="string">
            <text:p>postbulletin</text:p>
          </table:table-cell>
          <table:table-cell table:style-name="ce1" office:value-type="string">
            <text:p>30</text:p>
          </table:table-cell>
          <table:table-cell office:value-type="float" office:value="0.0274968988783734">
            <text:p>0.0274969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town</text:p>
          </table:table-cell>
          <table:table-cell office:value-type="float" office:value="0.0275036404339801">
            <text:p>0.0275036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fisher</text:p>
          </table:table-cell>
          <table:table-cell office:value-type="float" office:value="0.0275036404339801">
            <text:p>0.0275036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town</text:p>
          </table:table-cell>
          <table:table-cell office:value-type="float" office:value="0.0275037035303698">
            <text:p>0.0275037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hatch</text:p>
          </table:table-cell>
          <table:table-cell office:value-type="float" office:value="0.0275037035303698">
            <text:p>0.0275037</text:p>
          </table:table-cell>
        </table:table-row>
        <table:table-row table:style-name="ro2">
          <table:table-cell office:value-type="string">
            <text:p>town</text:p>
          </table:table-cell>
          <table:table-cell office:value-type="string">
            <text:p>vega</text:p>
          </table:table-cell>
          <table:table-cell office:value-type="float" office:value="0.0275037035303698">
            <text:p>0.0275037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town</text:p>
          </table:table-cell>
          <table:table-cell office:value-type="float" office:value="0.0275037035303698">
            <text:p>0.0275037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town</text:p>
          </table:table-cell>
          <table:table-cell office:value-type="float" office:value="0.0275037668187854">
            <text:p>0.0275038</text:p>
          </table:table-cell>
        </table:table-row>
        <table:table-row table:style-name="ro2">
          <table:table-cell office:value-type="string">
            <text:p>town</text:p>
          </table:table-cell>
          <table:table-cell office:value-type="string">
            <text:p>sment</text:p>
          </table:table-cell>
          <table:table-cell office:value-type="float" office:value="0.0275037668187854">
            <text:p>0.0275038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remaining</text:p>
          </table:table-cell>
          <table:table-cell office:value-type="float" office:value="0.0275172055282084">
            <text:p>0.0275172</text:p>
          </table:table-cell>
        </table:table-row>
        <table:table-row table:style-name="ro1">
          <table:table-cell office:value-type="string">
            <text:p>remaining</text:p>
          </table:table-cell>
          <table:table-cell table:style-name="ce1" office:value-type="string">
            <text:p>30</text:p>
          </table:table-cell>
          <table:table-cell office:value-type="float" office:value="0.0275172055282084">
            <text:p>0.0275172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treasury</text:p>
          </table:table-cell>
          <table:table-cell office:value-type="float" office:value="0.0275314222533003">
            <text:p>0.0275314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cashing</text:p>
          </table:table-cell>
          <table:table-cell office:value-type="float" office:value="0.0275314222533003">
            <text:p>0.027531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tations</text:p>
          </table:table-cell>
          <table:table-cell office:value-type="float" office:value="0.027615953441516">
            <text:p>0.0276160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stations</text:p>
          </table:table-cell>
          <table:table-cell office:value-type="float" office:value="0.027615953441516">
            <text:p>0.0276160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skimmers</text:p>
          </table:table-cell>
          <table:table-cell office:value-type="float" office:value="0.027615953441516">
            <text:p>0.0276160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pumps</text:p>
          </table:table-cell>
          <table:table-cell office:value-type="float" office:value="0.027615953441516">
            <text:p>0.0276160</text:p>
          </table:table-cell>
        </table:table-row>
        <table:table-row table:style-name="ro1">
          <table:table-cell office:value-type="string">
            <text:p>clinic</text:p>
          </table:table-cell>
          <table:table-cell office:value-type="string">
            <text:p>husband</text:p>
          </table:table-cell>
          <table:table-cell office:value-type="float" office:value="0.027618221397265">
            <text:p>0.0276182</text:p>
          </table:table-cell>
        </table:table-row>
        <table:table-row table:style-name="ro1">
          <table:table-cell office:value-type="string">
            <text:p>husband</text:p>
          </table:table-cell>
          <table:table-cell office:value-type="string">
            <text:p>clinic</text:p>
          </table:table-cell>
          <table:table-cell office:value-type="float" office:value="0.027618221397265">
            <text:p>0.0276182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revenue</text:p>
          </table:table-cell>
          <table:table-cell office:value-type="float" office:value="0.0276233617509117">
            <text:p>0.0276234</text:p>
          </table:table-cell>
        </table:table-row>
        <table:table-row table:style-name="ro2">
          <table:table-cell office:value-type="string">
            <text:p>revenue</text:p>
          </table:table-cell>
          <table:table-cell office:value-type="string">
            <text:p>jackson</text:p>
          </table:table-cell>
          <table:table-cell office:value-type="float" office:value="0.0276233617509117">
            <text:p>0.0276234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notre</text:p>
          </table:table-cell>
          <table:table-cell office:value-type="float" office:value="0.0276785357991272">
            <text:p>0.0276785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mike</text:p>
          </table:table-cell>
          <table:table-cell office:value-type="float" office:value="0.0276785357991272">
            <text:p>0.0276785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refund</text:p>
          </table:table-cell>
          <table:table-cell office:value-type="float" office:value="0.027698578025269">
            <text:p>0.0276986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institution</text:p>
          </table:table-cell>
          <table:table-cell office:value-type="float" office:value="0.027698578025269">
            <text:p>0.0276986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notre</text:p>
          </table:table-cell>
          <table:table-cell office:value-type="float" office:value="0.0276990519108965">
            <text:p>0.0276991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big</text:p>
          </table:table-cell>
          <table:table-cell office:value-type="float" office:value="0.0276990519108965">
            <text:p>0.0276991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institutions</text:p>
          </table:table-cell>
          <table:table-cell office:value-type="float" office:value="0.0277462915020695">
            <text:p>0.0277463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institution</text:p>
          </table:table-cell>
          <table:table-cell office:value-type="float" office:value="0.0277462915020695">
            <text:p>0.0277463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inconsistent</text:p>
          </table:table-cell>
          <table:table-cell office:value-type="float" office:value="0.0278499876699544">
            <text:p>0.0278500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checks</text:p>
          </table:table-cell>
          <table:table-cell office:value-type="float" office:value="0.0278499876699544">
            <text:p>0.0278500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volume</text:p>
          </table:table-cell>
          <table:table-cell office:value-type="float" office:value="0.0278500949490471">
            <text:p>0.027850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checks</text:p>
          </table:table-cell>
          <table:table-cell office:value-type="float" office:value="0.0278500949490471">
            <text:p>0.0278501</text:p>
          </table:table-cell>
        </table:table-row>
        <table:table-row table:style-name="ro2">
          <table:table-cell office:value-type="string">
            <text:p>checks</text:p>
          </table:table-cell>
          <table:table-cell office:value-type="string">
            <text:p>fincen</text:p>
          </table:table-cell>
          <table:table-cell office:value-type="float" office:value="0.0278502023091288">
            <text:p>0.0278502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checks</text:p>
          </table:table-cell>
          <table:table-cell office:value-type="float" office:value="0.0278502023091288">
            <text:p>0.0278502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messages</text:p>
          </table:table-cell>
          <table:table-cell office:value-type="float" office:value="0.027870848520383">
            <text:p>0.0278708</text:p>
          </table:table-cell>
        </table:table-row>
        <table:table-row table:style-name="ro2">
          <table:table-cell office:value-type="string">
            <text:p>messages</text:p>
          </table:table-cell>
          <table:table-cell office:value-type="string">
            <text:p>cybercriminals</text:p>
          </table:table-cell>
          <table:table-cell office:value-type="float" office:value="0.027870848520383">
            <text:p>0.0278708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mike</text:p>
          </table:table-cell>
          <table:table-cell office:value-type="float" office:value="0.028046854649581">
            <text:p>0.0280469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dame</text:p>
          </table:table-cell>
          <table:table-cell office:value-type="float" office:value="0.028046854649581">
            <text:p>0.0280469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dame</text:p>
          </table:table-cell>
          <table:table-cell office:value-type="float" office:value="0.0280821143036178">
            <text:p>0.0280821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big</text:p>
          </table:table-cell>
          <table:table-cell office:value-type="float" office:value="0.0280821143036178">
            <text:p>0.0280821</text:p>
          </table:table-cell>
        </table:table-row>
        <table:table-row table:style-name="ro2">
          <table:table-cell office:value-type="string">
            <text:p>concerned</text:p>
          </table:table-cell>
          <table:table-cell office:value-type="string">
            <text:p>ela</text:p>
          </table:table-cell>
          <table:table-cell office:value-type="float" office:value="0.0281321389667324">
            <text:p>0.0281321</text:p>
          </table:table-cell>
        </table:table-row>
        <table:table-row table:style-name="ro2">
          <table:table-cell office:value-type="string">
            <text:p>ela</text:p>
          </table:table-cell>
          <table:table-cell office:value-type="string">
            <text:p>concerned</text:p>
          </table:table-cell>
          <table:table-cell office:value-type="float" office:value="0.0281321389667324">
            <text:p>0.0281321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stuber</text:p>
          </table:table-cell>
          <table:table-cell office:value-type="float" office:value="0.0282546260470554">
            <text:p>0.0282546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iphone</text:p>
          </table:table-cell>
          <table:table-cell office:value-type="float" office:value="0.0282546260470554">
            <text:p>0.0282546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iphone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music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volkert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macintosh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financing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iphone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iphone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iphone</text:p>
          </table:table-cell>
          <table:table-cell office:value-type="float" office:value="0.0282547670090563">
            <text:p>0.0282548</text:p>
          </table:table-cell>
        </table:table-row>
        <table:table-row table:style-name="ro2">
          <table:table-cell table:style-name="ce1" office:value-type="string">
            <text:p>30</text:p>
          </table:table-cell>
          <table:table-cell office:value-type="string">
            <text:p>llc</text:p>
          </table:table-cell>
          <table:table-cell office:value-type="float" office:value="0.0285243742134168">
            <text:p>0.0285244</text:p>
          </table:table-cell>
        </table:table-row>
        <table:table-row table:style-name="ro2">
          <table:table-cell office:value-type="string">
            <text:p>llc</text:p>
          </table:table-cell>
          <table:table-cell table:style-name="ce1" office:value-type="string">
            <text:p>30</text:p>
          </table:table-cell>
          <table:table-cell office:value-type="float" office:value="0.0285243742134168">
            <text:p>0.0285244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license</text:p>
          </table:table-cell>
          <table:table-cell office:value-type="float" office:value="0.0285730538129181">
            <text:p>0.0285731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license</text:p>
          </table:table-cell>
          <table:table-cell office:value-type="float" office:value="0.0285730538129181">
            <text:p>0.0285731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festival</text:p>
          </table:table-cell>
          <table:table-cell office:value-type="float" office:value="0.0285730538129181">
            <text:p>0.0285731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downtown</text:p>
          </table:table-cell>
          <table:table-cell office:value-type="float" office:value="0.0285730538129181">
            <text:p>0.0285731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license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license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gmt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lt</text:p>
          </table:table-cell>
          <table:table-cell office:value-type="float" office:value="0.0285731246055342">
            <text:p>0.0285731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est20130228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watkins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cense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license</text:p>
          </table:table-cell>
          <table:table-cell office:value-type="float" office:value="0.0285731246055342">
            <text:p>0.0285731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license</text:p>
          </table:table-cell>
          <table:table-cell office:value-type="float" office:value="0.0285731954938885">
            <text:p>0.0285732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dui</text:p>
          </table:table-cell>
          <table:table-cell office:value-type="float" office:value="0.0285731954938885">
            <text:p>0.0285732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license</text:p>
          </table:table-cell>
          <table:table-cell office:value-type="float" office:value="0.0285732664782186">
            <text:p>0.0285733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albany</text:p>
          </table:table-cell>
          <table:table-cell office:value-type="float" office:value="0.0285732664782186">
            <text:p>0.0285733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license</text:p>
          </table:table-cell>
          <table:table-cell office:value-type="float" office:value="0.0285736944140215">
            <text:p>0.0285737</text:p>
          </table:table-cell>
        </table:table-row>
        <table:table-row table:style-name="ro2">
          <table:table-cell office:value-type="string">
            <text:p>license</text:p>
          </table:table-cell>
          <table:table-cell office:value-type="string">
            <text:p>jenkins</text:p>
          </table:table-cell>
          <table:table-cell office:value-type="float" office:value="0.0285736944140215">
            <text:p>0.0285737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vending</text:p>
          </table:table-cell>
          <table:table-cell office:value-type="float" office:value="0.0286601025489772">
            <text:p>0.0286601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turbo</text:p>
          </table:table-cell>
          <table:table-cell office:value-type="float" office:value="0.0286601025489772">
            <text:p>0.0286601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subscription</text:p>
          </table:table-cell>
          <table:table-cell office:value-type="float" office:value="0.0287547482349915">
            <text:p>0.0287547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site</text:p>
          </table:table-cell>
          <table:table-cell office:value-type="float" office:value="0.0287547482349915">
            <text:p>0.0287547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treasury</text:p>
          </table:table-cell>
          <table:table-cell office:value-type="float" office:value="0.0288732404543719">
            <text:p>0.0288732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institution</text:p>
          </table:table-cell>
          <table:table-cell office:value-type="float" office:value="0.0288732404543719">
            <text:p>0.0288732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weight</text:p>
          </table:table-cell>
          <table:table-cell office:value-type="float" office:value="0.0288747172690904">
            <text:p>0.0288747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guess</text:p>
          </table:table-cell>
          <table:table-cell office:value-type="float" office:value="0.0288747172690904">
            <text:p>0.0288747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guess</text:p>
          </table:table-cell>
          <table:table-cell office:value-type="float" office:value="0.0288749225688667">
            <text:p>0.0288749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actress</text:p>
          </table:table-cell>
          <table:table-cell office:value-type="float" office:value="0.0288749225688667">
            <text:p>0.0288749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guess</text:p>
          </table:table-cell>
          <table:table-cell office:value-type="float" office:value="0.0288751276234613">
            <text:p>0.0288751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obese</text:p>
          </table:table-cell>
          <table:table-cell office:value-type="float" office:value="0.0288751276234613">
            <text:p>0.0288751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film</text:p>
          </table:table-cell>
          <table:table-cell office:value-type="float" office:value="0.0288751276234613">
            <text:p>0.0288751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guess</text:p>
          </table:table-cell>
          <table:table-cell office:value-type="float" office:value="0.0288751276234613">
            <text:p>0.0288751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mike</text:p>
          </table:table-cell>
          <table:table-cell office:value-type="float" office:value="0.0289464877841357">
            <text:p>0.028946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games</text:p>
          </table:table-cell>
          <table:table-cell office:value-type="float" office:value="0.0289464877841357">
            <text:p>0.0289465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games</text:p>
          </table:table-cell>
          <table:table-cell office:value-type="float" office:value="0.0289856489665405">
            <text:p>0.0289856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big</text:p>
          </table:table-cell>
          <table:table-cell office:value-type="float" office:value="0.0289856489665405">
            <text:p>0.0289856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equipment</text:p>
          </table:table-cell>
          <table:table-cell office:value-type="float" office:value="0.0290016472332193">
            <text:p>0.0290016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banks</text:p>
          </table:table-cell>
          <table:table-cell office:value-type="float" office:value="0.0290016472332193">
            <text:p>0.0290016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tations</text:p>
          </table:table-cell>
          <table:table-cell office:value-type="float" office:value="0.0290253422064599">
            <text:p>0.0290253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atm</text:p>
          </table:table-cell>
          <table:table-cell office:value-type="float" office:value="0.0290253422064599">
            <text:p>0.029025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banks</text:p>
          </table:table-cell>
          <table:table-cell office:value-type="float" office:value="0.029161349816185">
            <text:p>0.0291613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atm</text:p>
          </table:table-cell>
          <table:table-cell office:value-type="float" office:value="0.029161349816185">
            <text:p>0.029161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treasury</text:p>
          </table:table-cell>
          <table:table-cell office:value-type="float" office:value="0.0292088824484072">
            <text:p>0.0292089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refund</text:p>
          </table:table-cell>
          <table:table-cell office:value-type="float" office:value="0.0292088824484072">
            <text:p>0.0292089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tations</text:p>
          </table:table-cell>
          <table:table-cell office:value-type="float" office:value="0.029273789720658">
            <text:p>0.0292738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equipment</text:p>
          </table:table-cell>
          <table:table-cell office:value-type="float" office:value="0.029273789720658">
            <text:p>0.0292738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tap</text:p>
          </table:table-cell>
          <table:table-cell office:value-type="float" office:value="0.0293817998777589">
            <text:p>0.0293818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deleted</text:p>
          </table:table-cell>
          <table:table-cell office:value-type="float" office:value="0.0293817998777589">
            <text:p>0.0293818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fico</text:p>
          </table:table-cell>
          <table:table-cell office:value-type="float" office:value="0.0295614097549809">
            <text:p>0.0295614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karma</text:p>
          </table:table-cell>
          <table:table-cell office:value-type="float" office:value="0.0295614097549809">
            <text:p>0.0295614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creditcard</text:p>
          </table:table-cell>
          <table:table-cell office:value-type="float" office:value="0.0295614097549809">
            <text:p>0.0295614</text:p>
          </table:table-cell>
        </table:table-row>
        <table:table-row table:style-name="ro2">
          <table:table-cell office:value-type="string">
            <text:p>karma</text:p>
          </table:table-cell>
          <table:table-cell office:value-type="string">
            <text:p>creditcard</text:p>
          </table:table-cell>
          <table:table-cell office:value-type="float" office:value="0.0295614097549809">
            <text:p>0.0295614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creditreporting</text:p>
          </table:table-cell>
          <table:table-cell office:value-type="float" office:value="0.0295614184070853">
            <text:p>0.0295614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creditcard</text:p>
          </table:table-cell>
          <table:table-cell office:value-type="float" office:value="0.0295614184070853">
            <text:p>0.0295614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treasury</text:p>
          </table:table-cell>
          <table:table-cell office:value-type="float" office:value="0.0295780839750677">
            <text:p>0.0295781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checks</text:p>
          </table:table-cell>
          <table:table-cell office:value-type="float" office:value="0.0295780839750677">
            <text:p>0.0295781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solomon</text:p>
          </table:table-cell>
          <table:table-cell office:value-type="float" office:value="0.0296284672371117">
            <text:p>0.0296285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tation</text:p>
          </table:table-cell>
          <table:table-cell office:value-type="float" office:value="0.0296284672371117">
            <text:p>0.0296285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rosa</text:p>
          </table:table-cell>
          <table:table-cell office:value-type="float" office:value="0.0296284672371117">
            <text:p>0.0296285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groups</text:p>
          </table:table-cell>
          <table:table-cell office:value-type="float" office:value="0.0296284672371117">
            <text:p>0.0296285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groups</text:p>
          </table:table-cell>
          <table:table-cell office:value-type="float" office:value="0.0296284672371117">
            <text:p>0.0296285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groups</text:p>
          </table:table-cell>
          <table:table-cell office:value-type="float" office:value="0.0296284672371117">
            <text:p>0.0296285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groups</text:p>
          </table:table-cell>
          <table:table-cell office:value-type="float" office:value="0.0296284849583964">
            <text:p>0.0296285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butler</text:p>
          </table:table-cell>
          <table:table-cell office:value-type="float" office:value="0.0296284849583964">
            <text:p>0.0296285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kimmer</text:p>
          </table:table-cell>
          <table:table-cell office:value-type="float" office:value="0.0296284849583964">
            <text:p>0.0296285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groups</text:p>
          </table:table-cell>
          <table:table-cell office:value-type="float" office:value="0.0296284849583964">
            <text:p>0.0296285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groups</text:p>
          </table:table-cell>
          <table:table-cell office:value-type="float" office:value="0.0296285026955915">
            <text:p>0.0296285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bernardino</text:p>
          </table:table-cell>
          <table:table-cell office:value-type="float" office:value="0.0296285026955915">
            <text:p>0.0296285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pump</text:p>
          </table:table-cell>
          <table:table-cell office:value-type="float" office:value="0.0296285026955915">
            <text:p>0.0296285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groups</text:p>
          </table:table-cell>
          <table:table-cell office:value-type="float" office:value="0.0296285026955915">
            <text:p>0.0296285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groups</text:p>
          </table:table-cell>
          <table:table-cell office:value-type="float" office:value="0.0296285916213962">
            <text:p>0.0296286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fuentes</text:p>
          </table:table-cell>
          <table:table-cell office:value-type="float" office:value="0.0296285916213962">
            <text:p>0.0296286</text:p>
          </table:table-cell>
        </table:table-row>
        <table:table-row table:style-name="ro2">
          <table:table-cell office:value-type="string">
            <text:p>unknown</text:p>
          </table:table-cell>
          <table:table-cell office:value-type="string">
            <text:p>winnetka</text:p>
          </table:table-cell>
          <table:table-cell office:value-type="float" office:value="0.0299063676915869">
            <text:p>0.0299064</text:p>
          </table:table-cell>
        </table:table-row>
        <table:table-row table:style-name="ro2">
          <table:table-cell office:value-type="string">
            <text:p>winnetka</text:p>
          </table:table-cell>
          <table:table-cell office:value-type="string">
            <text:p>unknown</text:p>
          </table:table-cell>
          <table:table-cell office:value-type="float" office:value="0.0299063676915869">
            <text:p>0.0299064</text:p>
          </table:table-cell>
        </table:table-row>
        <table:table-row table:style-name="ro2">
          <table:table-cell office:value-type="string">
            <text:p>concerned</text:p>
          </table:table-cell>
          <table:table-cell office:value-type="string">
            <text:p>jeff</text:p>
          </table:table-cell>
          <table:table-cell office:value-type="float" office:value="0.0300723106706305">
            <text:p>0.0300723</text:p>
          </table:table-cell>
        </table:table-row>
        <table:table-row table:style-name="ro2">
          <table:table-cell office:value-type="string">
            <text:p>jeff</text:p>
          </table:table-cell>
          <table:table-cell office:value-type="string">
            <text:p>concerned</text:p>
          </table:table-cell>
          <table:table-cell office:value-type="float" office:value="0.0300723106706305">
            <text:p>0.030072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swipe</text:p>
          </table:table-cell>
          <table:table-cell office:value-type="float" office:value="0.0301159039394692">
            <text:p>0.0301159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fuentes</text:p>
          </table:table-cell>
          <table:table-cell office:value-type="float" office:value="0.0301159039394692">
            <text:p>0.0301159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swipe</text:p>
          </table:table-cell>
          <table:table-cell office:value-type="float" office:value="0.030115911197681">
            <text:p>0.0301159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swipe</text:p>
          </table:table-cell>
          <table:table-cell office:value-type="float" office:value="0.030115911197681">
            <text:p>0.0301159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bernardino</text:p>
          </table:table-cell>
          <table:table-cell office:value-type="float" office:value="0.030115911197681">
            <text:p>0.030115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pump</text:p>
          </table:table-cell>
          <table:table-cell office:value-type="float" office:value="0.030115911197681">
            <text:p>0.0301159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swipe</text:p>
          </table:table-cell>
          <table:table-cell office:value-type="float" office:value="0.0301159126753048">
            <text:p>0.0301159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swipe</text:p>
          </table:table-cell>
          <table:table-cell office:value-type="float" office:value="0.0301159126753048">
            <text:p>0.030115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butler</text:p>
          </table:table-cell>
          <table:table-cell office:value-type="float" office:value="0.0301159126753048">
            <text:p>0.030115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skimmer</text:p>
          </table:table-cell>
          <table:table-cell office:value-type="float" office:value="0.0301159126753048">
            <text:p>0.0301159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swipe</text:p>
          </table:table-cell>
          <table:table-cell office:value-type="float" office:value="0.0301159141616478">
            <text:p>0.0301159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swipe</text:p>
          </table:table-cell>
          <table:table-cell office:value-type="float" office:value="0.0301159141616478">
            <text:p>0.0301159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swipe</text:p>
          </table:table-cell>
          <table:table-cell office:value-type="float" office:value="0.0301159141616478">
            <text:p>0.0301159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solomon</text:p>
          </table:table-cell>
          <table:table-cell office:value-type="float" office:value="0.0301159141616478">
            <text:p>0.030115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station</text:p>
          </table:table-cell>
          <table:table-cell office:value-type="float" office:value="0.0301159141616478">
            <text:p>0.0301159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rosa</text:p>
          </table:table-cell>
          <table:table-cell office:value-type="float" office:value="0.0301159141616478">
            <text:p>0.0301159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subscription</text:p>
          </table:table-cell>
          <table:table-cell office:value-type="float" office:value="0.0301535900240956">
            <text:p>0.0301536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currently</text:p>
          </table:table-cell>
          <table:table-cell office:value-type="float" office:value="0.0301535900240956">
            <text:p>0.0301536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plans</text:p>
          </table:table-cell>
          <table:table-cell office:value-type="float" office:value="0.0302642394280154">
            <text:p>0.0302642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pension</text:p>
          </table:table-cell>
          <table:table-cell office:value-type="float" office:value="0.0302642394280154">
            <text:p>0.0302642</text:p>
          </table:table-cell>
        </table:table-row>
        <table:table-row table:style-name="ro2">
          <table:table-cell office:value-type="string">
            <text:p>food</text:p>
          </table:table-cell>
          <table:table-cell office:value-type="string">
            <text:p>travelling</text:p>
          </table:table-cell>
          <table:table-cell office:value-type="float" office:value="0.0302862693446214">
            <text:p>0.0302863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food</text:p>
          </table:table-cell>
          <table:table-cell office:value-type="float" office:value="0.0302862693446214">
            <text:p>0.0302863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relative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foreclosure</text:p>
          </table:table-cell>
          <table:table-cell office:value-type="float" office:value="0.0302863236062212">
            <text:p>0.0302863</text:p>
          </table:table-cell>
        </table:table-row>
        <table:table-row table:style-name="ro2">
          <table:table-cell office:value-type="string">
            <text:p>food</text:p>
          </table:table-cell>
          <table:table-cell office:value-type="string">
            <text:p>target_hplink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food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food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food</text:p>
          </table:table-cell>
          <table:table-cell office:value-type="float" office:value="0.0302863236062212">
            <text:p>0.0302863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food</text:p>
          </table:table-cell>
          <table:table-cell office:value-type="float" office:value="0.0302863236062212">
            <text:p>0.0302863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enjoy</text:p>
          </table:table-cell>
          <table:table-cell office:value-type="float" office:value="0.030607226047553">
            <text:p>0.0306072</text:p>
          </table:table-cell>
        </table:table-row>
        <table:table-row table:style-name="ro1">
          <table:table-cell office:value-type="string">
            <text:p>enjoy</text:p>
          </table:table-cell>
          <table:table-cell table:style-name="ce1" office:value-type="string">
            <text:p>30</text:p>
          </table:table-cell>
          <table:table-cell office:value-type="float" office:value="0.030607226047553">
            <text:p>0.030607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groups</text:p>
          </table:table-cell>
          <table:table-cell office:value-type="float" office:value="0.0306506250071277">
            <text:p>0.0306506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atms</text:p>
          </table:table-cell>
          <table:table-cell office:value-type="float" office:value="0.0306506250071277">
            <text:p>0.0306506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mom</text:p>
          </table:table-cell>
          <table:table-cell office:value-type="float" office:value="0.0307504977265992">
            <text:p>0.0307505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confused</text:p>
          </table:table-cell>
          <table:table-cell office:value-type="float" office:value="0.0307504977265992">
            <text:p>0.0307505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resolution</text:p>
          </table:table-cell>
          <table:table-cell office:value-type="float" office:value="0.0307722872507971">
            <text:p>0.0307723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assistance</text:p>
          </table:table-cell>
          <table:table-cell office:value-type="float" office:value="0.0307722872507971">
            <text:p>0.030772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register</text:p>
          </table:table-cell>
          <table:table-cell office:value-type="float" office:value="0.0308348176587001">
            <text:p>0.0308348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register</text:p>
          </table:table-cell>
          <table:table-cell office:value-type="float" office:value="0.0308348176587001">
            <text:p>0.0308348</text:p>
          </table:table-cell>
        </table:table-row>
        <table:table-row table:style-name="ro2">
          <table:table-cell office:value-type="string">
            <text:p>register</text:p>
          </table:table-cell>
          <table:table-cell office:value-type="string">
            <text:p>postbulletin</text:p>
          </table:table-cell>
          <table:table-cell office:value-type="float" office:value="0.0308348176587001">
            <text:p>0.030834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affordable</text:p>
          </table:table-cell>
          <table:table-cell office:value-type="float" office:value="0.0308348176587001">
            <text:p>0.030834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remaining</text:p>
          </table:table-cell>
          <table:table-cell office:value-type="float" office:value="0.0308476588946482">
            <text:p>0.0308477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register</text:p>
          </table:table-cell>
          <table:table-cell office:value-type="float" office:value="0.0308476588946482">
            <text:p>0.0308477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entitled</text:p>
          </table:table-cell>
          <table:table-cell office:value-type="float" office:value="0.0308964712169189">
            <text:p>0.0308965</text:p>
          </table:table-cell>
        </table:table-row>
        <table:table-row table:style-name="ro1">
          <table:table-cell office:value-type="string">
            <text:p>entitled</text:p>
          </table:table-cell>
          <table:table-cell table:style-name="ce1" office:value-type="string">
            <text:p>30</text:p>
          </table:table-cell>
          <table:table-cell office:value-type="float" office:value="0.0308964712169189">
            <text:p>0.0308965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card</text:p>
          </table:table-cell>
          <table:table-cell office:value-type="float" office:value="0.0309184241467368">
            <text:p>0.0309184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atm</text:p>
          </table:table-cell>
          <table:table-cell office:value-type="float" office:value="0.0309184241467368">
            <text:p>0.0309184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id</text:p>
          </table:table-cell>
          <table:table-cell office:value-type="float" office:value="0.0310018253094796">
            <text:p>0.0310018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memory</text:p>
          </table:table-cell>
          <table:table-cell office:value-type="float" office:value="0.0310018253094796">
            <text:p>0.0310018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site</text:p>
          </table:table-cell>
          <table:table-cell office:value-type="float" office:value="0.0310363200211837">
            <text:p>0.0310363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site</text:p>
          </table:table-cell>
          <table:table-cell office:value-type="float" office:value="0.0310363200211837">
            <text:p>0.0310363</text:p>
          </table:table-cell>
        </table:table-row>
        <table:table-row table:style-name="ro2">
          <table:table-cell office:value-type="string">
            <text:p>site</text:p>
          </table:table-cell>
          <table:table-cell office:value-type="string">
            <text:p>postbulletin</text:p>
          </table:table-cell>
          <table:table-cell office:value-type="float" office:value="0.0310363200211837">
            <text:p>0.0310363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affordable</text:p>
          </table:table-cell>
          <table:table-cell office:value-type="float" office:value="0.0310363200211837">
            <text:p>0.0310363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request</text:p>
          </table:table-cell>
          <table:table-cell office:value-type="float" office:value="0.0310494575928059">
            <text:p>0.0310495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request</text:p>
          </table:table-cell>
          <table:table-cell office:value-type="float" office:value="0.0310494575928059">
            <text:p>0.0310495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fico</text:p>
          </table:table-cell>
          <table:table-cell office:value-type="float" office:value="0.0310494575928059">
            <text:p>0.0310495</text:p>
          </table:table-cell>
        </table:table-row>
        <table:table-row table:style-name="ro1">
          <table:table-cell office:value-type="string">
            <text:p>request</text:p>
          </table:table-cell>
          <table:table-cell office:value-type="string">
            <text:p>karma</text:p>
          </table:table-cell>
          <table:table-cell office:value-type="float" office:value="0.0310494575928059">
            <text:p>0.0310495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request</text:p>
          </table:table-cell>
          <table:table-cell office:value-type="float" office:value="0.0310499236688196">
            <text:p>0.0310499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creditreporting</text:p>
          </table:table-cell>
          <table:table-cell office:value-type="float" office:value="0.0310499236688196">
            <text:p>0.0310499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site</text:p>
          </table:table-cell>
          <table:table-cell office:value-type="float" office:value="0.031053303534836">
            <text:p>0.0310533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remaining</text:p>
          </table:table-cell>
          <table:table-cell office:value-type="float" office:value="0.031053303534836">
            <text:p>0.0310533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swipe</text:p>
          </table:table-cell>
          <table:table-cell office:value-type="float" office:value="0.0312760632437261">
            <text:p>0.0312761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atms</text:p>
          </table:table-cell>
          <table:table-cell office:value-type="float" office:value="0.0312760632437261">
            <text:p>0.0312761</text:p>
          </table:table-cell>
        </table:table-row>
        <table:table-row table:style-name="ro1">
          <table:table-cell table:style-name="ce1" office:value-type="string">
            <text:p>29</text:p>
          </table:table-cell>
          <table:table-cell office:value-type="string">
            <text:p>riverside</text:p>
          </table:table-cell>
          <table:table-cell office:value-type="float" office:value="0.031397021906133">
            <text:p>0.0313970</text:p>
          </table:table-cell>
        </table:table-row>
        <table:table-row table:style-name="ro1">
          <table:table-cell office:value-type="string">
            <text:p>riverside</text:p>
          </table:table-cell>
          <table:table-cell table:style-name="ce1" office:value-type="string">
            <text:p>29</text:p>
          </table:table-cell>
          <table:table-cell office:value-type="float" office:value="0.031397021906133">
            <text:p>0.0313970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kimming</text:p>
          </table:table-cell>
          <table:table-cell office:value-type="float" office:value="0.031398408751078">
            <text:p>0.0313984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banks</text:p>
          </table:table-cell>
          <table:table-cell office:value-type="float" office:value="0.031398408751078">
            <text:p>0.0313984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renew</text:p>
          </table:table-cell>
          <table:table-cell office:value-type="float" office:value="0.0315343830785277">
            <text:p>0.0315344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license</text:p>
          </table:table-cell>
          <table:table-cell office:value-type="float" office:value="0.0315343830785277">
            <text:p>0.0315344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groups</text:p>
          </table:table-cell>
          <table:table-cell office:value-type="float" office:value="0.0316310700744592">
            <text:p>0.0316311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banks</text:p>
          </table:table-cell>
          <table:table-cell office:value-type="float" office:value="0.0316310700744592">
            <text:p>0.0316311</text:p>
          </table:table-cell>
        </table:table-row>
        <table:table-row table:style-name="ro2">
          <table:table-cell office:value-type="string">
            <text:p>delete</text:p>
          </table:table-cell>
          <table:table-cell office:value-type="string">
            <text:p>smartphones</text:p>
          </table:table-cell>
          <table:table-cell office:value-type="float" office:value="0.0316860506996549">
            <text:p>0.0316861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delete</text:p>
          </table:table-cell>
          <table:table-cell office:value-type="float" office:value="0.0316860506996549">
            <text:p>0.0316861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register</text:p>
          </table:table-cell>
          <table:table-cell office:value-type="float" office:value="0.0316996640409103">
            <text:p>0.0316997</text:p>
          </table:table-cell>
        </table:table-row>
        <table:table-row table:style-name="ro2">
          <table:table-cell office:value-type="string">
            <text:p>register</text:p>
          </table:table-cell>
          <table:table-cell office:value-type="string">
            <text:p>llc</text:p>
          </table:table-cell>
          <table:table-cell office:value-type="float" office:value="0.0316996640409103">
            <text:p>0.0316997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full</text:p>
          </table:table-cell>
          <table:table-cell office:value-type="float" office:value="0.0317010329150015">
            <text:p>0.0317010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postbulletin</text:p>
          </table:table-cell>
          <table:table-cell office:value-type="float" office:value="0.0317010329150015">
            <text:p>0.031701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affordable</text:p>
          </table:table-cell>
          <table:table-cell office:value-type="float" office:value="0.0317010329150015">
            <text:p>0.0317010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full</text:p>
          </table:table-cell>
          <table:table-cell office:value-type="float" office:value="0.0317010329150015">
            <text:p>0.031701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remaining</text:p>
          </table:table-cell>
          <table:table-cell office:value-type="float" office:value="0.0317160784392364">
            <text:p>0.0317161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full</text:p>
          </table:table-cell>
          <table:table-cell office:value-type="float" office:value="0.0317160784392364">
            <text:p>0.0317161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subscription</text:p>
          </table:table-cell>
          <table:table-cell office:value-type="float" office:value="0.0318869257219266">
            <text:p>0.0318869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sked</text:p>
          </table:table-cell>
          <table:table-cell office:value-type="float" office:value="0.0318869257219266">
            <text:p>0.0318869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stations</text:p>
          </table:table-cell>
          <table:table-cell office:value-type="float" office:value="0.0319457640627749">
            <text:p>0.0319458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skimming</text:p>
          </table:table-cell>
          <table:table-cell office:value-type="float" office:value="0.0319457640627749">
            <text:p>0.0319458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memory</text:p>
          </table:table-cell>
          <table:table-cell office:value-type="float" office:value="0.0320274904273116">
            <text:p>0.0320275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drives</text:p>
          </table:table-cell>
          <table:table-cell office:value-type="float" office:value="0.0320274904273116">
            <text:p>0.0320275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sen</text:p>
          </table:table-cell>
          <table:table-cell office:value-type="float" office:value="0.0320370364015558">
            <text:p>0.0320370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attack</text:p>
          </table:table-cell>
          <table:table-cell office:value-type="float" office:value="0.0320370364015558">
            <text:p>0.0320370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site</text:p>
          </table:table-cell>
          <table:table-cell office:value-type="float" office:value="0.0320719370266164">
            <text:p>0.0320719</text:p>
          </table:table-cell>
        </table:table-row>
        <table:table-row table:style-name="ro2">
          <table:table-cell office:value-type="string">
            <text:p>site</text:p>
          </table:table-cell>
          <table:table-cell office:value-type="string">
            <text:p>llc</text:p>
          </table:table-cell>
          <table:table-cell office:value-type="float" office:value="0.0320719370266164">
            <text:p>0.0320719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sunday</text:p>
          </table:table-cell>
          <table:table-cell office:value-type="float" office:value="0.0322078029161581">
            <text:p>0.0322078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forward</text:p>
          </table:table-cell>
          <table:table-cell office:value-type="float" office:value="0.0322078029161581">
            <text:p>0.0322078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record</text:p>
          </table:table-cell>
          <table:table-cell office:value-type="float" office:value="0.0323997396384557">
            <text:p>0.0323997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organizations</text:p>
          </table:table-cell>
          <table:table-cell office:value-type="float" office:value="0.0323997396384557">
            <text:p>0.0323997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kimmers</text:p>
          </table:table-cell>
          <table:table-cell office:value-type="float" office:value="0.0324175714157896">
            <text:p>0.0324176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pumps</text:p>
          </table:table-cell>
          <table:table-cell office:value-type="float" office:value="0.0324175714157896">
            <text:p>0.0324176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groups</text:p>
          </table:table-cell>
          <table:table-cell office:value-type="float" office:value="0.0324175714157896">
            <text:p>0.0324176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groups</text:p>
          </table:table-cell>
          <table:table-cell office:value-type="float" office:value="0.0324175714157896">
            <text:p>0.0324176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prepaid</text:p>
          </table:table-cell>
          <table:table-cell office:value-type="float" office:value="0.032423918625462">
            <text:p>0.0324239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checks</text:p>
          </table:table-cell>
          <table:table-cell office:value-type="float" office:value="0.032423918625462">
            <text:p>0.0324239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professional</text:p>
          </table:table-cell>
          <table:table-cell office:value-type="float" office:value="0.032457314060597">
            <text:p>0.0324573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penalties</text:p>
          </table:table-cell>
          <table:table-cell office:value-type="float" office:value="0.032457314060597">
            <text:p>0.0324573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senate</text:p>
          </table:table-cell>
          <table:table-cell office:value-type="float" office:value="0.0325234970070084">
            <text:p>0.0325235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string">
            <text:p>sen</text:p>
          </table:table-cell>
          <table:table-cell office:value-type="float" office:value="0.0325234970070084">
            <text:p>0.0325235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tactics</text:p>
          </table:table-cell>
          <table:table-cell office:value-type="float" office:value="0.0326070224163082">
            <text:p>0.0326070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variation</text:p>
          </table:table-cell>
          <table:table-cell office:value-type="float" office:value="0.0326070224163082">
            <text:p>0.0326070</text:p>
          </table:table-cell>
        </table:table-row>
        <table:table-row table:style-name="ro2">
          <table:table-cell office:value-type="string">
            <text:p>tactics</text:p>
          </table:table-cell>
          <table:table-cell office:value-type="string">
            <text:p>passphrase</text:p>
          </table:table-cell>
          <table:table-cell office:value-type="float" office:value="0.0326070224163082">
            <text:p>0.0326070</text:p>
          </table:table-cell>
        </table:table-row>
        <table:table-row table:style-name="ro2">
          <table:table-cell office:value-type="string">
            <text:p>tactics</text:p>
          </table:table-cell>
          <table:table-cell office:value-type="string">
            <text:p>username</text:p>
          </table:table-cell>
          <table:table-cell office:value-type="float" office:value="0.0326070224163082">
            <text:p>0.0326070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tactics</text:p>
          </table:table-cell>
          <table:table-cell office:value-type="float" office:value="0.0326070224163082">
            <text:p>0.0326070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tactics</text:p>
          </table:table-cell>
          <table:table-cell office:value-type="float" office:value="0.0326070224163082">
            <text:p>0.0326070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eset</text:p>
          </table:table-cell>
          <table:table-cell office:value-type="float" office:value="0.0326106132040586">
            <text:p>0.0326106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printers</text:p>
          </table:table-cell>
          <table:table-cell office:value-type="float" office:value="0.0326106132040586">
            <text:p>0.0326106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eset</text:p>
          </table:table-cell>
          <table:table-cell office:value-type="float" office:value="0.0326106495594716">
            <text:p>0.0326106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console</text:p>
          </table:table-cell>
          <table:table-cell office:value-type="float" office:value="0.0326106495594716">
            <text:p>0.0326106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string">
            <text:p>wii</text:p>
          </table:table-cell>
          <table:table-cell office:value-type="float" office:value="0.0326106495594716">
            <text:p>0.0326106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eset</text:p>
          </table:table-cell>
          <table:table-cell office:value-type="float" office:value="0.0326106495594716">
            <text:p>0.0326106</text:p>
          </table:table-cell>
        </table:table-row>
        <table:table-row table:style-name="ro2">
          <table:table-cell office:value-type="string">
            <text:p>full</text:p>
          </table:table-cell>
          <table:table-cell office:value-type="string">
            <text:p>llc</text:p>
          </table:table-cell>
          <table:table-cell office:value-type="float" office:value="0.0326164280060487">
            <text:p>0.0326164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full</text:p>
          </table:table-cell>
          <table:table-cell office:value-type="float" office:value="0.0326164280060487">
            <text:p>0.0326164</text:p>
          </table:table-cell>
        </table:table-row>
        <table:table-row table:style-name="ro1">
          <table:table-cell office:value-type="string">
            <text:p>governments</text:p>
          </table:table-cell>
          <table:table-cell office:value-type="string">
            <text:p>systems</text:p>
          </table:table-cell>
          <table:table-cell office:value-type="float" office:value="0.0326683518281901">
            <text:p>0.0326684</text:p>
          </table:table-cell>
        </table:table-row>
        <table:table-row table:style-name="ro1">
          <table:table-cell office:value-type="string">
            <text:p>systems</text:p>
          </table:table-cell>
          <table:table-cell office:value-type="string">
            <text:p>governments</text:p>
          </table:table-cell>
          <table:table-cell office:value-type="float" office:value="0.0326683518281901">
            <text:p>0.0326684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hospitals</text:p>
          </table:table-cell>
          <table:table-cell office:value-type="float" office:value="0.0327715994876875">
            <text:p>0.0327716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cloud</text:p>
          </table:table-cell>
          <table:table-cell office:value-type="float" office:value="0.0327715994876875">
            <text:p>0.0327716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revenue</text:p>
          </table:table-cell>
          <table:table-cell office:value-type="float" office:value="0.0328959856113684">
            <text:p>0.0328960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assistance</text:p>
          </table:table-cell>
          <table:table-cell office:value-type="float" office:value="0.0328959856113684">
            <text:p>0.0328960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smartphone</text:p>
          </table:table-cell>
          <table:table-cell office:value-type="float" office:value="0.0329074544892876">
            <text:p>0.0329075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phone</text:p>
          </table:table-cell>
          <table:table-cell office:value-type="float" office:value="0.0329074544892876">
            <text:p>0.0329075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articles</text:p>
          </table:table-cell>
          <table:table-cell office:value-type="float" office:value="0.0329579932000839">
            <text:p>0.0329580</text:p>
          </table:table-cell>
        </table:table-row>
        <table:table-row table:style-name="ro1">
          <table:table-cell office:value-type="string">
            <text:p>articles</text:p>
          </table:table-cell>
          <table:table-cell table:style-name="ce1" office:value-type="string">
            <text:p>30</text:p>
          </table:table-cell>
          <table:table-cell office:value-type="float" office:value="0.0329579932000839">
            <text:p>0.0329580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swipe</text:p>
          </table:table-cell>
          <table:table-cell office:value-type="float" office:value="0.0329685264138231">
            <text:p>0.0329685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swipe</text:p>
          </table:table-cell>
          <table:table-cell office:value-type="float" office:value="0.0329685264138231">
            <text:p>0.0329685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skimmers</text:p>
          </table:table-cell>
          <table:table-cell office:value-type="float" office:value="0.0329685264138231">
            <text:p>0.0329685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pumps</text:p>
          </table:table-cell>
          <table:table-cell office:value-type="float" office:value="0.0329685264138231">
            <text:p>0.0329685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view</text:p>
          </table:table-cell>
          <table:table-cell office:value-type="float" office:value="0.0330644506343174">
            <text:p>0.0330645</text:p>
          </table:table-cell>
        </table:table-row>
        <table:table-row table:style-name="ro1">
          <table:table-cell office:value-type="string">
            <text:p>view</text:p>
          </table:table-cell>
          <table:table-cell table:style-name="ce1" office:value-type="string">
            <text:p>30</text:p>
          </table:table-cell>
          <table:table-cell office:value-type="float" office:value="0.0330644506343174">
            <text:p>0.0330645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purchase</text:p>
          </table:table-cell>
          <table:table-cell office:value-type="float" office:value="0.0330666834714745">
            <text:p>0.0330667</text:p>
          </table:table-cell>
        </table:table-row>
        <table:table-row table:style-name="ro2">
          <table:table-cell office:value-type="string">
            <text:p>purchase</text:p>
          </table:table-cell>
          <table:table-cell office:value-type="string">
            <text:p>llc</text:p>
          </table:table-cell>
          <table:table-cell office:value-type="float" office:value="0.0330666834714745">
            <text:p>0.0330667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purchase</text:p>
          </table:table-cell>
          <table:table-cell office:value-type="float" office:value="0.0331043211535381">
            <text:p>0.0331043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enjoy</text:p>
          </table:table-cell>
          <table:table-cell office:value-type="float" office:value="0.0331043211535381">
            <text:p>0.0331043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jackson</text:p>
          </table:table-cell>
          <table:table-cell office:value-type="float" office:value="0.0331191381486313">
            <text:p>0.0331191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dor</text:p>
          </table:table-cell>
          <table:table-cell office:value-type="float" office:value="0.0331191381486313">
            <text:p>0.0331191</text:p>
          </table:table-cell>
        </table:table-row>
        <table:table-row table:style-name="ro2">
          <table:table-cell office:value-type="string">
            <text:p>cheek</text:p>
          </table:table-cell>
          <table:table-cell office:value-type="string">
            <text:p>jackson</text:p>
          </table:table-cell>
          <table:table-cell office:value-type="float" office:value="0.0331191765422374">
            <text:p>0.0331192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cheek</text:p>
          </table:table-cell>
          <table:table-cell office:value-type="float" office:value="0.0331191765422374">
            <text:p>0.0331192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sc</text:p>
          </table:table-cell>
          <table:table-cell office:value-type="float" office:value="0.0331191765422374">
            <text:p>0.0331192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protectmyid</text:p>
          </table:table-cell>
          <table:table-cell office:value-type="float" office:value="0.0331191765422374">
            <text:p>0.0331192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jackson</text:p>
          </table:table-cell>
          <table:table-cell office:value-type="float" office:value="0.0331191765422374">
            <text:p>0.0331192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jackson</text:p>
          </table:table-cell>
          <table:table-cell office:value-type="float" office:value="0.0331191765422374">
            <text:p>0.033119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groups</text:p>
          </table:table-cell>
          <table:table-cell office:value-type="float" office:value="0.0331258191202343">
            <text:p>0.0331258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gas</text:p>
          </table:table-cell>
          <table:table-cell office:value-type="float" office:value="0.0331258191202343">
            <text:p>0.0331258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sears</text:p>
          </table:table-cell>
          <table:table-cell office:value-type="float" office:value="0.0331493379043587">
            <text:p>0.0331493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my</text:p>
          </table:table-cell>
          <table:table-cell office:value-type="float" office:value="0.0331493379043587">
            <text:p>0.0331493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subscription</text:p>
          </table:table-cell>
          <table:table-cell office:value-type="float" office:value="0.0331547430566977">
            <text:p>0.0331547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subscribe</text:p>
          </table:table-cell>
          <table:table-cell office:value-type="float" office:value="0.0331547430566977">
            <text:p>0.0331547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pounds</text:p>
          </table:table-cell>
          <table:table-cell office:value-type="float" office:value="0.0331839464203912">
            <text:p>0.0331839</text:p>
          </table:table-cell>
        </table:table-row>
        <table:table-row table:style-name="ro2">
          <table:table-cell office:value-type="string">
            <text:p>pounds</text:p>
          </table:table-cell>
          <table:table-cell office:value-type="string">
            <text:p>hollywood</text:p>
          </table:table-cell>
          <table:table-cell office:value-type="float" office:value="0.0331839464203912">
            <text:p>0.0331839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title</text:p>
          </table:table-cell>
          <table:table-cell office:value-type="float" office:value="0.0332139383969837">
            <text:p>0.0332139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defendant</text:p>
          </table:table-cell>
          <table:table-cell office:value-type="float" office:value="0.0332139383969837">
            <text:p>0.0332139</text:p>
          </table:table-cell>
        </table:table-row>
        <table:table-row table:style-name="ro2">
          <table:table-cell office:value-type="string">
            <text:p>favorite</text:p>
          </table:table-cell>
          <table:table-cell office:value-type="string">
            <text:p>smartphone</text:p>
          </table:table-cell>
          <table:table-cell office:value-type="float" office:value="0.0333419928067937">
            <text:p>0.0333420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favorite</text:p>
          </table:table-cell>
          <table:table-cell office:value-type="float" office:value="0.0333419928067937">
            <text:p>0.0333420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refund</text:p>
          </table:table-cell>
          <table:table-cell office:value-type="float" office:value="0.0334937873971203">
            <text:p>0.0334938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o</text:p>
          </table:table-cell>
          <table:table-cell office:value-type="float" office:value="0.0334937873971203">
            <text:p>0.0334938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subscribe</text:p>
          </table:table-cell>
          <table:table-cell office:value-type="float" office:value="0.0335874912168992">
            <text:p>0.0335875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currently</text:p>
          </table:table-cell>
          <table:table-cell office:value-type="float" office:value="0.0335874912168992">
            <text:p>0.0335875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team</text:p>
          </table:table-cell>
          <table:table-cell office:value-type="float" office:value="0.0336051173408355">
            <text:p>0.0336051</text:p>
          </table:table-cell>
        </table:table-row>
        <table:table-row table:style-name="ro2">
          <table:table-cell office:value-type="string">
            <text:p>team</text:p>
          </table:table-cell>
          <table:table-cell office:value-type="string">
            <text:p>jackson</text:p>
          </table:table-cell>
          <table:table-cell office:value-type="float" office:value="0.0336051173408355">
            <text:p>0.0336051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currently</text:p>
          </table:table-cell>
          <table:table-cell office:value-type="float" office:value="0.0336301420684091">
            <text:p>0.0336301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sked</text:p>
          </table:table-cell>
          <table:table-cell office:value-type="float" office:value="0.0336301420684091">
            <text:p>0.0336301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card</text:p>
          </table:table-cell>
          <table:table-cell office:value-type="float" office:value="0.0336718008597994">
            <text:p>0.0336718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atms</text:p>
          </table:table-cell>
          <table:table-cell office:value-type="float" office:value="0.0336718008597994">
            <text:p>0.0336718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swipe</text:p>
          </table:table-cell>
          <table:table-cell office:value-type="float" office:value="0.033715266669714">
            <text:p>0.0337153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gas</text:p>
          </table:table-cell>
          <table:table-cell office:value-type="float" office:value="0.033715266669714">
            <text:p>0.033715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purchase</text:p>
          </table:table-cell>
          <table:table-cell office:value-type="float" office:value="0.0337660086031454">
            <text:p>0.0337660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articles</text:p>
          </table:table-cell>
          <table:table-cell office:value-type="float" office:value="0.0337660086031454">
            <text:p>0.0337660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groups</text:p>
          </table:table-cell>
          <table:table-cell office:value-type="float" office:value="0.033879510420335">
            <text:p>0.0338795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atm</text:p>
          </table:table-cell>
          <table:table-cell office:value-type="float" office:value="0.033879510420335">
            <text:p>0.0338795</text:p>
          </table:table-cell>
        </table:table-row>
        <table:table-row table:style-name="ro1">
          <table:table-cell office:value-type="string">
            <text:p>exposure</text:p>
          </table:table-cell>
          <table:table-cell office:value-type="string">
            <text:p>organization</text:p>
          </table:table-cell>
          <table:table-cell office:value-type="float" office:value="0.0338980669308405">
            <text:p>0.0338981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exposure</text:p>
          </table:table-cell>
          <table:table-cell office:value-type="float" office:value="0.0338980669308405">
            <text:p>0.0338981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technology</text:p>
          </table:table-cell>
          <table:table-cell office:value-type="float" office:value="0.0339260569267144">
            <text:p>0.0339261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kimming</text:p>
          </table:table-cell>
          <table:table-cell office:value-type="float" office:value="0.0339260569267144">
            <text:p>0.0339261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register</text:p>
          </table:table-cell>
          <table:table-cell office:value-type="float" office:value="0.0339314167282897">
            <text:p>0.0339314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enjoy</text:p>
          </table:table-cell>
          <table:table-cell office:value-type="float" office:value="0.0339314167282897">
            <text:p>0.0339314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groups</text:p>
          </table:table-cell>
          <table:table-cell office:value-type="float" office:value="0.0341213826924669">
            <text:p>0.0341214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equipment</text:p>
          </table:table-cell>
          <table:table-cell office:value-type="float" office:value="0.0341213826924669">
            <text:p>0.0341214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rate</text:p>
          </table:table-cell>
          <table:table-cell office:value-type="float" office:value="0.0342073000405756">
            <text:p>0.0342073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100k</text:p>
          </table:table-cell>
          <table:table-cell office:value-type="float" office:value="0.0342073000405756">
            <text:p>0.0342073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eset</text:p>
          </table:table-cell>
          <table:table-cell office:value-type="float" office:value="0.0343055287240615">
            <text:p>0.0343055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erase</text:p>
          </table:table-cell>
          <table:table-cell office:value-type="float" office:value="0.0343055287240615">
            <text:p>0.0343055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site</text:p>
          </table:table-cell>
          <table:table-cell office:value-type="float" office:value="0.0343293034187229">
            <text:p>0.0343293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entitled</text:p>
          </table:table-cell>
          <table:table-cell office:value-type="float" office:value="0.0343293034187229">
            <text:p>0.034329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sears</text:p>
          </table:table-cell>
          <table:table-cell office:value-type="float" office:value="0.0343302506496392">
            <text:p>0.0343303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i</text:p>
          </table:table-cell>
          <table:table-cell office:value-type="float" office:value="0.0343302506496392">
            <text:p>0.0343303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solomon</text:p>
          </table:table-cell>
          <table:table-cell office:value-type="float" office:value="0.0343629960413057">
            <text:p>0.0343630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tation</text:p>
          </table:table-cell>
          <table:table-cell office:value-type="float" office:value="0.0343629960413057">
            <text:p>0.0343630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rosa</text:p>
          </table:table-cell>
          <table:table-cell office:value-type="float" office:value="0.0343629960413057">
            <text:p>0.034363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card</text:p>
          </table:table-cell>
          <table:table-cell office:value-type="float" office:value="0.0343629960413057">
            <text:p>0.0343630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card</text:p>
          </table:table-cell>
          <table:table-cell office:value-type="float" office:value="0.0343629960413057">
            <text:p>0.0343630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card</text:p>
          </table:table-cell>
          <table:table-cell office:value-type="float" office:value="0.0343629960413057">
            <text:p>0.034363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card</text:p>
          </table:table-cell>
          <table:table-cell office:value-type="float" office:value="0.0343631582224018">
            <text:p>0.0343632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butler</text:p>
          </table:table-cell>
          <table:table-cell office:value-type="float" office:value="0.0343631582224018">
            <text:p>0.0343632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kimmer</text:p>
          </table:table-cell>
          <table:table-cell office:value-type="float" office:value="0.0343631582224018">
            <text:p>0.0343632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card</text:p>
          </table:table-cell>
          <table:table-cell office:value-type="float" office:value="0.0343631582224018">
            <text:p>0.0343632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card</text:p>
          </table:table-cell>
          <table:table-cell office:value-type="float" office:value="0.0343633204740267">
            <text:p>0.0343633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bernardino</text:p>
          </table:table-cell>
          <table:table-cell office:value-type="float" office:value="0.0343633204740267">
            <text:p>0.0343633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pump</text:p>
          </table:table-cell>
          <table:table-cell office:value-type="float" office:value="0.0343633204740267">
            <text:p>0.0343633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card</text:p>
          </table:table-cell>
          <table:table-cell office:value-type="float" office:value="0.0343633204740267">
            <text:p>0.0343633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fuentes</text:p>
          </table:table-cell>
          <table:table-cell office:value-type="float" office:value="0.0343641327934389">
            <text:p>0.0343641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card</text:p>
          </table:table-cell>
          <table:table-cell office:value-type="float" office:value="0.0343641327934389">
            <text:p>0.034364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register</text:p>
          </table:table-cell>
          <table:table-cell office:value-type="float" office:value="0.0345133087931918">
            <text:p>0.0345133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entitled</text:p>
          </table:table-cell>
          <table:table-cell office:value-type="float" office:value="0.0345133087931918">
            <text:p>0.0345133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relationship</text:p>
          </table:table-cell>
          <table:table-cell office:value-type="float" office:value="0.0345254994567342">
            <text:p>0.0345255</text:p>
          </table:table-cell>
        </table:table-row>
        <table:table-row table:style-name="ro2">
          <table:table-cell office:value-type="string">
            <text:p>relationship</text:p>
          </table:table-cell>
          <table:table-cell office:value-type="string">
            <text:p>online</text:p>
          </table:table-cell>
          <table:table-cell office:value-type="float" office:value="0.0345254994567342">
            <text:p>0.0345255</text:p>
          </table:table-cell>
        </table:table-row>
        <table:table-row table:style-name="ro2">
          <table:table-cell office:value-type="string">
            <text:p>catfish</text:p>
          </table:table-cell>
          <table:table-cell office:value-type="string">
            <text:p>online</text:p>
          </table:table-cell>
          <table:table-cell office:value-type="float" office:value="0.0345257445085057">
            <text:p>0.0345257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persona</text:p>
          </table:table-cell>
          <table:table-cell office:value-type="float" office:value="0.0345257445085057">
            <text:p>0.0345257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catfish</text:p>
          </table:table-cell>
          <table:table-cell office:value-type="float" office:value="0.0345257445085057">
            <text:p>0.0345257</text:p>
          </table:table-cell>
        </table:table-row>
        <table:table-row table:style-name="ro2">
          <table:table-cell office:value-type="string">
            <text:p>persona</text:p>
          </table:table-cell>
          <table:table-cell office:value-type="string">
            <text:p>online</text:p>
          </table:table-cell>
          <table:table-cell office:value-type="float" office:value="0.0345257445085057">
            <text:p>0.0345257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deposit</text:p>
          </table:table-cell>
          <table:table-cell office:value-type="float" office:value="0.0345716972272009">
            <text:p>0.0345717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checks</text:p>
          </table:table-cell>
          <table:table-cell office:value-type="float" office:value="0.0345716972272009">
            <text:p>0.0345717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string">
            <text:p>subcommittee</text:p>
          </table:table-cell>
          <table:table-cell office:value-type="float" office:value="0.0346386976597434">
            <text:p>0.0346387</text:p>
          </table:table-cell>
        </table:table-row>
        <table:table-row table:style-name="ro1">
          <table:table-cell office:value-type="string">
            <text:p>subcommittee</text:p>
          </table:table-cell>
          <table:table-cell office:value-type="string">
            <text:p>senate</text:p>
          </table:table-cell>
          <table:table-cell office:value-type="float" office:value="0.0346386976597434">
            <text:p>0.0346387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swipe</text:p>
          </table:table-cell>
          <table:table-cell office:value-type="float" office:value="0.0347694561258789">
            <text:p>0.0347695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atm</text:p>
          </table:table-cell>
          <table:table-cell office:value-type="float" office:value="0.0347694561258789">
            <text:p>0.0347695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outstanding</text:p>
          </table:table-cell>
          <table:table-cell office:value-type="float" office:value="0.0347759022337306">
            <text:p>0.0347759</text:p>
          </table:table-cell>
        </table:table-row>
        <table:table-row table:style-name="ro2">
          <table:table-cell office:value-type="string">
            <text:p>outstanding</text:p>
          </table:table-cell>
          <table:table-cell office:value-type="string">
            <text:p>edwards</text:p>
          </table:table-cell>
          <table:table-cell office:value-type="float" office:value="0.0347759022337306">
            <text:p>0.0347759</text:p>
          </table:table-cell>
        </table:table-row>
        <table:table-row table:style-name="ro2">
          <table:table-cell office:value-type="string">
            <text:p>dallas</text:p>
          </table:table-cell>
          <table:table-cell office:value-type="string">
            <text:p>outstanding</text:p>
          </table:table-cell>
          <table:table-cell office:value-type="float" office:value="0.0347762962664301">
            <text:p>0.0347763</text:p>
          </table:table-cell>
        </table:table-row>
        <table:table-row table:style-name="ro2">
          <table:table-cell office:value-type="string">
            <text:p>outstanding</text:p>
          </table:table-cell>
          <table:table-cell office:value-type="string">
            <text:p>dallas</text:p>
          </table:table-cell>
          <table:table-cell office:value-type="float" office:value="0.0347762962664301">
            <text:p>0.0347763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full</text:p>
          </table:table-cell>
          <table:table-cell office:value-type="float" office:value="0.0347949956289553">
            <text:p>0.034795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enjoy</text:p>
          </table:table-cell>
          <table:table-cell office:value-type="float" office:value="0.0347949956289553">
            <text:p>0.0347950</text:p>
          </table:table-cell>
        </table:table-row>
        <table:table-row table:style-name="ro2">
          <table:table-cell office:value-type="string">
            <text:p>felony</text:p>
          </table:table-cell>
          <table:table-cell office:value-type="string">
            <text:p>seconddegree</text:p>
          </table:table-cell>
          <table:table-cell office:value-type="float" office:value="0.0348010794899931">
            <text:p>0.0348011</text:p>
          </table:table-cell>
        </table:table-row>
        <table:table-row table:style-name="ro2">
          <table:table-cell office:value-type="string">
            <text:p>seconddegree</text:p>
          </table:table-cell>
          <table:table-cell office:value-type="string">
            <text:p>felony</text:p>
          </table:table-cell>
          <table:table-cell office:value-type="float" office:value="0.0348010794899931">
            <text:p>0.0348011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sunday</text:p>
          </table:table-cell>
          <table:table-cell office:value-type="float" office:value="0.034834332701039">
            <text:p>0.034834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mike</text:p>
          </table:table-cell>
          <table:table-cell office:value-type="float" office:value="0.034834332701039">
            <text:p>0.0348343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swipe</text:p>
          </table:table-cell>
          <table:table-cell office:value-type="float" office:value="0.0349050779404079">
            <text:p>0.0349051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equipment</text:p>
          </table:table-cell>
          <table:table-cell office:value-type="float" office:value="0.0349050779404079">
            <text:p>0.0349051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rate</text:p>
          </table:table-cell>
          <table:table-cell office:value-type="float" office:value="0.0349378098234759">
            <text:p>0.0349378</text:p>
          </table:table-cell>
        </table:table-row>
        <table:table-row table:style-name="ro2">
          <table:table-cell office:value-type="string">
            <text:p>rate</text:p>
          </table:table-cell>
          <table:table-cell office:value-type="string">
            <text:p>percapita</text:p>
          </table:table-cell>
          <table:table-cell office:value-type="float" office:value="0.0349378098234759">
            <text:p>0.0349378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husband</text:p>
          </table:table-cell>
          <table:table-cell office:value-type="float" office:value="0.0350332471633124">
            <text:p>0.0350332</text:p>
          </table:table-cell>
        </table:table-row>
        <table:table-row table:style-name="ro1">
          <table:table-cell office:value-type="string">
            <text:p>husband</text:p>
          </table:table-cell>
          <table:table-cell office:value-type="string">
            <text:p>hospital</text:p>
          </table:table-cell>
          <table:table-cell office:value-type="float" office:value="0.0350332471633124">
            <text:p>0.0350332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preparer</text:p>
          </table:table-cell>
          <table:table-cell office:value-type="float" office:value="0.0351355447737169">
            <text:p>0.0351355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expenses</text:p>
          </table:table-cell>
          <table:table-cell office:value-type="float" office:value="0.0351355447737169">
            <text:p>0.0351355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om</text:p>
          </table:table-cell>
          <table:table-cell office:value-type="float" office:value="0.0351699338510612">
            <text:p>0.0351699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me</text:p>
          </table:table-cell>
          <table:table-cell office:value-type="float" office:value="0.0351699338510612">
            <text:p>0.0351699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kimming</text:p>
          </table:table-cell>
          <table:table-cell office:value-type="float" office:value="0.0352228605582585">
            <text:p>0.0352229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card</text:p>
          </table:table-cell>
          <table:table-cell office:value-type="float" office:value="0.0352228605582585">
            <text:p>0.0352229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treasury</text:p>
          </table:table-cell>
          <table:table-cell office:value-type="float" office:value="0.0353087219469049">
            <text:p>0.0353087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institutions</text:p>
          </table:table-cell>
          <table:table-cell office:value-type="float" office:value="0.0353087219469049">
            <text:p>0.0353087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subscribe</text:p>
          </table:table-cell>
          <table:table-cell office:value-type="float" office:value="0.035423559974925">
            <text:p>0.0354236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sked</text:p>
          </table:table-cell>
          <table:table-cell office:value-type="float" office:value="0.035423559974925">
            <text:p>0.0354236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planning</text:p>
          </table:table-cell>
          <table:table-cell office:value-type="float" office:value="0.0354745003421246">
            <text:p>0.0354745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pension</text:p>
          </table:table-cell>
          <table:table-cell office:value-type="float" office:value="0.0354745003421246">
            <text:p>0.0354745</text:p>
          </table:table-cell>
        </table:table-row>
        <table:table-row table:style-name="ro2">
          <table:table-cell office:value-type="string">
            <text:p>dealer</text:p>
          </table:table-cell>
          <table:table-cell office:value-type="string">
            <text:p>sheryl</text:p>
          </table:table-cell>
          <table:table-cell office:value-type="float" office:value="0.0354866951778191">
            <text:p>0.0354867</text:p>
          </table:table-cell>
        </table:table-row>
        <table:table-row table:style-name="ro2">
          <table:table-cell office:value-type="string">
            <text:p>plain</text:p>
          </table:table-cell>
          <table:table-cell office:value-type="string">
            <text:p>sheryl</text:p>
          </table:table-cell>
          <table:table-cell office:value-type="float" office:value="0.0354866951778191">
            <text:p>0.0354867</text:p>
          </table:table-cell>
        </table:table-row>
        <table:table-row table:style-name="ro2">
          <table:table-cell office:value-type="string">
            <text:p>sheryl</text:p>
          </table:table-cell>
          <table:table-cell office:value-type="string">
            <text:p>plain</text:p>
          </table:table-cell>
          <table:table-cell office:value-type="float" office:value="0.0354866951778191">
            <text:p>0.0354867</text:p>
          </table:table-cell>
        </table:table-row>
        <table:table-row table:style-name="ro2">
          <table:table-cell office:value-type="string">
            <text:p>sheryl</text:p>
          </table:table-cell>
          <table:table-cell office:value-type="string">
            <text:p>dealer</text:p>
          </table:table-cell>
          <table:table-cell office:value-type="float" office:value="0.0354866951778191">
            <text:p>0.0354867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records</text:p>
          </table:table-cell>
          <table:table-cell office:value-type="float" office:value="0.0355213912531783">
            <text:p>0.0355214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organizations</text:p>
          </table:table-cell>
          <table:table-cell office:value-type="float" office:value="0.0355213912531783">
            <text:p>0.0355214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full</text:p>
          </table:table-cell>
          <table:table-cell office:value-type="float" office:value="0.0355894066438663">
            <text:p>0.0355894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entitled</text:p>
          </table:table-cell>
          <table:table-cell office:value-type="float" office:value="0.0355894066438663">
            <text:p>0.0355894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view</text:p>
          </table:table-cell>
          <table:table-cell office:value-type="float" office:value="0.0356642786810728">
            <text:p>0.0356643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full</text:p>
          </table:table-cell>
          <table:table-cell office:value-type="float" office:value="0.0356642786810728">
            <text:p>0.035664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purchase</text:p>
          </table:table-cell>
          <table:table-cell office:value-type="float" office:value="0.0356928238996159">
            <text:p>0.0356928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purchase</text:p>
          </table:table-cell>
          <table:table-cell office:value-type="float" office:value="0.0356928238996159">
            <text:p>0.0356928</text:p>
          </table:table-cell>
        </table:table-row>
        <table:table-row table:style-name="ro2">
          <table:table-cell office:value-type="string">
            <text:p>purchase</text:p>
          </table:table-cell>
          <table:table-cell office:value-type="string">
            <text:p>postbulletin</text:p>
          </table:table-cell>
          <table:table-cell office:value-type="float" office:value="0.0356928238996159">
            <text:p>0.0356928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affordable</text:p>
          </table:table-cell>
          <table:table-cell office:value-type="float" office:value="0.0356928238996159">
            <text:p>0.0356928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remaining</text:p>
          </table:table-cell>
          <table:table-cell office:value-type="float" office:value="0.0357112403251639">
            <text:p>0.0357112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purchase</text:p>
          </table:table-cell>
          <table:table-cell office:value-type="float" office:value="0.0357112403251639">
            <text:p>0.0357112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played</text:p>
          </table:table-cell>
          <table:table-cell office:value-type="float" office:value="0.035736302185141">
            <text:p>0.0357363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forward</text:p>
          </table:table-cell>
          <table:table-cell office:value-type="float" office:value="0.035736302185141">
            <text:p>0.0357363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float" office:value="0.0358576256645249">
            <text:p>0.0358576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login</text:p>
          </table:table-cell>
          <table:table-cell office:value-type="float" office:value="0.0358576256645249">
            <text:p>0.0358576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stored</text:p>
          </table:table-cell>
          <table:table-cell office:value-type="float" office:value="0.035874693609267">
            <text:p>0.0358747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deleted</text:p>
          </table:table-cell>
          <table:table-cell office:value-type="float" office:value="0.035874693609267">
            <text:p>0.0358747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o</text:p>
          </table:table-cell>
          <table:table-cell office:value-type="float" office:value="0.0359597966637707">
            <text:p>0.0359598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institutions</text:p>
          </table:table-cell>
          <table:table-cell office:value-type="float" office:value="0.0359597966637707">
            <text:p>0.0359598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view</text:p>
          </table:table-cell>
          <table:table-cell office:value-type="float" office:value="0.0361144624696387">
            <text:p>0.0361145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purchase</text:p>
          </table:table-cell>
          <table:table-cell office:value-type="float" office:value="0.0361144624696387">
            <text:p>0.0361145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register</text:p>
          </table:table-cell>
          <table:table-cell office:value-type="float" office:value="0.0361988432951885">
            <text:p>0.036198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articles</text:p>
          </table:table-cell>
          <table:table-cell office:value-type="float" office:value="0.0361988432951885">
            <text:p>0.0361988</text:p>
          </table:table-cell>
        </table:table-row>
        <table:table-row table:style-name="ro2">
          <table:table-cell office:value-type="string">
            <text:p>carrol</text:p>
          </table:table-cell>
          <table:table-cell office:value-type="string">
            <text:p>springs</text:p>
          </table:table-cell>
          <table:table-cell office:value-type="float" office:value="0.0363285118905922">
            <text:p>0.0363285</text:p>
          </table:table-cell>
        </table:table-row>
        <table:table-row table:style-name="ro2">
          <table:table-cell office:value-type="string">
            <text:p>springs</text:p>
          </table:table-cell>
          <table:table-cell office:value-type="string">
            <text:p>carrol</text:p>
          </table:table-cell>
          <table:table-cell office:value-type="float" office:value="0.0363285118905922">
            <text:p>0.0363285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thank</text:p>
          </table:table-cell>
          <table:table-cell office:value-type="float" office:value="0.0364023136959629">
            <text:p>0.036402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currently</text:p>
          </table:table-cell>
          <table:table-cell office:value-type="float" office:value="0.0364023136959629">
            <text:p>0.0364023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messages</text:p>
          </table:table-cell>
          <table:table-cell office:value-type="float" office:value="0.0365526173856574">
            <text:p>0.0365526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malicious</text:p>
          </table:table-cell>
          <table:table-cell office:value-type="float" office:value="0.0365526173856574">
            <text:p>0.0365526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title</text:p>
          </table:table-cell>
          <table:table-cell office:value-type="float" office:value="0.0365953608121693">
            <text:p>0.0365954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code</text:p>
          </table:table-cell>
          <table:table-cell office:value-type="float" office:value="0.0365953608121693">
            <text:p>0.0365954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view</text:p>
          </table:table-cell>
          <table:table-cell office:value-type="float" office:value="0.0366520682144533">
            <text:p>0.0366521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register</text:p>
          </table:table-cell>
          <table:table-cell office:value-type="float" office:value="0.0366520682144533">
            <text:p>0.0366521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tap</text:p>
          </table:table-cell>
          <table:table-cell office:value-type="float" office:value="0.0367184503258937">
            <text:p>0.0367185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eset</text:p>
          </table:table-cell>
          <table:table-cell office:value-type="float" office:value="0.0367184503258937">
            <text:p>0.036718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treasury</text:p>
          </table:table-cell>
          <table:table-cell office:value-type="float" office:value="0.0367186415352292">
            <text:p>0.0367186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o</text:p>
          </table:table-cell>
          <table:table-cell office:value-type="float" office:value="0.0367186415352292">
            <text:p>0.0367186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kimming</text:p>
          </table:table-cell>
          <table:table-cell office:value-type="float" office:value="0.0367497020366921">
            <text:p>0.0367497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groups</text:p>
          </table:table-cell>
          <table:table-cell office:value-type="float" office:value="0.0367497020366921">
            <text:p>0.0367497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spokesperson</text:p>
          </table:table-cell>
          <table:table-cell office:value-type="float" office:value="0.0367832377290127">
            <text:p>0.0367832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regarding</text:p>
          </table:table-cell>
          <table:table-cell office:value-type="float" office:value="0.0367832377290127">
            <text:p>0.0367832</text:p>
          </table:table-cell>
        </table:table-row>
        <table:table-row table:style-name="ro2">
          <table:table-cell office:value-type="string">
            <text:p>guess</text:p>
          </table:table-cell>
          <table:table-cell office:value-type="string">
            <text:p>hollywood</text:p>
          </table:table-cell>
          <table:table-cell office:value-type="float" office:value="0.0369423117175355">
            <text:p>0.0369423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guess</text:p>
          </table:table-cell>
          <table:table-cell office:value-type="float" office:value="0.0369423117175355">
            <text:p>0.036942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inconsistent</text:p>
          </table:table-cell>
          <table:table-cell office:value-type="float" office:value="0.0370603155161908">
            <text:p>0.0370603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cashing</text:p>
          </table:table-cell>
          <table:table-cell office:value-type="float" office:value="0.0370603155161908">
            <text:p>0.037060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volume</text:p>
          </table:table-cell>
          <table:table-cell office:value-type="float" office:value="0.0370603271291444">
            <text:p>0.0370603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cashing</text:p>
          </table:table-cell>
          <table:table-cell office:value-type="float" office:value="0.0370603271291444">
            <text:p>0.0370603</text:p>
          </table:table-cell>
        </table:table-row>
        <table:table-row table:style-name="ro2">
          <table:table-cell office:value-type="string">
            <text:p>cashing</text:p>
          </table:table-cell>
          <table:table-cell office:value-type="string">
            <text:p>fincen</text:p>
          </table:table-cell>
          <table:table-cell office:value-type="float" office:value="0.037060338765352">
            <text:p>0.0370603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cashing</text:p>
          </table:table-cell>
          <table:table-cell office:value-type="float" office:value="0.037060338765352">
            <text:p>0.037060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full</text:p>
          </table:table-cell>
          <table:table-cell office:value-type="float" office:value="0.0370844513934044">
            <text:p>0.0370845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articles</text:p>
          </table:table-cell>
          <table:table-cell office:value-type="float" office:value="0.0370844513934044">
            <text:p>0.0370845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kimmers</text:p>
          </table:table-cell>
          <table:table-cell office:value-type="float" office:value="0.0372482938518125">
            <text:p>0.0372483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pumps</text:p>
          </table:table-cell>
          <table:table-cell office:value-type="float" office:value="0.0372482938518125">
            <text:p>0.0372483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card</text:p>
          </table:table-cell>
          <table:table-cell office:value-type="float" office:value="0.0372482938518125">
            <text:p>0.0372483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card</text:p>
          </table:table-cell>
          <table:table-cell office:value-type="float" office:value="0.0372482938518125">
            <text:p>0.037248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checks</text:p>
          </table:table-cell>
          <table:table-cell office:value-type="float" office:value="0.037449145284275">
            <text:p>0.0374491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cashing</text:p>
          </table:table-cell>
          <table:table-cell office:value-type="float" office:value="0.037449145284275">
            <text:p>0.0374491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institution</text:p>
          </table:table-cell>
          <table:table-cell office:value-type="float" office:value="0.0374887863667095">
            <text:p>0.0374888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checks</text:p>
          </table:table-cell>
          <table:table-cell office:value-type="float" office:value="0.0374887863667095">
            <text:p>0.0374888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gas</text:p>
          </table:table-cell>
          <table:table-cell office:value-type="float" office:value="0.0376041267214794">
            <text:p>0.037604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ard</text:p>
          </table:table-cell>
          <table:table-cell office:value-type="float" office:value="0.0376041267214794">
            <text:p>0.0376041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stuber</text:p>
          </table:table-cell>
          <table:table-cell office:value-type="float" office:value="0.037747940157449">
            <text:p>0.0377479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itunes</text:p>
          </table:table-cell>
          <table:table-cell office:value-type="float" office:value="0.037747940157449">
            <text:p>0.0377479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itunes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music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volkert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macintosh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financing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itunes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itunes</text:p>
          </table:table-cell>
          <table:table-cell office:value-type="float" office:value="0.0377479720537949">
            <text:p>0.037748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itunes</text:p>
          </table:table-cell>
          <table:table-cell office:value-type="float" office:value="0.0377479720537949">
            <text:p>0.0377480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reset</text:p>
          </table:table-cell>
          <table:table-cell office:value-type="float" office:value="0.0380183904551825">
            <text:p>0.0380184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reformat</text:p>
          </table:table-cell>
          <table:table-cell office:value-type="float" office:value="0.0380183904551825">
            <text:p>0.0380184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recognize</text:p>
          </table:table-cell>
          <table:table-cell office:value-type="float" office:value="0.0381005307083042">
            <text:p>0.0381005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creditor</text:p>
          </table:table-cell>
          <table:table-cell office:value-type="float" office:value="0.0381005307083042">
            <text:p>0.0381005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subscription</text:p>
          </table:table-cell>
          <table:table-cell office:value-type="float" office:value="0.0381476005375836">
            <text:p>0.0381476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purchase</text:p>
          </table:table-cell>
          <table:table-cell office:value-type="float" office:value="0.0381476005375836">
            <text:p>0.0381476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organizations</text:p>
          </table:table-cell>
          <table:table-cell office:value-type="float" office:value="0.0383341980591808">
            <text:p>0.0383342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hospitals</text:p>
          </table:table-cell>
          <table:table-cell office:value-type="float" office:value="0.0383341980591808">
            <text:p>0.0383342</text:p>
          </table:table-cell>
        </table:table-row>
        <table:table-row table:style-name="ro1">
          <table:table-cell office:value-type="string">
            <text:p>lewis</text:p>
          </table:table-cell>
          <table:table-cell office:value-type="string">
            <text:p>therapist</text:p>
          </table:table-cell>
          <table:table-cell office:value-type="float" office:value="0.0383441326836341">
            <text:p>0.0383441</text:p>
          </table:table-cell>
        </table:table-row>
        <table:table-row table:style-name="ro1">
          <table:table-cell office:value-type="string">
            <text:p>therapist</text:p>
          </table:table-cell>
          <table:table-cell office:value-type="string">
            <text:p>lewis</text:p>
          </table:table-cell>
          <table:table-cell office:value-type="float" office:value="0.0383441326836341">
            <text:p>0.0383441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transactions</text:p>
          </table:table-cell>
          <table:table-cell office:value-type="float" office:value="0.0384992701516">
            <text:p>0.0384993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direct</text:p>
          </table:table-cell>
          <table:table-cell office:value-type="float" office:value="0.0384992701516">
            <text:p>0.0384993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thank</text:p>
          </table:table-cell>
          <table:table-cell office:value-type="float" office:value="0.0385515040157441">
            <text:p>0.0385515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sked</text:p>
          </table:table-cell>
          <table:table-cell office:value-type="float" office:value="0.0385515040157441">
            <text:p>0.0385515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stuber</text:p>
          </table:table-cell>
          <table:table-cell office:value-type="float" office:value="0.0386130319241698">
            <text:p>0.0386130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product</text:p>
          </table:table-cell>
          <table:table-cell office:value-type="float" office:value="0.0386130319241698">
            <text:p>0.0386130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product</text:p>
          </table:table-cell>
          <table:table-cell office:value-type="float" office:value="0.0386131281136498">
            <text:p>0.0386131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product</text:p>
          </table:table-cell>
          <table:table-cell office:value-type="float" office:value="0.0386131281136498">
            <text:p>0.0386131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product</text:p>
          </table:table-cell>
          <table:table-cell office:value-type="float" office:value="0.0386131281136498">
            <text:p>0.0386131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music</text:p>
          </table:table-cell>
          <table:table-cell office:value-type="float" office:value="0.0386131281136498">
            <text:p>0.0386131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volkert</text:p>
          </table:table-cell>
          <table:table-cell office:value-type="float" office:value="0.0386131281136498">
            <text:p>0.0386131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macintosh</text:p>
          </table:table-cell>
          <table:table-cell office:value-type="float" office:value="0.0386131281136498">
            <text:p>0.0386131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financing</text:p>
          </table:table-cell>
          <table:table-cell office:value-type="float" office:value="0.0386131281136498">
            <text:p>0.0386131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product</text:p>
          </table:table-cell>
          <table:table-cell office:value-type="float" office:value="0.0386131281136498">
            <text:p>0.0386131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defendant</text:p>
          </table:table-cell>
          <table:table-cell office:value-type="float" office:value="0.0391652281429837">
            <text:p>0.0391652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code</text:p>
          </table:table-cell>
          <table:table-cell office:value-type="float" office:value="0.0391652281429837">
            <text:p>0.0391652</text:p>
          </table:table-cell>
        </table:table-row>
        <table:table-row table:style-name="ro2">
          <table:table-cell office:value-type="string">
            <text:p>assistance</text:p>
          </table:table-cell>
          <table:table-cell office:value-type="string">
            <text:p>jackson</text:p>
          </table:table-cell>
          <table:table-cell office:value-type="float" office:value="0.0392146156269997">
            <text:p>0.0392146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assistance</text:p>
          </table:table-cell>
          <table:table-cell office:value-type="float" office:value="0.0392146156269997">
            <text:p>0.0392146</text:p>
          </table:table-cell>
        </table:table-row>
        <table:table-row table:style-name="ro2">
          <table:table-cell office:value-type="string">
            <text:p>around</text:p>
          </table:table-cell>
          <table:table-cell office:value-type="string">
            <text:p>evernote</text:p>
          </table:table-cell>
          <table:table-cell office:value-type="float" office:value="0.0392498244333792">
            <text:p>0.0392498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around</text:p>
          </table:table-cell>
          <table:table-cell office:value-type="float" office:value="0.0392498244333792">
            <text:p>0.0392498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thank</text:p>
          </table:table-cell>
          <table:table-cell office:value-type="float" office:value="0.0392661319912221">
            <text:p>0.039266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subscribe</text:p>
          </table:table-cell>
          <table:table-cell office:value-type="float" office:value="0.0392661319912221">
            <text:p>0.039266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option</text:p>
          </table:table-cell>
          <table:table-cell office:value-type="float" office:value="0.0394594943434564">
            <text:p>0.0394595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memory</text:p>
          </table:table-cell>
          <table:table-cell office:value-type="float" office:value="0.0394594943434564">
            <text:p>0.0394595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equipment</text:p>
          </table:table-cell>
          <table:table-cell office:value-type="float" office:value="0.0396153460152259">
            <text:p>0.0396153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card</text:p>
          </table:table-cell>
          <table:table-cell office:value-type="float" office:value="0.0396153460152259">
            <text:p>0.0396153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option</text:p>
          </table:table-cell>
          <table:table-cell office:value-type="float" office:value="0.0397417684207198">
            <text:p>0.0397418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deleted</text:p>
          </table:table-cell>
          <table:table-cell office:value-type="float" office:value="0.0397417684207198">
            <text:p>0.0397418</text:p>
          </table:table-cell>
        </table:table-row>
        <table:table-row table:style-name="ro2">
          <table:table-cell office:value-type="string">
            <text:p>infected</text:p>
          </table:table-cell>
          <table:table-cell office:value-type="string">
            <text:p>kaspersky</text:p>
          </table:table-cell>
          <table:table-cell office:value-type="float" office:value="0.0399746402498612">
            <text:p>0.0399746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infected</text:p>
          </table:table-cell>
          <table:table-cell office:value-type="float" office:value="0.0399746402498612">
            <text:p>0.0399746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infected</text:p>
          </table:table-cell>
          <table:table-cell office:value-type="float" office:value="0.0399746574888598">
            <text:p>0.0399747</text:p>
          </table:table-cell>
        </table:table-row>
        <table:table-row table:style-name="ro2">
          <table:table-cell office:value-type="string">
            <text:p>infected</text:p>
          </table:table-cell>
          <table:table-cell office:value-type="string">
            <text:p>bestuzhev</text:p>
          </table:table-cell>
          <table:table-cell office:value-type="float" office:value="0.0399746574888598">
            <text:p>0.0399747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professional</text:p>
          </table:table-cell>
          <table:table-cell office:value-type="float" office:value="0.0399878135714888">
            <text:p>0.0399878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preparer</text:p>
          </table:table-cell>
          <table:table-cell office:value-type="float" office:value="0.0399878135714888">
            <text:p>0.0399878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refund</text:p>
          </table:table-cell>
          <table:table-cell office:value-type="float" office:value="0.0400275761691525">
            <text:p>0.0400276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checks</text:p>
          </table:table-cell>
          <table:table-cell office:value-type="float" office:value="0.0400275761691525">
            <text:p>0.0400276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purchase</text:p>
          </table:table-cell>
          <table:table-cell office:value-type="float" office:value="0.0400355493507816">
            <text:p>0.0400355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entitled</text:p>
          </table:table-cell>
          <table:table-cell office:value-type="float" office:value="0.0400355493507816">
            <text:p>0.0400355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full</text:p>
          </table:table-cell>
          <table:table-cell office:value-type="float" office:value="0.0401093547101894">
            <text:p>0.0401094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asked</text:p>
          </table:table-cell>
          <table:table-cell office:value-type="float" office:value="0.0401093547101894">
            <text:p>0.0401094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id</text:p>
          </table:table-cell>
          <table:table-cell office:value-type="float" office:value="0.0401164262608869">
            <text:p>0.0401164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deleted</text:p>
          </table:table-cell>
          <table:table-cell office:value-type="float" office:value="0.0401164262608869">
            <text:p>0.0401164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lawyer</text:p>
          </table:table-cell>
          <table:table-cell office:value-type="float" office:value="0.0401426879833866">
            <text:p>0.0401427</text:p>
          </table:table-cell>
        </table:table-row>
        <table:table-row table:style-name="ro2">
          <table:table-cell office:value-type="string">
            <text:p>lawyer</text:p>
          </table:table-cell>
          <table:table-cell office:value-type="string">
            <text:p>ira</text:p>
          </table:table-cell>
          <table:table-cell office:value-type="float" office:value="0.0401426879833866">
            <text:p>0.0401427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win</text:p>
          </table:table-cell>
          <table:table-cell office:value-type="float" office:value="0.0401899155507598">
            <text:p>0.0401899</text:p>
          </table:table-cell>
        </table:table-row>
        <table:table-row table:style-name="ro2">
          <table:table-cell office:value-type="string">
            <text:p>win</text:p>
          </table:table-cell>
          <table:table-cell office:value-type="string">
            <text:p>irish</text:p>
          </table:table-cell>
          <table:table-cell office:value-type="float" office:value="0.0401899155507598">
            <text:p>0.0401899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win</text:p>
          </table:table-cell>
          <table:table-cell office:value-type="float" office:value="0.0401903607941599">
            <text:p>0.0401904</text:p>
          </table:table-cell>
        </table:table-row>
        <table:table-row table:style-name="ro2">
          <table:table-cell office:value-type="string">
            <text:p>win</text:p>
          </table:table-cell>
          <table:table-cell office:value-type="string">
            <text:p>marquette</text:p>
          </table:table-cell>
          <table:table-cell office:value-type="float" office:value="0.0401903607941599">
            <text:p>0.0401904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win</text:p>
          </table:table-cell>
          <table:table-cell office:value-type="float" office:value="0.0401905089285289">
            <text:p>0.0401905</text:p>
          </table:table-cell>
        </table:table-row>
        <table:table-row table:style-name="ro2">
          <table:table-cell office:value-type="string">
            <text:p>win</text:p>
          </table:table-cell>
          <table:table-cell office:value-type="string">
            <text:p>brey</text:p>
          </table:table-cell>
          <table:table-cell office:value-type="float" office:value="0.0401905089285289">
            <text:p>0.0401905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win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win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win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golden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eagles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martin</text:p>
          </table:table-cell>
          <table:table-cell office:value-type="float" office:value="0.040190656923638">
            <text:p>0.0401907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forward</text:p>
          </table:table-cell>
          <table:table-cell office:value-type="float" office:value="0.0402335273309503">
            <text:p>0.0402335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big</text:p>
          </table:table-cell>
          <table:table-cell office:value-type="float" office:value="0.0402335273309503">
            <text:p>0.0402335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variation</text:p>
          </table:table-cell>
          <table:table-cell office:value-type="float" office:value="0.0403908070101696">
            <text:p>0.0403908</text:p>
          </table:table-cell>
        </table:table-row>
        <table:table-row table:style-name="ro2">
          <table:table-cell office:value-type="string">
            <text:p>login</text:p>
          </table:table-cell>
          <table:table-cell office:value-type="string">
            <text:p>passphrase</text:p>
          </table:table-cell>
          <table:table-cell office:value-type="float" office:value="0.0403908070101696">
            <text:p>0.0403908</text:p>
          </table:table-cell>
        </table:table-row>
        <table:table-row table:style-name="ro2">
          <table:table-cell office:value-type="string">
            <text:p>login</text:p>
          </table:table-cell>
          <table:table-cell office:value-type="string">
            <text:p>username</text:p>
          </table:table-cell>
          <table:table-cell office:value-type="float" office:value="0.0403908070101696">
            <text:p>0.0403908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login</text:p>
          </table:table-cell>
          <table:table-cell office:value-type="float" office:value="0.0403908070101696">
            <text:p>0.0403908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login</text:p>
          </table:table-cell>
          <table:table-cell office:value-type="float" office:value="0.0403908070101696">
            <text:p>0.0403908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login</text:p>
          </table:table-cell>
          <table:table-cell office:value-type="float" office:value="0.0403908070101696">
            <text:p>0.0403908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mccoy</text:p>
          </table:table-cell>
          <table:table-cell office:value-type="float" office:value="0.040416047445728">
            <text:p>0.0404160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kevin</text:p>
          </table:table-cell>
          <table:table-cell office:value-type="float" office:value="0.040416047445728">
            <text:p>0.0404160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register</text:p>
          </table:table-cell>
          <table:table-cell office:value-type="float" office:value="0.0406917052201451">
            <text:p>0.0406917</text:p>
          </table:table-cell>
        </table:table-row>
        <table:table-row table:style-name="ro1">
          <table:table-cell office:value-type="string">
            <text:p>register</text:p>
          </table:table-cell>
          <table:table-cell table:style-name="ce1" office:value-type="string">
            <text:p>30</text:p>
          </table:table-cell>
          <table:table-cell office:value-type="float" office:value="0.0406917052201451">
            <text:p>0.0406917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my</text:p>
          </table:table-cell>
          <table:table-cell office:value-type="float" office:value="0.0406958473344607">
            <text:p>0.0406958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om</text:p>
          </table:table-cell>
          <table:table-cell office:value-type="float" office:value="0.0406958473344607">
            <text:p>0.0406958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thank</text:p>
          </table:table-cell>
          <table:table-cell office:value-type="float" office:value="0.0408551212714272">
            <text:p>0.040855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site</text:p>
          </table:table-cell>
          <table:table-cell office:value-type="float" office:value="0.0408551212714272">
            <text:p>0.0408551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smartphone</text:p>
          </table:table-cell>
          <table:table-cell office:value-type="float" office:value="0.0409424082925557">
            <text:p>0.0409424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apps</text:p>
          </table:table-cell>
          <table:table-cell office:value-type="float" office:value="0.0409424082925557">
            <text:p>0.0409424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win</text:p>
          </table:table-cell>
          <table:table-cell office:value-type="float" office:value="0.0412229376698947">
            <text:p>0.0412229</text:p>
          </table:table-cell>
        </table:table-row>
        <table:table-row table:style-name="ro2">
          <table:table-cell office:value-type="string">
            <text:p>win</text:p>
          </table:table-cell>
          <table:table-cell office:value-type="string">
            <text:p>notre</text:p>
          </table:table-cell>
          <table:table-cell office:value-type="float" office:value="0.0412229376698947">
            <text:p>0.0412229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multiple</text:p>
          </table:table-cell>
          <table:table-cell office:value-type="float" office:value="0.0413770721074077">
            <text:p>0.0413771</text:p>
          </table:table-cell>
        </table:table-row>
        <table:table-row table:style-name="ro2">
          <table:table-cell office:value-type="string">
            <text:p>multiple</text:p>
          </table:table-cell>
          <table:table-cell office:value-type="string">
            <text:p>fincen</text:p>
          </table:table-cell>
          <table:table-cell office:value-type="float" office:value="0.0413770721074077">
            <text:p>0.0413771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volume</text:p>
          </table:table-cell>
          <table:table-cell office:value-type="float" office:value="0.041377111613503">
            <text:p>0.041377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multiple</text:p>
          </table:table-cell>
          <table:table-cell office:value-type="float" office:value="0.041377111613503">
            <text:p>0.041377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multiple</text:p>
          </table:table-cell>
          <table:table-cell office:value-type="float" office:value="0.0413771511120818">
            <text:p>0.0413772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inconsistent</text:p>
          </table:table-cell>
          <table:table-cell office:value-type="float" office:value="0.0413771511120818">
            <text:p>0.0413772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table:style-name="ce1" office:value-type="string">
            <text:p>29</text:p>
          </table:table-cell>
          <table:table-cell office:value-type="float" office:value="0.0414045071588101">
            <text:p>0.0414045</text:p>
          </table:table-cell>
        </table:table-row>
        <table:table-row table:style-name="ro1">
          <table:table-cell table:style-name="ce1" office:value-type="string">
            <text:p>29</text:p>
          </table:table-cell>
          <table:table-cell table:style-name="ce1" office:value-type="string">
            <text:p>23</text:p>
          </table:table-cell>
          <table:table-cell office:value-type="float" office:value="0.0414045071588101">
            <text:p>0.0414045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plans</text:p>
          </table:table-cell>
          <table:table-cell office:value-type="float" office:value="0.0415499313398393">
            <text:p>0.0415499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planning</text:p>
          </table:table-cell>
          <table:table-cell office:value-type="float" office:value="0.0415499313398393">
            <text:p>0.0415499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win</text:p>
          </table:table-cell>
          <table:table-cell office:value-type="float" office:value="0.0416008629529764">
            <text:p>0.0416009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dame</text:p>
          </table:table-cell>
          <table:table-cell office:value-type="float" office:value="0.0416008629529764">
            <text:p>0.0416009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eformat</text:p>
          </table:table-cell>
          <table:table-cell office:value-type="float" office:value="0.0416043206779521">
            <text:p>0.0416043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printer</text:p>
          </table:table-cell>
          <table:table-cell office:value-type="float" office:value="0.0416043206779521">
            <text:p>0.0416043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office:value-type="string">
            <text:p>wells</text:p>
          </table:table-cell>
          <table:table-cell office:value-type="float" office:value="0.0416081032516495">
            <text:p>0.0416081</text:p>
          </table:table-cell>
        </table:table-row>
        <table:table-row table:style-name="ro1">
          <table:table-cell office:value-type="string">
            <text:p>wells</text:p>
          </table:table-cell>
          <table:table-cell table:style-name="ce1" office:value-type="string">
            <text:p>23</text:p>
          </table:table-cell>
          <table:table-cell office:value-type="float" office:value="0.0416081032516495">
            <text:p>0.0416081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prepaid</text:p>
          </table:table-cell>
          <table:table-cell office:value-type="float" office:value="0.0416226845847726">
            <text:p>0.0416227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multiple</text:p>
          </table:table-cell>
          <table:table-cell office:value-type="float" office:value="0.0416226845847726">
            <text:p>0.0416227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prepaid</text:p>
          </table:table-cell>
          <table:table-cell office:value-type="float" office:value="0.0416353615396576">
            <text:p>0.0416354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cashing</text:p>
          </table:table-cell>
          <table:table-cell office:value-type="float" office:value="0.0416353615396576">
            <text:p>0.0416354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phones</text:p>
          </table:table-cell>
          <table:table-cell office:value-type="float" office:value="0.0416519558220476">
            <text:p>0.0416520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favorite</text:p>
          </table:table-cell>
          <table:table-cell office:value-type="float" office:value="0.0416519558220476">
            <text:p>0.0416520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technology</text:p>
          </table:table-cell>
          <table:table-cell office:value-type="float" office:value="0.0417829272746755">
            <text:p>0.0417829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technology</text:p>
          </table:table-cell>
          <table:table-cell office:value-type="float" office:value="0.0417829272746755">
            <text:p>0.0417829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technology</text:p>
          </table:table-cell>
          <table:table-cell office:value-type="float" office:value="0.0417829272746755">
            <text:p>0.0417829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solomon</text:p>
          </table:table-cell>
          <table:table-cell office:value-type="float" office:value="0.0417829272746755">
            <text:p>0.0417829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tation</text:p>
          </table:table-cell>
          <table:table-cell office:value-type="float" office:value="0.0417829272746755">
            <text:p>0.0417829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rosa</text:p>
          </table:table-cell>
          <table:table-cell office:value-type="float" office:value="0.0417829272746755">
            <text:p>0.0417829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technology</text:p>
          </table:table-cell>
          <table:table-cell office:value-type="float" office:value="0.0417829609954439">
            <text:p>0.0417830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technology</text:p>
          </table:table-cell>
          <table:table-cell office:value-type="float" office:value="0.0417829609954439">
            <text:p>0.0417830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butler</text:p>
          </table:table-cell>
          <table:table-cell office:value-type="float" office:value="0.0417829609954439">
            <text:p>0.0417830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kimmer</text:p>
          </table:table-cell>
          <table:table-cell office:value-type="float" office:value="0.0417829609954439">
            <text:p>0.0417830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technology</text:p>
          </table:table-cell>
          <table:table-cell office:value-type="float" office:value="0.0417829947382113">
            <text:p>0.0417830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technology</text:p>
          </table:table-cell>
          <table:table-cell office:value-type="float" office:value="0.0417829947382113">
            <text:p>0.0417830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bernardino</text:p>
          </table:table-cell>
          <table:table-cell office:value-type="float" office:value="0.0417829947382113">
            <text:p>0.0417830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pump</text:p>
          </table:table-cell>
          <table:table-cell office:value-type="float" office:value="0.0417829947382113">
            <text:p>0.041783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technology</text:p>
          </table:table-cell>
          <table:table-cell office:value-type="float" office:value="0.0417831637806664">
            <text:p>0.0417832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fuentes</text:p>
          </table:table-cell>
          <table:table-cell office:value-type="float" office:value="0.0417831637806664">
            <text:p>0.0417832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represent</text:p>
          </table:table-cell>
          <table:table-cell office:value-type="float" office:value="0.0418459013673688">
            <text:p>0.0418459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deductions</text:p>
          </table:table-cell>
          <table:table-cell office:value-type="float" office:value="0.0418459013673688">
            <text:p>0.0418459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inconsistent</text:p>
          </table:table-cell>
          <table:table-cell office:value-type="float" office:value="0.0418589161147817">
            <text:p>0.0418589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activity</text:p>
          </table:table-cell>
          <table:table-cell office:value-type="float" office:value="0.0418589161147817">
            <text:p>0.0418589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volume</text:p>
          </table:table-cell>
          <table:table-cell office:value-type="float" office:value="0.0418591075275844">
            <text:p>0.041859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activity</text:p>
          </table:table-cell>
          <table:table-cell office:value-type="float" office:value="0.0418591075275844">
            <text:p>0.0418591</text:p>
          </table:table-cell>
        </table:table-row>
        <table:table-row table:style-name="ro2">
          <table:table-cell office:value-type="string">
            <text:p>activity</text:p>
          </table:table-cell>
          <table:table-cell office:value-type="string">
            <text:p>fincen</text:p>
          </table:table-cell>
          <table:table-cell office:value-type="float" office:value="0.0418592990717208">
            <text:p>0.0418593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activity</text:p>
          </table:table-cell>
          <table:table-cell office:value-type="float" office:value="0.0418592990717208">
            <text:p>0.0418593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treasury</text:p>
          </table:table-cell>
          <table:table-cell office:value-type="float" office:value="0.0419810175862556">
            <text:p>0.0419810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multiple</text:p>
          </table:table-cell>
          <table:table-cell office:value-type="float" office:value="0.0419810175862556">
            <text:p>0.0419810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preparer</text:p>
          </table:table-cell>
          <table:table-cell office:value-type="float" office:value="0.0419827486065815">
            <text:p>0.0419827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audits</text:p>
          </table:table-cell>
          <table:table-cell office:value-type="float" office:value="0.0419827486065815">
            <text:p>0.0419827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tations</text:p>
          </table:table-cell>
          <table:table-cell office:value-type="float" office:value="0.0420906301889807">
            <text:p>0.0420906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banks</text:p>
          </table:table-cell>
          <table:table-cell office:value-type="float" office:value="0.0420906301889807">
            <text:p>0.0420906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global</text:p>
          </table:table-cell>
          <table:table-cell office:value-type="float" office:value="0.042253220111643">
            <text:p>0.0422532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string">
            <text:p>cirio</text:p>
          </table:table-cell>
          <table:table-cell office:value-type="float" office:value="0.042253220111643">
            <text:p>0.0422532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global</text:p>
          </table:table-cell>
          <table:table-cell office:value-type="float" office:value="0.0422537695621433">
            <text:p>0.0422538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string">
            <text:p>cirios</text:p>
          </table:table-cell>
          <table:table-cell office:value-type="float" office:value="0.0422537695621433">
            <text:p>0.0422538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offshore</text:p>
          </table:table-cell>
          <table:table-cell office:value-type="float" office:value="0.0422537695621433">
            <text:p>0.0422538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global</text:p>
          </table:table-cell>
          <table:table-cell office:value-type="float" office:value="0.0422537695621433">
            <text:p>0.0422538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memory</text:p>
          </table:table-cell>
          <table:table-cell office:value-type="float" office:value="0.0422971762742224">
            <text:p>0.042297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deleted</text:p>
          </table:table-cell>
          <table:table-cell office:value-type="float" office:value="0.0422971762742224">
            <text:p>0.0422972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reformat</text:p>
          </table:table-cell>
          <table:table-cell office:value-type="float" office:value="0.0423088151109127">
            <text:p>0.0423088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hard</text:p>
          </table:table-cell>
          <table:table-cell office:value-type="float" office:value="0.0423088151109127">
            <text:p>0.0423088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iphone</text:p>
          </table:table-cell>
          <table:table-cell office:value-type="float" office:value="0.0424530788644615">
            <text:p>0.0424531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apple</text:p>
          </table:table-cell>
          <table:table-cell office:value-type="float" office:value="0.0424530788644615">
            <text:p>0.0424531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subscription</text:p>
          </table:table-cell>
          <table:table-cell office:value-type="float" office:value="0.0424664185563376">
            <text:p>0.0424664</text:p>
          </table:table-cell>
        </table:table-row>
        <table:table-row table:style-name="ro1">
          <table:table-cell office:value-type="string">
            <text:p>subscription</text:p>
          </table:table-cell>
          <table:table-cell table:style-name="ce1" office:value-type="string">
            <text:p>30</text:p>
          </table:table-cell>
          <table:table-cell office:value-type="float" office:value="0.0424664185563376">
            <text:p>0.0424664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win</text:p>
          </table:table-cell>
          <table:table-cell office:value-type="float" office:value="0.0425000924648649">
            <text:p>0.0425001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games</text:p>
          </table:table-cell>
          <table:table-cell office:value-type="float" office:value="0.0425000924648649">
            <text:p>0.0425001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organizations</text:p>
          </table:table-cell>
          <table:table-cell office:value-type="float" office:value="0.0425580646133782">
            <text:p>0.0425581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cloud</text:p>
          </table:table-cell>
          <table:table-cell office:value-type="float" office:value="0.0425580646133782">
            <text:p>0.0425581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phones</text:p>
          </table:table-cell>
          <table:table-cell office:value-type="float" office:value="0.0425707735284784">
            <text:p>0.0425708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phone</text:p>
          </table:table-cell>
          <table:table-cell office:value-type="float" office:value="0.0425707735284784">
            <text:p>0.0425708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pounds</text:p>
          </table:table-cell>
          <table:table-cell office:value-type="float" office:value="0.0426625971192646">
            <text:p>0.0426626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pounds</text:p>
          </table:table-cell>
          <table:table-cell office:value-type="float" office:value="0.0426625971192646">
            <text:p>0.0426626</text:p>
          </table:table-cell>
        </table:table-row>
        <table:table-row table:style-name="ro2">
          <table:table-cell office:value-type="string">
            <text:p>pounds</text:p>
          </table:table-cell>
          <table:table-cell office:value-type="string">
            <text:p>melissa</text:p>
          </table:table-cell>
          <table:table-cell office:value-type="float" office:value="0.0426625971192646">
            <text:p>0.0426626</text:p>
          </table:table-cell>
        </table:table-row>
        <table:table-row table:style-name="ro2">
          <table:table-cell office:value-type="string">
            <text:p>pounds</text:p>
          </table:table-cell>
          <table:table-cell office:value-type="string">
            <text:p>mccarthy</text:p>
          </table:table-cell>
          <table:table-cell office:value-type="float" office:value="0.0426625971192646">
            <text:p>0.0426626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phones</text:p>
          </table:table-cell>
          <table:table-cell office:value-type="float" office:value="0.0427376629979751">
            <text:p>0.0427377</text:p>
          </table:table-cell>
        </table:table-row>
        <table:table-row table:style-name="ro2">
          <table:table-cell office:value-type="string">
            <text:p>phones</text:p>
          </table:table-cell>
          <table:table-cell office:value-type="string">
            <text:p>apps</text:p>
          </table:table-cell>
          <table:table-cell office:value-type="float" office:value="0.0427376629979751">
            <text:p>0.0427377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scams</text:p>
          </table:table-cell>
          <table:table-cell office:value-type="float" office:value="0.0428486386673013">
            <text:p>0.0428486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food</text:p>
          </table:table-cell>
          <table:table-cell office:value-type="float" office:value="0.0428486386673013">
            <text:p>0.042848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mom</text:p>
          </table:table-cell>
          <table:table-cell office:value-type="float" office:value="0.042862484845158">
            <text:p>0.0428625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i</text:p>
          </table:table-cell>
          <table:table-cell office:value-type="float" office:value="0.042862484845158">
            <text:p>0.0428625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infected</text:p>
          </table:table-cell>
          <table:table-cell office:value-type="float" office:value="0.0428661089062894">
            <text:p>0.0428661</text:p>
          </table:table-cell>
        </table:table-row>
        <table:table-row table:style-name="ro2">
          <table:table-cell office:value-type="string">
            <text:p>infected</text:p>
          </table:table-cell>
          <table:table-cell office:value-type="string">
            <text:p>cybercriminals</text:p>
          </table:table-cell>
          <table:table-cell office:value-type="float" office:value="0.0428661089062894">
            <text:p>0.0428661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passwords</text:p>
          </table:table-cell>
          <table:table-cell office:value-type="float" office:value="0.0430745745333275">
            <text:p>0.0430746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login</text:p>
          </table:table-cell>
          <table:table-cell office:value-type="float" office:value="0.0430745745333275">
            <text:p>0.0430746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technology</text:p>
          </table:table-cell>
          <table:table-cell office:value-type="float" office:value="0.0431326004822434">
            <text:p>0.0431326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atms</text:p>
          </table:table-cell>
          <table:table-cell office:value-type="float" office:value="0.0431326004822434">
            <text:p>0.0431326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spokesperson</text:p>
          </table:table-cell>
          <table:table-cell office:value-type="float" office:value="0.043205961522905">
            <text:p>0.0432060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revenue</text:p>
          </table:table-cell>
          <table:table-cell office:value-type="float" office:value="0.043205961522905">
            <text:p>0.0432060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turbo</text:p>
          </table:table-cell>
          <table:table-cell office:value-type="float" office:value="0.0433304492255442">
            <text:p>0.0433304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sales</text:p>
          </table:table-cell>
          <table:table-cell office:value-type="float" office:value="0.0433304492255442">
            <text:p>0.0433304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stored</text:p>
          </table:table-cell>
          <table:table-cell office:value-type="float" office:value="0.0433314613391285">
            <text:p>0.0433315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eset</text:p>
          </table:table-cell>
          <table:table-cell office:value-type="float" office:value="0.0433314613391285">
            <text:p>0.0433315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sunday</text:p>
          </table:table-cell>
          <table:table-cell office:value-type="float" office:value="0.0433476384563516">
            <text:p>0.0433476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played</text:p>
          </table:table-cell>
          <table:table-cell office:value-type="float" office:value="0.0433476384563516">
            <text:p>0.0433476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itunes</text:p>
          </table:table-cell>
          <table:table-cell office:value-type="float" office:value="0.0433829577746582">
            <text:p>0.043383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ipad</text:p>
          </table:table-cell>
          <table:table-cell office:value-type="float" office:value="0.0433829577746582">
            <text:p>0.0433830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veterans</text:p>
          </table:table-cell>
          <table:table-cell office:value-type="float" office:value="0.043490467971922">
            <text:p>0.0434905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disabled</text:p>
          </table:table-cell>
          <table:table-cell office:value-type="float" office:value="0.043490467971922">
            <text:p>0.0434905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me</text:p>
          </table:table-cell>
          <table:table-cell office:value-type="float" office:value="0.0437632607228438">
            <text:p>0.0437633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</text:p>
          </table:table-cell>
          <table:table-cell office:value-type="float" office:value="0.0437632607228438">
            <text:p>0.0437633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spokesperson</text:p>
          </table:table-cell>
          <table:table-cell office:value-type="float" office:value="0.0437947698546327">
            <text:p>0.0437948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resolution</text:p>
          </table:table-cell>
          <table:table-cell office:value-type="float" office:value="0.0437947698546327">
            <text:p>0.0437948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visiting</text:p>
          </table:table-cell>
          <table:table-cell office:value-type="float" office:value="0.0438238786626606">
            <text:p>0.0438239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entitled</text:p>
          </table:table-cell>
          <table:table-cell office:value-type="float" office:value="0.0438238786626606">
            <text:p>0.0438239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asked</text:p>
          </table:table-cell>
          <table:table-cell office:value-type="float" office:value="0.0438928027446637">
            <text:p>0.0438928</text:p>
          </table:table-cell>
        </table:table-row>
        <table:table-row table:style-name="ro1">
          <table:table-cell office:value-type="string">
            <text:p>asked</text:p>
          </table:table-cell>
          <table:table-cell table:style-name="ce1" office:value-type="string">
            <text:p>30</text:p>
          </table:table-cell>
          <table:table-cell office:value-type="float" office:value="0.0438928027446637">
            <text:p>0.0438928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held</text:p>
          </table:table-cell>
          <table:table-cell office:value-type="float" office:value="0.0440574726528237">
            <text:p>0.0440575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held</text:p>
          </table:table-cell>
          <table:table-cell office:value-type="float" office:value="0.0440574726528237">
            <text:p>0.0440575</text:p>
          </table:table-cell>
        </table:table-row>
        <table:table-row table:style-name="ro2">
          <table:table-cell office:value-type="string">
            <text:p>held</text:p>
          </table:table-cell>
          <table:table-cell office:value-type="string">
            <text:p>forsyth</text:p>
          </table:table-cell>
          <table:table-cell office:value-type="float" office:value="0.0440574726528237">
            <text:p>0.0440575</text:p>
          </table:table-cell>
        </table:table-row>
        <table:table-row table:style-name="ro1">
          <table:table-cell office:value-type="string">
            <text:p>held</text:p>
          </table:table-cell>
          <table:table-cell office:value-type="string">
            <text:p>beck</text:p>
          </table:table-cell>
          <table:table-cell office:value-type="float" office:value="0.0440574726528237">
            <text:p>0.0440575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held</text:p>
          </table:table-cell>
          <table:table-cell office:value-type="float" office:value="0.0440575309514004">
            <text:p>0.0440575</text:p>
          </table:table-cell>
        </table:table-row>
        <table:table-row table:style-name="ro1">
          <table:table-cell office:value-type="string">
            <text:p>held</text:p>
          </table:table-cell>
          <table:table-cell office:value-type="string">
            <text:p>hall</text:p>
          </table:table-cell>
          <table:table-cell office:value-type="float" office:value="0.0440575309514004">
            <text:p>0.0440575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visiting</text:p>
          </table:table-cell>
          <table:table-cell office:value-type="float" office:value="0.0441828670191381">
            <text:p>0.0441829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visiting</text:p>
          </table:table-cell>
          <table:table-cell office:value-type="float" office:value="0.0441828670191381">
            <text:p>0.0441829</text:p>
          </table:table-cell>
        </table:table-row>
        <table:table-row table:style-name="ro2">
          <table:table-cell office:value-type="string">
            <text:p>visiting</text:p>
          </table:table-cell>
          <table:table-cell office:value-type="string">
            <text:p>postbulletin</text:p>
          </table:table-cell>
          <table:table-cell office:value-type="float" office:value="0.0441828670191381">
            <text:p>0.0441829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affordable</text:p>
          </table:table-cell>
          <table:table-cell office:value-type="float" office:value="0.0441828670191381">
            <text:p>0.0441829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visiting</text:p>
          </table:table-cell>
          <table:table-cell office:value-type="float" office:value="0.0442125271348486">
            <text:p>0.0442125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remaining</text:p>
          </table:table-cell>
          <table:table-cell office:value-type="float" office:value="0.0442125271348486">
            <text:p>0.0442125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technology</text:p>
          </table:table-cell>
          <table:table-cell office:value-type="float" office:value="0.044220241488398">
            <text:p>0.0442202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wipe</text:p>
          </table:table-cell>
          <table:table-cell office:value-type="float" office:value="0.044220241488398">
            <text:p>0.0442202</text:p>
          </table:table-cell>
        </table:table-row>
        <table:table-row table:style-name="ro2">
          <table:table-cell office:value-type="string">
            <text:p>eg</text:p>
          </table:table-cell>
          <table:table-cell office:value-type="string">
            <text:p>validates_email_format_ofmessageenter</text:p>
          </table:table-cell>
          <table:table-cell office:value-type="float" office:value="0.0442553446555196">
            <text:p>0.0442553</text:p>
          </table:table-cell>
        </table:table-row>
        <table:table-row table:style-name="ro2">
          <table:table-cell office:value-type="string">
            <text:p>eg</text:p>
          </table:table-cell>
          <table:table-cell office:value-type="string">
            <text:p>janedoeaolcom</text:p>
          </table:table-cell>
          <table:table-cell office:value-type="float" office:value="0.0442553446555196">
            <text:p>0.0442553</text:p>
          </table:table-cell>
        </table:table-row>
        <table:table-row table:style-name="ro2">
          <table:table-cell office:value-type="string">
            <text:p>janedoeaolcom</text:p>
          </table:table-cell>
          <table:table-cell office:value-type="string">
            <text:p>eg</text:p>
          </table:table-cell>
          <table:table-cell office:value-type="float" office:value="0.0442553446555196">
            <text:p>0.0442553</text:p>
          </table:table-cell>
        </table:table-row>
        <table:table-row table:style-name="ro2">
          <table:table-cell office:value-type="string">
            <text:p>validates_email_format_ofmessageenter</text:p>
          </table:table-cell>
          <table:table-cell office:value-type="string">
            <text:p>eg</text:p>
          </table:table-cell>
          <table:table-cell office:value-type="float" office:value="0.0442553446555196">
            <text:p>0.0442553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corporations</text:p>
          </table:table-cell>
          <table:table-cell office:value-type="float" office:value="0.0442937502130235">
            <text:p>0.0442938</text:p>
          </table:table-cell>
        </table:table-row>
        <table:table-row table:style-name="ro2">
          <table:table-cell office:value-type="string">
            <text:p>corporations</text:p>
          </table:table-cell>
          <table:table-cell office:value-type="string">
            <text:p>cirio</text:p>
          </table:table-cell>
          <table:table-cell office:value-type="float" office:value="0.0442937502130235">
            <text:p>0.0442938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corporations</text:p>
          </table:table-cell>
          <table:table-cell office:value-type="float" office:value="0.0442939055201245">
            <text:p>0.0442939</text:p>
          </table:table-cell>
        </table:table-row>
        <table:table-row table:style-name="ro2">
          <table:table-cell office:value-type="string">
            <text:p>corporations</text:p>
          </table:table-cell>
          <table:table-cell office:value-type="string">
            <text:p>cirios</text:p>
          </table:table-cell>
          <table:table-cell office:value-type="float" office:value="0.0442939055201245">
            <text:p>0.0442939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offshore</text:p>
          </table:table-cell>
          <table:table-cell office:value-type="float" office:value="0.0442939055201245">
            <text:p>0.0442939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corporations</text:p>
          </table:table-cell>
          <table:table-cell office:value-type="float" office:value="0.0442939055201245">
            <text:p>0.0442939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currently</text:p>
          </table:table-cell>
          <table:table-cell office:value-type="float" office:value="0.0445890723508269">
            <text:p>0.0445891</text:p>
          </table:table-cell>
        </table:table-row>
        <table:table-row table:style-name="ro1">
          <table:table-cell office:value-type="string">
            <text:p>currently</text:p>
          </table:table-cell>
          <table:table-cell table:style-name="ce1" office:value-type="string">
            <text:p>30</text:p>
          </table:table-cell>
          <table:table-cell office:value-type="float" office:value="0.0445890723508269">
            <text:p>0.0445891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technology</text:p>
          </table:table-cell>
          <table:table-cell office:value-type="float" office:value="0.0446102083152086">
            <text:p>0.0446102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technology</text:p>
          </table:table-cell>
          <table:table-cell office:value-type="float" office:value="0.0446102083152086">
            <text:p>0.0446102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kimmers</text:p>
          </table:table-cell>
          <table:table-cell office:value-type="float" office:value="0.0446102083152086">
            <text:p>0.0446102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pumps</text:p>
          </table:table-cell>
          <table:table-cell office:value-type="float" office:value="0.0446102083152086">
            <text:p>0.0446102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product</text:p>
          </table:table-cell>
          <table:table-cell office:value-type="float" office:value="0.0446674588303335">
            <text:p>0.0446675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ipad</text:p>
          </table:table-cell>
          <table:table-cell office:value-type="float" office:value="0.0446674588303335">
            <text:p>0.0446675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deposit</text:p>
          </table:table-cell>
          <table:table-cell office:value-type="float" office:value="0.0446691007723705">
            <text:p>0.0446691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cashing</text:p>
          </table:table-cell>
          <table:table-cell office:value-type="float" office:value="0.0446691007723705">
            <text:p>0.0446691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prepaid</text:p>
          </table:table-cell>
          <table:table-cell office:value-type="float" office:value="0.0447464686041037">
            <text:p>0.0447465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direct</text:p>
          </table:table-cell>
          <table:table-cell office:value-type="float" office:value="0.0447464686041037">
            <text:p>0.0447465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printer</text:p>
          </table:table-cell>
          <table:table-cell office:value-type="float" office:value="0.044822441457783">
            <text:p>0.0448224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erase</text:p>
          </table:table-cell>
          <table:table-cell office:value-type="float" office:value="0.044822441457783">
            <text:p>0.0448224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o</text:p>
          </table:table-cell>
          <table:table-cell office:value-type="float" office:value="0.0451114819854875">
            <text:p>0.045111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checks</text:p>
          </table:table-cell>
          <table:table-cell office:value-type="float" office:value="0.0451114819854875">
            <text:p>0.0451115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visiting</text:p>
          </table:table-cell>
          <table:table-cell office:value-type="float" office:value="0.0451481177474861">
            <text:p>0.0451481</text:p>
          </table:table-cell>
        </table:table-row>
        <table:table-row table:style-name="ro2">
          <table:table-cell office:value-type="string">
            <text:p>visiting</text:p>
          </table:table-cell>
          <table:table-cell office:value-type="string">
            <text:p>llc</text:p>
          </table:table-cell>
          <table:table-cell office:value-type="float" office:value="0.0451481177474861">
            <text:p>0.0451481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technology</text:p>
          </table:table-cell>
          <table:table-cell office:value-type="float" office:value="0.0453683225417817">
            <text:p>0.0453683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gas</text:p>
          </table:table-cell>
          <table:table-cell office:value-type="float" office:value="0.0453683225417817">
            <text:p>0.0453683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multiple</text:p>
          </table:table-cell>
          <table:table-cell office:value-type="float" office:value="0.0454365152444289">
            <text:p>0.0454365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institution</text:p>
          </table:table-cell>
          <table:table-cell office:value-type="float" office:value="0.0454365152444289">
            <text:p>0.0454365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institutions</text:p>
          </table:table-cell>
          <table:table-cell office:value-type="float" office:value="0.0454431310268938">
            <text:p>0.0454431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checks</text:p>
          </table:table-cell>
          <table:table-cell office:value-type="float" office:value="0.0454431310268938">
            <text:p>0.0454431</text:p>
          </table:table-cell>
        </table:table-row>
        <table:table-row table:style-name="ro2">
          <table:table-cell office:value-type="string">
            <text:p>janedoeaolcom</text:p>
          </table:table-cell>
          <table:table-cell office:value-type="string">
            <text:p>valid</text:p>
          </table:table-cell>
          <table:table-cell office:value-type="float" office:value="0.0454601431955461">
            <text:p>0.0454601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validates_email_format_ofmessageenter</text:p>
          </table:table-cell>
          <table:table-cell office:value-type="float" office:value="0.0454601431955461">
            <text:p>0.0454601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janedoeaolcom</text:p>
          </table:table-cell>
          <table:table-cell office:value-type="float" office:value="0.0454601431955461">
            <text:p>0.0454601</text:p>
          </table:table-cell>
        </table:table-row>
        <table:table-row table:style-name="ro2">
          <table:table-cell office:value-type="string">
            <text:p>validates_email_format_ofmessageenter</text:p>
          </table:table-cell>
          <table:table-cell office:value-type="string">
            <text:p>valid</text:p>
          </table:table-cell>
          <table:table-cell office:value-type="float" office:value="0.0454601431955461">
            <text:p>0.0454601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plans</text:p>
          </table:table-cell>
          <table:table-cell office:value-type="float" office:value="0.0454689551164327">
            <text:p>0.0454690</text:p>
          </table:table-cell>
        </table:table-row>
        <table:table-row table:style-name="ro2">
          <table:table-cell office:value-type="string">
            <text:p>plans</text:p>
          </table:table-cell>
          <table:table-cell office:value-type="string">
            <text:p>ira</text:p>
          </table:table-cell>
          <table:table-cell office:value-type="float" office:value="0.0454689551164327">
            <text:p>0.0454690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deposit</text:p>
          </table:table-cell>
          <table:table-cell office:value-type="float" office:value="0.0454707123006175">
            <text:p>0.0454707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activity</text:p>
          </table:table-cell>
          <table:table-cell office:value-type="float" office:value="0.0454707123006175">
            <text:p>0.0454707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irish</text:p>
          </table:table-cell>
          <table:table-cell office:value-type="float" office:value="0.045479830744435">
            <text:p>0.0454798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east</text:p>
          </table:table-cell>
          <table:table-cell office:value-type="float" office:value="0.045479830744435">
            <text:p>0.0454798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marquette</text:p>
          </table:table-cell>
          <table:table-cell office:value-type="float" office:value="0.0454799772796362">
            <text:p>0.045480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east</text:p>
          </table:table-cell>
          <table:table-cell office:value-type="float" office:value="0.0454799772796362">
            <text:p>0.0454800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east</text:p>
          </table:table-cell>
          <table:table-cell office:value-type="float" office:value="0.0454800260825401">
            <text:p>0.0454800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brey</text:p>
          </table:table-cell>
          <table:table-cell office:value-type="float" office:value="0.0454800260825401">
            <text:p>0.0454800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east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golden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eagles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martin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east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east</text:p>
          </table:table-cell>
          <table:table-cell office:value-type="float" office:value="0.0454800748644534">
            <text:p>0.0454801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senior</text:p>
          </table:table-cell>
          <table:table-cell office:value-type="float" office:value="0.045498091457067">
            <text:p>0.0454981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games</text:p>
          </table:table-cell>
          <table:table-cell office:value-type="float" office:value="0.045498091457067">
            <text:p>0.0454981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subscription</text:p>
          </table:table-cell>
          <table:table-cell office:value-type="float" office:value="0.0457031062062162">
            <text:p>0.0457031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register</text:p>
          </table:table-cell>
          <table:table-cell office:value-type="float" office:value="0.0457031062062162">
            <text:p>0.0457031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full</text:p>
          </table:table-cell>
          <table:table-cell office:value-type="float" office:value="0.0457201663521875">
            <text:p>0.0457202</text:p>
          </table:table-cell>
        </table:table-row>
        <table:table-row table:style-name="ro1">
          <table:table-cell office:value-type="string">
            <text:p>full</text:p>
          </table:table-cell>
          <table:table-cell table:style-name="ce1" office:value-type="string">
            <text:p>30</text:p>
          </table:table-cell>
          <table:table-cell office:value-type="float" office:value="0.0457201663521875">
            <text:p>0.0457202</text:p>
          </table:table-cell>
        </table:table-row>
        <table:table-row table:style-name="ro2">
          <table:table-cell office:value-type="string">
            <text:p>direct</text:p>
          </table:table-cell>
          <table:table-cell office:value-type="string">
            <text:p>fincen</text:p>
          </table:table-cell>
          <table:table-cell office:value-type="float" office:value="0.0458455069216694">
            <text:p>0.0458455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direct</text:p>
          </table:table-cell>
          <table:table-cell office:value-type="float" office:value="0.0458455069216694">
            <text:p>0.0458455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volume</text:p>
          </table:table-cell>
          <table:table-cell office:value-type="float" office:value="0.0458455992421879">
            <text:p>0.0458456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irect</text:p>
          </table:table-cell>
          <table:table-cell office:value-type="float" office:value="0.0458455992421879">
            <text:p>0.0458456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inconsistent</text:p>
          </table:table-cell>
          <table:table-cell office:value-type="float" office:value="0.0458456915234904">
            <text:p>0.0458457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direct</text:p>
          </table:table-cell>
          <table:table-cell office:value-type="float" office:value="0.0458456915234904">
            <text:p>0.0458457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register</text:p>
          </table:table-cell>
          <table:table-cell office:value-type="float" office:value="0.0459570201995245">
            <text:p>0.0459570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currently</text:p>
          </table:table-cell>
          <table:table-cell office:value-type="float" office:value="0.0459570201995245">
            <text:p>0.0459570</text:p>
          </table:table-cell>
        </table:table-row>
        <table:table-row table:style-name="ro2">
          <table:table-cell office:value-type="string">
            <text:p>guess</text:p>
          </table:table-cell>
          <table:table-cell office:value-type="string">
            <text:p>melissa</text:p>
          </table:table-cell>
          <table:table-cell office:value-type="float" office:value="0.0459913894437355">
            <text:p>0.0459914</text:p>
          </table:table-cell>
        </table:table-row>
        <table:table-row table:style-name="ro2">
          <table:table-cell office:value-type="string">
            <text:p>guess</text:p>
          </table:table-cell>
          <table:table-cell office:value-type="string">
            <text:p>mccarthy</text:p>
          </table:table-cell>
          <table:table-cell office:value-type="float" office:value="0.0459913894437355">
            <text:p>0.0459914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guess</text:p>
          </table:table-cell>
          <table:table-cell office:value-type="float" office:value="0.0459913894437355">
            <text:p>0.0459914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guess</text:p>
          </table:table-cell>
          <table:table-cell office:value-type="float" office:value="0.0459913894437355">
            <text:p>0.0459914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movie</text:p>
          </table:table-cell>
          <table:table-cell office:value-type="float" office:value="0.0461556752004171">
            <text:p>0.0461557</text:p>
          </table:table-cell>
        </table:table-row>
        <table:table-row table:style-name="ro2">
          <table:table-cell office:value-type="string">
            <text:p>movie</text:p>
          </table:table-cell>
          <table:table-cell office:value-type="string">
            <text:p>hollywood</text:p>
          </table:table-cell>
          <table:table-cell office:value-type="float" office:value="0.0461556752004171">
            <text:p>0.0461557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prepaid</text:p>
          </table:table-cell>
          <table:table-cell office:value-type="float" office:value="0.0462064036502603">
            <text:p>0.0462064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activity</text:p>
          </table:table-cell>
          <table:table-cell office:value-type="float" office:value="0.0462064036502603">
            <text:p>0.0462064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notre</text:p>
          </table:table-cell>
          <table:table-cell office:value-type="float" office:value="0.0464262210657707">
            <text:p>0.0464262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east</text:p>
          </table:table-cell>
          <table:table-cell office:value-type="float" office:value="0.0464262210657707">
            <text:p>0.0464262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hard</text:p>
          </table:table-cell>
          <table:table-cell office:value-type="float" office:value="0.0464552470974203">
            <text:p>0.0464552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erase</text:p>
          </table:table-cell>
          <table:table-cell office:value-type="float" office:value="0.0464552470974203">
            <text:p>0.0464552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resolution</text:p>
          </table:table-cell>
          <table:table-cell office:value-type="float" office:value="0.0464771405711794">
            <text:p>0.0464771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garding</text:p>
          </table:table-cell>
          <table:table-cell office:value-type="float" office:value="0.0464771405711794">
            <text:p>0.0464771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win</text:p>
          </table:table-cell>
          <table:table-cell office:value-type="float" office:value="0.046502345855659">
            <text:p>0.0465023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big</text:p>
          </table:table-cell>
          <table:table-cell office:value-type="float" office:value="0.046502345855659">
            <text:p>0.0465023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subscription</text:p>
          </table:table-cell>
          <table:table-cell office:value-type="float" office:value="0.0465708857060317">
            <text:p>0.0465709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full</text:p>
          </table:table-cell>
          <table:table-cell office:value-type="float" office:value="0.0465708857060317">
            <text:p>0.0465709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site</text:p>
          </table:table-cell>
          <table:table-cell office:value-type="float" office:value="0.0465812035676295">
            <text:p>0.0465812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currently</text:p>
          </table:table-cell>
          <table:table-cell office:value-type="float" office:value="0.0465812035676295">
            <text:p>0.0465812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subscribe</text:p>
          </table:table-cell>
          <table:table-cell office:value-type="float" office:value="0.0466247335070708">
            <text:p>0.0466247</text:p>
          </table:table-cell>
        </table:table-row>
        <table:table-row table:style-name="ro1">
          <table:table-cell office:value-type="string">
            <text:p>subscribe</text:p>
          </table:table-cell>
          <table:table-cell table:style-name="ce1" office:value-type="string">
            <text:p>30</text:p>
          </table:table-cell>
          <table:table-cell office:value-type="float" office:value="0.0466247335070708">
            <text:p>0.0466247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january</text:p>
          </table:table-cell>
          <table:table-cell office:value-type="float" office:value="0.0467088984275065">
            <text:p>0.046708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durham</text:p>
          </table:table-cell>
          <table:table-cell office:value-type="float" office:value="0.0467088984275065">
            <text:p>0.0467089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institution</text:p>
          </table:table-cell>
          <table:table-cell office:value-type="float" office:value="0.0467737026624074">
            <text:p>0.0467737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cashing</text:p>
          </table:table-cell>
          <table:table-cell office:value-type="float" office:value="0.0467737026624074">
            <text:p>0.0467737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east</text:p>
          </table:table-cell>
          <table:table-cell office:value-type="float" office:value="0.0467924584713129">
            <text:p>0.0467925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dame</text:p>
          </table:table-cell>
          <table:table-cell office:value-type="float" office:value="0.0467924584713129">
            <text:p>0.0467925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stored</text:p>
          </table:table-cell>
          <table:table-cell office:value-type="float" office:value="0.0468761610400904">
            <text:p>0.0468762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emove</text:p>
          </table:table-cell>
          <table:table-cell office:value-type="float" office:value="0.0468761610400904">
            <text:p>0.046876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technology</text:p>
          </table:table-cell>
          <table:table-cell office:value-type="float" office:value="0.0469477664260808">
            <text:p>0.0469478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equipment</text:p>
          </table:table-cell>
          <table:table-cell office:value-type="float" office:value="0.0469477664260808">
            <text:p>0.0469478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revenue</text:p>
          </table:table-cell>
          <table:table-cell office:value-type="float" office:value="0.0469565397464153">
            <text:p>0.0469565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regarding</text:p>
          </table:table-cell>
          <table:table-cell office:value-type="float" office:value="0.0469565397464153">
            <text:p>0.0469565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technology</text:p>
          </table:table-cell>
          <table:table-cell office:value-type="float" office:value="0.0470796337326702">
            <text:p>0.0470796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atm</text:p>
          </table:table-cell>
          <table:table-cell office:value-type="float" office:value="0.0470796337326702">
            <text:p>0.0470796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direct</text:p>
          </table:table-cell>
          <table:table-cell office:value-type="float" office:value="0.0470892029142297">
            <text:p>0.0470892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apparent</text:p>
          </table:table-cell>
          <table:table-cell office:value-type="float" office:value="0.0470892029142297">
            <text:p>0.0470892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sunday</text:p>
          </table:table-cell>
          <table:table-cell office:value-type="float" office:value="0.0471218410504324">
            <text:p>0.0471218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big</text:p>
          </table:table-cell>
          <table:table-cell office:value-type="float" office:value="0.0471218410504324">
            <text:p>0.0471218</text:p>
          </table:table-cell>
        </table:table-row>
        <table:table-row table:style-name="ro2">
          <table:table-cell office:value-type="string">
            <text:p>disabled</text:p>
          </table:table-cell>
          <table:table-cell office:value-type="string">
            <text:p>scammers</text:p>
          </table:table-cell>
          <table:table-cell office:value-type="float" office:value="0.0472390166285456">
            <text:p>0.0472390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disabled</text:p>
          </table:table-cell>
          <table:table-cell office:value-type="float" office:value="0.0472390166285456">
            <text:p>0.0472390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oil</text:p>
          </table:table-cell>
          <table:table-cell office:value-type="float" office:value="0.0472578085766341">
            <text:p>0.0472578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fuentes</text:p>
          </table:table-cell>
          <table:table-cell office:value-type="float" office:value="0.0472578085766341">
            <text:p>0.0472578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oil</text:p>
          </table:table-cell>
          <table:table-cell office:value-type="float" office:value="0.047257982875028">
            <text:p>0.0472580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bernardino</text:p>
          </table:table-cell>
          <table:table-cell office:value-type="float" office:value="0.047257982875028">
            <text:p>0.047258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pump</text:p>
          </table:table-cell>
          <table:table-cell office:value-type="float" office:value="0.047257982875028">
            <text:p>0.0472580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oil</text:p>
          </table:table-cell>
          <table:table-cell office:value-type="float" office:value="0.047257982875028">
            <text:p>0.0472580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oil</text:p>
          </table:table-cell>
          <table:table-cell office:value-type="float" office:value="0.0472580177222245">
            <text:p>0.047258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butler</text:p>
          </table:table-cell>
          <table:table-cell office:value-type="float" office:value="0.0472580177222245">
            <text:p>0.047258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kimmer</text:p>
          </table:table-cell>
          <table:table-cell office:value-type="float" office:value="0.0472580177222245">
            <text:p>0.0472580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oil</text:p>
          </table:table-cell>
          <table:table-cell office:value-type="float" office:value="0.0472580177222245">
            <text:p>0.0472580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solomon</text:p>
          </table:table-cell>
          <table:table-cell office:value-type="float" office:value="0.0472580525654166">
            <text:p>0.0472581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tation</text:p>
          </table:table-cell>
          <table:table-cell office:value-type="float" office:value="0.0472580525654166">
            <text:p>0.0472581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rosa</text:p>
          </table:table-cell>
          <table:table-cell office:value-type="float" office:value="0.0472580525654166">
            <text:p>0.0472581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oil</text:p>
          </table:table-cell>
          <table:table-cell office:value-type="float" office:value="0.0472580525654166">
            <text:p>0.0472581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oil</text:p>
          </table:table-cell>
          <table:table-cell office:value-type="float" office:value="0.0472580525654166">
            <text:p>0.0472581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oil</text:p>
          </table:table-cell>
          <table:table-cell office:value-type="float" office:value="0.0472580525654166">
            <text:p>0.0472581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visiting</text:p>
          </table:table-cell>
          <table:table-cell office:value-type="float" office:value="0.047298250843805">
            <text:p>0.0472983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enjoy</text:p>
          </table:table-cell>
          <table:table-cell office:value-type="float" office:value="0.047298250843805">
            <text:p>0.0472983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download</text:p>
          </table:table-cell>
          <table:table-cell office:value-type="float" office:value="0.0474261622000602">
            <text:p>0.0474262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browser</text:p>
          </table:table-cell>
          <table:table-cell office:value-type="float" office:value="0.0474261622000602">
            <text:p>0.0474262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full</text:p>
          </table:table-cell>
          <table:table-cell office:value-type="float" office:value="0.0474289509744401">
            <text:p>0.047429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currently</text:p>
          </table:table-cell>
          <table:table-cell office:value-type="float" office:value="0.0474289509744401">
            <text:p>0.0474290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rid</text:p>
          </table:table-cell>
          <table:table-cell office:value-type="float" office:value="0.0474562967941402">
            <text:p>0.047456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reset</text:p>
          </table:table-cell>
          <table:table-cell office:value-type="float" office:value="0.0474562967941402">
            <text:p>0.0474563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visiting</text:p>
          </table:table-cell>
          <table:table-cell office:value-type="float" office:value="0.0475972923485045">
            <text:p>0.0475973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view</text:p>
          </table:table-cell>
          <table:table-cell office:value-type="float" office:value="0.0475972923485045">
            <text:p>0.0475973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date</text:p>
          </table:table-cell>
          <table:table-cell office:value-type="float" office:value="0.0476630669171522">
            <text:p>0.0476631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nathan</text:p>
          </table:table-cell>
          <table:table-cell office:value-type="float" office:value="0.0476630669171522">
            <text:p>0.0476631</text:p>
          </table:table-cell>
        </table:table-row>
        <table:table-row table:style-name="ro1">
          <table:table-cell office:value-type="string">
            <text:p>date</text:p>
          </table:table-cell>
          <table:table-cell table:style-name="ce1" office:value-type="string">
            <text:p>1957</text:p>
          </table:table-cell>
          <table:table-cell office:value-type="float" office:value="0.0476630669171522">
            <text:p>0.0476631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date</text:p>
          </table:table-cell>
          <table:table-cell office:value-type="float" office:value="0.0476630669171522">
            <text:p>0.0476631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paul</text:p>
          </table:table-cell>
          <table:table-cell office:value-type="float" office:value="0.0476634200240982">
            <text:p>0.0476634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durhams</text:p>
          </table:table-cell>
          <table:table-cell office:value-type="float" office:value="0.0476634200240982">
            <text:p>0.0476634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date</text:p>
          </table:table-cell>
          <table:table-cell office:value-type="float" office:value="0.0476634200240982">
            <text:p>0.0476634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date</text:p>
          </table:table-cell>
          <table:table-cell office:value-type="float" office:value="0.0476634200240982">
            <text:p>0.0476634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ronnie</text:p>
          </table:table-cell>
          <table:table-cell office:value-type="float" office:value="0.0476651981534347">
            <text:p>0.0476652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date</text:p>
          </table:table-cell>
          <table:table-cell office:value-type="float" office:value="0.0476651981534347">
            <text:p>0.0476652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games</text:p>
          </table:table-cell>
          <table:table-cell office:value-type="float" office:value="0.0476745202630103">
            <text:p>0.0476745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east</text:p>
          </table:table-cell>
          <table:table-cell office:value-type="float" office:value="0.0476745202630103">
            <text:p>0.0476745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thanks</text:p>
          </table:table-cell>
          <table:table-cell office:value-type="float" office:value="0.0477843367235084">
            <text:p>0.0477843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thanks</text:p>
          </table:table-cell>
          <table:table-cell office:value-type="float" office:value="0.0477843367235084">
            <text:p>0.0477843</text:p>
          </table:table-cell>
        </table:table-row>
        <table:table-row table:style-name="ro2">
          <table:table-cell office:value-type="string">
            <text:p>thanks</text:p>
          </table:table-cell>
          <table:table-cell office:value-type="string">
            <text:p>postbulletin</text:p>
          </table:table-cell>
          <table:table-cell office:value-type="float" office:value="0.0477843367235084">
            <text:p>0.0477843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affordable</text:p>
          </table:table-cell>
          <table:table-cell office:value-type="float" office:value="0.0477843367235084">
            <text:p>0.0477843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thanks</text:p>
          </table:table-cell>
          <table:table-cell office:value-type="float" office:value="0.0478292715403262">
            <text:p>0.0478293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remaining</text:p>
          </table:table-cell>
          <table:table-cell office:value-type="float" office:value="0.0478292715403262">
            <text:p>0.0478293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register</text:p>
          </table:table-cell>
          <table:table-cell office:value-type="float" office:value="0.0479045223783567">
            <text:p>0.0479045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asked</text:p>
          </table:table-cell>
          <table:table-cell office:value-type="float" office:value="0.0479045223783567">
            <text:p>0.0479045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vending</text:p>
          </table:table-cell>
          <table:table-cell office:value-type="float" office:value="0.0479970787376648">
            <text:p>0.0479971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sales</text:p>
          </table:table-cell>
          <table:table-cell office:value-type="float" office:value="0.0479970787376648">
            <text:p>0.0479971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johnson</text:p>
          </table:table-cell>
          <table:table-cell office:value-type="float" office:value="0.048010608391712">
            <text:p>0.0480106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date</text:p>
          </table:table-cell>
          <table:table-cell office:value-type="float" office:value="0.048010608391712">
            <text:p>0.0480106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january</text:p>
          </table:table-cell>
          <table:table-cell office:value-type="float" office:value="0.0480788729566538">
            <text:p>0.048078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nathan</text:p>
          </table:table-cell>
          <table:table-cell office:value-type="float" office:value="0.0480788729566538">
            <text:p>0.0480789</text:p>
          </table:table-cell>
        </table:table-row>
        <table:table-row table:style-name="ro2">
          <table:table-cell office:value-type="string">
            <text:p>january</text:p>
          </table:table-cell>
          <table:table-cell table:style-name="ce1" office:value-type="string">
            <text:p>1957</text:p>
          </table:table-cell>
          <table:table-cell office:value-type="float" office:value="0.0480788729566538">
            <text:p>0.0480789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january</text:p>
          </table:table-cell>
          <table:table-cell office:value-type="float" office:value="0.0480788729566538">
            <text:p>0.0480789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january</text:p>
          </table:table-cell>
          <table:table-cell office:value-type="float" office:value="0.0480789818494658">
            <text:p>0.0480790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paul</text:p>
          </table:table-cell>
          <table:table-cell office:value-type="float" office:value="0.0480789818494658">
            <text:p>0.0480790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durhams</text:p>
          </table:table-cell>
          <table:table-cell office:value-type="float" office:value="0.0480789818494658">
            <text:p>0.0480790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january</text:p>
          </table:table-cell>
          <table:table-cell office:value-type="float" office:value="0.0480789818494658">
            <text:p>0.0480790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ronnie</text:p>
          </table:table-cell>
          <table:table-cell office:value-type="float" office:value="0.0480795314687297">
            <text:p>0.0480795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january</text:p>
          </table:table-cell>
          <table:table-cell office:value-type="float" office:value="0.0480795314687297">
            <text:p>0.0480795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swipe</text:p>
          </table:table-cell>
          <table:table-cell office:value-type="float" office:value="0.0481481030307053">
            <text:p>0.0481481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banks</text:p>
          </table:table-cell>
          <table:table-cell office:value-type="float" office:value="0.0481481030307053">
            <text:p>0.0481481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durham</text:p>
          </table:table-cell>
          <table:table-cell office:value-type="float" office:value="0.0482524723514093">
            <text:p>0.0482525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date</text:p>
          </table:table-cell>
          <table:table-cell office:value-type="float" office:value="0.0482524723514093">
            <text:p>0.0482525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direct</text:p>
          </table:table-cell>
          <table:table-cell office:value-type="float" office:value="0.0483114758975958">
            <text:p>0.0483115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deposit</text:p>
          </table:table-cell>
          <table:table-cell office:value-type="float" office:value="0.0483114758975958">
            <text:p>0.0483115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johnson</text:p>
          </table:table-cell>
          <table:table-cell office:value-type="float" office:value="0.0483909171612557">
            <text:p>0.0483909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january</text:p>
          </table:table-cell>
          <table:table-cell office:value-type="float" office:value="0.0483909171612557">
            <text:p>0.0483909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site</text:p>
          </table:table-cell>
          <table:table-cell office:value-type="float" office:value="0.0484574795186361">
            <text:p>0.0484575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asked</text:p>
          </table:table-cell>
          <table:table-cell office:value-type="float" office:value="0.0484574795186361">
            <text:p>0.0484575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y</text:p>
          </table:table-cell>
          <table:table-cell office:value-type="float" office:value="0.0485033412065484">
            <text:p>0.0485033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e</text:p>
          </table:table-cell>
          <table:table-cell office:value-type="float" office:value="0.0485033412065484">
            <text:p>0.048503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refund</text:p>
          </table:table-cell>
          <table:table-cell office:value-type="float" office:value="0.0485380901899868">
            <text:p>0.0485381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cashing</text:p>
          </table:table-cell>
          <table:table-cell office:value-type="float" office:value="0.0485380901899868">
            <text:p>0.0485381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oil</text:p>
          </table:table-cell>
          <table:table-cell office:value-type="float" office:value="0.0485523777836253">
            <text:p>0.0485524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atms</text:p>
          </table:table-cell>
          <table:table-cell office:value-type="float" office:value="0.0485523777836253">
            <text:p>0.0485524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thank</text:p>
          </table:table-cell>
          <table:table-cell office:value-type="float" office:value="0.0486171607102488">
            <text:p>0.0486172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purchase</text:p>
          </table:table-cell>
          <table:table-cell office:value-type="float" office:value="0.0486171607102488">
            <text:p>0.0486172</text:p>
          </table:table-cell>
        </table:table-row>
        <table:table-row table:style-name="ro2">
          <table:table-cell office:value-type="string">
            <text:p>actions</text:p>
          </table:table-cell>
          <table:table-cell office:value-type="string">
            <text:p>mccoy</text:p>
          </table:table-cell>
          <table:table-cell office:value-type="float" office:value="0.0486639299989329">
            <text:p>0.0486639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actions</text:p>
          </table:table-cell>
          <table:table-cell office:value-type="float" office:value="0.0486639299989329">
            <text:p>0.0486639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subscribe</text:p>
          </table:table-cell>
          <table:table-cell office:value-type="float" office:value="0.0486669267417309">
            <text:p>0.0486669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register</text:p>
          </table:table-cell>
          <table:table-cell office:value-type="float" office:value="0.0486669267417309">
            <text:p>0.0486669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governors</text:p>
          </table:table-cell>
          <table:table-cell office:value-type="float" office:value="0.0486765268987071">
            <text:p>0.0486765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cheek</text:p>
          </table:table-cell>
          <table:table-cell office:value-type="float" office:value="0.0486765268987071">
            <text:p>0.0486765</text:p>
          </table:table-cell>
        </table:table-row>
        <table:table-row table:style-name="ro2">
          <table:table-cell office:value-type="string">
            <text:p>governors</text:p>
          </table:table-cell>
          <table:table-cell office:value-type="string">
            <text:p>sc</text:p>
          </table:table-cell>
          <table:table-cell office:value-type="float" office:value="0.0486765268987071">
            <text:p>0.0486765</text:p>
          </table:table-cell>
        </table:table-row>
        <table:table-row table:style-name="ro2">
          <table:table-cell office:value-type="string">
            <text:p>governors</text:p>
          </table:table-cell>
          <table:table-cell office:value-type="string">
            <text:p>protectmyid</text:p>
          </table:table-cell>
          <table:table-cell office:value-type="float" office:value="0.0486765268987071">
            <text:p>0.0486765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governors</text:p>
          </table:table-cell>
          <table:table-cell office:value-type="float" office:value="0.0486765268987071">
            <text:p>0.0486765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governors</text:p>
          </table:table-cell>
          <table:table-cell office:value-type="float" office:value="0.0486765268987071">
            <text:p>0.0486765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governors</text:p>
          </table:table-cell>
          <table:table-cell office:value-type="float" office:value="0.0486766596199084">
            <text:p>0.0486767</text:p>
          </table:table-cell>
        </table:table-row>
        <table:table-row table:style-name="ro2">
          <table:table-cell office:value-type="string">
            <text:p>governors</text:p>
          </table:table-cell>
          <table:table-cell office:value-type="string">
            <text:p>dor</text:p>
          </table:table-cell>
          <table:table-cell office:value-type="float" office:value="0.0486766596199084">
            <text:p>0.0486767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thanks</text:p>
          </table:table-cell>
          <table:table-cell office:value-type="float" office:value="0.0487683053137228">
            <text:p>0.0487683</text:p>
          </table:table-cell>
        </table:table-row>
        <table:table-row table:style-name="ro2">
          <table:table-cell office:value-type="string">
            <text:p>thanks</text:p>
          </table:table-cell>
          <table:table-cell office:value-type="string">
            <text:p>llc</text:p>
          </table:table-cell>
          <table:table-cell office:value-type="float" office:value="0.0487683053137228">
            <text:p>0.0487683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thank</text:p>
          </table:table-cell>
          <table:table-cell office:value-type="float" office:value="0.0488967021942234">
            <text:p>0.0488967</text:p>
          </table:table-cell>
        </table:table-row>
        <table:table-row table:style-name="ro1">
          <table:table-cell office:value-type="string">
            <text:p>thank</text:p>
          </table:table-cell>
          <table:table-cell table:style-name="ce1" office:value-type="string">
            <text:p>30</text:p>
          </table:table-cell>
          <table:table-cell office:value-type="float" office:value="0.0488967021942234">
            <text:p>0.0488967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team</text:p>
          </table:table-cell>
          <table:table-cell office:value-type="float" office:value="0.0491133611949792">
            <text:p>0.0491134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governors</text:p>
          </table:table-cell>
          <table:table-cell office:value-type="float" office:value="0.0491133611949792">
            <text:p>0.0491134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preparers</text:p>
          </table:table-cell>
          <table:table-cell office:value-type="float" office:value="0.0492304324333425">
            <text:p>0.0492304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deductions</text:p>
          </table:table-cell>
          <table:table-cell office:value-type="float" office:value="0.0492304324333425">
            <text:p>0.0492304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veterans</text:p>
          </table:table-cell>
          <table:table-cell office:value-type="float" office:value="0.0493136671487987">
            <text:p>0.0493137</text:p>
          </table:table-cell>
        </table:table-row>
        <table:table-row table:style-name="ro2">
          <table:table-cell office:value-type="string">
            <text:p>veterans</text:p>
          </table:table-cell>
          <table:table-cell office:value-type="string">
            <text:p>scammers</text:p>
          </table:table-cell>
          <table:table-cell office:value-type="float" office:value="0.0493136671487987">
            <text:p>0.0493137</text:p>
          </table:table-cell>
        </table:table-row>
        <table:table-row table:style-name="ro2">
          <table:table-cell office:value-type="string">
            <text:p>charity</text:p>
          </table:table-cell>
          <table:table-cell office:value-type="string">
            <text:p>travelling</text:p>
          </table:table-cell>
          <table:table-cell office:value-type="float" office:value="0.04940480906065">
            <text:p>0.0494048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charity</text:p>
          </table:table-cell>
          <table:table-cell office:value-type="float" office:value="0.04940480906065">
            <text:p>0.0494048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relative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foreclosure</text:p>
          </table:table-cell>
          <table:table-cell office:value-type="float" office:value="0.0494049270643678">
            <text:p>0.0494049</text:p>
          </table:table-cell>
        </table:table-row>
        <table:table-row table:style-name="ro2">
          <table:table-cell office:value-type="string">
            <text:p>charity</text:p>
          </table:table-cell>
          <table:table-cell office:value-type="string">
            <text:p>target_hplink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charity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charity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charity</text:p>
          </table:table-cell>
          <table:table-cell office:value-type="float" office:value="0.0494049270643678">
            <text:p>0.0494049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charity</text:p>
          </table:table-cell>
          <table:table-cell office:value-type="float" office:value="0.0494049270643678">
            <text:p>0.0494049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site</text:p>
          </table:table-cell>
          <table:table-cell office:value-type="float" office:value="0.0495244172934252">
            <text:p>0.0495244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register</text:p>
          </table:table-cell>
          <table:table-cell office:value-type="float" office:value="0.0495244172934252">
            <text:p>0.0495244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visiting</text:p>
          </table:table-cell>
          <table:table-cell office:value-type="float" office:value="0.0496031901103982">
            <text:p>0.0496032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articles</text:p>
          </table:table-cell>
          <table:table-cell office:value-type="float" office:value="0.0496031901103982">
            <text:p>0.049603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o</text:p>
          </table:table-cell>
          <table:table-cell office:value-type="float" office:value="0.0496378360829294">
            <text:p>0.0496378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individuals</text:p>
          </table:table-cell>
          <table:table-cell office:value-type="float" office:value="0.0496378360829294">
            <text:p>0.0496378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cyber</text:p>
          </table:table-cell>
          <table:table-cell office:value-type="float" office:value="0.0496410721585647">
            <text:p>0.0496411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cerda</text:p>
          </table:table-cell>
          <table:table-cell office:value-type="float" office:value="0.0496410721585647">
            <text:p>0.049641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eset</text:p>
          </table:table-cell>
          <table:table-cell office:value-type="float" office:value="0.0496630177511341">
            <text:p>0.0496630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memory</text:p>
          </table:table-cell>
          <table:table-cell office:value-type="float" office:value="0.0496630177511341">
            <text:p>0.049663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subscribe</text:p>
          </table:table-cell>
          <table:table-cell office:value-type="float" office:value="0.0499182515378848">
            <text:p>0.0499183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full</text:p>
          </table:table-cell>
          <table:table-cell office:value-type="float" office:value="0.0499182515378848">
            <text:p>0.0499183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option</text:p>
          </table:table-cell>
          <table:table-cell office:value-type="float" office:value="0.0500000294722529">
            <text:p>0.0500000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hard</text:p>
          </table:table-cell>
          <table:table-cell office:value-type="float" office:value="0.0500000294722529">
            <text:p>0.0500000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spokesperson</text:p>
          </table:table-cell>
          <table:table-cell office:value-type="float" office:value="0.0501426333132083">
            <text:p>0.0501426</text:p>
          </table:table-cell>
        </table:table-row>
        <table:table-row table:style-name="ro2">
          <table:table-cell office:value-type="string">
            <text:p>spokesperson</text:p>
          </table:table-cell>
          <table:table-cell office:value-type="string">
            <text:p>jackson</text:p>
          </table:table-cell>
          <table:table-cell office:value-type="float" office:value="0.0501426333132083">
            <text:p>0.0501426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kimmers</text:p>
          </table:table-cell>
          <table:table-cell office:value-type="float" office:value="0.0501489884762114">
            <text:p>0.050149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pumps</text:p>
          </table:table-cell>
          <table:table-cell office:value-type="float" office:value="0.0501489884762114">
            <text:p>0.0501490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oil</text:p>
          </table:table-cell>
          <table:table-cell office:value-type="float" office:value="0.0501489884762114">
            <text:p>0.0501490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oil</text:p>
          </table:table-cell>
          <table:table-cell office:value-type="float" office:value="0.0501489884762114">
            <text:p>0.0501490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subscribe</text:p>
          </table:table-cell>
          <table:table-cell office:value-type="float" office:value="0.0502819809330864">
            <text:p>0.0502820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site</text:p>
          </table:table-cell>
          <table:table-cell office:value-type="float" office:value="0.0502819809330864">
            <text:p>0.0502820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planning</text:p>
          </table:table-cell>
          <table:table-cell office:value-type="float" office:value="0.0503080343096282">
            <text:p>0.0503080</text:p>
          </table:table-cell>
        </table:table-row>
        <table:table-row table:style-name="ro2">
          <table:table-cell office:value-type="string">
            <text:p>planning</text:p>
          </table:table-cell>
          <table:table-cell office:value-type="string">
            <text:p>ira</text:p>
          </table:table-cell>
          <table:table-cell office:value-type="float" office:value="0.0503080343096282">
            <text:p>0.0503080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played</text:p>
          </table:table-cell>
          <table:table-cell office:value-type="float" office:value="0.0504032343612665">
            <text:p>0.0504032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mike</text:p>
          </table:table-cell>
          <table:table-cell office:value-type="float" office:value="0.0504032343612665">
            <text:p>0.0504032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my</text:p>
          </table:table-cell>
          <table:table-cell office:value-type="float" office:value="0.0505172548590038">
            <text:p>0.0505173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i</text:p>
          </table:table-cell>
          <table:table-cell office:value-type="float" office:value="0.0505172548590038">
            <text:p>0.050517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s</text:p>
          </table:table-cell>
          <table:table-cell office:value-type="float" office:value="0.050618171254797">
            <text:p>0.0506182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printer</text:p>
          </table:table-cell>
          <table:table-cell office:value-type="float" office:value="0.050618171254797">
            <text:p>0.0506182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printer</text:p>
          </table:table-cell>
          <table:table-cell office:value-type="float" office:value="0.0506182387117861">
            <text:p>0.0506182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console</text:p>
          </table:table-cell>
          <table:table-cell office:value-type="float" office:value="0.0506182387117861">
            <text:p>0.0506182</text:p>
          </table:table-cell>
        </table:table-row>
        <table:table-row table:style-name="ro2">
          <table:table-cell office:value-type="string">
            <text:p>printer</text:p>
          </table:table-cell>
          <table:table-cell office:value-type="string">
            <text:p>wii</text:p>
          </table:table-cell>
          <table:table-cell office:value-type="float" office:value="0.0506182387117861">
            <text:p>0.050618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printer</text:p>
          </table:table-cell>
          <table:table-cell office:value-type="float" office:value="0.0506182387117861">
            <text:p>0.0506182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played</text:p>
          </table:table-cell>
          <table:table-cell office:value-type="float" office:value="0.0507163232221937">
            <text:p>0.0507163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big</text:p>
          </table:table-cell>
          <table:table-cell office:value-type="float" office:value="0.0507163232221937">
            <text:p>0.050716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oil</text:p>
          </table:table-cell>
          <table:table-cell office:value-type="float" office:value="0.0509328241621949">
            <text:p>0.0509328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gas</text:p>
          </table:table-cell>
          <table:table-cell office:value-type="float" office:value="0.0509328241621949">
            <text:p>0.0509328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thanks</text:p>
          </table:table-cell>
          <table:table-cell office:value-type="float" office:value="0.0509606365820845">
            <text:p>0.0509606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enjoy</text:p>
          </table:table-cell>
          <table:table-cell office:value-type="float" office:value="0.0509606365820845">
            <text:p>0.0509606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wipe</text:p>
          </table:table-cell>
          <table:table-cell office:value-type="float" office:value="0.0509845228178529">
            <text:p>0.0509845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card</text:p>
          </table:table-cell>
          <table:table-cell office:value-type="float" office:value="0.0509845228178529">
            <text:p>0.0509845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food</text:p>
          </table:table-cell>
          <table:table-cell office:value-type="float" office:value="0.0510192437366799">
            <text:p>0.0510192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disabled</text:p>
          </table:table-cell>
          <table:table-cell office:value-type="float" office:value="0.0510192437366799">
            <text:p>0.0510192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me</text:p>
          </table:table-cell>
          <table:table-cell office:value-type="float" office:value="0.051056720679529">
            <text:p>0.0510567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confused</text:p>
          </table:table-cell>
          <table:table-cell office:value-type="float" office:value="0.051056720679529">
            <text:p>0.0510567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highly</text:p>
          </table:table-cell>
          <table:table-cell office:value-type="float" office:value="0.0511373058875696">
            <text:p>0.0511373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expect</text:p>
          </table:table-cell>
          <table:table-cell office:value-type="float" office:value="0.0511373058875696">
            <text:p>0.0511373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venue</text:p>
          </table:table-cell>
          <table:table-cell office:value-type="float" office:value="0.0511545894161449">
            <text:p>0.0511546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resolution</text:p>
          </table:table-cell>
          <table:table-cell office:value-type="float" office:value="0.0511545894161449">
            <text:p>0.0511546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awareness</text:p>
          </table:table-cell>
          <table:table-cell office:value-type="float" office:value="0.0512696976796442">
            <text:p>0.0512697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around</text:p>
          </table:table-cell>
          <table:table-cell office:value-type="float" office:value="0.0512696976796442">
            <text:p>0.0512697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weight</text:p>
          </table:table-cell>
          <table:table-cell office:value-type="float" office:value="0.0512944471157087">
            <text:p>0.0512944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movie</text:p>
          </table:table-cell>
          <table:table-cell office:value-type="float" office:value="0.0512944471157087">
            <text:p>0.0512944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movie</text:p>
          </table:table-cell>
          <table:table-cell office:value-type="float" office:value="0.0512945293279792">
            <text:p>0.0512945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actress</text:p>
          </table:table-cell>
          <table:table-cell office:value-type="float" office:value="0.0512945293279792">
            <text:p>0.0512945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movie</text:p>
          </table:table-cell>
          <table:table-cell office:value-type="float" office:value="0.0512946114690001">
            <text:p>0.0512946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obese</text:p>
          </table:table-cell>
          <table:table-cell office:value-type="float" office:value="0.0512946114690001">
            <text:p>0.0512946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film</text:p>
          </table:table-cell>
          <table:table-cell office:value-type="float" office:value="0.0512946114690001">
            <text:p>0.0512946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movie</text:p>
          </table:table-cell>
          <table:table-cell office:value-type="float" office:value="0.0512946114690001">
            <text:p>0.0512946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multiple</text:p>
          </table:table-cell>
          <table:table-cell office:value-type="float" office:value="0.0513713935326986">
            <text:p>0.0513714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deposit</text:p>
          </table:table-cell>
          <table:table-cell office:value-type="float" office:value="0.0513713935326986">
            <text:p>0.0513714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identitytheft</text:p>
          </table:table-cell>
          <table:table-cell office:value-type="float" office:value="0.0513827675365407">
            <text:p>0.0513828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cerda</text:p>
          </table:table-cell>
          <table:table-cell office:value-type="float" office:value="0.0513827675365407">
            <text:p>0.0513828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sears</text:p>
          </table:table-cell>
          <table:table-cell office:value-type="float" office:value="0.0514399331076952">
            <text:p>0.0514399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mind</text:p>
          </table:table-cell>
          <table:table-cell office:value-type="float" office:value="0.0514399331076952">
            <text:p>0.0514399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thank</text:p>
          </table:table-cell>
          <table:table-cell office:value-type="float" office:value="0.0515663592188518">
            <text:p>0.0515664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register</text:p>
          </table:table-cell>
          <table:table-cell office:value-type="float" office:value="0.0515663592188518">
            <text:p>0.0515664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thanks</text:p>
          </table:table-cell>
          <table:table-cell office:value-type="float" office:value="0.0518324470542171">
            <text:p>0.0518324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entitled</text:p>
          </table:table-cell>
          <table:table-cell office:value-type="float" office:value="0.0518324470542171">
            <text:p>0.0518324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jobs</text:p>
          </table:table-cell>
          <table:table-cell office:value-type="float" office:value="0.0518639565902894">
            <text:p>0.0518640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ipad</text:p>
          </table:table-cell>
          <table:table-cell office:value-type="float" office:value="0.0518639565902894">
            <text:p>0.0518640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institutions</text:p>
          </table:table-cell>
          <table:table-cell office:value-type="float" office:value="0.0520442494301401">
            <text:p>0.0520442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direct</text:p>
          </table:table-cell>
          <table:table-cell office:value-type="float" office:value="0.0520442494301401">
            <text:p>0.0520442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oil</text:p>
          </table:table-cell>
          <table:table-cell office:value-type="float" office:value="0.0522615410055083">
            <text:p>0.0522615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atm</text:p>
          </table:table-cell>
          <table:table-cell office:value-type="float" office:value="0.0522615410055083">
            <text:p>0.0522615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oil</text:p>
          </table:table-cell>
          <table:table-cell office:value-type="float" office:value="0.0522969277511635">
            <text:p>0.0522969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equipment</text:p>
          </table:table-cell>
          <table:table-cell office:value-type="float" office:value="0.0522969277511635">
            <text:p>0.0522969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regarding</text:p>
          </table:table-cell>
          <table:table-cell office:value-type="float" office:value="0.0523742197276795">
            <text:p>0.0523742</text:p>
          </table:table-cell>
        </table:table-row>
        <table:table-row table:style-name="ro2">
          <table:table-cell office:value-type="string">
            <text:p>regarding</text:p>
          </table:table-cell>
          <table:table-cell office:value-type="string">
            <text:p>jackson</text:p>
          </table:table-cell>
          <table:table-cell office:value-type="float" office:value="0.0523742197276795">
            <text:p>0.0523742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institution</text:p>
          </table:table-cell>
          <table:table-cell office:value-type="float" office:value="0.0524062438063541">
            <text:p>0.0524062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activity</text:p>
          </table:table-cell>
          <table:table-cell office:value-type="float" office:value="0.0524062438063541">
            <text:p>0.0524062</text:p>
          </table:table-cell>
        </table:table-row>
        <table:table-row table:style-name="ro1">
          <table:table-cell office:value-type="string">
            <text:p>freezes</text:p>
          </table:table-cell>
          <table:table-cell office:value-type="string">
            <text:p>senate</text:p>
          </table:table-cell>
          <table:table-cell office:value-type="float" office:value="0.0525155520865867">
            <text:p>0.0525156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string">
            <text:p>freezes</text:p>
          </table:table-cell>
          <table:table-cell office:value-type="float" office:value="0.0525155520865867">
            <text:p>0.0525156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phone</text:p>
          </table:table-cell>
          <table:table-cell office:value-type="float" office:value="0.0525219404272653">
            <text:p>0.0525219</text:p>
          </table:table-cell>
        </table:table-row>
        <table:table-row table:style-name="ro2">
          <table:table-cell office:value-type="string">
            <text:p>phone</text:p>
          </table:table-cell>
          <table:table-cell office:value-type="string">
            <text:p>apps</text:p>
          </table:table-cell>
          <table:table-cell office:value-type="float" office:value="0.0525219404272653">
            <text:p>0.0525219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revenue</text:p>
          </table:table-cell>
          <table:table-cell office:value-type="float" office:value="0.0525336663550339">
            <text:p>0.0525337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individual</text:p>
          </table:table-cell>
          <table:table-cell office:value-type="float" office:value="0.0525336663550339">
            <text:p>0.0525337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thank</text:p>
          </table:table-cell>
          <table:table-cell office:value-type="float" office:value="0.0526038005103331">
            <text:p>0.0526038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full</text:p>
          </table:table-cell>
          <table:table-cell office:value-type="float" office:value="0.0526038005103331">
            <text:p>0.0526038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ronnie</text:p>
          </table:table-cell>
          <table:table-cell office:value-type="float" office:value="0.0527052884351484">
            <text:p>0.0527053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passport</text:p>
          </table:table-cell>
          <table:table-cell office:value-type="float" office:value="0.0527052884351484">
            <text:p>0.0527053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passport</text:p>
          </table:table-cell>
          <table:table-cell office:value-type="float" office:value="0.0527062954626369">
            <text:p>0.0527063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paul</text:p>
          </table:table-cell>
          <table:table-cell office:value-type="float" office:value="0.0527062954626369">
            <text:p>0.0527063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durhams</text:p>
          </table:table-cell>
          <table:table-cell office:value-type="float" office:value="0.0527062954626369">
            <text:p>0.0527063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passport</text:p>
          </table:table-cell>
          <table:table-cell office:value-type="float" office:value="0.0527062954626369">
            <text:p>0.0527063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passport</text:p>
          </table:table-cell>
          <table:table-cell office:value-type="float" office:value="0.0527064960120656">
            <text:p>0.0527065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passport</text:p>
          </table:table-cell>
          <table:table-cell office:value-type="float" office:value="0.0527064960120656">
            <text:p>0.0527065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nathan</text:p>
          </table:table-cell>
          <table:table-cell office:value-type="float" office:value="0.0527064960120656">
            <text:p>0.0527065</text:p>
          </table:table-cell>
        </table:table-row>
        <table:table-row table:style-name="ro1">
          <table:table-cell office:value-type="string">
            <text:p>passport</text:p>
          </table:table-cell>
          <table:table-cell table:style-name="ce1" office:value-type="string">
            <text:p>1957</text:p>
          </table:table-cell>
          <table:table-cell office:value-type="float" office:value="0.0527064960120656">
            <text:p>0.0527065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veterans</text:p>
          </table:table-cell>
          <table:table-cell office:value-type="float" office:value="0.0527228783317149">
            <text:p>0.0527229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food</text:p>
          </table:table-cell>
          <table:table-cell office:value-type="float" office:value="0.0527228783317149">
            <text:p>0.0527229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purchase</text:p>
          </table:table-cell>
          <table:table-cell office:value-type="float" office:value="0.0527256191714118">
            <text:p>0.0527256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currently</text:p>
          </table:table-cell>
          <table:table-cell office:value-type="float" office:value="0.0527256191714118">
            <text:p>0.0527256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printers</text:p>
          </table:table-cell>
          <table:table-cell office:value-type="float" office:value="0.0528215658816463">
            <text:p>0.0528216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drives</text:p>
          </table:table-cell>
          <table:table-cell office:value-type="float" office:value="0.0528215658816463">
            <text:p>0.0528216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drives</text:p>
          </table:table-cell>
          <table:table-cell office:value-type="float" office:value="0.0528216114355173">
            <text:p>0.0528216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console</text:p>
          </table:table-cell>
          <table:table-cell office:value-type="float" office:value="0.0528216114355173">
            <text:p>0.0528216</text:p>
          </table:table-cell>
        </table:table-row>
        <table:table-row table:style-name="ro2">
          <table:table-cell office:value-type="string">
            <text:p>drives</text:p>
          </table:table-cell>
          <table:table-cell office:value-type="string">
            <text:p>wii</text:p>
          </table:table-cell>
          <table:table-cell office:value-type="float" office:value="0.0528216114355173">
            <text:p>0.0528216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drives</text:p>
          </table:table-cell>
          <table:table-cell office:value-type="float" office:value="0.0528216114355173">
            <text:p>0.0528216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product</text:p>
          </table:table-cell>
          <table:table-cell office:value-type="float" office:value="0.0528681517370124">
            <text:p>0.0528682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apple</text:p>
          </table:table-cell>
          <table:table-cell office:value-type="float" office:value="0.0528681517370124">
            <text:p>0.0528682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ruth</text:p>
          </table:table-cell>
          <table:table-cell office:value-type="float" office:value="0.0529798022603828">
            <text:p>0.0529798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global</text:p>
          </table:table-cell>
          <table:table-cell office:value-type="float" office:value="0.0529798022603828">
            <text:p>0.0529798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williams</text:p>
          </table:table-cell>
          <table:table-cell office:value-type="float" office:value="0.0531271786853335">
            <text:p>0.0531272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williams</text:p>
          </table:table-cell>
          <table:table-cell office:value-type="float" office:value="0.0531271786853335">
            <text:p>0.0531272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maloney</text:p>
          </table:table-cell>
          <table:table-cell office:value-type="float" office:value="0.0531271786853335">
            <text:p>0.0531272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mccomb</text:p>
          </table:table-cell>
          <table:table-cell office:value-type="float" office:value="0.0531271786853335">
            <text:p>0.053127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passport</text:p>
          </table:table-cell>
          <table:table-cell office:value-type="float" office:value="0.0531396879507637">
            <text:p>0.0531397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johnson</text:p>
          </table:table-cell>
          <table:table-cell office:value-type="float" office:value="0.0531396879507637">
            <text:p>0.0531397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printers</text:p>
          </table:table-cell>
          <table:table-cell office:value-type="float" office:value="0.05324494719798">
            <text:p>0.0532449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hard</text:p>
          </table:table-cell>
          <table:table-cell office:value-type="float" office:value="0.05324494719798">
            <text:p>0.0532449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hard</text:p>
          </table:table-cell>
          <table:table-cell office:value-type="float" office:value="0.0532450300147775">
            <text:p>0.0532450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console</text:p>
          </table:table-cell>
          <table:table-cell office:value-type="float" office:value="0.0532450300147775">
            <text:p>0.0532450</text:p>
          </table:table-cell>
        </table:table-row>
        <table:table-row table:style-name="ro2">
          <table:table-cell office:value-type="string">
            <text:p>hard</text:p>
          </table:table-cell>
          <table:table-cell office:value-type="string">
            <text:p>wii</text:p>
          </table:table-cell>
          <table:table-cell office:value-type="float" office:value="0.0532450300147775">
            <text:p>0.0532450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hard</text:p>
          </table:table-cell>
          <table:table-cell office:value-type="float" office:value="0.0532450300147775">
            <text:p>0.0532450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preparers</text:p>
          </table:table-cell>
          <table:table-cell office:value-type="float" office:value="0.0532755102277815">
            <text:p>0.0532755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penalties</text:p>
          </table:table-cell>
          <table:table-cell office:value-type="float" office:value="0.0532755102277815">
            <text:p>0.0532755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thanks</text:p>
          </table:table-cell>
          <table:table-cell office:value-type="float" office:value="0.0532864798844313">
            <text:p>0.0532865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articles</text:p>
          </table:table-cell>
          <table:table-cell office:value-type="float" office:value="0.0532864798844313">
            <text:p>0.0532865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favorite</text:p>
          </table:table-cell>
          <table:table-cell office:value-type="float" office:value="0.0532947156221669">
            <text:p>0.0532947</text:p>
          </table:table-cell>
        </table:table-row>
        <table:table-row table:style-name="ro2">
          <table:table-cell office:value-type="string">
            <text:p>favorite</text:p>
          </table:table-cell>
          <table:table-cell office:value-type="string">
            <text:p>apps</text:p>
          </table:table-cell>
          <table:table-cell office:value-type="float" office:value="0.0532947156221669">
            <text:p>0.0532947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passport</text:p>
          </table:table-cell>
          <table:table-cell office:value-type="float" office:value="0.0534126118316338">
            <text:p>0.0534126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durham</text:p>
          </table:table-cell>
          <table:table-cell office:value-type="float" office:value="0.0534126118316338">
            <text:p>0.0534126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win</text:p>
          </table:table-cell>
          <table:table-cell office:value-type="float" office:value="0.0536210546455617">
            <text:p>0.0536211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forward</text:p>
          </table:table-cell>
          <table:table-cell office:value-type="float" office:value="0.0536210546455617">
            <text:p>0.0536211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tactics</text:p>
          </table:table-cell>
          <table:table-cell office:value-type="float" office:value="0.0536579119779188">
            <text:p>0.0536579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passwords</text:p>
          </table:table-cell>
          <table:table-cell office:value-type="float" office:value="0.0536579119779188">
            <text:p>0.0536579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represent</text:p>
          </table:table-cell>
          <table:table-cell office:value-type="float" office:value="0.0536632601020669">
            <text:p>0.0536633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hr</text:p>
          </table:table-cell>
          <table:table-cell office:value-type="float" office:value="0.0536632601020669">
            <text:p>0.0536633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reduce</text:p>
          </table:table-cell>
          <table:table-cell office:value-type="float" office:value="0.0537482336789717">
            <text:p>0.0537482</text:p>
          </table:table-cell>
        </table:table-row>
        <table:table-row table:style-name="ro2">
          <table:table-cell office:value-type="string">
            <text:p>reduce</text:p>
          </table:table-cell>
          <table:table-cell office:value-type="string">
            <text:p>evernote</text:p>
          </table:table-cell>
          <table:table-cell office:value-type="float" office:value="0.0537482336789717">
            <text:p>0.0537482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refund</text:p>
          </table:table-cell>
          <table:table-cell office:value-type="float" office:value="0.0537869888550714">
            <text:p>0.0537870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activity</text:p>
          </table:table-cell>
          <table:table-cell office:value-type="float" office:value="0.0537869888550714">
            <text:p>0.0537870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string">
            <text:p>springs</text:p>
          </table:table-cell>
          <table:table-cell office:value-type="float" office:value="0.0538151856329032">
            <text:p>0.0538152</text:p>
          </table:table-cell>
        </table:table-row>
        <table:table-row table:style-name="ro2">
          <table:table-cell office:value-type="string">
            <text:p>springs</text:p>
          </table:table-cell>
          <table:table-cell office:value-type="string">
            <text:p>colorado</text:p>
          </table:table-cell>
          <table:table-cell office:value-type="float" office:value="0.0538151856329032">
            <text:p>0.0538152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tations</text:p>
          </table:table-cell>
          <table:table-cell office:value-type="float" office:value="0.0539815964792707">
            <text:p>0.0539816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groups</text:p>
          </table:table-cell>
          <table:table-cell office:value-type="float" office:value="0.0539815964792707">
            <text:p>0.0539816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view</text:p>
          </table:table-cell>
          <table:table-cell office:value-type="float" office:value="0.0540131629896977">
            <text:p>0.0540132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thanks</text:p>
          </table:table-cell>
          <table:table-cell office:value-type="float" office:value="0.0540131629896977">
            <text:p>0.0540132</text:p>
          </table:table-cell>
        </table:table-row>
        <table:table-row table:style-name="ro2">
          <table:table-cell office:value-type="string">
            <text:p>exploit</text:p>
          </table:table-cell>
          <table:table-cell office:value-type="string">
            <text:p>travelling</text:p>
          </table:table-cell>
          <table:table-cell office:value-type="float" office:value="0.0541890434516212">
            <text:p>0.0541890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exploit</text:p>
          </table:table-cell>
          <table:table-cell office:value-type="float" office:value="0.0541890434516212">
            <text:p>0.0541890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relative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foreclosure</text:p>
          </table:table-cell>
          <table:table-cell office:value-type="float" office:value="0.0541898270568738">
            <text:p>0.0541898</text:p>
          </table:table-cell>
        </table:table-row>
        <table:table-row table:style-name="ro2">
          <table:table-cell office:value-type="string">
            <text:p>exploit</text:p>
          </table:table-cell>
          <table:table-cell office:value-type="string">
            <text:p>target_hplink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exploit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exploit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exploit</text:p>
          </table:table-cell>
          <table:table-cell office:value-type="float" office:value="0.0541898270568738">
            <text:p>0.0541898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exploit</text:p>
          </table:table-cell>
          <table:table-cell office:value-type="float" office:value="0.0541898270568738">
            <text:p>0.0541898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payment</text:p>
          </table:table-cell>
          <table:table-cell office:value-type="float" office:value="0.0541981086866634">
            <text:p>0.0541981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creditor</text:p>
          </table:table-cell>
          <table:table-cell office:value-type="float" office:value="0.0541981086866634">
            <text:p>0.0541981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held</text:p>
          </table:table-cell>
          <table:table-cell office:value-type="float" office:value="0.0542111439696232">
            <text:p>0.0542111</text:p>
          </table:table-cell>
        </table:table-row>
        <table:table-row table:style-name="ro1">
          <table:table-cell office:value-type="string">
            <text:p>held</text:p>
          </table:table-cell>
          <table:table-cell table:style-name="ce1" office:value-type="string">
            <text:p>16</text:p>
          </table:table-cell>
          <table:table-cell office:value-type="float" office:value="0.0542111439696232">
            <text:p>0.0542111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lee</text:p>
          </table:table-cell>
          <table:table-cell office:value-type="float" office:value="0.0542379846181477">
            <text:p>0.0542380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january</text:p>
          </table:table-cell>
          <table:table-cell office:value-type="float" office:value="0.0542379846181477">
            <text:p>0.0542380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village</text:p>
          </table:table-cell>
          <table:table-cell office:value-type="float" office:value="0.0543387828516383">
            <text:p>0.0543388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fisher</text:p>
          </table:table-cell>
          <table:table-cell office:value-type="float" office:value="0.0543387828516383">
            <text:p>0.0543388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village</text:p>
          </table:table-cell>
          <table:table-cell office:value-type="float" office:value="0.0543388483279859">
            <text:p>0.0543388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village</text:p>
          </table:table-cell>
          <table:table-cell office:value-type="float" office:value="0.0543388483279859">
            <text:p>0.0543388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hatch</text:p>
          </table:table-cell>
          <table:table-cell office:value-type="float" office:value="0.0543388483279859">
            <text:p>0.0543388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string">
            <text:p>vega</text:p>
          </table:table-cell>
          <table:table-cell office:value-type="float" office:value="0.0543388483279859">
            <text:p>0.0543388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village</text:p>
          </table:table-cell>
          <table:table-cell office:value-type="float" office:value="0.0543389139975851">
            <text:p>0.0543389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string">
            <text:p>sment</text:p>
          </table:table-cell>
          <table:table-cell office:value-type="float" office:value="0.0543389139975851">
            <text:p>0.0543389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o</text:p>
          </table:table-cell>
          <table:table-cell office:value-type="float" office:value="0.0543466676955058">
            <text:p>0.0543467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cashing</text:p>
          </table:table-cell>
          <table:table-cell office:value-type="float" office:value="0.0543466676955058">
            <text:p>0.0543467</text:p>
          </table:table-cell>
        </table:table-row>
        <table:table-row table:style-name="ro2">
          <table:table-cell office:value-type="string">
            <text:p>attack</text:p>
          </table:table-cell>
          <table:table-cell office:value-type="string">
            <text:p>cyber</text:p>
          </table:table-cell>
          <table:table-cell office:value-type="float" office:value="0.0543921831272705">
            <text:p>0.0543922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attack</text:p>
          </table:table-cell>
          <table:table-cell office:value-type="float" office:value="0.0543921831272705">
            <text:p>0.0543922</text:p>
          </table:table-cell>
        </table:table-row>
        <table:table-row table:style-name="ro1">
          <table:table-cell office:value-type="string">
            <text:p>guilty</text:p>
          </table:table-cell>
          <table:table-cell office:value-type="string">
            <text:p>plea</text:p>
          </table:table-cell>
          <table:table-cell office:value-type="float" office:value="0.0544329939306073">
            <text:p>0.0544330</text:p>
          </table:table-cell>
        </table:table-row>
        <table:table-row table:style-name="ro1">
          <table:table-cell office:value-type="string">
            <text:p>plea</text:p>
          </table:table-cell>
          <table:table-cell office:value-type="string">
            <text:p>guilty</text:p>
          </table:table-cell>
          <table:table-cell office:value-type="float" office:value="0.0544329939306073">
            <text:p>0.0544330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erase</text:p>
          </table:table-cell>
          <table:table-cell office:value-type="float" office:value="0.0544494805667857">
            <text:p>0.0544495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drives</text:p>
          </table:table-cell>
          <table:table-cell office:value-type="float" office:value="0.0544494805667857">
            <text:p>0.0544495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governors</text:p>
          </table:table-cell>
          <table:table-cell office:value-type="float" office:value="0.0545011031190454">
            <text:p>0.0545011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assistance</text:p>
          </table:table-cell>
          <table:table-cell office:value-type="float" office:value="0.0545011031190454">
            <text:p>0.0545011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tap</text:p>
          </table:table-cell>
          <table:table-cell office:value-type="float" office:value="0.0546198383893706">
            <text:p>0.0546198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printer</text:p>
          </table:table-cell>
          <table:table-cell office:value-type="float" office:value="0.0546198383893706">
            <text:p>0.0546198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truth</text:p>
          </table:table-cell>
          <table:table-cell office:value-type="float" office:value="0.0546332177925926">
            <text:p>0.0546332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corporations</text:p>
          </table:table-cell>
          <table:table-cell office:value-type="float" office:value="0.0546332177925926">
            <text:p>0.0546332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kimming</text:p>
          </table:table-cell>
          <table:table-cell office:value-type="float" office:value="0.054646094039462">
            <text:p>0.0546461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oil</text:p>
          </table:table-cell>
          <table:table-cell office:value-type="float" office:value="0.054646094039462">
            <text:p>0.0546461</text:p>
          </table:table-cell>
        </table:table-row>
        <table:table-row table:style-name="ro1">
          <table:table-cell office:value-type="string">
            <text:p>certified</text:p>
          </table:table-cell>
          <table:table-cell office:value-type="string">
            <text:p>nick</text:p>
          </table:table-cell>
          <table:table-cell office:value-type="float" office:value="0.0546680184516273">
            <text:p>0.0546680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certified</text:p>
          </table:table-cell>
          <table:table-cell office:value-type="float" office:value="0.0546680184516273">
            <text:p>0.0546680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subscribe</text:p>
          </table:table-cell>
          <table:table-cell office:value-type="float" office:value="0.0547426406181158">
            <text:p>0.0547426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purchase</text:p>
          </table:table-cell>
          <table:table-cell office:value-type="float" office:value="0.0547426406181158">
            <text:p>0.0547426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swipe</text:p>
          </table:table-cell>
          <table:table-cell office:value-type="float" office:value="0.0548461383788031">
            <text:p>0.0548461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stations</text:p>
          </table:table-cell>
          <table:table-cell office:value-type="float" office:value="0.0548461383788031">
            <text:p>0.0548461</text:p>
          </table:table-cell>
        </table:table-row>
        <table:table-row table:style-name="ro2">
          <table:table-cell office:value-type="string">
            <text:p>agencies</text:p>
          </table:table-cell>
          <table:table-cell office:value-type="string">
            <text:p>fico</text:p>
          </table:table-cell>
          <table:table-cell office:value-type="float" office:value="0.0549033551677984">
            <text:p>0.0549034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karma</text:p>
          </table:table-cell>
          <table:table-cell office:value-type="float" office:value="0.0549033551677984">
            <text:p>0.0549034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agencies</text:p>
          </table:table-cell>
          <table:table-cell office:value-type="float" office:value="0.0549033551677984">
            <text:p>0.0549034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agencies</text:p>
          </table:table-cell>
          <table:table-cell office:value-type="float" office:value="0.0549033551677984">
            <text:p>0.0549034</text:p>
          </table:table-cell>
        </table:table-row>
        <table:table-row table:style-name="ro2">
          <table:table-cell office:value-type="string">
            <text:p>agencies</text:p>
          </table:table-cell>
          <table:table-cell office:value-type="string">
            <text:p>creditreporting</text:p>
          </table:table-cell>
          <table:table-cell office:value-type="float" office:value="0.0549052859454624">
            <text:p>0.0549053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agencies</text:p>
          </table:table-cell>
          <table:table-cell office:value-type="float" office:value="0.0549052859454624">
            <text:p>0.0549053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i</text:p>
          </table:table-cell>
          <table:table-cell office:value-type="float" office:value="0.0550308027574552">
            <text:p>0.0550308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onfused</text:p>
          </table:table-cell>
          <table:table-cell office:value-type="float" office:value="0.0550308027574552">
            <text:p>0.0550308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passwords</text:p>
          </table:table-cell>
          <table:table-cell office:value-type="float" office:value="0.0550444744842304">
            <text:p>0.0550445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password</text:p>
          </table:table-cell>
          <table:table-cell office:value-type="float" office:value="0.0550444744842304">
            <text:p>0.0550445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tap</text:p>
          </table:table-cell>
          <table:table-cell office:value-type="float" office:value="0.0551038762818052">
            <text:p>0.0551039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hard</text:p>
          </table:table-cell>
          <table:table-cell office:value-type="float" office:value="0.0551038762818052">
            <text:p>0.0551039</text:p>
          </table:table-cell>
        </table:table-row>
        <table:table-row table:style-name="ro1">
          <table:table-cell table:style-name="ce1" office:value-type="string">
            <text:p>29</text:p>
          </table:table-cell>
          <table:table-cell office:value-type="string">
            <text:p>wells</text:p>
          </table:table-cell>
          <table:table-cell office:value-type="float" office:value="0.0551063755564006">
            <text:p>0.0551064</text:p>
          </table:table-cell>
        </table:table-row>
        <table:table-row table:style-name="ro1">
          <table:table-cell office:value-type="string">
            <text:p>wells</text:p>
          </table:table-cell>
          <table:table-cell table:style-name="ce1" office:value-type="string">
            <text:p>29</text:p>
          </table:table-cell>
          <table:table-cell office:value-type="float" office:value="0.0551063755564006">
            <text:p>0.0551064</text:p>
          </table:table-cell>
        </table:table-row>
        <table:table-row table:style-name="ro2">
          <table:table-cell office:value-type="string">
            <text:p>arent</text:p>
          </table:table-cell>
          <table:table-cell office:value-type="string">
            <text:p>ssn</text:p>
          </table:table-cell>
          <table:table-cell office:value-type="float" office:value="0.0551354303238336">
            <text:p>0.0551354</text:p>
          </table:table-cell>
        </table:table-row>
        <table:table-row table:style-name="ro2">
          <table:table-cell office:value-type="string">
            <text:p>ssn</text:p>
          </table:table-cell>
          <table:table-cell office:value-type="string">
            <text:p>arent</text:p>
          </table:table-cell>
          <table:table-cell office:value-type="float" office:value="0.0551354303238336">
            <text:p>0.0551354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violation</text:p>
          </table:table-cell>
          <table:table-cell office:value-type="float" office:value="0.0552020767090484">
            <text:p>0.0552021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title</text:p>
          </table:table-cell>
          <table:table-cell office:value-type="float" office:value="0.0552020767090484">
            <text:p>0.0552021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institutions</text:p>
          </table:table-cell>
          <table:table-cell office:value-type="float" office:value="0.0552824967807112">
            <text:p>0.0552825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cashing</text:p>
          </table:table-cell>
          <table:table-cell office:value-type="float" office:value="0.0552824967807112">
            <text:p>0.0552825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held</text:p>
          </table:table-cell>
          <table:table-cell office:value-type="float" office:value="0.0553685484587539">
            <text:p>0.0553685</text:p>
          </table:table-cell>
        </table:table-row>
        <table:table-row table:style-name="ro1">
          <table:table-cell office:value-type="string">
            <text:p>held</text:p>
          </table:table-cell>
          <table:table-cell office:value-type="string">
            <text:p>detention</text:p>
          </table:table-cell>
          <table:table-cell office:value-type="float" office:value="0.0553685484587539">
            <text:p>0.0553685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oil</text:p>
          </table:table-cell>
          <table:table-cell office:value-type="float" office:value="0.0554564780972934">
            <text:p>0.0554565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card</text:p>
          </table:table-cell>
          <table:table-cell office:value-type="float" office:value="0.0554564780972934">
            <text:p>0.0554565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site</text:p>
          </table:table-cell>
          <table:table-cell office:value-type="float" office:value="0.0555866298725969">
            <text:p>0.0555866</text:p>
          </table:table-cell>
        </table:table-row>
        <table:table-row table:style-name="ro1">
          <table:table-cell office:value-type="string">
            <text:p>site</text:p>
          </table:table-cell>
          <table:table-cell table:style-name="ce1" office:value-type="string">
            <text:p>30</text:p>
          </table:table-cell>
          <table:table-cell office:value-type="float" office:value="0.0555866298725969">
            <text:p>0.0555866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pounds</text:p>
          </table:table-cell>
          <table:table-cell office:value-type="float" office:value="0.0556128731878299">
            <text:p>0.0556129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guess</text:p>
          </table:table-cell>
          <table:table-cell office:value-type="float" office:value="0.0556128731878299">
            <text:p>0.0556129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hit</text:p>
          </table:table-cell>
          <table:table-cell office:value-type="float" office:value="0.0556657261612846">
            <text:p>0.0556657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atms</text:p>
          </table:table-cell>
          <table:table-cell office:value-type="float" office:value="0.0556657261612846">
            <text:p>0.0556657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card</text:p>
          </table:table-cell>
          <table:table-cell office:value-type="float" office:value="0.0557056966712796">
            <text:p>0.0557057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banks</text:p>
          </table:table-cell>
          <table:table-cell office:value-type="float" office:value="0.0557056966712796">
            <text:p>0.0557057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emove</text:p>
          </table:table-cell>
          <table:table-cell office:value-type="float" office:value="0.055763597373051">
            <text:p>0.0557636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printers</text:p>
          </table:table-cell>
          <table:table-cell office:value-type="float" office:value="0.055763597373051">
            <text:p>0.0557636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emove</text:p>
          </table:table-cell>
          <table:table-cell office:value-type="float" office:value="0.0557636147268954">
            <text:p>0.0557636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console</text:p>
          </table:table-cell>
          <table:table-cell office:value-type="float" office:value="0.0557636147268954">
            <text:p>0.0557636</text:p>
          </table:table-cell>
        </table:table-row>
        <table:table-row table:style-name="ro2">
          <table:table-cell office:value-type="string">
            <text:p>remove</text:p>
          </table:table-cell>
          <table:table-cell office:value-type="string">
            <text:p>wii</text:p>
          </table:table-cell>
          <table:table-cell office:value-type="float" office:value="0.0557636147268954">
            <text:p>0.0557636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emove</text:p>
          </table:table-cell>
          <table:table-cell office:value-type="float" office:value="0.0557636147268954">
            <text:p>0.0557636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patient</text:p>
          </table:table-cell>
          <table:table-cell office:value-type="float" office:value="0.0558120732506153">
            <text:p>0.0558121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medical</text:p>
          </table:table-cell>
          <table:table-cell office:value-type="float" office:value="0.0558120732506153">
            <text:p>0.0558121</text:p>
          </table:table-cell>
        </table:table-row>
        <table:table-row table:style-name="ro2">
          <table:table-cell office:value-type="string">
            <text:p>friends</text:p>
          </table:table-cell>
          <table:table-cell office:value-type="string">
            <text:p>online</text:p>
          </table:table-cell>
          <table:table-cell office:value-type="float" office:value="0.0558200522907087">
            <text:p>0.0558201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friends</text:p>
          </table:table-cell>
          <table:table-cell office:value-type="float" office:value="0.0558200522907087">
            <text:p>0.0558201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mike</text:p>
          </table:table-cell>
          <table:table-cell office:value-type="float" office:value="0.0558450295855021">
            <text:p>0.0558450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big</text:p>
          </table:table-cell>
          <table:table-cell office:value-type="float" office:value="0.0558450295855021">
            <text:p>0.0558450</text:p>
          </table:table-cell>
        </table:table-row>
        <table:table-row table:style-name="ro2">
          <table:table-cell office:value-type="string">
            <text:p>puerto</text:p>
          </table:table-cell>
          <table:table-cell office:value-type="string">
            <text:p>rico</text:p>
          </table:table-cell>
          <table:table-cell office:value-type="float" office:value="0.0558529261021995">
            <text:p>0.0558529</text:p>
          </table:table-cell>
        </table:table-row>
        <table:table-row table:style-name="ro2">
          <table:table-cell office:value-type="string">
            <text:p>rico</text:p>
          </table:table-cell>
          <table:table-cell office:value-type="string">
            <text:p>puerto</text:p>
          </table:table-cell>
          <table:table-cell office:value-type="float" office:value="0.0558529261021995">
            <text:p>0.0558529</text:p>
          </table:table-cell>
        </table:table-row>
        <table:table-row table:style-name="ro2">
          <table:table-cell office:value-type="string">
            <text:p>food</text:p>
          </table:table-cell>
          <table:table-cell office:value-type="string">
            <text:p>scammers</text:p>
          </table:table-cell>
          <table:table-cell office:value-type="float" office:value="0.0559144565775617">
            <text:p>0.0559145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food</text:p>
          </table:table-cell>
          <table:table-cell office:value-type="float" office:value="0.0559144565775617">
            <text:p>0.0559145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rid</text:p>
          </table:table-cell>
          <table:table-cell office:value-type="float" office:value="0.0560112839801944">
            <text:p>0.056011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remove</text:p>
          </table:table-cell>
          <table:table-cell office:value-type="float" office:value="0.0560112839801944">
            <text:p>0.0560113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individuals</text:p>
          </table:table-cell>
          <table:table-cell office:value-type="float" office:value="0.0560269265963392">
            <text:p>0.0560269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inconsistent</text:p>
          </table:table-cell>
          <table:table-cell office:value-type="float" office:value="0.0560269265963392">
            <text:p>0.0560269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volume</text:p>
          </table:table-cell>
          <table:table-cell office:value-type="float" office:value="0.0560270514860821">
            <text:p>0.056027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individuals</text:p>
          </table:table-cell>
          <table:table-cell office:value-type="float" office:value="0.0560270514860821">
            <text:p>0.0560271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individuals</text:p>
          </table:table-cell>
          <table:table-cell office:value-type="float" office:value="0.0560271764670771">
            <text:p>0.0560272</text:p>
          </table:table-cell>
        </table:table-row>
        <table:table-row table:style-name="ro2">
          <table:table-cell office:value-type="string">
            <text:p>individuals</text:p>
          </table:table-cell>
          <table:table-cell office:value-type="string">
            <text:p>fincen</text:p>
          </table:table-cell>
          <table:table-cell office:value-type="float" office:value="0.0560271764670771">
            <text:p>0.0560272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purchase</text:p>
          </table:table-cell>
          <table:table-cell office:value-type="float" office:value="0.0561030921999992">
            <text:p>0.0561031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asked</text:p>
          </table:table-cell>
          <table:table-cell office:value-type="float" office:value="0.0561030921999992">
            <text:p>0.0561031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plans</text:p>
          </table:table-cell>
          <table:table-cell office:value-type="float" office:value="0.0561363464504746">
            <text:p>0.0561363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lawyer</text:p>
          </table:table-cell>
          <table:table-cell office:value-type="float" office:value="0.0561363464504746">
            <text:p>0.0561363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hughes</text:p>
          </table:table-cell>
          <table:table-cell office:value-type="float" office:value="0.0561985279358515">
            <text:p>0.0561985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client</text:p>
          </table:table-cell>
          <table:table-cell office:value-type="float" office:value="0.0561985279358515">
            <text:p>0.0561985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vernon</text:p>
          </table:table-cell>
          <table:table-cell office:value-type="float" office:value="0.0561998256872777">
            <text:p>0.0561998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client</text:p>
          </table:table-cell>
          <table:table-cell office:value-type="float" office:value="0.0561998256872777">
            <text:p>0.0561998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eset</text:p>
          </table:table-cell>
          <table:table-cell office:value-type="float" office:value="0.0562854734157544">
            <text:p>0.0562855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option</text:p>
          </table:table-cell>
          <table:table-cell office:value-type="float" office:value="0.0562854734157544">
            <text:p>0.0562855</text:p>
          </table:table-cell>
        </table:table-row>
        <table:table-row table:style-name="ro2">
          <table:table-cell office:value-type="string">
            <text:p>lifelock</text:p>
          </table:table-cell>
          <table:table-cell office:value-type="string">
            <text:p>wireless</text:p>
          </table:table-cell>
          <table:table-cell office:value-type="float" office:value="0.056288398816052">
            <text:p>0.0562884</text:p>
          </table:table-cell>
        </table:table-row>
        <table:table-row table:style-name="ro2">
          <table:table-cell office:value-type="string">
            <text:p>wireless</text:p>
          </table:table-cell>
          <table:table-cell office:value-type="string">
            <text:p>lifelock</text:p>
          </table:table-cell>
          <table:table-cell office:value-type="float" office:value="0.056288398816052">
            <text:p>0.0562884</text:p>
          </table:table-cell>
        </table:table-row>
        <table:table-row table:style-name="ro1">
          <table:table-cell office:value-type="string">
            <text:p>figure</text:p>
          </table:table-cell>
          <table:table-cell office:value-type="string">
            <text:p>improperly</text:p>
          </table:table-cell>
          <table:table-cell office:value-type="float" office:value="0.0563278535747115">
            <text:p>0.0563279</text:p>
          </table:table-cell>
        </table:table-row>
        <table:table-row table:style-name="ro1">
          <table:table-cell office:value-type="string">
            <text:p>improperly</text:p>
          </table:table-cell>
          <table:table-cell office:value-type="string">
            <text:p>figure</text:p>
          </table:table-cell>
          <table:table-cell office:value-type="float" office:value="0.0563278535747115">
            <text:p>0.0563279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stored</text:p>
          </table:table-cell>
          <table:table-cell office:value-type="float" office:value="0.0563754987767409">
            <text:p>0.0563755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hard</text:p>
          </table:table-cell>
          <table:table-cell office:value-type="float" office:value="0.0563754987767409">
            <text:p>0.0563755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my</text:p>
          </table:table-cell>
          <table:table-cell office:value-type="float" office:value="0.0563996125278486">
            <text:p>0.0563996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confused</text:p>
          </table:table-cell>
          <table:table-cell office:value-type="float" office:value="0.0563996125278486">
            <text:p>0.0563996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institution</text:p>
          </table:table-cell>
          <table:table-cell office:value-type="float" office:value="0.0564035464182106">
            <text:p>0.0564035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direct</text:p>
          </table:table-cell>
          <table:table-cell office:value-type="float" office:value="0.0564035464182106">
            <text:p>0.0564035</text:p>
          </table:table-cell>
        </table:table-row>
        <table:table-row table:style-name="ro1">
          <table:table-cell office:value-type="string">
            <text:p>governments</text:p>
          </table:table-cell>
          <table:table-cell office:value-type="string">
            <text:p>system</text:p>
          </table:table-cell>
          <table:table-cell office:value-type="float" office:value="0.056672261091801">
            <text:p>0.0566723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governments</text:p>
          </table:table-cell>
          <table:table-cell office:value-type="float" office:value="0.056672261091801">
            <text:p>0.0566723</text:p>
          </table:table-cell>
        </table:table-row>
        <table:table-row table:style-name="ro1">
          <table:table-cell table:style-name="ce1" office:value-type="string">
            <text:p>109</text:p>
          </table:table-cell>
          <table:table-cell office:value-type="string">
            <text:p>crackdown</text:p>
          </table:table-cell>
          <table:table-cell office:value-type="float" office:value="0.0567141771778854">
            <text:p>0.0567142</text:p>
          </table:table-cell>
        </table:table-row>
        <table:table-row table:style-name="ro1">
          <table:table-cell office:value-type="string">
            <text:p>crackdown</text:p>
          </table:table-cell>
          <table:table-cell table:style-name="ce1" office:value-type="string">
            <text:p>109</text:p>
          </table:table-cell>
          <table:table-cell office:value-type="float" office:value="0.0567141771778854">
            <text:p>0.0567142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tap</text:p>
          </table:table-cell>
          <table:table-cell office:value-type="float" office:value="0.0567618404812647">
            <text:p>0.0567618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drives</text:p>
          </table:table-cell>
          <table:table-cell office:value-type="float" office:value="0.0567618404812647">
            <text:p>0.0567618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expenses</text:p>
          </table:table-cell>
          <table:table-cell office:value-type="float" office:value="0.0568146898251395">
            <text:p>0.0568147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deductions</text:p>
          </table:table-cell>
          <table:table-cell office:value-type="float" office:value="0.0568146898251395">
            <text:p>0.0568147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well</text:p>
          </table:table-cell>
          <table:table-cell office:value-type="float" office:value="0.0568775668264995">
            <text:p>0.0568776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remaining</text:p>
          </table:table-cell>
          <table:table-cell office:value-type="float" office:value="0.0568775668264995">
            <text:p>0.0568776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cheek</text:p>
          </table:table-cell>
          <table:table-cell office:value-type="float" office:value="0.0569494013293209">
            <text:p>0.0569494</text:p>
          </table:table-cell>
        </table:table-row>
        <table:table-row table:style-name="ro2">
          <table:table-cell office:value-type="string">
            <text:p>assist</text:p>
          </table:table-cell>
          <table:table-cell office:value-type="string">
            <text:p>sc</text:p>
          </table:table-cell>
          <table:table-cell office:value-type="float" office:value="0.0569494013293209">
            <text:p>0.0569494</text:p>
          </table:table-cell>
        </table:table-row>
        <table:table-row table:style-name="ro2">
          <table:table-cell office:value-type="string">
            <text:p>assist</text:p>
          </table:table-cell>
          <table:table-cell office:value-type="string">
            <text:p>protectmyid</text:p>
          </table:table-cell>
          <table:table-cell office:value-type="float" office:value="0.0569494013293209">
            <text:p>0.0569494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assist</text:p>
          </table:table-cell>
          <table:table-cell office:value-type="float" office:value="0.0569494013293209">
            <text:p>0.0569494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assist</text:p>
          </table:table-cell>
          <table:table-cell office:value-type="float" office:value="0.0569494013293209">
            <text:p>0.0569494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assist</text:p>
          </table:table-cell>
          <table:table-cell office:value-type="float" office:value="0.0569494013293209">
            <text:p>0.0569494</text:p>
          </table:table-cell>
        </table:table-row>
        <table:table-row table:style-name="ro2">
          <table:table-cell office:value-type="string">
            <text:p>assist</text:p>
          </table:table-cell>
          <table:table-cell office:value-type="string">
            <text:p>dor</text:p>
          </table:table-cell>
          <table:table-cell office:value-type="float" office:value="0.0569495943406561">
            <text:p>0.0569496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assist</text:p>
          </table:table-cell>
          <table:table-cell office:value-type="float" office:value="0.0569495943406561">
            <text:p>0.0569496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well</text:p>
          </table:table-cell>
          <table:table-cell office:value-type="float" office:value="0.0569661567945737">
            <text:p>0.0569662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well</text:p>
          </table:table-cell>
          <table:table-cell office:value-type="float" office:value="0.0569661567945737">
            <text:p>0.0569662</text:p>
          </table:table-cell>
        </table:table-row>
        <table:table-row table:style-name="ro2">
          <table:table-cell office:value-type="string">
            <text:p>well</text:p>
          </table:table-cell>
          <table:table-cell office:value-type="string">
            <text:p>postbulletin</text:p>
          </table:table-cell>
          <table:table-cell office:value-type="float" office:value="0.0569661567945737">
            <text:p>0.0569662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affordable</text:p>
          </table:table-cell>
          <table:table-cell office:value-type="float" office:value="0.0569661567945737">
            <text:p>0.0569662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well</text:p>
          </table:table-cell>
          <table:table-cell office:value-type="float" office:value="0.0569988749007688">
            <text:p>0.0569989</text:p>
          </table:table-cell>
        </table:table-row>
        <table:table-row table:style-name="ro2">
          <table:table-cell office:value-type="string">
            <text:p>well</text:p>
          </table:table-cell>
          <table:table-cell office:value-type="string">
            <text:p>llc</text:p>
          </table:table-cell>
          <table:table-cell office:value-type="float" office:value="0.0569988749007688">
            <text:p>0.0569989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o</text:p>
          </table:table-cell>
          <table:table-cell office:value-type="float" office:value="0.0572452014935267">
            <text:p>0.057245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activity</text:p>
          </table:table-cell>
          <table:table-cell office:value-type="float" office:value="0.0572452014935267">
            <text:p>0.0572452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team</text:p>
          </table:table-cell>
          <table:table-cell office:value-type="float" office:value="0.0573675610692637">
            <text:p>0.0573676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assist</text:p>
          </table:table-cell>
          <table:table-cell office:value-type="float" office:value="0.0573675610692637">
            <text:p>0.0573676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medical</text:p>
          </table:table-cell>
          <table:table-cell office:value-type="float" office:value="0.0575502097735043">
            <text:p>0.0575502</text:p>
          </table:table-cell>
        </table:table-row>
        <table:table-row table:style-name="ro2">
          <table:table-cell office:value-type="string">
            <text:p>medical</text:p>
          </table:table-cell>
          <table:table-cell office:value-type="string">
            <text:p>healthcare</text:p>
          </table:table-cell>
          <table:table-cell office:value-type="float" office:value="0.0575502097735043">
            <text:p>0.0575502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emove</text:p>
          </table:table-cell>
          <table:table-cell office:value-type="float" office:value="0.0576499267948666">
            <text:p>0.0576499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option</text:p>
          </table:table-cell>
          <table:table-cell office:value-type="float" office:value="0.0576499267948666">
            <text:p>0.0576499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violation</text:p>
          </table:table-cell>
          <table:table-cell office:value-type="float" office:value="0.057690460663687">
            <text:p>0.0576905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defendant</text:p>
          </table:table-cell>
          <table:table-cell office:value-type="float" office:value="0.057690460663687">
            <text:p>0.0576905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refund</text:p>
          </table:table-cell>
          <table:table-cell office:value-type="float" office:value="0.0577639468938485">
            <text:p>0.0577639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multiple</text:p>
          </table:table-cell>
          <table:table-cell office:value-type="float" office:value="0.0577639468938485">
            <text:p>0.0577639</text:p>
          </table:table-cell>
        </table:table-row>
        <table:table-row table:style-name="ro2">
          <table:table-cell office:value-type="string">
            <text:p>exposure</text:p>
          </table:table-cell>
          <table:table-cell office:value-type="string">
            <text:p>floridas</text:p>
          </table:table-cell>
          <table:table-cell office:value-type="float" office:value="0.0577917116836458">
            <text:p>0.0577917</text:p>
          </table:table-cell>
        </table:table-row>
        <table:table-row table:style-name="ro2">
          <table:table-cell office:value-type="string">
            <text:p>floridas</text:p>
          </table:table-cell>
          <table:table-cell office:value-type="string">
            <text:p>exposure</text:p>
          </table:table-cell>
          <table:table-cell office:value-type="float" office:value="0.0577917116836458">
            <text:p>0.0577917</text:p>
          </table:table-cell>
        </table:table-row>
        <table:table-row table:style-name="ro2">
          <table:table-cell office:value-type="string">
            <text:p>bellevue</text:p>
          </table:table-cell>
          <table:table-cell office:value-type="string">
            <text:p>officers</text:p>
          </table:table-cell>
          <table:table-cell office:value-type="float" office:value="0.0579776789263226">
            <text:p>0.0579777</text:p>
          </table:table-cell>
        </table:table-row>
        <table:table-row table:style-name="ro2">
          <table:table-cell office:value-type="string">
            <text:p>officers</text:p>
          </table:table-cell>
          <table:table-cell office:value-type="string">
            <text:p>bellevue</text:p>
          </table:table-cell>
          <table:table-cell office:value-type="float" office:value="0.0579776789263226">
            <text:p>0.0579777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stations</text:p>
          </table:table-cell>
          <table:table-cell office:value-type="float" office:value="0.0580094527549954">
            <text:p>0.0580095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card</text:p>
          </table:table-cell>
          <table:table-cell office:value-type="float" office:value="0.0580094527549954">
            <text:p>0.0580095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emove</text:p>
          </table:table-cell>
          <table:table-cell office:value-type="float" office:value="0.0580387329552577">
            <text:p>0.0580387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erase</text:p>
          </table:table-cell>
          <table:table-cell office:value-type="float" office:value="0.0580387329552577">
            <text:p>0.0580387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eformat</text:p>
          </table:table-cell>
          <table:table-cell office:value-type="float" office:value="0.0580487609152548">
            <text:p>0.0580488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drives</text:p>
          </table:table-cell>
          <table:table-cell office:value-type="float" office:value="0.0580487609152548">
            <text:p>0.0580488</text:p>
          </table:table-cell>
        </table:table-row>
        <table:table-row table:style-name="ro1">
          <table:table-cell table:style-name="ce1" office:value-type="string">
            <text:p>31</text:p>
          </table:table-cell>
          <table:table-cell office:value-type="string">
            <text:p>wells</text:p>
          </table:table-cell>
          <table:table-cell office:value-type="float" office:value="0.0582503586782217">
            <text:p>0.0582504</text:p>
          </table:table-cell>
        </table:table-row>
        <table:table-row table:style-name="ro1">
          <table:table-cell office:value-type="string">
            <text:p>wells</text:p>
          </table:table-cell>
          <table:table-cell table:style-name="ce1" office:value-type="string">
            <text:p>31</text:p>
          </table:table-cell>
          <table:table-cell office:value-type="float" office:value="0.0582503586782217">
            <text:p>0.0582504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jobs</text:p>
          </table:table-cell>
          <table:table-cell office:value-type="float" office:value="0.0583494988435793">
            <text:p>0.0583495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iphone</text:p>
          </table:table-cell>
          <table:table-cell office:value-type="float" office:value="0.0583494988435793">
            <text:p>0.0583495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forward</text:p>
          </table:table-cell>
          <table:table-cell office:value-type="float" office:value="0.0584165272309299">
            <text:p>0.0584165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east</text:p>
          </table:table-cell>
          <table:table-cell office:value-type="float" office:value="0.0584165272309299">
            <text:p>0.0584165</text:p>
          </table:table-cell>
        </table:table-row>
        <table:table-row table:style-name="ro1">
          <table:table-cell office:value-type="string">
            <text:p>reputation</text:p>
          </table:table-cell>
          <table:table-cell office:value-type="string">
            <text:p>syndicate</text:p>
          </table:table-cell>
          <table:table-cell office:value-type="float" office:value="0.0584174125880363">
            <text:p>0.0584174</text:p>
          </table:table-cell>
        </table:table-row>
        <table:table-row table:style-name="ro1">
          <table:table-cell office:value-type="string">
            <text:p>syndicate</text:p>
          </table:table-cell>
          <table:table-cell office:value-type="string">
            <text:p>reputation</text:p>
          </table:table-cell>
          <table:table-cell office:value-type="float" office:value="0.0584174125880363">
            <text:p>0.0584174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eset</text:p>
          </table:table-cell>
          <table:table-cell office:value-type="float" office:value="0.0585948677944692">
            <text:p>0.0585949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deleted</text:p>
          </table:table-cell>
          <table:table-cell office:value-type="float" office:value="0.0585948677944692">
            <text:p>0.0585949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multiple</text:p>
          </table:table-cell>
          <table:table-cell office:value-type="float" office:value="0.0586832560973907">
            <text:p>0.0586833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institutions</text:p>
          </table:table-cell>
          <table:table-cell office:value-type="float" office:value="0.0586832560973907">
            <text:p>0.0586833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produce</text:p>
          </table:table-cell>
          <table:table-cell office:value-type="float" office:value="0.0586971139466824">
            <text:p>0.0586971</text:p>
          </table:table-cell>
        </table:table-row>
        <table:table-row table:style-name="ro2">
          <table:table-cell office:value-type="string">
            <text:p>produce</text:p>
          </table:table-cell>
          <table:table-cell office:value-type="string">
            <text:p>cirio</text:p>
          </table:table-cell>
          <table:table-cell office:value-type="float" office:value="0.0586971139466824">
            <text:p>0.0586971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produce</text:p>
          </table:table-cell>
          <table:table-cell office:value-type="float" office:value="0.0586977081590164">
            <text:p>0.0586977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produce</text:p>
          </table:table-cell>
          <table:table-cell office:value-type="float" office:value="0.0586977081590164">
            <text:p>0.0586977</text:p>
          </table:table-cell>
        </table:table-row>
        <table:table-row table:style-name="ro2">
          <table:table-cell office:value-type="string">
            <text:p>produce</text:p>
          </table:table-cell>
          <table:table-cell office:value-type="string">
            <text:p>cirios</text:p>
          </table:table-cell>
          <table:table-cell office:value-type="float" office:value="0.0586977081590164">
            <text:p>0.0586977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offshore</text:p>
          </table:table-cell>
          <table:table-cell office:value-type="float" office:value="0.0586977081590164">
            <text:p>0.0586977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refund</text:p>
          </table:table-cell>
          <table:table-cell office:value-type="float" office:value="0.0589001022240104">
            <text:p>0.0589001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direct</text:p>
          </table:table-cell>
          <table:table-cell office:value-type="float" office:value="0.0589001022240104">
            <text:p>0.0589001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visiting</text:p>
          </table:table-cell>
          <table:table-cell office:value-type="float" office:value="0.0589668318301558">
            <text:p>0.0589668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subscription</text:p>
          </table:table-cell>
          <table:table-cell office:value-type="float" office:value="0.0589668318301558">
            <text:p>0.0589668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resolution</text:p>
          </table:table-cell>
          <table:table-cell office:value-type="float" office:value="0.0594485292218077">
            <text:p>0.0594485</text:p>
          </table:table-cell>
        </table:table-row>
        <table:table-row table:style-name="ro2">
          <table:table-cell office:value-type="string">
            <text:p>resolution</text:p>
          </table:table-cell>
          <table:table-cell office:value-type="string">
            <text:p>jackson</text:p>
          </table:table-cell>
          <table:table-cell office:value-type="float" office:value="0.0594485292218077">
            <text:p>0.0594485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islands</text:p>
          </table:table-cell>
          <table:table-cell office:value-type="float" office:value="0.0595799198547329">
            <text:p>0.0595799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global</text:p>
          </table:table-cell>
          <table:table-cell office:value-type="float" office:value="0.0595799198547329">
            <text:p>0.0595799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error</text:p>
          </table:table-cell>
          <table:table-cell office:value-type="float" office:value="0.059636954116371">
            <text:p>0.0596370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creditor</text:p>
          </table:table-cell>
          <table:table-cell office:value-type="float" office:value="0.059636954116371">
            <text:p>0.0596370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swipe</text:p>
          </table:table-cell>
          <table:table-cell office:value-type="float" office:value="0.0596918025981651">
            <text:p>0.0596918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groups</text:p>
          </table:table-cell>
          <table:table-cell office:value-type="float" office:value="0.0596918025981651">
            <text:p>0.0596918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days</text:p>
          </table:table-cell>
          <table:table-cell office:value-type="float" office:value="0.0599525172473489">
            <text:p>0.0599525</text:p>
          </table:table-cell>
        </table:table-row>
        <table:table-row table:style-name="ro2">
          <table:table-cell office:value-type="string">
            <text:p>days</text:p>
          </table:table-cell>
          <table:table-cell office:value-type="string">
            <text:p>postbulletin</text:p>
          </table:table-cell>
          <table:table-cell office:value-type="float" office:value="0.0599525172473489">
            <text:p>0.0599525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affordable</text:p>
          </table:table-cell>
          <table:table-cell office:value-type="float" office:value="0.0599525172473489">
            <text:p>0.0599525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days</text:p>
          </table:table-cell>
          <table:table-cell office:value-type="float" office:value="0.0599525172473489">
            <text:p>0.0599525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remaining</text:p>
          </table:table-cell>
          <table:table-cell office:value-type="float" office:value="0.0599858467398075">
            <text:p>0.0599858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days</text:p>
          </table:table-cell>
          <table:table-cell office:value-type="float" office:value="0.0599858467398075">
            <text:p>0.0599858</text:p>
          </table:table-cell>
        </table:table-row>
        <table:table-row table:style-name="ro1">
          <table:table-cell office:value-type="string">
            <text:p>freezes</text:p>
          </table:table-cell>
          <table:table-cell office:value-type="string">
            <text:p>subcommittee</text:p>
          </table:table-cell>
          <table:table-cell office:value-type="float" office:value="0.0600374982510142">
            <text:p>0.0600375</text:p>
          </table:table-cell>
        </table:table-row>
        <table:table-row table:style-name="ro1">
          <table:table-cell office:value-type="string">
            <text:p>subcommittee</text:p>
          </table:table-cell>
          <table:table-cell office:value-type="string">
            <text:p>freezes</text:p>
          </table:table-cell>
          <table:table-cell office:value-type="float" office:value="0.0600374982510142">
            <text:p>0.0600375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mom</text:p>
          </table:table-cell>
          <table:table-cell office:value-type="float" office:value="0.060094767225533">
            <text:p>0.0600948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mind</text:p>
          </table:table-cell>
          <table:table-cell office:value-type="float" office:value="0.060094767225533">
            <text:p>0.0600948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authentication</text:p>
          </table:table-cell>
          <table:table-cell office:value-type="float" office:value="0.0601173847789903">
            <text:p>0.0601174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around</text:p>
          </table:table-cell>
          <table:table-cell office:value-type="float" office:value="0.0601173847789903">
            <text:p>0.0601174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well</text:p>
          </table:table-cell>
          <table:table-cell office:value-type="float" office:value="0.0601341784774584">
            <text:p>0.0601342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enjoy</text:p>
          </table:table-cell>
          <table:table-cell office:value-type="float" office:value="0.0601341784774584">
            <text:p>0.0601342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visiting</text:p>
          </table:table-cell>
          <table:table-cell office:value-type="float" office:value="0.0602584192589311">
            <text:p>0.0602584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currently</text:p>
          </table:table-cell>
          <table:table-cell office:value-type="float" office:value="0.0602584192589311">
            <text:p>0.0602584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stuber</text:p>
          </table:table-cell>
          <table:table-cell office:value-type="float" office:value="0.0603537473918864">
            <text:p>0.0603537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jobs</text:p>
          </table:table-cell>
          <table:table-cell office:value-type="float" office:value="0.0603537473918864">
            <text:p>0.0603537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jobs</text:p>
          </table:table-cell>
          <table:table-cell office:value-type="float" office:value="0.0603539053454907">
            <text:p>0.0603539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music</text:p>
          </table:table-cell>
          <table:table-cell office:value-type="float" office:value="0.0603539053454907">
            <text:p>0.0603539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volkert</text:p>
          </table:table-cell>
          <table:table-cell office:value-type="float" office:value="0.0603539053454907">
            <text:p>0.0603539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macintosh</text:p>
          </table:table-cell>
          <table:table-cell office:value-type="float" office:value="0.0603539053454907">
            <text:p>0.0603539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financing</text:p>
          </table:table-cell>
          <table:table-cell office:value-type="float" office:value="0.0603539053454907">
            <text:p>0.0603539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jobs</text:p>
          </table:table-cell>
          <table:table-cell office:value-type="float" office:value="0.0603539053454907">
            <text:p>0.0603539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jobs</text:p>
          </table:table-cell>
          <table:table-cell office:value-type="float" office:value="0.0603539053454907">
            <text:p>0.0603539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jobs</text:p>
          </table:table-cell>
          <table:table-cell office:value-type="float" office:value="0.0603539053454907">
            <text:p>0.0603539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ayment</text:p>
          </table:table-cell>
          <table:table-cell office:value-type="float" office:value="0.0603924869315849">
            <text:p>0.0603925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item</text:p>
          </table:table-cell>
          <table:table-cell office:value-type="float" office:value="0.0603924869315849">
            <text:p>0.0603925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win</text:p>
          </table:table-cell>
          <table:table-cell office:value-type="float" office:value="0.0604693182396189">
            <text:p>0.0604693</text:p>
          </table:table-cell>
        </table:table-row>
        <table:table-row table:style-name="ro2">
          <table:table-cell office:value-type="string">
            <text:p>win</text:p>
          </table:table-cell>
          <table:table-cell office:value-type="string">
            <text:p>sunday</text:p>
          </table:table-cell>
          <table:table-cell office:value-type="float" office:value="0.0604693182396189">
            <text:p>0.0604693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planning</text:p>
          </table:table-cell>
          <table:table-cell office:value-type="float" office:value="0.0605418520756724">
            <text:p>0.0605419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lawyer</text:p>
          </table:table-cell>
          <table:table-cell office:value-type="float" office:value="0.0605418520756724">
            <text:p>0.0605419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senior</text:p>
          </table:table-cell>
          <table:table-cell office:value-type="float" office:value="0.0606075874694504">
            <text:p>0.0606076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senior</text:p>
          </table:table-cell>
          <table:table-cell office:value-type="float" office:value="0.0606075874694504">
            <text:p>0.0606076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senior</text:p>
          </table:table-cell>
          <table:table-cell office:value-type="float" office:value="0.0606075874694504">
            <text:p>0.0606076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golden</text:p>
          </table:table-cell>
          <table:table-cell office:value-type="float" office:value="0.0606075874694504">
            <text:p>0.0606076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eagles</text:p>
          </table:table-cell>
          <table:table-cell office:value-type="float" office:value="0.0606075874694504">
            <text:p>0.0606076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martin</text:p>
          </table:table-cell>
          <table:table-cell office:value-type="float" office:value="0.0606075874694504">
            <text:p>0.0606076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senior</text:p>
          </table:table-cell>
          <table:table-cell office:value-type="float" office:value="0.0606075929380363">
            <text:p>0.0606076</text:p>
          </table:table-cell>
        </table:table-row>
        <table:table-row table:style-name="ro2">
          <table:table-cell office:value-type="string">
            <text:p>senior</text:p>
          </table:table-cell>
          <table:table-cell office:value-type="string">
            <text:p>brey</text:p>
          </table:table-cell>
          <table:table-cell office:value-type="float" office:value="0.0606075929380363">
            <text:p>0.0606076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senior</text:p>
          </table:table-cell>
          <table:table-cell office:value-type="float" office:value="0.0606075984499733">
            <text:p>0.0606076</text:p>
          </table:table-cell>
        </table:table-row>
        <table:table-row table:style-name="ro2">
          <table:table-cell office:value-type="string">
            <text:p>senior</text:p>
          </table:table-cell>
          <table:table-cell office:value-type="string">
            <text:p>marquette</text:p>
          </table:table-cell>
          <table:table-cell office:value-type="float" office:value="0.0606075984499733">
            <text:p>0.0606076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senior</text:p>
          </table:table-cell>
          <table:table-cell office:value-type="float" office:value="0.0606076152478161">
            <text:p>0.0606076</text:p>
          </table:table-cell>
        </table:table-row>
        <table:table-row table:style-name="ro2">
          <table:table-cell office:value-type="string">
            <text:p>senior</text:p>
          </table:table-cell>
          <table:table-cell office:value-type="string">
            <text:p>irish</text:p>
          </table:table-cell>
          <table:table-cell office:value-type="float" office:value="0.0606076152478161">
            <text:p>0.0606076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printer</text:p>
          </table:table-cell>
          <table:table-cell office:value-type="float" office:value="0.0606237017880447">
            <text:p>0.0606237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option</text:p>
          </table:table-cell>
          <table:table-cell office:value-type="float" office:value="0.0606237017880447">
            <text:p>0.0606237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o</text:p>
          </table:table-cell>
          <table:table-cell office:value-type="float" office:value="0.0606706424930358">
            <text:p>0.0606706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multiple</text:p>
          </table:table-cell>
          <table:table-cell office:value-type="float" office:value="0.0606706424930358">
            <text:p>0.0606706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penalties</text:p>
          </table:table-cell>
          <table:table-cell office:value-type="float" office:value="0.0607997467416367">
            <text:p>0.0607997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expenses</text:p>
          </table:table-cell>
          <table:table-cell office:value-type="float" office:value="0.0607997467416367">
            <text:p>0.0607997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rid</text:p>
          </table:table-cell>
          <table:table-cell office:value-type="float" office:value="0.0608369380815754">
            <text:p>0.0608369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delete</text:p>
          </table:table-cell>
          <table:table-cell office:value-type="float" office:value="0.0608369380815754">
            <text:p>0.0608369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individual</text:p>
          </table:table-cell>
          <table:table-cell office:value-type="float" office:value="0.0608719758866679">
            <text:p>0.0608720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assistance</text:p>
          </table:table-cell>
          <table:table-cell office:value-type="float" office:value="0.0608719758866679">
            <text:p>0.0608720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confident</text:p>
          </table:table-cell>
          <table:table-cell office:value-type="float" office:value="0.0609265760408287">
            <text:p>0.0609266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cloud</text:p>
          </table:table-cell>
          <table:table-cell office:value-type="float" office:value="0.0609265760408287">
            <text:p>0.0609266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institutions</text:p>
          </table:table-cell>
          <table:table-cell office:value-type="float" office:value="0.0609284699729199">
            <text:p>0.0609285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activity</text:p>
          </table:table-cell>
          <table:table-cell office:value-type="float" office:value="0.0609284699729199">
            <text:p>0.0609285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sexton</text:p>
          </table:table-cell>
          <table:table-cell office:value-type="float" office:value="0.0609398939931971">
            <text:p>0.0609399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sexton</text:p>
          </table:table-cell>
          <table:table-cell office:value-type="float" office:value="0.0609398939931971">
            <text:p>0.0609399</text:p>
          </table:table-cell>
        </table:table-row>
        <table:table-row table:style-name="ro2">
          <table:table-cell office:value-type="string">
            <text:p>sexton</text:p>
          </table:table-cell>
          <table:table-cell office:value-type="string">
            <text:p>maloney</text:p>
          </table:table-cell>
          <table:table-cell office:value-type="float" office:value="0.0609398939931971">
            <text:p>0.0609399</text:p>
          </table:table-cell>
        </table:table-row>
        <table:table-row table:style-name="ro2">
          <table:table-cell office:value-type="string">
            <text:p>sexton</text:p>
          </table:table-cell>
          <table:table-cell office:value-type="string">
            <text:p>mccomb</text:p>
          </table:table-cell>
          <table:table-cell office:value-type="float" office:value="0.0609398939931971">
            <text:p>0.0609399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islands</text:p>
          </table:table-cell>
          <table:table-cell office:value-type="float" office:value="0.0609827071558563">
            <text:p>0.0609827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corporations</text:p>
          </table:table-cell>
          <table:table-cell office:value-type="float" office:value="0.0609827071558563">
            <text:p>0.0609827</text:p>
          </table:table-cell>
        </table:table-row>
        <table:table-row table:style-name="ro2">
          <table:table-cell office:value-type="string">
            <text:p>days</text:p>
          </table:table-cell>
          <table:table-cell office:value-type="string">
            <text:p>llc</text:p>
          </table:table-cell>
          <table:table-cell office:value-type="float" office:value="0.0610999717479944">
            <text:p>0.0611000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days</text:p>
          </table:table-cell>
          <table:table-cell office:value-type="float" office:value="0.0610999717479944">
            <text:p>0.0611000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community</text:p>
          </table:table-cell>
          <table:table-cell office:value-type="float" office:value="0.0611664856479305">
            <text:p>0.0611665</text:p>
          </table:table-cell>
        </table:table-row>
        <table:table-row table:style-name="ro2">
          <table:table-cell office:value-type="string">
            <text:p>community</text:p>
          </table:table-cell>
          <table:table-cell office:value-type="string">
            <text:p>adams</text:p>
          </table:table-cell>
          <table:table-cell office:value-type="float" office:value="0.0611664856479305">
            <text:p>0.0611665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tap</text:p>
          </table:table-cell>
          <table:table-cell office:value-type="float" office:value="0.0611695045249259">
            <text:p>0.0611695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emove</text:p>
          </table:table-cell>
          <table:table-cell office:value-type="float" office:value="0.0611695045249259">
            <text:p>0.0611695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hit</text:p>
          </table:table-cell>
          <table:table-cell office:value-type="float" office:value="0.0611897697592363">
            <text:p>0.0611898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fuentes</text:p>
          </table:table-cell>
          <table:table-cell office:value-type="float" office:value="0.0611897697592363">
            <text:p>0.0611898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hit</text:p>
          </table:table-cell>
          <table:table-cell office:value-type="float" office:value="0.0611898363359226">
            <text:p>0.0611898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bernardino</text:p>
          </table:table-cell>
          <table:table-cell office:value-type="float" office:value="0.0611898363359226">
            <text:p>0.0611898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pump</text:p>
          </table:table-cell>
          <table:table-cell office:value-type="float" office:value="0.0611898363359226">
            <text:p>0.0611898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hit</text:p>
          </table:table-cell>
          <table:table-cell office:value-type="float" office:value="0.0611898363359226">
            <text:p>0.0611898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hit</text:p>
          </table:table-cell>
          <table:table-cell office:value-type="float" office:value="0.0611898496629667">
            <text:p>0.0611898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butler</text:p>
          </table:table-cell>
          <table:table-cell office:value-type="float" office:value="0.0611898496629667">
            <text:p>0.0611898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kimmer</text:p>
          </table:table-cell>
          <table:table-cell office:value-type="float" office:value="0.0611898496629667">
            <text:p>0.0611898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hit</text:p>
          </table:table-cell>
          <table:table-cell office:value-type="float" office:value="0.0611898496629667">
            <text:p>0.0611898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solomon</text:p>
          </table:table-cell>
          <table:table-cell office:value-type="float" office:value="0.0611898629938721">
            <text:p>0.0611899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tation</text:p>
          </table:table-cell>
          <table:table-cell office:value-type="float" office:value="0.0611898629938721">
            <text:p>0.0611899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rosa</text:p>
          </table:table-cell>
          <table:table-cell office:value-type="float" office:value="0.0611898629938721">
            <text:p>0.0611899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hit</text:p>
          </table:table-cell>
          <table:table-cell office:value-type="float" office:value="0.0611898629938721">
            <text:p>0.0611899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hit</text:p>
          </table:table-cell>
          <table:table-cell office:value-type="float" office:value="0.0611898629938721">
            <text:p>0.0611899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hit</text:p>
          </table:table-cell>
          <table:table-cell office:value-type="float" office:value="0.0611898629938721">
            <text:p>0.0611899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stored</text:p>
          </table:table-cell>
          <table:table-cell office:value-type="float" office:value="0.0612002923877881">
            <text:p>0.0612003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printer</text:p>
          </table:table-cell>
          <table:table-cell office:value-type="float" office:value="0.0612002923877881">
            <text:p>0.0612003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request</text:p>
          </table:table-cell>
          <table:table-cell office:value-type="float" office:value="0.0613130836134415">
            <text:p>0.0613131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creditcard</text:p>
          </table:table-cell>
          <table:table-cell office:value-type="float" office:value="0.0613130836134415">
            <text:p>0.0613131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records</text:p>
          </table:table-cell>
          <table:table-cell office:value-type="float" office:value="0.0613882442376068">
            <text:p>0.0613882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medical</text:p>
          </table:table-cell>
          <table:table-cell office:value-type="float" office:value="0.0613882442376068">
            <text:p>0.0613882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senior</text:p>
          </table:table-cell>
          <table:table-cell office:value-type="float" office:value="0.0615314945735638">
            <text:p>0.0615315</text:p>
          </table:table-cell>
        </table:table-row>
        <table:table-row table:style-name="ro2">
          <table:table-cell office:value-type="string">
            <text:p>senior</text:p>
          </table:table-cell>
          <table:table-cell office:value-type="string">
            <text:p>notre</text:p>
          </table:table-cell>
          <table:table-cell office:value-type="float" office:value="0.0615314945735638">
            <text:p>0.0615315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site</text:p>
          </table:table-cell>
          <table:table-cell office:value-type="float" office:value="0.0616415139478324">
            <text:p>0.0616415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full</text:p>
          </table:table-cell>
          <table:table-cell office:value-type="float" office:value="0.0616415139478324">
            <text:p>0.0616415</text:p>
          </table:table-cell>
        </table:table-row>
        <table:table-row table:style-name="ro2">
          <table:table-cell office:value-type="string">
            <text:p>community</text:p>
          </table:table-cell>
          <table:table-cell office:value-type="string">
            <text:p>latino</text:p>
          </table:table-cell>
          <table:table-cell office:value-type="float" office:value="0.0616936687653418">
            <text:p>0.0616937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community</text:p>
          </table:table-cell>
          <table:table-cell office:value-type="float" office:value="0.0616936687653418">
            <text:p>0.0616937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string">
            <text:p>seminar</text:p>
          </table:table-cell>
          <table:table-cell office:value-type="float" office:value="0.0616936856961688">
            <text:p>0.0616937</text:p>
          </table:table-cell>
        </table:table-row>
        <table:table-row table:style-name="ro1">
          <table:table-cell office:value-type="string">
            <text:p>seminar</text:p>
          </table:table-cell>
          <table:table-cell office:value-type="string">
            <text:p>community</text:p>
          </table:table-cell>
          <table:table-cell office:value-type="float" office:value="0.0616936856961688">
            <text:p>0.0616937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community</text:p>
          </table:table-cell>
          <table:table-cell office:value-type="float" office:value="0.0616937369041495">
            <text:p>0.0616937</text:p>
          </table:table-cell>
        </table:table-row>
        <table:table-row table:style-name="ro2">
          <table:table-cell office:value-type="string">
            <text:p>community</text:p>
          </table:table-cell>
          <table:table-cell office:value-type="string">
            <text:p>berks</text:p>
          </table:table-cell>
          <table:table-cell office:value-type="float" office:value="0.0616937369041495">
            <text:p>0.0616937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professional</text:p>
          </table:table-cell>
          <table:table-cell office:value-type="float" office:value="0.0617972176515896">
            <text:p>0.0617972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deductions</text:p>
          </table:table-cell>
          <table:table-cell office:value-type="float" office:value="0.0617972176515896">
            <text:p>0.0617972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senior</text:p>
          </table:table-cell>
          <table:table-cell office:value-type="float" office:value="0.0618940664126566">
            <text:p>0.0618941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dame</text:p>
          </table:table-cell>
          <table:table-cell office:value-type="float" office:value="0.0618940664126566">
            <text:p>0.0618941</text:p>
          </table:table-cell>
        </table:table-row>
        <table:table-row table:style-name="ro2">
          <table:table-cell office:value-type="string">
            <text:p>homes</text:p>
          </table:table-cell>
          <table:table-cell office:value-type="string">
            <text:p>hughes</text:p>
          </table:table-cell>
          <table:table-cell office:value-type="float" office:value="0.0619298645741827">
            <text:p>0.0619299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homes</text:p>
          </table:table-cell>
          <table:table-cell office:value-type="float" office:value="0.0619298645741827">
            <text:p>0.0619299</text:p>
          </table:table-cell>
        </table:table-row>
        <table:table-row table:style-name="ro2">
          <table:table-cell office:value-type="string">
            <text:p>homes</text:p>
          </table:table-cell>
          <table:table-cell office:value-type="string">
            <text:p>vernon</text:p>
          </table:table-cell>
          <table:table-cell office:value-type="float" office:value="0.0619315149124805">
            <text:p>0.0619315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homes</text:p>
          </table:table-cell>
          <table:table-cell office:value-type="float" office:value="0.0619315149124805">
            <text:p>0.0619315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register</text:p>
          </table:table-cell>
          <table:table-cell office:value-type="float" office:value="0.0620442001085118">
            <text:p>0.0620442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full</text:p>
          </table:table-cell>
          <table:table-cell office:value-type="float" office:value="0.0620442001085118">
            <text:p>0.0620442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individual</text:p>
          </table:table-cell>
          <table:table-cell office:value-type="float" office:value="0.0620659217567908">
            <text:p>0.0620659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cheek</text:p>
          </table:table-cell>
          <table:table-cell office:value-type="float" office:value="0.0620659217567908">
            <text:p>0.0620659</text:p>
          </table:table-cell>
        </table:table-row>
        <table:table-row table:style-name="ro2">
          <table:table-cell office:value-type="string">
            <text:p>individual</text:p>
          </table:table-cell>
          <table:table-cell office:value-type="string">
            <text:p>sc</text:p>
          </table:table-cell>
          <table:table-cell office:value-type="float" office:value="0.0620659217567908">
            <text:p>0.0620659</text:p>
          </table:table-cell>
        </table:table-row>
        <table:table-row table:style-name="ro2">
          <table:table-cell office:value-type="string">
            <text:p>individual</text:p>
          </table:table-cell>
          <table:table-cell office:value-type="string">
            <text:p>protectmyid</text:p>
          </table:table-cell>
          <table:table-cell office:value-type="float" office:value="0.0620659217567908">
            <text:p>0.0620659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individual</text:p>
          </table:table-cell>
          <table:table-cell office:value-type="float" office:value="0.0620659217567908">
            <text:p>0.0620659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individual</text:p>
          </table:table-cell>
          <table:table-cell office:value-type="float" office:value="0.0620659217567908">
            <text:p>0.0620659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individual</text:p>
          </table:table-cell>
          <table:table-cell office:value-type="float" office:value="0.0620659955985257">
            <text:p>0.0620660</text:p>
          </table:table-cell>
        </table:table-row>
        <table:table-row table:style-name="ro2">
          <table:table-cell office:value-type="string">
            <text:p>individual</text:p>
          </table:table-cell>
          <table:table-cell office:value-type="string">
            <text:p>dor</text:p>
          </table:table-cell>
          <table:table-cell office:value-type="float" office:value="0.0620659955985257">
            <text:p>0.0620660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well</text:p>
          </table:table-cell>
          <table:table-cell office:value-type="float" office:value="0.0620731248350964">
            <text:p>0.0620731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articles</text:p>
          </table:table-cell>
          <table:table-cell office:value-type="float" office:value="0.0620731248350964">
            <text:p>0.0620731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technology</text:p>
          </table:table-cell>
          <table:table-cell office:value-type="float" office:value="0.0620993216696267">
            <text:p>0.0620993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card</text:p>
          </table:table-cell>
          <table:table-cell office:value-type="float" office:value="0.0620993216696267">
            <text:p>0.0620993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memory</text:p>
          </table:table-cell>
          <table:table-cell office:value-type="float" office:value="0.0621382091510772">
            <text:p>0.0621382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hard</text:p>
          </table:table-cell>
          <table:table-cell office:value-type="float" office:value="0.0621382091510772">
            <text:p>0.062138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prepaid</text:p>
          </table:table-cell>
          <table:table-cell office:value-type="float" office:value="0.0621458106416986">
            <text:p>0.0621458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individuals</text:p>
          </table:table-cell>
          <table:table-cell office:value-type="float" office:value="0.0621458106416986">
            <text:p>0.0621458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remove</text:p>
          </table:table-cell>
          <table:table-cell office:value-type="float" office:value="0.0622448203145112">
            <text:p>0.0622448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reformat</text:p>
          </table:table-cell>
          <table:table-cell office:value-type="float" office:value="0.0622448203145112">
            <text:p>0.0622448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reduce</text:p>
          </table:table-cell>
          <table:table-cell office:value-type="float" office:value="0.0622769731131276">
            <text:p>0.0622770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awareness</text:p>
          </table:table-cell>
          <table:table-cell office:value-type="float" office:value="0.0622769731131276">
            <text:p>0.0622770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visiting</text:p>
          </table:table-cell>
          <table:table-cell office:value-type="float" office:value="0.0623416470089828">
            <text:p>0.0623416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subscribe</text:p>
          </table:table-cell>
          <table:table-cell office:value-type="float" office:value="0.0623416470089828">
            <text:p>0.0623416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printer</text:p>
          </table:table-cell>
          <table:table-cell office:value-type="float" office:value="0.0623892552245298">
            <text:p>0.062389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deleted</text:p>
          </table:table-cell>
          <table:table-cell office:value-type="float" office:value="0.0623892552245298">
            <text:p>0.0623893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entitled</text:p>
          </table:table-cell>
          <table:table-cell office:value-type="float" office:value="0.0623900848794591">
            <text:p>0.062390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days</text:p>
          </table:table-cell>
          <table:table-cell office:value-type="float" office:value="0.0623900848794591">
            <text:p>0.0623901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visiting</text:p>
          </table:table-cell>
          <table:table-cell office:value-type="float" office:value="0.0626096597400834">
            <text:p>0.0626097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asked</text:p>
          </table:table-cell>
          <table:table-cell office:value-type="float" office:value="0.0626096597400834">
            <text:p>0.0626097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thanks</text:p>
          </table:table-cell>
          <table:table-cell office:value-type="float" office:value="0.0626234844866113">
            <text:p>0.0626235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subscription</text:p>
          </table:table-cell>
          <table:table-cell office:value-type="float" office:value="0.0626234844866113">
            <text:p>0.0626235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assistance</text:p>
          </table:table-cell>
          <table:table-cell office:value-type="float" office:value="0.0626610718644395">
            <text:p>0.0626611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assist</text:p>
          </table:table-cell>
          <table:table-cell office:value-type="float" office:value="0.0626610718644395">
            <text:p>0.0626611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malicious</text:p>
          </table:table-cell>
          <table:table-cell office:value-type="float" office:value="0.0627729569125157">
            <text:p>0.0627730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infected</text:p>
          </table:table-cell>
          <table:table-cell office:value-type="float" office:value="0.0627729569125157">
            <text:p>0.0627730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mailbox</text:p>
          </table:table-cell>
          <table:table-cell office:value-type="float" office:value="0.0628263564945251">
            <text:p>0.0628264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carry</text:p>
          </table:table-cell>
          <table:table-cell office:value-type="float" office:value="0.0628263564945251">
            <text:p>0.0628264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team</text:p>
          </table:table-cell>
          <table:table-cell office:value-type="float" office:value="0.0629185044301663">
            <text:p>0.062918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individual</text:p>
          </table:table-cell>
          <table:table-cell office:value-type="float" office:value="0.0629185044301663">
            <text:p>0.0629185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treasury</text:p>
          </table:table-cell>
          <table:table-cell office:value-type="float" office:value="0.0629537174864088">
            <text:p>0.0629537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activity</text:p>
          </table:table-cell>
          <table:table-cell office:value-type="float" office:value="0.0629537174864088">
            <text:p>0.0629537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enjoy</text:p>
          </table:table-cell>
          <table:table-cell office:value-type="float" office:value="0.0629948797587706">
            <text:p>0.0629949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days</text:p>
          </table:table-cell>
          <table:table-cell office:value-type="float" office:value="0.0629948797587706">
            <text:p>0.0629949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well</text:p>
          </table:table-cell>
          <table:table-cell office:value-type="float" office:value="0.0631180871378578">
            <text:p>0.0631181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entitled</text:p>
          </table:table-cell>
          <table:table-cell office:value-type="float" office:value="0.0631180871378578">
            <text:p>0.0631181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site</text:p>
          </table:table-cell>
          <table:table-cell office:value-type="float" office:value="0.0631383944052407">
            <text:p>0.0631384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purchase</text:p>
          </table:table-cell>
          <table:table-cell office:value-type="float" office:value="0.0631383944052407">
            <text:p>0.0631384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violation</text:p>
          </table:table-cell>
          <table:table-cell office:value-type="float" office:value="0.0631622465278627">
            <text:p>0.0631622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code</text:p>
          </table:table-cell>
          <table:table-cell office:value-type="float" office:value="0.0631622465278627">
            <text:p>0.0631622</text:p>
          </table:table-cell>
        </table:table-row>
        <table:table-row table:style-name="ro1">
          <table:table-cell office:value-type="string">
            <text:p>drugs</text:p>
          </table:table-cell>
          <table:table-cell office:value-type="string">
            <text:p>palm</text:p>
          </table:table-cell>
          <table:table-cell office:value-type="float" office:value="0.0631893365792499">
            <text:p>0.0631893</text:p>
          </table:table-cell>
        </table:table-row>
        <table:table-row table:style-name="ro1">
          <table:table-cell office:value-type="string">
            <text:p>palm</text:p>
          </table:table-cell>
          <table:table-cell office:value-type="string">
            <text:p>drugs</text:p>
          </table:table-cell>
          <table:table-cell office:value-type="float" office:value="0.0631893365792499">
            <text:p>0.0631893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stored</text:p>
          </table:table-cell>
          <table:table-cell office:value-type="float" office:value="0.0632393241731599">
            <text:p>0.0632393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drives</text:p>
          </table:table-cell>
          <table:table-cell office:value-type="float" office:value="0.0632393241731599">
            <text:p>0.0632393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senate</text:p>
          </table:table-cell>
          <table:table-cell office:value-type="float" office:value="0.0634787325106652">
            <text:p>0.0634787</text:p>
          </table:table-cell>
        </table:table-row>
        <table:table-row table:style-name="ro2">
          <table:table-cell office:value-type="string">
            <text:p>senate</text:p>
          </table:table-cell>
          <table:table-cell office:value-type="string">
            <text:p>cyber</text:p>
          </table:table-cell>
          <table:table-cell office:value-type="float" office:value="0.0634787325106652">
            <text:p>0.0634787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medical</text:p>
          </table:table-cell>
          <table:table-cell office:value-type="float" office:value="0.0635481934568353">
            <text:p>0.0635482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cloud</text:p>
          </table:table-cell>
          <table:table-cell office:value-type="float" office:value="0.0635481934568353">
            <text:p>0.0635482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individuals</text:p>
          </table:table-cell>
          <table:table-cell office:value-type="float" office:value="0.0636680973096784">
            <text:p>0.0636681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deposit</text:p>
          </table:table-cell>
          <table:table-cell office:value-type="float" office:value="0.0636680973096784">
            <text:p>0.0636681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w2</text:p>
          </table:table-cell>
          <table:table-cell office:value-type="float" office:value="0.0637154365040533">
            <text:p>0.063715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adams</text:p>
          </table:table-cell>
          <table:table-cell office:value-type="float" office:value="0.0637154365040533">
            <text:p>0.0637154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senate</text:p>
          </table:table-cell>
          <table:table-cell office:value-type="float" office:value="0.0637630076611915">
            <text:p>0.0637630</text:p>
          </table:table-cell>
        </table:table-row>
        <table:table-row table:style-name="ro2">
          <table:table-cell office:value-type="string">
            <text:p>senate</text:p>
          </table:table-cell>
          <table:table-cell office:value-type="string">
            <text:p>identitytheft</text:p>
          </table:table-cell>
          <table:table-cell office:value-type="float" office:value="0.0637630076611915">
            <text:p>0.0637630</text:p>
          </table:table-cell>
        </table:table-row>
        <table:table-row table:style-name="ro2">
          <table:table-cell office:value-type="string">
            <text:p>attack</text:p>
          </table:table-cell>
          <table:table-cell office:value-type="string">
            <text:p>identitytheft</text:p>
          </table:table-cell>
          <table:table-cell office:value-type="float" office:value="0.0638345714247275">
            <text:p>0.0638346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attack</text:p>
          </table:table-cell>
          <table:table-cell office:value-type="float" office:value="0.0638345714247275">
            <text:p>0.0638346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thanks</text:p>
          </table:table-cell>
          <table:table-cell office:value-type="float" office:value="0.063839256157379">
            <text:p>0.0638393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currently</text:p>
          </table:table-cell>
          <table:table-cell office:value-type="float" office:value="0.063839256157379">
            <text:p>0.0638393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win</text:p>
          </table:table-cell>
          <table:table-cell office:value-type="float" office:value="0.0638890354118918">
            <text:p>0.063889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played</text:p>
          </table:table-cell>
          <table:table-cell office:value-type="float" office:value="0.0638890354118918">
            <text:p>0.0638890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lee</text:p>
          </table:table-cell>
          <table:table-cell office:value-type="float" office:value="0.0639723977489395">
            <text:p>0.0639724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date</text:p>
          </table:table-cell>
          <table:table-cell office:value-type="float" office:value="0.0639723977489395">
            <text:p>0.0639724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kimmers</text:p>
          </table:table-cell>
          <table:table-cell office:value-type="float" office:value="0.0639951937414531">
            <text:p>0.0639952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pumps</text:p>
          </table:table-cell>
          <table:table-cell office:value-type="float" office:value="0.0639951937414531">
            <text:p>0.0639952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hit</text:p>
          </table:table-cell>
          <table:table-cell office:value-type="float" office:value="0.0639951937414531">
            <text:p>0.0639952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hit</text:p>
          </table:table-cell>
          <table:table-cell office:value-type="float" office:value="0.0639951937414531">
            <text:p>0.0639952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messages</text:p>
          </table:table-cell>
          <table:table-cell office:value-type="float" office:value="0.064241004175651">
            <text:p>0.0642410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infected</text:p>
          </table:table-cell>
          <table:table-cell office:value-type="float" office:value="0.064241004175651">
            <text:p>0.0642410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technology</text:p>
          </table:table-cell>
          <table:table-cell office:value-type="float" office:value="0.0643915998720848">
            <text:p>0.0643916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banks</text:p>
          </table:table-cell>
          <table:table-cell office:value-type="float" office:value="0.0643915998720848">
            <text:p>0.0643916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o</text:p>
          </table:table-cell>
          <table:table-cell office:value-type="float" office:value="0.0644840323444398">
            <text:p>0.0644840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direct</text:p>
          </table:table-cell>
          <table:table-cell office:value-type="float" office:value="0.0644840323444398">
            <text:p>0.0644840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hard</text:p>
          </table:table-cell>
          <table:table-cell office:value-type="float" office:value="0.06457948136012">
            <text:p>0.0645795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deleted</text:p>
          </table:table-cell>
          <table:table-cell office:value-type="float" office:value="0.06457948136012">
            <text:p>0.0645795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purchase</text:p>
          </table:table-cell>
          <table:table-cell office:value-type="float" office:value="0.0646740980512538">
            <text:p>0.0646741</text:p>
          </table:table-cell>
        </table:table-row>
        <table:table-row table:style-name="ro1">
          <table:table-cell office:value-type="string">
            <text:p>purchase</text:p>
          </table:table-cell>
          <table:table-cell table:style-name="ce1" office:value-type="string">
            <text:p>30</text:p>
          </table:table-cell>
          <table:table-cell office:value-type="float" office:value="0.0646740980512538">
            <text:p>0.0646741</text:p>
          </table:table-cell>
        </table:table-row>
        <table:table-row table:style-name="ro1">
          <table:table-cell office:value-type="string">
            <text:p>certified</text:p>
          </table:table-cell>
          <table:table-cell office:value-type="string">
            <text:p>smith</text:p>
          </table:table-cell>
          <table:table-cell office:value-type="float" office:value="0.0647042118556087">
            <text:p>0.0647042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string">
            <text:p>certified</text:p>
          </table:table-cell>
          <table:table-cell office:value-type="float" office:value="0.0647042118556087">
            <text:p>0.0647042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hit</text:p>
          </table:table-cell>
          <table:table-cell office:value-type="float" office:value="0.0647448770176342">
            <text:p>0.0647449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gas</text:p>
          </table:table-cell>
          <table:table-cell office:value-type="float" office:value="0.0647448770176342">
            <text:p>0.0647449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well</text:p>
          </table:table-cell>
          <table:table-cell office:value-type="float" office:value="0.0648506919737228">
            <text:p>0.0648507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view</text:p>
          </table:table-cell>
          <table:table-cell office:value-type="float" office:value="0.0648506919737228">
            <text:p>0.0648507</text:p>
          </table:table-cell>
        </table:table-row>
        <table:table-row table:style-name="ro2">
          <table:table-cell office:value-type="string">
            <text:p>dealing</text:p>
          </table:table-cell>
          <table:table-cell office:value-type="string">
            <text:p>galvin</text:p>
          </table:table-cell>
          <table:table-cell office:value-type="float" office:value="0.0649476257579821">
            <text:p>0.0649476</text:p>
          </table:table-cell>
        </table:table-row>
        <table:table-row table:style-name="ro2">
          <table:table-cell office:value-type="string">
            <text:p>galvin</text:p>
          </table:table-cell>
          <table:table-cell office:value-type="string">
            <text:p>dealing</text:p>
          </table:table-cell>
          <table:table-cell office:value-type="float" office:value="0.0649476257579821">
            <text:p>0.0649476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represent</text:p>
          </table:table-cell>
          <table:table-cell office:value-type="float" office:value="0.0649537503560862">
            <text:p>0.0649538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preparers</text:p>
          </table:table-cell>
          <table:table-cell office:value-type="float" office:value="0.0649537503560862">
            <text:p>0.0649538</text:p>
          </table:table-cell>
        </table:table-row>
        <table:table-row table:style-name="ro2">
          <table:table-cell office:value-type="string">
            <text:p>providence</text:p>
          </table:table-cell>
          <table:table-cell office:value-type="string">
            <text:p>puerto</text:p>
          </table:table-cell>
          <table:table-cell office:value-type="float" office:value="0.0649559412301837">
            <text:p>0.0649559</text:p>
          </table:table-cell>
        </table:table-row>
        <table:table-row table:style-name="ro2">
          <table:table-cell office:value-type="string">
            <text:p>puerto</text:p>
          </table:table-cell>
          <table:table-cell office:value-type="string">
            <text:p>providence</text:p>
          </table:table-cell>
          <table:table-cell office:value-type="float" office:value="0.0649559412301837">
            <text:p>0.0649559</text:p>
          </table:table-cell>
        </table:table-row>
        <table:table-row table:style-name="ro2">
          <table:table-cell office:value-type="string">
            <text:p>detectives</text:p>
          </table:table-cell>
          <table:table-cell office:value-type="string">
            <text:p>seattle</text:p>
          </table:table-cell>
          <table:table-cell office:value-type="float" office:value="0.065036439933137">
            <text:p>0.0650364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detectives</text:p>
          </table:table-cell>
          <table:table-cell office:value-type="float" office:value="0.065036439933137">
            <text:p>0.0650364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id</text:p>
          </table:table-cell>
          <table:table-cell office:value-type="float" office:value="0.0651582953904251">
            <text:p>0.0651583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printer</text:p>
          </table:table-cell>
          <table:table-cell office:value-type="float" office:value="0.0651582953904251">
            <text:p>0.0651583</text:p>
          </table:table-cell>
        </table:table-row>
        <table:table-row table:style-name="ro1">
          <table:table-cell office:value-type="string">
            <text:p>aspen</text:p>
          </table:table-cell>
          <table:table-cell office:value-type="string">
            <text:p>unable</text:p>
          </table:table-cell>
          <table:table-cell office:value-type="float" office:value="0.065163623953453">
            <text:p>0.0651636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unable</text:p>
          </table:table-cell>
          <table:table-cell office:value-type="float" office:value="0.065163623953453">
            <text:p>0.0651636</text:p>
          </table:table-cell>
        </table:table-row>
        <table:table-row table:style-name="ro2">
          <table:table-cell office:value-type="string">
            <text:p>unable</text:p>
          </table:table-cell>
          <table:table-cell office:value-type="string">
            <text:p>canas</text:p>
          </table:table-cell>
          <table:table-cell office:value-type="float" office:value="0.065163623953453">
            <text:p>0.0651636</text:p>
          </table:table-cell>
        </table:table-row>
        <table:table-row table:style-name="ro1">
          <table:table-cell office:value-type="string">
            <text:p>unable</text:p>
          </table:table-cell>
          <table:table-cell office:value-type="string">
            <text:p>aspen</text:p>
          </table:table-cell>
          <table:table-cell office:value-type="float" office:value="0.065163623953453">
            <text:p>0.0651636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smartphones</text:p>
          </table:table-cell>
          <table:table-cell office:value-type="float" office:value="0.0651845752978604">
            <text:p>0.0651846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rid</text:p>
          </table:table-cell>
          <table:table-cell office:value-type="float" office:value="0.0651845752978604">
            <text:p>0.0651846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visiting</text:p>
          </table:table-cell>
          <table:table-cell office:value-type="float" office:value="0.065195564347898">
            <text:p>0.0651956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thank</text:p>
          </table:table-cell>
          <table:table-cell office:value-type="float" office:value="0.065195564347898">
            <text:p>0.0651956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spokesperson</text:p>
          </table:table-cell>
          <table:table-cell office:value-type="float" office:value="0.0653462012158701">
            <text:p>0.0653462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governors</text:p>
          </table:table-cell>
          <table:table-cell office:value-type="float" office:value="0.0653462012158701">
            <text:p>0.0653462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days</text:p>
          </table:table-cell>
          <table:table-cell office:value-type="float" office:value="0.0653488338034918">
            <text:p>0.0653488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articles</text:p>
          </table:table-cell>
          <table:table-cell office:value-type="float" office:value="0.0653488338034918">
            <text:p>0.0653488</text:p>
          </table:table-cell>
        </table:table-row>
        <table:table-row table:style-name="ro2">
          <table:table-cell office:value-type="string">
            <text:p>east</text:p>
          </table:table-cell>
          <table:table-cell office:value-type="string">
            <text:p>sunday</text:p>
          </table:table-cell>
          <table:table-cell office:value-type="float" office:value="0.0653722838705098">
            <text:p>0.065372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east</text:p>
          </table:table-cell>
          <table:table-cell office:value-type="float" office:value="0.0653722838705098">
            <text:p>0.0653723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passport</text:p>
          </table:table-cell>
          <table:table-cell office:value-type="float" office:value="0.0655771524765494">
            <text:p>0.0655772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jersey</text:p>
          </table:table-cell>
          <table:table-cell office:value-type="float" office:value="0.0655771524765494">
            <text:p>0.0655772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oil</text:p>
          </table:table-cell>
          <table:table-cell office:value-type="float" office:value="0.0655938250676768">
            <text:p>0.0655938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banks</text:p>
          </table:table-cell>
          <table:table-cell office:value-type="float" office:value="0.0655938250676768">
            <text:p>0.0655938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record</text:p>
          </table:table-cell>
          <table:table-cell office:value-type="float" office:value="0.0656523955595096">
            <text:p>0.0656524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medical</text:p>
          </table:table-cell>
          <table:table-cell office:value-type="float" office:value="0.0656523955595096">
            <text:p>0.0656524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thanks</text:p>
          </table:table-cell>
          <table:table-cell office:value-type="float" office:value="0.0656867779063686">
            <text:p>0.0656868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subscribe</text:p>
          </table:table-cell>
          <table:table-cell office:value-type="float" office:value="0.0656867779063686">
            <text:p>0.0656868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view</text:p>
          </table:table-cell>
          <table:table-cell office:value-type="float" office:value="0.0657405585526066">
            <text:p>0.0657406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days</text:p>
          </table:table-cell>
          <table:table-cell office:value-type="float" office:value="0.0657405585526066">
            <text:p>0.0657406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thanks</text:p>
          </table:table-cell>
          <table:table-cell office:value-type="float" office:value="0.0657519046244143">
            <text:p>0.0657519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asked</text:p>
          </table:table-cell>
          <table:table-cell office:value-type="float" office:value="0.0657519046244143">
            <text:p>0.0657519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item</text:p>
          </table:table-cell>
          <table:table-cell office:value-type="float" office:value="0.0657914127692331">
            <text:p>0.0657914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error</text:p>
          </table:table-cell>
          <table:table-cell office:value-type="float" office:value="0.0657914127692331">
            <text:p>0.0657914</text:p>
          </table:table-cell>
        </table:table-row>
        <table:table-row table:style-name="ro1">
          <table:table-cell office:value-type="string">
            <text:p>issues</text:p>
          </table:table-cell>
          <table:table-cell office:value-type="string">
            <text:p>problems</text:p>
          </table:table-cell>
          <table:table-cell office:value-type="float" office:value="0.0658047887349096">
            <text:p>0.0658048</text:p>
          </table:table-cell>
        </table:table-row>
        <table:table-row table:style-name="ro1">
          <table:table-cell office:value-type="string">
            <text:p>problems</text:p>
          </table:table-cell>
          <table:table-cell office:value-type="string">
            <text:p>issues</text:p>
          </table:table-cell>
          <table:table-cell office:value-type="float" office:value="0.0658047887349096">
            <text:p>0.0658048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rid</text:p>
          </table:table-cell>
          <table:table-cell office:value-type="float" office:value="0.065805244287508">
            <text:p>0.0658052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hard</text:p>
          </table:table-cell>
          <table:table-cell office:value-type="float" office:value="0.065805244287508">
            <text:p>0.0658052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itunes</text:p>
          </table:table-cell>
          <table:table-cell office:value-type="float" office:value="0.0658223638102465">
            <text:p>0.0658224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iphone</text:p>
          </table:table-cell>
          <table:table-cell office:value-type="float" office:value="0.0658223638102465">
            <text:p>0.065822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process</text:p>
          </table:table-cell>
          <table:table-cell office:value-type="float" office:value="0.0658846016221671">
            <text:p>0.0658846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process</text:p>
          </table:table-cell>
          <table:table-cell office:value-type="float" office:value="0.0658846016221671">
            <text:p>0.0658846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process</text:p>
          </table:table-cell>
          <table:table-cell office:value-type="float" office:value="0.0658846016221671">
            <text:p>0.0658846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music</text:p>
          </table:table-cell>
          <table:table-cell office:value-type="float" office:value="0.0658846016221671">
            <text:p>0.0658846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volkert</text:p>
          </table:table-cell>
          <table:table-cell office:value-type="float" office:value="0.0658846016221671">
            <text:p>0.0658846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macintosh</text:p>
          </table:table-cell>
          <table:table-cell office:value-type="float" office:value="0.0658846016221671">
            <text:p>0.0658846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financing</text:p>
          </table:table-cell>
          <table:table-cell office:value-type="float" office:value="0.0658846016221671">
            <text:p>0.0658846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process</text:p>
          </table:table-cell>
          <table:table-cell office:value-type="float" office:value="0.0658846016221671">
            <text:p>0.0658846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stuber</text:p>
          </table:table-cell>
          <table:table-cell office:value-type="float" office:value="0.0658847408160161">
            <text:p>0.0658847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process</text:p>
          </table:table-cell>
          <table:table-cell office:value-type="float" office:value="0.0658847408160161">
            <text:p>0.0658847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hit</text:p>
          </table:table-cell>
          <table:table-cell office:value-type="float" office:value="0.0659893232182413">
            <text:p>0.0659893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atm</text:p>
          </table:table-cell>
          <table:table-cell office:value-type="float" office:value="0.0659893232182413">
            <text:p>0.0659893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eset</text:p>
          </table:table-cell>
          <table:table-cell office:value-type="float" office:value="0.0660027543724246">
            <text:p>0.0660028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drives</text:p>
          </table:table-cell>
          <table:table-cell office:value-type="float" office:value="0.0660027543724246">
            <text:p>0.0660028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hit</text:p>
          </table:table-cell>
          <table:table-cell office:value-type="float" office:value="0.0660406555775093">
            <text:p>0.0660407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equipment</text:p>
          </table:table-cell>
          <table:table-cell office:value-type="float" office:value="0.0660406555775093">
            <text:p>0.0660407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days</text:p>
          </table:table-cell>
          <table:table-cell office:value-type="float" office:value="0.0660438472930628">
            <text:p>0.0660438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currently</text:p>
          </table:table-cell>
          <table:table-cell office:value-type="float" office:value="0.0660438472930628">
            <text:p>0.0660438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emove</text:p>
          </table:table-cell>
          <table:table-cell office:value-type="float" office:value="0.06616670276759">
            <text:p>0.0661667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memory</text:p>
          </table:table-cell>
          <table:table-cell office:value-type="float" office:value="0.06616670276759">
            <text:p>0.0661667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register</text:p>
          </table:table-cell>
          <table:table-cell office:value-type="float" office:value="0.0664498042054524">
            <text:p>0.066449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purchase</text:p>
          </table:table-cell>
          <table:table-cell office:value-type="float" office:value="0.0664498042054524">
            <text:p>0.0664498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institution</text:p>
          </table:table-cell>
          <table:table-cell office:value-type="float" office:value="0.0664929412636361">
            <text:p>0.0664929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individuals</text:p>
          </table:table-cell>
          <table:table-cell office:value-type="float" office:value="0.0664929412636361">
            <text:p>0.0664929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password</text:p>
          </table:table-cell>
          <table:table-cell office:value-type="float" office:value="0.0664934518410711">
            <text:p>0.0664935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hacker</text:p>
          </table:table-cell>
          <table:table-cell office:value-type="float" office:value="0.0664934518410711">
            <text:p>0.0664935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technology</text:p>
          </table:table-cell>
          <table:table-cell office:value-type="float" office:value="0.0665762993186433">
            <text:p>0.0665763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stations</text:p>
          </table:table-cell>
          <table:table-cell office:value-type="float" office:value="0.0665762993186433">
            <text:p>0.066576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every</text:p>
          </table:table-cell>
          <table:table-cell office:value-type="float" office:value="0.0667341679764075">
            <text:p>0.0667342</text:p>
          </table:table-cell>
        </table:table-row>
        <table:table-row table:style-name="ro2">
          <table:table-cell office:value-type="string">
            <text:p>every</text:p>
          </table:table-cell>
          <table:table-cell office:value-type="string">
            <text:p>postbulletin</text:p>
          </table:table-cell>
          <table:table-cell office:value-type="float" office:value="0.0667341679764075">
            <text:p>0.0667342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affordable</text:p>
          </table:table-cell>
          <table:table-cell office:value-type="float" office:value="0.0667341679764075">
            <text:p>0.0667342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every</text:p>
          </table:table-cell>
          <table:table-cell office:value-type="float" office:value="0.0667341679764075">
            <text:p>0.0667342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groups</text:p>
          </table:table-cell>
          <table:table-cell office:value-type="float" office:value="0.0667802611532516">
            <text:p>0.0667803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card</text:p>
          </table:table-cell>
          <table:table-cell office:value-type="float" office:value="0.0667802611532516">
            <text:p>0.0667803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treasury</text:p>
          </table:table-cell>
          <table:table-cell office:value-type="float" office:value="0.0668083435799255">
            <text:p>0.0668083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direct</text:p>
          </table:table-cell>
          <table:table-cell office:value-type="float" office:value="0.0668083435799255">
            <text:p>0.0668083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remaining</text:p>
          </table:table-cell>
          <table:table-cell office:value-type="float" office:value="0.0668101973871702">
            <text:p>0.0668102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every</text:p>
          </table:table-cell>
          <table:table-cell office:value-type="float" office:value="0.0668101973871702">
            <text:p>0.0668102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senate</text:p>
          </table:table-cell>
          <table:table-cell office:value-type="float" office:value="0.0669157978681259">
            <text:p>0.0669158</text:p>
          </table:table-cell>
        </table:table-row>
        <table:table-row table:style-name="ro2">
          <table:table-cell office:value-type="string">
            <text:p>senate</text:p>
          </table:table-cell>
          <table:table-cell office:value-type="string">
            <text:p>carolina</text:p>
          </table:table-cell>
          <table:table-cell office:value-type="float" office:value="0.0669157978681259">
            <text:p>0.0669158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scams</text:p>
          </table:table-cell>
          <table:table-cell office:value-type="float" office:value="0.0670068603577378">
            <text:p>0.0670069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scams</text:p>
          </table:table-cell>
          <table:table-cell office:value-type="float" office:value="0.0670068603577378">
            <text:p>0.0670069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scams</text:p>
          </table:table-cell>
          <table:table-cell office:value-type="float" office:value="0.0670068603577378">
            <text:p>0.0670069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relative</text:p>
          </table:table-cell>
          <table:table-cell office:value-type="float" office:value="0.0670068603577378">
            <text:p>0.0670069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foreclosure</text:p>
          </table:table-cell>
          <table:table-cell office:value-type="float" office:value="0.0670068603577378">
            <text:p>0.0670069</text:p>
          </table:table-cell>
        </table:table-row>
        <table:table-row table:style-name="ro2">
          <table:table-cell office:value-type="string">
            <text:p>scams</text:p>
          </table:table-cell>
          <table:table-cell office:value-type="string">
            <text:p>target_hplink</text:p>
          </table:table-cell>
          <table:table-cell office:value-type="float" office:value="0.0670068603577378">
            <text:p>0.0670069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670068603577378">
            <text:p>0.0670069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scams</text:p>
          </table:table-cell>
          <table:table-cell office:value-type="float" office:value="0.0670068603577378">
            <text:p>0.0670069</text:p>
          </table:table-cell>
        </table:table-row>
        <table:table-row table:style-name="ro2">
          <table:table-cell office:value-type="string">
            <text:p>scams</text:p>
          </table:table-cell>
          <table:table-cell office:value-type="string">
            <text:p>travelling</text:p>
          </table:table-cell>
          <table:table-cell office:value-type="float" office:value="0.0670105489722473">
            <text:p>0.0670105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scams</text:p>
          </table:table-cell>
          <table:table-cell office:value-type="float" office:value="0.0670105489722473">
            <text:p>0.0670105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transactions</text:p>
          </table:table-cell>
          <table:table-cell office:value-type="float" office:value="0.0671831719062247">
            <text:p>0.0671832</text:p>
          </table:table-cell>
        </table:table-row>
        <table:table-row table:style-name="ro2">
          <table:table-cell office:value-type="string">
            <text:p>transactions</text:p>
          </table:table-cell>
          <table:table-cell office:value-type="string">
            <text:p>fincen</text:p>
          </table:table-cell>
          <table:table-cell office:value-type="float" office:value="0.0671831719062247">
            <text:p>0.0671832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volume</text:p>
          </table:table-cell>
          <table:table-cell office:value-type="float" office:value="0.0671832090296993">
            <text:p>0.0671832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transactions</text:p>
          </table:table-cell>
          <table:table-cell office:value-type="float" office:value="0.0671832090296993">
            <text:p>0.0671832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transactions</text:p>
          </table:table-cell>
          <table:table-cell office:value-type="float" office:value="0.0671832461468112">
            <text:p>0.0671832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inconsistent</text:p>
          </table:table-cell>
          <table:table-cell office:value-type="float" office:value="0.0671832461468112">
            <text:p>0.0671832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weight</text:p>
          </table:table-cell>
          <table:table-cell office:value-type="float" office:value="0.0672487667582895">
            <text:p>0.0672488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considered</text:p>
          </table:table-cell>
          <table:table-cell office:value-type="float" office:value="0.0672487667582895">
            <text:p>0.0672488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considered</text:p>
          </table:table-cell>
          <table:table-cell office:value-type="float" office:value="0.0672489251184129">
            <text:p>0.0672489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actress</text:p>
          </table:table-cell>
          <table:table-cell office:value-type="float" office:value="0.0672489251184129">
            <text:p>0.0672489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obese</text:p>
          </table:table-cell>
          <table:table-cell office:value-type="float" office:value="0.0672490832984898">
            <text:p>0.0672491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film</text:p>
          </table:table-cell>
          <table:table-cell office:value-type="float" office:value="0.0672490832984898">
            <text:p>0.0672491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considered</text:p>
          </table:table-cell>
          <table:table-cell office:value-type="float" office:value="0.0672490832984898">
            <text:p>0.0672491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considered</text:p>
          </table:table-cell>
          <table:table-cell office:value-type="float" office:value="0.0672490832984898">
            <text:p>0.0672491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id</text:p>
          </table:table-cell>
          <table:table-cell office:value-type="float" office:value="0.0672594583388092">
            <text:p>0.0672595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drives</text:p>
          </table:table-cell>
          <table:table-cell office:value-type="float" office:value="0.0672594583388092">
            <text:p>0.0672595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w2</text:p>
          </table:table-cell>
          <table:table-cell office:value-type="float" office:value="0.0674016983921268">
            <text:p>0.0674017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berks</text:p>
          </table:table-cell>
          <table:table-cell office:value-type="float" office:value="0.0674016983921268">
            <text:p>0.0674017</text:p>
          </table:table-cell>
        </table:table-row>
        <table:table-row table:style-name="ro1">
          <table:table-cell office:value-type="string">
            <text:p>seminar</text:p>
          </table:table-cell>
          <table:table-cell office:value-type="string">
            <text:p>w2</text:p>
          </table:table-cell>
          <table:table-cell office:value-type="float" office:value="0.0674026675604976">
            <text:p>0.0674027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string">
            <text:p>seminar</text:p>
          </table:table-cell>
          <table:table-cell office:value-type="float" office:value="0.0674026675604976">
            <text:p>0.0674027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w2</text:p>
          </table:table-cell>
          <table:table-cell office:value-type="float" office:value="0.0674029897930248">
            <text:p>0.0674030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latino</text:p>
          </table:table-cell>
          <table:table-cell office:value-type="float" office:value="0.0674029897930248">
            <text:p>0.0674030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printer</text:p>
          </table:table-cell>
          <table:table-cell office:value-type="float" office:value="0.0674030414909336">
            <text:p>0.0674030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memory</text:p>
          </table:table-cell>
          <table:table-cell office:value-type="float" office:value="0.0674030414909336">
            <text:p>0.0674030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movie</text:p>
          </table:table-cell>
          <table:table-cell office:value-type="float" office:value="0.0674759220563824">
            <text:p>0.0674759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movie</text:p>
          </table:table-cell>
          <table:table-cell office:value-type="float" office:value="0.0674759220563824">
            <text:p>0.0674759</text:p>
          </table:table-cell>
        </table:table-row>
        <table:table-row table:style-name="ro2">
          <table:table-cell office:value-type="string">
            <text:p>movie</text:p>
          </table:table-cell>
          <table:table-cell office:value-type="string">
            <text:p>melissa</text:p>
          </table:table-cell>
          <table:table-cell office:value-type="float" office:value="0.0674759220563824">
            <text:p>0.0674759</text:p>
          </table:table-cell>
        </table:table-row>
        <table:table-row table:style-name="ro2">
          <table:table-cell office:value-type="string">
            <text:p>movie</text:p>
          </table:table-cell>
          <table:table-cell office:value-type="string">
            <text:p>mccarthy</text:p>
          </table:table-cell>
          <table:table-cell office:value-type="float" office:value="0.0674759220563824">
            <text:p>0.0674759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regarding</text:p>
          </table:table-cell>
          <table:table-cell office:value-type="float" office:value="0.0675155866474522">
            <text:p>0.0675156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governors</text:p>
          </table:table-cell>
          <table:table-cell office:value-type="float" office:value="0.0675155866474522">
            <text:p>0.0675156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taxpayer</text:p>
          </table:table-cell>
          <table:table-cell office:value-type="float" office:value="0.0676118955935537">
            <text:p>0.0676119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individual</text:p>
          </table:table-cell>
          <table:table-cell office:value-type="float" office:value="0.0676118955935537">
            <text:p>0.0676119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threat</text:p>
          </table:table-cell>
          <table:table-cell office:value-type="float" office:value="0.0678134493239224">
            <text:p>0.0678134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highly</text:p>
          </table:table-cell>
          <table:table-cell office:value-type="float" office:value="0.0678134493239224">
            <text:p>0.0678134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product</text:p>
          </table:table-cell>
          <table:table-cell office:value-type="float" office:value="0.067908438705367">
            <text:p>0.0679084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iphone</text:p>
          </table:table-cell>
          <table:table-cell office:value-type="float" office:value="0.067908438705367">
            <text:p>0.0679084</text:p>
          </table:table-cell>
        </table:table-row>
        <table:table-row table:style-name="ro1">
          <table:table-cell office:value-type="string">
            <text:p>actions</text:p>
          </table:table-cell>
          <table:table-cell office:value-type="string">
            <text:p>assigned</text:p>
          </table:table-cell>
          <table:table-cell office:value-type="float" office:value="0.0680496838807109">
            <text:p>0.0680497</text:p>
          </table:table-cell>
        </table:table-row>
        <table:table-row table:style-name="ro1">
          <table:table-cell office:value-type="string">
            <text:p>assigned</text:p>
          </table:table-cell>
          <table:table-cell office:value-type="string">
            <text:p>actions</text:p>
          </table:table-cell>
          <table:table-cell office:value-type="float" office:value="0.0680496838807109">
            <text:p>0.0680497</text:p>
          </table:table-cell>
        </table:table-row>
        <table:table-row table:style-name="ro2">
          <table:table-cell office:value-type="string">
            <text:p>wireless</text:p>
          </table:table-cell>
          <table:table-cell office:value-type="string">
            <text:p>yanov</text:p>
          </table:table-cell>
          <table:table-cell office:value-type="float" office:value="0.0681999186947524">
            <text:p>0.0681999</text:p>
          </table:table-cell>
        </table:table-row>
        <table:table-row table:style-name="ro2">
          <table:table-cell office:value-type="string">
            <text:p>yanov</text:p>
          </table:table-cell>
          <table:table-cell office:value-type="string">
            <text:p>wireless</text:p>
          </table:table-cell>
          <table:table-cell office:value-type="float" office:value="0.0681999186947524">
            <text:p>0.0681999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volunteers</text:p>
          </table:table-cell>
          <table:table-cell office:value-type="float" office:value="0.0682278244721586">
            <text:p>0.0682278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jenkins</text:p>
          </table:table-cell>
          <table:table-cell office:value-type="float" office:value="0.0682278244721586">
            <text:p>0.0682278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volunteers</text:p>
          </table:table-cell>
          <table:table-cell office:value-type="float" office:value="0.068229991224894">
            <text:p>0.0682300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albany</text:p>
          </table:table-cell>
          <table:table-cell office:value-type="float" office:value="0.068229991224894">
            <text:p>0.068230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volunteers</text:p>
          </table:table-cell>
          <table:table-cell office:value-type="float" office:value="0.0682303512450309">
            <text:p>0.0682304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dui</text:p>
          </table:table-cell>
          <table:table-cell office:value-type="float" office:value="0.0682303512450309">
            <text:p>0.0682304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volunteers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volunteers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volunteers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gmt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lt</text:p>
          </table:table-cell>
          <table:table-cell office:value-type="float" office:value="0.0682307109517036">
            <text:p>0.0682307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est20130228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volunteers</text:p>
          </table:table-cell>
          <table:table-cell office:value-type="string">
            <text:p>watkins</text:p>
          </table:table-cell>
          <table:table-cell office:value-type="float" office:value="0.0682307109517036">
            <text:p>0.0682307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volunteers</text:p>
          </table:table-cell>
          <table:table-cell office:value-type="float" office:value="0.0682307109517036">
            <text:p>0.0682307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volunteers</text:p>
          </table:table-cell>
          <table:table-cell office:value-type="float" office:value="0.0682310703456696">
            <text:p>0.0682311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volunteers</text:p>
          </table:table-cell>
          <table:table-cell office:value-type="float" office:value="0.0682310703456696">
            <text:p>0.0682311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festival</text:p>
          </table:table-cell>
          <table:table-cell office:value-type="float" office:value="0.0682310703456696">
            <text:p>0.0682311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downtown</text:p>
          </table:table-cell>
          <table:table-cell office:value-type="float" office:value="0.0682310703456696">
            <text:p>0.0682311</text:p>
          </table:table-cell>
        </table:table-row>
        <table:table-row table:style-name="ro2">
          <table:table-cell office:value-type="string">
            <text:p>every</text:p>
          </table:table-cell>
          <table:table-cell office:value-type="string">
            <text:p>llc</text:p>
          </table:table-cell>
          <table:table-cell office:value-type="float" office:value="0.0683136871918133">
            <text:p>0.0683137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every</text:p>
          </table:table-cell>
          <table:table-cell office:value-type="float" office:value="0.0683136871918133">
            <text:p>0.0683137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purchase</text:p>
          </table:table-cell>
          <table:table-cell office:value-type="float" office:value="0.0683264290756904">
            <text:p>0.0683264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full</text:p>
          </table:table-cell>
          <table:table-cell office:value-type="float" office:value="0.0683264290756904">
            <text:p>0.0683264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kimming</text:p>
          </table:table-cell>
          <table:table-cell office:value-type="float" office:value="0.0683933909737433">
            <text:p>0.0683934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hit</text:p>
          </table:table-cell>
          <table:table-cell office:value-type="float" office:value="0.0683933909737433">
            <text:p>0.0683934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turbo</text:p>
          </table:table-cell>
          <table:table-cell office:value-type="float" office:value="0.0684725289015447">
            <text:p>0.0684725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fruit</text:p>
          </table:table-cell>
          <table:table-cell office:value-type="float" office:value="0.0684725289015447">
            <text:p>0.0684725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win</text:p>
          </table:table-cell>
          <table:table-cell office:value-type="float" office:value="0.0687029599455293">
            <text:p>0.0687030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mike</text:p>
          </table:table-cell>
          <table:table-cell office:value-type="float" office:value="0.0687029599455293">
            <text:p>0.0687030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stuber</text:p>
          </table:table-cell>
          <table:table-cell office:value-type="float" office:value="0.0687183885178754">
            <text:p>0.0687184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instant</text:p>
          </table:table-cell>
          <table:table-cell office:value-type="float" office:value="0.0687183885178754">
            <text:p>0.068718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instant</text:p>
          </table:table-cell>
          <table:table-cell office:value-type="float" office:value="0.0687187505594696">
            <text:p>0.0687188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music</text:p>
          </table:table-cell>
          <table:table-cell office:value-type="float" office:value="0.0687187505594696">
            <text:p>0.0687188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volkert</text:p>
          </table:table-cell>
          <table:table-cell office:value-type="float" office:value="0.0687187505594696">
            <text:p>0.0687188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macintosh</text:p>
          </table:table-cell>
          <table:table-cell office:value-type="float" office:value="0.0687187505594696">
            <text:p>0.0687188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financing</text:p>
          </table:table-cell>
          <table:table-cell office:value-type="float" office:value="0.0687187505594696">
            <text:p>0.0687188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instant</text:p>
          </table:table-cell>
          <table:table-cell office:value-type="float" office:value="0.0687187505594696">
            <text:p>0.0687188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instant</text:p>
          </table:table-cell>
          <table:table-cell office:value-type="float" office:value="0.0687187505594696">
            <text:p>0.0687188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instant</text:p>
          </table:table-cell>
          <table:table-cell office:value-type="float" office:value="0.0687187505594696">
            <text:p>0.0687188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checks</text:p>
          </table:table-cell>
          <table:table-cell office:value-type="float" office:value="0.0687918975655047">
            <text:p>0.0687919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activity</text:p>
          </table:table-cell>
          <table:table-cell office:value-type="float" office:value="0.0687918975655047">
            <text:p>0.0687919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played</text:p>
          </table:table-cell>
          <table:table-cell office:value-type="float" office:value="0.0688191020558033">
            <text:p>0.0688191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east</text:p>
          </table:table-cell>
          <table:table-cell office:value-type="float" office:value="0.0688191020558033">
            <text:p>0.068819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thanks</text:p>
          </table:table-cell>
          <table:table-cell office:value-type="float" office:value="0.0689802830473012">
            <text:p>0.0689803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thank</text:p>
          </table:table-cell>
          <table:table-cell office:value-type="float" office:value="0.0689802830473012">
            <text:p>0.0689803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transactions</text:p>
          </table:table-cell>
          <table:table-cell office:value-type="float" office:value="0.0689939548305061">
            <text:p>0.0689940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prepaid</text:p>
          </table:table-cell>
          <table:table-cell office:value-type="float" office:value="0.0689939548305061">
            <text:p>0.0689940</text:p>
          </table:table-cell>
        </table:table-row>
        <table:table-row table:style-name="ro2">
          <table:table-cell office:value-type="string">
            <text:p>articlenew_asset_attachment_attributesuser_id</text:p>
          </table:table-cell>
          <table:table-cell office:value-type="string">
            <text:p>new_asset_attachment_attributes</text:p>
          </table:table-cell>
          <table:table-cell office:value-type="float" office:value="0.0690319789655789">
            <text:p>0.0690320</text:p>
          </table:table-cell>
        </table:table-row>
        <table:table-row table:style-name="ro2">
          <table:table-cell office:value-type="string">
            <text:p>new_asset_attachment_attributes</text:p>
          </table:table-cell>
          <table:table-cell office:value-type="string">
            <text:p>articlenew_asset_attachment_attributesuser_id</text:p>
          </table:table-cell>
          <table:table-cell office:value-type="float" office:value="0.0690319789655789">
            <text:p>0.0690320</text:p>
          </table:table-cell>
        </table:table-row>
        <table:table-row table:style-name="ro1">
          <table:table-cell office:value-type="string">
            <text:p>gotten</text:p>
          </table:table-cell>
          <table:table-cell office:value-type="string">
            <text:p>outstanding</text:p>
          </table:table-cell>
          <table:table-cell office:value-type="float" office:value="0.0691019759563151">
            <text:p>0.0691020</text:p>
          </table:table-cell>
        </table:table-row>
        <table:table-row table:style-name="ro1">
          <table:table-cell office:value-type="string">
            <text:p>outstanding</text:p>
          </table:table-cell>
          <table:table-cell office:value-type="string">
            <text:p>gotten</text:p>
          </table:table-cell>
          <table:table-cell office:value-type="float" office:value="0.0691019759563151">
            <text:p>0.0691020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passport</text:p>
          </table:table-cell>
          <table:table-cell office:value-type="float" office:value="0.0691818093882904">
            <text:p>0.0691818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lee</text:p>
          </table:table-cell>
          <table:table-cell office:value-type="float" office:value="0.0691818093882904">
            <text:p>0.0691818</text:p>
          </table:table-cell>
        </table:table-row>
        <table:table-row table:style-name="ro2">
          <table:table-cell office:value-type="string">
            <text:p>dwi</text:p>
          </table:table-cell>
          <table:table-cell office:value-type="string">
            <text:p>near</text:p>
          </table:table-cell>
          <table:table-cell office:value-type="float" office:value="0.0692203120170283">
            <text:p>0.0692203</text:p>
          </table:table-cell>
        </table:table-row>
        <table:table-row table:style-name="ro2">
          <table:table-cell office:value-type="string">
            <text:p>near</text:p>
          </table:table-cell>
          <table:table-cell office:value-type="string">
            <text:p>dwi</text:p>
          </table:table-cell>
          <table:table-cell office:value-type="float" office:value="0.0692203120170283">
            <text:p>0.0692203</text:p>
          </table:table-cell>
        </table:table-row>
        <table:table-row table:style-name="ro1">
          <table:table-cell office:value-type="string">
            <text:p>intersection</text:p>
          </table:table-cell>
          <table:table-cell office:value-type="string">
            <text:p>near</text:p>
          </table:table-cell>
          <table:table-cell office:value-type="float" office:value="0.0692207328879038">
            <text:p>0.0692207</text:p>
          </table:table-cell>
        </table:table-row>
        <table:table-row table:style-name="ro1">
          <table:table-cell office:value-type="string">
            <text:p>near</text:p>
          </table:table-cell>
          <table:table-cell office:value-type="string">
            <text:p>intersection</text:p>
          </table:table-cell>
          <table:table-cell office:value-type="float" office:value="0.0692207328879038">
            <text:p>0.0692207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preparers</text:p>
          </table:table-cell>
          <table:table-cell office:value-type="float" office:value="0.069223827791474">
            <text:p>0.0692238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audits</text:p>
          </table:table-cell>
          <table:table-cell office:value-type="float" office:value="0.069223827791474">
            <text:p>0.0692238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truth</text:p>
          </table:table-cell>
          <table:table-cell office:value-type="float" office:value="0.0692638666635105">
            <text:p>0.0692639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produce</text:p>
          </table:table-cell>
          <table:table-cell office:value-type="float" office:value="0.0692638666635105">
            <text:p>0.0692639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prize</text:p>
          </table:table-cell>
          <table:table-cell office:value-type="float" office:value="0.069364751318403">
            <text:p>0.0693648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food</text:p>
          </table:table-cell>
          <table:table-cell office:value-type="float" office:value="0.069364751318403">
            <text:p>0.0693648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multiple</text:p>
          </table:table-cell>
          <table:table-cell office:value-type="float" office:value="0.0693823942487168">
            <text:p>0.0693824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checks</text:p>
          </table:table-cell>
          <table:table-cell office:value-type="float" office:value="0.0693823942487168">
            <text:p>0.0693824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disabled</text:p>
          </table:table-cell>
          <table:table-cell office:value-type="float" office:value="0.0695225583184082">
            <text:p>0.0695226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charity</text:p>
          </table:table-cell>
          <table:table-cell office:value-type="float" office:value="0.0695225583184082">
            <text:p>0.0695226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reduce</text:p>
          </table:table-cell>
          <table:table-cell office:value-type="float" office:value="0.0695230371225057">
            <text:p>0.0695230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authentication</text:p>
          </table:table-cell>
          <table:table-cell office:value-type="float" office:value="0.0695230371225057">
            <text:p>0.0695230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hit</text:p>
          </table:table-cell>
          <table:table-cell office:value-type="float" office:value="0.0696966066659764">
            <text:p>0.0696966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banks</text:p>
          </table:table-cell>
          <table:table-cell office:value-type="float" office:value="0.0696966066659764">
            <text:p>0.0696966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every</text:p>
          </table:table-cell>
          <table:table-cell office:value-type="float" office:value="0.0698761436264218">
            <text:p>0.0698761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enjoy</text:p>
          </table:table-cell>
          <table:table-cell office:value-type="float" office:value="0.0698761436264218">
            <text:p>0.0698761</text:p>
          </table:table-cell>
        </table:table-row>
        <table:table-row table:style-name="ro2">
          <table:table-cell office:value-type="string">
            <text:p>linda</text:p>
          </table:table-cell>
          <table:table-cell office:value-type="string">
            <text:p>purse</text:p>
          </table:table-cell>
          <table:table-cell office:value-type="float" office:value="0.0700361313276124">
            <text:p>0.0700361</text:p>
          </table:table-cell>
        </table:table-row>
        <table:table-row table:style-name="ro2">
          <table:table-cell office:value-type="string">
            <text:p>purse</text:p>
          </table:table-cell>
          <table:table-cell office:value-type="string">
            <text:p>linda</text:p>
          </table:table-cell>
          <table:table-cell office:value-type="float" office:value="0.0700361313276124">
            <text:p>0.0700361</text:p>
          </table:table-cell>
        </table:table-row>
        <table:table-row table:style-name="ro2">
          <table:table-cell office:value-type="string">
            <text:p>purse</text:p>
          </table:table-cell>
          <table:table-cell office:value-type="string">
            <text:p>wegner</text:p>
          </table:table-cell>
          <table:table-cell office:value-type="float" office:value="0.0700361313276124">
            <text:p>0.0700361</text:p>
          </table:table-cell>
        </table:table-row>
        <table:table-row table:style-name="ro2">
          <table:table-cell office:value-type="string">
            <text:p>wegner</text:p>
          </table:table-cell>
          <table:table-cell office:value-type="string">
            <text:p>purse</text:p>
          </table:table-cell>
          <table:table-cell office:value-type="float" office:value="0.0700361313276124">
            <text:p>0.0700361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transactions</text:p>
          </table:table-cell>
          <table:table-cell office:value-type="float" office:value="0.070209688042626">
            <text:p>0.0702097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apparent</text:p>
          </table:table-cell>
          <table:table-cell office:value-type="float" office:value="0.070209688042626">
            <text:p>0.0702097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passwords</text:p>
          </table:table-cell>
          <table:table-cell office:value-type="float" office:value="0.070241051110078">
            <text:p>0.0702411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hacker</text:p>
          </table:table-cell>
          <table:table-cell office:value-type="float" office:value="0.070241051110078">
            <text:p>0.0702411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every</text:p>
          </table:table-cell>
          <table:table-cell office:value-type="float" office:value="0.070318807923446">
            <text:p>0.0703188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entitled</text:p>
          </table:table-cell>
          <table:table-cell office:value-type="float" office:value="0.070318807923446">
            <text:p>0.0703188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treasury</text:p>
          </table:table-cell>
          <table:table-cell office:value-type="float" office:value="0.0704525637895377">
            <text:p>0.0704526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individuals</text:p>
          </table:table-cell>
          <table:table-cell office:value-type="float" office:value="0.0704525637895377">
            <text:p>0.0704526</text:p>
          </table:table-cell>
        </table:table-row>
        <table:table-row table:style-name="ro2">
          <table:table-cell office:value-type="string">
            <text:p>floridas</text:p>
          </table:table-cell>
          <table:table-cell office:value-type="string">
            <text:p>organization</text:p>
          </table:table-cell>
          <table:table-cell office:value-type="float" office:value="0.0706857445164607">
            <text:p>0.0706857</text:p>
          </table:table-cell>
        </table:table-row>
        <table:table-row table:style-name="ro2">
          <table:table-cell office:value-type="string">
            <text:p>organization</text:p>
          </table:table-cell>
          <table:table-cell office:value-type="string">
            <text:p>floridas</text:p>
          </table:table-cell>
          <table:table-cell office:value-type="float" office:value="0.0706857445164607">
            <text:p>0.0706857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jury</text:p>
          </table:table-cell>
          <table:table-cell office:value-type="float" office:value="0.0707230081614858">
            <text:p>0.0707230</text:p>
          </table:table-cell>
        </table:table-row>
        <table:table-row table:style-name="ro2">
          <table:table-cell office:value-type="string">
            <text:p>jury</text:p>
          </table:table-cell>
          <table:table-cell office:value-type="string">
            <text:p>beasley</text:p>
          </table:table-cell>
          <table:table-cell office:value-type="float" office:value="0.0707230081614858">
            <text:p>0.0707230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thanks</text:p>
          </table:table-cell>
          <table:table-cell office:value-type="float" office:value="0.070810909843821">
            <text:p>0.0708109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site</text:p>
          </table:table-cell>
          <table:table-cell office:value-type="float" office:value="0.070810909843821">
            <text:p>0.0708109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browser</text:p>
          </table:table-cell>
          <table:table-cell office:value-type="float" office:value="0.070849536681557">
            <text:p>0.0708495</text:p>
          </table:table-cell>
        </table:table-row>
        <table:table-row table:style-name="ro2">
          <table:table-cell office:value-type="string">
            <text:p>browser</text:p>
          </table:table-cell>
          <table:table-cell office:value-type="string">
            <text:p>app</text:p>
          </table:table-cell>
          <table:table-cell office:value-type="float" office:value="0.070849536681557">
            <text:p>0.0708495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united</text:p>
          </table:table-cell>
          <table:table-cell office:value-type="float" office:value="0.0708645608756734">
            <text:p>0.0708646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title</text:p>
          </table:table-cell>
          <table:table-cell office:value-type="float" office:value="0.0708645608756734">
            <text:p>0.0708646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sen</text:p>
          </table:table-cell>
          <table:table-cell office:value-type="float" office:value="0.0708798106880739">
            <text:p>0.0708798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string">
            <text:p>cyber</text:p>
          </table:table-cell>
          <table:table-cell office:value-type="float" office:value="0.0708798106880739">
            <text:p>0.0708798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visiting</text:p>
          </table:table-cell>
          <table:table-cell office:value-type="float" office:value="0.0709110734614868">
            <text:p>0.0709111</text:p>
          </table:table-cell>
        </table:table-row>
        <table:table-row table:style-name="ro1">
          <table:table-cell office:value-type="string">
            <text:p>visiting</text:p>
          </table:table-cell>
          <table:table-cell table:style-name="ce1" office:value-type="string">
            <text:p>30</text:p>
          </table:table-cell>
          <table:table-cell office:value-type="float" office:value="0.0709110734614868">
            <text:p>0.0709111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veterans</text:p>
          </table:table-cell>
          <table:table-cell office:value-type="float" office:value="0.0711647524898018">
            <text:p>0.0711648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charity</text:p>
          </table:table-cell>
          <table:table-cell office:value-type="float" office:value="0.0711647524898018">
            <text:p>0.0711648</text:p>
          </table:table-cell>
        </table:table-row>
        <table:table-row table:style-name="ro1">
          <table:table-cell office:value-type="string">
            <text:p>freeze</text:p>
          </table:table-cell>
          <table:table-cell office:value-type="string">
            <text:p>lock</text:p>
          </table:table-cell>
          <table:table-cell office:value-type="float" office:value="0.0713620733424671">
            <text:p>0.0713621</text:p>
          </table:table-cell>
        </table:table-row>
        <table:table-row table:style-name="ro1">
          <table:table-cell office:value-type="string">
            <text:p>lock</text:p>
          </table:table-cell>
          <table:table-cell office:value-type="string">
            <text:p>freeze</text:p>
          </table:table-cell>
          <table:table-cell office:value-type="float" office:value="0.0713620733424671">
            <text:p>0.0713621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sen</text:p>
          </table:table-cell>
          <table:table-cell office:value-type="float" office:value="0.0715299713123061">
            <text:p>0.071530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string">
            <text:p>identitytheft</text:p>
          </table:table-cell>
          <table:table-cell office:value-type="float" office:value="0.0715299713123061">
            <text:p>0.0715300</text:p>
          </table:table-cell>
        </table:table-row>
        <table:table-row table:style-name="ro2">
          <table:table-cell office:value-type="string">
            <text:p>lowhanging</text:p>
          </table:table-cell>
          <table:table-cell office:value-type="string">
            <text:p>pii</text:p>
          </table:table-cell>
          <table:table-cell office:value-type="float" office:value="0.0715784897487898">
            <text:p>0.0715785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lowhanging</text:p>
          </table:table-cell>
          <table:table-cell office:value-type="float" office:value="0.0715784897487898">
            <text:p>0.0715785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technology</text:p>
          </table:table-cell>
          <table:table-cell office:value-type="float" office:value="0.071633444062879">
            <text:p>0.0716334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groups</text:p>
          </table:table-cell>
          <table:table-cell office:value-type="float" office:value="0.071633444062879">
            <text:p>0.0716334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volunteers</text:p>
          </table:table-cell>
          <table:table-cell office:value-type="float" office:value="0.0716811960861009">
            <text:p>0.0716812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renew</text:p>
          </table:table-cell>
          <table:table-cell office:value-type="float" office:value="0.0716811960861009">
            <text:p>0.0716812</text:p>
          </table:table-cell>
        </table:table-row>
        <table:table-row table:style-name="ro2">
          <table:table-cell office:value-type="string">
            <text:p>communications</text:p>
          </table:table-cell>
          <table:table-cell office:value-type="string">
            <text:p>poulsen</text:p>
          </table:table-cell>
          <table:table-cell office:value-type="float" office:value="0.0717168798482291">
            <text:p>0.0717169</text:p>
          </table:table-cell>
        </table:table-row>
        <table:table-row table:style-name="ro2">
          <table:table-cell office:value-type="string">
            <text:p>poulsen</text:p>
          </table:table-cell>
          <table:table-cell office:value-type="string">
            <text:p>communications</text:p>
          </table:table-cell>
          <table:table-cell office:value-type="float" office:value="0.0717168798482291">
            <text:p>0.0717169</text:p>
          </table:table-cell>
        </table:table-row>
        <table:table-row table:style-name="ro2">
          <table:table-cell office:value-type="string">
            <text:p>clearfield</text:p>
          </table:table-cell>
          <table:table-cell office:value-type="string">
            <text:p>communications</text:p>
          </table:table-cell>
          <table:table-cell office:value-type="float" office:value="0.0717173919887382">
            <text:p>0.0717174</text:p>
          </table:table-cell>
        </table:table-row>
        <table:table-row table:style-name="ro2">
          <table:table-cell office:value-type="string">
            <text:p>communications</text:p>
          </table:table-cell>
          <table:table-cell office:value-type="string">
            <text:p>clearfield</text:p>
          </table:table-cell>
          <table:table-cell office:value-type="float" office:value="0.0717173919887382">
            <text:p>0.0717174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well</text:p>
          </table:table-cell>
          <table:table-cell office:value-type="float" office:value="0.0717906878631213">
            <text:p>0.0717907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subscribe</text:p>
          </table:table-cell>
          <table:table-cell office:value-type="float" office:value="0.0717906878631213">
            <text:p>0.0717907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well</text:p>
          </table:table-cell>
          <table:table-cell office:value-type="float" office:value="0.0718431115835353">
            <text:p>0.0718431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subscription</text:p>
          </table:table-cell>
          <table:table-cell office:value-type="float" office:value="0.0718431115835353">
            <text:p>0.0718431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technology</text:p>
          </table:table-cell>
          <table:table-cell office:value-type="float" office:value="0.0719525853691561">
            <text:p>0.0719526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oil</text:p>
          </table:table-cell>
          <table:table-cell office:value-type="float" office:value="0.0719525853691561">
            <text:p>0.0719526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tations</text:p>
          </table:table-cell>
          <table:table-cell office:value-type="float" office:value="0.0720257471725043">
            <text:p>0.0720257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oil</text:p>
          </table:table-cell>
          <table:table-cell office:value-type="float" office:value="0.0720257471725043">
            <text:p>0.0720257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preparer</text:p>
          </table:table-cell>
          <table:table-cell office:value-type="float" office:value="0.0720388984079808">
            <text:p>0.0720389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deductions</text:p>
          </table:table-cell>
          <table:table-cell office:value-type="float" office:value="0.0720388984079808">
            <text:p>0.0720389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refund</text:p>
          </table:table-cell>
          <table:table-cell office:value-type="float" office:value="0.072255345304442">
            <text:p>0.072255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individuals</text:p>
          </table:table-cell>
          <table:table-cell office:value-type="float" office:value="0.072255345304442">
            <text:p>0.072255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process</text:p>
          </table:table-cell>
          <table:table-cell office:value-type="float" office:value="0.0722626527355397">
            <text:p>0.0722627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ipad</text:p>
          </table:table-cell>
          <table:table-cell office:value-type="float" office:value="0.0722626527355397">
            <text:p>0.0722627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east</text:p>
          </table:table-cell>
          <table:table-cell office:value-type="float" office:value="0.0722926575635479">
            <text:p>0.0722927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big</text:p>
          </table:table-cell>
          <table:table-cell office:value-type="float" office:value="0.0722926575635479">
            <text:p>0.0722927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every</text:p>
          </table:table-cell>
          <table:table-cell office:value-type="float" office:value="0.0724512206033694">
            <text:p>0.0724512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articles</text:p>
          </table:table-cell>
          <table:table-cell office:value-type="float" office:value="0.0724512206033694">
            <text:p>0.0724512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login</text:p>
          </table:table-cell>
          <table:table-cell office:value-type="float" office:value="0.0725076802657505">
            <text:p>0.0725077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hacker</text:p>
          </table:table-cell>
          <table:table-cell office:value-type="float" office:value="0.0725076802657505">
            <text:p>0.0725077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medical</text:p>
          </table:table-cell>
          <table:table-cell office:value-type="float" office:value="0.0726547862495607">
            <text:p>0.0726548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hospitals</text:p>
          </table:table-cell>
          <table:table-cell office:value-type="float" office:value="0.0726547862495607">
            <text:p>0.0726548</text:p>
          </table:table-cell>
        </table:table-row>
        <table:table-row table:style-name="ro1">
          <table:table-cell office:value-type="string">
            <text:p>insider</text:p>
          </table:table-cell>
          <table:table-cell office:value-type="string">
            <text:p>threat</text:p>
          </table:table-cell>
          <table:table-cell office:value-type="float" office:value="0.072784196692276">
            <text:p>0.0727842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insider</text:p>
          </table:table-cell>
          <table:table-cell office:value-type="float" office:value="0.072784196692276">
            <text:p>0.0727842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request</text:p>
          </table:table-cell>
          <table:table-cell office:value-type="float" office:value="0.072828061889051">
            <text:p>0.0728281</text:p>
          </table:table-cell>
        </table:table-row>
        <table:table-row table:style-name="ro1">
          <table:table-cell office:value-type="string">
            <text:p>request</text:p>
          </table:table-cell>
          <table:table-cell office:value-type="string">
            <text:p>agencies</text:p>
          </table:table-cell>
          <table:table-cell office:value-type="float" office:value="0.072828061889051">
            <text:p>0.0728281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vending</text:p>
          </table:table-cell>
          <table:table-cell office:value-type="float" office:value="0.0728471090366661">
            <text:p>0.0728471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fruit</text:p>
          </table:table-cell>
          <table:table-cell office:value-type="float" office:value="0.0728471090366661">
            <text:p>0.0728471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represent</text:p>
          </table:table-cell>
          <table:table-cell office:value-type="float" office:value="0.0731542697302645">
            <text:p>0.0731543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expenses</text:p>
          </table:table-cell>
          <table:table-cell office:value-type="float" office:value="0.0731542697302645">
            <text:p>0.0731543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united</text:p>
          </table:table-cell>
          <table:table-cell office:value-type="float" office:value="0.0731991941340747">
            <text:p>0.0731992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defendant</text:p>
          </table:table-cell>
          <table:table-cell office:value-type="float" office:value="0.0731991941340747">
            <text:p>0.0731992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mike</text:p>
          </table:table-cell>
          <table:table-cell office:value-type="float" office:value="0.0733716712271203">
            <text:p>0.0733717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east</text:p>
          </table:table-cell>
          <table:table-cell office:value-type="float" office:value="0.0733716712271203">
            <text:p>0.0733717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senior</text:p>
          </table:table-cell>
          <table:table-cell office:value-type="float" office:value="0.0733912410561319">
            <text:p>0.0733912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forward</text:p>
          </table:table-cell>
          <table:table-cell office:value-type="float" office:value="0.0733912410561319">
            <text:p>0.0733912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spokesperson</text:p>
          </table:table-cell>
          <table:table-cell office:value-type="float" office:value="0.0734453360068134">
            <text:p>0.0734453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assist</text:p>
          </table:table-cell>
          <table:table-cell office:value-type="float" office:value="0.0734453360068134">
            <text:p>0.0734453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mind</text:p>
          </table:table-cell>
          <table:table-cell office:value-type="float" office:value="0.0735968620831822">
            <text:p>0.0735969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confused</text:p>
          </table:table-cell>
          <table:table-cell office:value-type="float" office:value="0.0735968620831822">
            <text:p>0.0735969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revenue</text:p>
          </table:table-cell>
          <table:table-cell office:value-type="float" office:value="0.0737429566832317">
            <text:p>0.0737430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governors</text:p>
          </table:table-cell>
          <table:table-cell office:value-type="float" office:value="0.0737429566832317">
            <text:p>0.0737430</text:p>
          </table:table-cell>
        </table:table-row>
        <table:table-row table:style-name="ro1">
          <table:table-cell office:value-type="string">
            <text:p>late</text:p>
          </table:table-cell>
          <table:table-cell office:value-type="string">
            <text:p>plus</text:p>
          </table:table-cell>
          <table:table-cell office:value-type="float" office:value="0.0737667210186805">
            <text:p>0.0737667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string">
            <text:p>late</text:p>
          </table:table-cell>
          <table:table-cell office:value-type="float" office:value="0.0737667210186805">
            <text:p>0.0737667</text:p>
          </table:table-cell>
        </table:table-row>
        <table:table-row table:style-name="ro2">
          <table:table-cell office:value-type="string">
            <text:p>poulsen</text:p>
          </table:table-cell>
          <table:table-cell office:value-type="string">
            <text:p>spread</text:p>
          </table:table-cell>
          <table:table-cell office:value-type="float" office:value="0.0737808981251309">
            <text:p>0.0737809</text:p>
          </table:table-cell>
        </table:table-row>
        <table:table-row table:style-name="ro2">
          <table:table-cell office:value-type="string">
            <text:p>spread</text:p>
          </table:table-cell>
          <table:table-cell office:value-type="string">
            <text:p>poulsen</text:p>
          </table:table-cell>
          <table:table-cell office:value-type="float" office:value="0.0737808981251309">
            <text:p>0.0737809</text:p>
          </table:table-cell>
        </table:table-row>
        <table:table-row table:style-name="ro2">
          <table:table-cell office:value-type="string">
            <text:p>clearfield</text:p>
          </table:table-cell>
          <table:table-cell office:value-type="string">
            <text:p>spread</text:p>
          </table:table-cell>
          <table:table-cell office:value-type="float" office:value="0.0737818768398254">
            <text:p>0.0737819</text:p>
          </table:table-cell>
        </table:table-row>
        <table:table-row table:style-name="ro2">
          <table:table-cell office:value-type="string">
            <text:p>spread</text:p>
          </table:table-cell>
          <table:table-cell office:value-type="string">
            <text:p>clearfield</text:p>
          </table:table-cell>
          <table:table-cell office:value-type="float" office:value="0.0737818768398254">
            <text:p>0.0737819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visiting</text:p>
          </table:table-cell>
          <table:table-cell office:value-type="float" office:value="0.0741346359581895">
            <text:p>0.0741346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site</text:p>
          </table:table-cell>
          <table:table-cell office:value-type="float" office:value="0.0741346359581895">
            <text:p>0.0741346</text:p>
          </table:table-cell>
        </table:table-row>
        <table:table-row table:style-name="ro2">
          <table:table-cell office:value-type="string">
            <text:p>charity</text:p>
          </table:table-cell>
          <table:table-cell office:value-type="string">
            <text:p>scammers</text:p>
          </table:table-cell>
          <table:table-cell office:value-type="float" office:value="0.0743263854560683">
            <text:p>0.0743264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charity</text:p>
          </table:table-cell>
          <table:table-cell office:value-type="float" office:value="0.0743263854560683">
            <text:p>0.0743264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resolution</text:p>
          </table:table-cell>
          <table:table-cell office:value-type="float" office:value="0.0743376405629884">
            <text:p>0.0743376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governors</text:p>
          </table:table-cell>
          <table:table-cell office:value-type="float" office:value="0.0743376405629884">
            <text:p>0.0743376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well</text:p>
          </table:table-cell>
          <table:table-cell office:value-type="float" office:value="0.0743919520525537">
            <text:p>0.0743920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currently</text:p>
          </table:table-cell>
          <table:table-cell office:value-type="float" office:value="0.0743919520525537">
            <text:p>0.0743920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visiting</text:p>
          </table:table-cell>
          <table:table-cell office:value-type="float" office:value="0.0743950637659634">
            <text:p>0.0743951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register</text:p>
          </table:table-cell>
          <table:table-cell office:value-type="float" office:value="0.0743950637659634">
            <text:p>0.0743951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days</text:p>
          </table:table-cell>
          <table:table-cell office:value-type="float" office:value="0.0744565411935136">
            <text:p>0.0744565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asked</text:p>
          </table:table-cell>
          <table:table-cell office:value-type="float" office:value="0.0744565411935136">
            <text:p>0.0744565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direct</text:p>
          </table:table-cell>
          <table:table-cell office:value-type="float" office:value="0.074511155141308">
            <text:p>0.0745112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checks</text:p>
          </table:table-cell>
          <table:table-cell office:value-type="float" office:value="0.074511155141308">
            <text:p>0.0745112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subscription</text:p>
          </table:table-cell>
          <table:table-cell office:value-type="float" office:value="0.074518079997851">
            <text:p>0.0745181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days</text:p>
          </table:table-cell>
          <table:table-cell office:value-type="float" office:value="0.074518079997851">
            <text:p>0.0745181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tactics</text:p>
          </table:table-cell>
          <table:table-cell office:value-type="float" office:value="0.0745604983289246">
            <text:p>0.0745605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login</text:p>
          </table:table-cell>
          <table:table-cell office:value-type="float" office:value="0.0745604983289246">
            <text:p>0.0745605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view</text:p>
          </table:table-cell>
          <table:table-cell office:value-type="float" office:value="0.0748677807027695">
            <text:p>0.0748678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every</text:p>
          </table:table-cell>
          <table:table-cell office:value-type="float" office:value="0.0748677807027695">
            <text:p>0.0748678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well</text:p>
          </table:table-cell>
          <table:table-cell office:value-type="float" office:value="0.0750882281523354">
            <text:p>0.0750882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every</text:p>
          </table:table-cell>
          <table:table-cell office:value-type="float" office:value="0.0750882281523354">
            <text:p>0.0750882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ipad</text:p>
          </table:table-cell>
          <table:table-cell office:value-type="float" office:value="0.0750999487320135">
            <text:p>0.0750999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instant</text:p>
          </table:table-cell>
          <table:table-cell office:value-type="float" office:value="0.0750999487320135">
            <text:p>0.0750999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cashing</text:p>
          </table:table-cell>
          <table:table-cell office:value-type="float" office:value="0.0751478817906375">
            <text:p>0.0751479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activity</text:p>
          </table:table-cell>
          <table:table-cell office:value-type="float" office:value="0.0751478817906375">
            <text:p>0.0751479</text:p>
          </table:table-cell>
        </table:table-row>
        <table:table-row table:style-name="ro1">
          <table:table-cell office:value-type="string">
            <text:p>incorrect</text:p>
          </table:table-cell>
          <table:table-cell office:value-type="string">
            <text:p>reporting</text:p>
          </table:table-cell>
          <table:table-cell office:value-type="float" office:value="0.0753258117747496">
            <text:p>0.0753258</text:p>
          </table:table-cell>
        </table:table-row>
        <table:table-row table:style-name="ro1">
          <table:table-cell office:value-type="string">
            <text:p>reporting</text:p>
          </table:table-cell>
          <table:table-cell office:value-type="string">
            <text:p>incorrect</text:p>
          </table:table-cell>
          <table:table-cell office:value-type="float" office:value="0.0753258117747496">
            <text:p>0.0753258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exploit</text:p>
          </table:table-cell>
          <table:table-cell office:value-type="float" office:value="0.0754266869813068">
            <text:p>0.0754267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disabled</text:p>
          </table:table-cell>
          <table:table-cell office:value-type="float" office:value="0.0754266869813068">
            <text:p>0.0754267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jobs</text:p>
          </table:table-cell>
          <table:table-cell office:value-type="float" office:value="0.0754272472110202">
            <text:p>0.0754272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apple</text:p>
          </table:table-cell>
          <table:table-cell office:value-type="float" office:value="0.0754272472110202">
            <text:p>0.0754272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regarding</text:p>
          </table:table-cell>
          <table:table-cell office:value-type="float" office:value="0.0755863823477653">
            <text:p>0.0755864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assist</text:p>
          </table:table-cell>
          <table:table-cell office:value-type="float" office:value="0.0755863823477653">
            <text:p>0.0755864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produce</text:p>
          </table:table-cell>
          <table:table-cell office:value-type="float" office:value="0.0757582966077581">
            <text:p>0.0757583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islands</text:p>
          </table:table-cell>
          <table:table-cell office:value-type="float" office:value="0.0757582966077581">
            <text:p>0.0757583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option</text:p>
          </table:table-cell>
          <table:table-cell office:value-type="float" office:value="0.0757984320395334">
            <text:p>0.0757984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drives</text:p>
          </table:table-cell>
          <table:table-cell office:value-type="float" office:value="0.0757984320395334">
            <text:p>0.0757984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preparer</text:p>
          </table:table-cell>
          <table:table-cell office:value-type="float" office:value="0.0758505953640258">
            <text:p>0.0758506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penalties</text:p>
          </table:table-cell>
          <table:table-cell office:value-type="float" office:value="0.0758505953640258">
            <text:p>0.0758506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visiting</text:p>
          </table:table-cell>
          <table:table-cell office:value-type="float" office:value="0.0759925291803677">
            <text:p>0.0759925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full</text:p>
          </table:table-cell>
          <table:table-cell office:value-type="float" office:value="0.0759925291803677">
            <text:p>0.0759925</text:p>
          </table:table-cell>
        </table:table-row>
        <table:table-row table:style-name="ro2">
          <table:table-cell office:value-type="string">
            <text:p>certified</text:p>
          </table:table-cell>
          <table:table-cell office:value-type="string">
            <text:p>morgan</text:p>
          </table:table-cell>
          <table:table-cell office:value-type="float" office:value="0.0760275750284196">
            <text:p>0.0760276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certified</text:p>
          </table:table-cell>
          <table:table-cell office:value-type="float" office:value="0.0760275750284196">
            <text:p>0.0760276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product</text:p>
          </table:table-cell>
          <table:table-cell office:value-type="float" office:value="0.0760556403609645">
            <text:p>0.0760556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itunes</text:p>
          </table:table-cell>
          <table:table-cell office:value-type="float" office:value="0.0760556403609645">
            <text:p>0.0760556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regarding</text:p>
          </table:table-cell>
          <table:table-cell office:value-type="float" office:value="0.07631059487119">
            <text:p>0.0763106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individual</text:p>
          </table:table-cell>
          <table:table-cell office:value-type="float" office:value="0.07631059487119">
            <text:p>0.0763106</text:p>
          </table:table-cell>
        </table:table-row>
        <table:table-row table:style-name="ro1">
          <table:table-cell table:style-name="ce1" office:value-type="string">
            <text:p>31</text:p>
          </table:table-cell>
          <table:table-cell office:value-type="string">
            <text:p>riverside</text:p>
          </table:table-cell>
          <table:table-cell office:value-type="float" office:value="0.0764968060915304">
            <text:p>0.0764968</text:p>
          </table:table-cell>
        </table:table-row>
        <table:table-row table:style-name="ro1">
          <table:table-cell office:value-type="string">
            <text:p>riverside</text:p>
          </table:table-cell>
          <table:table-cell table:style-name="ce1" office:value-type="string">
            <text:p>31</text:p>
          </table:table-cell>
          <table:table-cell office:value-type="float" office:value="0.0764968060915304">
            <text:p>0.0764968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expenses</text:p>
          </table:table-cell>
          <table:table-cell office:value-type="float" office:value="0.0765498654141723">
            <text:p>0.0765499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audits</text:p>
          </table:table-cell>
          <table:table-cell office:value-type="float" office:value="0.0765498654141723">
            <text:p>0.0765499</text:p>
          </table:table-cell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hollywood</text:p>
          </table:table-cell>
          <table:table-cell office:value-type="float" office:value="0.0766164444485333">
            <text:p>0.0766164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considered</text:p>
          </table:table-cell>
          <table:table-cell office:value-type="float" office:value="0.0766164444485333">
            <text:p>0.0766164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transactions</text:p>
          </table:table-cell>
          <table:table-cell office:value-type="float" office:value="0.0766744021377546">
            <text:p>0.0766744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deposit</text:p>
          </table:table-cell>
          <table:table-cell office:value-type="float" office:value="0.0766744021377546">
            <text:p>0.0766744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oil</text:p>
          </table:table-cell>
          <table:table-cell office:value-type="float" office:value="0.0768236975755169">
            <text:p>0.0768237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groups</text:p>
          </table:table-cell>
          <table:table-cell office:value-type="float" office:value="0.0768236975755169">
            <text:p>0.0768237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pounds</text:p>
          </table:table-cell>
          <table:table-cell office:value-type="float" office:value="0.0769831687460122">
            <text:p>0.0769832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movie</text:p>
          </table:table-cell>
          <table:table-cell office:value-type="float" office:value="0.0769831687460122">
            <text:p>0.0769832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fail</text:p>
          </table:table-cell>
          <table:table-cell office:value-type="float" office:value="0.0772147416408456">
            <text:p>0.0772147</text:p>
          </table:table-cell>
        </table:table-row>
        <table:table-row table:style-name="ro2">
          <table:table-cell office:value-type="string">
            <text:p>fail</text:p>
          </table:table-cell>
          <table:table-cell office:value-type="string">
            <text:p>app</text:p>
          </table:table-cell>
          <table:table-cell office:value-type="float" office:value="0.0772147416408456">
            <text:p>0.0772147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thanks</text:p>
          </table:table-cell>
          <table:table-cell office:value-type="float" office:value="0.0773885635407517">
            <text:p>0.0773886</text:p>
          </table:table-cell>
        </table:table-row>
        <table:table-row table:style-name="ro1">
          <table:table-cell office:value-type="string">
            <text:p>thanks</text:p>
          </table:table-cell>
          <table:table-cell table:style-name="ce1" office:value-type="string">
            <text:p>30</text:p>
          </table:table-cell>
          <table:table-cell office:value-type="float" office:value="0.0773885635407517">
            <text:p>0.0773886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institutions</text:p>
          </table:table-cell>
          <table:table-cell office:value-type="float" office:value="0.0774381929365793">
            <text:p>0.0774382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individuals</text:p>
          </table:table-cell>
          <table:table-cell office:value-type="float" office:value="0.0774381929365793">
            <text:p>0.0774382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represent</text:p>
          </table:table-cell>
          <table:table-cell office:value-type="float" office:value="0.077638453944934">
            <text:p>0.0776385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professional</text:p>
          </table:table-cell>
          <table:table-cell office:value-type="float" office:value="0.077638453944934">
            <text:p>0.0776385</text:p>
          </table:table-cell>
        </table:table-row>
        <table:table-row table:style-name="ro1">
          <table:table-cell office:value-type="string">
            <text:p>collected</text:p>
          </table:table-cell>
          <table:table-cell office:value-type="string">
            <text:p>detectives</text:p>
          </table:table-cell>
          <table:table-cell office:value-type="float" office:value="0.0776617691892277">
            <text:p>0.0776618</text:p>
          </table:table-cell>
        </table:table-row>
        <table:table-row table:style-name="ro1">
          <table:table-cell office:value-type="string">
            <text:p>detectives</text:p>
          </table:table-cell>
          <table:table-cell office:value-type="string">
            <text:p>collected</text:p>
          </table:table-cell>
          <table:table-cell office:value-type="float" office:value="0.0776617691892277">
            <text:p>0.0776618</text:p>
          </table:table-cell>
        </table:table-row>
        <table:table-row table:style-name="ro1">
          <table:table-cell office:value-type="string">
            <text:p>manager</text:p>
          </table:table-cell>
          <table:table-cell office:value-type="string">
            <text:p>relating</text:p>
          </table:table-cell>
          <table:table-cell office:value-type="float" office:value="0.0776639655405123">
            <text:p>0.0776640</text:p>
          </table:table-cell>
        </table:table-row>
        <table:table-row table:style-name="ro1">
          <table:table-cell office:value-type="string">
            <text:p>relating</text:p>
          </table:table-cell>
          <table:table-cell office:value-type="string">
            <text:p>manager</text:p>
          </table:table-cell>
          <table:table-cell office:value-type="float" office:value="0.0776639655405123">
            <text:p>0.0776640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transactions</text:p>
          </table:table-cell>
          <table:table-cell office:value-type="float" office:value="0.0776771724541927">
            <text:p>0.0776772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institution</text:p>
          </table:table-cell>
          <table:table-cell office:value-type="float" office:value="0.0776771724541927">
            <text:p>0.0776772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veterans</text:p>
          </table:table-cell>
          <table:table-cell office:value-type="float" office:value="0.077783208797797">
            <text:p>0.0777832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exploit</text:p>
          </table:table-cell>
          <table:table-cell office:value-type="float" office:value="0.077783208797797">
            <text:p>0.0777832</text:p>
          </table:table-cell>
        </table:table-row>
        <table:table-row table:style-name="ro2">
          <table:table-cell office:value-type="string">
            <text:p>deceased</text:p>
          </table:table-cell>
          <table:table-cell office:value-type="string">
            <text:p>ferrer</text:p>
          </table:table-cell>
          <table:table-cell office:value-type="float" office:value="0.077820770749898">
            <text:p>0.0778208</text:p>
          </table:table-cell>
        </table:table-row>
        <table:table-row table:style-name="ro2">
          <table:table-cell office:value-type="string">
            <text:p>ferrer</text:p>
          </table:table-cell>
          <table:table-cell office:value-type="string">
            <text:p>deceased</text:p>
          </table:table-cell>
          <table:table-cell office:value-type="float" office:value="0.077820770749898">
            <text:p>0.0778208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my</text:p>
          </table:table-cell>
          <table:table-cell office:value-type="float" office:value="0.0779321132519432">
            <text:p>0.0779321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ind</text:p>
          </table:table-cell>
          <table:table-cell office:value-type="float" office:value="0.0779321132519432">
            <text:p>0.0779321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thanks</text:p>
          </table:table-cell>
          <table:table-cell office:value-type="float" office:value="0.0779480693110397">
            <text:p>0.0779481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register</text:p>
          </table:table-cell>
          <table:table-cell office:value-type="float" office:value="0.0779480693110397">
            <text:p>0.0779481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well</text:p>
          </table:table-cell>
          <table:table-cell office:value-type="float" office:value="0.0781356735096197">
            <text:p>0.0781357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thank</text:p>
          </table:table-cell>
          <table:table-cell office:value-type="float" office:value="0.0781356735096197">
            <text:p>0.0781357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drives</text:p>
          </table:table-cell>
          <table:table-cell office:value-type="float" office:value="0.0781879239264416">
            <text:p>0.0781879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deleted</text:p>
          </table:table-cell>
          <table:table-cell office:value-type="float" office:value="0.0781879239264416">
            <text:p>0.0781879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virginia</text:p>
          </table:table-cell>
          <table:table-cell office:value-type="float" office:value="0.0782370449765634">
            <text:p>0.0782370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durham</text:p>
          </table:table-cell>
          <table:table-cell office:value-type="float" office:value="0.0782370449765634">
            <text:p>0.0782370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recognize</text:p>
          </table:table-cell>
          <table:table-cell office:value-type="float" office:value="0.0783368947790002">
            <text:p>0.0783369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item</text:p>
          </table:table-cell>
          <table:table-cell office:value-type="float" office:value="0.0783368947790002">
            <text:p>0.0783369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wipe</text:p>
          </table:table-cell>
          <table:table-cell office:value-type="float" office:value="0.0784798667871921">
            <text:p>0.078479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oil</text:p>
          </table:table-cell>
          <table:table-cell office:value-type="float" office:value="0.0784798667871921">
            <text:p>0.0784799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food</text:p>
          </table:table-cell>
          <table:table-cell office:value-type="float" office:value="0.0787219753779638">
            <text:p>0.0787220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charity</text:p>
          </table:table-cell>
          <table:table-cell office:value-type="float" office:value="0.0787219753779638">
            <text:p>0.0787220</text:p>
          </table:table-cell>
        </table:table-row>
        <table:table-row table:style-name="ro1">
          <table:table-cell office:value-type="string">
            <text:p>manager</text:p>
          </table:table-cell>
          <table:table-cell office:value-type="string">
            <text:p>silver</text:p>
          </table:table-cell>
          <table:table-cell office:value-type="float" office:value="0.0788473731356338">
            <text:p>0.0788474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manager</text:p>
          </table:table-cell>
          <table:table-cell office:value-type="float" office:value="0.0788473731356338">
            <text:p>0.0788474</text:p>
          </table:table-cell>
        </table:table-row>
        <table:table-row table:style-name="ro1">
          <table:table-cell office:value-type="string">
            <text:p>jury</text:p>
          </table:table-cell>
          <table:table-cell office:value-type="string">
            <text:p>summit</text:p>
          </table:table-cell>
          <table:table-cell office:value-type="float" office:value="0.0790040657802061">
            <text:p>0.0790041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jury</text:p>
          </table:table-cell>
          <table:table-cell office:value-type="float" office:value="0.0790040657802061">
            <text:p>0.0790041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favorite</text:p>
          </table:table-cell>
          <table:table-cell office:value-type="float" office:value="0.0790147829798091">
            <text:p>0.0790148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browser</text:p>
          </table:table-cell>
          <table:table-cell office:value-type="float" office:value="0.0790147829798091">
            <text:p>0.0790148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variation</text:p>
          </table:table-cell>
          <table:table-cell office:value-type="float" office:value="0.0791137312305552">
            <text:p>0.0791137</text:p>
          </table:table-cell>
        </table:table-row>
        <table:table-row table:style-name="ro2">
          <table:table-cell office:value-type="string">
            <text:p>hacker</text:p>
          </table:table-cell>
          <table:table-cell office:value-type="string">
            <text:p>passphrase</text:p>
          </table:table-cell>
          <table:table-cell office:value-type="float" office:value="0.0791137312305552">
            <text:p>0.0791137</text:p>
          </table:table-cell>
        </table:table-row>
        <table:table-row table:style-name="ro2">
          <table:table-cell office:value-type="string">
            <text:p>hacker</text:p>
          </table:table-cell>
          <table:table-cell office:value-type="string">
            <text:p>username</text:p>
          </table:table-cell>
          <table:table-cell office:value-type="float" office:value="0.0791137312305552">
            <text:p>0.0791137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hacker</text:p>
          </table:table-cell>
          <table:table-cell office:value-type="float" office:value="0.0791137312305552">
            <text:p>0.0791137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hacker</text:p>
          </table:table-cell>
          <table:table-cell office:value-type="float" office:value="0.0791137312305552">
            <text:p>0.0791137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hacker</text:p>
          </table:table-cell>
          <table:table-cell office:value-type="float" office:value="0.0791137312305552">
            <text:p>0.0791137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reset</text:p>
          </table:table-cell>
          <table:table-cell office:value-type="float" office:value="0.0792358319568534">
            <text:p>0.0792358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remove</text:p>
          </table:table-cell>
          <table:table-cell office:value-type="float" office:value="0.0792358319568534">
            <text:p>0.0792358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weight</text:p>
          </table:table-cell>
          <table:table-cell office:value-type="float" office:value="0.0793308183590347">
            <text:p>0.0793308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aggressive</text:p>
          </table:table-cell>
          <table:table-cell office:value-type="float" office:value="0.0793308183590347">
            <text:p>0.0793308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aggressive</text:p>
          </table:table-cell>
          <table:table-cell office:value-type="float" office:value="0.079331074816861">
            <text:p>0.0793311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actress</text:p>
          </table:table-cell>
          <table:table-cell office:value-type="float" office:value="0.079331074816861">
            <text:p>0.0793311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obese</text:p>
          </table:table-cell>
          <table:table-cell office:value-type="float" office:value="0.0793313309542448">
            <text:p>0.0793313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film</text:p>
          </table:table-cell>
          <table:table-cell office:value-type="float" office:value="0.0793313309542448">
            <text:p>0.0793313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aggressive</text:p>
          </table:table-cell>
          <table:table-cell office:value-type="float" office:value="0.0793313309542448">
            <text:p>0.0793313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aggressive</text:p>
          </table:table-cell>
          <table:table-cell office:value-type="float" office:value="0.0793313309542448">
            <text:p>0.079331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multiple</text:p>
          </table:table-cell>
          <table:table-cell office:value-type="float" office:value="0.0794501327791901">
            <text:p>0.0794501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cashing</text:p>
          </table:table-cell>
          <table:table-cell office:value-type="float" office:value="0.0794501327791901">
            <text:p>0.0794501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subscribe</text:p>
          </table:table-cell>
          <table:table-cell office:value-type="float" office:value="0.0794704871823559">
            <text:p>0.0794705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days</text:p>
          </table:table-cell>
          <table:table-cell office:value-type="float" office:value="0.0794704871823559">
            <text:p>0.0794705</text:p>
          </table:table-cell>
        </table:table-row>
        <table:table-row table:style-name="ro1">
          <table:table-cell office:value-type="string">
            <text:p>ongoing</text:p>
          </table:table-cell>
          <table:table-cell office:value-type="string">
            <text:p>relating</text:p>
          </table:table-cell>
          <table:table-cell office:value-type="float" office:value="0.0795870461705628">
            <text:p>0.0795870</text:p>
          </table:table-cell>
        </table:table-row>
        <table:table-row table:style-name="ro1">
          <table:table-cell office:value-type="string">
            <text:p>relating</text:p>
          </table:table-cell>
          <table:table-cell office:value-type="string">
            <text:p>ongoing</text:p>
          </table:table-cell>
          <table:table-cell office:value-type="float" office:value="0.0795870461705628">
            <text:p>0.0795870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thanks</text:p>
          </table:table-cell>
          <table:table-cell office:value-type="float" office:value="0.0796238468594697">
            <text:p>0.0796238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full</text:p>
          </table:table-cell>
          <table:table-cell office:value-type="float" office:value="0.0796238468594697">
            <text:p>0.0796238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multiple</text:p>
          </table:table-cell>
          <table:table-cell office:value-type="float" office:value="0.0796835174558962">
            <text:p>0.0796835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activity</text:p>
          </table:table-cell>
          <table:table-cell office:value-type="float" office:value="0.0796835174558962">
            <text:p>0.0796835</text:p>
          </table:table-cell>
        </table:table-row>
        <table:table-row table:style-name="ro1">
          <table:table-cell office:value-type="string">
            <text:p>dealing</text:p>
          </table:table-cell>
          <table:table-cell office:value-type="string">
            <text:p>palm</text:p>
          </table:table-cell>
          <table:table-cell office:value-type="float" office:value="0.0797960385606923">
            <text:p>0.0797960</text:p>
          </table:table-cell>
        </table:table-row>
        <table:table-row table:style-name="ro1">
          <table:table-cell office:value-type="string">
            <text:p>palm</text:p>
          </table:table-cell>
          <table:table-cell office:value-type="string">
            <text:p>dealing</text:p>
          </table:table-cell>
          <table:table-cell office:value-type="float" office:value="0.0797960385606923">
            <text:p>0.0797960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organizations</text:p>
          </table:table-cell>
          <table:table-cell office:value-type="float" office:value="0.0798600711295278">
            <text:p>0.0798601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medical</text:p>
          </table:table-cell>
          <table:table-cell office:value-type="float" office:value="0.0798600711295278">
            <text:p>0.0798601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spokesperson</text:p>
          </table:table-cell>
          <table:table-cell office:value-type="float" office:value="0.0799321077296895">
            <text:p>0.0799321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individual</text:p>
          </table:table-cell>
          <table:table-cell office:value-type="float" office:value="0.0799321077296895">
            <text:p>0.0799321</text:p>
          </table:table-cell>
        </table:table-row>
        <table:table-row table:style-name="ro2">
          <table:table-cell office:value-type="string">
            <text:p>faces</text:p>
          </table:table-cell>
          <table:table-cell office:value-type="string">
            <text:p>rome</text:p>
          </table:table-cell>
          <table:table-cell office:value-type="float" office:value="0.0800049011866261">
            <text:p>0.0800049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faces</text:p>
          </table:table-cell>
          <table:table-cell office:value-type="float" office:value="0.0800049011866261">
            <text:p>0.0800049</text:p>
          </table:table-cell>
        </table:table-row>
        <table:table-row table:style-name="ro2">
          <table:table-cell office:value-type="string">
            <text:p>felony</text:p>
          </table:table-cell>
          <table:table-cell office:value-type="string">
            <text:p>rome</text:p>
          </table:table-cell>
          <table:table-cell office:value-type="float" office:value="0.080044756534031">
            <text:p>0.0800448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felony</text:p>
          </table:table-cell>
          <table:table-cell office:value-type="float" office:value="0.080044756534031">
            <text:p>0.0800448</text:p>
          </table:table-cell>
        </table:table-row>
        <table:table-row table:style-name="ro2">
          <table:table-cell office:value-type="string">
            <text:p>browser</text:p>
          </table:table-cell>
          <table:table-cell office:value-type="string">
            <text:p>smartphone</text:p>
          </table:table-cell>
          <table:table-cell office:value-type="float" office:value="0.0801658427079182">
            <text:p>0.0801658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browser</text:p>
          </table:table-cell>
          <table:table-cell office:value-type="float" office:value="0.0801658427079182">
            <text:p>0.0801658</text:p>
          </table:table-cell>
        </table:table-row>
        <table:table-row table:style-name="ro2">
          <table:table-cell office:value-type="string">
            <text:p>senior</text:p>
          </table:table-cell>
          <table:table-cell office:value-type="string">
            <text:p>sunday</text:p>
          </table:table-cell>
          <table:table-cell office:value-type="float" office:value="0.0801745472892047">
            <text:p>0.0801745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senior</text:p>
          </table:table-cell>
          <table:table-cell office:value-type="float" office:value="0.0801745472892047">
            <text:p>0.0801745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freezes</text:p>
          </table:table-cell>
          <table:table-cell office:value-type="float" office:value="0.0801934998943596">
            <text:p>0.0801935</text:p>
          </table:table-cell>
        </table:table-row>
        <table:table-row table:style-name="ro2">
          <table:table-cell office:value-type="string">
            <text:p>freezes</text:p>
          </table:table-cell>
          <table:table-cell office:value-type="string">
            <text:p>cerda</text:p>
          </table:table-cell>
          <table:table-cell office:value-type="float" office:value="0.0801934998943596">
            <text:p>0.0801935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process</text:p>
          </table:table-cell>
          <table:table-cell office:value-type="float" office:value="0.0802649463539117">
            <text:p>0.0802649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apple</text:p>
          </table:table-cell>
          <table:table-cell office:value-type="float" office:value="0.0802649463539117">
            <text:p>0.0802649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village</text:p>
          </table:table-cell>
          <table:table-cell office:value-type="float" office:value="0.0803603365144789">
            <text:p>0.0803603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town</text:p>
          </table:table-cell>
          <table:table-cell office:value-type="float" office:value="0.0803603365144789">
            <text:p>0.0803603</text:p>
          </table:table-cell>
        </table:table-row>
        <table:table-row table:style-name="ro2">
          <table:table-cell office:value-type="string">
            <text:p>governors</text:p>
          </table:table-cell>
          <table:table-cell office:value-type="string">
            <text:p>jackson</text:p>
          </table:table-cell>
          <table:table-cell office:value-type="float" office:value="0.0804096663294079">
            <text:p>0.0804097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governors</text:p>
          </table:table-cell>
          <table:table-cell office:value-type="float" office:value="0.0804096663294079">
            <text:p>0.0804097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phones</text:p>
          </table:table-cell>
          <table:table-cell office:value-type="float" office:value="0.0806067368322384">
            <text:p>0.0806067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browser</text:p>
          </table:table-cell>
          <table:table-cell office:value-type="float" office:value="0.0806067368322384">
            <text:p>0.0806067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journal</text:p>
          </table:table-cell>
          <table:table-cell office:value-type="float" office:value="0.0806078967528403">
            <text:p>0.0806079</text:p>
          </table:table-cell>
        </table:table-row>
        <table:table-row table:style-name="ro2">
          <table:table-cell office:value-type="string">
            <text:p>journal</text:p>
          </table:table-cell>
          <table:table-cell office:value-type="string">
            <text:p>beasley</text:p>
          </table:table-cell>
          <table:table-cell office:value-type="float" office:value="0.0806078967528403">
            <text:p>0.0806079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every</text:p>
          </table:table-cell>
          <table:table-cell office:value-type="float" office:value="0.0807603775166115">
            <text:p>0.0807604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asked</text:p>
          </table:table-cell>
          <table:table-cell office:value-type="float" office:value="0.0807603775166115">
            <text:p>0.0807604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ind</text:p>
          </table:table-cell>
          <table:table-cell office:value-type="float" office:value="0.0807693383909219">
            <text:p>0.0807693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me</text:p>
          </table:table-cell>
          <table:table-cell office:value-type="float" office:value="0.0807693383909219">
            <text:p>0.0807693</text:p>
          </table:table-cell>
        </table:table-row>
        <table:table-row table:style-name="ro2">
          <table:table-cell office:value-type="string">
            <text:p>assigned</text:p>
          </table:table-cell>
          <table:table-cell office:value-type="string">
            <text:p>mccoy</text:p>
          </table:table-cell>
          <table:table-cell office:value-type="float" office:value="0.0811098698015141">
            <text:p>0.0811099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assigned</text:p>
          </table:table-cell>
          <table:table-cell office:value-type="float" office:value="0.0811098698015141">
            <text:p>0.0811099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plus</text:p>
          </table:table-cell>
          <table:table-cell office:value-type="float" office:value="0.0811374408781908">
            <text:p>0.0811374</text:p>
          </table:table-cell>
        </table:table-row>
        <table:table-row table:style-name="ro2">
          <table:table-cell office:value-type="string">
            <text:p>plus</text:p>
          </table:table-cell>
          <table:table-cell office:value-type="string">
            <text:p>kevin</text:p>
          </table:table-cell>
          <table:table-cell office:value-type="float" office:value="0.0811374408781908">
            <text:p>0.0811374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movie</text:p>
          </table:table-cell>
          <table:table-cell office:value-type="float" office:value="0.0811462372244819">
            <text:p>0.0811462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guess</text:p>
          </table:table-cell>
          <table:table-cell office:value-type="float" office:value="0.0811462372244819">
            <text:p>0.0811462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thank</text:p>
          </table:table-cell>
          <table:table-cell office:value-type="float" office:value="0.081296294509029">
            <text:p>0.081296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days</text:p>
          </table:table-cell>
          <table:table-cell office:value-type="float" office:value="0.081296294509029">
            <text:p>0.0812963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south</text:p>
          </table:table-cell>
          <table:table-cell office:value-type="float" office:value="0.0813008755306867">
            <text:p>0.0813009</text:p>
          </table:table-cell>
        </table:table-row>
        <table:table-row table:style-name="ro2">
          <table:table-cell office:value-type="string">
            <text:p>south</text:p>
          </table:table-cell>
          <table:table-cell office:value-type="string">
            <text:p>carolina</text:p>
          </table:table-cell>
          <table:table-cell office:value-type="float" office:value="0.0813008755306867">
            <text:p>0.0813009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professional</text:p>
          </table:table-cell>
          <table:table-cell office:value-type="float" office:value="0.0813801797000432">
            <text:p>0.0813802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audits</text:p>
          </table:table-cell>
          <table:table-cell office:value-type="float" office:value="0.0813801797000432">
            <text:p>0.0813802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subscription</text:p>
          </table:table-cell>
          <table:table-cell office:value-type="float" office:value="0.0814953168572548">
            <text:p>0.0814953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every</text:p>
          </table:table-cell>
          <table:table-cell office:value-type="float" office:value="0.0814953168572548">
            <text:p>0.0814953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visiting</text:p>
          </table:table-cell>
          <table:table-cell office:value-type="float" office:value="0.0815224040395699">
            <text:p>0.0815224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purchase</text:p>
          </table:table-cell>
          <table:table-cell office:value-type="float" office:value="0.0815224040395699">
            <text:p>0.0815224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individuals</text:p>
          </table:table-cell>
          <table:table-cell office:value-type="float" office:value="0.0815522096395337">
            <text:p>0.081552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checks</text:p>
          </table:table-cell>
          <table:table-cell office:value-type="float" office:value="0.0815522096395337">
            <text:p>0.0815522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revenue</text:p>
          </table:table-cell>
          <table:table-cell office:value-type="float" office:value="0.0815574279374028">
            <text:p>0.0815574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assist</text:p>
          </table:table-cell>
          <table:table-cell office:value-type="float" office:value="0.0815574279374028">
            <text:p>0.0815574</text:p>
          </table:table-cell>
        </table:table-row>
        <table:table-row table:style-name="ro2">
          <table:table-cell office:value-type="string">
            <text:p>fail</text:p>
          </table:table-cell>
          <table:table-cell office:value-type="string">
            <text:p>smartphone</text:p>
          </table:table-cell>
          <table:table-cell office:value-type="float" office:value="0.0815604686754298">
            <text:p>0.0815605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fail</text:p>
          </table:table-cell>
          <table:table-cell office:value-type="float" office:value="0.0815604686754298">
            <text:p>0.0815605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printer</text:p>
          </table:table-cell>
          <table:table-cell office:value-type="float" office:value="0.0815813312163271">
            <text:p>0.081581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hard</text:p>
          </table:table-cell>
          <table:table-cell office:value-type="float" office:value="0.0815813312163271">
            <text:p>0.0815813</text:p>
          </table:table-cell>
        </table:table-row>
        <table:table-row table:style-name="ro2">
          <table:table-cell office:value-type="string">
            <text:p>exploit</text:p>
          </table:table-cell>
          <table:table-cell office:value-type="string">
            <text:p>scammers</text:p>
          </table:table-cell>
          <table:table-cell office:value-type="float" office:value="0.0816608028960036">
            <text:p>0.081660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exploit</text:p>
          </table:table-cell>
          <table:table-cell office:value-type="float" office:value="0.0816608028960036">
            <text:p>0.0816608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settings</text:p>
          </table:table-cell>
          <table:table-cell office:value-type="float" office:value="0.0819561929436178">
            <text:p>0.0819562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printers</text:p>
          </table:table-cell>
          <table:table-cell office:value-type="float" office:value="0.0819561929436178">
            <text:p>0.0819562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settings</text:p>
          </table:table-cell>
          <table:table-cell office:value-type="float" office:value="0.0819562173397479">
            <text:p>0.0819562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console</text:p>
          </table:table-cell>
          <table:table-cell office:value-type="float" office:value="0.0819562173397479">
            <text:p>0.0819562</text:p>
          </table:table-cell>
        </table:table-row>
        <table:table-row table:style-name="ro2">
          <table:table-cell office:value-type="string">
            <text:p>settings</text:p>
          </table:table-cell>
          <table:table-cell office:value-type="string">
            <text:p>wii</text:p>
          </table:table-cell>
          <table:table-cell office:value-type="float" office:value="0.0819562173397479">
            <text:p>0.081956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settings</text:p>
          </table:table-cell>
          <table:table-cell office:value-type="float" office:value="0.0819562173397479">
            <text:p>0.0819562</text:p>
          </table:table-cell>
        </table:table-row>
        <table:table-row table:style-name="ro2">
          <table:table-cell office:value-type="string">
            <text:p>atlanta</text:p>
          </table:table-cell>
          <table:table-cell office:value-type="string">
            <text:p>sonnier</text:p>
          </table:table-cell>
          <table:table-cell office:value-type="float" office:value="0.082037913382899">
            <text:p>0.0820379</text:p>
          </table:table-cell>
        </table:table-row>
        <table:table-row table:style-name="ro2">
          <table:table-cell office:value-type="string">
            <text:p>sonnier</text:p>
          </table:table-cell>
          <table:table-cell office:value-type="string">
            <text:p>atlanta</text:p>
          </table:table-cell>
          <table:table-cell office:value-type="float" office:value="0.082037913382899">
            <text:p>0.0820379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united</text:p>
          </table:table-cell>
          <table:table-cell office:value-type="float" office:value="0.0820750484513242">
            <text:p>0.0820750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code</text:p>
          </table:table-cell>
          <table:table-cell office:value-type="float" office:value="0.0820750484513242">
            <text:p>0.0820750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every</text:p>
          </table:table-cell>
          <table:table-cell office:value-type="float" office:value="0.0821618662909067">
            <text:p>0.0821619</text:p>
          </table:table-cell>
        </table:table-row>
        <table:table-row table:style-name="ro1">
          <table:table-cell office:value-type="string">
            <text:p>every</text:p>
          </table:table-cell>
          <table:table-cell table:style-name="ce1" office:value-type="string">
            <text:p>30</text:p>
          </table:table-cell>
          <table:table-cell office:value-type="float" office:value="0.0821618662909067">
            <text:p>0.0821619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resolution</text:p>
          </table:table-cell>
          <table:table-cell office:value-type="float" office:value="0.0822992351982177">
            <text:p>0.0822992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assist</text:p>
          </table:table-cell>
          <table:table-cell office:value-type="float" office:value="0.0822992351982177">
            <text:p>0.0822992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well</text:p>
          </table:table-cell>
          <table:table-cell office:value-type="float" office:value="0.0824849239287506">
            <text:p>0.0824849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asked</text:p>
          </table:table-cell>
          <table:table-cell office:value-type="float" office:value="0.0824849239287506">
            <text:p>0.0824849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title</text:p>
          </table:table-cell>
          <table:table-cell office:value-type="float" office:value="0.0826878125826027">
            <text:p>0.0826878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approximately</text:p>
          </table:table-cell>
          <table:table-cell office:value-type="float" office:value="0.0826878125826027">
            <text:p>0.082687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well</text:p>
          </table:table-cell>
          <table:table-cell office:value-type="float" office:value="0.0826890253628778">
            <text:p>0.0826890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register</text:p>
          </table:table-cell>
          <table:table-cell office:value-type="float" office:value="0.0826890253628778">
            <text:p>0.0826890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emove</text:p>
          </table:table-cell>
          <table:table-cell office:value-type="float" office:value="0.0826991744961072">
            <text:p>0.0826992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deleted</text:p>
          </table:table-cell>
          <table:table-cell office:value-type="float" office:value="0.0826991744961072">
            <text:p>0.0826992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resolution</text:p>
          </table:table-cell>
          <table:table-cell office:value-type="float" office:value="0.0828537844603955">
            <text:p>0.0828538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individual</text:p>
          </table:table-cell>
          <table:table-cell office:value-type="float" office:value="0.0828537844603955">
            <text:p>0.0828538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reporting</text:p>
          </table:table-cell>
          <table:table-cell office:value-type="float" office:value="0.0831039343705713">
            <text:p>0.0831039</text:p>
          </table:table-cell>
        </table:table-row>
        <table:table-row table:style-name="ro1">
          <table:table-cell office:value-type="string">
            <text:p>reporting</text:p>
          </table:table-cell>
          <table:table-cell office:value-type="string">
            <text:p>loans</text:p>
          </table:table-cell>
          <table:table-cell office:value-type="float" office:value="0.0831039343705713">
            <text:p>0.0831039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direct</text:p>
          </table:table-cell>
          <table:table-cell office:value-type="float" office:value="0.083235341878138">
            <text:p>0.0832353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cashing</text:p>
          </table:table-cell>
          <table:table-cell office:value-type="float" office:value="0.083235341878138">
            <text:p>0.0832353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virginia</text:p>
          </table:table-cell>
          <table:table-cell office:value-type="float" office:value="0.0832929543406004">
            <text:p>0.0832930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johnson</text:p>
          </table:table-cell>
          <table:table-cell office:value-type="float" office:value="0.0832929543406004">
            <text:p>0.0832930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instant</text:p>
          </table:table-cell>
          <table:table-cell office:value-type="float" office:value="0.0833846208723623">
            <text:p>0.0833846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apple</text:p>
          </table:table-cell>
          <table:table-cell office:value-type="float" office:value="0.0833846208723623">
            <text:p>0.0833846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eset</text:p>
          </table:table-cell>
          <table:table-cell office:value-type="float" office:value="0.0834528576155447">
            <text:p>0.0834529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printer</text:p>
          </table:table-cell>
          <table:table-cell office:value-type="float" office:value="0.0834528576155447">
            <text:p>0.0834529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treasury</text:p>
          </table:table-cell>
          <table:table-cell office:value-type="float" office:value="0.0835324826403695">
            <text:p>0.0835325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transactions</text:p>
          </table:table-cell>
          <table:table-cell office:value-type="float" office:value="0.0835324826403695">
            <text:p>0.0835325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senior</text:p>
          </table:table-cell>
          <table:table-cell office:value-type="float" office:value="0.0836204649588317">
            <text:p>0.0836205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played</text:p>
          </table:table-cell>
          <table:table-cell office:value-type="float" office:value="0.0836204649588317">
            <text:p>0.0836205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subcommittee</text:p>
          </table:table-cell>
          <table:table-cell office:value-type="float" office:value="0.0836931749308133">
            <text:p>0.0836932</text:p>
          </table:table-cell>
        </table:table-row>
        <table:table-row table:style-name="ro2">
          <table:table-cell office:value-type="string">
            <text:p>subcommittee</text:p>
          </table:table-cell>
          <table:table-cell office:value-type="string">
            <text:p>cerda</text:p>
          </table:table-cell>
          <table:table-cell office:value-type="float" office:value="0.0836931749308133">
            <text:p>0.0836932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settings</text:p>
          </table:table-cell>
          <table:table-cell office:value-type="float" office:value="0.0836932760500178">
            <text:p>0.0836933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erase</text:p>
          </table:table-cell>
          <table:table-cell office:value-type="float" office:value="0.0836932760500178">
            <text:p>0.0836933</text:p>
          </table:table-cell>
        </table:table-row>
        <table:table-row table:style-name="ro2">
          <table:table-cell office:value-type="string">
            <text:p>chicago</text:p>
          </table:table-cell>
          <table:table-cell office:value-type="string">
            <text:p>francisco</text:p>
          </table:table-cell>
          <table:table-cell office:value-type="float" office:value="0.0838702440806369">
            <text:p>0.0838702</text:p>
          </table:table-cell>
        </table:table-row>
        <table:table-row table:style-name="ro2">
          <table:table-cell office:value-type="string">
            <text:p>francisco</text:p>
          </table:table-cell>
          <table:table-cell office:value-type="string">
            <text:p>chicago</text:p>
          </table:table-cell>
          <table:table-cell office:value-type="float" office:value="0.0838702440806369">
            <text:p>0.0838702</text:p>
          </table:table-cell>
        </table:table-row>
        <table:table-row table:style-name="ro2">
          <table:table-cell office:value-type="string">
            <text:p>francisco</text:p>
          </table:table-cell>
          <table:table-cell office:value-type="string">
            <text:p>highrisk</text:p>
          </table:table-cell>
          <table:table-cell office:value-type="float" office:value="0.0838702440806372">
            <text:p>0.0838702</text:p>
          </table:table-cell>
        </table:table-row>
        <table:table-row table:style-name="ro2">
          <table:table-cell office:value-type="string">
            <text:p>highrisk</text:p>
          </table:table-cell>
          <table:table-cell office:value-type="string">
            <text:p>francisco</text:p>
          </table:table-cell>
          <table:table-cell office:value-type="float" office:value="0.0838702440806372">
            <text:p>0.0838702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scams</text:p>
          </table:table-cell>
          <table:table-cell office:value-type="float" office:value="0.0840286495669991">
            <text:p>0.0840286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prize</text:p>
          </table:table-cell>
          <table:table-cell office:value-type="float" office:value="0.0840286495669991">
            <text:p>0.0840286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wipe</text:p>
          </table:table-cell>
          <table:table-cell office:value-type="float" office:value="0.0842071089879001">
            <text:p>0.0842071</text:p>
          </table:table-cell>
        </table:table-row>
        <table:table-row table:style-name="ro1">
          <table:table-cell office:value-type="string">
            <text:p>wipe</text:p>
          </table:table-cell>
          <table:table-cell office:value-type="string">
            <text:p>delete</text:p>
          </table:table-cell>
          <table:table-cell office:value-type="float" office:value="0.0842071089879001">
            <text:p>0.0842071</text:p>
          </table:table-cell>
        </table:table-row>
        <table:table-row table:style-name="ro2">
          <table:table-cell office:value-type="string">
            <text:p>contest</text:p>
          </table:table-cell>
          <table:table-cell office:value-type="string">
            <text:p>witham</text:p>
          </table:table-cell>
          <table:table-cell office:value-type="float" office:value="0.0843290235510646">
            <text:p>0.0843290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contest</text:p>
          </table:table-cell>
          <table:table-cell office:value-type="float" office:value="0.0843290235510646">
            <text:p>0.0843290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contest</text:p>
          </table:table-cell>
          <table:table-cell office:value-type="float" office:value="0.0843298571041">
            <text:p>0.0843299</text:p>
          </table:table-cell>
        </table:table-row>
        <table:table-row table:style-name="ro2">
          <table:table-cell office:value-type="string">
            <text:p>contest</text:p>
          </table:table-cell>
          <table:table-cell office:value-type="string">
            <text:p>bustos</text:p>
          </table:table-cell>
          <table:table-cell office:value-type="float" office:value="0.0843298571041">
            <text:p>0.0843299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food</text:p>
          </table:table-cell>
          <table:table-cell office:value-type="float" office:value="0.0844324923260943">
            <text:p>0.0844325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exploit</text:p>
          </table:table-cell>
          <table:table-cell office:value-type="float" office:value="0.0844324923260943">
            <text:p>0.0844325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days</text:p>
          </table:table-cell>
          <table:table-cell office:value-type="float" office:value="0.0844563712161469">
            <text:p>0.0844564</text:p>
          </table:table-cell>
        </table:table-row>
        <table:table-row table:style-name="ro1">
          <table:table-cell office:value-type="string">
            <text:p>days</text:p>
          </table:table-cell>
          <table:table-cell table:style-name="ce1" office:value-type="string">
            <text:p>30</text:p>
          </table:table-cell>
          <table:table-cell office:value-type="float" office:value="0.0844563712161469">
            <text:p>0.0844564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fail</text:p>
          </table:table-cell>
          <table:table-cell office:value-type="float" office:value="0.0846006554150112">
            <text:p>0.0846007</text:p>
          </table:table-cell>
        </table:table-row>
        <table:table-row table:style-name="ro2">
          <table:table-cell office:value-type="string">
            <text:p>fail</text:p>
          </table:table-cell>
          <table:table-cell office:value-type="string">
            <text:p>apps</text:p>
          </table:table-cell>
          <table:table-cell office:value-type="float" office:value="0.0846006554150112">
            <text:p>0.0846007</text:p>
          </table:table-cell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melissa</text:p>
          </table:table-cell>
          <table:table-cell office:value-type="float" office:value="0.0846293731306682">
            <text:p>0.0846294</text:p>
          </table:table-cell>
        </table:table-row>
        <table:table-row table:style-name="ro2">
          <table:table-cell office:value-type="string">
            <text:p>considered</text:p>
          </table:table-cell>
          <table:table-cell office:value-type="string">
            <text:p>mccarthy</text:p>
          </table:table-cell>
          <table:table-cell office:value-type="float" office:value="0.0846293731306682">
            <text:p>0.0846294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considered</text:p>
          </table:table-cell>
          <table:table-cell office:value-type="float" office:value="0.0846293731306682">
            <text:p>0.0846294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considered</text:p>
          </table:table-cell>
          <table:table-cell office:value-type="float" office:value="0.0846293731306682">
            <text:p>0.0846294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direct</text:p>
          </table:table-cell>
          <table:table-cell office:value-type="float" office:value="0.0847401378706487">
            <text:p>0.0847401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activity</text:p>
          </table:table-cell>
          <table:table-cell office:value-type="float" office:value="0.0847401378706487">
            <text:p>0.0847401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well</text:p>
          </table:table-cell>
          <table:table-cell office:value-type="float" office:value="0.0847563145151145">
            <text:p>0.0847563</text:p>
          </table:table-cell>
        </table:table-row>
        <table:table-row table:style-name="ro1">
          <table:table-cell office:value-type="string">
            <text:p>well</text:p>
          </table:table-cell>
          <table:table-cell table:style-name="ce1" office:value-type="string">
            <text:p>30</text:p>
          </table:table-cell>
          <table:table-cell office:value-type="float" office:value="0.0847563145151145">
            <text:p>0.0847563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reset</text:p>
          </table:table-cell>
          <table:table-cell office:value-type="float" office:value="0.0849373509775626">
            <text:p>0.0849374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hard</text:p>
          </table:table-cell>
          <table:table-cell office:value-type="float" office:value="0.0849373509775626">
            <text:p>0.0849374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want</text:p>
          </table:table-cell>
          <table:table-cell office:value-type="float" office:value="0.0849861505520686">
            <text:p>0.0849862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want</text:p>
          </table:table-cell>
          <table:table-cell office:value-type="float" office:value="0.0849861505520686">
            <text:p>0.0849862</text:p>
          </table:table-cell>
        </table:table-row>
        <table:table-row table:style-name="ro2">
          <table:table-cell office:value-type="string">
            <text:p>want</text:p>
          </table:table-cell>
          <table:table-cell office:value-type="string">
            <text:p>postbulletin</text:p>
          </table:table-cell>
          <table:table-cell office:value-type="float" office:value="0.0849861505520686">
            <text:p>0.0849862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affordable</text:p>
          </table:table-cell>
          <table:table-cell office:value-type="float" office:value="0.0849861505520686">
            <text:p>0.0849862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password</text:p>
          </table:table-cell>
          <table:table-cell office:value-type="float" office:value="0.0850096504812204">
            <text:p>0.0850097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variation</text:p>
          </table:table-cell>
          <table:table-cell office:value-type="float" office:value="0.0850096504812204">
            <text:p>0.0850097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string">
            <text:p>passphrase</text:p>
          </table:table-cell>
          <table:table-cell office:value-type="float" office:value="0.0850096504812204">
            <text:p>0.0850097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string">
            <text:p>username</text:p>
          </table:table-cell>
          <table:table-cell office:value-type="float" office:value="0.0850096504812204">
            <text:p>0.0850097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float" office:value="0.0850096504812204">
            <text:p>0.0850097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password</text:p>
          </table:table-cell>
          <table:table-cell office:value-type="float" office:value="0.0850096504812204">
            <text:p>0.0850097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want</text:p>
          </table:table-cell>
          <table:table-cell office:value-type="float" office:value="0.085017105350312">
            <text:p>0.0850171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remaining</text:p>
          </table:table-cell>
          <table:table-cell office:value-type="float" office:value="0.085017105350312">
            <text:p>0.0850171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thank</text:p>
          </table:table-cell>
          <table:table-cell office:value-type="float" office:value="0.0850452598066943">
            <text:p>0.085045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every</text:p>
          </table:table-cell>
          <table:table-cell office:value-type="float" office:value="0.0850452598066943">
            <text:p>0.0850453</text:p>
          </table:table-cell>
        </table:table-row>
        <table:table-row table:style-name="ro2">
          <table:table-cell office:value-type="string">
            <text:p>edwards</text:p>
          </table:table-cell>
          <table:table-cell office:value-type="string">
            <text:p>gotten</text:p>
          </table:table-cell>
          <table:table-cell office:value-type="float" office:value="0.0851127126622024">
            <text:p>0.0851127</text:p>
          </table:table-cell>
        </table:table-row>
        <table:table-row table:style-name="ro2">
          <table:table-cell office:value-type="string">
            <text:p>gotten</text:p>
          </table:table-cell>
          <table:table-cell office:value-type="string">
            <text:p>edwards</text:p>
          </table:table-cell>
          <table:table-cell office:value-type="float" office:value="0.0851127126622024">
            <text:p>0.0851127</text:p>
          </table:table-cell>
        </table:table-row>
        <table:table-row table:style-name="ro2">
          <table:table-cell office:value-type="string">
            <text:p>dallas</text:p>
          </table:table-cell>
          <table:table-cell office:value-type="string">
            <text:p>gotten</text:p>
          </table:table-cell>
          <table:table-cell office:value-type="float" office:value="0.0851140246803535">
            <text:p>0.0851140</text:p>
          </table:table-cell>
        </table:table-row>
        <table:table-row table:style-name="ro2">
          <table:table-cell office:value-type="string">
            <text:p>gotten</text:p>
          </table:table-cell>
          <table:table-cell office:value-type="string">
            <text:p>dallas</text:p>
          </table:table-cell>
          <table:table-cell office:value-type="float" office:value="0.0851140246803535">
            <text:p>0.0851140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freezes</text:p>
          </table:table-cell>
          <table:table-cell office:value-type="float" office:value="0.0851411664164733">
            <text:p>0.0851412</text:p>
          </table:table-cell>
        </table:table-row>
        <table:table-row table:style-name="ro2">
          <table:table-cell office:value-type="string">
            <text:p>freezes</text:p>
          </table:table-cell>
          <table:table-cell office:value-type="string">
            <text:p>carolina</text:p>
          </table:table-cell>
          <table:table-cell office:value-type="float" office:value="0.0851411664164733">
            <text:p>0.0851412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defendant</text:p>
          </table:table-cell>
          <table:table-cell office:value-type="float" office:value="0.0851484665629231">
            <text:p>0.0851485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approximately</text:p>
          </table:table-cell>
          <table:table-cell office:value-type="float" office:value="0.0851484665629231">
            <text:p>0.0851485</text:p>
          </table:table-cell>
        </table:table-row>
        <table:table-row table:style-name="ro2">
          <table:table-cell office:value-type="string">
            <text:p>removed</text:p>
          </table:table-cell>
          <table:table-cell office:value-type="string">
            <text:p>winnetka</text:p>
          </table:table-cell>
          <table:table-cell office:value-type="float" office:value="0.0851653555331137">
            <text:p>0.0851654</text:p>
          </table:table-cell>
        </table:table-row>
        <table:table-row table:style-name="ro2">
          <table:table-cell office:value-type="string">
            <text:p>winnetka</text:p>
          </table:table-cell>
          <table:table-cell office:value-type="string">
            <text:p>removed</text:p>
          </table:table-cell>
          <table:table-cell office:value-type="float" office:value="0.0851653555331137">
            <text:p>0.0851654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thanks</text:p>
          </table:table-cell>
          <table:table-cell office:value-type="float" office:value="0.0853589917851167">
            <text:p>0.0853590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purchase</text:p>
          </table:table-cell>
          <table:table-cell office:value-type="float" office:value="0.0853589917851167">
            <text:p>0.0853590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tations</text:p>
          </table:table-cell>
          <table:table-cell office:value-type="float" office:value="0.0854018997945734">
            <text:p>0.0854019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hit</text:p>
          </table:table-cell>
          <table:table-cell office:value-type="float" office:value="0.0854018997945734">
            <text:p>0.0854019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playing</text:p>
          </table:table-cell>
          <table:table-cell office:value-type="float" office:value="0.0855030634497512">
            <text:p>0.0855031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big</text:p>
          </table:table-cell>
          <table:table-cell office:value-type="float" office:value="0.0855030634497512">
            <text:p>0.0855031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patients</text:p>
          </table:table-cell>
          <table:table-cell office:value-type="float" office:value="0.0855769654789385">
            <text:p>0.0855770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hospitals</text:p>
          </table:table-cell>
          <table:table-cell office:value-type="float" office:value="0.0855769654789385">
            <text:p>0.0855770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transactions</text:p>
          </table:table-cell>
          <table:table-cell office:value-type="float" office:value="0.0857593074351597">
            <text:p>0.0857593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o</text:p>
          </table:table-cell>
          <table:table-cell office:value-type="float" office:value="0.0857593074351597">
            <text:p>0.0857593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some</text:p>
          </table:table-cell>
          <table:table-cell office:value-type="float" office:value="0.0857965465149093">
            <text:p>0.0857965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variation</text:p>
          </table:table-cell>
          <table:table-cell office:value-type="float" office:value="0.0857965465149093">
            <text:p>0.0857965</text:p>
          </table:table-cell>
        </table:table-row>
        <table:table-row table:style-name="ro2">
          <table:table-cell office:value-type="string">
            <text:p>some</text:p>
          </table:table-cell>
          <table:table-cell office:value-type="string">
            <text:p>passphrase</text:p>
          </table:table-cell>
          <table:table-cell office:value-type="float" office:value="0.0857965465149093">
            <text:p>0.0857965</text:p>
          </table:table-cell>
        </table:table-row>
        <table:table-row table:style-name="ro2">
          <table:table-cell office:value-type="string">
            <text:p>some</text:p>
          </table:table-cell>
          <table:table-cell office:value-type="string">
            <text:p>username</text:p>
          </table:table-cell>
          <table:table-cell office:value-type="float" office:value="0.0857965465149093">
            <text:p>0.0857965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some</text:p>
          </table:table-cell>
          <table:table-cell office:value-type="float" office:value="0.0857965465149093">
            <text:p>0.0857965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some</text:p>
          </table:table-cell>
          <table:table-cell office:value-type="float" office:value="0.0857965465149093">
            <text:p>0.0857965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tap</text:p>
          </table:table-cell>
          <table:table-cell office:value-type="float" office:value="0.0861514120905923">
            <text:p>0.0861514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settings</text:p>
          </table:table-cell>
          <table:table-cell office:value-type="float" office:value="0.0861514120905923">
            <text:p>0.0861514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want</text:p>
          </table:table-cell>
          <table:table-cell office:value-type="float" office:value="0.0861926899182977">
            <text:p>0.0861927</text:p>
          </table:table-cell>
        </table:table-row>
        <table:table-row table:style-name="ro2">
          <table:table-cell office:value-type="string">
            <text:p>want</text:p>
          </table:table-cell>
          <table:table-cell office:value-type="string">
            <text:p>llc</text:p>
          </table:table-cell>
          <table:table-cell office:value-type="float" office:value="0.0861926899182977">
            <text:p>0.0861927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download</text:p>
          </table:table-cell>
          <table:table-cell office:value-type="float" office:value="0.0862666595558216">
            <text:p>0.0862667</text:p>
          </table:table-cell>
        </table:table-row>
        <table:table-row table:style-name="ro2">
          <table:table-cell office:value-type="string">
            <text:p>download</text:p>
          </table:table-cell>
          <table:table-cell office:value-type="string">
            <text:p>apps</text:p>
          </table:table-cell>
          <table:table-cell office:value-type="float" office:value="0.0862666595558216">
            <text:p>0.0862667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subcommittee</text:p>
          </table:table-cell>
          <table:table-cell office:value-type="float" office:value="0.0863250320432693">
            <text:p>0.0863250</text:p>
          </table:table-cell>
        </table:table-row>
        <table:table-row table:style-name="ro1">
          <table:table-cell office:value-type="string">
            <text:p>subcommittee</text:p>
          </table:table-cell>
          <table:table-cell office:value-type="string">
            <text:p>south</text:p>
          </table:table-cell>
          <table:table-cell office:value-type="float" office:value="0.0863250320432693">
            <text:p>0.0863250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transactions</text:p>
          </table:table-cell>
          <table:table-cell office:value-type="float" office:value="0.0864030962056188">
            <text:p>0.0864031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institutions</text:p>
          </table:table-cell>
          <table:table-cell office:value-type="float" office:value="0.0864030962056188">
            <text:p>0.0864031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well</text:p>
          </table:table-cell>
          <table:table-cell office:value-type="float" office:value="0.0864556221858988">
            <text:p>0.0864556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purchase</text:p>
          </table:table-cell>
          <table:table-cell office:value-type="float" office:value="0.0864556221858988">
            <text:p>0.0864556</text:p>
          </table:table-cell>
        </table:table-row>
        <table:table-row table:style-name="ro1">
          <table:table-cell office:value-type="string">
            <text:p>resident</text:p>
          </table:table-cell>
          <table:table-cell office:value-type="string">
            <text:p>township</text:p>
          </table:table-cell>
          <table:table-cell office:value-type="float" office:value="0.0867580459065643">
            <text:p>0.0867580</text:p>
          </table:table-cell>
        </table:table-row>
        <table:table-row table:style-name="ro1">
          <table:table-cell office:value-type="string">
            <text:p>township</text:p>
          </table:table-cell>
          <table:table-cell office:value-type="string">
            <text:p>resident</text:p>
          </table:table-cell>
          <table:table-cell office:value-type="float" office:value="0.0867580459065643">
            <text:p>0.0867580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transactions</text:p>
          </table:table-cell>
          <table:table-cell office:value-type="float" office:value="0.0867641939185005">
            <text:p>0.0867642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refund</text:p>
          </table:table-cell>
          <table:table-cell office:value-type="float" office:value="0.0867641939185005">
            <text:p>0.0867642</text:p>
          </table:table-cell>
        </table:table-row>
        <table:table-row table:style-name="ro1">
          <table:table-cell office:value-type="string">
            <text:p>becoming</text:p>
          </table:table-cell>
          <table:table-cell office:value-type="string">
            <text:p>persona</text:p>
          </table:table-cell>
          <table:table-cell office:value-type="float" office:value="0.0868562507911599">
            <text:p>0.0868563</text:p>
          </table:table-cell>
        </table:table-row>
        <table:table-row table:style-name="ro1">
          <table:table-cell office:value-type="string">
            <text:p>becoming</text:p>
          </table:table-cell>
          <table:table-cell office:value-type="string">
            <text:p>catfish</text:p>
          </table:table-cell>
          <table:table-cell office:value-type="float" office:value="0.0868562507911599">
            <text:p>0.0868563</text:p>
          </table:table-cell>
        </table:table-row>
        <table:table-row table:style-name="ro1">
          <table:table-cell office:value-type="string">
            <text:p>catfish</text:p>
          </table:table-cell>
          <table:table-cell office:value-type="string">
            <text:p>becoming</text:p>
          </table:table-cell>
          <table:table-cell office:value-type="float" office:value="0.0868562507911599">
            <text:p>0.0868563</text:p>
          </table:table-cell>
        </table:table-row>
        <table:table-row table:style-name="ro1">
          <table:table-cell office:value-type="string">
            <text:p>persona</text:p>
          </table:table-cell>
          <table:table-cell office:value-type="string">
            <text:p>becoming</text:p>
          </table:table-cell>
          <table:table-cell office:value-type="float" office:value="0.0868562507911599">
            <text:p>0.0868563</text:p>
          </table:table-cell>
        </table:table-row>
        <table:table-row table:style-name="ro1">
          <table:table-cell office:value-type="string">
            <text:p>becoming</text:p>
          </table:table-cell>
          <table:table-cell office:value-type="string">
            <text:p>relationship</text:p>
          </table:table-cell>
          <table:table-cell office:value-type="float" office:value="0.0868565012098039">
            <text:p>0.0868565</text:p>
          </table:table-cell>
        </table:table-row>
        <table:table-row table:style-name="ro1">
          <table:table-cell office:value-type="string">
            <text:p>relationship</text:p>
          </table:table-cell>
          <table:table-cell office:value-type="string">
            <text:p>becoming</text:p>
          </table:table-cell>
          <table:table-cell office:value-type="float" office:value="0.0868565012098039">
            <text:p>0.0868565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global</text:p>
          </table:table-cell>
          <table:table-cell office:value-type="float" office:value="0.0869164035247531">
            <text:p>0.0869164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corporations</text:p>
          </table:table-cell>
          <table:table-cell office:value-type="float" office:value="0.0869164035247531">
            <text:p>0.086916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mind</text:p>
          </table:table-cell>
          <table:table-cell office:value-type="float" office:value="0.0869348927033167">
            <text:p>0.0869349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i</text:p>
          </table:table-cell>
          <table:table-cell office:value-type="float" office:value="0.0869348927033167">
            <text:p>0.0869349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want</text:p>
          </table:table-cell>
          <table:table-cell office:value-type="float" office:value="0.086946043000232">
            <text:p>0.0869460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entitled</text:p>
          </table:table-cell>
          <table:table-cell office:value-type="float" office:value="0.086946043000232">
            <text:p>0.0869460</text:p>
          </table:table-cell>
        </table:table-row>
        <table:table-row table:style-name="ro1">
          <table:table-cell office:value-type="string">
            <text:p>known</text:p>
          </table:table-cell>
          <table:table-cell office:value-type="string">
            <text:p>syndicate</text:p>
          </table:table-cell>
          <table:table-cell office:value-type="float" office:value="0.0870312215102581">
            <text:p>0.0870312</text:p>
          </table:table-cell>
        </table:table-row>
        <table:table-row table:style-name="ro1">
          <table:table-cell office:value-type="string">
            <text:p>syndicate</text:p>
          </table:table-cell>
          <table:table-cell office:value-type="string">
            <text:p>known</text:p>
          </table:table-cell>
          <table:table-cell office:value-type="float" office:value="0.0870312215102581">
            <text:p>0.0870312</text:p>
          </table:table-cell>
        </table:table-row>
        <table:table-row table:style-name="ro2">
          <table:table-cell office:value-type="string">
            <text:p>leader</text:p>
          </table:table-cell>
          <table:table-cell office:value-type="string">
            <text:p>yanov</text:p>
          </table:table-cell>
          <table:table-cell office:value-type="float" office:value="0.0870584613364971">
            <text:p>0.0870585</text:p>
          </table:table-cell>
        </table:table-row>
        <table:table-row table:style-name="ro2">
          <table:table-cell office:value-type="string">
            <text:p>yanov</text:p>
          </table:table-cell>
          <table:table-cell office:value-type="string">
            <text:p>leader</text:p>
          </table:table-cell>
          <table:table-cell office:value-type="float" office:value="0.0870584613364971">
            <text:p>0.0870585</text:p>
          </table:table-cell>
        </table:table-row>
        <table:table-row table:style-name="ro2">
          <table:table-cell office:value-type="string">
            <text:p>notice</text:p>
          </table:table-cell>
          <table:table-cell office:value-type="string">
            <text:p>ssn</text:p>
          </table:table-cell>
          <table:table-cell office:value-type="float" office:value="0.087079608892602">
            <text:p>0.0870796</text:p>
          </table:table-cell>
        </table:table-row>
        <table:table-row table:style-name="ro2">
          <table:table-cell office:value-type="string">
            <text:p>ssn</text:p>
          </table:table-cell>
          <table:table-cell office:value-type="string">
            <text:p>notice</text:p>
          </table:table-cell>
          <table:table-cell office:value-type="float" office:value="0.087079608892602">
            <text:p>0.0870796</text:p>
          </table:table-cell>
        </table:table-row>
        <table:table-row table:style-name="ro2">
          <table:table-cell office:value-type="string">
            <text:p>agencies</text:p>
          </table:table-cell>
          <table:table-cell office:value-type="string">
            <text:p>creditcard</text:p>
          </table:table-cell>
          <table:table-cell office:value-type="float" office:value="0.087084898119438">
            <text:p>0.0870849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agencies</text:p>
          </table:table-cell>
          <table:table-cell office:value-type="float" office:value="0.087084898119438">
            <text:p>0.0870849</text:p>
          </table:table-cell>
        </table:table-row>
        <table:table-row table:style-name="ro2">
          <table:table-cell office:value-type="string">
            <text:p>aggressive</text:p>
          </table:table-cell>
          <table:table-cell office:value-type="string">
            <text:p>hollywood</text:p>
          </table:table-cell>
          <table:table-cell office:value-type="float" office:value="0.0871047792686788">
            <text:p>0.0871048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aggressive</text:p>
          </table:table-cell>
          <table:table-cell office:value-type="float" office:value="0.0871047792686788">
            <text:p>0.0871048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win</text:p>
          </table:table-cell>
          <table:table-cell office:value-type="float" office:value="0.0872314594261557">
            <text:p>0.0872315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east</text:p>
          </table:table-cell>
          <table:table-cell office:value-type="float" office:value="0.0872314594261557">
            <text:p>0.0872315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every</text:p>
          </table:table-cell>
          <table:table-cell office:value-type="float" office:value="0.0872325158597833">
            <text:p>0.0872325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currently</text:p>
          </table:table-cell>
          <table:table-cell office:value-type="float" office:value="0.0872325158597833">
            <text:p>0.0872325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settings</text:p>
          </table:table-cell>
          <table:table-cell office:value-type="float" office:value="0.0873418977600825">
            <text:p>0.0873419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reformat</text:p>
          </table:table-cell>
          <table:table-cell office:value-type="float" office:value="0.0873418977600825">
            <text:p>0.0873419</text:p>
          </table:table-cell>
        </table:table-row>
        <table:table-row table:style-name="ro1">
          <table:table-cell office:value-type="string">
            <text:p>compliance</text:p>
          </table:table-cell>
          <table:table-cell office:value-type="string">
            <text:p>dozens</text:p>
          </table:table-cell>
          <table:table-cell office:value-type="float" office:value="0.0873489133840112">
            <text:p>0.0873489</text:p>
          </table:table-cell>
        </table:table-row>
        <table:table-row table:style-name="ro1">
          <table:table-cell office:value-type="string">
            <text:p>dozens</text:p>
          </table:table-cell>
          <table:table-cell office:value-type="string">
            <text:p>compliance</text:p>
          </table:table-cell>
          <table:table-cell office:value-type="float" office:value="0.0873489133840112">
            <text:p>0.0873489</text:p>
          </table:table-cell>
        </table:table-row>
        <table:table-row table:style-name="ro1">
          <table:table-cell office:value-type="string">
            <text:p>infect</text:p>
          </table:table-cell>
          <table:table-cell office:value-type="string">
            <text:p>malicious</text:p>
          </table:table-cell>
          <table:table-cell office:value-type="float" office:value="0.087489542635833">
            <text:p>0.0874895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infect</text:p>
          </table:table-cell>
          <table:table-cell office:value-type="float" office:value="0.087489542635833">
            <text:p>0.0874895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sales</text:p>
          </table:table-cell>
          <table:table-cell office:value-type="float" office:value="0.0875686262922231">
            <text:p>0.0875686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fruit</text:p>
          </table:table-cell>
          <table:table-cell office:value-type="float" office:value="0.0875686262922231">
            <text:p>0.0875686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site</text:p>
          </table:table-cell>
          <table:table-cell office:value-type="float" office:value="0.0875805069622063">
            <text:p>0.0875805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days</text:p>
          </table:table-cell>
          <table:table-cell office:value-type="float" office:value="0.0875805069622063">
            <text:p>0.0875805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patients</text:p>
          </table:table-cell>
          <table:table-cell office:value-type="float" office:value="0.0875962437012992">
            <text:p>0.0875962</text:p>
          </table:table-cell>
        </table:table-row>
        <table:table-row table:style-name="ro2">
          <table:table-cell office:value-type="string">
            <text:p>patients</text:p>
          </table:table-cell>
          <table:table-cell office:value-type="string">
            <text:p>healthcare</text:p>
          </table:table-cell>
          <table:table-cell office:value-type="float" office:value="0.0875962437012992">
            <text:p>0.0875962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virginia</text:p>
          </table:table-cell>
          <table:table-cell office:value-type="float" office:value="0.0876303168672624">
            <text:p>0.0876303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ronnie</text:p>
          </table:table-cell>
          <table:table-cell office:value-type="float" office:value="0.0876303168672624">
            <text:p>0.0876303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virginia</text:p>
          </table:table-cell>
          <table:table-cell office:value-type="float" office:value="0.0876329454147994">
            <text:p>0.0876329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virginia</text:p>
          </table:table-cell>
          <table:table-cell office:value-type="float" office:value="0.0876329454147994">
            <text:p>0.0876329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paul</text:p>
          </table:table-cell>
          <table:table-cell office:value-type="float" office:value="0.0876329454147994">
            <text:p>0.0876329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durhams</text:p>
          </table:table-cell>
          <table:table-cell office:value-type="float" office:value="0.0876329454147994">
            <text:p>0.0876329</text:p>
          </table:table-cell>
        </table:table-row>
        <table:table-row table:style-name="ro2">
          <table:table-cell table:style-name="ce1" office:value-type="string">
            <text:p>1957</text:p>
          </table:table-cell>
          <table:table-cell office:value-type="string">
            <text:p>virginia</text:p>
          </table:table-cell>
          <table:table-cell office:value-type="float" office:value="0.0876334682898531">
            <text:p>0.0876335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virginia</text:p>
          </table:table-cell>
          <table:table-cell office:value-type="float" office:value="0.0876334682898531">
            <text:p>0.0876335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nathan</text:p>
          </table:table-cell>
          <table:table-cell office:value-type="float" office:value="0.0876334682898531">
            <text:p>0.0876335</text:p>
          </table:table-cell>
        </table:table-row>
        <table:table-row table:style-name="ro2">
          <table:table-cell office:value-type="string">
            <text:p>virginia</text:p>
          </table:table-cell>
          <table:table-cell table:style-name="ce1" office:value-type="string">
            <text:p>1957</text:p>
          </table:table-cell>
          <table:table-cell office:value-type="float" office:value="0.0876334682898531">
            <text:p>0.0876335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patients</text:p>
          </table:table-cell>
          <table:table-cell office:value-type="float" office:value="0.087795709555974">
            <text:p>0.0877957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patient</text:p>
          </table:table-cell>
          <table:table-cell office:value-type="float" office:value="0.087795709555974">
            <text:p>0.0877957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reformat</text:p>
          </table:table-cell>
          <table:table-cell office:value-type="float" office:value="0.0878520862787752">
            <text:p>0.0878521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android</text:p>
          </table:table-cell>
          <table:table-cell office:value-type="float" office:value="0.0878520862787752">
            <text:p>0.0878521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want</text:p>
          </table:table-cell>
          <table:table-cell office:value-type="float" office:value="0.0879207465884548">
            <text:p>0.0879207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enjoy</text:p>
          </table:table-cell>
          <table:table-cell office:value-type="float" office:value="0.0879207465884548">
            <text:p>0.0879207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register</text:p>
          </table:table-cell>
          <table:table-cell office:value-type="float" office:value="0.0879635268939001">
            <text:p>0.0879635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every</text:p>
          </table:table-cell>
          <table:table-cell office:value-type="float" office:value="0.0879635268939001">
            <text:p>0.0879635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jobs</text:p>
          </table:table-cell>
          <table:table-cell office:value-type="float" office:value="0.0880532237781004">
            <text:p>0.0880532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instant</text:p>
          </table:table-cell>
          <table:table-cell office:value-type="float" office:value="0.0880532237781004">
            <text:p>0.088053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erase</text:p>
          </table:table-cell>
          <table:table-cell office:value-type="float" office:value="0.0881766306763393">
            <text:p>0.0881766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android</text:p>
          </table:table-cell>
          <table:table-cell office:value-type="float" office:value="0.0881766306763393">
            <text:p>0.0881766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browser</text:p>
          </table:table-cell>
          <table:table-cell office:value-type="float" office:value="0.0882006416767066">
            <text:p>0.0882006</text:p>
          </table:table-cell>
        </table:table-row>
        <table:table-row table:style-name="ro2">
          <table:table-cell office:value-type="string">
            <text:p>browser</text:p>
          </table:table-cell>
          <table:table-cell office:value-type="string">
            <text:p>apps</text:p>
          </table:table-cell>
          <table:table-cell office:value-type="float" office:value="0.0882006416767066">
            <text:p>0.0882006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senior</text:p>
          </table:table-cell>
          <table:table-cell office:value-type="float" office:value="0.0882808829260071">
            <text:p>0.0882809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mike</text:p>
          </table:table-cell>
          <table:table-cell office:value-type="float" office:value="0.0882808829260071">
            <text:p>0.0882809</text:p>
          </table:table-cell>
        </table:table-row>
        <table:table-row table:style-name="ro2">
          <table:table-cell office:value-type="string">
            <text:p>assist</text:p>
          </table:table-cell>
          <table:table-cell office:value-type="string">
            <text:p>jackson</text:p>
          </table:table-cell>
          <table:table-cell office:value-type="float" office:value="0.0883689047089096">
            <text:p>0.0883689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assist</text:p>
          </table:table-cell>
          <table:table-cell office:value-type="float" office:value="0.0883689047089096">
            <text:p>0.0883689</text:p>
          </table:table-cell>
        </table:table-row>
        <table:table-row table:style-name="ro2">
          <table:table-cell office:value-type="string">
            <text:p>actions</text:p>
          </table:table-cell>
          <table:table-cell office:value-type="string">
            <text:p>kevin</text:p>
          </table:table-cell>
          <table:table-cell office:value-type="float" office:value="0.0884954222368098">
            <text:p>0.0884954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actions</text:p>
          </table:table-cell>
          <table:table-cell office:value-type="float" office:value="0.0884954222368098">
            <text:p>0.0884954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scams</text:p>
          </table:table-cell>
          <table:table-cell office:value-type="float" office:value="0.0884977433666671">
            <text:p>0.0884977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disabled</text:p>
          </table:table-cell>
          <table:table-cell office:value-type="float" office:value="0.0884977433666671">
            <text:p>0.0884977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felony</text:p>
          </table:table-cell>
          <table:table-cell office:value-type="float" office:value="0.0885303998491166">
            <text:p>0.0885304</text:p>
          </table:table-cell>
        </table:table-row>
        <table:table-row table:style-name="ro1">
          <table:table-cell office:value-type="string">
            <text:p>felony</text:p>
          </table:table-cell>
          <table:table-cell office:value-type="string">
            <text:p>brown</text:p>
          </table:table-cell>
          <table:table-cell office:value-type="float" office:value="0.0885303998491166">
            <text:p>0.0885304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hit</text:p>
          </table:table-cell>
          <table:table-cell office:value-type="float" office:value="0.0885690173757766">
            <text:p>0.0885690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card</text:p>
          </table:table-cell>
          <table:table-cell office:value-type="float" office:value="0.0885690173757766">
            <text:p>0.0885690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represent</text:p>
          </table:table-cell>
          <table:table-cell office:value-type="float" office:value="0.0886010583361703">
            <text:p>0.0886011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preparer</text:p>
          </table:table-cell>
          <table:table-cell office:value-type="float" office:value="0.0886010583361703">
            <text:p>0.0886011</text:p>
          </table:table-cell>
        </table:table-row>
        <table:table-row table:style-name="ro1">
          <table:table-cell office:value-type="string">
            <text:p>indicted</text:p>
          </table:table-cell>
          <table:table-cell office:value-type="string">
            <text:p>indictment</text:p>
          </table:table-cell>
          <table:table-cell office:value-type="float" office:value="0.0886137882537649">
            <text:p>0.0886138</text:p>
          </table:table-cell>
        </table:table-row>
        <table:table-row table:style-name="ro1">
          <table:table-cell office:value-type="string">
            <text:p>indictment</text:p>
          </table:table-cell>
          <table:table-cell office:value-type="string">
            <text:p>indicted</text:p>
          </table:table-cell>
          <table:table-cell office:value-type="float" office:value="0.0886137882537649">
            <text:p>0.0886138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tactics</text:p>
          </table:table-cell>
          <table:table-cell office:value-type="float" office:value="0.0886847901173185">
            <text:p>0.0886848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hacker</text:p>
          </table:table-cell>
          <table:table-cell office:value-type="float" office:value="0.0886847901173185">
            <text:p>0.0886848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visiting</text:p>
          </table:table-cell>
          <table:table-cell office:value-type="float" office:value="0.0887954953845827">
            <text:p>0.0887955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days</text:p>
          </table:table-cell>
          <table:table-cell office:value-type="float" office:value="0.0887954953845827">
            <text:p>0.0887955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faces</text:p>
          </table:table-cell>
          <table:table-cell office:value-type="float" office:value="0.0888445774101754">
            <text:p>0.0888446</text:p>
          </table:table-cell>
        </table:table-row>
        <table:table-row table:style-name="ro1">
          <table:table-cell office:value-type="string">
            <text:p>faces</text:p>
          </table:table-cell>
          <table:table-cell office:value-type="string">
            <text:p>brown</text:p>
          </table:table-cell>
          <table:table-cell office:value-type="float" office:value="0.0888445774101754">
            <text:p>0.0888446</text:p>
          </table:table-cell>
        </table:table-row>
        <table:table-row table:style-name="ro1">
          <table:table-cell office:value-type="string">
            <text:p>closely</text:p>
          </table:table-cell>
          <table:table-cell office:value-type="string">
            <text:p>treatments</text:p>
          </table:table-cell>
          <table:table-cell office:value-type="float" office:value="0.0889073533924992">
            <text:p>0.0889074</text:p>
          </table:table-cell>
        </table:table-row>
        <table:table-row table:style-name="ro1">
          <table:table-cell office:value-type="string">
            <text:p>treatments</text:p>
          </table:table-cell>
          <table:table-cell office:value-type="string">
            <text:p>closely</text:p>
          </table:table-cell>
          <table:table-cell office:value-type="float" office:value="0.0889073533924992">
            <text:p>0.0889074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subscribe</text:p>
          </table:table-cell>
          <table:table-cell office:value-type="float" office:value="0.0889507949518604">
            <text:p>0.0889508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every</text:p>
          </table:table-cell>
          <table:table-cell office:value-type="float" office:value="0.0889507949518604">
            <text:p>0.0889508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senior</text:p>
          </table:table-cell>
          <table:table-cell office:value-type="float" office:value="0.089087091617106">
            <text:p>0.0890871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big</text:p>
          </table:table-cell>
          <table:table-cell office:value-type="float" office:value="0.089087091617106">
            <text:p>0.089087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rid</text:p>
          </table:table-cell>
          <table:table-cell office:value-type="float" office:value="0.0891705069372489">
            <text:p>0.0891705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android</text:p>
          </table:table-cell>
          <table:table-cell office:value-type="float" office:value="0.0891705069372489">
            <text:p>0.0891705</text:p>
          </table:table-cell>
        </table:table-row>
        <table:table-row table:style-name="ro1">
          <table:table-cell office:value-type="string">
            <text:p>journal</text:p>
          </table:table-cell>
          <table:table-cell office:value-type="string">
            <text:p>summit</text:p>
          </table:table-cell>
          <table:table-cell office:value-type="float" office:value="0.0892758442594206">
            <text:p>0.0892758</text:p>
          </table:table-cell>
        </table:table-row>
        <table:table-row table:style-name="ro1">
          <table:table-cell office:value-type="string">
            <text:p>summit</text:p>
          </table:table-cell>
          <table:table-cell office:value-type="string">
            <text:p>journal</text:p>
          </table:table-cell>
          <table:table-cell office:value-type="float" office:value="0.0892758442594206">
            <text:p>0.0892758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win</text:p>
          </table:table-cell>
          <table:table-cell office:value-type="float" office:value="0.0894767373496058">
            <text:p>0.0894767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senior</text:p>
          </table:table-cell>
          <table:table-cell office:value-type="float" office:value="0.0894767373496058">
            <text:p>0.0894767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scams</text:p>
          </table:table-cell>
          <table:table-cell office:value-type="float" office:value="0.0896028083936687">
            <text:p>0.0896028</text:p>
          </table:table-cell>
        </table:table-row>
        <table:table-row table:style-name="ro2">
          <table:table-cell office:value-type="string">
            <text:p>scams</text:p>
          </table:table-cell>
          <table:table-cell office:value-type="string">
            <text:p>scammers</text:p>
          </table:table-cell>
          <table:table-cell office:value-type="float" office:value="0.0896028083936687">
            <text:p>0.0896028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code</text:p>
          </table:table-cell>
          <table:table-cell office:value-type="float" office:value="0.0900234207733575">
            <text:p>0.0900234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approximately</text:p>
          </table:table-cell>
          <table:table-cell office:value-type="float" office:value="0.0900234207733575">
            <text:p>0.0900234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hit</text:p>
          </table:table-cell>
          <table:table-cell office:value-type="float" office:value="0.0901436999173652">
            <text:p>0.0901437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groups</text:p>
          </table:table-cell>
          <table:table-cell office:value-type="float" office:value="0.0901436999173652">
            <text:p>0.0901437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want</text:p>
          </table:table-cell>
          <table:table-cell office:value-type="float" office:value="0.0902469308373789">
            <text:p>0.0902469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articles</text:p>
          </table:table-cell>
          <table:table-cell office:value-type="float" office:value="0.0902469308373789">
            <text:p>0.0902469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website</text:p>
          </table:table-cell>
          <table:table-cell office:value-type="float" office:value="0.0902588448437646">
            <text:p>0.0902588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website</text:p>
          </table:table-cell>
          <table:table-cell office:value-type="float" office:value="0.0902588448437646">
            <text:p>0.0902588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website</text:p>
          </table:table-cell>
          <table:table-cell office:value-type="float" office:value="0.0902588448437646">
            <text:p>0.0902588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variation</text:p>
          </table:table-cell>
          <table:table-cell office:value-type="float" office:value="0.0902588448437646">
            <text:p>0.0902588</text:p>
          </table:table-cell>
        </table:table-row>
        <table:table-row table:style-name="ro2">
          <table:table-cell office:value-type="string">
            <text:p>website</text:p>
          </table:table-cell>
          <table:table-cell office:value-type="string">
            <text:p>passphrase</text:p>
          </table:table-cell>
          <table:table-cell office:value-type="float" office:value="0.0902588448437646">
            <text:p>0.0902588</text:p>
          </table:table-cell>
        </table:table-row>
        <table:table-row table:style-name="ro2">
          <table:table-cell office:value-type="string">
            <text:p>website</text:p>
          </table:table-cell>
          <table:table-cell office:value-type="string">
            <text:p>username</text:p>
          </table:table-cell>
          <table:table-cell office:value-type="float" office:value="0.0902588448437646">
            <text:p>0.0902588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string">
            <text:p>log</text:p>
          </table:table-cell>
          <table:table-cell office:value-type="float" office:value="0.0903626496992036">
            <text:p>0.0903626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call</text:p>
          </table:table-cell>
          <table:table-cell office:value-type="float" office:value="0.0903626496992036">
            <text:p>0.0903626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veterans</text:p>
          </table:table-cell>
          <table:table-cell office:value-type="float" office:value="0.0904763945345863">
            <text:p>0.0904764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scams</text:p>
          </table:table-cell>
          <table:table-cell office:value-type="float" office:value="0.0904763945345863">
            <text:p>0.0904764</text:p>
          </table:table-cell>
        </table:table-row>
        <table:table-row table:style-name="ro2">
          <table:table-cell office:value-type="string">
            <text:p>eg</text:p>
          </table:table-cell>
          <table:table-cell office:value-type="string">
            <text:p>valid</text:p>
          </table:table-cell>
          <table:table-cell office:value-type="float" office:value="0.090580599340203">
            <text:p>0.0905806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eg</text:p>
          </table:table-cell>
          <table:table-cell office:value-type="float" office:value="0.090580599340203">
            <text:p>0.0905806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park</text:p>
          </table:table-cell>
          <table:table-cell office:value-type="float" office:value="0.0906103133477096">
            <text:p>0.0906103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park</text:p>
          </table:table-cell>
          <table:table-cell office:value-type="float" office:value="0.0906103133477096">
            <text:p>0.0906103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festival</text:p>
          </table:table-cell>
          <table:table-cell office:value-type="float" office:value="0.0906103133477096">
            <text:p>0.0906103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downtown</text:p>
          </table:table-cell>
          <table:table-cell office:value-type="float" office:value="0.0906103133477096">
            <text:p>0.0906103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park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park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park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gmt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lt</text:p>
          </table:table-cell>
          <table:table-cell office:value-type="float" office:value="0.0906104196744574">
            <text:p>0.0906104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est20130228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watkins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park</text:p>
          </table:table-cell>
          <table:table-cell office:value-type="float" office:value="0.0906104196744574">
            <text:p>0.0906104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park</text:p>
          </table:table-cell>
          <table:table-cell office:value-type="float" office:value="0.090610526128988">
            <text:p>0.0906105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dui</text:p>
          </table:table-cell>
          <table:table-cell office:value-type="float" office:value="0.090610526128988">
            <text:p>0.0906105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park</text:p>
          </table:table-cell>
          <table:table-cell office:value-type="float" office:value="0.09061063271116">
            <text:p>0.0906106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albany</text:p>
          </table:table-cell>
          <table:table-cell office:value-type="float" office:value="0.09061063271116">
            <text:p>0.0906106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park</text:p>
          </table:table-cell>
          <table:table-cell office:value-type="float" office:value="0.0906112749086143">
            <text:p>0.0906113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jenkins</text:p>
          </table:table-cell>
          <table:table-cell office:value-type="float" office:value="0.0906112749086143">
            <text:p>0.0906113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register</text:p>
          </table:table-cell>
          <table:table-cell office:value-type="float" office:value="0.0906278345866673">
            <text:p>0.0906278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days</text:p>
          </table:table-cell>
          <table:table-cell office:value-type="float" office:value="0.0906278345866673">
            <text:p>0.0906278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printers</text:p>
          </table:table-cell>
          <table:table-cell office:value-type="float" office:value="0.0906901174711381">
            <text:p>0.0906901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android</text:p>
          </table:table-cell>
          <table:table-cell office:value-type="float" office:value="0.0906901174711381">
            <text:p>0.090690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console</text:p>
          </table:table-cell>
          <table:table-cell office:value-type="float" office:value="0.0906902208548722">
            <text:p>0.0906902</text:p>
          </table:table-cell>
        </table:table-row>
        <table:table-row table:style-name="ro2">
          <table:table-cell office:value-type="string">
            <text:p>android</text:p>
          </table:table-cell>
          <table:table-cell office:value-type="string">
            <text:p>wii</text:p>
          </table:table-cell>
          <table:table-cell office:value-type="float" office:value="0.0906902208548722">
            <text:p>0.0906902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android</text:p>
          </table:table-cell>
          <table:table-cell office:value-type="float" office:value="0.0906902208548722">
            <text:p>0.090690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android</text:p>
          </table:table-cell>
          <table:table-cell office:value-type="float" office:value="0.0906902208548722">
            <text:p>0.0906902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want</text:p>
          </table:table-cell>
          <table:table-cell office:value-type="float" office:value="0.0911179355517467">
            <text:p>0.0911179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currently</text:p>
          </table:table-cell>
          <table:table-cell office:value-type="float" office:value="0.0911179355517467">
            <text:p>0.0911179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necessarily</text:p>
          </table:table-cell>
          <table:table-cell office:value-type="float" office:value="0.0912069444067142">
            <text:p>0.0912069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error</text:p>
          </table:table-cell>
          <table:table-cell office:value-type="float" office:value="0.0912069444067142">
            <text:p>0.0912069</text:p>
          </table:table-cell>
        </table:table-row>
        <table:table-row table:style-name="ro1">
          <table:table-cell office:value-type="string">
            <text:p>communications</text:p>
          </table:table-cell>
          <table:table-cell office:value-type="string">
            <text:p>jail</text:p>
          </table:table-cell>
          <table:table-cell office:value-type="float" office:value="0.0912980406300421">
            <text:p>0.0912980</text:p>
          </table:table-cell>
        </table:table-row>
        <table:table-row table:style-name="ro1">
          <table:table-cell office:value-type="string">
            <text:p>jail</text:p>
          </table:table-cell>
          <table:table-cell office:value-type="string">
            <text:p>communications</text:p>
          </table:table-cell>
          <table:table-cell office:value-type="float" office:value="0.0912980406300421">
            <text:p>0.0912980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well</text:p>
          </table:table-cell>
          <table:table-cell office:value-type="float" office:value="0.0913271374817969">
            <text:p>0.0913271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site</text:p>
          </table:table-cell>
          <table:table-cell office:value-type="float" office:value="0.0913271374817969">
            <text:p>0.0913271</text:p>
          </table:table-cell>
        </table:table-row>
        <table:table-row table:style-name="ro2">
          <table:table-cell office:value-type="string">
            <text:p>indictment</text:p>
          </table:table-cell>
          <table:table-cell office:value-type="string">
            <text:p>maloney</text:p>
          </table:table-cell>
          <table:table-cell office:value-type="float" office:value="0.0913940074985506">
            <text:p>0.0913940</text:p>
          </table:table-cell>
        </table:table-row>
        <table:table-row table:style-name="ro2">
          <table:table-cell office:value-type="string">
            <text:p>indictment</text:p>
          </table:table-cell>
          <table:table-cell office:value-type="string">
            <text:p>mccomb</text:p>
          </table:table-cell>
          <table:table-cell office:value-type="float" office:value="0.0913940074985506">
            <text:p>0.0913940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indictment</text:p>
          </table:table-cell>
          <table:table-cell office:value-type="float" office:value="0.0913940074985506">
            <text:p>0.0913940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indictment</text:p>
          </table:table-cell>
          <table:table-cell office:value-type="float" office:value="0.0913940074985506">
            <text:p>0.0913940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hard</text:p>
          </table:table-cell>
          <table:table-cell office:value-type="float" office:value="0.0914416061450081">
            <text:p>0.0914416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drives</text:p>
          </table:table-cell>
          <table:table-cell office:value-type="float" office:value="0.0914416061450081">
            <text:p>0.0914416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download</text:p>
          </table:table-cell>
          <table:table-cell office:value-type="float" office:value="0.091466074033192">
            <text:p>0.0914661</text:p>
          </table:table-cell>
        </table:table-row>
        <table:table-row table:style-name="ro2">
          <table:table-cell office:value-type="string">
            <text:p>download</text:p>
          </table:table-cell>
          <table:table-cell office:value-type="string">
            <text:p>app</text:p>
          </table:table-cell>
          <table:table-cell office:value-type="float" office:value="0.091466074033192">
            <text:p>0.0914661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swipe</text:p>
          </table:table-cell>
          <table:table-cell office:value-type="float" office:value="0.0916791536496553">
            <text:p>0.0916792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hit</text:p>
          </table:table-cell>
          <table:table-cell office:value-type="float" office:value="0.0916791536496553">
            <text:p>0.0916792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emove</text:p>
          </table:table-cell>
          <table:table-cell office:value-type="float" office:value="0.0917005530378787">
            <text:p>0.0917006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drives</text:p>
          </table:table-cell>
          <table:table-cell office:value-type="float" office:value="0.0917005530378787">
            <text:p>0.0917006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visiting</text:p>
          </table:table-cell>
          <table:table-cell office:value-type="float" office:value="0.0917461531077249">
            <text:p>0.0917462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thanks</text:p>
          </table:table-cell>
          <table:table-cell office:value-type="float" office:value="0.0917461531077249">
            <text:p>0.0917462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want</text:p>
          </table:table-cell>
          <table:table-cell office:value-type="float" office:value="0.0917606250886485">
            <text:p>0.0917606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view</text:p>
          </table:table-cell>
          <table:table-cell office:value-type="float" office:value="0.0917606250886485">
            <text:p>0.0917606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sears</text:p>
          </table:table-cell>
          <table:table-cell office:value-type="float" office:value="0.0918695546613983">
            <text:p>0.0918696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mother</text:p>
          </table:table-cell>
          <table:table-cell office:value-type="float" office:value="0.0918695546613983">
            <text:p>0.0918696</text:p>
          </table:table-cell>
        </table:table-row>
        <table:table-row table:style-name="ro2">
          <table:table-cell office:value-type="string">
            <text:p>linda</text:p>
          </table:table-cell>
          <table:table-cell office:value-type="string">
            <text:p>thing</text:p>
          </table:table-cell>
          <table:table-cell office:value-type="float" office:value="0.0919906060988363">
            <text:p>0.0919906</text:p>
          </table:table-cell>
        </table:table-row>
        <table:table-row table:style-name="ro2">
          <table:table-cell office:value-type="string">
            <text:p>thing</text:p>
          </table:table-cell>
          <table:table-cell office:value-type="string">
            <text:p>linda</text:p>
          </table:table-cell>
          <table:table-cell office:value-type="float" office:value="0.0919906060988363">
            <text:p>0.0919906</text:p>
          </table:table-cell>
        </table:table-row>
        <table:table-row table:style-name="ro2">
          <table:table-cell office:value-type="string">
            <text:p>thing</text:p>
          </table:table-cell>
          <table:table-cell office:value-type="string">
            <text:p>wegner</text:p>
          </table:table-cell>
          <table:table-cell office:value-type="float" office:value="0.0919906060988363">
            <text:p>0.0919906</text:p>
          </table:table-cell>
        </table:table-row>
        <table:table-row table:style-name="ro2">
          <table:table-cell office:value-type="string">
            <text:p>wegner</text:p>
          </table:table-cell>
          <table:table-cell office:value-type="string">
            <text:p>thing</text:p>
          </table:table-cell>
          <table:table-cell office:value-type="float" office:value="0.0919906060988363">
            <text:p>0.0919906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saved</text:p>
          </table:table-cell>
          <table:table-cell office:value-type="float" office:value="0.0921074777987435">
            <text:p>0.0921075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reset</text:p>
          </table:table-cell>
          <table:table-cell office:value-type="float" office:value="0.0921074777987435">
            <text:p>0.0921075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phones</text:p>
          </table:table-cell>
          <table:table-cell office:value-type="float" office:value="0.0922109544535065">
            <text:p>0.0922110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fail</text:p>
          </table:table-cell>
          <table:table-cell office:value-type="float" office:value="0.0922109544535065">
            <text:p>0.0922110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stored</text:p>
          </table:table-cell>
          <table:table-cell office:value-type="float" office:value="0.0924999265213078">
            <text:p>0.0924999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settings</text:p>
          </table:table-cell>
          <table:table-cell office:value-type="float" office:value="0.0924999265213078">
            <text:p>0.0924999</text:p>
          </table:table-cell>
        </table:table-row>
        <table:table-row table:style-name="ro2">
          <table:table-cell office:value-type="string">
            <text:p>breach</text:p>
          </table:table-cell>
          <table:table-cell office:value-type="string">
            <text:p>dor</text:p>
          </table:table-cell>
          <table:table-cell office:value-type="float" office:value="0.0927102848771554">
            <text:p>0.0927103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breach</text:p>
          </table:table-cell>
          <table:table-cell office:value-type="float" office:value="0.0927102848771554">
            <text:p>0.0927103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cheek</text:p>
          </table:table-cell>
          <table:table-cell office:value-type="float" office:value="0.0927109610539046">
            <text:p>0.0927110</text:p>
          </table:table-cell>
        </table:table-row>
        <table:table-row table:style-name="ro2">
          <table:table-cell office:value-type="string">
            <text:p>breach</text:p>
          </table:table-cell>
          <table:table-cell office:value-type="string">
            <text:p>sc</text:p>
          </table:table-cell>
          <table:table-cell office:value-type="float" office:value="0.0927109610539046">
            <text:p>0.0927110</text:p>
          </table:table-cell>
        </table:table-row>
        <table:table-row table:style-name="ro2">
          <table:table-cell office:value-type="string">
            <text:p>breach</text:p>
          </table:table-cell>
          <table:table-cell office:value-type="string">
            <text:p>protectmyid</text:p>
          </table:table-cell>
          <table:table-cell office:value-type="float" office:value="0.0927109610539046">
            <text:p>0.0927110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breach</text:p>
          </table:table-cell>
          <table:table-cell office:value-type="float" office:value="0.0927109610539046">
            <text:p>0.0927110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breach</text:p>
          </table:table-cell>
          <table:table-cell office:value-type="float" office:value="0.0927109610539046">
            <text:p>0.0927110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breach</text:p>
          </table:table-cell>
          <table:table-cell office:value-type="float" office:value="0.0927109610539046">
            <text:p>0.0927110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settings</text:p>
          </table:table-cell>
          <table:table-cell office:value-type="float" office:value="0.0927179083948334">
            <text:p>0.0927179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remove</text:p>
          </table:table-cell>
          <table:table-cell office:value-type="float" office:value="0.0927179083948334">
            <text:p>0.0927179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onto</text:p>
          </table:table-cell>
          <table:table-cell office:value-type="float" office:value="0.0929770712061819">
            <text:p>0.0929771</text:p>
          </table:table-cell>
        </table:table-row>
        <table:table-row table:style-name="ro2">
          <table:table-cell office:value-type="string">
            <text:p>onto</text:p>
          </table:table-cell>
          <table:table-cell office:value-type="string">
            <text:p>cirio</text:p>
          </table:table-cell>
          <table:table-cell office:value-type="float" office:value="0.0929770712061819">
            <text:p>0.0929771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onto</text:p>
          </table:table-cell>
          <table:table-cell office:value-type="float" office:value="0.0929788848190782">
            <text:p>0.0929789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onto</text:p>
          </table:table-cell>
          <table:table-cell office:value-type="float" office:value="0.0929788848190782">
            <text:p>0.0929789</text:p>
          </table:table-cell>
        </table:table-row>
        <table:table-row table:style-name="ro2">
          <table:table-cell office:value-type="string">
            <text:p>onto</text:p>
          </table:table-cell>
          <table:table-cell office:value-type="string">
            <text:p>cirios</text:p>
          </table:table-cell>
          <table:table-cell office:value-type="float" office:value="0.0929788848190782">
            <text:p>0.0929789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offshore</text:p>
          </table:table-cell>
          <table:table-cell office:value-type="float" office:value="0.0929788848190782">
            <text:p>0.0929789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freezes</text:p>
          </table:table-cell>
          <table:table-cell office:value-type="float" office:value="0.0929854840961643">
            <text:p>0.0929855</text:p>
          </table:table-cell>
        </table:table-row>
        <table:table-row table:style-name="ro1">
          <table:table-cell office:value-type="string">
            <text:p>freezes</text:p>
          </table:table-cell>
          <table:table-cell office:value-type="string">
            <text:p>attack</text:p>
          </table:table-cell>
          <table:table-cell office:value-type="float" office:value="0.0929854840961643">
            <text:p>0.0929855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full</text:p>
          </table:table-cell>
          <table:table-cell office:value-type="float" office:value="0.0931735490166674">
            <text:p>0.0931735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days</text:p>
          </table:table-cell>
          <table:table-cell office:value-type="float" office:value="0.0931735490166674">
            <text:p>0.0931735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individuals</text:p>
          </table:table-cell>
          <table:table-cell office:value-type="float" office:value="0.0931848080201293">
            <text:p>0.0931848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cashing</text:p>
          </table:table-cell>
          <table:table-cell office:value-type="float" office:value="0.0931848080201293">
            <text:p>0.0931848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renew</text:p>
          </table:table-cell>
          <table:table-cell office:value-type="float" office:value="0.0932931350766191">
            <text:p>0.0932931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park</text:p>
          </table:table-cell>
          <table:table-cell office:value-type="float" office:value="0.0932931350766191">
            <text:p>0.0932931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multiple</text:p>
          </table:table-cell>
          <table:table-cell office:value-type="float" office:value="0.0933204260229299">
            <text:p>0.0933204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direct</text:p>
          </table:table-cell>
          <table:table-cell office:value-type="float" office:value="0.0933204260229299">
            <text:p>0.0933204</text:p>
          </table:table-cell>
        </table:table-row>
        <table:table-row table:style-name="ro2">
          <table:table-cell office:value-type="string">
            <text:p>leader</text:p>
          </table:table-cell>
          <table:table-cell office:value-type="string">
            <text:p>lifelock</text:p>
          </table:table-cell>
          <table:table-cell office:value-type="float" office:value="0.0933680705136269">
            <text:p>0.0933681</text:p>
          </table:table-cell>
        </table:table-row>
        <table:table-row table:style-name="ro2">
          <table:table-cell office:value-type="string">
            <text:p>lifelock</text:p>
          </table:table-cell>
          <table:table-cell office:value-type="string">
            <text:p>leader</text:p>
          </table:table-cell>
          <table:table-cell office:value-type="float" office:value="0.0933680705136269">
            <text:p>0.0933681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well</text:p>
          </table:table-cell>
          <table:table-cell office:value-type="float" office:value="0.0935135349814318">
            <text:p>0.0935135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full</text:p>
          </table:table-cell>
          <table:table-cell office:value-type="float" office:value="0.0935135349814318">
            <text:p>0.0935135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pounds</text:p>
          </table:table-cell>
          <table:table-cell office:value-type="float" office:value="0.0935195113625227">
            <text:p>0.0935195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considered</text:p>
          </table:table-cell>
          <table:table-cell office:value-type="float" office:value="0.0935195113625227">
            <text:p>0.0935195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team</text:p>
          </table:table-cell>
          <table:table-cell office:value-type="float" office:value="0.0936551569051332">
            <text:p>0.0936552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breach</text:p>
          </table:table-cell>
          <table:table-cell office:value-type="float" office:value="0.0936551569051332">
            <text:p>0.0936552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lock</text:p>
          </table:table-cell>
          <table:table-cell office:value-type="float" office:value="0.0937100707933133">
            <text:p>0.0937101</text:p>
          </table:table-cell>
        </table:table-row>
        <table:table-row table:style-name="ro1">
          <table:table-cell office:value-type="string">
            <text:p>lock</text:p>
          </table:table-cell>
          <table:table-cell office:value-type="string">
            <text:p>child</text:p>
          </table:table-cell>
          <table:table-cell office:value-type="float" office:value="0.0937100707933133">
            <text:p>0.0937101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individuals</text:p>
          </table:table-cell>
          <table:table-cell office:value-type="float" office:value="0.0938313579155894">
            <text:p>0.0938314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activity</text:p>
          </table:table-cell>
          <table:table-cell office:value-type="float" office:value="0.0938313579155894">
            <text:p>0.0938314</text:p>
          </table:table-cell>
        </table:table-row>
        <table:table-row table:style-name="ro1">
          <table:table-cell office:value-type="string">
            <text:p>attacks</text:p>
          </table:table-cell>
          <table:table-cell office:value-type="string">
            <text:p>insider</text:p>
          </table:table-cell>
          <table:table-cell office:value-type="float" office:value="0.0938472229562791">
            <text:p>0.0938472</text:p>
          </table:table-cell>
        </table:table-row>
        <table:table-row table:style-name="ro1">
          <table:table-cell office:value-type="string">
            <text:p>insider</text:p>
          </table:table-cell>
          <table:table-cell office:value-type="string">
            <text:p>attacks</text:p>
          </table:table-cell>
          <table:table-cell office:value-type="float" office:value="0.0938472229562791">
            <text:p>0.0938472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playing</text:p>
          </table:table-cell>
          <table:table-cell office:value-type="float" office:value="0.0939419810406112">
            <text:p>0.0939420</text:p>
          </table:table-cell>
        </table:table-row>
        <table:table-row table:style-name="ro2">
          <table:table-cell office:value-type="string">
            <text:p>playing</text:p>
          </table:table-cell>
          <table:table-cell office:value-type="string">
            <text:p>irish</text:p>
          </table:table-cell>
          <table:table-cell office:value-type="float" office:value="0.0939419810406112">
            <text:p>0.0939420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playing</text:p>
          </table:table-cell>
          <table:table-cell office:value-type="float" office:value="0.0939432427186383">
            <text:p>0.0939432</text:p>
          </table:table-cell>
        </table:table-row>
        <table:table-row table:style-name="ro2">
          <table:table-cell office:value-type="string">
            <text:p>playing</text:p>
          </table:table-cell>
          <table:table-cell office:value-type="string">
            <text:p>marquette</text:p>
          </table:table-cell>
          <table:table-cell office:value-type="float" office:value="0.0939432427186383">
            <text:p>0.0939432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playing</text:p>
          </table:table-cell>
          <table:table-cell office:value-type="float" office:value="0.0939436623414693">
            <text:p>0.0939437</text:p>
          </table:table-cell>
        </table:table-row>
        <table:table-row table:style-name="ro2">
          <table:table-cell office:value-type="string">
            <text:p>playing</text:p>
          </table:table-cell>
          <table:table-cell office:value-type="string">
            <text:p>brey</text:p>
          </table:table-cell>
          <table:table-cell office:value-type="float" office:value="0.0939436623414693">
            <text:p>0.0939437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playing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playing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playing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golden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eagles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martin</text:p>
          </table:table-cell>
          <table:table-cell office:value-type="float" office:value="0.0939440814987511">
            <text:p>0.0939441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enrolled</text:p>
          </table:table-cell>
          <table:table-cell office:value-type="float" office:value="0.0942252963182118">
            <text:p>0.0942253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assistance</text:p>
          </table:table-cell>
          <table:table-cell office:value-type="float" office:value="0.0942252963182118">
            <text:p>0.0942253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purchase</text:p>
          </table:table-cell>
          <table:table-cell office:value-type="float" office:value="0.09425050499696">
            <text:p>0.0942505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days</text:p>
          </table:table-cell>
          <table:table-cell office:value-type="float" office:value="0.09425050499696">
            <text:p>0.0942505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some</text:p>
          </table:table-cell>
          <table:table-cell office:value-type="float" office:value="0.0942950838859217">
            <text:p>0.0942951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passwords</text:p>
          </table:table-cell>
          <table:table-cell office:value-type="float" office:value="0.0942950838859217">
            <text:p>0.0942951</text:p>
          </table:table-cell>
        </table:table-row>
        <table:table-row table:style-name="ro2">
          <table:table-cell office:value-type="string">
            <text:p>drugs</text:p>
          </table:table-cell>
          <table:table-cell office:value-type="string">
            <text:p>galvin</text:p>
          </table:table-cell>
          <table:table-cell office:value-type="float" office:value="0.0944496617340831">
            <text:p>0.0944497</text:p>
          </table:table-cell>
        </table:table-row>
        <table:table-row table:style-name="ro2">
          <table:table-cell office:value-type="string">
            <text:p>galvin</text:p>
          </table:table-cell>
          <table:table-cell office:value-type="string">
            <text:p>drugs</text:p>
          </table:table-cell>
          <table:table-cell office:value-type="float" office:value="0.0944496617340831">
            <text:p>0.0944497</text:p>
          </table:table-cell>
        </table:table-row>
        <table:table-row table:style-name="ro2">
          <table:table-cell office:value-type="string">
            <text:p>block</text:p>
          </table:table-cell>
          <table:table-cell office:value-type="string">
            <text:p>winnetka</text:p>
          </table:table-cell>
          <table:table-cell office:value-type="float" office:value="0.0944830825062932">
            <text:p>0.0944831</text:p>
          </table:table-cell>
        </table:table-row>
        <table:table-row table:style-name="ro2">
          <table:table-cell office:value-type="string">
            <text:p>winnetka</text:p>
          </table:table-cell>
          <table:table-cell office:value-type="string">
            <text:p>block</text:p>
          </table:table-cell>
          <table:table-cell office:value-type="float" office:value="0.0944830825062932">
            <text:p>0.0944831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records</text:p>
          </table:table-cell>
          <table:table-cell office:value-type="float" office:value="0.0949529908837226">
            <text:p>0.0949530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patients</text:p>
          </table:table-cell>
          <table:table-cell office:value-type="float" office:value="0.0949529908837226">
            <text:p>0.0949530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modern</text:p>
          </table:table-cell>
          <table:table-cell office:value-type="float" office:value="0.0949566944699098">
            <text:p>0.0949567</text:p>
          </table:table-cell>
        </table:table-row>
        <table:table-row table:style-name="ro1">
          <table:table-cell office:value-type="string">
            <text:p>modern</text:p>
          </table:table-cell>
          <table:table-cell office:value-type="string">
            <text:p>authentication</text:p>
          </table:table-cell>
          <table:table-cell office:value-type="float" office:value="0.0949566944699098">
            <text:p>0.0949567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january</text:p>
          </table:table-cell>
          <table:table-cell office:value-type="float" office:value="0.0949708801854966">
            <text:p>0.094970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date</text:p>
          </table:table-cell>
          <table:table-cell office:value-type="float" office:value="0.0949708801854966">
            <text:p>0.0949709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tap</text:p>
          </table:table-cell>
          <table:table-cell office:value-type="float" office:value="0.0950347377347161">
            <text:p>0.0950347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android</text:p>
          </table:table-cell>
          <table:table-cell office:value-type="float" office:value="0.0950347377347161">
            <text:p>0.0950347</text:p>
          </table:table-cell>
        </table:table-row>
        <table:table-row table:style-name="ro1">
          <table:table-cell office:value-type="string">
            <text:p>jail</text:p>
          </table:table-cell>
          <table:table-cell office:value-type="string">
            <text:p>spread</text:p>
          </table:table-cell>
          <table:table-cell office:value-type="float" office:value="0.0951056265351543">
            <text:p>0.0951056</text:p>
          </table:table-cell>
        </table:table-row>
        <table:table-row table:style-name="ro1">
          <table:table-cell office:value-type="string">
            <text:p>spread</text:p>
          </table:table-cell>
          <table:table-cell office:value-type="string">
            <text:p>jail</text:p>
          </table:table-cell>
          <table:table-cell office:value-type="float" office:value="0.0951056265351543">
            <text:p>0.0951056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transactions</text:p>
          </table:table-cell>
          <table:table-cell office:value-type="float" office:value="0.0951389897684554">
            <text:p>0.0951390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checks</text:p>
          </table:table-cell>
          <table:table-cell office:value-type="float" office:value="0.0951389897684554">
            <text:p>0.0951390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weight</text:p>
          </table:table-cell>
          <table:table-cell office:value-type="float" office:value="0.0951895954697664">
            <text:p>0.0951896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size</text:p>
          </table:table-cell>
          <table:table-cell office:value-type="float" office:value="0.0951895954697664">
            <text:p>0.0951896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size</text:p>
          </table:table-cell>
          <table:table-cell office:value-type="float" office:value="0.0951896205510771">
            <text:p>0.0951896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actress</text:p>
          </table:table-cell>
          <table:table-cell office:value-type="float" office:value="0.0951896205510771">
            <text:p>0.0951896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size</text:p>
          </table:table-cell>
          <table:table-cell office:value-type="float" office:value="0.09518964564064">
            <text:p>0.0951896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size</text:p>
          </table:table-cell>
          <table:table-cell office:value-type="float" office:value="0.09518964564064">
            <text:p>0.0951896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obese</text:p>
          </table:table-cell>
          <table:table-cell office:value-type="float" office:value="0.09518964564064">
            <text:p>0.0951896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film</text:p>
          </table:table-cell>
          <table:table-cell office:value-type="float" office:value="0.09518964564064">
            <text:p>0.0951896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playing</text:p>
          </table:table-cell>
          <table:table-cell office:value-type="float" office:value="0.0952383136103085">
            <text:p>0.0952383</text:p>
          </table:table-cell>
        </table:table-row>
        <table:table-row table:style-name="ro2">
          <table:table-cell office:value-type="string">
            <text:p>playing</text:p>
          </table:table-cell>
          <table:table-cell office:value-type="string">
            <text:p>notre</text:p>
          </table:table-cell>
          <table:table-cell office:value-type="float" office:value="0.0952383136103085">
            <text:p>0.0952383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t</text:p>
          </table:table-cell>
          <table:table-cell office:value-type="float" office:value="0.0952792205734661">
            <text:p>0.0952792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berks</text:p>
          </table:table-cell>
          <table:table-cell office:value-type="float" office:value="0.0952792205734661">
            <text:p>0.0952792</text:p>
          </table:table-cell>
        </table:table-row>
        <table:table-row table:style-name="ro1">
          <table:table-cell office:value-type="string">
            <text:p>seminar</text:p>
          </table:table-cell>
          <table:table-cell office:value-type="string">
            <text:p>t</text:p>
          </table:table-cell>
          <table:table-cell office:value-type="float" office:value="0.0952797658063113">
            <text:p>0.0952798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seminar</text:p>
          </table:table-cell>
          <table:table-cell office:value-type="float" office:value="0.0952797658063113">
            <text:p>0.0952798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t</text:p>
          </table:table-cell>
          <table:table-cell office:value-type="float" office:value="0.0952799471241903">
            <text:p>0.0952799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latino</text:p>
          </table:table-cell>
          <table:table-cell office:value-type="float" office:value="0.0952799471241903">
            <text:p>0.0952799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birth</text:p>
          </table:table-cell>
          <table:table-cell office:value-type="float" office:value="0.0953180791001409">
            <text:p>0.0953181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nathan</text:p>
          </table:table-cell>
          <table:table-cell office:value-type="float" office:value="0.0953180791001409">
            <text:p>0.0953181</text:p>
          </table:table-cell>
        </table:table-row>
        <table:table-row table:style-name="ro1">
          <table:table-cell office:value-type="string">
            <text:p>birth</text:p>
          </table:table-cell>
          <table:table-cell table:style-name="ce1" office:value-type="string">
            <text:p>1957</text:p>
          </table:table-cell>
          <table:table-cell office:value-type="float" office:value="0.0953180791001409">
            <text:p>0.0953181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birth</text:p>
          </table:table-cell>
          <table:table-cell office:value-type="float" office:value="0.0953180791001409">
            <text:p>0.0953181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paul</text:p>
          </table:table-cell>
          <table:table-cell office:value-type="float" office:value="0.0953182713748608">
            <text:p>0.0953183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durhams</text:p>
          </table:table-cell>
          <table:table-cell office:value-type="float" office:value="0.0953182713748608">
            <text:p>0.0953183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birth</text:p>
          </table:table-cell>
          <table:table-cell office:value-type="float" office:value="0.0953182713748608">
            <text:p>0.0953183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birth</text:p>
          </table:table-cell>
          <table:table-cell office:value-type="float" office:value="0.0953182713748608">
            <text:p>0.0953183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ronnie</text:p>
          </table:table-cell>
          <table:table-cell office:value-type="float" office:value="0.0953192403520712">
            <text:p>0.0953192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birth</text:p>
          </table:table-cell>
          <table:table-cell office:value-type="float" office:value="0.0953192403520712">
            <text:p>0.0953192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johnson</text:p>
          </table:table-cell>
          <table:table-cell office:value-type="float" office:value="0.0955941219126759">
            <text:p>0.0955941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birth</text:p>
          </table:table-cell>
          <table:table-cell office:value-type="float" office:value="0.0955941219126759">
            <text:p>0.0955941</text:p>
          </table:table-cell>
        </table:table-row>
        <table:table-row table:style-name="ro2">
          <table:table-cell office:value-type="string">
            <text:p>riverside</text:p>
          </table:table-cell>
          <table:table-cell office:value-type="string">
            <text:p>ryan</text:p>
          </table:table-cell>
          <table:table-cell office:value-type="float" office:value="0.0955979137491875">
            <text:p>0.0955979</text:p>
          </table:table-cell>
        </table:table-row>
        <table:table-row table:style-name="ro2">
          <table:table-cell office:value-type="string">
            <text:p>ryan</text:p>
          </table:table-cell>
          <table:table-cell office:value-type="string">
            <text:p>riverside</text:p>
          </table:table-cell>
          <table:table-cell office:value-type="float" office:value="0.0955979137491875">
            <text:p>0.0955979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playing</text:p>
          </table:table-cell>
          <table:table-cell office:value-type="float" office:value="0.0956407336989348">
            <text:p>0.0956407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dame</text:p>
          </table:table-cell>
          <table:table-cell office:value-type="float" office:value="0.0956407336989348">
            <text:p>0.0956407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global</text:p>
          </table:table-cell>
          <table:table-cell office:value-type="float" office:value="0.0956583957807904">
            <text:p>0.0956584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countries</text:p>
          </table:table-cell>
          <table:table-cell office:value-type="float" office:value="0.0956583957807904">
            <text:p>0.0956584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t</text:p>
          </table:table-cell>
          <table:table-cell office:value-type="float" office:value="0.0956672432080645">
            <text:p>0.0956672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adams</text:p>
          </table:table-cell>
          <table:table-cell office:value-type="float" office:value="0.0956672432080645">
            <text:p>0.0956672</text:p>
          </table:table-cell>
        </table:table-row>
        <table:table-row table:style-name="ro2">
          <table:table-cell office:value-type="string">
            <text:p>aggressive</text:p>
          </table:table-cell>
          <table:table-cell office:value-type="string">
            <text:p>melissa</text:p>
          </table:table-cell>
          <table:table-cell office:value-type="float" office:value="0.095681878323109">
            <text:p>0.0956819</text:p>
          </table:table-cell>
        </table:table-row>
        <table:table-row table:style-name="ro2">
          <table:table-cell office:value-type="string">
            <text:p>aggressive</text:p>
          </table:table-cell>
          <table:table-cell office:value-type="string">
            <text:p>mccarthy</text:p>
          </table:table-cell>
          <table:table-cell office:value-type="float" office:value="0.095681878323109">
            <text:p>0.0956819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aggressive</text:p>
          </table:table-cell>
          <table:table-cell office:value-type="float" office:value="0.095681878323109">
            <text:p>0.0956819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aggressive</text:p>
          </table:table-cell>
          <table:table-cell office:value-type="float" office:value="0.095681878323109">
            <text:p>0.0956819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pii</text:p>
          </table:table-cell>
          <table:table-cell office:value-type="float" office:value="0.0957610028988533">
            <text:p>0.0957610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evernote</text:p>
          </table:table-cell>
          <table:table-cell office:value-type="float" office:value="0.0957610028988533">
            <text:p>0.0957610</text:p>
          </table:table-cell>
        </table:table-row>
        <table:table-row table:style-name="ro2">
          <table:table-cell office:value-type="string">
            <text:p>individual</text:p>
          </table:table-cell>
          <table:table-cell office:value-type="string">
            <text:p>jackson</text:p>
          </table:table-cell>
          <table:table-cell office:value-type="float" office:value="0.0958040705609735">
            <text:p>0.0958041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individual</text:p>
          </table:table-cell>
          <table:table-cell office:value-type="float" office:value="0.0958040705609735">
            <text:p>0.0958041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reformat</text:p>
          </table:table-cell>
          <table:table-cell office:value-type="float" office:value="0.0958108193928171">
            <text:p>0.0958108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electronics</text:p>
          </table:table-cell>
          <table:table-cell office:value-type="float" office:value="0.0958108193928171">
            <text:p>0.0958108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durham</text:p>
          </table:table-cell>
          <table:table-cell office:value-type="float" office:value="0.0958390613183728">
            <text:p>0.0958391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birth</text:p>
          </table:table-cell>
          <table:table-cell office:value-type="float" office:value="0.0958390613183728">
            <text:p>0.0958391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record</text:p>
          </table:table-cell>
          <table:table-cell office:value-type="float" office:value="0.0958504223072938">
            <text:p>0.0958504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patients</text:p>
          </table:table-cell>
          <table:table-cell office:value-type="float" office:value="0.0958504223072938">
            <text:p>0.0958504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passport</text:p>
          </table:table-cell>
          <table:table-cell office:value-type="float" office:value="0.0959736583215284">
            <text:p>0.0959737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date</text:p>
          </table:table-cell>
          <table:table-cell office:value-type="float" office:value="0.0959736583215284">
            <text:p>0.0959737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process</text:p>
          </table:table-cell>
          <table:table-cell office:value-type="float" office:value="0.0959916316951733">
            <text:p>0.0959916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iphone</text:p>
          </table:table-cell>
          <table:table-cell office:value-type="float" office:value="0.0959916316951733">
            <text:p>0.0959916</text:p>
          </table:table-cell>
        </table:table-row>
        <table:table-row table:style-name="ro1">
          <table:table-cell office:value-type="string">
            <text:p>relating</text:p>
          </table:table-cell>
          <table:table-cell office:value-type="string">
            <text:p>silver</text:p>
          </table:table-cell>
          <table:table-cell office:value-type="float" office:value="0.0960451622356248">
            <text:p>0.0960452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relating</text:p>
          </table:table-cell>
          <table:table-cell office:value-type="float" office:value="0.0960451622356248">
            <text:p>0.0960452</text:p>
          </table:table-cell>
        </table:table-row>
        <table:table-row table:style-name="ro1">
          <table:table-cell office:value-type="string">
            <text:p>exposure</text:p>
          </table:table-cell>
          <table:table-cell office:value-type="string">
            <text:p>prepare</text:p>
          </table:table-cell>
          <table:table-cell office:value-type="float" office:value="0.096057181644867">
            <text:p>0.0960572</text:p>
          </table:table-cell>
        </table:table-row>
        <table:table-row table:style-name="ro1">
          <table:table-cell office:value-type="string">
            <text:p>prepare</text:p>
          </table:table-cell>
          <table:table-cell office:value-type="string">
            <text:p>exposure</text:p>
          </table:table-cell>
          <table:table-cell office:value-type="float" office:value="0.096057181644867">
            <text:p>0.0960572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software</text:p>
          </table:table-cell>
          <table:table-cell office:value-type="float" office:value="0.0961280323979981">
            <text:p>0.0961280</text:p>
          </table:table-cell>
        </table:table-row>
        <table:table-row table:style-name="ro1">
          <table:table-cell office:value-type="string">
            <text:p>software</text:p>
          </table:table-cell>
          <table:table-cell office:value-type="string">
            <text:p>infected</text:p>
          </table:table-cell>
          <table:table-cell office:value-type="float" office:value="0.0961280323979981">
            <text:p>0.0961280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settings</text:p>
          </table:table-cell>
          <table:table-cell office:value-type="float" office:value="0.0964050180425218">
            <text:p>0.0964050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rid</text:p>
          </table:table-cell>
          <table:table-cell office:value-type="float" office:value="0.0964050180425218">
            <text:p>0.0964050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patient</text:p>
          </table:table-cell>
          <table:table-cell office:value-type="float" office:value="0.0964421365082921">
            <text:p>0.0964421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confident</text:p>
          </table:table-cell>
          <table:table-cell office:value-type="float" office:value="0.0964421365082921">
            <text:p>0.0964421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playing</text:p>
          </table:table-cell>
          <table:table-cell office:value-type="float" office:value="0.0965373919146849">
            <text:p>0.0965374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games</text:p>
          </table:table-cell>
          <table:table-cell office:value-type="float" office:value="0.0965373919146849">
            <text:p>0.0965374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phone</text:p>
          </table:table-cell>
          <table:table-cell office:value-type="float" office:value="0.0965910678849177">
            <text:p>0.0965911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browser</text:p>
          </table:table-cell>
          <table:table-cell office:value-type="float" office:value="0.0965910678849177">
            <text:p>0.0965911</text:p>
          </table:table-cell>
        </table:table-row>
        <table:table-row table:style-name="ro2">
          <table:table-cell office:value-type="string">
            <text:p>janedoeaolcom</text:p>
          </table:table-cell>
          <table:table-cell office:value-type="string">
            <text:p>updates</text:p>
          </table:table-cell>
          <table:table-cell office:value-type="float" office:value="0.0966505659556506">
            <text:p>0.0966506</text:p>
          </table:table-cell>
        </table:table-row>
        <table:table-row table:style-name="ro2">
          <table:table-cell office:value-type="string">
            <text:p>updates</text:p>
          </table:table-cell>
          <table:table-cell office:value-type="string">
            <text:p>validates_email_format_ofmessageenter</text:p>
          </table:table-cell>
          <table:table-cell office:value-type="float" office:value="0.0966505659556506">
            <text:p>0.0966506</text:p>
          </table:table-cell>
        </table:table-row>
        <table:table-row table:style-name="ro2">
          <table:table-cell office:value-type="string">
            <text:p>updates</text:p>
          </table:table-cell>
          <table:table-cell office:value-type="string">
            <text:p>janedoeaolcom</text:p>
          </table:table-cell>
          <table:table-cell office:value-type="float" office:value="0.0966505659556506">
            <text:p>0.0966506</text:p>
          </table:table-cell>
        </table:table-row>
        <table:table-row table:style-name="ro2">
          <table:table-cell office:value-type="string">
            <text:p>validates_email_format_ofmessageenter</text:p>
          </table:table-cell>
          <table:table-cell office:value-type="string">
            <text:p>updates</text:p>
          </table:table-cell>
          <table:table-cell office:value-type="float" office:value="0.0966505659556506">
            <text:p>0.0966506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penalties</text:p>
          </table:table-cell>
          <table:table-cell office:value-type="float" office:value="0.0966602975474585">
            <text:p>0.0966603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deductions</text:p>
          </table:table-cell>
          <table:table-cell office:value-type="float" office:value="0.0966602975474585">
            <text:p>0.0966603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lewis</text:p>
          </table:table-cell>
          <table:table-cell office:value-type="float" office:value="0.0967692848560521">
            <text:p>0.0967693</text:p>
          </table:table-cell>
        </table:table-row>
        <table:table-row table:style-name="ro1">
          <table:table-cell office:value-type="string">
            <text:p>lewis</text:p>
          </table:table-cell>
          <table:table-cell office:value-type="string">
            <text:p>central</text:p>
          </table:table-cell>
          <table:table-cell office:value-type="float" office:value="0.0967692848560521">
            <text:p>0.0967693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subcommittee</text:p>
          </table:table-cell>
          <table:table-cell office:value-type="float" office:value="0.0969296410464184">
            <text:p>0.0969296</text:p>
          </table:table-cell>
        </table:table-row>
        <table:table-row table:style-name="ro1">
          <table:table-cell office:value-type="string">
            <text:p>subcommittee</text:p>
          </table:table-cell>
          <table:table-cell office:value-type="string">
            <text:p>attack</text:p>
          </table:table-cell>
          <table:table-cell office:value-type="float" office:value="0.0969296410464184">
            <text:p>0.0969296</text:p>
          </table:table-cell>
        </table:table-row>
        <table:table-row table:style-name="ro2">
          <table:table-cell office:value-type="string">
            <text:p>detected</text:p>
          </table:table-cell>
          <table:table-cell office:value-type="string">
            <text:p>parton</text:p>
          </table:table-cell>
          <table:table-cell office:value-type="float" office:value="0.0970520739558763">
            <text:p>0.0970521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detected</text:p>
          </table:table-cell>
          <table:table-cell office:value-type="float" office:value="0.0970520739558763">
            <text:p>0.097052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option</text:p>
          </table:table-cell>
          <table:table-cell office:value-type="float" office:value="0.0970914953526121">
            <text:p>0.0970915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android</text:p>
          </table:table-cell>
          <table:table-cell office:value-type="float" office:value="0.0970914953526121">
            <text:p>0.0970915</text:p>
          </table:table-cell>
        </table:table-row>
        <table:table-row table:style-name="ro2">
          <table:table-cell office:value-type="string">
            <text:p>pretending</text:p>
          </table:table-cell>
          <table:table-cell office:value-type="string">
            <text:p>travelling</text:p>
          </table:table-cell>
          <table:table-cell office:value-type="float" office:value="0.09721280019792">
            <text:p>0.0972128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pretending</text:p>
          </table:table-cell>
          <table:table-cell office:value-type="float" office:value="0.09721280019792">
            <text:p>0.0972128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pretending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pretending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relative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foreclosure</text:p>
          </table:table-cell>
          <table:table-cell office:value-type="float" office:value="0.0972136111673528">
            <text:p>0.0972136</text:p>
          </table:table-cell>
        </table:table-row>
        <table:table-row table:style-name="ro2">
          <table:table-cell office:value-type="string">
            <text:p>pretending</text:p>
          </table:table-cell>
          <table:table-cell office:value-type="string">
            <text:p>target_hplink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pretending</text:p>
          </table:table-cell>
          <table:table-cell office:value-type="float" office:value="0.0972136111673528">
            <text:p>0.0972136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pretending</text:p>
          </table:table-cell>
          <table:table-cell office:value-type="float" office:value="0.0972136111673528">
            <text:p>0.0972136</text:p>
          </table:table-cell>
        </table:table-row>
        <table:table-row table:style-name="ro1">
          <table:table-cell office:value-type="string">
            <text:p>compliance</text:p>
          </table:table-cell>
          <table:table-cell office:value-type="string">
            <text:p>dedicated</text:p>
          </table:table-cell>
          <table:table-cell office:value-type="float" office:value="0.097507201366996">
            <text:p>0.0975072</text:p>
          </table:table-cell>
        </table:table-row>
        <table:table-row table:style-name="ro1">
          <table:table-cell office:value-type="string">
            <text:p>dedicated</text:p>
          </table:table-cell>
          <table:table-cell office:value-type="string">
            <text:p>compliance</text:p>
          </table:table-cell>
          <table:table-cell office:value-type="float" office:value="0.097507201366996">
            <text:p>0.097507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safety</text:p>
          </table:table-cell>
          <table:table-cell office:value-type="float" office:value="0.0977224399509095">
            <text:p>0.0977224</text:p>
          </table:table-cell>
        </table:table-row>
        <table:table-row table:style-name="ro2">
          <table:table-cell office:value-type="string">
            <text:p>safety</text:p>
          </table:table-cell>
          <table:table-cell office:value-type="string">
            <text:p>evernote</text:p>
          </table:table-cell>
          <table:table-cell office:value-type="float" office:value="0.0977224399509095">
            <text:p>0.0977224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parton</text:p>
          </table:table-cell>
          <table:table-cell office:value-type="float" office:value="0.0979453620444011">
            <text:p>0.0979454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miami</text:p>
          </table:table-cell>
          <table:table-cell office:value-type="float" office:value="0.0979453620444011">
            <text:p>0.0979454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jobs</text:p>
          </table:table-cell>
          <table:table-cell office:value-type="float" office:value="0.0982509895109736">
            <text:p>0.0982510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itunes</text:p>
          </table:table-cell>
          <table:table-cell office:value-type="float" office:value="0.0982509895109736">
            <text:p>0.0982510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palm</text:p>
          </table:table-cell>
          <table:table-cell office:value-type="float" office:value="0.0982585321215903">
            <text:p>0.0982585</text:p>
          </table:table-cell>
        </table:table-row>
        <table:table-row table:style-name="ro1">
          <table:table-cell office:value-type="string">
            <text:p>palm</text:p>
          </table:table-cell>
          <table:table-cell office:value-type="string">
            <text:p>beach</text:p>
          </table:table-cell>
          <table:table-cell office:value-type="float" office:value="0.0982585321215903">
            <text:p>0.0982585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settings</text:p>
          </table:table-cell>
          <table:table-cell office:value-type="float" office:value="0.0984802722552148">
            <text:p>0.0984803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memory</text:p>
          </table:table-cell>
          <table:table-cell office:value-type="float" office:value="0.0984802722552148">
            <text:p>0.0984803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iphone</text:p>
          </table:table-cell>
          <table:table-cell office:value-type="float" office:value="0.098496670488606">
            <text:p>0.0984967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instant</text:p>
          </table:table-cell>
          <table:table-cell office:value-type="float" office:value="0.098496670488606">
            <text:p>0.0984967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weight</text:p>
          </table:table-cell>
          <table:table-cell office:value-type="float" office:value="0.0985511227800172">
            <text:p>0.0985511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dangerous</text:p>
          </table:table-cell>
          <table:table-cell office:value-type="float" office:value="0.0985511227800172">
            <text:p>0.0985511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dangerous</text:p>
          </table:table-cell>
          <table:table-cell office:value-type="float" office:value="0.098551654876137">
            <text:p>0.0985517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actress</text:p>
          </table:table-cell>
          <table:table-cell office:value-type="float" office:value="0.098551654876137">
            <text:p>0.0985517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obese</text:p>
          </table:table-cell>
          <table:table-cell office:value-type="float" office:value="0.0985521862584045">
            <text:p>0.0985522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film</text:p>
          </table:table-cell>
          <table:table-cell office:value-type="float" office:value="0.0985521862584045">
            <text:p>0.0985522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dangerous</text:p>
          </table:table-cell>
          <table:table-cell office:value-type="float" office:value="0.0985521862584045">
            <text:p>0.0985522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dangerous</text:p>
          </table:table-cell>
          <table:table-cell office:value-type="float" office:value="0.0985521862584045">
            <text:p>0.0985522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ronnie</text:p>
          </table:table-cell>
          <table:table-cell office:value-type="float" office:value="0.0986890208459422">
            <text:p>0.0986890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jersey</text:p>
          </table:table-cell>
          <table:table-cell office:value-type="float" office:value="0.0986890208459422">
            <text:p>0.0986890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jersey</text:p>
          </table:table-cell>
          <table:table-cell office:value-type="float" office:value="0.0986902849828892">
            <text:p>0.0986903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paul</text:p>
          </table:table-cell>
          <table:table-cell office:value-type="float" office:value="0.0986902849828892">
            <text:p>0.0986903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durhams</text:p>
          </table:table-cell>
          <table:table-cell office:value-type="float" office:value="0.0986902849828892">
            <text:p>0.0986903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jersey</text:p>
          </table:table-cell>
          <table:table-cell office:value-type="float" office:value="0.0986902849828892">
            <text:p>0.0986903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jersey</text:p>
          </table:table-cell>
          <table:table-cell office:value-type="float" office:value="0.0986905366251705">
            <text:p>0.0986905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nathan</text:p>
          </table:table-cell>
          <table:table-cell office:value-type="float" office:value="0.0986905366251705">
            <text:p>0.0986905</text:p>
          </table:table-cell>
        </table:table-row>
        <table:table-row table:style-name="ro1">
          <table:table-cell office:value-type="string">
            <text:p>jersey</text:p>
          </table:table-cell>
          <table:table-cell table:style-name="ce1" office:value-type="string">
            <text:p>1957</text:p>
          </table:table-cell>
          <table:table-cell office:value-type="float" office:value="0.0986905366251705">
            <text:p>0.0986905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jersey</text:p>
          </table:table-cell>
          <table:table-cell office:value-type="float" office:value="0.0986905366251705">
            <text:p>0.0986905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vendors</text:p>
          </table:table-cell>
          <table:table-cell office:value-type="float" office:value="0.0989219062845367">
            <text:p>0.0989219</text:p>
          </table:table-cell>
        </table:table-row>
        <table:table-row table:style-name="ro2">
          <table:table-cell office:value-type="string">
            <text:p>vendors</text:p>
          </table:table-cell>
          <table:table-cell office:value-type="string">
            <text:p>healthcare</text:p>
          </table:table-cell>
          <table:table-cell office:value-type="float" office:value="0.0989219062845367">
            <text:p>0.0989219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infect</text:p>
          </table:table-cell>
          <table:table-cell office:value-type="float" office:value="0.0989268134005334">
            <text:p>0.0989268</text:p>
          </table:table-cell>
        </table:table-row>
        <table:table-row table:style-name="ro2">
          <table:table-cell office:value-type="string">
            <text:p>infect</text:p>
          </table:table-cell>
          <table:table-cell office:value-type="string">
            <text:p>cybercriminals</text:p>
          </table:table-cell>
          <table:table-cell office:value-type="float" office:value="0.0989268134005334">
            <text:p>0.0989268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johnson</text:p>
          </table:table-cell>
          <table:table-cell office:value-type="float" office:value="0.0990515452207336">
            <text:p>0.0990515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jersey</text:p>
          </table:table-cell>
          <table:table-cell office:value-type="float" office:value="0.0990515452207336">
            <text:p>0.0990515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want</text:p>
          </table:table-cell>
          <table:table-cell office:value-type="float" office:value="0.099150971520042">
            <text:p>0.0991510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subscription</text:p>
          </table:table-cell>
          <table:table-cell office:value-type="float" office:value="0.099150971520042">
            <text:p>0.0991510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vendors</text:p>
          </table:table-cell>
          <table:table-cell office:value-type="float" office:value="0.0991768842301496">
            <text:p>0.0991769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patient</text:p>
          </table:table-cell>
          <table:table-cell office:value-type="float" office:value="0.0991768842301496">
            <text:p>0.0991769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schemes</text:p>
          </table:table-cell>
          <table:table-cell office:value-type="float" office:value="0.0992473415166673">
            <text:p>0.0992473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variation</text:p>
          </table:table-cell>
          <table:table-cell office:value-type="float" office:value="0.0992473415166673">
            <text:p>0.0992473</text:p>
          </table:table-cell>
        </table:table-row>
        <table:table-row table:style-name="ro2">
          <table:table-cell office:value-type="string">
            <text:p>schemes</text:p>
          </table:table-cell>
          <table:table-cell office:value-type="string">
            <text:p>passphrase</text:p>
          </table:table-cell>
          <table:table-cell office:value-type="float" office:value="0.0992473415166673">
            <text:p>0.0992473</text:p>
          </table:table-cell>
        </table:table-row>
        <table:table-row table:style-name="ro2">
          <table:table-cell office:value-type="string">
            <text:p>schemes</text:p>
          </table:table-cell>
          <table:table-cell office:value-type="string">
            <text:p>username</text:p>
          </table:table-cell>
          <table:table-cell office:value-type="float" office:value="0.0992473415166673">
            <text:p>0.0992473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schemes</text:p>
          </table:table-cell>
          <table:table-cell office:value-type="float" office:value="0.0992473415166673">
            <text:p>0.0992473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schemes</text:p>
          </table:table-cell>
          <table:table-cell office:value-type="float" office:value="0.0992473415166673">
            <text:p>0.0992473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processed</text:p>
          </table:table-cell>
          <table:table-cell office:value-type="float" office:value="0.099275040778262">
            <text:p>0.0992750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institutions</text:p>
          </table:table-cell>
          <table:table-cell office:value-type="float" office:value="0.099275040778262">
            <text:p>0.0992750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reduce</text:p>
          </table:table-cell>
          <table:table-cell office:value-type="float" office:value="0.0992856470389273">
            <text:p>0.0992856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around</text:p>
          </table:table-cell>
          <table:table-cell office:value-type="float" office:value="0.0992856470389273">
            <text:p>0.0992856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jersey</text:p>
          </table:table-cell>
          <table:table-cell office:value-type="float" office:value="0.0993201594894494">
            <text:p>0.0993202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durham</text:p>
          </table:table-cell>
          <table:table-cell office:value-type="float" office:value="0.0993201594894494">
            <text:p>0.099320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processed</text:p>
          </table:table-cell>
          <table:table-cell office:value-type="float" office:value="0.0994406090666382">
            <text:p>0.0994406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financial</text:p>
          </table:table-cell>
          <table:table-cell office:value-type="float" office:value="0.0994406090666382">
            <text:p>0.0994406</text:p>
          </table:table-cell>
        </table:table-row>
        <table:table-row table:style-name="ro2">
          <table:table-cell office:value-type="string">
            <text:p>arent</text:p>
          </table:table-cell>
          <table:table-cell office:value-type="string">
            <text:p>notice</text:p>
          </table:table-cell>
          <table:table-cell office:value-type="float" office:value="0.0998377127113137">
            <text:p>0.0998377</text:p>
          </table:table-cell>
        </table:table-row>
        <table:table-row table:style-name="ro2">
          <table:table-cell office:value-type="string">
            <text:p>notice</text:p>
          </table:table-cell>
          <table:table-cell office:value-type="string">
            <text:p>arent</text:p>
          </table:table-cell>
          <table:table-cell office:value-type="float" office:value="0.0998377127113137">
            <text:p>0.0998377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site</text:p>
          </table:table-cell>
          <table:table-cell office:value-type="float" office:value="0.0999499440818675">
            <text:p>0.0999499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every</text:p>
          </table:table-cell>
          <table:table-cell office:value-type="float" office:value="0.0999499440818675">
            <text:p>0.0999499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olomon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tation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rosa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los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los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los</text:p>
          </table:table-cell>
          <table:table-cell office:value-type="float" office:value="0.0999826153783443">
            <text:p>0.0999826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los</text:p>
          </table:table-cell>
          <table:table-cell office:value-type="float" office:value="0.0999826857319166">
            <text:p>0.0999827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butler</text:p>
          </table:table-cell>
          <table:table-cell office:value-type="float" office:value="0.0999826857319166">
            <text:p>0.0999827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kimmer</text:p>
          </table:table-cell>
          <table:table-cell office:value-type="float" office:value="0.0999826857319166">
            <text:p>0.0999827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los</text:p>
          </table:table-cell>
          <table:table-cell office:value-type="float" office:value="0.0999826857319166">
            <text:p>0.0999827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los</text:p>
          </table:table-cell>
          <table:table-cell office:value-type="float" office:value="0.0999827561210287">
            <text:p>0.0999828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bernardino</text:p>
          </table:table-cell>
          <table:table-cell office:value-type="float" office:value="0.0999827561210287">
            <text:p>0.0999828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pump</text:p>
          </table:table-cell>
          <table:table-cell office:value-type="float" office:value="0.0999827561210287">
            <text:p>0.0999828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los</text:p>
          </table:table-cell>
          <table:table-cell office:value-type="float" office:value="0.0999827561210287">
            <text:p>0.0999828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los</text:p>
          </table:table-cell>
          <table:table-cell office:value-type="float" office:value="0.0999831085956039">
            <text:p>0.0999831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fuentes</text:p>
          </table:table-cell>
          <table:table-cell office:value-type="float" office:value="0.0999831085956039">
            <text:p>0.0999831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multiple</text:p>
          </table:table-cell>
          <table:table-cell office:value-type="float" office:value="0.100008888699882">
            <text:p>0.1000089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individuals</text:p>
          </table:table-cell>
          <table:table-cell office:value-type="float" office:value="0.100008888699882">
            <text:p>0.1000089</text:p>
          </table:table-cell>
        </table:table-row>
        <table:table-row table:style-name="ro1">
          <table:table-cell office:value-type="string">
            <text:p>freezes</text:p>
          </table:table-cell>
          <table:table-cell office:value-type="string">
            <text:p>sen</text:p>
          </table:table-cell>
          <table:table-cell office:value-type="float" office:value="0.100081011868153">
            <text:p>0.1000810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freezes</text:p>
          </table:table-cell>
          <table:table-cell office:value-type="float" office:value="0.100081011868153">
            <text:p>0.1000810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sment</text:p>
          </table:table-cell>
          <table:table-cell office:value-type="float" office:value="0.100083872645579">
            <text:p>0.1000839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fbi</text:p>
          </table:table-cell>
          <table:table-cell office:value-type="float" office:value="0.100083872645579">
            <text:p>0.1000839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hatch</text:p>
          </table:table-cell>
          <table:table-cell office:value-type="float" office:value="0.100084020242777">
            <text:p>0.1000840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vega</text:p>
          </table:table-cell>
          <table:table-cell office:value-type="float" office:value="0.100084020242777">
            <text:p>0.1000840</text:p>
          </table:table-cell>
        </table:table-row>
        <table:table-row table:style-name="ro2">
          <table:table-cell office:value-type="string">
            <text:p>hatch</text:p>
          </table:table-cell>
          <table:table-cell office:value-type="string">
            <text:p>fbi</text:p>
          </table:table-cell>
          <table:table-cell office:value-type="float" office:value="0.100084020242777">
            <text:p>0.1000840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fbi</text:p>
          </table:table-cell>
          <table:table-cell office:value-type="float" office:value="0.100084020242777">
            <text:p>0.1000840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fisher</text:p>
          </table:table-cell>
          <table:table-cell office:value-type="float" office:value="0.100084167692098">
            <text:p>0.1000842</text:p>
          </table:table-cell>
        </table:table-row>
        <table:table-row table:style-name="ro2">
          <table:table-cell office:value-type="string">
            <text:p>fisher</text:p>
          </table:table-cell>
          <table:table-cell office:value-type="string">
            <text:p>fbi</text:p>
          </table:table-cell>
          <table:table-cell office:value-type="float" office:value="0.100084167692098">
            <text:p>0.1000842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violation</text:p>
          </table:table-cell>
          <table:table-cell office:value-type="float" office:value="0.100167326211464">
            <text:p>0.1001673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united</text:p>
          </table:table-cell>
          <table:table-cell office:value-type="float" office:value="0.100167326211464">
            <text:p>0.1001673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pension</text:p>
          </table:table-cell>
          <table:table-cell office:value-type="float" office:value="0.100210087126671">
            <text:p>0.1002101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consult</text:p>
          </table:table-cell>
          <table:table-cell office:value-type="float" office:value="0.100210087126671">
            <text:p>0.1002101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volunteers</text:p>
          </table:table-cell>
          <table:table-cell office:value-type="float" office:value="0.100266397150383">
            <text:p>0.1002664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license</text:p>
          </table:table-cell>
          <table:table-cell office:value-type="float" office:value="0.100266397150383">
            <text:p>0.1002664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corporate</text:p>
          </table:table-cell>
          <table:table-cell office:value-type="float" office:value="0.100274414633461">
            <text:p>0.1002744</text:p>
          </table:table-cell>
        </table:table-row>
        <table:table-row table:style-name="ro2">
          <table:table-cell office:value-type="string">
            <text:p>corporate</text:p>
          </table:table-cell>
          <table:table-cell office:value-type="string">
            <text:p>cirio</text:p>
          </table:table-cell>
          <table:table-cell office:value-type="float" office:value="0.100274414633461">
            <text:p>0.1002744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corporate</text:p>
          </table:table-cell>
          <table:table-cell office:value-type="float" office:value="0.100275568545505">
            <text:p>0.1002756</text:p>
          </table:table-cell>
        </table:table-row>
        <table:table-row table:style-name="ro2">
          <table:table-cell office:value-type="string">
            <text:p>corporate</text:p>
          </table:table-cell>
          <table:table-cell office:value-type="string">
            <text:p>cirios</text:p>
          </table:table-cell>
          <table:table-cell office:value-type="float" office:value="0.100275568545505">
            <text:p>0.1002756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offshore</text:p>
          </table:table-cell>
          <table:table-cell office:value-type="float" office:value="0.100275568545505">
            <text:p>0.1002756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corporate</text:p>
          </table:table-cell>
          <table:table-cell office:value-type="float" office:value="0.100275568545505">
            <text:p>0.1002756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website</text:p>
          </table:table-cell>
          <table:table-cell office:value-type="float" office:value="0.100303484709939">
            <text:p>0.1003035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passwords</text:p>
          </table:table-cell>
          <table:table-cell office:value-type="float" office:value="0.100303484709939">
            <text:p>0.1003035</text:p>
          </table:table-cell>
        </table:table-row>
        <table:table-row table:style-name="ro2">
          <table:table-cell office:value-type="string">
            <text:p>cd</text:p>
          </table:table-cell>
          <table:table-cell office:value-type="string">
            <text:p>flash</text:p>
          </table:table-cell>
          <table:table-cell office:value-type="float" office:value="0.100532821810918">
            <text:p>0.1005328</text:p>
          </table:table-cell>
        </table:table-row>
        <table:table-row table:style-name="ro2">
          <table:table-cell office:value-type="string">
            <text:p>flash</text:p>
          </table:table-cell>
          <table:table-cell office:value-type="string">
            <text:p>cd</text:p>
          </table:table-cell>
          <table:table-cell office:value-type="float" office:value="0.100532821810918">
            <text:p>0.1005328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reparers</text:p>
          </table:table-cell>
          <table:table-cell office:value-type="float" office:value="0.100559347591819">
            <text:p>0.1005593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hr</text:p>
          </table:table-cell>
          <table:table-cell office:value-type="float" office:value="0.100559347591819">
            <text:p>0.1005593</text:p>
          </table:table-cell>
        </table:table-row>
        <table:table-row table:style-name="ro1">
          <table:table-cell office:value-type="string">
            <text:p>dance</text:p>
          </table:table-cell>
          <table:table-cell office:value-type="string">
            <text:p>trip</text:p>
          </table:table-cell>
          <table:table-cell office:value-type="float" office:value="0.10056358858359">
            <text:p>0.1005636</text:p>
          </table:table-cell>
        </table:table-row>
        <table:table-row table:style-name="ro1">
          <table:table-cell office:value-type="string">
            <text:p>studio</text:p>
          </table:table-cell>
          <table:table-cell office:value-type="string">
            <text:p>trip</text:p>
          </table:table-cell>
          <table:table-cell office:value-type="float" office:value="0.10056358858359">
            <text:p>0.1005636</text:p>
          </table:table-cell>
        </table:table-row>
        <table:table-row table:style-name="ro1">
          <table:table-cell office:value-type="string">
            <text:p>trip</text:p>
          </table:table-cell>
          <table:table-cell office:value-type="string">
            <text:p>dance</text:p>
          </table:table-cell>
          <table:table-cell office:value-type="float" office:value="0.10056358858359">
            <text:p>0.1005636</text:p>
          </table:table-cell>
        </table:table-row>
        <table:table-row table:style-name="ro1">
          <table:table-cell office:value-type="string">
            <text:p>trip</text:p>
          </table:table-cell>
          <table:table-cell office:value-type="string">
            <text:p>studio</text:p>
          </table:table-cell>
          <table:table-cell office:value-type="float" office:value="0.10056358858359">
            <text:p>0.1005636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trip</text:p>
          </table:table-cell>
          <table:table-cell office:value-type="float" office:value="0.100563632641404">
            <text:p>0.1005636</text:p>
          </table:table-cell>
        </table:table-row>
        <table:table-row table:style-name="ro2">
          <table:table-cell office:value-type="string">
            <text:p>trip</text:p>
          </table:table-cell>
          <table:table-cell office:value-type="string">
            <text:p>jones</text:p>
          </table:table-cell>
          <table:table-cell office:value-type="float" office:value="0.100563632641404">
            <text:p>0.1005636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subscription</text:p>
          </table:table-cell>
          <table:table-cell office:value-type="float" office:value="0.100605119880214">
            <text:p>0.1006051</text:p>
          </table:table-cell>
        </table:table-row>
        <table:table-row table:style-name="ro1">
          <table:table-cell office:value-type="string">
            <text:p>subscription</text:p>
          </table:table-cell>
          <table:table-cell table:style-name="ce1" office:value-type="string">
            <text:p>7</text:p>
          </table:table-cell>
          <table:table-cell office:value-type="float" office:value="0.100605119880214">
            <text:p>0.1006051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mother</text:p>
          </table:table-cell>
          <table:table-cell office:value-type="float" office:value="0.100667239319773">
            <text:p>0.1006672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mom</text:p>
          </table:table-cell>
          <table:table-cell office:value-type="float" office:value="0.100667239319773">
            <text:p>0.1006672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recognize</text:p>
          </table:table-cell>
          <table:table-cell office:value-type="float" office:value="0.100676924861647">
            <text:p>0.1006769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payment</text:p>
          </table:table-cell>
          <table:table-cell office:value-type="float" office:value="0.100676924861647">
            <text:p>0.1006769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option</text:p>
          </table:table-cell>
          <table:table-cell office:value-type="float" office:value="0.100697401054118">
            <text:p>0.1006974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delete</text:p>
          </table:table-cell>
          <table:table-cell office:value-type="float" office:value="0.100697401054118">
            <text:p>0.1006974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well</text:p>
          </table:table-cell>
          <table:table-cell office:value-type="float" office:value="0.100836476709858">
            <text:p>0.1008365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days</text:p>
          </table:table-cell>
          <table:table-cell office:value-type="float" office:value="0.100836476709858">
            <text:p>0.1008365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passport</text:p>
          </table:table-cell>
          <table:table-cell office:value-type="float" office:value="0.100839946190005">
            <text:p>0.1008399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january</text:p>
          </table:table-cell>
          <table:table-cell office:value-type="float" office:value="0.100839946190005">
            <text:p>0.1008399</text:p>
          </table:table-cell>
        </table:table-row>
        <table:table-row table:style-name="ro1">
          <table:table-cell office:value-type="string">
            <text:p>class</text:p>
          </table:table-cell>
          <table:table-cell office:value-type="string">
            <text:p>incident</text:p>
          </table:table-cell>
          <table:table-cell office:value-type="float" office:value="0.100846515724665">
            <text:p>0.1008465</text:p>
          </table:table-cell>
        </table:table-row>
        <table:table-row table:style-name="ro1">
          <table:table-cell office:value-type="string">
            <text:p>incident</text:p>
          </table:table-cell>
          <table:table-cell office:value-type="string">
            <text:p>class</text:p>
          </table:table-cell>
          <table:table-cell office:value-type="float" office:value="0.100846515724665">
            <text:p>0.1008465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los</text:p>
          </table:table-cell>
          <table:table-cell office:value-type="float" office:value="0.101171242685659">
            <text:p>0.1011712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atms</text:p>
          </table:table-cell>
          <table:table-cell office:value-type="float" office:value="0.101171242685659">
            <text:p>0.1011712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breach</text:p>
          </table:table-cell>
          <table:table-cell office:value-type="float" office:value="0.101468159864346">
            <text:p>0.1014682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assistance</text:p>
          </table:table-cell>
          <table:table-cell office:value-type="float" office:value="0.101468159864346">
            <text:p>0.1014682</text:p>
          </table:table-cell>
        </table:table-row>
        <table:table-row table:style-name="ro1">
          <table:table-cell office:value-type="string">
            <text:p>becoming</text:p>
          </table:table-cell>
          <table:table-cell office:value-type="string">
            <text:p>friends</text:p>
          </table:table-cell>
          <table:table-cell office:value-type="float" office:value="0.101579986431797">
            <text:p>0.1015800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becoming</text:p>
          </table:table-cell>
          <table:table-cell office:value-type="float" office:value="0.101579986431797">
            <text:p>0.1015800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passwords</text:p>
          </table:table-cell>
          <table:table-cell office:value-type="float" office:value="0.101637193233342">
            <text:p>0.1016372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could</text:p>
          </table:table-cell>
          <table:table-cell office:value-type="float" office:value="0.101637193233342">
            <text:p>0.101637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stored</text:p>
          </table:table-cell>
          <table:table-cell office:value-type="float" office:value="0.101641875882163">
            <text:p>0.1016419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android</text:p>
          </table:table-cell>
          <table:table-cell office:value-type="float" office:value="0.101641875882163">
            <text:p>0.1016419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guess</text:p>
          </table:table-cell>
          <table:table-cell office:value-type="float" office:value="0.101658682978377">
            <text:p>0.1016587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considered</text:p>
          </table:table-cell>
          <table:table-cell office:value-type="float" office:value="0.101658682978377">
            <text:p>0.1016587</text:p>
          </table:table-cell>
        </table:table-row>
        <table:table-row table:style-name="ro1">
          <table:table-cell office:value-type="string">
            <text:p>perpetrators</text:p>
          </table:table-cell>
          <table:table-cell office:value-type="string">
            <text:p>t</text:p>
          </table:table-cell>
          <table:table-cell office:value-type="float" office:value="0.101695749674816">
            <text:p>0.101695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perpetrators</text:p>
          </table:table-cell>
          <table:table-cell office:value-type="float" office:value="0.101695749674816">
            <text:p>0.1016957</text:p>
          </table:table-cell>
        </table:table-row>
        <table:table-row table:style-name="ro1">
          <table:table-cell office:value-type="string">
            <text:p>otherwise</text:p>
          </table:table-cell>
          <table:table-cell office:value-type="string">
            <text:p>score</text:p>
          </table:table-cell>
          <table:table-cell office:value-type="float" office:value="0.101866563914353">
            <text:p>0.1018666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otherwise</text:p>
          </table:table-cell>
          <table:table-cell office:value-type="float" office:value="0.101866563914353">
            <text:p>0.1018666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want</text:p>
          </table:table-cell>
          <table:table-cell office:value-type="float" office:value="0.101954598999012">
            <text:p>0.1019546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asked</text:p>
          </table:table-cell>
          <table:table-cell office:value-type="float" office:value="0.101954598999012">
            <text:p>0.1019546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lawyer</text:p>
          </table:table-cell>
          <table:table-cell office:value-type="float" office:value="0.102054083369624">
            <text:p>0.1020541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consult</text:p>
          </table:table-cell>
          <table:table-cell office:value-type="float" office:value="0.102054083369624">
            <text:p>0.1020541</text:p>
          </table:table-cell>
        </table:table-row>
        <table:table-row table:style-name="ro2">
          <table:table-cell office:value-type="string">
            <text:p>option</text:p>
          </table:table-cell>
          <table:table-cell office:value-type="string">
            <text:p>smartphones</text:p>
          </table:table-cell>
          <table:table-cell office:value-type="float" office:value="0.102074130037196">
            <text:p>0.1020741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option</text:p>
          </table:table-cell>
          <table:table-cell office:value-type="float" office:value="0.102074130037196">
            <text:p>0.1020741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exploit</text:p>
          </table:table-cell>
          <table:table-cell office:value-type="float" office:value="0.102175111524712">
            <text:p>0.1021751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charity</text:p>
          </table:table-cell>
          <table:table-cell office:value-type="float" office:value="0.102175111524712">
            <text:p>0.1021751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favorite</text:p>
          </table:table-cell>
          <table:table-cell office:value-type="float" office:value="0.102268018124498">
            <text:p>0.1022680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fail</text:p>
          </table:table-cell>
          <table:table-cell office:value-type="float" office:value="0.102268018124498">
            <text:p>0.1022680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phone</text:p>
          </table:table-cell>
          <table:table-cell office:value-type="float" office:value="0.102391805577067">
            <text:p>0.1023918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fail</text:p>
          </table:table-cell>
          <table:table-cell office:value-type="float" office:value="0.102391805577067">
            <text:p>0.1023918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considered</text:p>
          </table:table-cell>
          <table:table-cell office:value-type="float" office:value="0.102463101347595">
            <text:p>0.1024631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aggressive</text:p>
          </table:table-cell>
          <table:table-cell office:value-type="float" office:value="0.102463101347595">
            <text:p>0.1024631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printer</text:p>
          </table:table-cell>
          <table:table-cell office:value-type="float" office:value="0.102472270222184">
            <text:p>0.102472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drives</text:p>
          </table:table-cell>
          <table:table-cell office:value-type="float" office:value="0.102472270222184">
            <text:p>0.1024723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product</text:p>
          </table:table-cell>
          <table:table-cell office:value-type="float" office:value="0.102508921620079">
            <text:p>0.1025089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jobs</text:p>
          </table:table-cell>
          <table:table-cell office:value-type="float" office:value="0.102508921620079">
            <text:p>0.1025089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produce</text:p>
          </table:table-cell>
          <table:table-cell office:value-type="float" office:value="0.102537668776442">
            <text:p>0.1025377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global</text:p>
          </table:table-cell>
          <table:table-cell office:value-type="float" office:value="0.102537668776442">
            <text:p>0.1025377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kimmers</text:p>
          </table:table-cell>
          <table:table-cell office:value-type="float" office:value="0.102563254695213">
            <text:p>0.1025633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pumps</text:p>
          </table:table-cell>
          <table:table-cell office:value-type="float" office:value="0.102563254695213">
            <text:p>0.1025633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los</text:p>
          </table:table-cell>
          <table:table-cell office:value-type="float" office:value="0.102563254695213">
            <text:p>0.1025633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los</text:p>
          </table:table-cell>
          <table:table-cell office:value-type="float" office:value="0.102563254695213">
            <text:p>0.1025633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produce</text:p>
          </table:table-cell>
          <table:table-cell office:value-type="float" office:value="0.102656667904596">
            <text:p>0.1026567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corporations</text:p>
          </table:table-cell>
          <table:table-cell office:value-type="float" office:value="0.102656667904596">
            <text:p>0.1026567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stuber</text:p>
          </table:table-cell>
          <table:table-cell office:value-type="float" office:value="0.102672682823156">
            <text:p>0.1026727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designed</text:p>
          </table:table-cell>
          <table:table-cell office:value-type="float" office:value="0.102672682823156">
            <text:p>0.1026727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music</text:p>
          </table:table-cell>
          <table:table-cell office:value-type="float" office:value="0.102673171414404">
            <text:p>0.1026732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volkert</text:p>
          </table:table-cell>
          <table:table-cell office:value-type="float" office:value="0.102673171414404">
            <text:p>0.1026732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macintosh</text:p>
          </table:table-cell>
          <table:table-cell office:value-type="float" office:value="0.102673171414404">
            <text:p>0.1026732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financing</text:p>
          </table:table-cell>
          <table:table-cell office:value-type="float" office:value="0.102673171414404">
            <text:p>0.1026732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designed</text:p>
          </table:table-cell>
          <table:table-cell office:value-type="float" office:value="0.102673171414404">
            <text:p>0.1026732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designed</text:p>
          </table:table-cell>
          <table:table-cell office:value-type="float" office:value="0.102673171414404">
            <text:p>0.1026732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designed</text:p>
          </table:table-cell>
          <table:table-cell office:value-type="float" office:value="0.102673171414404">
            <text:p>0.1026732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designed</text:p>
          </table:table-cell>
          <table:table-cell office:value-type="float" office:value="0.102673171414404">
            <text:p>0.1026732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size</text:p>
          </table:table-cell>
          <table:table-cell office:value-type="float" office:value="0.102887317163761">
            <text:p>0.1028873</text:p>
          </table:table-cell>
        </table:table-row>
        <table:table-row table:style-name="ro2">
          <table:table-cell office:value-type="string">
            <text:p>size</text:p>
          </table:table-cell>
          <table:table-cell office:value-type="string">
            <text:p>hollywood</text:p>
          </table:table-cell>
          <table:table-cell office:value-type="float" office:value="0.102887317163761">
            <text:p>0.1028873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governors</text:p>
          </table:table-cell>
          <table:table-cell office:value-type="float" office:value="0.102935362181115">
            <text:p>0.1029354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assist</text:p>
          </table:table-cell>
          <table:table-cell office:value-type="float" office:value="0.102935362181115">
            <text:p>0.1029354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process</text:p>
          </table:table-cell>
          <table:table-cell office:value-type="float" office:value="0.103050582156311">
            <text:p>0.1030506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itunes</text:p>
          </table:table-cell>
          <table:table-cell office:value-type="float" office:value="0.103050582156311">
            <text:p>0.1030506</text:p>
          </table:table-cell>
        </table:table-row>
        <table:table-row table:style-name="ro2">
          <table:table-cell office:value-type="string">
            <text:p>documentation</text:p>
          </table:table-cell>
          <table:table-cell office:value-type="string">
            <text:p>ssn</text:p>
          </table:table-cell>
          <table:table-cell office:value-type="float" office:value="0.103089930524618">
            <text:p>0.1030899</text:p>
          </table:table-cell>
        </table:table-row>
        <table:table-row table:style-name="ro2">
          <table:table-cell office:value-type="string">
            <text:p>ssn</text:p>
          </table:table-cell>
          <table:table-cell office:value-type="string">
            <text:p>documentation</text:p>
          </table:table-cell>
          <table:table-cell office:value-type="float" office:value="0.103089930524618">
            <text:p>0.1030899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win</text:p>
          </table:table-cell>
          <table:table-cell office:value-type="float" office:value="0.103146658796118">
            <text:p>0.1031467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playing</text:p>
          </table:table-cell>
          <table:table-cell office:value-type="float" office:value="0.103146658796118">
            <text:p>0.1031467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los</text:p>
          </table:table-cell>
          <table:table-cell office:value-type="float" office:value="0.103237049152533">
            <text:p>0.1032370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gas</text:p>
          </table:table-cell>
          <table:table-cell office:value-type="float" office:value="0.103237049152533">
            <text:p>0.1032370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identitytheft</text:p>
          </table:table-cell>
          <table:table-cell office:value-type="float" office:value="0.103685989364725">
            <text:p>0.1036860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cyber</text:p>
          </table:table-cell>
          <table:table-cell office:value-type="float" office:value="0.103685989364725">
            <text:p>0.1036860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subcommittee</text:p>
          </table:table-cell>
          <table:table-cell office:value-type="float" office:value="0.103747326017916">
            <text:p>0.1037473</text:p>
          </table:table-cell>
        </table:table-row>
        <table:table-row table:style-name="ro1">
          <table:table-cell office:value-type="string">
            <text:p>subcommittee</text:p>
          </table:table-cell>
          <table:table-cell office:value-type="string">
            <text:p>sen</text:p>
          </table:table-cell>
          <table:table-cell office:value-type="float" office:value="0.103747326017916">
            <text:p>0.1037473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creditor</text:p>
          </table:table-cell>
          <table:table-cell office:value-type="float" office:value="0.103846741934666">
            <text:p>0.1038467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bought</text:p>
          </table:table-cell>
          <table:table-cell office:value-type="float" office:value="0.103846741934666">
            <text:p>0.1038467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full</text:p>
          </table:table-cell>
          <table:table-cell office:value-type="float" office:value="0.103863420953777">
            <text:p>0.1038634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every</text:p>
          </table:table-cell>
          <table:table-cell office:value-type="float" office:value="0.103863420953777">
            <text:p>0.1038634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truth</text:p>
          </table:table-cell>
          <table:table-cell office:value-type="float" office:value="0.104012716816129">
            <text:p>0.1040127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onto</text:p>
          </table:table-cell>
          <table:table-cell office:value-type="float" office:value="0.104012716816129">
            <text:p>0.1040127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ronnie</text:p>
          </table:table-cell>
          <table:table-cell office:value-type="float" office:value="0.104041368898024">
            <text:p>0.1040414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lower</text:p>
          </table:table-cell>
          <table:table-cell office:value-type="float" office:value="0.104041368898024">
            <text:p>0.1040414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lower</text:p>
          </table:table-cell>
          <table:table-cell office:value-type="float" office:value="0.104041775343782">
            <text:p>0.1040418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paul</text:p>
          </table:table-cell>
          <table:table-cell office:value-type="float" office:value="0.104041775343782">
            <text:p>0.1040418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durhams</text:p>
          </table:table-cell>
          <table:table-cell office:value-type="float" office:value="0.104041775343782">
            <text:p>0.1040418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lower</text:p>
          </table:table-cell>
          <table:table-cell office:value-type="float" office:value="0.104041775343782">
            <text:p>0.1040418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lower</text:p>
          </table:table-cell>
          <table:table-cell office:value-type="float" office:value="0.104041856484687">
            <text:p>0.1040419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nathan</text:p>
          </table:table-cell>
          <table:table-cell office:value-type="float" office:value="0.104041856484687">
            <text:p>0.1040419</text:p>
          </table:table-cell>
        </table:table-row>
        <table:table-row table:style-name="ro1">
          <table:table-cell office:value-type="string">
            <text:p>lower</text:p>
          </table:table-cell>
          <table:table-cell table:style-name="ce1" office:value-type="string">
            <text:p>1957</text:p>
          </table:table-cell>
          <table:table-cell office:value-type="float" office:value="0.104041856484687">
            <text:p>0.1040419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lower</text:p>
          </table:table-cell>
          <table:table-cell office:value-type="float" office:value="0.104041856484687">
            <text:p>0.1040419</text:p>
          </table:table-cell>
        </table:table-row>
        <table:table-row table:style-name="ro1">
          <table:table-cell table:style-name="ce1" office:value-type="string">
            <text:p>2008</text:p>
          </table:table-cell>
          <table:table-cell office:value-type="string">
            <text:p>drivers</text:p>
          </table:table-cell>
          <table:table-cell office:value-type="float" office:value="0.104043755414064">
            <text:p>0.1040438</text:p>
          </table:table-cell>
        </table:table-row>
        <table:table-row table:style-name="ro1">
          <table:table-cell office:value-type="string">
            <text:p>drivers</text:p>
          </table:table-cell>
          <table:table-cell table:style-name="ce1" office:value-type="string">
            <text:p>2008</text:p>
          </table:table-cell>
          <table:table-cell office:value-type="float" office:value="0.104043755414064">
            <text:p>0.1040438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transactions</text:p>
          </table:table-cell>
          <table:table-cell office:value-type="float" office:value="0.104046925328854">
            <text:p>0.1040469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cashing</text:p>
          </table:table-cell>
          <table:table-cell office:value-type="float" office:value="0.104046925328854">
            <text:p>0.1040469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erase</text:p>
          </table:table-cell>
          <table:table-cell office:value-type="float" office:value="0.104079732107312">
            <text:p>0.1040797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electronics</text:p>
          </table:table-cell>
          <table:table-cell office:value-type="float" office:value="0.104079732107312">
            <text:p>0.1040797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virginia</text:p>
          </table:table-cell>
          <table:table-cell office:value-type="float" office:value="0.104083369472273">
            <text:p>0.1040834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lee</text:p>
          </table:table-cell>
          <table:table-cell office:value-type="float" office:value="0.104083369472273">
            <text:p>0.1040834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representative</text:p>
          </table:table-cell>
          <table:table-cell office:value-type="float" office:value="0.104329066208452">
            <text:p>0.1043291</text:p>
          </table:table-cell>
        </table:table-row>
        <table:table-row table:style-name="ro2">
          <table:table-cell office:value-type="string">
            <text:p>representative</text:p>
          </table:table-cell>
          <table:table-cell office:value-type="string">
            <text:p>dor</text:p>
          </table:table-cell>
          <table:table-cell office:value-type="float" office:value="0.104329066208452">
            <text:p>0.1043291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representative</text:p>
          </table:table-cell>
          <table:table-cell office:value-type="float" office:value="0.10432948571595">
            <text:p>0.1043295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representative</text:p>
          </table:table-cell>
          <table:table-cell office:value-type="float" office:value="0.10432948571595">
            <text:p>0.1043295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cheek</text:p>
          </table:table-cell>
          <table:table-cell office:value-type="float" office:value="0.10432948571595">
            <text:p>0.1043295</text:p>
          </table:table-cell>
        </table:table-row>
        <table:table-row table:style-name="ro2">
          <table:table-cell office:value-type="string">
            <text:p>representative</text:p>
          </table:table-cell>
          <table:table-cell office:value-type="string">
            <text:p>sc</text:p>
          </table:table-cell>
          <table:table-cell office:value-type="float" office:value="0.10432948571595">
            <text:p>0.1043295</text:p>
          </table:table-cell>
        </table:table-row>
        <table:table-row table:style-name="ro2">
          <table:table-cell office:value-type="string">
            <text:p>representative</text:p>
          </table:table-cell>
          <table:table-cell office:value-type="string">
            <text:p>protectmyid</text:p>
          </table:table-cell>
          <table:table-cell office:value-type="float" office:value="0.10432948571595">
            <text:p>0.1043295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representative</text:p>
          </table:table-cell>
          <table:table-cell office:value-type="float" office:value="0.10432948571595">
            <text:p>0.1043295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technology</text:p>
          </table:table-cell>
          <table:table-cell office:value-type="float" office:value="0.104500120579651">
            <text:p>0.1045001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hit</text:p>
          </table:table-cell>
          <table:table-cell office:value-type="float" office:value="0.104500120579651">
            <text:p>0.1045001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transactions</text:p>
          </table:table-cell>
          <table:table-cell office:value-type="float" office:value="0.104618725963966">
            <text:p>0.1046187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activity</text:p>
          </table:table-cell>
          <table:table-cell office:value-type="float" office:value="0.104618725963966">
            <text:p>0.1046187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los</text:p>
          </table:table-cell>
          <table:table-cell office:value-type="float" office:value="0.104661040793454">
            <text:p>0.1046610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equipment</text:p>
          </table:table-cell>
          <table:table-cell office:value-type="float" office:value="0.104661040793454">
            <text:p>0.1046610</text:p>
          </table:table-cell>
        </table:table-row>
        <table:table-row table:style-name="ro2">
          <table:table-cell table:style-name="ce1" office:value-type="string">
            <text:p>23</text:p>
          </table:table-cell>
          <table:table-cell office:value-type="string">
            <text:p>ryan</text:p>
          </table:table-cell>
          <table:table-cell office:value-type="float" office:value="0.104671524732923">
            <text:p>0.1046715</text:p>
          </table:table-cell>
        </table:table-row>
        <table:table-row table:style-name="ro2">
          <table:table-cell office:value-type="string">
            <text:p>ryan</text:p>
          </table:table-cell>
          <table:table-cell table:style-name="ce1" office:value-type="string">
            <text:p>23</text:p>
          </table:table-cell>
          <table:table-cell office:value-type="float" office:value="0.104671524732923">
            <text:p>0.1046715</text:p>
          </table:table-cell>
        </table:table-row>
        <table:table-row table:style-name="ro1">
          <table:table-cell office:value-type="string">
            <text:p>indicted</text:p>
          </table:table-cell>
          <table:table-cell office:value-type="string">
            <text:p>sexton</text:p>
          </table:table-cell>
          <table:table-cell office:value-type="float" office:value="0.104684631623532">
            <text:p>0.1046846</text:p>
          </table:table-cell>
        </table:table-row>
        <table:table-row table:style-name="ro1">
          <table:table-cell office:value-type="string">
            <text:p>sexton</text:p>
          </table:table-cell>
          <table:table-cell office:value-type="string">
            <text:p>indicted</text:p>
          </table:table-cell>
          <table:table-cell office:value-type="float" office:value="0.104684631623532">
            <text:p>0.1046846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lower</text:p>
          </table:table-cell>
          <table:table-cell office:value-type="float" office:value="0.104686438481419">
            <text:p>0.1046864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johnson</text:p>
          </table:table-cell>
          <table:table-cell office:value-type="float" office:value="0.104686438481419">
            <text:p>0.1046864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los</text:p>
          </table:table-cell>
          <table:table-cell office:value-type="float" office:value="0.104772506219236">
            <text:p>0.1047725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atm</text:p>
          </table:table-cell>
          <table:table-cell office:value-type="float" office:value="0.104772506219236">
            <text:p>0.1047725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pounds</text:p>
          </table:table-cell>
          <table:table-cell office:value-type="float" office:value="0.104801886423452">
            <text:p>0.1048019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aggressive</text:p>
          </table:table-cell>
          <table:table-cell office:value-type="float" office:value="0.104801886423452">
            <text:p>0.1048019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want</text:p>
          </table:table-cell>
          <table:table-cell office:value-type="float" office:value="0.104819592797955">
            <text:p>0.1048196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subscribe</text:p>
          </table:table-cell>
          <table:table-cell office:value-type="float" office:value="0.104819592797955">
            <text:p>0.1048196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lower</text:p>
          </table:table-cell>
          <table:table-cell office:value-type="float" office:value="0.104915930904858">
            <text:p>0.1049159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durham</text:p>
          </table:table-cell>
          <table:table-cell office:value-type="float" office:value="0.104915930904858">
            <text:p>0.1049159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team</text:p>
          </table:table-cell>
          <table:table-cell office:value-type="float" office:value="0.104979809109291">
            <text:p>0.1049798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representative</text:p>
          </table:table-cell>
          <table:table-cell office:value-type="float" office:value="0.104979809109291">
            <text:p>0.1049798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section</text:p>
          </table:table-cell>
          <table:table-cell office:value-type="float" office:value="0.105188445290402">
            <text:p>0.1051884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code</text:p>
          </table:table-cell>
          <table:table-cell office:value-type="float" office:value="0.105188445290402">
            <text:p>0.1051884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want</text:p>
          </table:table-cell>
          <table:table-cell office:value-type="float" office:value="0.105239644884281">
            <text:p>0.1052396</text:p>
          </table:table-cell>
        </table:table-row>
        <table:table-row table:style-name="ro1">
          <table:table-cell office:value-type="string">
            <text:p>want</text:p>
          </table:table-cell>
          <table:table-cell table:style-name="ce1" office:value-type="string">
            <text:p>30</text:p>
          </table:table-cell>
          <table:table-cell office:value-type="float" office:value="0.105239644884281">
            <text:p>0.1052396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settings</text:p>
          </table:table-cell>
          <table:table-cell office:value-type="float" office:value="0.105240903015176">
            <text:p>0.1052409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option</text:p>
          </table:table-cell>
          <table:table-cell office:value-type="float" office:value="0.105240903015176">
            <text:p>0.1052409</text:p>
          </table:table-cell>
        </table:table-row>
        <table:table-row table:style-name="ro1">
          <table:table-cell office:value-type="string">
            <text:p>closely</text:p>
          </table:table-cell>
          <table:table-cell office:value-type="string">
            <text:p>developed</text:p>
          </table:table-cell>
          <table:table-cell office:value-type="float" office:value="0.105388143002393">
            <text:p>0.1053881</text:p>
          </table:table-cell>
        </table:table-row>
        <table:table-row table:style-name="ro1">
          <table:table-cell office:value-type="string">
            <text:p>developed</text:p>
          </table:table-cell>
          <table:table-cell office:value-type="string">
            <text:p>closely</text:p>
          </table:table-cell>
          <table:table-cell office:value-type="float" office:value="0.105388143002393">
            <text:p>0.1053881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patients</text:p>
          </table:table-cell>
          <table:table-cell office:value-type="float" office:value="0.105448613077809">
            <text:p>0.1054486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cloud</text:p>
          </table:table-cell>
          <table:table-cell office:value-type="float" office:value="0.105448613077809">
            <text:p>0.1054486</text:p>
          </table:table-cell>
        </table:table-row>
        <table:table-row table:style-name="ro2">
          <table:table-cell office:value-type="string">
            <text:p>awareness</text:p>
          </table:table-cell>
          <table:table-cell office:value-type="string">
            <text:p>pii</text:p>
          </table:table-cell>
          <table:table-cell office:value-type="float" office:value="0.105560787597559">
            <text:p>0.1055608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awareness</text:p>
          </table:table-cell>
          <table:table-cell office:value-type="float" office:value="0.105560787597559">
            <text:p>0.1055608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concerns</text:p>
          </table:table-cell>
          <table:table-cell office:value-type="float" office:value="0.105645904282775">
            <text:p>0.1056459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assistance</text:p>
          </table:table-cell>
          <table:table-cell office:value-type="float" office:value="0.105645904282775">
            <text:p>0.1056459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want</text:p>
          </table:table-cell>
          <table:table-cell office:value-type="float" office:value="0.10566445555255">
            <text:p>0.1056645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register</text:p>
          </table:table-cell>
          <table:table-cell office:value-type="float" office:value="0.10566445555255">
            <text:p>0.1056645</text:p>
          </table:table-cell>
        </table:table-row>
        <table:table-row table:style-name="ro2">
          <table:table-cell office:value-type="string">
            <text:p>confident</text:p>
          </table:table-cell>
          <table:table-cell office:value-type="string">
            <text:p>healthcare</text:p>
          </table:table-cell>
          <table:table-cell office:value-type="float" office:value="0.105702366427807">
            <text:p>0.1057024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confident</text:p>
          </table:table-cell>
          <table:table-cell office:value-type="float" office:value="0.105702366427807">
            <text:p>0.1057024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itunes</text:p>
          </table:table-cell>
          <table:table-cell office:value-type="float" office:value="0.105814079617902">
            <text:p>0.1058141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instant</text:p>
          </table:table-cell>
          <table:table-cell office:value-type="float" office:value="0.105814079617902">
            <text:p>0.1058141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variation</text:p>
          </table:table-cell>
          <table:table-cell office:value-type="float" office:value="0.105817299060747">
            <text:p>0.1058173</text:p>
          </table:table-cell>
        </table:table-row>
        <table:table-row table:style-name="ro2">
          <table:table-cell office:value-type="string">
            <text:p>could</text:p>
          </table:table-cell>
          <table:table-cell office:value-type="string">
            <text:p>passphrase</text:p>
          </table:table-cell>
          <table:table-cell office:value-type="float" office:value="0.105817299060747">
            <text:p>0.1058173</text:p>
          </table:table-cell>
        </table:table-row>
        <table:table-row table:style-name="ro2">
          <table:table-cell office:value-type="string">
            <text:p>could</text:p>
          </table:table-cell>
          <table:table-cell office:value-type="string">
            <text:p>username</text:p>
          </table:table-cell>
          <table:table-cell office:value-type="float" office:value="0.105817299060747">
            <text:p>0.1058173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could</text:p>
          </table:table-cell>
          <table:table-cell office:value-type="float" office:value="0.105817299060747">
            <text:p>0.1058173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could</text:p>
          </table:table-cell>
          <table:table-cell office:value-type="float" office:value="0.105817299060747">
            <text:p>0.1058173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could</text:p>
          </table:table-cell>
          <table:table-cell office:value-type="float" office:value="0.105817299060747">
            <text:p>0.105817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want</text:p>
          </table:table-cell>
          <table:table-cell office:value-type="float" office:value="0.106026175964373">
            <text:p>0.1060262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thank</text:p>
          </table:table-cell>
          <table:table-cell office:value-type="float" office:value="0.106026175964373">
            <text:p>0.1060262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indeed</text:p>
          </table:table-cell>
          <table:table-cell office:value-type="float" office:value="0.106045114157734">
            <text:p>0.1060451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highly</text:p>
          </table:table-cell>
          <table:table-cell office:value-type="float" office:value="0.106045114157734">
            <text:p>0.1060451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senior</text:p>
          </table:table-cell>
          <table:table-cell office:value-type="float" office:value="0.106087145607716">
            <text:p>0.1060871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east</text:p>
          </table:table-cell>
          <table:table-cell office:value-type="float" office:value="0.106087145607716">
            <text:p>0.1060871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safety</text:p>
          </table:table-cell>
          <table:table-cell office:value-type="float" office:value="0.106102250349572">
            <text:p>0.1061023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string">
            <text:p>awareness</text:p>
          </table:table-cell>
          <table:table-cell office:value-type="float" office:value="0.106102250349572">
            <text:p>0.1061023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purchase</text:p>
          </table:table-cell>
          <table:table-cell office:value-type="float" office:value="0.106264896776013">
            <text:p>0.1062649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every</text:p>
          </table:table-cell>
          <table:table-cell office:value-type="float" office:value="0.106264896776013">
            <text:p>0.1062649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product</text:p>
          </table:table-cell>
          <table:table-cell office:value-type="float" office:value="0.106601411673872">
            <text:p>0.106601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process</text:p>
          </table:table-cell>
          <table:table-cell office:value-type="float" office:value="0.106601411673872">
            <text:p>0.1066014</text:p>
          </table:table-cell>
        </table:table-row>
        <table:table-row table:style-name="ro1">
          <table:table-cell office:value-type="string">
            <text:p>incorrect</text:p>
          </table:table-cell>
          <table:table-cell office:value-type="string">
            <text:p>loans</text:p>
          </table:table-cell>
          <table:table-cell office:value-type="float" office:value="0.106819990561889">
            <text:p>0.1068200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incorrect</text:p>
          </table:table-cell>
          <table:table-cell office:value-type="float" office:value="0.106819990561889">
            <text:p>0.1068200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kimming</text:p>
          </table:table-cell>
          <table:table-cell office:value-type="float" office:value="0.106874499508754">
            <text:p>0.1068745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los</text:p>
          </table:table-cell>
          <table:table-cell office:value-type="float" office:value="0.106874499508754">
            <text:p>0.1068745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settings</text:p>
          </table:table-cell>
          <table:table-cell office:value-type="float" office:value="0.106937402714233">
            <text:p>0.1069374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deleted</text:p>
          </table:table-cell>
          <table:table-cell office:value-type="float" office:value="0.106937402714233">
            <text:p>0.1069374</text:p>
          </table:table-cell>
        </table:table-row>
        <table:table-row table:style-name="ro1">
          <table:table-cell table:style-name="ce1" office:value-type="string">
            <text:p>1957</text:p>
          </table:table-cell>
          <table:table-cell office:value-type="string">
            <text:p>licenses</text:p>
          </table:table-cell>
          <table:table-cell office:value-type="float" office:value="0.10698084497845">
            <text:p>0.1069808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nathan</text:p>
          </table:table-cell>
          <table:table-cell office:value-type="float" office:value="0.10698084497845">
            <text:p>0.1069808</text:p>
          </table:table-cell>
        </table:table-row>
        <table:table-row table:style-name="ro1">
          <table:table-cell office:value-type="string">
            <text:p>licenses</text:p>
          </table:table-cell>
          <table:table-cell table:style-name="ce1" office:value-type="string">
            <text:p>1957</text:p>
          </table:table-cell>
          <table:table-cell office:value-type="float" office:value="0.10698084497845">
            <text:p>0.1069808</text:p>
          </table:table-cell>
        </table:table-row>
        <table:table-row table:style-name="ro2">
          <table:table-cell office:value-type="string">
            <text:p>nathan</text:p>
          </table:table-cell>
          <table:table-cell office:value-type="string">
            <text:p>licenses</text:p>
          </table:table-cell>
          <table:table-cell office:value-type="float" office:value="0.10698084497845">
            <text:p>0.1069808</text:p>
          </table:table-cell>
        </table:table-row>
        <table:table-row table:style-name="ro2">
          <table:table-cell office:value-type="string">
            <text:p>durhams</text:p>
          </table:table-cell>
          <table:table-cell office:value-type="string">
            <text:p>licenses</text:p>
          </table:table-cell>
          <table:table-cell office:value-type="float" office:value="0.106980858603448">
            <text:p>0.1069809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paul</text:p>
          </table:table-cell>
          <table:table-cell office:value-type="float" office:value="0.106980858603448">
            <text:p>0.1069809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durhams</text:p>
          </table:table-cell>
          <table:table-cell office:value-type="float" office:value="0.106980858603448">
            <text:p>0.1069809</text:p>
          </table:table-cell>
        </table:table-row>
        <table:table-row table:style-name="ro2">
          <table:table-cell office:value-type="string">
            <text:p>paul</text:p>
          </table:table-cell>
          <table:table-cell office:value-type="string">
            <text:p>licenses</text:p>
          </table:table-cell>
          <table:table-cell office:value-type="float" office:value="0.106980858603448">
            <text:p>0.1069809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ronnie</text:p>
          </table:table-cell>
          <table:table-cell office:value-type="float" office:value="0.106980928871468">
            <text:p>0.1069809</text:p>
          </table:table-cell>
        </table:table-row>
        <table:table-row table:style-name="ro2">
          <table:table-cell office:value-type="string">
            <text:p>ronnie</text:p>
          </table:table-cell>
          <table:table-cell office:value-type="string">
            <text:p>licenses</text:p>
          </table:table-cell>
          <table:table-cell office:value-type="float" office:value="0.106980928871468">
            <text:p>0.1069809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payment</text:p>
          </table:table-cell>
          <table:table-cell office:value-type="float" office:value="0.107018813448248">
            <text:p>0.1070188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error</text:p>
          </table:table-cell>
          <table:table-cell office:value-type="float" office:value="0.107018813448248">
            <text:p>0.1070188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necessarily</text:p>
          </table:table-cell>
          <table:table-cell office:value-type="float" office:value="0.107236005176459">
            <text:p>0.1072360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creditor</text:p>
          </table:table-cell>
          <table:table-cell office:value-type="float" office:value="0.107236005176459">
            <text:p>0.1072360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individuals</text:p>
          </table:table-cell>
          <table:table-cell office:value-type="float" office:value="0.107344736106349">
            <text:p>0.1073447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direct</text:p>
          </table:table-cell>
          <table:table-cell office:value-type="float" office:value="0.107344736106349">
            <text:p>0.1073447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licenses</text:p>
          </table:table-cell>
          <table:table-cell office:value-type="float" office:value="0.107376194785128">
            <text:p>0.1073762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johnson</text:p>
          </table:table-cell>
          <table:table-cell office:value-type="float" office:value="0.107376194785128">
            <text:p>0.107376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memory</text:p>
          </table:table-cell>
          <table:table-cell office:value-type="float" office:value="0.107508939117934">
            <text:p>0.1075089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android</text:p>
          </table:table-cell>
          <table:table-cell office:value-type="float" office:value="0.107508939117934">
            <text:p>0.1075089</text:p>
          </table:table-cell>
        </table:table-row>
        <table:table-row table:style-name="ro2">
          <table:table-cell office:value-type="string">
            <text:p>sexton</text:p>
          </table:table-cell>
          <table:table-cell office:value-type="string">
            <text:p>williams</text:p>
          </table:table-cell>
          <table:table-cell office:value-type="float" office:value="0.107519057281696">
            <text:p>0.1075191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sexton</text:p>
          </table:table-cell>
          <table:table-cell office:value-type="float" office:value="0.107519057281696">
            <text:p>0.1075191</text:p>
          </table:table-cell>
        </table:table-row>
        <table:table-row table:style-name="ro2">
          <table:table-cell office:value-type="string">
            <text:p>durham</text:p>
          </table:table-cell>
          <table:table-cell office:value-type="string">
            <text:p>licenses</text:p>
          </table:table-cell>
          <table:table-cell office:value-type="float" office:value="0.107619906368595">
            <text:p>0.1076199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durham</text:p>
          </table:table-cell>
          <table:table-cell office:value-type="float" office:value="0.107619906368595">
            <text:p>0.1076199</text:p>
          </table:table-cell>
        </table:table-row>
        <table:table-row table:style-name="ro2">
          <table:table-cell office:value-type="string">
            <text:p>prize</text:p>
          </table:table-cell>
          <table:table-cell office:value-type="string">
            <text:p>scammers</text:p>
          </table:table-cell>
          <table:table-cell office:value-type="float" office:value="0.107678755423765">
            <text:p>0.107678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prize</text:p>
          </table:table-cell>
          <table:table-cell office:value-type="float" office:value="0.107678755423765">
            <text:p>0.1076788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deleted</text:p>
          </table:table-cell>
          <table:table-cell office:value-type="float" office:value="0.107763514748904">
            <text:p>0.1077635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android</text:p>
          </table:table-cell>
          <table:table-cell office:value-type="float" office:value="0.107763514748904">
            <text:p>0.1077635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title</text:p>
          </table:table-cell>
          <table:table-cell office:value-type="float" office:value="0.107852556883489">
            <text:p>0.1078526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section</text:p>
          </table:table-cell>
          <table:table-cell office:value-type="float" office:value="0.107852556883489">
            <text:p>0.1078526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transactions</text:p>
          </table:table-cell>
          <table:table-cell office:value-type="float" office:value="0.10787358319203">
            <text:p>0.1078736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multiple</text:p>
          </table:table-cell>
          <table:table-cell office:value-type="float" office:value="0.10787358319203">
            <text:p>0.1078736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emove</text:p>
          </table:table-cell>
          <table:table-cell office:value-type="float" office:value="0.107878058393828">
            <text:p>0.1078781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printer</text:p>
          </table:table-cell>
          <table:table-cell office:value-type="float" office:value="0.107878058393828">
            <text:p>0.1078781</text:p>
          </table:table-cell>
        </table:table-row>
        <table:table-row table:style-name="ro2">
          <table:table-cell office:value-type="string">
            <text:p>becoming</text:p>
          </table:table-cell>
          <table:table-cell office:value-type="string">
            <text:p>online</text:p>
          </table:table-cell>
          <table:table-cell office:value-type="float" office:value="0.107982878960703">
            <text:p>0.1079829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becoming</text:p>
          </table:table-cell>
          <table:table-cell office:value-type="float" office:value="0.107982878960703">
            <text:p>0.1079829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violation</text:p>
          </table:table-cell>
          <table:table-cell office:value-type="float" office:value="0.108073665140166">
            <text:p>0.1080737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approximately</text:p>
          </table:table-cell>
          <table:table-cell office:value-type="float" office:value="0.108073665140166">
            <text:p>0.1080737</text:p>
          </table:table-cell>
        </table:table-row>
        <table:table-row table:style-name="ro1">
          <table:table-cell office:value-type="string">
            <text:p>ago</text:p>
          </table:table-cell>
          <table:table-cell office:value-type="string">
            <text:p>island</text:p>
          </table:table-cell>
          <table:table-cell office:value-type="float" office:value="0.108129522500687">
            <text:p>0.1081295</text:p>
          </table:table-cell>
        </table:table-row>
        <table:table-row table:style-name="ro1">
          <table:table-cell office:value-type="string">
            <text:p>island</text:p>
          </table:table-cell>
          <table:table-cell office:value-type="string">
            <text:p>ago</text:p>
          </table:table-cell>
          <table:table-cell office:value-type="float" office:value="0.108129522500687">
            <text:p>0.1081295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well</text:p>
          </table:table-cell>
          <table:table-cell office:value-type="float" office:value="0.108182509395372">
            <text:p>0.1081825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visiting</text:p>
          </table:table-cell>
          <table:table-cell office:value-type="float" office:value="0.108182509395372">
            <text:p>0.1081825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program</text:p>
          </table:table-cell>
          <table:table-cell office:value-type="float" office:value="0.108221847835668">
            <text:p>0.1082218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assistance</text:p>
          </table:table-cell>
          <table:table-cell office:value-type="float" office:value="0.108221847835668">
            <text:p>0.1082218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passports</text:p>
          </table:table-cell>
          <table:table-cell office:value-type="float" office:value="0.108334192796992">
            <text:p>0.1083342</text:p>
          </table:table-cell>
        </table:table-row>
        <table:table-row table:style-name="ro1">
          <table:table-cell office:value-type="string">
            <text:p>passports</text:p>
          </table:table-cell>
          <table:table-cell office:value-type="string">
            <text:p>birth</text:p>
          </table:table-cell>
          <table:table-cell office:value-type="float" office:value="0.108334192796992">
            <text:p>0.1083342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stuber</text:p>
          </table:table-cell>
          <table:table-cell office:value-type="float" office:value="0.108355428737975">
            <text:p>0.1083554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step</text:p>
          </table:table-cell>
          <table:table-cell office:value-type="float" office:value="0.108355428737975">
            <text:p>0.108355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step</text:p>
          </table:table-cell>
          <table:table-cell office:value-type="float" office:value="0.108355735284196">
            <text:p>0.1083557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step</text:p>
          </table:table-cell>
          <table:table-cell office:value-type="float" office:value="0.108355735284196">
            <text:p>0.1083557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step</text:p>
          </table:table-cell>
          <table:table-cell office:value-type="float" office:value="0.108355735284196">
            <text:p>0.1083557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music</text:p>
          </table:table-cell>
          <table:table-cell office:value-type="float" office:value="0.108355735284196">
            <text:p>0.1083557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volkert</text:p>
          </table:table-cell>
          <table:table-cell office:value-type="float" office:value="0.108355735284196">
            <text:p>0.1083557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macintosh</text:p>
          </table:table-cell>
          <table:table-cell office:value-type="float" office:value="0.108355735284196">
            <text:p>0.1083557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financing</text:p>
          </table:table-cell>
          <table:table-cell office:value-type="float" office:value="0.108355735284196">
            <text:p>0.1083557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step</text:p>
          </table:table-cell>
          <table:table-cell office:value-type="float" office:value="0.108355735284196">
            <text:p>0.1083557</text:p>
          </table:table-cell>
        </table:table-row>
        <table:table-row table:style-name="ro2">
          <table:table-cell office:value-type="string">
            <text:p>dangerous</text:p>
          </table:table-cell>
          <table:table-cell office:value-type="string">
            <text:p>hollywood</text:p>
          </table:table-cell>
          <table:table-cell office:value-type="float" office:value="0.108373564079864">
            <text:p>0.1083736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dangerous</text:p>
          </table:table-cell>
          <table:table-cell office:value-type="float" office:value="0.108373564079864">
            <text:p>0.1083736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playing</text:p>
          </table:table-cell>
          <table:table-cell office:value-type="float" office:value="0.108515762595333">
            <text:p>0.1085158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forward</text:p>
          </table:table-cell>
          <table:table-cell office:value-type="float" office:value="0.108515762595333">
            <text:p>0.1085158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hr</text:p>
          </table:table-cell>
          <table:table-cell office:value-type="float" office:value="0.108678447715813">
            <text:p>0.1086784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expenses</text:p>
          </table:table-cell>
          <table:table-cell office:value-type="float" office:value="0.108678447715813">
            <text:p>0.1086784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threat</text:p>
          </table:table-cell>
          <table:table-cell office:value-type="float" office:value="0.108695053631541">
            <text:p>0.1086951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expect</text:p>
          </table:table-cell>
          <table:table-cell office:value-type="float" office:value="0.108695053631541">
            <text:p>0.1086951</text:p>
          </table:table-cell>
        </table:table-row>
        <table:table-row table:style-name="ro1">
          <table:table-cell office:value-type="string">
            <text:p>device</text:p>
          </table:table-cell>
          <table:table-cell office:value-type="string">
            <text:p>devices</text:p>
          </table:table-cell>
          <table:table-cell office:value-type="float" office:value="0.108700317099668">
            <text:p>0.1087003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evice</text:p>
          </table:table-cell>
          <table:table-cell office:value-type="float" office:value="0.108700317099668">
            <text:p>0.1087003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oil</text:p>
          </table:table-cell>
          <table:table-cell office:value-type="float" office:value="0.108879185835671">
            <text:p>0.1088792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hit</text:p>
          </table:table-cell>
          <table:table-cell office:value-type="float" office:value="0.108879185835671">
            <text:p>0.1088792</text:p>
          </table:table-cell>
        </table:table-row>
        <table:table-row table:style-name="ro2">
          <table:table-cell office:value-type="string">
            <text:p>children</text:p>
          </table:table-cell>
          <table:table-cell office:value-type="string">
            <text:p>childs</text:p>
          </table:table-cell>
          <table:table-cell office:value-type="float" office:value="0.109095118375107">
            <text:p>0.1090951</text:p>
          </table:table-cell>
        </table:table-row>
        <table:table-row table:style-name="ro2">
          <table:table-cell office:value-type="string">
            <text:p>childs</text:p>
          </table:table-cell>
          <table:table-cell office:value-type="string">
            <text:p>children</text:p>
          </table:table-cell>
          <table:table-cell office:value-type="float" office:value="0.109095118375107">
            <text:p>0.1090951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weeks</text:p>
          </table:table-cell>
          <table:table-cell office:value-type="float" office:value="0.109099331609174">
            <text:p>0.1090993</text:p>
          </table:table-cell>
        </table:table-row>
        <table:table-row table:style-name="ro2">
          <table:table-cell office:value-type="string">
            <text:p>weeks</text:p>
          </table:table-cell>
          <table:table-cell office:value-type="string">
            <text:p>sment</text:p>
          </table:table-cell>
          <table:table-cell office:value-type="float" office:value="0.109099331609174">
            <text:p>0.1090993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weeks</text:p>
          </table:table-cell>
          <table:table-cell office:value-type="float" office:value="0.109099502610506">
            <text:p>0.1090995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weeks</text:p>
          </table:table-cell>
          <table:table-cell office:value-type="float" office:value="0.109099502610506">
            <text:p>0.1090995</text:p>
          </table:table-cell>
        </table:table-row>
        <table:table-row table:style-name="ro1">
          <table:table-cell office:value-type="string">
            <text:p>weeks</text:p>
          </table:table-cell>
          <table:table-cell office:value-type="string">
            <text:p>hatch</text:p>
          </table:table-cell>
          <table:table-cell office:value-type="float" office:value="0.109099502610506">
            <text:p>0.1090995</text:p>
          </table:table-cell>
        </table:table-row>
        <table:table-row table:style-name="ro2">
          <table:table-cell office:value-type="string">
            <text:p>weeks</text:p>
          </table:table-cell>
          <table:table-cell office:value-type="string">
            <text:p>vega</text:p>
          </table:table-cell>
          <table:table-cell office:value-type="float" office:value="0.109099502610506">
            <text:p>0.1090995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weeks</text:p>
          </table:table-cell>
          <table:table-cell office:value-type="float" office:value="0.109099673426635">
            <text:p>0.1090997</text:p>
          </table:table-cell>
        </table:table-row>
        <table:table-row table:style-name="ro1">
          <table:table-cell office:value-type="string">
            <text:p>weeks</text:p>
          </table:table-cell>
          <table:table-cell office:value-type="string">
            <text:p>fisher</text:p>
          </table:table-cell>
          <table:table-cell office:value-type="float" office:value="0.109099673426635">
            <text:p>0.1090997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product</text:p>
          </table:table-cell>
          <table:table-cell office:value-type="float" office:value="0.109340098788724">
            <text:p>0.1093401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instant</text:p>
          </table:table-cell>
          <table:table-cell office:value-type="float" office:value="0.109340098788724">
            <text:p>0.1093401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individual</text:p>
          </table:table-cell>
          <table:table-cell office:value-type="float" office:value="0.109442589901093">
            <text:p>0.1094426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governors</text:p>
          </table:table-cell>
          <table:table-cell office:value-type="float" office:value="0.109442589901093">
            <text:p>0.1094426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vendors</text:p>
          </table:table-cell>
          <table:table-cell office:value-type="float" office:value="0.109457421278008">
            <text:p>0.1094574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record</text:p>
          </table:table-cell>
          <table:table-cell office:value-type="float" office:value="0.109457421278008">
            <text:p>0.1094574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software</text:p>
          </table:table-cell>
          <table:table-cell office:value-type="float" office:value="0.109541177477557">
            <text:p>0.1095412</text:p>
          </table:table-cell>
        </table:table-row>
        <table:table-row table:style-name="ro2">
          <table:table-cell office:value-type="string">
            <text:p>software</text:p>
          </table:table-cell>
          <table:table-cell office:value-type="string">
            <text:p>bestuzhev</text:p>
          </table:table-cell>
          <table:table-cell office:value-type="float" office:value="0.109541177477557">
            <text:p>0.1095412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software</text:p>
          </table:table-cell>
          <table:table-cell office:value-type="float" office:value="0.109541352421488">
            <text:p>0.1095414</text:p>
          </table:table-cell>
        </table:table-row>
        <table:table-row table:style-name="ro2">
          <table:table-cell office:value-type="string">
            <text:p>software</text:p>
          </table:table-cell>
          <table:table-cell office:value-type="string">
            <text:p>kaspersky</text:p>
          </table:table-cell>
          <table:table-cell office:value-type="float" office:value="0.109541352421488">
            <text:p>0.1095414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ipad</text:p>
          </table:table-cell>
          <table:table-cell office:value-type="float" office:value="0.109645807313216">
            <text:p>0.1096458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designed</text:p>
          </table:table-cell>
          <table:table-cell office:value-type="float" office:value="0.109645807313216">
            <text:p>0.1096458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item</text:p>
          </table:table-cell>
          <table:table-cell office:value-type="float" office:value="0.109721156855889">
            <text:p>0.1097212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bought</text:p>
          </table:table-cell>
          <table:table-cell office:value-type="float" office:value="0.109721156855889">
            <text:p>0.1097212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records</text:p>
          </table:table-cell>
          <table:table-cell office:value-type="float" office:value="0.109827867681615">
            <text:p>0.1098279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health</text:p>
          </table:table-cell>
          <table:table-cell office:value-type="float" office:value="0.109827867681615">
            <text:p>0.1098279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scams</text:p>
          </table:table-cell>
          <table:table-cell office:value-type="float" office:value="0.109929583914742">
            <text:p>0.1099296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charity</text:p>
          </table:table-cell>
          <table:table-cell office:value-type="float" office:value="0.109929583914742">
            <text:p>0.1099296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seconddegree</text:p>
          </table:table-cell>
          <table:table-cell office:value-type="float" office:value="0.110010267547007">
            <text:p>0.1100103</text:p>
          </table:table-cell>
        </table:table-row>
        <table:table-row table:style-name="ro2">
          <table:table-cell office:value-type="string">
            <text:p>seconddegree</text:p>
          </table:table-cell>
          <table:table-cell office:value-type="string">
            <text:p>rome</text:p>
          </table:table-cell>
          <table:table-cell office:value-type="float" office:value="0.110010267547007">
            <text:p>0.1100103</text:p>
          </table:table-cell>
        </table:table-row>
        <table:table-row table:style-name="ro2">
          <table:table-cell office:value-type="string">
            <text:p>damage</text:p>
          </table:table-cell>
          <table:table-cell office:value-type="string">
            <text:p>dwi</text:p>
          </table:table-cell>
          <table:table-cell office:value-type="float" office:value="0.110089471694652">
            <text:p>0.1100895</text:p>
          </table:table-cell>
        </table:table-row>
        <table:table-row table:style-name="ro2">
          <table:table-cell office:value-type="string">
            <text:p>dwi</text:p>
          </table:table-cell>
          <table:table-cell office:value-type="string">
            <text:p>damage</text:p>
          </table:table-cell>
          <table:table-cell office:value-type="float" office:value="0.110089471694652">
            <text:p>0.1100895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string">
            <text:p>intersection</text:p>
          </table:table-cell>
          <table:table-cell office:value-type="float" office:value="0.110090043803422">
            <text:p>0.1100900</text:p>
          </table:table-cell>
        </table:table-row>
        <table:table-row table:style-name="ro1">
          <table:table-cell office:value-type="string">
            <text:p>intersection</text:p>
          </table:table-cell>
          <table:table-cell office:value-type="string">
            <text:p>damage</text:p>
          </table:table-cell>
          <table:table-cell office:value-type="float" office:value="0.110090043803422">
            <text:p>0.1100900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section</text:p>
          </table:table-cell>
          <table:table-cell office:value-type="float" office:value="0.110117383282764">
            <text:p>0.1101174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defendant</text:p>
          </table:table-cell>
          <table:table-cell office:value-type="float" office:value="0.110117383282764">
            <text:p>0.1101174</text:p>
          </table:table-cell>
        </table:table-row>
        <table:table-row table:style-name="ro2">
          <table:table-cell office:value-type="string">
            <text:p>berks</text:p>
          </table:table-cell>
          <table:table-cell office:value-type="string">
            <text:p>perpetrators</text:p>
          </table:table-cell>
          <table:table-cell office:value-type="float" office:value="0.110128948914847">
            <text:p>0.1101289</text:p>
          </table:table-cell>
        </table:table-row>
        <table:table-row table:style-name="ro2">
          <table:table-cell office:value-type="string">
            <text:p>perpetrators</text:p>
          </table:table-cell>
          <table:table-cell office:value-type="string">
            <text:p>berks</text:p>
          </table:table-cell>
          <table:table-cell office:value-type="float" office:value="0.110128948914847">
            <text:p>0.1101289</text:p>
          </table:table-cell>
        </table:table-row>
        <table:table-row table:style-name="ro1">
          <table:table-cell office:value-type="string">
            <text:p>perpetrators</text:p>
          </table:table-cell>
          <table:table-cell office:value-type="string">
            <text:p>seminar</text:p>
          </table:table-cell>
          <table:table-cell office:value-type="float" office:value="0.110129327622131">
            <text:p>0.1101293</text:p>
          </table:table-cell>
        </table:table-row>
        <table:table-row table:style-name="ro1">
          <table:table-cell office:value-type="string">
            <text:p>seminar</text:p>
          </table:table-cell>
          <table:table-cell office:value-type="string">
            <text:p>perpetrators</text:p>
          </table:table-cell>
          <table:table-cell office:value-type="float" office:value="0.110129327622131">
            <text:p>0.1101293</text:p>
          </table:table-cell>
        </table:table-row>
        <table:table-row table:style-name="ro2">
          <table:table-cell office:value-type="string">
            <text:p>latino</text:p>
          </table:table-cell>
          <table:table-cell office:value-type="string">
            <text:p>perpetrators</text:p>
          </table:table-cell>
          <table:table-cell office:value-type="float" office:value="0.11012945358701">
            <text:p>0.1101295</text:p>
          </table:table-cell>
        </table:table-row>
        <table:table-row table:style-name="ro2">
          <table:table-cell office:value-type="string">
            <text:p>perpetrators</text:p>
          </table:table-cell>
          <table:table-cell office:value-type="string">
            <text:p>latino</text:p>
          </table:table-cell>
          <table:table-cell office:value-type="float" office:value="0.11012945358701">
            <text:p>0.1101295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spokesperson</text:p>
          </table:table-cell>
          <table:table-cell office:value-type="float" office:value="0.110131723209443">
            <text:p>0.1101317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breach</text:p>
          </table:table-cell>
          <table:table-cell office:value-type="float" office:value="0.110131723209443">
            <text:p>0.1101317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thanks</text:p>
          </table:table-cell>
          <table:table-cell office:value-type="float" office:value="0.11029581139226">
            <text:p>0.1102958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days</text:p>
          </table:table-cell>
          <table:table-cell office:value-type="float" office:value="0.11029581139226">
            <text:p>0.1102958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plan</text:p>
          </table:table-cell>
          <table:table-cell office:value-type="float" office:value="0.110344356021652">
            <text:p>0.1103444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pension</text:p>
          </table:table-cell>
          <table:table-cell office:value-type="float" office:value="0.110344356021652">
            <text:p>0.1103444</text:p>
          </table:table-cell>
        </table:table-row>
        <table:table-row table:style-name="ro1">
          <table:table-cell office:value-type="string">
            <text:p>aspen</text:p>
          </table:table-cell>
          <table:table-cell office:value-type="string">
            <text:p>denied</text:p>
          </table:table-cell>
          <table:table-cell office:value-type="float" office:value="0.110355084292946">
            <text:p>0.1103551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denied</text:p>
          </table:table-cell>
          <table:table-cell office:value-type="float" office:value="0.110355084292946">
            <text:p>0.1103551</text:p>
          </table:table-cell>
        </table:table-row>
        <table:table-row table:style-name="ro2">
          <table:table-cell office:value-type="string">
            <text:p>denied</text:p>
          </table:table-cell>
          <table:table-cell office:value-type="string">
            <text:p>canas</text:p>
          </table:table-cell>
          <table:table-cell office:value-type="float" office:value="0.110355084292946">
            <text:p>0.1103551</text:p>
          </table:table-cell>
        </table:table-row>
        <table:table-row table:style-name="ro1">
          <table:table-cell office:value-type="string">
            <text:p>denied</text:p>
          </table:table-cell>
          <table:table-cell office:value-type="string">
            <text:p>aspen</text:p>
          </table:table-cell>
          <table:table-cell office:value-type="float" office:value="0.110355084292946">
            <text:p>0.1103551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guess</text:p>
          </table:table-cell>
          <table:table-cell office:value-type="float" office:value="0.1104151566342">
            <text:p>0.1104152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aggressive</text:p>
          </table:table-cell>
          <table:table-cell office:value-type="float" office:value="0.1104151566342">
            <text:p>0.1104152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patients</text:p>
          </table:table-cell>
          <table:table-cell office:value-type="float" office:value="0.110448906575639">
            <text:p>0.1104489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organizations</text:p>
          </table:table-cell>
          <table:table-cell office:value-type="float" office:value="0.110448906575639">
            <text:p>0.1104489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lee</text:p>
          </table:table-cell>
          <table:table-cell office:value-type="float" office:value="0.110454790311534">
            <text:p>0.1104548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birth</text:p>
          </table:table-cell>
          <table:table-cell office:value-type="float" office:value="0.110454790311534">
            <text:p>0.1104548</text:p>
          </table:table-cell>
        </table:table-row>
        <table:table-row table:style-name="ro2">
          <table:table-cell office:value-type="string">
            <text:p>adams</text:p>
          </table:table-cell>
          <table:table-cell office:value-type="string">
            <text:p>perpetrators</text:p>
          </table:table-cell>
          <table:table-cell office:value-type="float" office:value="0.110480137633544">
            <text:p>0.1104801</text:p>
          </table:table-cell>
        </table:table-row>
        <table:table-row table:style-name="ro2">
          <table:table-cell office:value-type="string">
            <text:p>perpetrators</text:p>
          </table:table-cell>
          <table:table-cell office:value-type="string">
            <text:p>adams</text:p>
          </table:table-cell>
          <table:table-cell office:value-type="float" office:value="0.110480137633544">
            <text:p>0.1104801</text:p>
          </table:table-cell>
        </table:table-row>
        <table:table-row table:style-name="ro2">
          <table:table-cell office:value-type="string">
            <text:p>concerns</text:p>
          </table:table-cell>
          <table:table-cell office:value-type="string">
            <text:p>dor</text:p>
          </table:table-cell>
          <table:table-cell office:value-type="float" office:value="0.110588207157206">
            <text:p>0.1105882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concerns</text:p>
          </table:table-cell>
          <table:table-cell office:value-type="float" office:value="0.110588207157206">
            <text:p>0.1105882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concerns</text:p>
          </table:table-cell>
          <table:table-cell office:value-type="float" office:value="0.110588524985932">
            <text:p>0.1105885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cheek</text:p>
          </table:table-cell>
          <table:table-cell office:value-type="float" office:value="0.110588524985932">
            <text:p>0.1105885</text:p>
          </table:table-cell>
        </table:table-row>
        <table:table-row table:style-name="ro2">
          <table:table-cell office:value-type="string">
            <text:p>concerns</text:p>
          </table:table-cell>
          <table:table-cell office:value-type="string">
            <text:p>sc</text:p>
          </table:table-cell>
          <table:table-cell office:value-type="float" office:value="0.110588524985932">
            <text:p>0.1105885</text:p>
          </table:table-cell>
        </table:table-row>
        <table:table-row table:style-name="ro2">
          <table:table-cell office:value-type="string">
            <text:p>concerns</text:p>
          </table:table-cell>
          <table:table-cell office:value-type="string">
            <text:p>protectmyid</text:p>
          </table:table-cell>
          <table:table-cell office:value-type="float" office:value="0.110588524985932">
            <text:p>0.1105885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concerns</text:p>
          </table:table-cell>
          <table:table-cell office:value-type="float" office:value="0.110588524985932">
            <text:p>0.1105885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concerns</text:p>
          </table:table-cell>
          <table:table-cell office:value-type="float" office:value="0.110588524985932">
            <text:p>0.1105885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truth</text:p>
          </table:table-cell>
          <table:table-cell office:value-type="float" office:value="0.110640866257165">
            <text:p>0.1106409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corporate</text:p>
          </table:table-cell>
          <table:table-cell office:value-type="float" office:value="0.110640866257165">
            <text:p>0.1106409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onto</text:p>
          </table:table-cell>
          <table:table-cell office:value-type="float" office:value="0.110731195212846">
            <text:p>0.1107312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islands</text:p>
          </table:table-cell>
          <table:table-cell office:value-type="float" office:value="0.110731195212846">
            <text:p>0.1107312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prize</text:p>
          </table:table-cell>
          <table:table-cell office:value-type="float" office:value="0.110802835373128">
            <text:p>0.1108028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prize</text:p>
          </table:table-cell>
          <table:table-cell office:value-type="float" office:value="0.110802835373128">
            <text:p>0.1108028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relative</text:p>
          </table:table-cell>
          <table:table-cell office:value-type="float" office:value="0.110802835373128">
            <text:p>0.1108028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foreclosure</text:p>
          </table:table-cell>
          <table:table-cell office:value-type="float" office:value="0.110802835373128">
            <text:p>0.1108028</text:p>
          </table:table-cell>
        </table:table-row>
        <table:table-row table:style-name="ro2">
          <table:table-cell office:value-type="string">
            <text:p>prize</text:p>
          </table:table-cell>
          <table:table-cell office:value-type="string">
            <text:p>target_hplink</text:p>
          </table:table-cell>
          <table:table-cell office:value-type="float" office:value="0.110802835373128">
            <text:p>0.1108028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110802835373128">
            <text:p>0.1108028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prize</text:p>
          </table:table-cell>
          <table:table-cell office:value-type="float" office:value="0.110802835373128">
            <text:p>0.1108028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prize</text:p>
          </table:table-cell>
          <table:table-cell office:value-type="float" office:value="0.110802835373128">
            <text:p>0.1108028</text:p>
          </table:table-cell>
        </table:table-row>
        <table:table-row table:style-name="ro2">
          <table:table-cell office:value-type="string">
            <text:p>prize</text:p>
          </table:table-cell>
          <table:table-cell office:value-type="string">
            <text:p>travelling</text:p>
          </table:table-cell>
          <table:table-cell office:value-type="float" office:value="0.11080285064292">
            <text:p>0.1108029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prize</text:p>
          </table:table-cell>
          <table:table-cell office:value-type="float" office:value="0.11080285064292">
            <text:p>0.1108029</text:p>
          </table:table-cell>
        </table:table-row>
        <table:table-row table:style-name="ro1">
          <table:table-cell office:value-type="string">
            <text:p>contributor</text:p>
          </table:table-cell>
          <table:table-cell office:value-type="string">
            <text:p>sentinel</text:p>
          </table:table-cell>
          <table:table-cell office:value-type="float" office:value="0.110806540609918">
            <text:p>0.1108065</text:p>
          </table:table-cell>
        </table:table-row>
        <table:table-row table:style-name="ro1">
          <table:table-cell office:value-type="string">
            <text:p>sentinel</text:p>
          </table:table-cell>
          <table:table-cell office:value-type="string">
            <text:p>contributor</text:p>
          </table:table-cell>
          <table:table-cell office:value-type="float" office:value="0.110806540609918">
            <text:p>0.1108065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institutions</text:p>
          </table:table-cell>
          <table:table-cell office:value-type="float" office:value="0.110832467335573">
            <text:p>0.1108325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deposited</text:p>
          </table:table-cell>
          <table:table-cell office:value-type="float" office:value="0.110832467335573">
            <text:p>0.1108325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size</text:p>
          </table:table-cell>
          <table:table-cell office:value-type="float" office:value="0.111115669601833">
            <text:p>0.1111157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size</text:p>
          </table:table-cell>
          <table:table-cell office:value-type="float" office:value="0.111115669601833">
            <text:p>0.1111157</text:p>
          </table:table-cell>
        </table:table-row>
        <table:table-row table:style-name="ro2">
          <table:table-cell office:value-type="string">
            <text:p>size</text:p>
          </table:table-cell>
          <table:table-cell office:value-type="string">
            <text:p>melissa</text:p>
          </table:table-cell>
          <table:table-cell office:value-type="float" office:value="0.111115669601833">
            <text:p>0.1111157</text:p>
          </table:table-cell>
        </table:table-row>
        <table:table-row table:style-name="ro2">
          <table:table-cell office:value-type="string">
            <text:p>size</text:p>
          </table:table-cell>
          <table:table-cell office:value-type="string">
            <text:p>mccarthy</text:p>
          </table:table-cell>
          <table:table-cell office:value-type="float" office:value="0.111115669601833">
            <text:p>0.1111157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representative</text:p>
          </table:table-cell>
          <table:table-cell office:value-type="float" office:value="0.111133232973015">
            <text:p>0.1111332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assistance</text:p>
          </table:table-cell>
          <table:table-cell office:value-type="float" office:value="0.111133232973015">
            <text:p>0.1111332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team</text:p>
          </table:table-cell>
          <table:table-cell office:value-type="float" office:value="0.111210143508727">
            <text:p>0.1112101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concerns</text:p>
          </table:table-cell>
          <table:table-cell office:value-type="float" office:value="0.111210143508727">
            <text:p>0.1112101</text:p>
          </table:table-cell>
        </table:table-row>
        <table:table-row table:style-name="ro1">
          <table:table-cell office:value-type="string">
            <text:p>locations</text:p>
          </table:table-cell>
          <table:table-cell office:value-type="string">
            <text:p>mailbox</text:p>
          </table:table-cell>
          <table:table-cell office:value-type="float" office:value="0.111253525088199">
            <text:p>0.1112535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locations</text:p>
          </table:table-cell>
          <table:table-cell office:value-type="float" office:value="0.111253525088199">
            <text:p>0.1112535</text:p>
          </table:table-cell>
        </table:table-row>
        <table:table-row table:style-name="ro2">
          <table:table-cell office:value-type="string">
            <text:p>galvin</text:p>
          </table:table-cell>
          <table:table-cell office:value-type="string">
            <text:p>nation</text:p>
          </table:table-cell>
          <table:table-cell office:value-type="float" office:value="0.111431562530668">
            <text:p>0.1114316</text:p>
          </table:table-cell>
        </table:table-row>
        <table:table-row table:style-name="ro2">
          <table:table-cell office:value-type="string">
            <text:p>nation</text:p>
          </table:table-cell>
          <table:table-cell office:value-type="string">
            <text:p>galvin</text:p>
          </table:table-cell>
          <table:table-cell office:value-type="float" office:value="0.111431562530668">
            <text:p>0.1114316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want</text:p>
          </table:table-cell>
          <table:table-cell office:value-type="float" office:value="0.111456873434629">
            <text:p>0.1114569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site</text:p>
          </table:table-cell>
          <table:table-cell office:value-type="float" office:value="0.111456873434629">
            <text:p>0.1114569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remove</text:p>
          </table:table-cell>
          <table:table-cell office:value-type="float" office:value="0.111570650520697">
            <text:p>0.1115707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hard</text:p>
          </table:table-cell>
          <table:table-cell office:value-type="float" office:value="0.111570650520697">
            <text:p>0.1115707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deductions</text:p>
          </table:table-cell>
          <table:table-cell office:value-type="float" office:value="0.111629957736347">
            <text:p>0.1116300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audits</text:p>
          </table:table-cell>
          <table:table-cell office:value-type="float" office:value="0.111629957736347">
            <text:p>0.1116300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well</text:p>
          </table:table-cell>
          <table:table-cell office:value-type="float" office:value="0.11173737926078">
            <text:p>0.1117374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thanks</text:p>
          </table:table-cell>
          <table:table-cell office:value-type="float" office:value="0.11173737926078">
            <text:p>0.1117374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table:style-name="ce1" office:value-type="string">
            <text:p>31</text:p>
          </table:table-cell>
          <table:table-cell office:value-type="float" office:value="0.112020165897093">
            <text:p>0.1120202</text:p>
          </table:table-cell>
        </table:table-row>
        <table:table-row table:style-name="ro1">
          <table:table-cell table:style-name="ce1" office:value-type="string">
            <text:p>31</text:p>
          </table:table-cell>
          <table:table-cell table:style-name="ce1" office:value-type="string">
            <text:p>23</text:p>
          </table:table-cell>
          <table:table-cell office:value-type="float" office:value="0.112020165897093">
            <text:p>0.1120202</text:p>
          </table:table-cell>
        </table:table-row>
        <table:table-row table:style-name="ro2">
          <table:table-cell office:value-type="string">
            <text:p>authentication</text:p>
          </table:table-cell>
          <table:table-cell office:value-type="string">
            <text:p>pii</text:p>
          </table:table-cell>
          <table:table-cell office:value-type="float" office:value="0.112183491288303">
            <text:p>0.1121835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authentication</text:p>
          </table:table-cell>
          <table:table-cell office:value-type="float" office:value="0.112183491288303">
            <text:p>0.1121835</text:p>
          </table:table-cell>
        </table:table-row>
        <table:table-row table:style-name="ro2">
          <table:table-cell office:value-type="string">
            <text:p>indicted</text:p>
          </table:table-cell>
          <table:table-cell office:value-type="string">
            <text:p>maloney</text:p>
          </table:table-cell>
          <table:table-cell office:value-type="float" office:value="0.112279229630326">
            <text:p>0.1122792</text:p>
          </table:table-cell>
        </table:table-row>
        <table:table-row table:style-name="ro2">
          <table:table-cell office:value-type="string">
            <text:p>indicted</text:p>
          </table:table-cell>
          <table:table-cell office:value-type="string">
            <text:p>mccomb</text:p>
          </table:table-cell>
          <table:table-cell office:value-type="float" office:value="0.112279229630326">
            <text:p>0.1122792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indicted</text:p>
          </table:table-cell>
          <table:table-cell office:value-type="float" office:value="0.112279229630326">
            <text:p>0.1122792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indicted</text:p>
          </table:table-cell>
          <table:table-cell office:value-type="float" office:value="0.112279229630326">
            <text:p>0.1122792</text:p>
          </table:table-cell>
        </table:table-row>
        <table:table-row table:style-name="ro1">
          <table:table-cell office:value-type="string">
            <text:p>assigned</text:p>
          </table:table-cell>
          <table:table-cell office:value-type="string">
            <text:p>late</text:p>
          </table:table-cell>
          <table:table-cell office:value-type="float" office:value="0.112365394630653">
            <text:p>0.1123654</text:p>
          </table:table-cell>
        </table:table-row>
        <table:table-row table:style-name="ro1">
          <table:table-cell office:value-type="string">
            <text:p>late</text:p>
          </table:table-cell>
          <table:table-cell office:value-type="string">
            <text:p>assigned</text:p>
          </table:table-cell>
          <table:table-cell office:value-type="float" office:value="0.112365394630653">
            <text:p>0.1123654</text:p>
          </table:table-cell>
        </table:table-row>
        <table:table-row table:style-name="ro2">
          <table:table-cell office:value-type="string">
            <text:p>broward</text:p>
          </table:table-cell>
          <table:table-cell office:value-type="string">
            <text:p>hughes</text:p>
          </table:table-cell>
          <table:table-cell office:value-type="float" office:value="0.112374634816923">
            <text:p>0.1123746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broward</text:p>
          </table:table-cell>
          <table:table-cell office:value-type="float" office:value="0.112374634816923">
            <text:p>0.1123746</text:p>
          </table:table-cell>
        </table:table-row>
        <table:table-row table:style-name="ro2">
          <table:table-cell office:value-type="string">
            <text:p>broward</text:p>
          </table:table-cell>
          <table:table-cell office:value-type="string">
            <text:p>vernon</text:p>
          </table:table-cell>
          <table:table-cell office:value-type="float" office:value="0.1123765491324">
            <text:p>0.1123765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broward</text:p>
          </table:table-cell>
          <table:table-cell office:value-type="float" office:value="0.1123765491324">
            <text:p>0.1123765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represent</text:p>
          </table:table-cell>
          <table:table-cell office:value-type="float" office:value="0.112587050947115">
            <text:p>0.1125871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penalties</text:p>
          </table:table-cell>
          <table:table-cell office:value-type="float" office:value="0.112587050947115">
            <text:p>0.1125871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infect</text:p>
          </table:table-cell>
          <table:table-cell office:value-type="float" office:value="0.112893033506418">
            <text:p>0.1128930</text:p>
          </table:table-cell>
        </table:table-row>
        <table:table-row table:style-name="ro2">
          <table:table-cell office:value-type="string">
            <text:p>infect</text:p>
          </table:table-cell>
          <table:table-cell office:value-type="string">
            <text:p>bestuzhev</text:p>
          </table:table-cell>
          <table:table-cell office:value-type="float" office:value="0.112893033506418">
            <text:p>0.1128930</text:p>
          </table:table-cell>
        </table:table-row>
        <table:table-row table:style-name="ro2">
          <table:table-cell office:value-type="string">
            <text:p>infect</text:p>
          </table:table-cell>
          <table:table-cell office:value-type="string">
            <text:p>kaspersky</text:p>
          </table:table-cell>
          <table:table-cell office:value-type="float" office:value="0.11289376220399">
            <text:p>0.1128938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infect</text:p>
          </table:table-cell>
          <table:table-cell office:value-type="float" office:value="0.11289376220399">
            <text:p>0.1128938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rofessional</text:p>
          </table:table-cell>
          <table:table-cell office:value-type="float" office:value="0.113101042710736">
            <text:p>0.1131010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hr</text:p>
          </table:table-cell>
          <table:table-cell office:value-type="float" office:value="0.113101042710736">
            <text:p>0.1131010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necessarily</text:p>
          </table:table-cell>
          <table:table-cell office:value-type="float" office:value="0.113165324851457">
            <text:p>0.1131653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item</text:p>
          </table:table-cell>
          <table:table-cell office:value-type="float" office:value="0.113165324851457">
            <text:p>0.1131653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safety</text:p>
          </table:table-cell>
          <table:table-cell office:value-type="float" office:value="0.113186955699355">
            <text:p>0.1131870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string">
            <text:p>authentication</text:p>
          </table:table-cell>
          <table:table-cell office:value-type="float" office:value="0.113186955699355">
            <text:p>0.1131870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mother</text:p>
          </table:table-cell>
          <table:table-cell office:value-type="float" office:value="0.113346403720072">
            <text:p>0.1133464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confused</text:p>
          </table:table-cell>
          <table:table-cell office:value-type="float" office:value="0.113346403720072">
            <text:p>0.1133464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vendors</text:p>
          </table:table-cell>
          <table:table-cell office:value-type="float" office:value="0.113459289431194">
            <text:p>0.1134593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hospitals</text:p>
          </table:table-cell>
          <table:table-cell office:value-type="float" office:value="0.113459289431194">
            <text:p>0.1134593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stuber</text:p>
          </table:table-cell>
          <table:table-cell office:value-type="float" office:value="0.113490551567975">
            <text:p>0.1134906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design</text:p>
          </table:table-cell>
          <table:table-cell office:value-type="float" office:value="0.113490551567975">
            <text:p>0.1134906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music</text:p>
          </table:table-cell>
          <table:table-cell office:value-type="float" office:value="0.113491318788509">
            <text:p>0.1134913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volkert</text:p>
          </table:table-cell>
          <table:table-cell office:value-type="float" office:value="0.113491318788509">
            <text:p>0.1134913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macintosh</text:p>
          </table:table-cell>
          <table:table-cell office:value-type="float" office:value="0.113491318788509">
            <text:p>0.1134913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financing</text:p>
          </table:table-cell>
          <table:table-cell office:value-type="float" office:value="0.113491318788509">
            <text:p>0.1134913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design</text:p>
          </table:table-cell>
          <table:table-cell office:value-type="float" office:value="0.113491318788509">
            <text:p>0.1134913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design</text:p>
          </table:table-cell>
          <table:table-cell office:value-type="float" office:value="0.113491318788509">
            <text:p>0.1134913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design</text:p>
          </table:table-cell>
          <table:table-cell office:value-type="float" office:value="0.113491318788509">
            <text:p>0.1134913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design</text:p>
          </table:table-cell>
          <table:table-cell office:value-type="float" office:value="0.113491318788509">
            <text:p>0.1134913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enrolled</text:p>
          </table:table-cell>
          <table:table-cell office:value-type="float" office:value="0.113703685993173">
            <text:p>0.1137037</text:p>
          </table:table-cell>
        </table:table-row>
        <table:table-row table:style-name="ro2">
          <table:table-cell office:value-type="string">
            <text:p>enrolled</text:p>
          </table:table-cell>
          <table:table-cell office:value-type="string">
            <text:p>dor</text:p>
          </table:table-cell>
          <table:table-cell office:value-type="float" office:value="0.113703685993173">
            <text:p>0.1137037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enrolled</text:p>
          </table:table-cell>
          <table:table-cell office:value-type="float" office:value="0.113704912078312">
            <text:p>0.1137049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cheek</text:p>
          </table:table-cell>
          <table:table-cell office:value-type="float" office:value="0.113704912078312">
            <text:p>0.1137049</text:p>
          </table:table-cell>
        </table:table-row>
        <table:table-row table:style-name="ro2">
          <table:table-cell office:value-type="string">
            <text:p>enrolled</text:p>
          </table:table-cell>
          <table:table-cell office:value-type="string">
            <text:p>sc</text:p>
          </table:table-cell>
          <table:table-cell office:value-type="float" office:value="0.113704912078312">
            <text:p>0.1137049</text:p>
          </table:table-cell>
        </table:table-row>
        <table:table-row table:style-name="ro2">
          <table:table-cell office:value-type="string">
            <text:p>enrolled</text:p>
          </table:table-cell>
          <table:table-cell office:value-type="string">
            <text:p>protectmyid</text:p>
          </table:table-cell>
          <table:table-cell office:value-type="float" office:value="0.113704912078312">
            <text:p>0.1137049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enrolled</text:p>
          </table:table-cell>
          <table:table-cell office:value-type="float" office:value="0.113704912078312">
            <text:p>0.1137049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enrolled</text:p>
          </table:table-cell>
          <table:table-cell office:value-type="float" office:value="0.113704912078312">
            <text:p>0.1137049</text:p>
          </table:table-cell>
        </table:table-row>
        <table:table-row table:style-name="ro1">
          <table:table-cell office:value-type="string">
            <text:p>requirements</text:p>
          </table:table-cell>
          <table:table-cell office:value-type="string">
            <text:p>systems</text:p>
          </table:table-cell>
          <table:table-cell office:value-type="float" office:value="0.113729246797586">
            <text:p>0.1137292</text:p>
          </table:table-cell>
        </table:table-row>
        <table:table-row table:style-name="ro1">
          <table:table-cell office:value-type="string">
            <text:p>systems</text:p>
          </table:table-cell>
          <table:table-cell office:value-type="string">
            <text:p>requirements</text:p>
          </table:table-cell>
          <table:table-cell office:value-type="float" office:value="0.113729246797586">
            <text:p>0.1137292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vendors</text:p>
          </table:table-cell>
          <table:table-cell office:value-type="float" office:value="0.113962307318895">
            <text:p>0.1139623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records</text:p>
          </table:table-cell>
          <table:table-cell office:value-type="float" office:value="0.113962307318895">
            <text:p>0.1139623</text:p>
          </table:table-cell>
        </table:table-row>
        <table:table-row table:style-name="ro1">
          <table:table-cell office:value-type="string">
            <text:p>commission</text:p>
          </table:table-cell>
          <table:table-cell office:value-type="string">
            <text:p>trade</text:p>
          </table:table-cell>
          <table:table-cell office:value-type="float" office:value="0.113994014781304">
            <text:p>0.1139940</text:p>
          </table:table-cell>
        </table:table-row>
        <table:table-row table:style-name="ro1">
          <table:table-cell office:value-type="string">
            <text:p>trade</text:p>
          </table:table-cell>
          <table:table-cell office:value-type="string">
            <text:p>commission</text:p>
          </table:table-cell>
          <table:table-cell office:value-type="float" office:value="0.113994014781304">
            <text:p>0.1139940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lee</text:p>
          </table:table-cell>
          <table:table-cell office:value-type="float" office:value="0.114059880234479">
            <text:p>0.1140599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jersey</text:p>
          </table:table-cell>
          <table:table-cell office:value-type="float" office:value="0.114059880234479">
            <text:p>0.1140599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major</text:p>
          </table:table-cell>
          <table:table-cell office:value-type="float" office:value="0.114107594703316">
            <text:p>0.1141076</text:p>
          </table:table-cell>
        </table:table-row>
        <table:table-row table:style-name="ro2">
          <table:table-cell office:value-type="string">
            <text:p>major</text:p>
          </table:table-cell>
          <table:table-cell office:value-type="string">
            <text:p>cfpb</text:p>
          </table:table-cell>
          <table:table-cell office:value-type="float" office:value="0.114107594703316">
            <text:p>0.1141076</text:p>
          </table:table-cell>
        </table:table-row>
        <table:table-row table:style-name="ro1">
          <table:table-cell office:value-type="string">
            <text:p>doors</text:p>
          </table:table-cell>
          <table:table-cell office:value-type="string">
            <text:p>marketing</text:p>
          </table:table-cell>
          <table:table-cell office:value-type="float" office:value="0.114137066657846">
            <text:p>0.1141371</text:p>
          </table:table-cell>
        </table:table-row>
        <table:table-row table:style-name="ro1">
          <table:table-cell office:value-type="string">
            <text:p>marketing</text:p>
          </table:table-cell>
          <table:table-cell office:value-type="string">
            <text:p>doors</text:p>
          </table:table-cell>
          <table:table-cell office:value-type="float" office:value="0.114137066657846">
            <text:p>0.1141371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plus</text:p>
          </table:table-cell>
          <table:table-cell office:value-type="float" office:value="0.114156573032234">
            <text:p>0.1141566</text:p>
          </table:table-cell>
        </table:table-row>
        <table:table-row table:style-name="ro2">
          <table:table-cell office:value-type="string">
            <text:p>plus</text:p>
          </table:table-cell>
          <table:table-cell office:value-type="string">
            <text:p>mccoy</text:p>
          </table:table-cell>
          <table:table-cell office:value-type="float" office:value="0.114156573032234">
            <text:p>0.1141566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settings</text:p>
          </table:table-cell>
          <table:table-cell office:value-type="float" office:value="0.114162412294429">
            <text:p>0.1141624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reset</text:p>
          </table:table-cell>
          <table:table-cell office:value-type="float" office:value="0.114162412294429">
            <text:p>0.1141624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mean</text:p>
          </table:table-cell>
          <table:table-cell office:value-type="float" office:value="0.114163717745752">
            <text:p>0.114163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creditor</text:p>
          </table:table-cell>
          <table:table-cell office:value-type="float" office:value="0.114163717745752">
            <text:p>0.1141637</text:p>
          </table:table-cell>
        </table:table-row>
        <table:table-row table:style-name="ro1">
          <table:table-cell office:value-type="string">
            <text:p>doors</text:p>
          </table:table-cell>
          <table:table-cell office:value-type="string">
            <text:p>eager</text:p>
          </table:table-cell>
          <table:table-cell office:value-type="float" office:value="0.114187343997993">
            <text:p>0.1141873</text:p>
          </table:table-cell>
        </table:table-row>
        <table:table-row table:style-name="ro1">
          <table:table-cell office:value-type="string">
            <text:p>eager</text:p>
          </table:table-cell>
          <table:table-cell office:value-type="string">
            <text:p>doors</text:p>
          </table:table-cell>
          <table:table-cell office:value-type="float" office:value="0.114187343997993">
            <text:p>0.1141873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regarding</text:p>
          </table:table-cell>
          <table:table-cell office:value-type="float" office:value="0.11420481947481">
            <text:p>0.1142048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breach</text:p>
          </table:table-cell>
          <table:table-cell office:value-type="float" office:value="0.11420481947481">
            <text:p>0.1142048</text:p>
          </table:table-cell>
        </table:table-row>
        <table:table-row table:style-name="ro2">
          <table:table-cell office:value-type="string">
            <text:p>playing</text:p>
          </table:table-cell>
          <table:table-cell office:value-type="string">
            <text:p>sunday</text:p>
          </table:table-cell>
          <table:table-cell office:value-type="float" office:value="0.114215668371434">
            <text:p>0.1142157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playing</text:p>
          </table:table-cell>
          <table:table-cell office:value-type="float" office:value="0.114215668371434">
            <text:p>0.1142157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wont</text:p>
          </table:table-cell>
          <table:table-cell office:value-type="float" office:value="0.11432954500452">
            <text:p>0.1143295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jenkins</text:p>
          </table:table-cell>
          <table:table-cell office:value-type="float" office:value="0.11432954500452">
            <text:p>0.1143295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wont</text:p>
          </table:table-cell>
          <table:table-cell office:value-type="float" office:value="0.114331953516797">
            <text:p>0.1143320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albany</text:p>
          </table:table-cell>
          <table:table-cell office:value-type="float" office:value="0.114331953516797">
            <text:p>0.1143320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wont</text:p>
          </table:table-cell>
          <table:table-cell office:value-type="float" office:value="0.114332353691084">
            <text:p>0.1143324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dui</text:p>
          </table:table-cell>
          <table:table-cell office:value-type="float" office:value="0.114332353691084">
            <text:p>0.1143324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wont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wont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wont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wont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gmt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lt</text:p>
          </table:table-cell>
          <table:table-cell office:value-type="float" office:value="0.114332753512553">
            <text:p>0.1143328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est20130228</text:p>
          </table:table-cell>
          <table:table-cell office:value-type="float" office:value="0.114332753512553">
            <text:p>0.1143328</text:p>
          </table:table-cell>
        </table:table-row>
        <table:table-row table:style-name="ro2">
          <table:table-cell office:value-type="string">
            <text:p>wont</text:p>
          </table:table-cell>
          <table:table-cell office:value-type="string">
            <text:p>watkins</text:p>
          </table:table-cell>
          <table:table-cell office:value-type="float" office:value="0.114332753512553">
            <text:p>0.1143328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wont</text:p>
          </table:table-cell>
          <table:table-cell office:value-type="float" office:value="0.114333152981809">
            <text:p>0.1143332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wont</text:p>
          </table:table-cell>
          <table:table-cell office:value-type="float" office:value="0.114333152981809">
            <text:p>0.1143332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festival</text:p>
          </table:table-cell>
          <table:table-cell office:value-type="float" office:value="0.114333152981809">
            <text:p>0.1143332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downtown</text:p>
          </table:table-cell>
          <table:table-cell office:value-type="float" office:value="0.114333152981809">
            <text:p>0.1143332</text:p>
          </table:table-cell>
        </table:table-row>
        <table:table-row table:style-name="ro2">
          <table:table-cell office:value-type="string">
            <text:p>arent</text:p>
          </table:table-cell>
          <table:table-cell office:value-type="string">
            <text:p>documentation</text:p>
          </table:table-cell>
          <table:table-cell office:value-type="float" office:value="0.114366194178051">
            <text:p>0.1143662</text:p>
          </table:table-cell>
        </table:table-row>
        <table:table-row table:style-name="ro2">
          <table:table-cell office:value-type="string">
            <text:p>documentation</text:p>
          </table:table-cell>
          <table:table-cell office:value-type="string">
            <text:p>arent</text:p>
          </table:table-cell>
          <table:table-cell office:value-type="float" office:value="0.114366194178051">
            <text:p>0.1143662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institution</text:p>
          </table:table-cell>
          <table:table-cell office:value-type="float" office:value="0.114391548221135">
            <text:p>0.1143915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dollar</text:p>
          </table:table-cell>
          <table:table-cell office:value-type="float" office:value="0.114391548221135">
            <text:p>0.1143915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software</text:p>
          </table:table-cell>
          <table:table-cell office:value-type="float" office:value="0.11448170610041">
            <text:p>0.1144817</text:p>
          </table:table-cell>
        </table:table-row>
        <table:table-row table:style-name="ro2">
          <table:table-cell office:value-type="string">
            <text:p>software</text:p>
          </table:table-cell>
          <table:table-cell office:value-type="string">
            <text:p>cybercriminals</text:p>
          </table:table-cell>
          <table:table-cell office:value-type="float" office:value="0.11448170610041">
            <text:p>0.1144817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team</text:p>
          </table:table-cell>
          <table:table-cell office:value-type="float" office:value="0.114544854519653">
            <text:p>0.1145449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enrolled</text:p>
          </table:table-cell>
          <table:table-cell office:value-type="float" office:value="0.114544854519653">
            <text:p>0.114544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virginia</text:p>
          </table:table-cell>
          <table:table-cell office:value-type="float" office:value="0.114648230921613">
            <text:p>0.1146482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january</text:p>
          </table:table-cell>
          <table:table-cell office:value-type="float" office:value="0.114648230921613">
            <text:p>0.1146482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instant</text:p>
          </table:table-cell>
          <table:table-cell office:value-type="float" office:value="0.114652333601336">
            <text:p>0.1146523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apply</text:p>
          </table:table-cell>
          <table:table-cell office:value-type="float" office:value="0.114652333601336">
            <text:p>0.1146523</text:p>
          </table:table-cell>
        </table:table-row>
        <table:table-row table:style-name="ro2">
          <table:table-cell office:value-type="string">
            <text:p>consult</text:p>
          </table:table-cell>
          <table:table-cell office:value-type="string">
            <text:p>ira</text:p>
          </table:table-cell>
          <table:table-cell office:value-type="float" office:value="0.114658431182268">
            <text:p>0.1146584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consult</text:p>
          </table:table-cell>
          <table:table-cell office:value-type="float" office:value="0.114658431182268">
            <text:p>0.1146584</text:p>
          </table:table-cell>
        </table:table-row>
        <table:table-row table:style-name="ro1">
          <table:table-cell office:value-type="string">
            <text:p>dedicated</text:p>
          </table:table-cell>
          <table:table-cell office:value-type="string">
            <text:p>dozens</text:p>
          </table:table-cell>
          <table:table-cell office:value-type="float" office:value="0.11467938624913">
            <text:p>0.1146794</text:p>
          </table:table-cell>
        </table:table-row>
        <table:table-row table:style-name="ro1">
          <table:table-cell office:value-type="string">
            <text:p>dozens</text:p>
          </table:table-cell>
          <table:table-cell office:value-type="string">
            <text:p>dedicated</text:p>
          </table:table-cell>
          <table:table-cell office:value-type="float" office:value="0.11467938624913">
            <text:p>0.1146794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step</text:p>
          </table:table-cell>
          <table:table-cell office:value-type="float" office:value="0.114742327666958">
            <text:p>0.1147423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ipad</text:p>
          </table:table-cell>
          <table:table-cell office:value-type="float" office:value="0.114742327666958">
            <text:p>0.1147423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olomon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tation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rosa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angeles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angeles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angeles</text:p>
          </table:table-cell>
          <table:table-cell office:value-type="float" office:value="0.114893698498462">
            <text:p>0.1148937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butler</text:p>
          </table:table-cell>
          <table:table-cell office:value-type="float" office:value="0.114893785962501">
            <text:p>0.1148938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kimmer</text:p>
          </table:table-cell>
          <table:table-cell office:value-type="float" office:value="0.114893785962501">
            <text:p>0.1148938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angeles</text:p>
          </table:table-cell>
          <table:table-cell office:value-type="float" office:value="0.114893785962501">
            <text:p>0.1148938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angeles</text:p>
          </table:table-cell>
          <table:table-cell office:value-type="float" office:value="0.114893785962501">
            <text:p>0.1148938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bernardino</text:p>
          </table:table-cell>
          <table:table-cell office:value-type="float" office:value="0.114893873468353">
            <text:p>0.1148939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pump</text:p>
          </table:table-cell>
          <table:table-cell office:value-type="float" office:value="0.114893873468353">
            <text:p>0.1148939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angeles</text:p>
          </table:table-cell>
          <table:table-cell office:value-type="float" office:value="0.114893873468353">
            <text:p>0.1148939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angeles</text:p>
          </table:table-cell>
          <table:table-cell office:value-type="float" office:value="0.114893873468353">
            <text:p>0.1148939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fuentes</text:p>
          </table:table-cell>
          <table:table-cell office:value-type="float" office:value="0.114894311622251">
            <text:p>0.1148943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angeles</text:p>
          </table:table-cell>
          <table:table-cell office:value-type="float" office:value="0.114894311622251">
            <text:p>0.1148943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printers</text:p>
          </table:table-cell>
          <table:table-cell office:value-type="float" office:value="0.115121433714821">
            <text:p>0.1151214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electronics</text:p>
          </table:table-cell>
          <table:table-cell office:value-type="float" office:value="0.115121433714821">
            <text:p>0.1151214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electronics</text:p>
          </table:table-cell>
          <table:table-cell office:value-type="float" office:value="0.115121635201461">
            <text:p>0.1151216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ole</text:p>
          </table:table-cell>
          <table:table-cell office:value-type="float" office:value="0.115121635201461">
            <text:p>0.1151216</text:p>
          </table:table-cell>
        </table:table-row>
        <table:table-row table:style-name="ro2">
          <table:table-cell office:value-type="string">
            <text:p>electronics</text:p>
          </table:table-cell>
          <table:table-cell office:value-type="string">
            <text:p>wii</text:p>
          </table:table-cell>
          <table:table-cell office:value-type="float" office:value="0.115121635201461">
            <text:p>0.1151216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electronics</text:p>
          </table:table-cell>
          <table:table-cell office:value-type="float" office:value="0.115121635201461">
            <text:p>0.1151216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penalties</text:p>
          </table:table-cell>
          <table:table-cell office:value-type="float" office:value="0.115315509456197">
            <text:p>0.1153155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audits</text:p>
          </table:table-cell>
          <table:table-cell office:value-type="float" office:value="0.115315509456197">
            <text:p>0.1153155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records</text:p>
          </table:table-cell>
          <table:table-cell office:value-type="float" office:value="0.115385616352066">
            <text:p>0.1153856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confident</text:p>
          </table:table-cell>
          <table:table-cell office:value-type="float" office:value="0.115385616352066">
            <text:p>0.1153856</text:p>
          </table:table-cell>
        </table:table-row>
        <table:table-row table:style-name="ro1">
          <table:table-cell office:value-type="string">
            <text:p>senate</text:p>
          </table:table-cell>
          <table:table-cell office:value-type="string">
            <text:p>south</text:p>
          </table:table-cell>
          <table:table-cell office:value-type="float" office:value="0.11569238230762">
            <text:p>0.1156924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senate</text:p>
          </table:table-cell>
          <table:table-cell office:value-type="float" office:value="0.11569238230762">
            <text:p>0.1156924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revenue</text:p>
          </table:table-cell>
          <table:table-cell office:value-type="float" office:value="0.115770561225308">
            <text:p>0.1157706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breach</text:p>
          </table:table-cell>
          <table:table-cell office:value-type="float" office:value="0.115770561225308">
            <text:p>0.1157706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record</text:p>
          </table:table-cell>
          <table:table-cell office:value-type="float" office:value="0.115995371629322">
            <text:p>0.1159954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confident</text:p>
          </table:table-cell>
          <table:table-cell office:value-type="float" office:value="0.115995371629322">
            <text:p>0.1159954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electronics</text:p>
          </table:table-cell>
          <table:table-cell office:value-type="float" office:value="0.116063035205957">
            <text:p>0.1160630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deleted</text:p>
          </table:table-cell>
          <table:table-cell office:value-type="float" office:value="0.116063035205957">
            <text:p>0.1160630</text:p>
          </table:table-cell>
        </table:table-row>
        <table:table-row table:style-name="ro2">
          <table:table-cell office:value-type="string">
            <text:p>dangerous</text:p>
          </table:table-cell>
          <table:table-cell office:value-type="string">
            <text:p>melissa</text:p>
          </table:table-cell>
          <table:table-cell office:value-type="float" office:value="0.116106863991689">
            <text:p>0.1161069</text:p>
          </table:table-cell>
        </table:table-row>
        <table:table-row table:style-name="ro2">
          <table:table-cell office:value-type="string">
            <text:p>dangerous</text:p>
          </table:table-cell>
          <table:table-cell office:value-type="string">
            <text:p>mccarthy</text:p>
          </table:table-cell>
          <table:table-cell office:value-type="float" office:value="0.116106863991689">
            <text:p>0.1161069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dangerous</text:p>
          </table:table-cell>
          <table:table-cell office:value-type="float" office:value="0.116106863991689">
            <text:p>0.1161069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dangerous</text:p>
          </table:table-cell>
          <table:table-cell office:value-type="float" office:value="0.116106863991689">
            <text:p>0.1161069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atms</text:p>
          </table:table-cell>
          <table:table-cell office:value-type="float" office:value="0.116126196858834">
            <text:p>0.1161262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angeles</text:p>
          </table:table-cell>
          <table:table-cell office:value-type="float" office:value="0.116126196858834">
            <text:p>0.1161262</text:p>
          </table:table-cell>
        </table:table-row>
        <table:table-row table:style-name="ro2">
          <table:table-cell office:value-type="string">
            <text:p>receive</text:p>
          </table:table-cell>
          <table:table-cell office:value-type="string">
            <text:p>ssn</text:p>
          </table:table-cell>
          <table:table-cell office:value-type="float" office:value="0.116134123145435">
            <text:p>0.1161341</text:p>
          </table:table-cell>
        </table:table-row>
        <table:table-row table:style-name="ro2">
          <table:table-cell office:value-type="string">
            <text:p>ssn</text:p>
          </table:table-cell>
          <table:table-cell office:value-type="string">
            <text:p>receive</text:p>
          </table:table-cell>
          <table:table-cell office:value-type="float" office:value="0.116134123145435">
            <text:p>0.1161341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option</text:p>
          </table:table-cell>
          <table:table-cell office:value-type="float" office:value="0.116253411332866">
            <text:p>0.1162534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electronics</text:p>
          </table:table-cell>
          <table:table-cell office:value-type="float" office:value="0.116253411332866">
            <text:p>0.1162534</text:p>
          </table:table-cell>
        </table:table-row>
        <table:table-row table:style-name="ro1">
          <table:table-cell office:value-type="string">
            <text:p>dear</text:p>
          </table:table-cell>
          <table:table-cell office:value-type="string">
            <text:p>mailbox</text:p>
          </table:table-cell>
          <table:table-cell office:value-type="float" office:value="0.116361346124674">
            <text:p>0.1163613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dear</text:p>
          </table:table-cell>
          <table:table-cell office:value-type="float" office:value="0.116361346124674">
            <text:p>0.1163613</text:p>
          </table:table-cell>
        </table:table-row>
        <table:table-row table:style-name="ro1">
          <table:table-cell office:value-type="string">
            <text:p>gone</text:p>
          </table:table-cell>
          <table:table-cell office:value-type="string">
            <text:p>husband</text:p>
          </table:table-cell>
          <table:table-cell office:value-type="float" office:value="0.116511844841554">
            <text:p>0.1165118</text:p>
          </table:table-cell>
        </table:table-row>
        <table:table-row table:style-name="ro1">
          <table:table-cell office:value-type="string">
            <text:p>husband</text:p>
          </table:table-cell>
          <table:table-cell office:value-type="string">
            <text:p>gone</text:p>
          </table:table-cell>
          <table:table-cell office:value-type="float" office:value="0.116511844841554">
            <text:p>0.1165118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individual</text:p>
          </table:table-cell>
          <table:table-cell office:value-type="float" office:value="0.11685908412979">
            <text:p>0.1168591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assist</text:p>
          </table:table-cell>
          <table:table-cell office:value-type="float" office:value="0.11685908412979">
            <text:p>0.1168591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processed</text:p>
          </table:table-cell>
          <table:table-cell office:value-type="float" office:value="0.11692300480147">
            <text:p>0.1169230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prepaid</text:p>
          </table:table-cell>
          <table:table-cell office:value-type="float" office:value="0.11692300480147">
            <text:p>0.1169230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islands</text:p>
          </table:table-cell>
          <table:table-cell office:value-type="float" office:value="0.116934036360532">
            <text:p>0.1169340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corporate</text:p>
          </table:table-cell>
          <table:table-cell office:value-type="float" office:value="0.116934036360532">
            <text:p>0.1169340</text:p>
          </table:table-cell>
        </table:table-row>
        <table:table-row table:style-name="ro1">
          <table:table-cell office:value-type="string">
            <text:p>national</text:p>
          </table:table-cell>
          <table:table-cell office:value-type="string">
            <text:p>systems</text:p>
          </table:table-cell>
          <table:table-cell office:value-type="float" office:value="0.117024607782">
            <text:p>0.1170246</text:p>
          </table:table-cell>
        </table:table-row>
        <table:table-row table:style-name="ro1">
          <table:table-cell office:value-type="string">
            <text:p>systems</text:p>
          </table:table-cell>
          <table:table-cell office:value-type="string">
            <text:p>national</text:p>
          </table:table-cell>
          <table:table-cell office:value-type="float" office:value="0.117024607782">
            <text:p>0.1170246</text:p>
          </table:table-cell>
        </table:table-row>
        <table:table-row table:style-name="ro1">
          <table:table-cell office:value-type="string">
            <text:p>client</text:p>
          </table:table-cell>
          <table:table-cell office:value-type="string">
            <text:p>homes</text:p>
          </table:table-cell>
          <table:table-cell office:value-type="float" office:value="0.117309748884685">
            <text:p>0.1173097</text:p>
          </table:table-cell>
        </table:table-row>
        <table:table-row table:style-name="ro1">
          <table:table-cell office:value-type="string">
            <text:p>homes</text:p>
          </table:table-cell>
          <table:table-cell office:value-type="string">
            <text:p>client</text:p>
          </table:table-cell>
          <table:table-cell office:value-type="float" office:value="0.117309748884685">
            <text:p>0.1173097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playing</text:p>
          </table:table-cell>
          <table:table-cell office:value-type="float" office:value="0.117384751229071">
            <text:p>0.1173848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played</text:p>
          </table:table-cell>
          <table:table-cell office:value-type="float" office:value="0.117384751229071">
            <text:p>0.1173848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park</text:p>
          </table:table-cell>
          <table:table-cell office:value-type="float" office:value="0.117394619874296">
            <text:p>0.1173946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license</text:p>
          </table:table-cell>
          <table:table-cell office:value-type="float" office:value="0.117394619874296">
            <text:p>0.1173946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vendors</text:p>
          </table:table-cell>
          <table:table-cell office:value-type="float" office:value="0.117402798861812">
            <text:p>0.1174028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cloud</text:p>
          </table:table-cell>
          <table:table-cell office:value-type="float" office:value="0.117402798861812">
            <text:p>0.1174028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kimmers</text:p>
          </table:table-cell>
          <table:table-cell office:value-type="float" office:value="0.117424437118637">
            <text:p>0.1174244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pumps</text:p>
          </table:table-cell>
          <table:table-cell office:value-type="float" office:value="0.117424437118637">
            <text:p>0.1174244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angeles</text:p>
          </table:table-cell>
          <table:table-cell office:value-type="float" office:value="0.117424437118637">
            <text:p>0.1174244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angeles</text:p>
          </table:table-cell>
          <table:table-cell office:value-type="float" office:value="0.117424437118637">
            <text:p>0.1174244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realize</text:p>
          </table:table-cell>
          <table:table-cell office:value-type="float" office:value="0.117605466858616">
            <text:p>0.1176055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hard</text:p>
          </table:table-cell>
          <table:table-cell office:value-type="float" office:value="0.117605466858616">
            <text:p>0.1176055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date</text:p>
          </table:table-cell>
          <table:table-cell office:value-type="float" office:value="0.117882086645641">
            <text:p>0.1178821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birth</text:p>
          </table:table-cell>
          <table:table-cell office:value-type="float" office:value="0.117882086645641">
            <text:p>0.1178821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printers</text:p>
          </table:table-cell>
          <table:table-cell office:value-type="float" office:value="0.117922290823321">
            <text:p>0.1179223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delete</text:p>
          </table:table-cell>
          <table:table-cell office:value-type="float" office:value="0.117922290823321">
            <text:p>0.1179223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delete</text:p>
          </table:table-cell>
          <table:table-cell office:value-type="float" office:value="0.117922602243249">
            <text:p>0.1179226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console</text:p>
          </table:table-cell>
          <table:table-cell office:value-type="float" office:value="0.117922602243249">
            <text:p>0.1179226</text:p>
          </table:table-cell>
        </table:table-row>
        <table:table-row table:style-name="ro2">
          <table:table-cell office:value-type="string">
            <text:p>delete</text:p>
          </table:table-cell>
          <table:table-cell office:value-type="string">
            <text:p>wii</text:p>
          </table:table-cell>
          <table:table-cell office:value-type="float" office:value="0.117922602243249">
            <text:p>0.1179226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delete</text:p>
          </table:table-cell>
          <table:table-cell office:value-type="float" office:value="0.117922602243249">
            <text:p>0.1179226</text:p>
          </table:table-cell>
        </table:table-row>
        <table:table-row table:style-name="ro1">
          <table:table-cell office:value-type="string">
            <text:p>removed</text:p>
          </table:table-cell>
          <table:table-cell office:value-type="string">
            <text:p>unknown</text:p>
          </table:table-cell>
          <table:table-cell office:value-type="float" office:value="0.117946736505209">
            <text:p>0.1179467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removed</text:p>
          </table:table-cell>
          <table:table-cell office:value-type="float" office:value="0.117946736505209">
            <text:p>0.1179467</text:p>
          </table:table-cell>
        </table:table-row>
        <table:table-row table:style-name="ro2">
          <table:table-cell table:style-name="ce1" office:value-type="string">
            <text:p>29</text:p>
          </table:table-cell>
          <table:table-cell office:value-type="string">
            <text:p>ryan</text:p>
          </table:table-cell>
          <table:table-cell office:value-type="float" office:value="0.117986285069839">
            <text:p>0.1179863</text:p>
          </table:table-cell>
        </table:table-row>
        <table:table-row table:style-name="ro2">
          <table:table-cell office:value-type="string">
            <text:p>ryan</text:p>
          </table:table-cell>
          <table:table-cell table:style-name="ce1" office:value-type="string">
            <text:p>29</text:p>
          </table:table-cell>
          <table:table-cell office:value-type="float" office:value="0.117986285069839">
            <text:p>0.1179863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designed</text:p>
          </table:table-cell>
          <table:table-cell office:value-type="float" office:value="0.117999620420809">
            <text:p>0.1179996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apple</text:p>
          </table:table-cell>
          <table:table-cell office:value-type="float" office:value="0.117999620420809">
            <text:p>0.1179996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consumer</text:p>
          </table:table-cell>
          <table:table-cell office:value-type="float" office:value="0.118009745316993">
            <text:p>0.1180097</text:p>
          </table:table-cell>
        </table:table-row>
        <table:table-row table:style-name="ro2">
          <table:table-cell office:value-type="string">
            <text:p>consumer</text:p>
          </table:table-cell>
          <table:table-cell office:value-type="string">
            <text:p>cfpb</text:p>
          </table:table-cell>
          <table:table-cell office:value-type="float" office:value="0.118009745316993">
            <text:p>0.1180097</text:p>
          </table:table-cell>
        </table:table-row>
        <table:table-row table:style-name="ro2">
          <table:table-cell office:value-type="string">
            <text:p>elses</text:p>
          </table:table-cell>
          <table:table-cell office:value-type="string">
            <text:p>twice</text:p>
          </table:table-cell>
          <table:table-cell office:value-type="float" office:value="0.11806022864197">
            <text:p>0.1180602</text:p>
          </table:table-cell>
        </table:table-row>
        <table:table-row table:style-name="ro2">
          <table:table-cell office:value-type="string">
            <text:p>twice</text:p>
          </table:table-cell>
          <table:table-cell office:value-type="string">
            <text:p>elses</text:p>
          </table:table-cell>
          <table:table-cell office:value-type="float" office:value="0.11806022864197">
            <text:p>0.1180602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gas</text:p>
          </table:table-cell>
          <table:table-cell office:value-type="float" office:value="0.118089196887627">
            <text:p>0.1180892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angeles</text:p>
          </table:table-cell>
          <table:table-cell office:value-type="float" office:value="0.118089196887627">
            <text:p>0.1180892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program</text:p>
          </table:table-cell>
          <table:table-cell office:value-type="float" office:value="0.118185788121827">
            <text:p>0.1181858</text:p>
          </table:table-cell>
        </table:table-row>
        <table:table-row table:style-name="ro2">
          <table:table-cell office:value-type="string">
            <text:p>program</text:p>
          </table:table-cell>
          <table:table-cell office:value-type="string">
            <text:p>dor</text:p>
          </table:table-cell>
          <table:table-cell office:value-type="float" office:value="0.118185788121827">
            <text:p>0.1181858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program</text:p>
          </table:table-cell>
          <table:table-cell office:value-type="float" office:value="0.1181865661852">
            <text:p>0.1181866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cheek</text:p>
          </table:table-cell>
          <table:table-cell office:value-type="float" office:value="0.1181865661852">
            <text:p>0.1181866</text:p>
          </table:table-cell>
        </table:table-row>
        <table:table-row table:style-name="ro2">
          <table:table-cell office:value-type="string">
            <text:p>program</text:p>
          </table:table-cell>
          <table:table-cell office:value-type="string">
            <text:p>sc</text:p>
          </table:table-cell>
          <table:table-cell office:value-type="float" office:value="0.1181865661852">
            <text:p>0.1181866</text:p>
          </table:table-cell>
        </table:table-row>
        <table:table-row table:style-name="ro2">
          <table:table-cell office:value-type="string">
            <text:p>program</text:p>
          </table:table-cell>
          <table:table-cell office:value-type="string">
            <text:p>protectmyid</text:p>
          </table:table-cell>
          <table:table-cell office:value-type="float" office:value="0.1181865661852">
            <text:p>0.1181866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program</text:p>
          </table:table-cell>
          <table:table-cell office:value-type="float" office:value="0.1181865661852">
            <text:p>0.1181866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program</text:p>
          </table:table-cell>
          <table:table-cell office:value-type="float" office:value="0.1181865661852">
            <text:p>0.1181866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want</text:p>
          </table:table-cell>
          <table:table-cell office:value-type="float" office:value="0.118214043646727">
            <text:p>0.1182140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full</text:p>
          </table:table-cell>
          <table:table-cell office:value-type="float" office:value="0.118214043646727">
            <text:p>0.1182140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seconddegree</text:p>
          </table:table-cell>
          <table:table-cell office:value-type="float" office:value="0.11824477660218">
            <text:p>0.1182448</text:p>
          </table:table-cell>
        </table:table-row>
        <table:table-row table:style-name="ro2">
          <table:table-cell office:value-type="string">
            <text:p>seconddegree</text:p>
          </table:table-cell>
          <table:table-cell office:value-type="string">
            <text:p>brown</text:p>
          </table:table-cell>
          <table:table-cell office:value-type="float" office:value="0.11824477660218">
            <text:p>0.1182448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preparers</text:p>
          </table:table-cell>
          <table:table-cell office:value-type="float" office:value="0.118294826387768">
            <text:p>0.1182948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interest</text:p>
          </table:table-cell>
          <table:table-cell office:value-type="float" office:value="0.118294826387768">
            <text:p>0.1182948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wont</text:p>
          </table:table-cell>
          <table:table-cell office:value-type="float" office:value="0.118297776510045">
            <text:p>0.1182978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renew</text:p>
          </table:table-cell>
          <table:table-cell office:value-type="float" office:value="0.118297776510045">
            <text:p>0.1182978</text:p>
          </table:table-cell>
        </table:table-row>
        <table:table-row table:style-name="ro2">
          <table:table-cell table:style-name="ce1" office:value-type="string">
            <text:p>8</text:p>
          </table:table-cell>
          <table:table-cell office:value-type="string">
            <text:p>edwards</text:p>
          </table:table-cell>
          <table:table-cell office:value-type="float" office:value="0.118322444548156">
            <text:p>0.1183224</text:p>
          </table:table-cell>
        </table:table-row>
        <table:table-row table:style-name="ro2">
          <table:table-cell office:value-type="string">
            <text:p>edwards</text:p>
          </table:table-cell>
          <table:table-cell table:style-name="ce1" office:value-type="string">
            <text:p>8</text:p>
          </table:table-cell>
          <table:table-cell office:value-type="float" office:value="0.118322444548156">
            <text:p>0.1183224</text:p>
          </table:table-cell>
        </table:table-row>
        <table:table-row table:style-name="ro2">
          <table:table-cell table:style-name="ce1" office:value-type="string">
            <text:p>8</text:p>
          </table:table-cell>
          <table:table-cell office:value-type="string">
            <text:p>dallas</text:p>
          </table:table-cell>
          <table:table-cell office:value-type="float" office:value="0.118323084960897">
            <text:p>0.1183231</text:p>
          </table:table-cell>
        </table:table-row>
        <table:table-row table:style-name="ro2">
          <table:table-cell office:value-type="string">
            <text:p>dallas</text:p>
          </table:table-cell>
          <table:table-cell table:style-name="ce1" office:value-type="string">
            <text:p>8</text:p>
          </table:table-cell>
          <table:table-cell office:value-type="float" office:value="0.118323084960897">
            <text:p>0.1183231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pretending</text:p>
          </table:table-cell>
          <table:table-cell office:value-type="float" office:value="0.11834975615018">
            <text:p>0.1183498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disabled</text:p>
          </table:table-cell>
          <table:table-cell office:value-type="float" office:value="0.11834975615018">
            <text:p>0.1183498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schemes</text:p>
          </table:table-cell>
          <table:table-cell office:value-type="float" office:value="0.118387587499864">
            <text:p>0.1183876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passwords</text:p>
          </table:table-cell>
          <table:table-cell office:value-type="float" office:value="0.118387587499864">
            <text:p>0.1183876</text:p>
          </table:table-cell>
        </table:table-row>
        <table:table-row table:style-name="ro2">
          <table:table-cell office:value-type="string">
            <text:p>ryan</text:p>
          </table:table-cell>
          <table:table-cell office:value-type="string">
            <text:p>wells</text:p>
          </table:table-cell>
          <table:table-cell office:value-type="float" office:value="0.118430479383711">
            <text:p>0.1184305</text:p>
          </table:table-cell>
        </table:table-row>
        <table:table-row table:style-name="ro2">
          <table:table-cell office:value-type="string">
            <text:p>wells</text:p>
          </table:table-cell>
          <table:table-cell office:value-type="string">
            <text:p>ryan</text:p>
          </table:table-cell>
          <table:table-cell office:value-type="float" office:value="0.118430479383711">
            <text:p>0.1184305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every</text:p>
          </table:table-cell>
          <table:table-cell office:value-type="float" office:value="0.11866286482642">
            <text:p>0.1186629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days</text:p>
          </table:table-cell>
          <table:table-cell office:value-type="float" office:value="0.11866286482642">
            <text:p>0.1186629</text:p>
          </table:table-cell>
        </table:table-row>
        <table:table-row table:style-name="ro1">
          <table:table-cell office:value-type="string">
            <text:p>client</text:p>
          </table:table-cell>
          <table:table-cell office:value-type="string">
            <text:p>real</text:p>
          </table:table-cell>
          <table:table-cell office:value-type="float" office:value="0.118728664566945">
            <text:p>0.1187287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client</text:p>
          </table:table-cell>
          <table:table-cell office:value-type="float" office:value="0.118728664566945">
            <text:p>0.1187287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string">
            <text:p>w2</text:p>
          </table:table-cell>
          <table:table-cell office:value-type="float" office:value="0.118842133825836">
            <text:p>0.118842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string">
            <text:p>community</text:p>
          </table:table-cell>
          <table:table-cell office:value-type="float" office:value="0.118842133825836">
            <text:p>0.1188421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website</text:p>
          </table:table-cell>
          <table:table-cell office:value-type="float" office:value="0.118863619927154">
            <text:p>0.1188636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tactics</text:p>
          </table:table-cell>
          <table:table-cell office:value-type="float" office:value="0.118863619927154">
            <text:p>0.1188636</text:p>
          </table:table-cell>
        </table:table-row>
        <table:table-row table:style-name="ro1">
          <table:table-cell office:value-type="string">
            <text:p>reserved</text:p>
          </table:table-cell>
          <table:table-cell office:value-type="string">
            <text:p>rights</text:p>
          </table:table-cell>
          <table:table-cell office:value-type="float" office:value="0.118877786389117">
            <text:p>0.1188778</text:p>
          </table:table-cell>
        </table:table-row>
        <table:table-row table:style-name="ro1">
          <table:table-cell office:value-type="string">
            <text:p>rights</text:p>
          </table:table-cell>
          <table:table-cell office:value-type="string">
            <text:p>reserved</text:p>
          </table:table-cell>
          <table:table-cell office:value-type="float" office:value="0.118877786389117">
            <text:p>0.1188778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visiting</text:p>
          </table:table-cell>
          <table:table-cell office:value-type="float" office:value="0.118878242864161">
            <text:p>0.1188782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every</text:p>
          </table:table-cell>
          <table:table-cell office:value-type="float" office:value="0.118878242864161">
            <text:p>0.1188782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islands</text:p>
          </table:table-cell>
          <table:table-cell office:value-type="float" office:value="0.119026931351206">
            <text:p>0.1190269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countries</text:p>
          </table:table-cell>
          <table:table-cell office:value-type="float" office:value="0.119026931351206">
            <text:p>0.1190269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richard</text:p>
          </table:table-cell>
          <table:table-cell office:value-type="float" office:value="0.119104998879829">
            <text:p>0.1191050</text:p>
          </table:table-cell>
        </table:table-row>
        <table:table-row table:style-name="ro2">
          <table:table-cell office:value-type="string">
            <text:p>richard</text:p>
          </table:table-cell>
          <table:table-cell office:value-type="string">
            <text:p>beasley</text:p>
          </table:table-cell>
          <table:table-cell office:value-type="float" office:value="0.119104998879829">
            <text:p>0.1191050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response</text:p>
          </table:table-cell>
          <table:table-cell office:value-type="float" office:value="0.119127026597239">
            <text:p>0.1191270</text:p>
          </table:table-cell>
        </table:table-row>
        <table:table-row table:style-name="ro2">
          <table:table-cell office:value-type="string">
            <text:p>response</text:p>
          </table:table-cell>
          <table:table-cell office:value-type="string">
            <text:p>cfpb</text:p>
          </table:table-cell>
          <table:table-cell office:value-type="float" office:value="0.119127026597239">
            <text:p>0.1191270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preparers</text:p>
          </table:table-cell>
          <table:table-cell office:value-type="float" office:value="0.119175005233497">
            <text:p>0.1191750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claiming</text:p>
          </table:table-cell>
          <table:table-cell office:value-type="float" office:value="0.119175005233497">
            <text:p>0.1191750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drugs</text:p>
          </table:table-cell>
          <table:table-cell office:value-type="float" office:value="0.119177714605659">
            <text:p>0.1191777</text:p>
          </table:table-cell>
        </table:table-row>
        <table:table-row table:style-name="ro1">
          <table:table-cell office:value-type="string">
            <text:p>drugs</text:p>
          </table:table-cell>
          <table:table-cell office:value-type="string">
            <text:p>beach</text:p>
          </table:table-cell>
          <table:table-cell office:value-type="float" office:value="0.119177714605659">
            <text:p>0.1191777</text:p>
          </table:table-cell>
        </table:table-row>
        <table:table-row table:style-name="ro2">
          <table:table-cell office:value-type="string">
            <text:p>around</text:p>
          </table:table-cell>
          <table:table-cell office:value-type="string">
            <text:p>pii</text:p>
          </table:table-cell>
          <table:table-cell office:value-type="float" office:value="0.119203165887837">
            <text:p>0.1192032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around</text:p>
          </table:table-cell>
          <table:table-cell office:value-type="float" office:value="0.119203165887837">
            <text:p>0.1192032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movie</text:p>
          </table:table-cell>
          <table:table-cell office:value-type="float" office:value="0.119210903116024">
            <text:p>0.1192109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considered</text:p>
          </table:table-cell>
          <table:table-cell office:value-type="float" office:value="0.119210903116024">
            <text:p>0.1192109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team</text:p>
          </table:table-cell>
          <table:table-cell office:value-type="float" office:value="0.119297653144558">
            <text:p>0.119297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program</text:p>
          </table:table-cell>
          <table:table-cell office:value-type="float" office:value="0.119297653144558">
            <text:p>0.1192977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resolution</text:p>
          </table:table-cell>
          <table:table-cell office:value-type="float" office:value="0.119463484589896">
            <text:p>0.1194635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breach</text:p>
          </table:table-cell>
          <table:table-cell office:value-type="float" office:value="0.119463484589896">
            <text:p>0.1194635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tap</text:p>
          </table:table-cell>
          <table:table-cell office:value-type="float" office:value="0.119591857481404">
            <text:p>0.1195919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electronics</text:p>
          </table:table-cell>
          <table:table-cell office:value-type="float" office:value="0.119591857481404">
            <text:p>0.1195919</text:p>
          </table:table-cell>
        </table:table-row>
        <table:table-row table:style-name="ro1">
          <table:table-cell table:style-name="ce1" office:value-type="string">
            <text:p>1995</text:p>
          </table:table-cell>
          <table:table-cell office:value-type="string">
            <text:p>fine</text:p>
          </table:table-cell>
          <table:table-cell office:value-type="float" office:value="0.119607234869263">
            <text:p>0.1196072</text:p>
          </table:table-cell>
        </table:table-row>
        <table:table-row table:style-name="ro1">
          <table:table-cell office:value-type="string">
            <text:p>fine</text:p>
          </table:table-cell>
          <table:table-cell table:style-name="ce1" office:value-type="string">
            <text:p>1995</text:p>
          </table:table-cell>
          <table:table-cell office:value-type="float" office:value="0.119607234869263">
            <text:p>0.1196072</text:p>
          </table:table-cell>
        </table:table-row>
        <table:table-row table:style-name="ro2">
          <table:table-cell office:value-type="string">
            <text:p>download</text:p>
          </table:table-cell>
          <table:table-cell office:value-type="string">
            <text:p>smartphone</text:p>
          </table:table-cell>
          <table:table-cell office:value-type="float" office:value="0.119623976764634">
            <text:p>0.1196240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download</text:p>
          </table:table-cell>
          <table:table-cell office:value-type="float" office:value="0.119623976764634">
            <text:p>0.1196240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equipment</text:p>
          </table:table-cell>
          <table:table-cell office:value-type="float" office:value="0.11962935980431">
            <text:p>0.1196294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angeles</text:p>
          </table:table-cell>
          <table:table-cell office:value-type="float" office:value="0.11962935980431">
            <text:p>0.1196294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tactics</text:p>
          </table:table-cell>
          <table:table-cell office:value-type="float" office:value="0.119716940541239">
            <text:p>0.1197169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some</text:p>
          </table:table-cell>
          <table:table-cell office:value-type="float" office:value="0.119716940541239">
            <text:p>0.1197169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atm</text:p>
          </table:table-cell>
          <table:table-cell office:value-type="float" office:value="0.119834695427345">
            <text:p>0.1198347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angeles</text:p>
          </table:table-cell>
          <table:table-cell office:value-type="float" office:value="0.119834695427345">
            <text:p>0.1198347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size</text:p>
          </table:table-cell>
          <table:table-cell office:value-type="float" office:value="0.119976779789491">
            <text:p>0.1199768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pounds</text:p>
          </table:table-cell>
          <table:table-cell office:value-type="float" office:value="0.119976779789491">
            <text:p>0.1199768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ipad</text:p>
          </table:table-cell>
          <table:table-cell office:value-type="float" office:value="0.120016513524108">
            <text:p>0.1200165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design</text:p>
          </table:table-cell>
          <table:table-cell office:value-type="float" office:value="0.120016513524108">
            <text:p>0.1200165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mean</text:p>
          </table:table-cell>
          <table:table-cell office:value-type="float" office:value="0.120046150134771">
            <text:p>0.120046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item</text:p>
          </table:table-cell>
          <table:table-cell office:value-type="float" office:value="0.120046150134771">
            <text:p>0.1200462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hospitals</text:p>
          </table:table-cell>
          <table:table-cell office:value-type="float" office:value="0.120071833591614">
            <text:p>0.1200718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confident</text:p>
          </table:table-cell>
          <table:table-cell office:value-type="float" office:value="0.120071833591614">
            <text:p>0.1200718</text:p>
          </table:table-cell>
        </table:table-row>
        <table:table-row table:style-name="ro1">
          <table:table-cell office:value-type="string">
            <text:p>highest</text:p>
          </table:table-cell>
          <table:table-cell office:value-type="string">
            <text:p>rate</text:p>
          </table:table-cell>
          <table:table-cell office:value-type="float" office:value="0.120122572542092">
            <text:p>0.1201226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highest</text:p>
          </table:table-cell>
          <table:table-cell office:value-type="float" office:value="0.120122572542092">
            <text:p>0.1201226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surge</text:p>
          </table:table-cell>
          <table:table-cell office:value-type="float" office:value="0.120249653707381">
            <text:p>0.1202497</text:p>
          </table:table-cell>
        </table:table-row>
        <table:table-row table:style-name="ro2">
          <table:table-cell office:value-type="string">
            <text:p>surge</text:p>
          </table:table-cell>
          <table:table-cell office:value-type="string">
            <text:p>sment</text:p>
          </table:table-cell>
          <table:table-cell office:value-type="float" office:value="0.120249653707381">
            <text:p>0.1202497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surge</text:p>
          </table:table-cell>
          <table:table-cell office:value-type="float" office:value="0.120250381414254">
            <text:p>0.1202504</text:p>
          </table:table-cell>
        </table:table-row>
        <table:table-row table:style-name="ro1">
          <table:table-cell office:value-type="string">
            <text:p>surge</text:p>
          </table:table-cell>
          <table:table-cell office:value-type="string">
            <text:p>hatch</text:p>
          </table:table-cell>
          <table:table-cell office:value-type="float" office:value="0.120250381414254">
            <text:p>0.1202504</text:p>
          </table:table-cell>
        </table:table-row>
        <table:table-row table:style-name="ro2">
          <table:table-cell office:value-type="string">
            <text:p>surge</text:p>
          </table:table-cell>
          <table:table-cell office:value-type="string">
            <text:p>vega</text:p>
          </table:table-cell>
          <table:table-cell office:value-type="float" office:value="0.120250381414254">
            <text:p>0.1202504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surge</text:p>
          </table:table-cell>
          <table:table-cell office:value-type="float" office:value="0.120250381414254">
            <text:p>0.1202504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surge</text:p>
          </table:table-cell>
          <table:table-cell office:value-type="float" office:value="0.120251108056818">
            <text:p>0.1202511</text:p>
          </table:table-cell>
        </table:table-row>
        <table:table-row table:style-name="ro1">
          <table:table-cell office:value-type="string">
            <text:p>surge</text:p>
          </table:table-cell>
          <table:table-cell office:value-type="string">
            <text:p>fisher</text:p>
          </table:table-cell>
          <table:table-cell office:value-type="float" office:value="0.120251108056818">
            <text:p>0.1202511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erase</text:p>
          </table:table-cell>
          <table:table-cell office:value-type="float" office:value="0.12025602275868">
            <text:p>0.1202560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delete</text:p>
          </table:table-cell>
          <table:table-cell office:value-type="float" office:value="0.12025602275868">
            <text:p>0.1202560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old</text:p>
          </table:table-cell>
          <table:table-cell office:value-type="float" office:value="0.120344351863291">
            <text:p>0.1203444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string">
            <text:p>mailbox</text:p>
          </table:table-cell>
          <table:table-cell office:value-type="float" office:value="0.120344351863291">
            <text:p>0.1203444</text:p>
          </table:table-cell>
        </table:table-row>
        <table:table-row table:style-name="ro2">
          <table:table-cell office:value-type="string">
            <text:p>assigned</text:p>
          </table:table-cell>
          <table:table-cell office:value-type="string">
            <text:p>kevin</text:p>
          </table:table-cell>
          <table:table-cell office:value-type="float" office:value="0.12034786924023">
            <text:p>0.1203479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assigned</text:p>
          </table:table-cell>
          <table:table-cell office:value-type="float" office:value="0.12034786924023">
            <text:p>0.1203479</text:p>
          </table:table-cell>
        </table:table-row>
        <table:table-row table:style-name="ro1">
          <table:table-cell office:value-type="string">
            <text:p>visiting</text:p>
          </table:table-cell>
          <table:table-cell office:value-type="string">
            <text:p>want</text:p>
          </table:table-cell>
          <table:table-cell office:value-type="float" office:value="0.120374132565125">
            <text:p>0.1203741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visiting</text:p>
          </table:table-cell>
          <table:table-cell office:value-type="float" office:value="0.120374132565125">
            <text:p>0.1203741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i</text:p>
          </table:table-cell>
          <table:table-cell office:value-type="float" office:value="0.12045481565837">
            <text:p>0.1204548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id</text:p>
          </table:table-cell>
          <table:table-cell office:value-type="float" office:value="0.12045481565837">
            <text:p>0.1204548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processed</text:p>
          </table:table-cell>
          <table:table-cell office:value-type="float" office:value="0.120474191763114">
            <text:p>0.1204742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deposit</text:p>
          </table:table-cell>
          <table:table-cell office:value-type="float" office:value="0.120474191763114">
            <text:p>0.1204742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notice</text:p>
          </table:table-cell>
          <table:table-cell office:value-type="float" office:value="0.120576947664169">
            <text:p>0.1205769</text:p>
          </table:table-cell>
        </table:table-row>
        <table:table-row table:style-name="ro1">
          <table:table-cell office:value-type="string">
            <text:p>notice</text:p>
          </table:table-cell>
          <table:table-cell office:value-type="string">
            <text:p>documentation</text:p>
          </table:table-cell>
          <table:table-cell office:value-type="float" office:value="0.120576947664169">
            <text:p>0.1205769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spokesperson</text:p>
          </table:table-cell>
          <table:table-cell office:value-type="float" office:value="0.120647747846521">
            <text:p>0.1206477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representative</text:p>
          </table:table-cell>
          <table:table-cell office:value-type="float" office:value="0.120647747846521">
            <text:p>0.1206477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other</text:p>
          </table:table-cell>
          <table:table-cell office:value-type="float" office:value="0.120743524838015">
            <text:p>0.1207435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me</text:p>
          </table:table-cell>
          <table:table-cell office:value-type="float" office:value="0.120743524838015">
            <text:p>0.1207435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want</text:p>
          </table:table-cell>
          <table:table-cell office:value-type="float" office:value="0.12074617341541">
            <text:p>0.1207462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purchase</text:p>
          </table:table-cell>
          <table:table-cell office:value-type="float" office:value="0.12074617341541">
            <text:p>0.1207462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phones</text:p>
          </table:table-cell>
          <table:table-cell office:value-type="float" office:value="0.12081456466517">
            <text:p>0.1208146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download</text:p>
          </table:table-cell>
          <table:table-cell office:value-type="float" office:value="0.12081456466517">
            <text:p>0.1208146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veterans</text:p>
          </table:table-cell>
          <table:table-cell office:value-type="float" office:value="0.12090348749734">
            <text:p>0.1209035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pretending</text:p>
          </table:table-cell>
          <table:table-cell office:value-type="float" office:value="0.12090348749734">
            <text:p>0.1209035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solomon</text:p>
          </table:table-cell>
          <table:table-cell office:value-type="float" office:value="0.120905337998419">
            <text:p>0.1209053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tation</text:p>
          </table:table-cell>
          <table:table-cell office:value-type="float" office:value="0.120905337998419">
            <text:p>0.1209053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rosa</text:p>
          </table:table-cell>
          <table:table-cell office:value-type="float" office:value="0.120905337998419">
            <text:p>0.1209053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authorities</text:p>
          </table:table-cell>
          <table:table-cell office:value-type="float" office:value="0.120905337998419">
            <text:p>0.1209053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authorities</text:p>
          </table:table-cell>
          <table:table-cell office:value-type="float" office:value="0.120905337998419">
            <text:p>0.1209053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authorities</text:p>
          </table:table-cell>
          <table:table-cell office:value-type="float" office:value="0.120905337998419">
            <text:p>0.1209053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butler</text:p>
          </table:table-cell>
          <table:table-cell office:value-type="float" office:value="0.12090538522763">
            <text:p>0.1209054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kimmer</text:p>
          </table:table-cell>
          <table:table-cell office:value-type="float" office:value="0.12090538522763">
            <text:p>0.1209054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authorities</text:p>
          </table:table-cell>
          <table:table-cell office:value-type="float" office:value="0.12090538522763">
            <text:p>0.1209054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authorities</text:p>
          </table:table-cell>
          <table:table-cell office:value-type="float" office:value="0.12090538522763">
            <text:p>0.1209054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bernardino</text:p>
          </table:table-cell>
          <table:table-cell office:value-type="float" office:value="0.120905432482959">
            <text:p>0.1209054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pump</text:p>
          </table:table-cell>
          <table:table-cell office:value-type="float" office:value="0.120905432482959">
            <text:p>0.1209054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authorities</text:p>
          </table:table-cell>
          <table:table-cell office:value-type="float" office:value="0.120905432482959">
            <text:p>0.1209054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authorities</text:p>
          </table:table-cell>
          <table:table-cell office:value-type="float" office:value="0.120905432482959">
            <text:p>0.1209054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fuentes</text:p>
          </table:table-cell>
          <table:table-cell office:value-type="float" office:value="0.120905669154734">
            <text:p>0.1209057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authorities</text:p>
          </table:table-cell>
          <table:table-cell office:value-type="float" office:value="0.120905669154734">
            <text:p>0.1209057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lower</text:p>
          </table:table-cell>
          <table:table-cell office:value-type="float" office:value="0.120959608280612">
            <text:p>0.1209596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lee</text:p>
          </table:table-cell>
          <table:table-cell office:value-type="float" office:value="0.120959608280612">
            <text:p>0.1209596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health</text:p>
          </table:table-cell>
          <table:table-cell office:value-type="float" office:value="0.121050523932223">
            <text:p>0.1210505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loud</text:p>
          </table:table-cell>
          <table:table-cell office:value-type="float" office:value="0.121050523932223">
            <text:p>0.1210505</text:p>
          </table:table-cell>
        </table:table-row>
        <table:table-row table:style-name="ro1">
          <table:table-cell office:value-type="string">
            <text:p>exposure</text:p>
          </table:table-cell>
          <table:table-cell office:value-type="string">
            <text:p>gather</text:p>
          </table:table-cell>
          <table:table-cell office:value-type="float" office:value="0.121142052359763">
            <text:p>0.1211421</text:p>
          </table:table-cell>
        </table:table-row>
        <table:table-row table:style-name="ro1">
          <table:table-cell office:value-type="string">
            <text:p>gather</text:p>
          </table:table-cell>
          <table:table-cell office:value-type="string">
            <text:p>exposure</text:p>
          </table:table-cell>
          <table:table-cell office:value-type="float" office:value="0.121142052359763">
            <text:p>0.1211421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scams</text:p>
          </table:table-cell>
          <table:table-cell office:value-type="float" office:value="0.121459158269025">
            <text:p>0.1214592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exploit</text:p>
          </table:table-cell>
          <table:table-cell office:value-type="float" office:value="0.121459158269025">
            <text:p>0.1214592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stored</text:p>
          </table:table-cell>
          <table:table-cell office:value-type="float" office:value="0.121507968473956">
            <text:p>0.1215080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delete</text:p>
          </table:table-cell>
          <table:table-cell office:value-type="float" office:value="0.121507968473956">
            <text:p>0.1215080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recognize</text:p>
          </table:table-cell>
          <table:table-cell office:value-type="float" office:value="0.121577409038629">
            <text:p>0.1215774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error</text:p>
          </table:table-cell>
          <table:table-cell office:value-type="float" office:value="0.121577409038629">
            <text:p>0.1215774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kimming</text:p>
          </table:table-cell>
          <table:table-cell office:value-type="float" office:value="0.121745521988591">
            <text:p>0.1217455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angeles</text:p>
          </table:table-cell>
          <table:table-cell office:value-type="float" office:value="0.121745521988591">
            <text:p>0.1217455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tactics</text:p>
          </table:table-cell>
          <table:table-cell office:value-type="float" office:value="0.121831943892721">
            <text:p>0.1218319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password</text:p>
          </table:table-cell>
          <table:table-cell office:value-type="float" office:value="0.121831943892721">
            <text:p>0.1218319</text:p>
          </table:table-cell>
        </table:table-row>
        <table:table-row table:style-name="ro1">
          <table:table-cell office:value-type="string">
            <text:p>assigned</text:p>
          </table:table-cell>
          <table:table-cell office:value-type="string">
            <text:p>crackdown</text:p>
          </table:table-cell>
          <table:table-cell office:value-type="float" office:value="0.121980562978113">
            <text:p>0.1219806</text:p>
          </table:table-cell>
        </table:table-row>
        <table:table-row table:style-name="ro1">
          <table:table-cell office:value-type="string">
            <text:p>crackdown</text:p>
          </table:table-cell>
          <table:table-cell office:value-type="string">
            <text:p>assigned</text:p>
          </table:table-cell>
          <table:table-cell office:value-type="float" office:value="0.121980562978113">
            <text:p>0.1219806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iphone</text:p>
          </table:table-cell>
          <table:table-cell office:value-type="float" office:value="0.122059857831067">
            <text:p>0.1220599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designed</text:p>
          </table:table-cell>
          <table:table-cell office:value-type="float" office:value="0.122059857831067">
            <text:p>0.1220599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authorities</text:p>
          </table:table-cell>
          <table:table-cell office:value-type="float" office:value="0.122119702632146">
            <text:p>0.1221197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atms</text:p>
          </table:table-cell>
          <table:table-cell office:value-type="float" office:value="0.122119702632146">
            <text:p>0.1221197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task</text:p>
          </table:table-cell>
          <table:table-cell office:value-type="float" office:value="0.122132426038295">
            <text:p>0.1221324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fuentes</text:p>
          </table:table-cell>
          <table:table-cell office:value-type="float" office:value="0.122132426038295">
            <text:p>0.1221324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task</text:p>
          </table:table-cell>
          <table:table-cell office:value-type="float" office:value="0.122133063520789">
            <text:p>0.1221331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task</text:p>
          </table:table-cell>
          <table:table-cell office:value-type="float" office:value="0.122133063520789">
            <text:p>0.1221331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bernardino</text:p>
          </table:table-cell>
          <table:table-cell office:value-type="float" office:value="0.122133063520789">
            <text:p>0.1221331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pump</text:p>
          </table:table-cell>
          <table:table-cell office:value-type="float" office:value="0.122133063520789">
            <text:p>0.1221331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task</text:p>
          </table:table-cell>
          <table:table-cell office:value-type="float" office:value="0.122133190897415">
            <text:p>0.1221332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task</text:p>
          </table:table-cell>
          <table:table-cell office:value-type="float" office:value="0.122133190897415">
            <text:p>0.1221332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butler</text:p>
          </table:table-cell>
          <table:table-cell office:value-type="float" office:value="0.122133190897415">
            <text:p>0.1221332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kimmer</text:p>
          </table:table-cell>
          <table:table-cell office:value-type="float" office:value="0.122133190897415">
            <text:p>0.1221332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task</text:p>
          </table:table-cell>
          <table:table-cell office:value-type="float" office:value="0.122133318233977">
            <text:p>0.1221333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task</text:p>
          </table:table-cell>
          <table:table-cell office:value-type="float" office:value="0.122133318233977">
            <text:p>0.1221333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task</text:p>
          </table:table-cell>
          <table:table-cell office:value-type="float" office:value="0.122133318233977">
            <text:p>0.1221333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solomon</text:p>
          </table:table-cell>
          <table:table-cell office:value-type="float" office:value="0.122133318233977">
            <text:p>0.1221333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tation</text:p>
          </table:table-cell>
          <table:table-cell office:value-type="float" office:value="0.122133318233977">
            <text:p>0.1221333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rosa</text:p>
          </table:table-cell>
          <table:table-cell office:value-type="float" office:value="0.122133318233977">
            <text:p>0.1221333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sense</text:p>
          </table:table-cell>
          <table:table-cell office:value-type="float" office:value="0.122138035527538">
            <text:p>0.1221380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string">
            <text:p>product</text:p>
          </table:table-cell>
          <table:table-cell office:value-type="float" office:value="0.122138035527538">
            <text:p>0.1221380</text:p>
          </table:table-cell>
        </table:table-row>
        <table:table-row table:style-name="ro1">
          <table:table-cell office:value-type="string">
            <text:p>attacks</text:p>
          </table:table-cell>
          <table:table-cell office:value-type="string">
            <text:p>highly</text:p>
          </table:table-cell>
          <table:table-cell office:value-type="float" office:value="0.122321822559481">
            <text:p>0.1223218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attacks</text:p>
          </table:table-cell>
          <table:table-cell office:value-type="float" office:value="0.122321822559481">
            <text:p>0.1223218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updated</text:p>
          </table:table-cell>
          <table:table-cell office:value-type="float" office:value="0.12251075759294">
            <text:p>0.1225108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updated</text:p>
          </table:table-cell>
          <table:table-cell office:value-type="float" office:value="0.12251075759294">
            <text:p>0.1225108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festival</text:p>
          </table:table-cell>
          <table:table-cell office:value-type="float" office:value="0.12251075759294">
            <text:p>0.1225108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downtown</text:p>
          </table:table-cell>
          <table:table-cell office:value-type="float" office:value="0.12251075759294">
            <text:p>0.1225108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updated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updated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updated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gmt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lt</text:p>
          </table:table-cell>
          <table:table-cell office:value-type="float" office:value="0.122511108220794">
            <text:p>0.1225111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est20130228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watkins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updated</text:p>
          </table:table-cell>
          <table:table-cell office:value-type="float" office:value="0.122511108220794">
            <text:p>0.1225111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updated</text:p>
          </table:table-cell>
          <table:table-cell office:value-type="float" office:value="0.122511459206464">
            <text:p>0.1225115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dui</text:p>
          </table:table-cell>
          <table:table-cell office:value-type="float" office:value="0.122511459206464">
            <text:p>0.1225115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updated</text:p>
          </table:table-cell>
          <table:table-cell office:value-type="float" office:value="0.122511810550744">
            <text:p>0.1225118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albany</text:p>
          </table:table-cell>
          <table:table-cell office:value-type="float" office:value="0.122511810550744">
            <text:p>0.1225118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updated</text:p>
          </table:table-cell>
          <table:table-cell office:value-type="float" office:value="0.122513926203363">
            <text:p>0.1225139</text:p>
          </table:table-cell>
        </table:table-row>
        <table:table-row table:style-name="ro2">
          <table:table-cell office:value-type="string">
            <text:p>updated</text:p>
          </table:table-cell>
          <table:table-cell office:value-type="string">
            <text:p>jenkins</text:p>
          </table:table-cell>
          <table:table-cell office:value-type="float" office:value="0.122513926203363">
            <text:p>0.1225139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thanks</text:p>
          </table:table-cell>
          <table:table-cell office:value-type="float" office:value="0.122515018448306">
            <text:p>0.1225150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every</text:p>
          </table:table-cell>
          <table:table-cell office:value-type="float" office:value="0.122515018448306">
            <text:p>0.1225150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licenses</text:p>
          </table:table-cell>
          <table:table-cell office:value-type="float" office:value="0.122524580745869">
            <text:p>0.1225246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lee</text:p>
          </table:table-cell>
          <table:table-cell office:value-type="float" office:value="0.122524580745869">
            <text:p>0.1225246</text:p>
          </table:table-cell>
        </table:table-row>
        <table:table-row table:style-name="ro1">
          <table:table-cell office:value-type="string">
            <text:p>damage</text:p>
          </table:table-cell>
          <table:table-cell office:value-type="string">
            <text:p>near</text:p>
          </table:table-cell>
          <table:table-cell office:value-type="float" office:value="0.122716780236367">
            <text:p>0.1227168</text:p>
          </table:table-cell>
        </table:table-row>
        <table:table-row table:style-name="ro1">
          <table:table-cell office:value-type="string">
            <text:p>near</text:p>
          </table:table-cell>
          <table:table-cell office:value-type="string">
            <text:p>damage</text:p>
          </table:table-cell>
          <table:table-cell office:value-type="float" office:value="0.122716780236367">
            <text:p>0.1227168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step</text:p>
          </table:table-cell>
          <table:table-cell office:value-type="float" office:value="0.122747158730493">
            <text:p>0.1227472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apple</text:p>
          </table:table-cell>
          <table:table-cell office:value-type="float" office:value="0.122747158730493">
            <text:p>0.1227472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tations</text:p>
          </table:table-cell>
          <table:table-cell office:value-type="float" office:value="0.122955199011409">
            <text:p>0.1229552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los</text:p>
          </table:table-cell>
          <table:table-cell office:value-type="float" office:value="0.122955199011409">
            <text:p>0.1229552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tap</text:p>
          </table:table-cell>
          <table:table-cell office:value-type="float" office:value="0.123083813592556">
            <text:p>0.1230838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delete</text:p>
          </table:table-cell>
          <table:table-cell office:value-type="float" office:value="0.123083813592556">
            <text:p>0.1230838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software</text:p>
          </table:table-cell>
          <table:table-cell office:value-type="float" office:value="0.123094158690316">
            <text:p>0.1230942</text:p>
          </table:table-cell>
        </table:table-row>
        <table:table-row table:style-name="ro1">
          <table:table-cell office:value-type="string">
            <text:p>software</text:p>
          </table:table-cell>
          <table:table-cell office:value-type="string">
            <text:p>malicious</text:p>
          </table:table-cell>
          <table:table-cell office:value-type="float" office:value="0.123094158690316">
            <text:p>0.1230942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reporting</text:p>
          </table:table-cell>
          <table:table-cell office:value-type="float" office:value="0.123105476041314">
            <text:p>0.1231055</text:p>
          </table:table-cell>
        </table:table-row>
        <table:table-row table:style-name="ro2">
          <table:table-cell office:value-type="string">
            <text:p>reporting</text:p>
          </table:table-cell>
          <table:table-cell office:value-type="string">
            <text:p>cfpb</text:p>
          </table:table-cell>
          <table:table-cell office:value-type="float" office:value="0.123105476041314">
            <text:p>0.1231055</text:p>
          </table:table-cell>
        </table:table-row>
        <table:table-row table:style-name="ro2">
          <table:table-cell office:value-type="string">
            <text:p>judge</text:p>
          </table:table-cell>
          <table:table-cell office:value-type="string">
            <text:p>trenary</text:p>
          </table:table-cell>
          <table:table-cell office:value-type="float" office:value="0.123138562528887">
            <text:p>0.1231386</text:p>
          </table:table-cell>
        </table:table-row>
        <table:table-row table:style-name="ro2">
          <table:table-cell office:value-type="string">
            <text:p>trenary</text:p>
          </table:table-cell>
          <table:table-cell office:value-type="string">
            <text:p>judge</text:p>
          </table:table-cell>
          <table:table-cell office:value-type="float" office:value="0.123138562528887">
            <text:p>0.1231386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reset</text:p>
          </table:table-cell>
          <table:table-cell office:value-type="float" office:value="0.12315376288268">
            <text:p>0.1231538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android</text:p>
          </table:table-cell>
          <table:table-cell office:value-type="float" office:value="0.12315376288268">
            <text:p>0.1231538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refund</text:p>
          </table:table-cell>
          <table:table-cell office:value-type="float" office:value="0.123240351876315">
            <text:p>0.1232404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processed</text:p>
          </table:table-cell>
          <table:table-cell office:value-type="float" office:value="0.123240351876315">
            <text:p>0.1232404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similar</text:p>
          </table:table-cell>
          <table:table-cell office:value-type="float" office:value="0.12327735070015">
            <text:p>0.1232774</text:p>
          </table:table-cell>
        </table:table-row>
        <table:table-row table:style-name="ro1">
          <table:table-cell office:value-type="string">
            <text:p>similar</text:p>
          </table:table-cell>
          <table:table-cell table:style-name="ce1" office:value-type="string">
            <text:p>16</text:p>
          </table:table-cell>
          <table:table-cell office:value-type="float" office:value="0.12327735070015">
            <text:p>0.1232774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remove</text:p>
          </table:table-cell>
          <table:table-cell office:value-type="float" office:value="0.123292197022347">
            <text:p>0.1232922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delete</text:p>
          </table:table-cell>
          <table:table-cell office:value-type="float" office:value="0.123292197022347">
            <text:p>0.1232922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playing</text:p>
          </table:table-cell>
          <table:table-cell office:value-type="float" office:value="0.123363507253344">
            <text:p>0.1233635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mike</text:p>
          </table:table-cell>
          <table:table-cell office:value-type="float" office:value="0.123363507253344">
            <text:p>0.1233635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representative</text:p>
          </table:table-cell>
          <table:table-cell office:value-type="float" office:value="0.123378516662797">
            <text:p>0.1233785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regarding</text:p>
          </table:table-cell>
          <table:table-cell office:value-type="float" office:value="0.123378516662797">
            <text:p>0.1233785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kimmers</text:p>
          </table:table-cell>
          <table:table-cell office:value-type="float" office:value="0.12347024342652">
            <text:p>0.1234702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pumps</text:p>
          </table:table-cell>
          <table:table-cell office:value-type="float" office:value="0.12347024342652">
            <text:p>0.1234702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authorities</text:p>
          </table:table-cell>
          <table:table-cell office:value-type="float" office:value="0.12347024342652">
            <text:p>0.1234702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authorities</text:p>
          </table:table-cell>
          <table:table-cell office:value-type="float" office:value="0.12347024342652">
            <text:p>0.1234702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patient</text:p>
          </table:table-cell>
          <table:table-cell office:value-type="float" office:value="0.123537129910092">
            <text:p>0.1235371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health</text:p>
          </table:table-cell>
          <table:table-cell office:value-type="float" office:value="0.123537129910092">
            <text:p>0.1235371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sample</text:p>
          </table:table-cell>
          <table:table-cell office:value-type="float" office:value="0.123732913905358">
            <text:p>0.1237329</text:p>
          </table:table-cell>
        </table:table-row>
        <table:table-row table:style-name="ro2">
          <table:table-cell office:value-type="string">
            <text:p>sample</text:p>
          </table:table-cell>
          <table:table-cell office:value-type="string">
            <text:p>creditreporting</text:p>
          </table:table-cell>
          <table:table-cell office:value-type="float" office:value="0.123732913905358">
            <text:p>0.1237329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sample</text:p>
          </table:table-cell>
          <table:table-cell office:value-type="float" office:value="0.12373453731021">
            <text:p>0.1237345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sample</text:p>
          </table:table-cell>
          <table:table-cell office:value-type="float" office:value="0.12373453731021">
            <text:p>0.1237345</text:p>
          </table:table-cell>
        </table:table-row>
        <table:table-row table:style-name="ro2">
          <table:table-cell office:value-type="string">
            <text:p>sample</text:p>
          </table:table-cell>
          <table:table-cell office:value-type="string">
            <text:p>fico</text:p>
          </table:table-cell>
          <table:table-cell office:value-type="float" office:value="0.12373453731021">
            <text:p>0.1237345</text:p>
          </table:table-cell>
        </table:table-row>
        <table:table-row table:style-name="ro1">
          <table:table-cell office:value-type="string">
            <text:p>sample</text:p>
          </table:table-cell>
          <table:table-cell office:value-type="string">
            <text:p>karma</text:p>
          </table:table-cell>
          <table:table-cell office:value-type="float" office:value="0.12373453731021">
            <text:p>0.1237345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task</text:p>
          </table:table-cell>
          <table:table-cell office:value-type="float" office:value="0.123855484051816">
            <text:p>0.1238555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atms</text:p>
          </table:table-cell>
          <table:table-cell office:value-type="float" office:value="0.123855484051816">
            <text:p>0.1238555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memory</text:p>
          </table:table-cell>
          <table:table-cell office:value-type="float" office:value="0.123930824512318">
            <text:p>0.1239308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delete</text:p>
          </table:table-cell>
          <table:table-cell office:value-type="float" office:value="0.123930824512318">
            <text:p>0.1239308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gas</text:p>
          </table:table-cell>
          <table:table-cell office:value-type="float" office:value="0.124151525283492">
            <text:p>0.1241515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authorities</text:p>
          </table:table-cell>
          <table:table-cell office:value-type="float" office:value="0.124151525283492">
            <text:p>0.1241515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reformat</text:p>
          </table:table-cell>
          <table:table-cell office:value-type="float" office:value="0.124166901820801">
            <text:p>0.1241669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delete</text:p>
          </table:table-cell>
          <table:table-cell office:value-type="float" office:value="0.124166901820801">
            <text:p>0.1241669</text:p>
          </table:table-cell>
        </table:table-row>
        <table:table-row table:style-name="ro1">
          <table:table-cell office:value-type="string">
            <text:p>merchants</text:p>
          </table:table-cell>
          <table:table-cell office:value-type="string">
            <text:p>strategy</text:p>
          </table:table-cell>
          <table:table-cell office:value-type="float" office:value="0.124223377029729">
            <text:p>0.1242234</text:p>
          </table:table-cell>
        </table:table-row>
        <table:table-row table:style-name="ro1">
          <table:table-cell office:value-type="string">
            <text:p>strategy</text:p>
          </table:table-cell>
          <table:table-cell office:value-type="string">
            <text:p>merchants</text:p>
          </table:table-cell>
          <table:table-cell office:value-type="float" office:value="0.124223377029729">
            <text:p>0.1242234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wont</text:p>
          </table:table-cell>
          <table:table-cell office:value-type="float" office:value="0.124244784849071">
            <text:p>0.1242448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volunteers</text:p>
          </table:table-cell>
          <table:table-cell office:value-type="float" office:value="0.124244784849071">
            <text:p>0.1242448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reparer</text:p>
          </table:table-cell>
          <table:table-cell office:value-type="float" office:value="0.124434743599935">
            <text:p>0.1244347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hr</text:p>
          </table:table-cell>
          <table:table-cell office:value-type="float" office:value="0.124434743599935">
            <text:p>0.1244347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jobs</text:p>
          </table:table-cell>
          <table:table-cell office:value-type="float" office:value="0.124558480575672">
            <text:p>0.1245585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designed</text:p>
          </table:table-cell>
          <table:table-cell office:value-type="float" office:value="0.124558480575672">
            <text:p>0.1245585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some</text:p>
          </table:table-cell>
          <table:table-cell office:value-type="float" office:value="0.124602424092468">
            <text:p>0.1246024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login</text:p>
          </table:table-cell>
          <table:table-cell office:value-type="float" office:value="0.124602424092468">
            <text:p>0.1246024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pounds</text:p>
          </table:table-cell>
          <table:table-cell office:value-type="float" office:value="0.124689207211815">
            <text:p>0.1246892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dangerous</text:p>
          </table:table-cell>
          <table:table-cell office:value-type="float" office:value="0.124689207211815">
            <text:p>0.1246892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plan</text:p>
          </table:table-cell>
          <table:table-cell office:value-type="float" office:value="0.124704934552146">
            <text:p>0.1247049</text:p>
          </table:table-cell>
        </table:table-row>
        <table:table-row table:style-name="ro2">
          <table:table-cell office:value-type="string">
            <text:p>plan</text:p>
          </table:table-cell>
          <table:table-cell office:value-type="string">
            <text:p>ira</text:p>
          </table:table-cell>
          <table:table-cell office:value-type="float" office:value="0.124704934552146">
            <text:p>0.1247049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los</text:p>
          </table:table-cell>
          <table:table-cell office:value-type="float" office:value="0.124717541961403">
            <text:p>0.1247175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banks</text:p>
          </table:table-cell>
          <table:table-cell office:value-type="float" office:value="0.124717541961403">
            <text:p>0.1247175</text:p>
          </table:table-cell>
        </table:table-row>
        <table:table-row table:style-name="ro2">
          <table:table-cell office:value-type="string">
            <text:p>pretending</text:p>
          </table:table-cell>
          <table:table-cell office:value-type="string">
            <text:p>scammers</text:p>
          </table:table-cell>
          <table:table-cell office:value-type="float" office:value="0.124778120681409">
            <text:p>0.1247781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pretending</text:p>
          </table:table-cell>
          <table:table-cell office:value-type="float" office:value="0.124778120681409">
            <text:p>0.1247781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mother</text:p>
          </table:table-cell>
          <table:table-cell office:value-type="float" office:value="0.124899444330255">
            <text:p>0.1248994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i</text:p>
          </table:table-cell>
          <table:table-cell office:value-type="float" office:value="0.124899444330255">
            <text:p>0.1248994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task</text:p>
          </table:table-cell>
          <table:table-cell office:value-type="float" office:value="0.125075010310182">
            <text:p>0.1250750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task</text:p>
          </table:table-cell>
          <table:table-cell office:value-type="float" office:value="0.125075010310182">
            <text:p>0.1250750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kimmers</text:p>
          </table:table-cell>
          <table:table-cell office:value-type="float" office:value="0.125075010310182">
            <text:p>0.1250750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pumps</text:p>
          </table:table-cell>
          <table:table-cell office:value-type="float" office:value="0.125075010310182">
            <text:p>0.1250750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my</text:p>
          </table:table-cell>
          <table:table-cell office:value-type="float" office:value="0.125131679291019">
            <text:p>0.1251317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other</text:p>
          </table:table-cell>
          <table:table-cell office:value-type="float" office:value="0.125131679291019">
            <text:p>0.1251317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unknown</text:p>
          </table:table-cell>
          <table:table-cell office:value-type="float" office:value="0.125198430916921">
            <text:p>0.1251984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block</text:p>
          </table:table-cell>
          <table:table-cell office:value-type="float" office:value="0.125198430916921">
            <text:p>0.1251984</text:p>
          </table:table-cell>
        </table:table-row>
        <table:table-row table:style-name="ro1">
          <table:table-cell table:style-name="ce1" office:value-type="string">
            <text:p>29</text:p>
          </table:table-cell>
          <table:table-cell table:style-name="ce1" office:value-type="string">
            <text:p>31</text:p>
          </table:table-cell>
          <table:table-cell office:value-type="float" office:value="0.125251823756665">
            <text:p>0.1252518</text:p>
          </table:table-cell>
        </table:table-row>
        <table:table-row table:style-name="ro1">
          <table:table-cell table:style-name="ce1" office:value-type="string">
            <text:p>31</text:p>
          </table:table-cell>
          <table:table-cell table:style-name="ce1" office:value-type="string">
            <text:p>29</text:p>
          </table:table-cell>
          <table:table-cell office:value-type="float" office:value="0.125251823756665">
            <text:p>0.1252518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metro</text:p>
          </table:table-cell>
          <table:table-cell office:value-type="float" office:value="0.125310886960476">
            <text:p>0.1253109</text:p>
          </table:table-cell>
        </table:table-row>
        <table:table-row table:style-name="ro1">
          <table:table-cell office:value-type="string">
            <text:p>metro</text:p>
          </table:table-cell>
          <table:table-cell office:value-type="string">
            <text:p>100k</text:p>
          </table:table-cell>
          <table:table-cell office:value-type="float" office:value="0.125310886960476">
            <text:p>0.1253109</text:p>
          </table:table-cell>
        </table:table-row>
        <table:table-row table:style-name="ro2">
          <table:table-cell office:value-type="string">
            <text:p>ferrer</text:p>
          </table:table-cell>
          <table:table-cell office:value-type="string">
            <text:p>miami</text:p>
          </table:table-cell>
          <table:table-cell office:value-type="float" office:value="0.125410344991171">
            <text:p>0.1254103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ferrer</text:p>
          </table:table-cell>
          <table:table-cell office:value-type="float" office:value="0.125410344991171">
            <text:p>0.1254103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size</text:p>
          </table:table-cell>
          <table:table-cell office:value-type="float" office:value="0.125419860027293">
            <text:p>0.1254199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guess</text:p>
          </table:table-cell>
          <table:table-cell office:value-type="float" office:value="0.125419860027293">
            <text:p>0.1254199</text:p>
          </table:table-cell>
        </table:table-row>
        <table:table-row table:style-name="ro2">
          <table:table-cell office:value-type="string">
            <text:p>breach</text:p>
          </table:table-cell>
          <table:table-cell office:value-type="string">
            <text:p>jackson</text:p>
          </table:table-cell>
          <table:table-cell office:value-type="float" office:value="0.125440700240219">
            <text:p>0.1254407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breach</text:p>
          </table:table-cell>
          <table:table-cell office:value-type="float" office:value="0.125440700240219">
            <text:p>0.1254407</text:p>
          </table:table-cell>
        </table:table-row>
        <table:table-row table:style-name="ro1">
          <table:table-cell office:value-type="string">
            <text:p>every</text:p>
          </table:table-cell>
          <table:table-cell office:value-type="string">
            <text:p>want</text:p>
          </table:table-cell>
          <table:table-cell office:value-type="float" office:value="0.125443577818804">
            <text:p>0.1254436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every</text:p>
          </table:table-cell>
          <table:table-cell office:value-type="float" office:value="0.125443577818804">
            <text:p>0.1254436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town</text:p>
          </table:table-cell>
          <table:table-cell office:value-type="float" office:value="0.125525421429733">
            <text:p>0.1255254</text:p>
          </table:table-cell>
        </table:table-row>
        <table:table-row table:style-name="ro2">
          <table:table-cell office:value-type="string">
            <text:p>town</text:p>
          </table:table-cell>
          <table:table-cell office:value-type="string">
            <text:p>fbi</text:p>
          </table:table-cell>
          <table:table-cell office:value-type="float" office:value="0.125525421429733">
            <text:p>0.1255254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vendors</text:p>
          </table:table-cell>
          <table:table-cell office:value-type="float" office:value="0.125533368122738">
            <text:p>0.1255334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organizations</text:p>
          </table:table-cell>
          <table:table-cell office:value-type="float" office:value="0.125533368122738">
            <text:p>0.1255334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updated</text:p>
          </table:table-cell>
          <table:table-cell office:value-type="float" office:value="0.125561461566044">
            <text:p>0.1255615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renew</text:p>
          </table:table-cell>
          <table:table-cell office:value-type="float" office:value="0.125561461566044">
            <text:p>0.1255615</text:p>
          </table:table-cell>
        </table:table-row>
        <table:table-row table:style-name="ro2">
          <table:table-cell office:value-type="string">
            <text:p>anthony</text:p>
          </table:table-cell>
          <table:table-cell office:value-type="string">
            <text:p>witham</text:p>
          </table:table-cell>
          <table:table-cell office:value-type="float" office:value="0.125562766526193">
            <text:p>0.1255628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anthony</text:p>
          </table:table-cell>
          <table:table-cell office:value-type="float" office:value="0.125562766526193">
            <text:p>0.1255628</text:p>
          </table:table-cell>
        </table:table-row>
        <table:table-row table:style-name="ro2">
          <table:table-cell office:value-type="string">
            <text:p>anthony</text:p>
          </table:table-cell>
          <table:table-cell office:value-type="string">
            <text:p>bustos</text:p>
          </table:table-cell>
          <table:table-cell office:value-type="float" office:value="0.125562785192007">
            <text:p>0.1255628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anthony</text:p>
          </table:table-cell>
          <table:table-cell office:value-type="float" office:value="0.125562785192007">
            <text:p>0.1255628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equipment</text:p>
          </table:table-cell>
          <table:table-cell office:value-type="float" office:value="0.125591195779172">
            <text:p>0.125591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authorities</text:p>
          </table:table-cell>
          <table:table-cell office:value-type="float" office:value="0.125591195779172">
            <text:p>0.1255912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residents</text:p>
          </table:table-cell>
          <table:table-cell office:value-type="float" office:value="0.125608863594816">
            <text:p>0.1256089</text:p>
          </table:table-cell>
        </table:table-row>
        <table:table-row table:style-name="ro1">
          <table:table-cell office:value-type="string">
            <text:p>residents</text:p>
          </table:table-cell>
          <table:table-cell office:value-type="string">
            <text:p>100k</text:p>
          </table:table-cell>
          <table:table-cell office:value-type="float" office:value="0.125608863594816">
            <text:p>0.1256089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my</text:p>
          </table:table-cell>
          <table:table-cell office:value-type="float" office:value="0.12566056662081">
            <text:p>0.1256606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happen</text:p>
          </table:table-cell>
          <table:table-cell office:value-type="float" office:value="0.12566056662081">
            <text:p>0.1256606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authorities</text:p>
          </table:table-cell>
          <table:table-cell office:value-type="float" office:value="0.125716466002704">
            <text:p>0.1257165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atm</text:p>
          </table:table-cell>
          <table:table-cell office:value-type="float" office:value="0.125716466002704">
            <text:p>0.1257165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responsibility</text:p>
          </table:table-cell>
          <table:table-cell office:value-type="float" office:value="0.125757428096917">
            <text:p>0.1257574</text:p>
          </table:table-cell>
        </table:table-row>
        <table:table-row table:style-name="ro2">
          <table:table-cell office:value-type="string">
            <text:p>responsibility</text:p>
          </table:table-cell>
          <table:table-cell office:value-type="string">
            <text:p>evernote</text:p>
          </table:table-cell>
          <table:table-cell office:value-type="float" office:value="0.125757428096917">
            <text:p>0.1257574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interest</text:p>
          </table:table-cell>
          <table:table-cell office:value-type="float" office:value="0.125861707275569">
            <text:p>0.1258617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expenses</text:p>
          </table:table-cell>
          <table:table-cell office:value-type="float" office:value="0.125861707275569">
            <text:p>0.1258617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cerda</text:p>
          </table:table-cell>
          <table:table-cell office:value-type="float" office:value="0.125913520925798">
            <text:p>0.1259135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carolina</text:p>
          </table:table-cell>
          <table:table-cell office:value-type="float" office:value="0.125913520925798">
            <text:p>0.1259135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task</text:p>
          </table:table-cell>
          <table:table-cell office:value-type="float" office:value="0.12595843642539">
            <text:p>0.1259584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gas</text:p>
          </table:table-cell>
          <table:table-cell office:value-type="float" office:value="0.12595843642539">
            <text:p>0.1259584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residents</text:p>
          </table:table-cell>
          <table:table-cell office:value-type="float" office:value="0.125987509454734">
            <text:p>0.1259875</text:p>
          </table:table-cell>
        </table:table-row>
        <table:table-row table:style-name="ro2">
          <table:table-cell office:value-type="string">
            <text:p>residents</text:p>
          </table:table-cell>
          <table:table-cell office:value-type="string">
            <text:p>percapita</text:p>
          </table:table-cell>
          <table:table-cell office:value-type="float" office:value="0.125987509454734">
            <text:p>0.1259875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step</text:p>
          </table:table-cell>
          <table:table-cell office:value-type="float" office:value="0.126048649367915">
            <text:p>0.1260486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iphone</text:p>
          </table:table-cell>
          <table:table-cell office:value-type="float" office:value="0.126048649367915">
            <text:p>0.1260486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united</text:p>
          </table:table-cell>
          <table:table-cell office:value-type="float" office:value="0.126280921868187">
            <text:p>0.1262809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approximately</text:p>
          </table:table-cell>
          <table:table-cell office:value-type="float" office:value="0.126280921868187">
            <text:p>0.1262809</text:p>
          </table:table-cell>
        </table:table-row>
        <table:table-row table:style-name="ro1">
          <table:table-cell office:value-type="string">
            <text:p>nation</text:p>
          </table:table-cell>
          <table:table-cell office:value-type="string">
            <text:p>palm</text:p>
          </table:table-cell>
          <table:table-cell office:value-type="float" office:value="0.126297240411064">
            <text:p>0.1262972</text:p>
          </table:table-cell>
        </table:table-row>
        <table:table-row table:style-name="ro1">
          <table:table-cell office:value-type="string">
            <text:p>palm</text:p>
          </table:table-cell>
          <table:table-cell office:value-type="string">
            <text:p>nation</text:p>
          </table:table-cell>
          <table:table-cell office:value-type="float" office:value="0.126297240411064">
            <text:p>0.1262972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similar</text:p>
          </table:table-cell>
          <table:table-cell office:value-type="float" office:value="0.126317208564532">
            <text:p>0.1263172</text:p>
          </table:table-cell>
        </table:table-row>
        <table:table-row table:style-name="ro1">
          <table:table-cell office:value-type="string">
            <text:p>similar</text:p>
          </table:table-cell>
          <table:table-cell office:value-type="string">
            <text:p>hall</text:p>
          </table:table-cell>
          <table:table-cell office:value-type="float" office:value="0.126317208564532">
            <text:p>0.1263172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similar</text:p>
          </table:table-cell>
          <table:table-cell office:value-type="float" office:value="0.126317995584248">
            <text:p>0.1263180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similar</text:p>
          </table:table-cell>
          <table:table-cell office:value-type="float" office:value="0.126317995584248">
            <text:p>0.1263180</text:p>
          </table:table-cell>
        </table:table-row>
        <table:table-row table:style-name="ro2">
          <table:table-cell office:value-type="string">
            <text:p>similar</text:p>
          </table:table-cell>
          <table:table-cell office:value-type="string">
            <text:p>forsyth</text:p>
          </table:table-cell>
          <table:table-cell office:value-type="float" office:value="0.126317995584248">
            <text:p>0.1263180</text:p>
          </table:table-cell>
        </table:table-row>
        <table:table-row table:style-name="ro1">
          <table:table-cell office:value-type="string">
            <text:p>similar</text:p>
          </table:table-cell>
          <table:table-cell office:value-type="string">
            <text:p>beck</text:p>
          </table:table-cell>
          <table:table-cell office:value-type="float" office:value="0.126317995584248">
            <text:p>0.1263180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stored</text:p>
          </table:table-cell>
          <table:table-cell office:value-type="float" office:value="0.126428116806005">
            <text:p>0.1264281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electronics</text:p>
          </table:table-cell>
          <table:table-cell office:value-type="float" office:value="0.126428116806005">
            <text:p>0.1264281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researchers</text:p>
          </table:table-cell>
          <table:table-cell office:value-type="float" office:value="0.126439854445858">
            <text:p>0.1264399</text:p>
          </table:table-cell>
        </table:table-row>
        <table:table-row table:style-name="ro2">
          <table:table-cell office:value-type="string">
            <text:p>researchers</text:p>
          </table:table-cell>
          <table:table-cell office:value-type="string">
            <text:p>bestuzhev</text:p>
          </table:table-cell>
          <table:table-cell office:value-type="float" office:value="0.126439854445858">
            <text:p>0.1264399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researchers</text:p>
          </table:table-cell>
          <table:table-cell office:value-type="float" office:value="0.126440535033702">
            <text:p>0.1264405</text:p>
          </table:table-cell>
        </table:table-row>
        <table:table-row table:style-name="ro2">
          <table:table-cell office:value-type="string">
            <text:p>researchers</text:p>
          </table:table-cell>
          <table:table-cell office:value-type="string">
            <text:p>kaspersky</text:p>
          </table:table-cell>
          <table:table-cell office:value-type="float" office:value="0.126440535033702">
            <text:p>0.1264405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printer</text:p>
          </table:table-cell>
          <table:table-cell office:value-type="float" office:value="0.126546265927877">
            <text:p>0.126546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electronics</text:p>
          </table:table-cell>
          <table:table-cell office:value-type="float" office:value="0.126546265927877">
            <text:p>0.1265463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pretending</text:p>
          </table:table-cell>
          <table:table-cell office:value-type="float" office:value="0.126653381179103">
            <text:p>0.1266534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food</text:p>
          </table:table-cell>
          <table:table-cell office:value-type="float" office:value="0.126653381179103">
            <text:p>0.1266534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expenses</text:p>
          </table:table-cell>
          <table:table-cell office:value-type="float" office:value="0.126711140253922">
            <text:p>0.1267111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claiming</text:p>
          </table:table-cell>
          <table:table-cell office:value-type="float" office:value="0.126711140253922">
            <text:p>0.1267111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spokesperson</text:p>
          </table:table-cell>
          <table:table-cell office:value-type="float" office:value="0.126745919201454">
            <text:p>0.1267459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concerns</text:p>
          </table:table-cell>
          <table:table-cell office:value-type="float" office:value="0.126745919201454">
            <text:p>0.1267459</text:p>
          </table:table-cell>
        </table:table-row>
        <table:table-row table:style-name="ro2">
          <table:table-cell office:value-type="string">
            <text:p>grid</text:p>
          </table:table-cell>
          <table:table-cell office:value-type="string">
            <text:p>rome</text:p>
          </table:table-cell>
          <table:table-cell office:value-type="float" office:value="0.126895914524784">
            <text:p>0.1268959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grid</text:p>
          </table:table-cell>
          <table:table-cell office:value-type="float" office:value="0.126895914524784">
            <text:p>0.1268959</text:p>
          </table:table-cell>
        </table:table-row>
        <table:table-row table:style-name="ro2">
          <table:table-cell office:value-type="string">
            <text:p>mark</text:p>
          </table:table-cell>
          <table:table-cell office:value-type="string">
            <text:p>witham</text:p>
          </table:table-cell>
          <table:table-cell office:value-type="float" office:value="0.126899152727088">
            <text:p>0.1268992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mark</text:p>
          </table:table-cell>
          <table:table-cell office:value-type="float" office:value="0.126899152727088">
            <text:p>0.1268992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mark</text:p>
          </table:table-cell>
          <table:table-cell office:value-type="float" office:value="0.126899163390062">
            <text:p>0.1268992</text:p>
          </table:table-cell>
        </table:table-row>
        <table:table-row table:style-name="ro2">
          <table:table-cell office:value-type="string">
            <text:p>mark</text:p>
          </table:table-cell>
          <table:table-cell office:value-type="string">
            <text:p>bustos</text:p>
          </table:table-cell>
          <table:table-cell office:value-type="float" office:value="0.126899163390062">
            <text:p>0.1268992</text:p>
          </table:table-cell>
        </table:table-row>
        <table:table-row table:style-name="ro2">
          <table:table-cell office:value-type="string">
            <text:p>chicago</text:p>
          </table:table-cell>
          <table:table-cell office:value-type="string">
            <text:p>sweep</text:p>
          </table:table-cell>
          <table:table-cell office:value-type="float" office:value="0.126972083949027">
            <text:p>0.1269721</text:p>
          </table:table-cell>
        </table:table-row>
        <table:table-row table:style-name="ro2">
          <table:table-cell office:value-type="string">
            <text:p>sweep</text:p>
          </table:table-cell>
          <table:table-cell office:value-type="string">
            <text:p>chicago</text:p>
          </table:table-cell>
          <table:table-cell office:value-type="float" office:value="0.126972083949027">
            <text:p>0.1269721</text:p>
          </table:table-cell>
        </table:table-row>
        <table:table-row table:style-name="ro2">
          <table:table-cell office:value-type="string">
            <text:p>highrisk</text:p>
          </table:table-cell>
          <table:table-cell office:value-type="string">
            <text:p>sweep</text:p>
          </table:table-cell>
          <table:table-cell office:value-type="float" office:value="0.126972083949028">
            <text:p>0.1269721</text:p>
          </table:table-cell>
        </table:table-row>
        <table:table-row table:style-name="ro2">
          <table:table-cell office:value-type="string">
            <text:p>sweep</text:p>
          </table:table-cell>
          <table:table-cell office:value-type="string">
            <text:p>highrisk</text:p>
          </table:table-cell>
          <table:table-cell office:value-type="float" office:value="0.126972083949028">
            <text:p>0.1269721</text:p>
          </table:table-cell>
        </table:table-row>
        <table:table-row table:style-name="ro2">
          <table:table-cell office:value-type="string">
            <text:p>health</text:p>
          </table:table-cell>
          <table:table-cell office:value-type="string">
            <text:p>healthcare</text:p>
          </table:table-cell>
          <table:table-cell office:value-type="float" office:value="0.126994143801386">
            <text:p>0.1269941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health</text:p>
          </table:table-cell>
          <table:table-cell office:value-type="float" office:value="0.126994143801386">
            <text:p>0.1269941</text:p>
          </table:table-cell>
        </table:table-row>
        <table:table-row table:style-name="ro2">
          <table:table-cell office:value-type="string">
            <text:p>metro</text:p>
          </table:table-cell>
          <table:table-cell office:value-type="string">
            <text:p>percapita</text:p>
          </table:table-cell>
          <table:table-cell office:value-type="float" office:value="0.127018085875168">
            <text:p>0.1270181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metro</text:p>
          </table:table-cell>
          <table:table-cell office:value-type="float" office:value="0.127018085875168">
            <text:p>0.1270181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represent</text:p>
          </table:table-cell>
          <table:table-cell office:value-type="float" office:value="0.127099199349611">
            <text:p>0.1270992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audits</text:p>
          </table:table-cell>
          <table:table-cell office:value-type="float" office:value="0.127099199349611">
            <text:p>0.127099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printer</text:p>
          </table:table-cell>
          <table:table-cell office:value-type="float" office:value="0.12717748892835">
            <text:p>0.1271775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android</text:p>
          </table:table-cell>
          <table:table-cell office:value-type="float" office:value="0.12717748892835">
            <text:p>0.1271775</text:p>
          </table:table-cell>
        </table:table-row>
        <table:table-row table:style-name="ro2">
          <table:table-cell office:value-type="string">
            <text:p>doors</text:p>
          </table:table-cell>
          <table:table-cell office:value-type="string">
            <text:p>lowhanging</text:p>
          </table:table-cell>
          <table:table-cell office:value-type="float" office:value="0.127315771757427">
            <text:p>0.1273158</text:p>
          </table:table-cell>
        </table:table-row>
        <table:table-row table:style-name="ro2">
          <table:table-cell office:value-type="string">
            <text:p>lowhanging</text:p>
          </table:table-cell>
          <table:table-cell office:value-type="string">
            <text:p>doors</text:p>
          </table:table-cell>
          <table:table-cell office:value-type="float" office:value="0.127315771757427">
            <text:p>0.1273158</text:p>
          </table:table-cell>
        </table:table-row>
        <table:table-row table:style-name="ro1">
          <table:table-cell office:value-type="string">
            <text:p>cover</text:p>
          </table:table-cell>
          <table:table-cell office:value-type="string">
            <text:p>coverage</text:p>
          </table:table-cell>
          <table:table-cell office:value-type="float" office:value="0.127517812193667">
            <text:p>0.1275178</text:p>
          </table:table-cell>
        </table:table-row>
        <table:table-row table:style-name="ro1">
          <table:table-cell office:value-type="string">
            <text:p>coverage</text:p>
          </table:table-cell>
          <table:table-cell office:value-type="string">
            <text:p>cover</text:p>
          </table:table-cell>
          <table:table-cell office:value-type="float" office:value="0.127517812193667">
            <text:p>0.1275178</text:p>
          </table:table-cell>
        </table:table-row>
        <table:table-row table:style-name="ro2">
          <table:table-cell office:value-type="string">
            <text:p>challenge</text:p>
          </table:table-cell>
          <table:table-cell office:value-type="string">
            <text:p>irish</text:p>
          </table:table-cell>
          <table:table-cell office:value-type="float" office:value="0.127704257392585">
            <text:p>0.1277043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challenge</text:p>
          </table:table-cell>
          <table:table-cell office:value-type="float" office:value="0.127704257392585">
            <text:p>0.1277043</text:p>
          </table:table-cell>
        </table:table-row>
        <table:table-row table:style-name="ro2">
          <table:table-cell office:value-type="string">
            <text:p>challenge</text:p>
          </table:table-cell>
          <table:table-cell office:value-type="string">
            <text:p>marquette</text:p>
          </table:table-cell>
          <table:table-cell office:value-type="float" office:value="0.127704681909749">
            <text:p>0.1277047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challenge</text:p>
          </table:table-cell>
          <table:table-cell office:value-type="float" office:value="0.127704681909749">
            <text:p>0.1277047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challenge</text:p>
          </table:table-cell>
          <table:table-cell office:value-type="float" office:value="0.12770482314495">
            <text:p>0.1277048</text:p>
          </table:table-cell>
        </table:table-row>
        <table:table-row table:style-name="ro2">
          <table:table-cell office:value-type="string">
            <text:p>challenge</text:p>
          </table:table-cell>
          <table:table-cell office:value-type="string">
            <text:p>brey</text:p>
          </table:table-cell>
          <table:table-cell office:value-type="float" office:value="0.12770482314495">
            <text:p>0.1277048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golden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eagles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martin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challenge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challenge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challenge</text:p>
          </table:table-cell>
          <table:table-cell office:value-type="float" office:value="0.127704964245833">
            <text:p>0.1277050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kimming</text:p>
          </table:table-cell>
          <table:table-cell office:value-type="float" office:value="0.127714751637008">
            <text:p>0.1277148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authorities</text:p>
          </table:table-cell>
          <table:table-cell office:value-type="float" office:value="0.127714751637008">
            <text:p>0.1277148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los</text:p>
          </table:table-cell>
          <table:table-cell office:value-type="float" office:value="0.127746106357809">
            <text:p>0.1277461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groups</text:p>
          </table:table-cell>
          <table:table-cell office:value-type="float" office:value="0.127746106357809">
            <text:p>0.1277461</text:p>
          </table:table-cell>
        </table:table-row>
        <table:table-row table:style-name="ro1">
          <table:table-cell office:value-type="string">
            <text:p>lottery</text:p>
          </table:table-cell>
          <table:table-cell office:value-type="string">
            <text:p>scams</text:p>
          </table:table-cell>
          <table:table-cell office:value-type="float" office:value="0.127832767457323">
            <text:p>0.1278328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lottery</text:p>
          </table:table-cell>
          <table:table-cell office:value-type="float" office:value="0.127832767457323">
            <text:p>0.1278328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task</text:p>
          </table:table-cell>
          <table:table-cell office:value-type="float" office:value="0.127919311354242">
            <text:p>0.1279193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equipment</text:p>
          </table:table-cell>
          <table:table-cell office:value-type="float" office:value="0.127919311354242">
            <text:p>0.1279193</text:p>
          </table:table-cell>
        </table:table-row>
        <table:table-row table:style-name="ro2">
          <table:table-cell office:value-type="string">
            <text:p>richard</text:p>
          </table:table-cell>
          <table:table-cell office:value-type="string">
            <text:p>summit</text:p>
          </table:table-cell>
          <table:table-cell office:value-type="float" office:value="0.127939513875596">
            <text:p>0.1279395</text:p>
          </table:table-cell>
        </table:table-row>
        <table:table-row table:style-name="ro2">
          <table:table-cell office:value-type="string">
            <text:p>summit</text:p>
          </table:table-cell>
          <table:table-cell office:value-type="string">
            <text:p>richard</text:p>
          </table:table-cell>
          <table:table-cell office:value-type="float" office:value="0.127939513875596">
            <text:p>0.1279395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register</text:p>
          </table:table-cell>
          <table:table-cell office:value-type="float" office:value="0.127958940424473">
            <text:p>0.1279589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article</text:p>
          </table:table-cell>
          <table:table-cell office:value-type="float" office:value="0.127958940424473">
            <text:p>0.1279589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street</text:p>
          </table:table-cell>
          <table:table-cell office:value-type="float" office:value="0.128120728955393">
            <text:p>0.1281207</text:p>
          </table:table-cell>
        </table:table-row>
        <table:table-row table:style-name="ro1">
          <table:table-cell office:value-type="string">
            <text:p>street</text:p>
          </table:table-cell>
          <table:table-cell office:value-type="string">
            <text:p>pm</text:p>
          </table:table-cell>
          <table:table-cell office:value-type="float" office:value="0.128120728955393">
            <text:p>0.1281207</text:p>
          </table:table-cell>
        </table:table-row>
        <table:table-row table:style-name="ro1">
          <table:table-cell office:value-type="string">
            <text:p>bring</text:p>
          </table:table-cell>
          <table:table-cell office:value-type="string">
            <text:p>nick</text:p>
          </table:table-cell>
          <table:table-cell office:value-type="float" office:value="0.128204988353977">
            <text:p>0.1282050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bring</text:p>
          </table:table-cell>
          <table:table-cell office:value-type="float" office:value="0.128204988353977">
            <text:p>0.1282050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transactions</text:p>
          </table:table-cell>
          <table:table-cell office:value-type="float" office:value="0.128215286087536">
            <text:p>0.1282153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individuals</text:p>
          </table:table-cell>
          <table:table-cell office:value-type="float" office:value="0.128215286087536">
            <text:p>0.1282153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task</text:p>
          </table:table-cell>
          <table:table-cell office:value-type="float" office:value="0.12825457728734">
            <text:p>0.1282546</text:p>
          </table:table-cell>
        </table:table-row>
        <table:table-row table:style-name="ro2">
          <table:table-cell office:value-type="string">
            <text:p>task</text:p>
          </table:table-cell>
          <table:table-cell office:value-type="string">
            <text:p>atm</text:p>
          </table:table-cell>
          <table:table-cell office:value-type="float" office:value="0.12825457728734">
            <text:p>0.1282546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design</text:p>
          </table:table-cell>
          <table:table-cell office:value-type="float" office:value="0.128312495807878">
            <text:p>0.1283125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apple</text:p>
          </table:table-cell>
          <table:table-cell office:value-type="float" office:value="0.128312495807878">
            <text:p>0.1283125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prepaid</text:p>
          </table:table-cell>
          <table:table-cell office:value-type="float" office:value="0.12845745957037">
            <text:p>0.1284575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deposited</text:p>
          </table:table-cell>
          <table:table-cell office:value-type="float" office:value="0.12845745957037">
            <text:p>0.1284575</text:p>
          </table:table-cell>
        </table:table-row>
        <table:table-row table:style-name="ro2">
          <table:table-cell office:value-type="string">
            <text:p>beach</text:p>
          </table:table-cell>
          <table:table-cell office:value-type="string">
            <text:p>galvin</text:p>
          </table:table-cell>
          <table:table-cell office:value-type="float" office:value="0.128497687636545">
            <text:p>0.1284977</text:p>
          </table:table-cell>
        </table:table-row>
        <table:table-row table:style-name="ro2">
          <table:table-cell office:value-type="string">
            <text:p>galvin</text:p>
          </table:table-cell>
          <table:table-cell office:value-type="string">
            <text:p>beach</text:p>
          </table:table-cell>
          <table:table-cell office:value-type="float" office:value="0.128497687636545">
            <text:p>0.1284977</text:p>
          </table:table-cell>
        </table:table-row>
        <table:table-row table:style-name="ro2">
          <table:table-cell office:value-type="string">
            <text:p>challenge</text:p>
          </table:table-cell>
          <table:table-cell office:value-type="string">
            <text:p>notre</text:p>
          </table:table-cell>
          <table:table-cell office:value-type="float" office:value="0.128648592558116">
            <text:p>0.1286486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challenge</text:p>
          </table:table-cell>
          <table:table-cell office:value-type="float" office:value="0.128648592558116">
            <text:p>0.1286486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sears</text:p>
          </table:table-cell>
          <table:table-cell office:value-type="float" office:value="0.128887516318661">
            <text:p>0.1288875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did</text:p>
          </table:table-cell>
          <table:table-cell office:value-type="float" office:value="0.128887516318661">
            <text:p>0.1288875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notes</text:p>
          </table:table-cell>
          <table:table-cell office:value-type="float" office:value="0.128945327026884">
            <text:p>0.1289453</text:p>
          </table:table-cell>
        </table:table-row>
        <table:table-row table:style-name="ro1">
          <table:table-cell office:value-type="string">
            <text:p>notes</text:p>
          </table:table-cell>
          <table:table-cell office:value-type="string">
            <text:p>log</text:p>
          </table:table-cell>
          <table:table-cell office:value-type="float" office:value="0.128945327026884">
            <text:p>0.1289453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dame</text:p>
          </table:table-cell>
          <table:table-cell office:value-type="float" office:value="0.128992718228758">
            <text:p>0.1289927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challenge</text:p>
          </table:table-cell>
          <table:table-cell office:value-type="float" office:value="0.128992718228758">
            <text:p>0.1289927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movie</text:p>
          </table:table-cell>
          <table:table-cell office:value-type="float" office:value="0.129127855721371">
            <text:p>0.1291279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aggressive</text:p>
          </table:table-cell>
          <table:table-cell office:value-type="float" office:value="0.129127855721371">
            <text:p>0.1291279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these</text:p>
          </table:table-cell>
          <table:table-cell office:value-type="float" office:value="0.129173171286288">
            <text:p>0.1291732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stored</text:p>
          </table:table-cell>
          <table:table-cell office:value-type="float" office:value="0.129173171286288">
            <text:p>0.1291732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hard</text:p>
          </table:table-cell>
          <table:table-cell office:value-type="float" office:value="0.129421843077414">
            <text:p>0.1294218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electronics</text:p>
          </table:table-cell>
          <table:table-cell office:value-type="float" office:value="0.129421843077414">
            <text:p>0.1294218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regarding</text:p>
          </table:table-cell>
          <table:table-cell office:value-type="float" office:value="0.129441888135638">
            <text:p>0.1294419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concerns</text:p>
          </table:table-cell>
          <table:table-cell office:value-type="float" office:value="0.129441888135638">
            <text:p>0.1294419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swipe</text:p>
          </table:table-cell>
          <table:table-cell office:value-type="float" office:value="0.129547027910034">
            <text:p>0.1295470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los</text:p>
          </table:table-cell>
          <table:table-cell office:value-type="float" office:value="0.129547027910034">
            <text:p>0.1295470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rid</text:p>
          </table:table-cell>
          <table:table-cell office:value-type="float" office:value="0.129609123904951">
            <text:p>0.1296091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electronics</text:p>
          </table:table-cell>
          <table:table-cell office:value-type="float" office:value="0.129609123904951">
            <text:p>0.1296091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task</text:p>
          </table:table-cell>
          <table:table-cell office:value-type="float" office:value="0.129662418939527">
            <text:p>0.1296624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kimming</text:p>
          </table:table-cell>
          <table:table-cell office:value-type="float" office:value="0.129662418939527">
            <text:p>0.1296624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especially</text:p>
          </table:table-cell>
          <table:table-cell office:value-type="float" office:value="0.129679893948585">
            <text:p>0.1296799</text:p>
          </table:table-cell>
        </table:table-row>
        <table:table-row table:style-name="ro2">
          <table:table-cell office:value-type="string">
            <text:p>especially</text:p>
          </table:table-cell>
          <table:table-cell office:value-type="string">
            <text:p>app</text:p>
          </table:table-cell>
          <table:table-cell office:value-type="float" office:value="0.129679893948585">
            <text:p>0.1296799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some</text:p>
          </table:table-cell>
          <table:table-cell office:value-type="float" office:value="0.129715537526046">
            <text:p>0.1297155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could</text:p>
          </table:table-cell>
          <table:table-cell office:value-type="float" office:value="0.129715537526046">
            <text:p>0.1297155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favorite</text:p>
          </table:table-cell>
          <table:table-cell office:value-type="float" office:value="0.129756639790982">
            <text:p>0.1297566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download</text:p>
          </table:table-cell>
          <table:table-cell office:value-type="float" office:value="0.129756639790982">
            <text:p>0.1297566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games</text:p>
          </table:table-cell>
          <table:table-cell office:value-type="float" office:value="0.129810786765178">
            <text:p>0.1298108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challenge</text:p>
          </table:table-cell>
          <table:table-cell office:value-type="float" office:value="0.129810786765178">
            <text:p>0.1298108</text:p>
          </table:table-cell>
        </table:table-row>
        <table:table-row table:style-name="ro2">
          <table:table-cell table:style-name="ce1" office:value-type="string">
            <text:p>90</text:p>
          </table:table-cell>
          <table:table-cell office:value-type="string">
            <text:p>ela</text:p>
          </table:table-cell>
          <table:table-cell office:value-type="float" office:value="0.129894647700484">
            <text:p>0.1298946</text:p>
          </table:table-cell>
        </table:table-row>
        <table:table-row table:style-name="ro2">
          <table:table-cell office:value-type="string">
            <text:p>ela</text:p>
          </table:table-cell>
          <table:table-cell table:style-name="ce1" office:value-type="string">
            <text:p>90</text:p>
          </table:table-cell>
          <table:table-cell office:value-type="float" office:value="0.129894647700484">
            <text:p>0.1298946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professional</text:p>
          </table:table-cell>
          <table:table-cell office:value-type="float" office:value="0.130011153638075">
            <text:p>0.1300112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interest</text:p>
          </table:table-cell>
          <table:table-cell office:value-type="float" office:value="0.130011153638075">
            <text:p>0.1300112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minimize</text:p>
          </table:table-cell>
          <table:table-cell office:value-type="float" office:value="0.130025452056629">
            <text:p>0.1300255</text:p>
          </table:table-cell>
        </table:table-row>
        <table:table-row table:style-name="ro1">
          <table:table-cell office:value-type="string">
            <text:p>minimize</text:p>
          </table:table-cell>
          <table:table-cell office:value-type="string">
            <text:p>mailbox</text:p>
          </table:table-cell>
          <table:table-cell office:value-type="float" office:value="0.130025452056629">
            <text:p>0.1300255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researchers</text:p>
          </table:table-cell>
          <table:table-cell office:value-type="float" office:value="0.130164374839337">
            <text:p>0.1301644</text:p>
          </table:table-cell>
        </table:table-row>
        <table:table-row table:style-name="ro2">
          <table:table-cell office:value-type="string">
            <text:p>researchers</text:p>
          </table:table-cell>
          <table:table-cell office:value-type="string">
            <text:p>cybercriminals</text:p>
          </table:table-cell>
          <table:table-cell office:value-type="float" office:value="0.130164374839337">
            <text:p>0.1301644</text:p>
          </table:table-cell>
        </table:table-row>
        <table:table-row table:style-name="ro1">
          <table:table-cell office:value-type="string">
            <text:p>believed</text:p>
          </table:table-cell>
          <table:table-cell office:value-type="string">
            <text:p>herself</text:p>
          </table:table-cell>
          <table:table-cell office:value-type="float" office:value="0.130177481966816">
            <text:p>0.1301775</text:p>
          </table:table-cell>
        </table:table-row>
        <table:table-row table:style-name="ro1">
          <table:table-cell office:value-type="string">
            <text:p>herself</text:p>
          </table:table-cell>
          <table:table-cell office:value-type="string">
            <text:p>believed</text:p>
          </table:table-cell>
          <table:table-cell office:value-type="float" office:value="0.130177481966816">
            <text:p>0.1301775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spokesperson</text:p>
          </table:table-cell>
          <table:table-cell office:value-type="float" office:value="0.130232579844673">
            <text:p>0.1302326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enrolled</text:p>
          </table:table-cell>
          <table:table-cell office:value-type="float" office:value="0.130232579844673">
            <text:p>0.1302326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prize</text:p>
          </table:table-cell>
          <table:table-cell office:value-type="float" office:value="0.130268226805866">
            <text:p>0.1302682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disabled</text:p>
          </table:table-cell>
          <table:table-cell office:value-type="float" office:value="0.130268226805866">
            <text:p>0.130268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modern</text:p>
          </table:table-cell>
          <table:table-cell office:value-type="float" office:value="0.130342002798518">
            <text:p>0.1303420</text:p>
          </table:table-cell>
        </table:table-row>
        <table:table-row table:style-name="ro2">
          <table:table-cell office:value-type="string">
            <text:p>modern</text:p>
          </table:table-cell>
          <table:table-cell office:value-type="string">
            <text:p>evernote</text:p>
          </table:table-cell>
          <table:table-cell office:value-type="float" office:value="0.130342002798518">
            <text:p>0.1303420</text:p>
          </table:table-cell>
        </table:table-row>
        <table:table-row table:style-name="ro2">
          <table:table-cell office:value-type="string">
            <text:p>freezes</text:p>
          </table:table-cell>
          <table:table-cell office:value-type="string">
            <text:p>identitytheft</text:p>
          </table:table-cell>
          <table:table-cell office:value-type="float" office:value="0.130577138913261">
            <text:p>0.1305771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freezes</text:p>
          </table:table-cell>
          <table:table-cell office:value-type="float" office:value="0.130577138913261">
            <text:p>0.1305771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produce</text:p>
          </table:table-cell>
          <table:table-cell office:value-type="float" office:value="0.130648979710043">
            <text:p>0.1306490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corporate</text:p>
          </table:table-cell>
          <table:table-cell office:value-type="float" office:value="0.130648979710043">
            <text:p>0.1306490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settings</text:p>
          </table:table-cell>
          <table:table-cell office:value-type="float" office:value="0.130722641559931">
            <text:p>0.1307226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printer</text:p>
          </table:table-cell>
          <table:table-cell office:value-type="float" office:value="0.130722641559931">
            <text:p>0.1307226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licenses</text:p>
          </table:table-cell>
          <table:table-cell office:value-type="float" office:value="0.130757301447931">
            <text:p>0.1307573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january</text:p>
          </table:table-cell>
          <table:table-cell office:value-type="float" office:value="0.130757301447931">
            <text:p>0.1307573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sen</text:p>
          </table:table-cell>
          <table:table-cell office:value-type="float" office:value="0.130843575070716">
            <text:p>0.1308436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string">
            <text:p>carolina</text:p>
          </table:table-cell>
          <table:table-cell office:value-type="float" office:value="0.130843575070716">
            <text:p>0.1308436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professional</text:p>
          </table:table-cell>
          <table:table-cell office:value-type="float" office:value="0.130845405362935">
            <text:p>0.1308454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claiming</text:p>
          </table:table-cell>
          <table:table-cell office:value-type="float" office:value="0.130845405362935">
            <text:p>0.1308454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prepare</text:p>
          </table:table-cell>
          <table:table-cell office:value-type="float" office:value="0.130964670024888">
            <text:p>0.1309647</text:p>
          </table:table-cell>
        </table:table-row>
        <table:table-row table:style-name="ro1">
          <table:table-cell office:value-type="string">
            <text:p>prepare</text:p>
          </table:table-cell>
          <table:table-cell office:value-type="string">
            <text:p>organization</text:p>
          </table:table-cell>
          <table:table-cell office:value-type="float" office:value="0.130964670024888">
            <text:p>0.1309647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phone</text:p>
          </table:table-cell>
          <table:table-cell office:value-type="float" office:value="0.13096722245236">
            <text:p>0.1309672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download</text:p>
          </table:table-cell>
          <table:table-cell office:value-type="float" office:value="0.13096722245236">
            <text:p>0.1309672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iphone</text:p>
          </table:table-cell>
          <table:table-cell office:value-type="float" office:value="0.131000624014336">
            <text:p>0.1310006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computer</text:p>
          </table:table-cell>
          <table:table-cell office:value-type="float" office:value="0.131000624014336">
            <text:p>0.1310006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resolution</text:p>
          </table:table-cell>
          <table:table-cell office:value-type="float" office:value="0.131002261554415">
            <text:p>0.1310023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presentative</text:p>
          </table:table-cell>
          <table:table-cell office:value-type="float" office:value="0.131002261554415">
            <text:p>0.1310023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off</text:p>
          </table:table-cell>
          <table:table-cell office:value-type="float" office:value="0.131031200633612">
            <text:p>0.1310312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big</text:p>
          </table:table-cell>
          <table:table-cell office:value-type="float" office:value="0.131031200633612">
            <text:p>0.1310312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therapist</text:p>
          </table:table-cell>
          <table:table-cell office:value-type="float" office:value="0.131678241412512">
            <text:p>0.1316782</text:p>
          </table:table-cell>
        </table:table-row>
        <table:table-row table:style-name="ro1">
          <table:table-cell office:value-type="string">
            <text:p>therapist</text:p>
          </table:table-cell>
          <table:table-cell office:value-type="string">
            <text:p>central</text:p>
          </table:table-cell>
          <table:table-cell office:value-type="float" office:value="0.131678241412512">
            <text:p>0.1316782</text:p>
          </table:table-cell>
        </table:table-row>
        <table:table-row table:style-name="ro1">
          <table:table-cell office:value-type="string">
            <text:p>member</text:p>
          </table:table-cell>
          <table:table-cell office:value-type="string">
            <text:p>springs</text:p>
          </table:table-cell>
          <table:table-cell office:value-type="float" office:value="0.131679385216163">
            <text:p>0.1316794</text:p>
          </table:table-cell>
        </table:table-row>
        <table:table-row table:style-name="ro1">
          <table:table-cell office:value-type="string">
            <text:p>springs</text:p>
          </table:table-cell>
          <table:table-cell office:value-type="string">
            <text:p>member</text:p>
          </table:table-cell>
          <table:table-cell office:value-type="float" office:value="0.131679385216163">
            <text:p>0.1316794</text:p>
          </table:table-cell>
        </table:table-row>
        <table:table-row table:style-name="ro2">
          <table:table-cell table:style-name="ce1" office:value-type="string">
            <text:p>90</text:p>
          </table:table-cell>
          <table:table-cell office:value-type="string">
            <text:p>jeff</text:p>
          </table:table-cell>
          <table:table-cell office:value-type="float" office:value="0.131749994473795">
            <text:p>0.1317500</text:p>
          </table:table-cell>
        </table:table-row>
        <table:table-row table:style-name="ro2">
          <table:table-cell office:value-type="string">
            <text:p>jeff</text:p>
          </table:table-cell>
          <table:table-cell table:style-name="ce1" office:value-type="string">
            <text:p>90</text:p>
          </table:table-cell>
          <table:table-cell office:value-type="float" office:value="0.131749994473795">
            <text:p>0.1317500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ipad</text:p>
          </table:table-cell>
          <table:table-cell office:value-type="float" office:value="0.131768903167069">
            <text:p>0.1317689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computer</text:p>
          </table:table-cell>
          <table:table-cell office:value-type="float" office:value="0.131768903167069">
            <text:p>0.1317689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organizations</text:p>
          </table:table-cell>
          <table:table-cell office:value-type="float" office:value="0.13183679130362">
            <text:p>0.1318368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confident</text:p>
          </table:table-cell>
          <table:table-cell office:value-type="float" office:value="0.13183679130362">
            <text:p>0.1318368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deposited</text:p>
          </table:table-cell>
          <table:table-cell office:value-type="float" office:value="0.131911419089446">
            <text:p>0.1319114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deposit</text:p>
          </table:table-cell>
          <table:table-cell office:value-type="float" office:value="0.131911419089446">
            <text:p>0.1319114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veterans</text:p>
          </table:table-cell>
          <table:table-cell office:value-type="float" office:value="0.131936056749027">
            <text:p>0.1319361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prize</text:p>
          </table:table-cell>
          <table:table-cell office:value-type="float" office:value="0.131936056749027">
            <text:p>0.1319361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process</text:p>
          </table:table-cell>
          <table:table-cell office:value-type="float" office:value="0.131961767445339">
            <text:p>0.1319618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jobs</text:p>
          </table:table-cell>
          <table:table-cell office:value-type="float" office:value="0.131961767445339">
            <text:p>0.1319618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memory</text:p>
          </table:table-cell>
          <table:table-cell office:value-type="float" office:value="0.132065595142442">
            <text:p>0.1320656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electronics</text:p>
          </table:table-cell>
          <table:table-cell office:value-type="float" office:value="0.132065595142442">
            <text:p>0.1320656</text:p>
          </table:table-cell>
        </table:table-row>
        <table:table-row table:style-name="ro1">
          <table:table-cell office:value-type="string">
            <text:p>fire</text:p>
          </table:table-cell>
          <table:table-cell office:value-type="string">
            <text:p>patch</text:p>
          </table:table-cell>
          <table:table-cell office:value-type="float" office:value="0.132073231054625">
            <text:p>0.1320732</text:p>
          </table:table-cell>
        </table:table-row>
        <table:table-row table:style-name="ro1">
          <table:table-cell office:value-type="string">
            <text:p>patch</text:p>
          </table:table-cell>
          <table:table-cell office:value-type="string">
            <text:p>fire</text:p>
          </table:table-cell>
          <table:table-cell office:value-type="float" office:value="0.132073231054625">
            <text:p>0.1320732</text:p>
          </table:table-cell>
        </table:table-row>
        <table:table-row table:style-name="ro2">
          <table:table-cell office:value-type="string">
            <text:p>chicago</text:p>
          </table:table-cell>
          <table:table-cell office:value-type="string">
            <text:p>detroit</text:p>
          </table:table-cell>
          <table:table-cell office:value-type="float" office:value="0.132338879272232">
            <text:p>0.1323389</text:p>
          </table:table-cell>
        </table:table-row>
        <table:table-row table:style-name="ro2">
          <table:table-cell office:value-type="string">
            <text:p>detroit</text:p>
          </table:table-cell>
          <table:table-cell office:value-type="string">
            <text:p>chicago</text:p>
          </table:table-cell>
          <table:table-cell office:value-type="float" office:value="0.132338879272232">
            <text:p>0.1323389</text:p>
          </table:table-cell>
        </table:table-row>
        <table:table-row table:style-name="ro2">
          <table:table-cell office:value-type="string">
            <text:p>detroit</text:p>
          </table:table-cell>
          <table:table-cell office:value-type="string">
            <text:p>highrisk</text:p>
          </table:table-cell>
          <table:table-cell office:value-type="float" office:value="0.132338879272233">
            <text:p>0.1323389</text:p>
          </table:table-cell>
        </table:table-row>
        <table:table-row table:style-name="ro2">
          <table:table-cell office:value-type="string">
            <text:p>highrisk</text:p>
          </table:table-cell>
          <table:table-cell office:value-type="string">
            <text:p>detroit</text:p>
          </table:table-cell>
          <table:table-cell office:value-type="float" office:value="0.132338879272233">
            <text:p>0.1323389</text:p>
          </table:table-cell>
        </table:table-row>
        <table:table-row table:style-name="ro1">
          <table:table-cell office:value-type="string">
            <text:p>commissioner</text:p>
          </table:table-cell>
          <table:table-cell office:value-type="string">
            <text:p>turbo</text:p>
          </table:table-cell>
          <table:table-cell office:value-type="float" office:value="0.132392793322193">
            <text:p>0.1323928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commissioner</text:p>
          </table:table-cell>
          <table:table-cell office:value-type="float" office:value="0.132392793322193">
            <text:p>0.1323928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subcommittee</text:p>
          </table:table-cell>
          <table:table-cell office:value-type="float" office:value="0.132439418817665">
            <text:p>0.1324394</text:p>
          </table:table-cell>
        </table:table-row>
        <table:table-row table:style-name="ro2">
          <table:table-cell office:value-type="string">
            <text:p>subcommittee</text:p>
          </table:table-cell>
          <table:table-cell office:value-type="string">
            <text:p>cyber</text:p>
          </table:table-cell>
          <table:table-cell office:value-type="float" office:value="0.132439418817665">
            <text:p>0.1324394</text:p>
          </table:table-cell>
        </table:table-row>
        <table:table-row table:style-name="ro1">
          <table:table-cell office:value-type="string">
            <text:p>county</text:p>
          </table:table-cell>
          <table:table-cell office:value-type="string">
            <text:p>detention</text:p>
          </table:table-cell>
          <table:table-cell office:value-type="float" office:value="0.132508563655844">
            <text:p>0.1325086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county</text:p>
          </table:table-cell>
          <table:table-cell office:value-type="float" office:value="0.132508563655844">
            <text:p>0.1325086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settings</text:p>
          </table:table-cell>
          <table:table-cell office:value-type="float" office:value="0.132538474274938">
            <text:p>0.1325385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drives</text:p>
          </table:table-cell>
          <table:table-cell office:value-type="float" office:value="0.132538474274938">
            <text:p>0.1325385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password</text:p>
          </table:table-cell>
          <table:table-cell office:value-type="float" office:value="0.132603527961859">
            <text:p>0.1326035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could</text:p>
          </table:table-cell>
          <table:table-cell office:value-type="float" office:value="0.132603527961859">
            <text:p>0.1326035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sophisticated</text:p>
          </table:table-cell>
          <table:table-cell office:value-type="float" office:value="0.132638711498509">
            <text:p>0.1326387</text:p>
          </table:table-cell>
        </table:table-row>
        <table:table-row table:style-name="ro1">
          <table:table-cell office:value-type="string">
            <text:p>sophisticated</text:p>
          </table:table-cell>
          <table:table-cell office:value-type="string">
            <text:p>expect</text:p>
          </table:table-cell>
          <table:table-cell office:value-type="float" office:value="0.132638711498509">
            <text:p>0.1326387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hard</text:p>
          </table:table-cell>
          <table:table-cell office:value-type="float" office:value="0.132657502953615">
            <text:p>0.1326575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android</text:p>
          </table:table-cell>
          <table:table-cell office:value-type="float" office:value="0.132657502953615">
            <text:p>0.1326575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los</text:p>
          </table:table-cell>
          <table:table-cell office:value-type="float" office:value="0.132781422773672">
            <text:p>0.1327814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card</text:p>
          </table:table-cell>
          <table:table-cell office:value-type="float" office:value="0.132781422773672">
            <text:p>0.1327814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tactics</text:p>
          </table:table-cell>
          <table:table-cell office:value-type="float" office:value="0.132913439654915">
            <text:p>0.1329134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could</text:p>
          </table:table-cell>
          <table:table-cell office:value-type="float" office:value="0.132913439654915">
            <text:p>0.1329134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violation</text:p>
          </table:table-cell>
          <table:table-cell office:value-type="float" office:value="0.132920775025299">
            <text:p>0.1329208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section</text:p>
          </table:table-cell>
          <table:table-cell office:value-type="float" office:value="0.132920775025299">
            <text:p>0.1329208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revenue</text:p>
          </table:table-cell>
          <table:table-cell office:value-type="float" office:value="0.133048967661024">
            <text:p>0.1330490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representative</text:p>
          </table:table-cell>
          <table:table-cell office:value-type="float" office:value="0.133048967661024">
            <text:p>0.1330490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regarding</text:p>
          </table:table-cell>
          <table:table-cell office:value-type="float" office:value="0.133060617276426">
            <text:p>0.1330606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enrolled</text:p>
          </table:table-cell>
          <table:table-cell office:value-type="float" office:value="0.133060617276426">
            <text:p>0.1330606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freezes</text:p>
          </table:table-cell>
          <table:table-cell office:value-type="float" office:value="0.133233979055121">
            <text:p>0.1332340</text:p>
          </table:table-cell>
        </table:table-row>
        <table:table-row table:style-name="ro2">
          <table:table-cell office:value-type="string">
            <text:p>freezes</text:p>
          </table:table-cell>
          <table:table-cell office:value-type="string">
            <text:p>cyber</text:p>
          </table:table-cell>
          <table:table-cell office:value-type="float" office:value="0.133233979055121">
            <text:p>0.1332340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plans</text:p>
          </table:table-cell>
          <table:table-cell office:value-type="float" office:value="0.133377039882946">
            <text:p>0.1333770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consult</text:p>
          </table:table-cell>
          <table:table-cell office:value-type="float" office:value="0.133377039882946">
            <text:p>0.1333770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department</text:p>
          </table:table-cell>
          <table:table-cell office:value-type="float" office:value="0.13337810214298">
            <text:p>0.1333781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cheek</text:p>
          </table:table-cell>
          <table:table-cell office:value-type="float" office:value="0.13337810214298">
            <text:p>0.1333781</text:p>
          </table:table-cell>
        </table:table-row>
        <table:table-row table:style-name="ro2">
          <table:table-cell office:value-type="string">
            <text:p>department</text:p>
          </table:table-cell>
          <table:table-cell office:value-type="string">
            <text:p>sc</text:p>
          </table:table-cell>
          <table:table-cell office:value-type="float" office:value="0.13337810214298">
            <text:p>0.1333781</text:p>
          </table:table-cell>
        </table:table-row>
        <table:table-row table:style-name="ro2">
          <table:table-cell office:value-type="string">
            <text:p>department</text:p>
          </table:table-cell>
          <table:table-cell office:value-type="string">
            <text:p>protectmyid</text:p>
          </table:table-cell>
          <table:table-cell office:value-type="float" office:value="0.13337810214298">
            <text:p>0.1333781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department</text:p>
          </table:table-cell>
          <table:table-cell office:value-type="float" office:value="0.13337810214298">
            <text:p>0.1333781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department</text:p>
          </table:table-cell>
          <table:table-cell office:value-type="float" office:value="0.13337810214298">
            <text:p>0.1333781</text:p>
          </table:table-cell>
        </table:table-row>
        <table:table-row table:style-name="ro2">
          <table:table-cell office:value-type="string">
            <text:p>department</text:p>
          </table:table-cell>
          <table:table-cell office:value-type="string">
            <text:p>dor</text:p>
          </table:table-cell>
          <table:table-cell office:value-type="float" office:value="0.133380294829986">
            <text:p>0.1333803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department</text:p>
          </table:table-cell>
          <table:table-cell office:value-type="float" office:value="0.133380294829986">
            <text:p>0.133380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team</text:p>
          </table:table-cell>
          <table:table-cell office:value-type="float" office:value="0.133385652131658">
            <text:p>0.133385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department</text:p>
          </table:table-cell>
          <table:table-cell office:value-type="float" office:value="0.133385652131658">
            <text:p>0.1333857</text:p>
          </table:table-cell>
        </table:table-row>
        <table:table-row table:style-name="ro1">
          <table:table-cell office:value-type="string">
            <text:p>actions</text:p>
          </table:table-cell>
          <table:table-cell office:value-type="string">
            <text:p>efforts</text:p>
          </table:table-cell>
          <table:table-cell office:value-type="float" office:value="0.133543411908201">
            <text:p>0.1335434</text:p>
          </table:table-cell>
        </table:table-row>
        <table:table-row table:style-name="ro1">
          <table:table-cell office:value-type="string">
            <text:p>efforts</text:p>
          </table:table-cell>
          <table:table-cell office:value-type="string">
            <text:p>actions</text:p>
          </table:table-cell>
          <table:table-cell office:value-type="float" office:value="0.133543411908201">
            <text:p>0.1335434</text:p>
          </table:table-cell>
        </table:table-row>
        <table:table-row table:style-name="ro2">
          <table:table-cell office:value-type="string">
            <text:p>arent</text:p>
          </table:table-cell>
          <table:table-cell office:value-type="string">
            <text:p>receive</text:p>
          </table:table-cell>
          <table:table-cell office:value-type="float" office:value="0.133717638783292">
            <text:p>0.1337176</text:p>
          </table:table-cell>
        </table:table-row>
        <table:table-row table:style-name="ro2">
          <table:table-cell office:value-type="string">
            <text:p>receive</text:p>
          </table:table-cell>
          <table:table-cell office:value-type="string">
            <text:p>arent</text:p>
          </table:table-cell>
          <table:table-cell office:value-type="float" office:value="0.133717638783292">
            <text:p>0.1337176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reasons</text:p>
          </table:table-cell>
          <table:table-cell office:value-type="float" office:value="0.133734193820058">
            <text:p>0.1337342</text:p>
          </table:table-cell>
        </table:table-row>
        <table:table-row table:style-name="ro1">
          <table:table-cell office:value-type="string">
            <text:p>reasons</text:p>
          </table:table-cell>
          <table:table-cell office:value-type="string">
            <text:p>necessarily</text:p>
          </table:table-cell>
          <table:table-cell office:value-type="float" office:value="0.133734193820058">
            <text:p>0.1337342</text:p>
          </table:table-cell>
        </table:table-row>
        <table:table-row table:style-name="ro2">
          <table:table-cell office:value-type="string">
            <text:p>reformat</text:p>
          </table:table-cell>
          <table:table-cell office:value-type="string">
            <text:p>smartphones</text:p>
          </table:table-cell>
          <table:table-cell office:value-type="float" office:value="0.133969111530662">
            <text:p>0.1339691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reformat</text:p>
          </table:table-cell>
          <table:table-cell office:value-type="float" office:value="0.133969111530662">
            <text:p>0.1339691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articles</text:p>
          </table:table-cell>
          <table:table-cell office:value-type="float" office:value="0.134092041714989">
            <text:p>0.1340920</text:p>
          </table:table-cell>
        </table:table-row>
        <table:table-row table:style-name="ro1">
          <table:table-cell office:value-type="string">
            <text:p>articles</text:p>
          </table:table-cell>
          <table:table-cell table:style-name="ce1" office:value-type="string">
            <text:p>7</text:p>
          </table:table-cell>
          <table:table-cell office:value-type="float" office:value="0.134092041714989">
            <text:p>0.1340920</text:p>
          </table:table-cell>
        </table:table-row>
        <table:table-row table:style-name="ro2">
          <table:table-cell office:value-type="string">
            <text:p>erase</text:p>
          </table:table-cell>
          <table:table-cell office:value-type="string">
            <text:p>smartphones</text:p>
          </table:table-cell>
          <table:table-cell office:value-type="float" office:value="0.134106529825078">
            <text:p>0.1341065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erase</text:p>
          </table:table-cell>
          <table:table-cell office:value-type="float" office:value="0.134106529825078">
            <text:p>0.1341065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guess</text:p>
          </table:table-cell>
          <table:table-cell office:value-type="float" office:value="0.134145196631769">
            <text:p>0.1341452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dangerous</text:p>
          </table:table-cell>
          <table:table-cell office:value-type="float" office:value="0.134145196631769">
            <text:p>0.1341452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weeks</text:p>
          </table:table-cell>
          <table:table-cell office:value-type="float" office:value="0.134222116709081">
            <text:p>0.1342221</text:p>
          </table:table-cell>
        </table:table-row>
        <table:table-row table:style-name="ro1">
          <table:table-cell office:value-type="string">
            <text:p>weeks</text:p>
          </table:table-cell>
          <table:table-cell office:value-type="string">
            <text:p>town</text:p>
          </table:table-cell>
          <table:table-cell office:value-type="float" office:value="0.134222116709081">
            <text:p>0.1342221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refund</text:p>
          </table:table-cell>
          <table:table-cell office:value-type="float" office:value="0.134277093863358">
            <text:p>0.1342771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deposited</text:p>
          </table:table-cell>
          <table:table-cell office:value-type="float" office:value="0.134277093863358">
            <text:p>0.1342771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incorrect</text:p>
          </table:table-cell>
          <table:table-cell office:value-type="float" office:value="0.134398648012427">
            <text:p>0.1343986</text:p>
          </table:table-cell>
        </table:table-row>
        <table:table-row table:style-name="ro2">
          <table:table-cell office:value-type="string">
            <text:p>incorrect</text:p>
          </table:table-cell>
          <table:table-cell office:value-type="string">
            <text:p>cfpb</text:p>
          </table:table-cell>
          <table:table-cell office:value-type="float" office:value="0.134398648012427">
            <text:p>0.1343986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subcommittee</text:p>
          </table:table-cell>
          <table:table-cell office:value-type="float" office:value="0.134613053337885">
            <text:p>0.1346131</text:p>
          </table:table-cell>
        </table:table-row>
        <table:table-row table:style-name="ro2">
          <table:table-cell office:value-type="string">
            <text:p>subcommittee</text:p>
          </table:table-cell>
          <table:table-cell office:value-type="string">
            <text:p>identitytheft</text:p>
          </table:table-cell>
          <table:table-cell office:value-type="float" office:value="0.134613053337885">
            <text:p>0.1346131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responsibility</text:p>
          </table:table-cell>
          <table:table-cell office:value-type="float" office:value="0.134757399198067">
            <text:p>0.1347574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string">
            <text:p>awareness</text:p>
          </table:table-cell>
          <table:table-cell office:value-type="float" office:value="0.134757399198067">
            <text:p>0.1347574</text:p>
          </table:table-cell>
        </table:table-row>
        <table:table-row table:style-name="ro1">
          <table:table-cell office:value-type="string">
            <text:p>national</text:p>
          </table:table-cell>
          <table:table-cell office:value-type="string">
            <text:p>system</text:p>
          </table:table-cell>
          <table:table-cell office:value-type="float" office:value="0.13478075232052">
            <text:p>0.1347808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national</text:p>
          </table:table-cell>
          <table:table-cell office:value-type="float" office:value="0.13478075232052">
            <text:p>0.1347808</text:p>
          </table:table-cell>
        </table:table-row>
        <table:table-row table:style-name="ro2">
          <table:table-cell office:value-type="string">
            <text:p>desktop</text:p>
          </table:table-cell>
          <table:table-cell office:value-type="string">
            <text:p>evernote</text:p>
          </table:table-cell>
          <table:table-cell office:value-type="float" office:value="0.134833236693912">
            <text:p>0.134833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desktop</text:p>
          </table:table-cell>
          <table:table-cell office:value-type="float" office:value="0.134833236693912">
            <text:p>0.1348332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patients</text:p>
          </table:table-cell>
          <table:table-cell office:value-type="float" office:value="0.134880954784303">
            <text:p>0.1348810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medical</text:p>
          </table:table-cell>
          <table:table-cell office:value-type="float" office:value="0.134880954784303">
            <text:p>0.1348810</text:p>
          </table:table-cell>
        </table:table-row>
        <table:table-row table:style-name="ro1">
          <table:table-cell office:value-type="string">
            <text:p>firm</text:p>
          </table:table-cell>
          <table:table-cell office:value-type="string">
            <text:p>product</text:p>
          </table:table-cell>
          <table:table-cell office:value-type="float" office:value="0.13515768566461">
            <text:p>0.1351577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firm</text:p>
          </table:table-cell>
          <table:table-cell office:value-type="float" office:value="0.13515768566461">
            <text:p>0.1351577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representative</text:p>
          </table:table-cell>
          <table:table-cell office:value-type="float" office:value="0.135174542677393">
            <text:p>0.1351745</text:p>
          </table:table-cell>
        </table:table-row>
        <table:table-row table:style-name="ro2">
          <table:table-cell office:value-type="string">
            <text:p>representative</text:p>
          </table:table-cell>
          <table:table-cell office:value-type="string">
            <text:p>jackson</text:p>
          </table:table-cell>
          <table:table-cell office:value-type="float" office:value="0.135174542677393">
            <text:p>0.1351745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ecycling</text:p>
          </table:table-cell>
          <table:table-cell office:value-type="float" office:value="0.135209775573814">
            <text:p>0.1352098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memory</text:p>
          </table:table-cell>
          <table:table-cell office:value-type="float" office:value="0.135209775573814">
            <text:p>0.1352098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fraudulently</text:p>
          </table:table-cell>
          <table:table-cell office:value-type="float" office:value="0.135237133372198">
            <text:p>0.1352371</text:p>
          </table:table-cell>
        </table:table-row>
        <table:table-row table:style-name="ro1">
          <table:table-cell office:value-type="string">
            <text:p>fraudulently</text:p>
          </table:table-cell>
          <table:table-cell office:value-type="string">
            <text:p>defendant</text:p>
          </table:table-cell>
          <table:table-cell office:value-type="float" office:value="0.135237133372198">
            <text:p>0.1352371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planning</text:p>
          </table:table-cell>
          <table:table-cell office:value-type="float" office:value="0.135382552180866">
            <text:p>0.1353826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consult</text:p>
          </table:table-cell>
          <table:table-cell office:value-type="float" office:value="0.135382552180866">
            <text:p>0.1353826</text:p>
          </table:table-cell>
        </table:table-row>
        <table:table-row table:style-name="ro1">
          <table:table-cell office:value-type="string">
            <text:p>notice</text:p>
          </table:table-cell>
          <table:table-cell office:value-type="string">
            <text:p>receive</text:p>
          </table:table-cell>
          <table:table-cell office:value-type="float" office:value="0.135415058886898">
            <text:p>0.1354151</text:p>
          </table:table-cell>
        </table:table-row>
        <table:table-row table:style-name="ro1">
          <table:table-cell office:value-type="string">
            <text:p>receive</text:p>
          </table:table-cell>
          <table:table-cell office:value-type="string">
            <text:p>notice</text:p>
          </table:table-cell>
          <table:table-cell office:value-type="float" office:value="0.135415058886898">
            <text:p>0.1354151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plan</text:p>
          </table:table-cell>
          <table:table-cell office:value-type="float" office:value="0.135438364980817">
            <text:p>0.1354384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lawyer</text:p>
          </table:table-cell>
          <table:table-cell office:value-type="float" office:value="0.135438364980817">
            <text:p>0.1354384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grid</text:p>
          </table:table-cell>
          <table:table-cell office:value-type="float" office:value="0.135482658180827">
            <text:p>0.1354827</text:p>
          </table:table-cell>
        </table:table-row>
        <table:table-row table:style-name="ro1">
          <table:table-cell office:value-type="string">
            <text:p>grid</text:p>
          </table:table-cell>
          <table:table-cell office:value-type="string">
            <text:p>brown</text:p>
          </table:table-cell>
          <table:table-cell office:value-type="float" office:value="0.135482658180827">
            <text:p>0.1354827</text:p>
          </table:table-cell>
        </table:table-row>
        <table:table-row table:style-name="ro2">
          <table:table-cell office:value-type="string">
            <text:p>persons</text:p>
          </table:table-cell>
          <table:table-cell office:value-type="string">
            <text:p>rome</text:p>
          </table:table-cell>
          <table:table-cell office:value-type="float" office:value="0.135561520421497">
            <text:p>0.1355615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persons</text:p>
          </table:table-cell>
          <table:table-cell office:value-type="float" office:value="0.135561520421497">
            <text:p>0.1355615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insider</text:p>
          </table:table-cell>
          <table:table-cell office:value-type="float" office:value="0.13558605851647">
            <text:p>0.1355861</text:p>
          </table:table-cell>
        </table:table-row>
        <table:table-row table:style-name="ro1">
          <table:table-cell office:value-type="string">
            <text:p>insider</text:p>
          </table:table-cell>
          <table:table-cell office:value-type="string">
            <text:p>highly</text:p>
          </table:table-cell>
          <table:table-cell office:value-type="float" office:value="0.13558605851647">
            <text:p>0.1355861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spokesperson</text:p>
          </table:table-cell>
          <table:table-cell office:value-type="float" office:value="0.135739619205424">
            <text:p>0.1357396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program</text:p>
          </table:table-cell>
          <table:table-cell office:value-type="float" office:value="0.135739619205424">
            <text:p>0.1357396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want</text:p>
          </table:table-cell>
          <table:table-cell office:value-type="float" office:value="0.135813861533021">
            <text:p>0.1358139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thanks</text:p>
          </table:table-cell>
          <table:table-cell office:value-type="float" office:value="0.135813861533021">
            <text:p>0.1358139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fail</text:p>
          </table:table-cell>
          <table:table-cell office:value-type="float" office:value="0.135859067814642">
            <text:p>0.1358591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browser</text:p>
          </table:table-cell>
          <table:table-cell office:value-type="float" office:value="0.135859067814642">
            <text:p>0.1358591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first</text:p>
          </table:table-cell>
          <table:table-cell office:value-type="float" office:value="0.13591081453371">
            <text:p>0.1359108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music</text:p>
          </table:table-cell>
          <table:table-cell office:value-type="float" office:value="0.13591081453371">
            <text:p>0.1359108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volkert</text:p>
          </table:table-cell>
          <table:table-cell office:value-type="float" office:value="0.13591081453371">
            <text:p>0.1359108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macintosh</text:p>
          </table:table-cell>
          <table:table-cell office:value-type="float" office:value="0.13591081453371">
            <text:p>0.1359108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financing</text:p>
          </table:table-cell>
          <table:table-cell office:value-type="float" office:value="0.13591081453371">
            <text:p>0.1359108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first</text:p>
          </table:table-cell>
          <table:table-cell office:value-type="float" office:value="0.13591081453371">
            <text:p>0.1359108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first</text:p>
          </table:table-cell>
          <table:table-cell office:value-type="float" office:value="0.13591081453371">
            <text:p>0.1359108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first</text:p>
          </table:table-cell>
          <table:table-cell office:value-type="float" office:value="0.13591081453371">
            <text:p>0.1359108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stuber</text:p>
          </table:table-cell>
          <table:table-cell office:value-type="float" office:value="0.135911257998948">
            <text:p>0.1359113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first</text:p>
          </table:table-cell>
          <table:table-cell office:value-type="float" office:value="0.135911257998948">
            <text:p>0.1359113</text:p>
          </table:table-cell>
        </table:table-row>
        <table:table-row table:style-name="ro2">
          <table:table-cell office:value-type="string">
            <text:p>printers</text:p>
          </table:table-cell>
          <table:table-cell office:value-type="string">
            <text:p>smartphones</text:p>
          </table:table-cell>
          <table:table-cell office:value-type="float" office:value="0.136131827011404">
            <text:p>0.1361318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printers</text:p>
          </table:table-cell>
          <table:table-cell office:value-type="float" office:value="0.136131827011404">
            <text:p>0.1361318</text:p>
          </table:table-cell>
        </table:table-row>
        <table:table-row table:style-name="ro2">
          <table:table-cell office:value-type="string">
            <text:p>console</text:p>
          </table:table-cell>
          <table:table-cell office:value-type="string">
            <text:p>smartphones</text:p>
          </table:table-cell>
          <table:table-cell office:value-type="float" office:value="0.136132152978565">
            <text:p>0.1361322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console</text:p>
          </table:table-cell>
          <table:table-cell office:value-type="float" office:value="0.136132152978565">
            <text:p>0.1361322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wii</text:p>
          </table:table-cell>
          <table:table-cell office:value-type="float" office:value="0.136132152978565">
            <text:p>0.136132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smartphones</text:p>
          </table:table-cell>
          <table:table-cell office:value-type="float" office:value="0.136132152978565">
            <text:p>0.1361322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united</text:p>
          </table:table-cell>
          <table:table-cell office:value-type="float" office:value="0.136200784859788">
            <text:p>0.1362008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section</text:p>
          </table:table-cell>
          <table:table-cell office:value-type="float" office:value="0.136200784859788">
            <text:p>0.1362008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record</text:p>
          </table:table-cell>
          <table:table-cell office:value-type="float" office:value="0.136211542160107">
            <text:p>0.1362115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health</text:p>
          </table:table-cell>
          <table:table-cell office:value-type="float" office:value="0.136211542160107">
            <text:p>0.1362115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taxrelated</text:p>
          </table:table-cell>
          <table:table-cell office:value-type="float" office:value="0.136344644003437">
            <text:p>0.1363446</text:p>
          </table:table-cell>
        </table:table-row>
        <table:table-row table:style-name="ro2">
          <table:table-cell office:value-type="string">
            <text:p>taxrelated</text:p>
          </table:table-cell>
          <table:table-cell office:value-type="string">
            <text:p>bestuzhev</text:p>
          </table:table-cell>
          <table:table-cell office:value-type="float" office:value="0.136344644003437">
            <text:p>0.1363446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taxrelated</text:p>
          </table:table-cell>
          <table:table-cell office:value-type="float" office:value="0.136345147677522">
            <text:p>0.1363451</text:p>
          </table:table-cell>
        </table:table-row>
        <table:table-row table:style-name="ro2">
          <table:table-cell office:value-type="string">
            <text:p>taxrelated</text:p>
          </table:table-cell>
          <table:table-cell office:value-type="string">
            <text:p>kaspersky</text:p>
          </table:table-cell>
          <table:table-cell office:value-type="float" office:value="0.136345147677522">
            <text:p>0.1363451</text:p>
          </table:table-cell>
        </table:table-row>
        <table:table-row table:style-name="ro2">
          <table:table-cell office:value-type="string">
            <text:p>financing</text:p>
          </table:table-cell>
          <table:table-cell office:value-type="string">
            <text:p>lisa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music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volkert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macintosh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financing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lisa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music</text:p>
          </table:table-cell>
          <table:table-cell office:value-type="string">
            <text:p>lisa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lisa</text:p>
          </table:table-cell>
          <table:table-cell office:value-type="float" office:value="0.136388995485264">
            <text:p>0.136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stuber</text:p>
          </table:table-cell>
          <table:table-cell office:value-type="float" office:value="0.136389100108928">
            <text:p>0.1363891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lisa</text:p>
          </table:table-cell>
          <table:table-cell office:value-type="float" office:value="0.136389100108928">
            <text:p>0.1363891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tactics</text:p>
          </table:table-cell>
          <table:table-cell office:value-type="float" office:value="0.136408280753813">
            <text:p>0.1364083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schemes</text:p>
          </table:table-cell>
          <table:table-cell office:value-type="float" office:value="0.136408280753813">
            <text:p>0.1364083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questions</text:p>
          </table:table-cell>
          <table:table-cell office:value-type="float" office:value="0.136427222342146">
            <text:p>0.1364272</text:p>
          </table:table-cell>
        </table:table-row>
        <table:table-row table:style-name="ro1">
          <table:table-cell office:value-type="string">
            <text:p>questions</text:p>
          </table:table-cell>
          <table:table-cell office:value-type="string">
            <text:p>concerns</text:p>
          </table:table-cell>
          <table:table-cell office:value-type="float" office:value="0.136427222342146">
            <text:p>0.1364272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logged</text:p>
          </table:table-cell>
          <table:table-cell office:value-type="float" office:value="0.136527371152024">
            <text:p>0.1365274</text:p>
          </table:table-cell>
        </table:table-row>
        <table:table-row table:style-name="ro2">
          <table:table-cell office:value-type="string">
            <text:p>logged</text:p>
          </table:table-cell>
          <table:table-cell office:value-type="string">
            <text:p>app</text:p>
          </table:table-cell>
          <table:table-cell office:value-type="float" office:value="0.136527371152024">
            <text:p>0.1365274</text:p>
          </table:table-cell>
        </table:table-row>
        <table:table-row table:style-name="ro1">
          <table:table-cell office:value-type="string">
            <text:p>governments</text:p>
          </table:table-cell>
          <table:table-cell office:value-type="string">
            <text:p>requirements</text:p>
          </table:table-cell>
          <table:table-cell office:value-type="float" office:value="0.136819602997107">
            <text:p>0.1368196</text:p>
          </table:table-cell>
        </table:table-row>
        <table:table-row table:style-name="ro1">
          <table:table-cell office:value-type="string">
            <text:p>requirements</text:p>
          </table:table-cell>
          <table:table-cell office:value-type="string">
            <text:p>governments</text:p>
          </table:table-cell>
          <table:table-cell office:value-type="float" office:value="0.136819602997107">
            <text:p>0.1368196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sears</text:p>
          </table:table-cell>
          <table:table-cell office:value-type="float" office:value="0.136854039939542">
            <text:p>0.1368540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eyes</text:p>
          </table:table-cell>
          <table:table-cell office:value-type="float" office:value="0.136854039939542">
            <text:p>0.1368540</text:p>
          </table:table-cell>
        </table:table-row>
        <table:table-row table:style-name="ro1">
          <table:table-cell office:value-type="string">
            <text:p>commissioner</text:p>
          </table:table-cell>
          <table:table-cell office:value-type="string">
            <text:p>miller</text:p>
          </table:table-cell>
          <table:table-cell office:value-type="float" office:value="0.136876980358122">
            <text:p>0.1368770</text:p>
          </table:table-cell>
        </table:table-row>
        <table:table-row table:style-name="ro1">
          <table:table-cell office:value-type="string">
            <text:p>miller</text:p>
          </table:table-cell>
          <table:table-cell office:value-type="string">
            <text:p>commissioner</text:p>
          </table:table-cell>
          <table:table-cell office:value-type="float" office:value="0.136876980358122">
            <text:p>0.1368770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response</text:p>
          </table:table-cell>
          <table:table-cell office:value-type="float" office:value="0.136897382267099">
            <text:p>0.1368974</text:p>
          </table:table-cell>
        </table:table-row>
        <table:table-row table:style-name="ro1">
          <table:table-cell office:value-type="string">
            <text:p>response</text:p>
          </table:table-cell>
          <table:table-cell office:value-type="string">
            <text:p>loans</text:p>
          </table:table-cell>
          <table:table-cell office:value-type="float" office:value="0.136897382267099">
            <text:p>0.1368974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resolution</text:p>
          </table:table-cell>
          <table:table-cell office:value-type="float" office:value="0.136931112159479">
            <text:p>0.1369311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concerns</text:p>
          </table:table-cell>
          <table:table-cell office:value-type="float" office:value="0.136931112159479">
            <text:p>0.1369311</text:p>
          </table:table-cell>
        </table:table-row>
        <table:table-row table:style-name="ro1">
          <table:table-cell office:value-type="string">
            <text:p>much</text:p>
          </table:table-cell>
          <table:table-cell office:value-type="string">
            <text:p>turbo</text:p>
          </table:table-cell>
          <table:table-cell office:value-type="float" office:value="0.13696851831453">
            <text:p>0.1369685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much</text:p>
          </table:table-cell>
          <table:table-cell office:value-type="float" office:value="0.13696851831453">
            <text:p>0.1369685</text:p>
          </table:table-cell>
        </table:table-row>
        <table:table-row table:style-name="ro2">
          <table:table-cell office:value-type="string">
            <text:p>date</text:p>
          </table:table-cell>
          <table:table-cell office:value-type="string">
            <text:p>virginia</text:p>
          </table:table-cell>
          <table:table-cell office:value-type="float" office:value="0.13704800818654">
            <text:p>0.1370480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date</text:p>
          </table:table-cell>
          <table:table-cell office:value-type="float" office:value="0.13704800818654">
            <text:p>0.1370480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processed</text:p>
          </table:table-cell>
          <table:table-cell office:value-type="float" office:value="0.137076266703428">
            <text:p>0.1370763</text:p>
          </table:table-cell>
        </table:table-row>
        <table:table-row table:style-name="ro2">
          <table:table-cell office:value-type="string">
            <text:p>processed</text:p>
          </table:table-cell>
          <table:table-cell office:value-type="string">
            <text:p>fincen</text:p>
          </table:table-cell>
          <table:table-cell office:value-type="float" office:value="0.137076266703428">
            <text:p>0.1370763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volume</text:p>
          </table:table-cell>
          <table:table-cell office:value-type="float" office:value="0.137076435367735">
            <text:p>0.1370764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processed</text:p>
          </table:table-cell>
          <table:table-cell office:value-type="float" office:value="0.137076435367735">
            <text:p>0.1370764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processed</text:p>
          </table:table-cell>
          <table:table-cell office:value-type="float" office:value="0.137076603945393">
            <text:p>0.1370766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inconsistent</text:p>
          </table:table-cell>
          <table:table-cell office:value-type="float" office:value="0.137076603945393">
            <text:p>0.1370766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size</text:p>
          </table:table-cell>
          <table:table-cell office:value-type="float" office:value="0.137253803841108">
            <text:p>0.1372538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aggressive</text:p>
          </table:table-cell>
          <table:table-cell office:value-type="float" office:value="0.137253803841108">
            <text:p>0.1372538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multiple</text:p>
          </table:table-cell>
          <table:table-cell office:value-type="float" office:value="0.137258123550728">
            <text:p>0.1372581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dollar</text:p>
          </table:table-cell>
          <table:table-cell office:value-type="float" office:value="0.137258123550728">
            <text:p>0.1372581</text:p>
          </table:table-cell>
        </table:table-row>
        <table:table-row table:style-name="ro1">
          <table:table-cell office:value-type="string">
            <text:p>infect</text:p>
          </table:table-cell>
          <table:table-cell office:value-type="string">
            <text:p>messages</text:p>
          </table:table-cell>
          <table:table-cell office:value-type="float" office:value="0.137320556655987">
            <text:p>0.1373206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infect</text:p>
          </table:table-cell>
          <table:table-cell office:value-type="float" office:value="0.137320556655987">
            <text:p>0.1373206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similar</text:p>
          </table:table-cell>
          <table:table-cell office:value-type="float" office:value="0.137341988606189">
            <text:p>0.1373420</text:p>
          </table:table-cell>
        </table:table-row>
        <table:table-row table:style-name="ro1">
          <table:table-cell office:value-type="string">
            <text:p>similar</text:p>
          </table:table-cell>
          <table:table-cell office:value-type="string">
            <text:p>detention</text:p>
          </table:table-cell>
          <table:table-cell office:value-type="float" office:value="0.137341988606189">
            <text:p>0.1373420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mom</text:p>
          </table:table-cell>
          <table:table-cell office:value-type="float" office:value="0.137488045914815">
            <text:p>0.1374880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eyes</text:p>
          </table:table-cell>
          <table:table-cell office:value-type="float" office:value="0.137488045914815">
            <text:p>0.1374880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tations</text:p>
          </table:table-cell>
          <table:table-cell office:value-type="float" office:value="0.137573989549438">
            <text:p>0.1375740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angeles</text:p>
          </table:table-cell>
          <table:table-cell office:value-type="float" office:value="0.137573989549438">
            <text:p>0.1375740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onto</text:p>
          </table:table-cell>
          <table:table-cell office:value-type="float" office:value="0.137678529827319">
            <text:p>0.1376785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corporations</text:p>
          </table:table-cell>
          <table:table-cell office:value-type="float" office:value="0.137678529827319">
            <text:p>0.1376785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wasnt</text:p>
          </table:table-cell>
          <table:table-cell office:value-type="float" office:value="0.137694613146792">
            <text:p>0.1376946</text:p>
          </table:table-cell>
        </table:table-row>
        <table:table-row table:style-name="ro2">
          <table:table-cell office:value-type="string">
            <text:p>wasnt</text:p>
          </table:table-cell>
          <table:table-cell office:value-type="string">
            <text:p>beasley</text:p>
          </table:table-cell>
          <table:table-cell office:value-type="float" office:value="0.137694613146792">
            <text:p>0.1376946</text:p>
          </table:table-cell>
        </table:table-row>
        <table:table-row table:style-name="ro1">
          <table:table-cell office:value-type="string">
            <text:p>detectives</text:p>
          </table:table-cell>
          <table:table-cell office:value-type="string">
            <text:p>house</text:p>
          </table:table-cell>
          <table:table-cell office:value-type="float" office:value="0.137790477027752">
            <text:p>0.1377905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string">
            <text:p>detectives</text:p>
          </table:table-cell>
          <table:table-cell office:value-type="float" office:value="0.137790477027752">
            <text:p>0.1377905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workers</text:p>
          </table:table-cell>
          <table:table-cell office:value-type="float" office:value="0.137991499019554">
            <text:p>0.1379915</text:p>
          </table:table-cell>
        </table:table-row>
        <table:table-row table:style-name="ro2">
          <table:table-cell office:value-type="string">
            <text:p>workers</text:p>
          </table:table-cell>
          <table:table-cell office:value-type="string">
            <text:p>parton</text:p>
          </table:table-cell>
          <table:table-cell office:value-type="float" office:value="0.137991499019554">
            <text:p>0.1379915</text:p>
          </table:table-cell>
        </table:table-row>
        <table:table-row table:style-name="ro1">
          <table:table-cell office:value-type="string">
            <text:p>impostor</text:p>
          </table:table-cell>
          <table:table-cell office:value-type="string">
            <text:p>sentinel</text:p>
          </table:table-cell>
          <table:table-cell office:value-type="float" office:value="0.138082123360216">
            <text:p>0.1380821</text:p>
          </table:table-cell>
        </table:table-row>
        <table:table-row table:style-name="ro1">
          <table:table-cell office:value-type="string">
            <text:p>sentinel</text:p>
          </table:table-cell>
          <table:table-cell office:value-type="string">
            <text:p>impostor</text:p>
          </table:table-cell>
          <table:table-cell office:value-type="float" office:value="0.138082123360216">
            <text:p>0.1380821</text:p>
          </table:table-cell>
        </table:table-row>
        <table:table-row table:style-name="ro1">
          <table:table-cell office:value-type="string">
            <text:p>faces</text:p>
          </table:table-cell>
          <table:table-cell office:value-type="string">
            <text:p>felony</text:p>
          </table:table-cell>
          <table:table-cell office:value-type="float" office:value="0.138154995920925">
            <text:p>0.1381550</text:p>
          </table:table-cell>
        </table:table-row>
        <table:table-row table:style-name="ro1">
          <table:table-cell office:value-type="string">
            <text:p>felony</text:p>
          </table:table-cell>
          <table:table-cell office:value-type="string">
            <text:p>faces</text:p>
          </table:table-cell>
          <table:table-cell office:value-type="float" office:value="0.138154995920925">
            <text:p>0.1381550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software</text:p>
          </table:table-cell>
          <table:table-cell office:value-type="float" office:value="0.138179557470119">
            <text:p>0.1381796</text:p>
          </table:table-cell>
        </table:table-row>
        <table:table-row table:style-name="ro1">
          <table:table-cell office:value-type="string">
            <text:p>software</text:p>
          </table:table-cell>
          <table:table-cell office:value-type="string">
            <text:p>messages</text:p>
          </table:table-cell>
          <table:table-cell office:value-type="float" office:value="0.138179557470119">
            <text:p>0.1381796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wifi</text:p>
          </table:table-cell>
          <table:table-cell office:value-type="float" office:value="0.138193152835759">
            <text:p>0.1381932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healthcare</text:p>
          </table:table-cell>
          <table:table-cell office:value-type="float" office:value="0.138193152835759">
            <text:p>0.1381932</text:p>
          </table:table-cell>
        </table:table-row>
        <table:table-row table:style-name="ro1">
          <table:table-cell office:value-type="string">
            <text:p>bring</text:p>
          </table:table-cell>
          <table:table-cell office:value-type="string">
            <text:p>smith</text:p>
          </table:table-cell>
          <table:table-cell office:value-type="float" office:value="0.138241169654101">
            <text:p>0.1382412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string">
            <text:p>bring</text:p>
          </table:table-cell>
          <table:table-cell office:value-type="float" office:value="0.138241169654101">
            <text:p>0.1382412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locations</text:p>
          </table:table-cell>
          <table:table-cell office:value-type="float" office:value="0.138267907567393">
            <text:p>0.1382679</text:p>
          </table:table-cell>
        </table:table-row>
        <table:table-row table:style-name="ro1">
          <table:table-cell office:value-type="string">
            <text:p>locations</text:p>
          </table:table-cell>
          <table:table-cell office:value-type="string">
            <text:p>carry</text:p>
          </table:table-cell>
          <table:table-cell office:value-type="float" office:value="0.138267907567393">
            <text:p>0.1382679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taxpayer</text:p>
          </table:table-cell>
          <table:table-cell office:value-type="float" office:value="0.13828138191347">
            <text:p>0.1382814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revenue</text:p>
          </table:table-cell>
          <table:table-cell office:value-type="float" office:value="0.13828138191347">
            <text:p>0.1382814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process</text:p>
          </table:table-cell>
          <table:table-cell office:value-type="float" office:value="0.138321849665418">
            <text:p>0.1383218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instant</text:p>
          </table:table-cell>
          <table:table-cell office:value-type="float" office:value="0.138321849665418">
            <text:p>0.1383218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string">
            <text:p>mailbox</text:p>
          </table:table-cell>
          <table:table-cell office:value-type="float" office:value="0.138411787197884">
            <text:p>0.1384118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important</text:p>
          </table:table-cell>
          <table:table-cell office:value-type="float" office:value="0.138411787197884">
            <text:p>0.1384118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website</text:p>
          </table:table-cell>
          <table:table-cell office:value-type="float" office:value="0.138484636107874">
            <text:p>0.1384846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login</text:p>
          </table:table-cell>
          <table:table-cell office:value-type="float" office:value="0.138484636107874">
            <text:p>0.1384846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products</text:p>
          </table:table-cell>
          <table:table-cell office:value-type="float" office:value="0.138522548483385">
            <text:p>0.1385225</text:p>
          </table:table-cell>
        </table:table-row>
        <table:table-row table:style-name="ro1">
          <table:table-cell office:value-type="string">
            <text:p>products</text:p>
          </table:table-cell>
          <table:table-cell office:value-type="string">
            <text:p>instant</text:p>
          </table:table-cell>
          <table:table-cell office:value-type="float" office:value="0.138522548483385">
            <text:p>0.1385225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recommend</text:p>
          </table:table-cell>
          <table:table-cell office:value-type="float" office:value="0.138533985617714">
            <text:p>0.1385340</text:p>
          </table:table-cell>
        </table:table-row>
        <table:table-row table:style-name="ro2">
          <table:table-cell office:value-type="string">
            <text:p>recommend</text:p>
          </table:table-cell>
          <table:table-cell office:value-type="string">
            <text:p>dor</text:p>
          </table:table-cell>
          <table:table-cell office:value-type="float" office:value="0.138533985617714">
            <text:p>0.1385340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recommend</text:p>
          </table:table-cell>
          <table:table-cell office:value-type="float" office:value="0.138535907487205">
            <text:p>0.1385359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recommend</text:p>
          </table:table-cell>
          <table:table-cell office:value-type="float" office:value="0.138535907487205">
            <text:p>0.1385359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cheek</text:p>
          </table:table-cell>
          <table:table-cell office:value-type="float" office:value="0.138535907487205">
            <text:p>0.1385359</text:p>
          </table:table-cell>
        </table:table-row>
        <table:table-row table:style-name="ro2">
          <table:table-cell office:value-type="string">
            <text:p>recommend</text:p>
          </table:table-cell>
          <table:table-cell office:value-type="string">
            <text:p>sc</text:p>
          </table:table-cell>
          <table:table-cell office:value-type="float" office:value="0.138535907487205">
            <text:p>0.1385359</text:p>
          </table:table-cell>
        </table:table-row>
        <table:table-row table:style-name="ro2">
          <table:table-cell office:value-type="string">
            <text:p>recommend</text:p>
          </table:table-cell>
          <table:table-cell office:value-type="string">
            <text:p>protectmyid</text:p>
          </table:table-cell>
          <table:table-cell office:value-type="float" office:value="0.138535907487205">
            <text:p>0.1385359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recommend</text:p>
          </table:table-cell>
          <table:table-cell office:value-type="float" office:value="0.138535907487205">
            <text:p>0.1385359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venue</text:p>
          </table:table-cell>
          <table:table-cell office:value-type="float" office:value="0.138666370447124">
            <text:p>0.1386664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department</text:p>
          </table:table-cell>
          <table:table-cell office:value-type="float" office:value="0.138666370447124">
            <text:p>0.1386664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revenue</text:p>
          </table:table-cell>
          <table:table-cell office:value-type="float" office:value="0.138716077701831">
            <text:p>0.1387161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concerns</text:p>
          </table:table-cell>
          <table:table-cell office:value-type="float" office:value="0.138716077701831">
            <text:p>0.1387161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governors</text:p>
          </table:table-cell>
          <table:table-cell office:value-type="float" office:value="0.138753855699702">
            <text:p>0.1387539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breach</text:p>
          </table:table-cell>
          <table:table-cell office:value-type="float" office:value="0.138753855699702">
            <text:p>0.1387539</text:p>
          </table:table-cell>
        </table:table-row>
        <table:table-row table:style-name="ro1">
          <table:table-cell office:value-type="string">
            <text:p>freezes</text:p>
          </table:table-cell>
          <table:table-cell office:value-type="string">
            <text:p>south</text:p>
          </table:table-cell>
          <table:table-cell office:value-type="float" office:value="0.138791734492379">
            <text:p>0.1387917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freezes</text:p>
          </table:table-cell>
          <table:table-cell office:value-type="float" office:value="0.138791734492379">
            <text:p>0.1387917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remove</text:p>
          </table:table-cell>
          <table:table-cell office:value-type="float" office:value="0.138934631408978">
            <text:p>0.1389346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android</text:p>
          </table:table-cell>
          <table:table-cell office:value-type="float" office:value="0.138934631408978">
            <text:p>0.1389346</text:p>
          </table:table-cell>
        </table:table-row>
        <table:table-row table:style-name="ro1">
          <table:table-cell office:value-type="string">
            <text:p>owe</text:p>
          </table:table-cell>
          <table:table-cell office:value-type="string">
            <text:p>return</text:p>
          </table:table-cell>
          <table:table-cell office:value-type="float" office:value="0.138975100453703">
            <text:p>0.1389751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owe</text:p>
          </table:table-cell>
          <table:table-cell office:value-type="float" office:value="0.138975100453703">
            <text:p>0.1389751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mom</text:p>
          </table:table-cell>
          <table:table-cell office:value-type="float" office:value="0.139119761347993">
            <text:p>0.1391198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did</text:p>
          </table:table-cell>
          <table:table-cell office:value-type="float" office:value="0.139119761347993">
            <text:p>0.1391198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thank</text:p>
          </table:table-cell>
          <table:table-cell office:value-type="float" office:value="0.139144007454355">
            <text:p>0.1391440</text:p>
          </table:table-cell>
        </table:table-row>
        <table:table-row table:style-name="ro1">
          <table:table-cell office:value-type="string">
            <text:p>thank</text:p>
          </table:table-cell>
          <table:table-cell table:style-name="ce1" office:value-type="string">
            <text:p>7</text:p>
          </table:table-cell>
          <table:table-cell office:value-type="float" office:value="0.139144007454355">
            <text:p>0.139144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onto</text:p>
          </table:table-cell>
          <table:table-cell office:value-type="float" office:value="0.139164401027992">
            <text:p>0.1391644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global</text:p>
          </table:table-cell>
          <table:table-cell office:value-type="float" office:value="0.139164401027992">
            <text:p>0.1391644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login</text:p>
          </table:table-cell>
          <table:table-cell office:value-type="float" office:value="0.139246939257985">
            <text:p>0.1392469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could</text:p>
          </table:table-cell>
          <table:table-cell office:value-type="float" office:value="0.139246939257985">
            <text:p>0.1392469</text:p>
          </table:table-cell>
        </table:table-row>
        <table:table-row table:style-name="ro1">
          <table:table-cell office:value-type="string">
            <text:p>days</text:p>
          </table:table-cell>
          <table:table-cell office:value-type="string">
            <text:p>want</text:p>
          </table:table-cell>
          <table:table-cell office:value-type="float" office:value="0.13929417751763">
            <text:p>0.1392942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days</text:p>
          </table:table-cell>
          <table:table-cell office:value-type="float" office:value="0.13929417751763">
            <text:p>0.1392942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modern</text:p>
          </table:table-cell>
          <table:table-cell office:value-type="float" office:value="0.139324961379443">
            <text:p>0.1393250</text:p>
          </table:table-cell>
        </table:table-row>
        <table:table-row table:style-name="ro1">
          <table:table-cell office:value-type="string">
            <text:p>modern</text:p>
          </table:table-cell>
          <table:table-cell office:value-type="string">
            <text:p>awareness</text:p>
          </table:table-cell>
          <table:table-cell office:value-type="float" office:value="0.139324961379443">
            <text:p>0.1393250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ipad</text:p>
          </table:table-cell>
          <table:table-cell office:value-type="float" office:value="0.139328282560872">
            <text:p>0.1393283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first</text:p>
          </table:table-cell>
          <table:table-cell office:value-type="float" office:value="0.139328282560872">
            <text:p>0.1393283</text:p>
          </table:table-cell>
        </table:table-row>
        <table:table-row table:style-name="ro1">
          <table:table-cell office:value-type="string">
            <text:p>assigned</text:p>
          </table:table-cell>
          <table:table-cell office:value-type="string">
            <text:p>plus</text:p>
          </table:table-cell>
          <table:table-cell office:value-type="float" office:value="0.139349135923163">
            <text:p>0.1393491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string">
            <text:p>assigned</text:p>
          </table:table-cell>
          <table:table-cell office:value-type="float" office:value="0.139349135923163">
            <text:p>0.139349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reasons</text:p>
          </table:table-cell>
          <table:table-cell office:value-type="float" office:value="0.139394611255612">
            <text:p>0.1393946</text:p>
          </table:table-cell>
        </table:table-row>
        <table:table-row table:style-name="ro1">
          <table:table-cell office:value-type="string">
            <text:p>reasons</text:p>
          </table:table-cell>
          <table:table-cell office:value-type="string">
            <text:p>error</text:p>
          </table:table-cell>
          <table:table-cell office:value-type="float" office:value="0.139394611255612">
            <text:p>0.1393946</text:p>
          </table:table-cell>
        </table:table-row>
        <table:table-row table:style-name="ro2">
          <table:table-cell office:value-type="string">
            <text:p>collected</text:p>
          </table:table-cell>
          <table:table-cell office:value-type="string">
            <text:p>seattle</text:p>
          </table:table-cell>
          <table:table-cell office:value-type="float" office:value="0.13952756167477">
            <text:p>0.1395276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collected</text:p>
          </table:table-cell>
          <table:table-cell office:value-type="float" office:value="0.13952756167477">
            <text:p>0.1395276</text:p>
          </table:table-cell>
        </table:table-row>
        <table:table-row table:style-name="ro1">
          <table:table-cell office:value-type="string">
            <text:p>concerned</text:p>
          </table:table-cell>
          <table:table-cell office:value-type="string">
            <text:p>immediately</text:p>
          </table:table-cell>
          <table:table-cell office:value-type="float" office:value="0.139552542284619">
            <text:p>0.1395525</text:p>
          </table:table-cell>
        </table:table-row>
        <table:table-row table:style-name="ro1">
          <table:table-cell office:value-type="string">
            <text:p>immediately</text:p>
          </table:table-cell>
          <table:table-cell office:value-type="string">
            <text:p>concerned</text:p>
          </table:table-cell>
          <table:table-cell office:value-type="float" office:value="0.139552542284619">
            <text:p>0.1395525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team</text:p>
          </table:table-cell>
          <table:table-cell office:value-type="float" office:value="0.139651480614571">
            <text:p>0.139651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recommend</text:p>
          </table:table-cell>
          <table:table-cell office:value-type="float" office:value="0.139651480614571">
            <text:p>0.1396515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resolution</text:p>
          </table:table-cell>
          <table:table-cell office:value-type="float" office:value="0.13965440221508">
            <text:p>0.1396544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program</text:p>
          </table:table-cell>
          <table:table-cell office:value-type="float" office:value="0.13965440221508">
            <text:p>0.1396544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lower</text:p>
          </table:table-cell>
          <table:table-cell office:value-type="float" office:value="0.139661066069862">
            <text:p>0.1396611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licenses</text:p>
          </table:table-cell>
          <table:table-cell office:value-type="float" office:value="0.139661066069862">
            <text:p>0.1396611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store</text:p>
          </table:table-cell>
          <table:table-cell office:value-type="float" office:value="0.139727152496569">
            <text:p>0.1397272</text:p>
          </table:table-cell>
        </table:table-row>
        <table:table-row table:style-name="ro2">
          <table:table-cell office:value-type="string">
            <text:p>store</text:p>
          </table:table-cell>
          <table:table-cell office:value-type="string">
            <text:p>iphone</text:p>
          </table:table-cell>
          <table:table-cell office:value-type="float" office:value="0.139727152496569">
            <text:p>0.1397272</text:p>
          </table:table-cell>
        </table:table-row>
        <table:table-row table:style-name="ro2">
          <table:table-cell office:value-type="string">
            <text:p>designed</text:p>
          </table:table-cell>
          <table:table-cell office:value-type="string">
            <text:p>itunes</text:p>
          </table:table-cell>
          <table:table-cell office:value-type="float" office:value="0.139729306247765">
            <text:p>0.1397293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designed</text:p>
          </table:table-cell>
          <table:table-cell office:value-type="float" office:value="0.139729306247765">
            <text:p>0.1397293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banks</text:p>
          </table:table-cell>
          <table:table-cell office:value-type="float" office:value="0.13975070209905">
            <text:p>0.1397507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angeles</text:p>
          </table:table-cell>
          <table:table-cell office:value-type="float" office:value="0.13975070209905">
            <text:p>0.1397507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preparer</text:p>
          </table:table-cell>
          <table:table-cell office:value-type="float" office:value="0.139780835269574">
            <text:p>0.1397808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interest</text:p>
          </table:table-cell>
          <table:table-cell office:value-type="float" office:value="0.139780835269574">
            <text:p>0.1397808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january</text:p>
          </table:table-cell>
          <table:table-cell office:value-type="float" office:value="0.139817926862356">
            <text:p>0.139817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birth</text:p>
          </table:table-cell>
          <table:table-cell office:value-type="float" office:value="0.139817926862356">
            <text:p>0.1398179</text:p>
          </table:table-cell>
        </table:table-row>
        <table:table-row table:style-name="ro2">
          <table:table-cell office:value-type="string">
            <text:p>cybercriminals</text:p>
          </table:table-cell>
          <table:table-cell office:value-type="string">
            <text:p>taxrelated</text:p>
          </table:table-cell>
          <table:table-cell office:value-type="float" office:value="0.139856483668287">
            <text:p>0.1398565</text:p>
          </table:table-cell>
        </table:table-row>
        <table:table-row table:style-name="ro2">
          <table:table-cell office:value-type="string">
            <text:p>taxrelated</text:p>
          </table:table-cell>
          <table:table-cell office:value-type="string">
            <text:p>cybercriminals</text:p>
          </table:table-cell>
          <table:table-cell office:value-type="float" office:value="0.139856483668287">
            <text:p>0.1398565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ealize</text:p>
          </table:table-cell>
          <table:table-cell office:value-type="float" office:value="0.139888477192986">
            <text:p>0.1398885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printers</text:p>
          </table:table-cell>
          <table:table-cell office:value-type="float" office:value="0.139888477192986">
            <text:p>0.1398885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ealize</text:p>
          </table:table-cell>
          <table:table-cell office:value-type="float" office:value="0.139888710574794">
            <text:p>0.1398887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console</text:p>
          </table:table-cell>
          <table:table-cell office:value-type="float" office:value="0.139888710574794">
            <text:p>0.1398887</text:p>
          </table:table-cell>
        </table:table-row>
        <table:table-row table:style-name="ro2">
          <table:table-cell office:value-type="string">
            <text:p>realize</text:p>
          </table:table-cell>
          <table:table-cell office:value-type="string">
            <text:p>wii</text:p>
          </table:table-cell>
          <table:table-cell office:value-type="float" office:value="0.139888710574794">
            <text:p>0.1398887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ealize</text:p>
          </table:table-cell>
          <table:table-cell office:value-type="float" office:value="0.139888710574794">
            <text:p>0.1398887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forward</text:p>
          </table:table-cell>
          <table:table-cell office:value-type="float" office:value="0.139939528850677">
            <text:p>0.1399395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challenge</text:p>
          </table:table-cell>
          <table:table-cell office:value-type="float" office:value="0.139939528850677">
            <text:p>0.1399395</text:p>
          </table:table-cell>
        </table:table-row>
        <table:table-row table:style-name="ro1">
          <table:table-cell office:value-type="string">
            <text:p>advocates</text:p>
          </table:table-cell>
          <table:table-cell office:value-type="string">
            <text:p>infrastructure</text:p>
          </table:table-cell>
          <table:table-cell office:value-type="float" office:value="0.140037661099419">
            <text:p>0.1400377</text:p>
          </table:table-cell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advocates</text:p>
          </table:table-cell>
          <table:table-cell office:value-type="float" office:value="0.140037661099419">
            <text:p>0.1400377</text:p>
          </table:table-cell>
        </table:table-row>
        <table:table-row table:style-name="ro2">
          <table:table-cell office:value-type="string">
            <text:p>eg</text:p>
          </table:table-cell>
          <table:table-cell office:value-type="string">
            <text:p>updates</text:p>
          </table:table-cell>
          <table:table-cell office:value-type="float" office:value="0.14005803155671">
            <text:p>0.1400580</text:p>
          </table:table-cell>
        </table:table-row>
        <table:table-row table:style-name="ro2">
          <table:table-cell office:value-type="string">
            <text:p>updates</text:p>
          </table:table-cell>
          <table:table-cell office:value-type="string">
            <text:p>eg</text:p>
          </table:table-cell>
          <table:table-cell office:value-type="float" office:value="0.14005803155671">
            <text:p>0.1400580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mother</text:p>
          </table:table-cell>
          <table:table-cell office:value-type="float" office:value="0.140455143742906">
            <text:p>0.1404551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mind</text:p>
          </table:table-cell>
          <table:table-cell office:value-type="float" office:value="0.140455143742906">
            <text:p>0.1404551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program</text:p>
          </table:table-cell>
          <table:table-cell office:value-type="float" office:value="0.140468731121764">
            <text:p>0.1404687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enrolled</text:p>
          </table:table-cell>
          <table:table-cell office:value-type="float" office:value="0.140468731121764">
            <text:p>0.1404687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preparer</text:p>
          </table:table-cell>
          <table:table-cell office:value-type="float" office:value="0.14052595952442">
            <text:p>0.1405260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claiming</text:p>
          </table:table-cell>
          <table:table-cell office:value-type="float" office:value="0.14052595952442">
            <text:p>0.1405260</text:p>
          </table:table-cell>
        </table:table-row>
        <table:table-row table:style-name="ro1">
          <table:table-cell office:value-type="string">
            <text:p>noted</text:p>
          </table:table-cell>
          <table:table-cell office:value-type="string">
            <text:p>practices</text:p>
          </table:table-cell>
          <table:table-cell office:value-type="float" office:value="0.140548921367953">
            <text:p>0.1405489</text:p>
          </table:table-cell>
        </table:table-row>
        <table:table-row table:style-name="ro1">
          <table:table-cell office:value-type="string">
            <text:p>practices</text:p>
          </table:table-cell>
          <table:table-cell office:value-type="string">
            <text:p>noted</text:p>
          </table:table-cell>
          <table:table-cell office:value-type="float" office:value="0.140548921367953">
            <text:p>0.1405489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updated</text:p>
          </table:table-cell>
          <table:table-cell office:value-type="float" office:value="0.140589581369145">
            <text:p>0.1405896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license</text:p>
          </table:table-cell>
          <table:table-cell office:value-type="float" office:value="0.140589581369145">
            <text:p>0.1405896</text:p>
          </table:table-cell>
        </table:table-row>
        <table:table-row table:style-name="ro1">
          <table:table-cell office:value-type="string">
            <text:p>dance</text:p>
          </table:table-cell>
          <table:table-cell office:value-type="string">
            <text:p>owner</text:p>
          </table:table-cell>
          <table:table-cell office:value-type="float" office:value="0.140642995402194">
            <text:p>0.1406430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string">
            <text:p>dance</text:p>
          </table:table-cell>
          <table:table-cell office:value-type="float" office:value="0.140642995402194">
            <text:p>0.1406430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string">
            <text:p>studio</text:p>
          </table:table-cell>
          <table:table-cell office:value-type="float" office:value="0.140642995402194">
            <text:p>0.1406430</text:p>
          </table:table-cell>
        </table:table-row>
        <table:table-row table:style-name="ro1">
          <table:table-cell office:value-type="string">
            <text:p>studio</text:p>
          </table:table-cell>
          <table:table-cell office:value-type="string">
            <text:p>owner</text:p>
          </table:table-cell>
          <table:table-cell office:value-type="float" office:value="0.140642995402194">
            <text:p>0.1406430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regarding</text:p>
          </table:table-cell>
          <table:table-cell office:value-type="float" office:value="0.140643178853354">
            <text:p>0.1406432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program</text:p>
          </table:table-cell>
          <table:table-cell office:value-type="float" office:value="0.140643178853354">
            <text:p>0.1406432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owner</text:p>
          </table:table-cell>
          <table:table-cell office:value-type="float" office:value="0.140643236369433">
            <text:p>0.1406432</text:p>
          </table:table-cell>
        </table:table-row>
        <table:table-row table:style-name="ro2">
          <table:table-cell office:value-type="string">
            <text:p>owner</text:p>
          </table:table-cell>
          <table:table-cell office:value-type="string">
            <text:p>jones</text:p>
          </table:table-cell>
          <table:table-cell office:value-type="float" office:value="0.140643236369433">
            <text:p>0.1406432</text:p>
          </table:table-cell>
        </table:table-row>
        <table:table-row table:style-name="ro1">
          <table:table-cell office:value-type="string">
            <text:p>duped</text:p>
          </table:table-cell>
          <table:table-cell office:value-type="string">
            <text:p>impostor</text:p>
          </table:table-cell>
          <table:table-cell office:value-type="float" office:value="0.140774398746994">
            <text:p>0.1407744</text:p>
          </table:table-cell>
        </table:table-row>
        <table:table-row table:style-name="ro1">
          <table:table-cell office:value-type="string">
            <text:p>impostor</text:p>
          </table:table-cell>
          <table:table-cell office:value-type="string">
            <text:p>duped</text:p>
          </table:table-cell>
          <table:table-cell office:value-type="float" office:value="0.140774398746994">
            <text:p>0.1407744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tap</text:p>
          </table:table-cell>
          <table:table-cell office:value-type="float" office:value="0.140804750235959">
            <text:p>0.1408048</text:p>
          </table:table-cell>
        </table:table-row>
        <table:table-row table:style-name="ro2">
          <table:table-cell office:value-type="string">
            <text:p>tap</text:p>
          </table:table-cell>
          <table:table-cell office:value-type="string">
            <text:p>smartphones</text:p>
          </table:table-cell>
          <table:table-cell office:value-type="float" office:value="0.140804750235959">
            <text:p>0.1408048</text:p>
          </table:table-cell>
        </table:table-row>
        <table:table-row table:style-name="ro2">
          <table:table-cell office:value-type="string">
            <text:p>passport</text:p>
          </table:table-cell>
          <table:table-cell office:value-type="string">
            <text:p>virginia</text:p>
          </table:table-cell>
          <table:table-cell office:value-type="float" office:value="0.140824593626816">
            <text:p>0.1408246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passport</text:p>
          </table:table-cell>
          <table:table-cell office:value-type="float" office:value="0.140824593626816">
            <text:p>0.1408246</text:p>
          </table:table-cell>
        </table:table-row>
        <table:table-row table:style-name="ro2">
          <table:table-cell office:value-type="string">
            <text:p>attack</text:p>
          </table:table-cell>
          <table:table-cell office:value-type="string">
            <text:p>carolina</text:p>
          </table:table-cell>
          <table:table-cell office:value-type="float" office:value="0.141036420756354">
            <text:p>0.1410364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attack</text:p>
          </table:table-cell>
          <table:table-cell office:value-type="float" office:value="0.141036420756354">
            <text:p>0.1410364</text:p>
          </table:table-cell>
        </table:table-row>
        <table:table-row table:style-name="ro1">
          <table:table-cell office:value-type="string">
            <text:p>requirements</text:p>
          </table:table-cell>
          <table:table-cell office:value-type="string">
            <text:p>system</text:p>
          </table:table-cell>
          <table:table-cell office:value-type="float" office:value="0.141073960090862">
            <text:p>0.1410740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requirements</text:p>
          </table:table-cell>
          <table:table-cell office:value-type="float" office:value="0.141073960090862">
            <text:p>0.1410740</text:p>
          </table:table-cell>
        </table:table-row>
        <table:table-row table:style-name="ro2">
          <table:table-cell office:value-type="string">
            <text:p>indictment</text:p>
          </table:table-cell>
          <table:table-cell office:value-type="string">
            <text:p>williams</text:p>
          </table:table-cell>
          <table:table-cell office:value-type="float" office:value="0.141136776554299">
            <text:p>0.1411368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indictment</text:p>
          </table:table-cell>
          <table:table-cell office:value-type="float" office:value="0.141136776554299">
            <text:p>0.1411368</text:p>
          </table:table-cell>
        </table:table-row>
        <table:table-row table:style-name="ro2">
          <table:table-cell office:value-type="string">
            <text:p>concerns</text:p>
          </table:table-cell>
          <table:table-cell office:value-type="string">
            <text:p>jackson</text:p>
          </table:table-cell>
          <table:table-cell office:value-type="float" office:value="0.141156618013243">
            <text:p>0.1411566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concerns</text:p>
          </table:table-cell>
          <table:table-cell office:value-type="float" office:value="0.141156618013243">
            <text:p>0.1411566</text:p>
          </table:table-cell>
        </table:table-row>
        <table:table-row table:style-name="ro1">
          <table:table-cell office:value-type="string">
            <text:p>updates</text:p>
          </table:table-cell>
          <table:table-cell office:value-type="string">
            <text:p>valid</text:p>
          </table:table-cell>
          <table:table-cell office:value-type="float" office:value="0.141159348168976">
            <text:p>0.1411593</text:p>
          </table:table-cell>
        </table:table-row>
        <table:table-row table:style-name="ro1">
          <table:table-cell office:value-type="string">
            <text:p>valid</text:p>
          </table:table-cell>
          <table:table-cell office:value-type="string">
            <text:p>updates</text:p>
          </table:table-cell>
          <table:table-cell office:value-type="float" office:value="0.141159348168976">
            <text:p>0.1411593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prepaid</text:p>
          </table:table-cell>
          <table:table-cell office:value-type="float" office:value="0.141228545992753">
            <text:p>0.1412285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dollar</text:p>
          </table:table-cell>
          <table:table-cell office:value-type="float" office:value="0.141228545992753">
            <text:p>0.1412285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resolution</text:p>
          </table:table-cell>
          <table:table-cell office:value-type="float" office:value="0.141263702489091">
            <text:p>0.1412637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enrolled</text:p>
          </table:table-cell>
          <table:table-cell office:value-type="float" office:value="0.141263702489091">
            <text:p>0.1412637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drives</text:p>
          </table:table-cell>
          <table:table-cell office:value-type="float" office:value="0.141278193692463">
            <text:p>0.1412782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android</text:p>
          </table:table-cell>
          <table:table-cell office:value-type="float" office:value="0.141278193692463">
            <text:p>0.1412782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responsibility</text:p>
          </table:table-cell>
          <table:table-cell office:value-type="float" office:value="0.14132217345135">
            <text:p>0.1413222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string">
            <text:p>authentication</text:p>
          </table:table-cell>
          <table:table-cell office:value-type="float" office:value="0.14132217345135">
            <text:p>0.1413222</text:p>
          </table:table-cell>
        </table:table-row>
        <table:table-row table:style-name="ro2">
          <table:table-cell office:value-type="string">
            <text:p>floridians</text:p>
          </table:table-cell>
          <table:table-cell office:value-type="string">
            <text:p>twice</text:p>
          </table:table-cell>
          <table:table-cell office:value-type="float" office:value="0.141364941863323">
            <text:p>0.1413649</text:p>
          </table:table-cell>
        </table:table-row>
        <table:table-row table:style-name="ro1">
          <table:table-cell office:value-type="string">
            <text:p>sunshine</text:p>
          </table:table-cell>
          <table:table-cell office:value-type="string">
            <text:p>twice</text:p>
          </table:table-cell>
          <table:table-cell office:value-type="float" office:value="0.141364941863323">
            <text:p>0.1413649</text:p>
          </table:table-cell>
        </table:table-row>
        <table:table-row table:style-name="ro2">
          <table:table-cell office:value-type="string">
            <text:p>twice</text:p>
          </table:table-cell>
          <table:table-cell office:value-type="string">
            <text:p>floridians</text:p>
          </table:table-cell>
          <table:table-cell office:value-type="float" office:value="0.141364941863323">
            <text:p>0.1413649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sunshine</text:p>
          </table:table-cell>
          <table:table-cell office:value-type="float" office:value="0.141364941863323">
            <text:p>0.1413649</text:p>
          </table:table-cell>
        </table:table-row>
        <table:table-row table:style-name="ro2">
          <table:table-cell table:style-name="ce1" office:value-type="string">
            <text:p>109</text:p>
          </table:table-cell>
          <table:table-cell office:value-type="string">
            <text:p>mccoy</text:p>
          </table:table-cell>
          <table:table-cell office:value-type="float" office:value="0.141453519725701">
            <text:p>0.1414535</text:p>
          </table:table-cell>
        </table:table-row>
        <table:table-row table:style-name="ro2">
          <table:table-cell office:value-type="string">
            <text:p>mccoy</text:p>
          </table:table-cell>
          <table:table-cell table:style-name="ce1" office:value-type="string">
            <text:p>109</text:p>
          </table:table-cell>
          <table:table-cell office:value-type="float" office:value="0.141453519725701">
            <text:p>0.1414535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medical</text:p>
          </table:table-cell>
          <table:table-cell office:value-type="float" office:value="0.141525383780853">
            <text:p>0.1415254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confident</text:p>
          </table:table-cell>
          <table:table-cell office:value-type="float" office:value="0.141525383780853">
            <text:p>0.1415254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lisa</text:p>
          </table:table-cell>
          <table:table-cell office:value-type="float" office:value="0.141556889266302">
            <text:p>0.1415569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ipad</text:p>
          </table:table-cell>
          <table:table-cell office:value-type="float" office:value="0.141556889266302">
            <text:p>0.1415569</text:p>
          </table:table-cell>
        </table:table-row>
        <table:table-row table:style-name="ro2">
          <table:table-cell table:style-name="ce1" office:value-type="string">
            <text:p>2005</text:p>
          </table:table-cell>
          <table:table-cell office:value-type="string">
            <text:p>sment</text:p>
          </table:table-cell>
          <table:table-cell office:value-type="float" office:value="0.141557310897573">
            <text:p>0.1415573</text:p>
          </table:table-cell>
        </table:table-row>
        <table:table-row table:style-name="ro2">
          <table:table-cell office:value-type="string">
            <text:p>sment</text:p>
          </table:table-cell>
          <table:table-cell table:style-name="ce1" office:value-type="string">
            <text:p>2005</text:p>
          </table:table-cell>
          <table:table-cell office:value-type="float" office:value="0.141557310897573">
            <text:p>0.1415573</text:p>
          </table:table-cell>
        </table:table-row>
        <table:table-row table:style-name="ro1">
          <table:table-cell table:style-name="ce1" office:value-type="string">
            <text:p>2005</text:p>
          </table:table-cell>
          <table:table-cell office:value-type="string">
            <text:p>hatch</text:p>
          </table:table-cell>
          <table:table-cell office:value-type="float" office:value="0.141557552941465">
            <text:p>0.1415576</text:p>
          </table:table-cell>
        </table:table-row>
        <table:table-row table:style-name="ro2">
          <table:table-cell table:style-name="ce1" office:value-type="string">
            <text:p>2005</text:p>
          </table:table-cell>
          <table:table-cell office:value-type="string">
            <text:p>vega</text:p>
          </table:table-cell>
          <table:table-cell office:value-type="float" office:value="0.141557552941465">
            <text:p>0.1415576</text:p>
          </table:table-cell>
        </table:table-row>
        <table:table-row table:style-name="ro1">
          <table:table-cell office:value-type="string">
            <text:p>hatch</text:p>
          </table:table-cell>
          <table:table-cell table:style-name="ce1" office:value-type="string">
            <text:p>2005</text:p>
          </table:table-cell>
          <table:table-cell office:value-type="float" office:value="0.141557552941465">
            <text:p>0.1415576</text:p>
          </table:table-cell>
        </table:table-row>
        <table:table-row table:style-name="ro2">
          <table:table-cell office:value-type="string">
            <text:p>vega</text:p>
          </table:table-cell>
          <table:table-cell table:style-name="ce1" office:value-type="string">
            <text:p>2005</text:p>
          </table:table-cell>
          <table:table-cell office:value-type="float" office:value="0.141557552941465">
            <text:p>0.1415576</text:p>
          </table:table-cell>
        </table:table-row>
        <table:table-row table:style-name="ro1">
          <table:table-cell table:style-name="ce1" office:value-type="string">
            <text:p>2005</text:p>
          </table:table-cell>
          <table:table-cell office:value-type="string">
            <text:p>fisher</text:p>
          </table:table-cell>
          <table:table-cell office:value-type="float" office:value="0.141557794685499">
            <text:p>0.1415578</text:p>
          </table:table-cell>
        </table:table-row>
        <table:table-row table:style-name="ro1">
          <table:table-cell office:value-type="string">
            <text:p>fisher</text:p>
          </table:table-cell>
          <table:table-cell table:style-name="ce1" office:value-type="string">
            <text:p>2005</text:p>
          </table:table-cell>
          <table:table-cell office:value-type="float" office:value="0.141557794685499">
            <text:p>0.1415578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playing</text:p>
          </table:table-cell>
          <table:table-cell office:value-type="float" office:value="0.1416173774166">
            <text:p>0.1416174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east</text:p>
          </table:table-cell>
          <table:table-cell office:value-type="float" office:value="0.1416173774166">
            <text:p>0.1416174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schemes</text:p>
          </table:table-cell>
          <table:table-cell office:value-type="float" office:value="0.141723046088729">
            <text:p>0.1417230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login</text:p>
          </table:table-cell>
          <table:table-cell office:value-type="float" office:value="0.141723046088729">
            <text:p>0.1417230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phone</text:p>
          </table:table-cell>
          <table:table-cell office:value-type="float" office:value="0.141766917602625">
            <text:p>0.1417669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especially</text:p>
          </table:table-cell>
          <table:table-cell office:value-type="float" office:value="0.141766917602625">
            <text:p>0.1417669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technology</text:p>
          </table:table-cell>
          <table:table-cell office:value-type="float" office:value="0.141793655688462">
            <text:p>0.1417937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los</text:p>
          </table:table-cell>
          <table:table-cell office:value-type="float" office:value="0.141793655688462">
            <text:p>0.1417937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ealize</text:p>
          </table:table-cell>
          <table:table-cell office:value-type="float" office:value="0.142050367457088">
            <text:p>0.1420504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erase</text:p>
          </table:table-cell>
          <table:table-cell office:value-type="float" office:value="0.142050367457088">
            <text:p>0.1420504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especially</text:p>
          </table:table-cell>
          <table:table-cell office:value-type="float" office:value="0.142079110007819">
            <text:p>0.1420791</text:p>
          </table:table-cell>
        </table:table-row>
        <table:table-row table:style-name="ro2">
          <table:table-cell office:value-type="string">
            <text:p>especially</text:p>
          </table:table-cell>
          <table:table-cell office:value-type="string">
            <text:p>apps</text:p>
          </table:table-cell>
          <table:table-cell office:value-type="float" office:value="0.142079110007819">
            <text:p>0.1420791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safety</text:p>
          </table:table-cell>
          <table:table-cell office:value-type="float" office:value="0.142137968674437">
            <text:p>0.1421380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string">
            <text:p>around</text:p>
          </table:table-cell>
          <table:table-cell office:value-type="float" office:value="0.142137968674437">
            <text:p>0.1421380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otherwise</text:p>
          </table:table-cell>
          <table:table-cell office:value-type="float" office:value="0.142254785940626">
            <text:p>0.1422548</text:p>
          </table:table-cell>
        </table:table-row>
        <table:table-row table:style-name="ro2">
          <table:table-cell office:value-type="string">
            <text:p>otherwise</text:p>
          </table:table-cell>
          <table:table-cell office:value-type="string">
            <text:p>creditreporting</text:p>
          </table:table-cell>
          <table:table-cell office:value-type="float" office:value="0.142254785940626">
            <text:p>0.1422548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otherwise</text:p>
          </table:table-cell>
          <table:table-cell office:value-type="float" office:value="0.142257079515221">
            <text:p>0.1422571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otherwise</text:p>
          </table:table-cell>
          <table:table-cell office:value-type="float" office:value="0.142257079515221">
            <text:p>0.1422571</text:p>
          </table:table-cell>
        </table:table-row>
        <table:table-row table:style-name="ro2">
          <table:table-cell office:value-type="string">
            <text:p>otherwise</text:p>
          </table:table-cell>
          <table:table-cell office:value-type="string">
            <text:p>fico</text:p>
          </table:table-cell>
          <table:table-cell office:value-type="float" office:value="0.142257079515221">
            <text:p>0.1422571</text:p>
          </table:table-cell>
        </table:table-row>
        <table:table-row table:style-name="ro1">
          <table:table-cell office:value-type="string">
            <text:p>otherwise</text:p>
          </table:table-cell>
          <table:table-cell office:value-type="string">
            <text:p>karma</text:p>
          </table:table-cell>
          <table:table-cell office:value-type="float" office:value="0.142257079515221">
            <text:p>0.1422571</text:p>
          </table:table-cell>
        </table:table-row>
        <table:table-row table:style-name="ro2">
          <table:table-cell office:value-type="string">
            <text:p>infect</text:p>
          </table:table-cell>
          <table:table-cell office:value-type="string">
            <text:p>malware</text:p>
          </table:table-cell>
          <table:table-cell office:value-type="float" office:value="0.142276477433469">
            <text:p>0.1422765</text:p>
          </table:table-cell>
        </table:table-row>
        <table:table-row table:style-name="ro2">
          <table:table-cell office:value-type="string">
            <text:p>malware</text:p>
          </table:table-cell>
          <table:table-cell office:value-type="string">
            <text:p>infect</text:p>
          </table:table-cell>
          <table:table-cell office:value-type="float" office:value="0.142276477433469">
            <text:p>0.1422765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hospitals</text:p>
          </table:table-cell>
          <table:table-cell office:value-type="float" office:value="0.142306730259922">
            <text:p>0.1423067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health</text:p>
          </table:table-cell>
          <table:table-cell office:value-type="float" office:value="0.142306730259922">
            <text:p>0.1423067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groups</text:p>
          </table:table-cell>
          <table:table-cell office:value-type="float" office:value="0.142390102446589">
            <text:p>0.1423901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angeles</text:p>
          </table:table-cell>
          <table:table-cell office:value-type="float" office:value="0.142390102446589">
            <text:p>0.1423901</text:p>
          </table:table-cell>
        </table:table-row>
        <table:table-row table:style-name="ro1">
          <table:table-cell office:value-type="string">
            <text:p>exposure</text:p>
          </table:table-cell>
          <table:table-cell office:value-type="string">
            <text:p>victimization</text:p>
          </table:table-cell>
          <table:table-cell office:value-type="float" office:value="0.142423227700635">
            <text:p>0.1424232</text:p>
          </table:table-cell>
        </table:table-row>
        <table:table-row table:style-name="ro1">
          <table:table-cell office:value-type="string">
            <text:p>victimization</text:p>
          </table:table-cell>
          <table:table-cell office:value-type="string">
            <text:p>exposure</text:p>
          </table:table-cell>
          <table:table-cell office:value-type="float" office:value="0.142423227700635">
            <text:p>0.142423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institutions</text:p>
          </table:table-cell>
          <table:table-cell office:value-type="float" office:value="0.142436772654043">
            <text:p>0.1424368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financial</text:p>
          </table:table-cell>
          <table:table-cell office:value-type="float" office:value="0.142436772654043">
            <text:p>0.1424368</text:p>
          </table:table-cell>
        </table:table-row>
        <table:table-row table:style-name="ro2">
          <table:table-cell office:value-type="string">
            <text:p>patient</text:p>
          </table:table-cell>
          <table:table-cell office:value-type="string">
            <text:p>wifi</text:p>
          </table:table-cell>
          <table:table-cell office:value-type="float" office:value="0.14249128594679">
            <text:p>0.1424913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patient</text:p>
          </table:table-cell>
          <table:table-cell office:value-type="float" office:value="0.14249128594679">
            <text:p>0.1424913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organizations</text:p>
          </table:table-cell>
          <table:table-cell office:value-type="float" office:value="0.142501888139264">
            <text:p>0.1425019</text:p>
          </table:table-cell>
        </table:table-row>
        <table:table-row table:style-name="ro1">
          <table:table-cell office:value-type="string">
            <text:p>organizations</text:p>
          </table:table-cell>
          <table:table-cell office:value-type="string">
            <text:p>health</text:p>
          </table:table-cell>
          <table:table-cell office:value-type="float" office:value="0.142501888139264">
            <text:p>0.1425019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settings</text:p>
          </table:table-cell>
          <table:table-cell office:value-type="float" office:value="0.142748428650017">
            <text:p>0.1427484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hard</text:p>
          </table:table-cell>
          <table:table-cell office:value-type="float" office:value="0.142748428650017">
            <text:p>0.1427484</text:p>
          </table:table-cell>
        </table:table-row>
        <table:table-row table:style-name="ro2">
          <table:table-cell office:value-type="string">
            <text:p>department</text:p>
          </table:table-cell>
          <table:table-cell office:value-type="string">
            <text:p>jackson</text:p>
          </table:table-cell>
          <table:table-cell office:value-type="float" office:value="0.142857263343937">
            <text:p>0.1428573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department</text:p>
          </table:table-cell>
          <table:table-cell office:value-type="float" office:value="0.142857263343937">
            <text:p>0.1428573</text:p>
          </table:table-cell>
        </table:table-row>
        <table:table-row table:style-name="ro2">
          <table:table-cell office:value-type="string">
            <text:p>record</text:p>
          </table:table-cell>
          <table:table-cell office:value-type="string">
            <text:p>wifi</text:p>
          </table:table-cell>
          <table:table-cell office:value-type="float" office:value="0.142903190069005">
            <text:p>0.1429032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record</text:p>
          </table:table-cell>
          <table:table-cell office:value-type="float" office:value="0.142903190069005">
            <text:p>0.1429032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iphone</text:p>
          </table:table-cell>
          <table:table-cell office:value-type="float" office:value="0.142944752480562">
            <text:p>0.1429448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design</text:p>
          </table:table-cell>
          <table:table-cell office:value-type="float" office:value="0.142944752480562">
            <text:p>0.1429448</text:p>
          </table:table-cell>
        </table:table-row>
        <table:table-row table:style-name="ro2">
          <table:table-cell office:value-type="string">
            <text:p>especially</text:p>
          </table:table-cell>
          <table:table-cell office:value-type="string">
            <text:p>smartphone</text:p>
          </table:table-cell>
          <table:table-cell office:value-type="float" office:value="0.142967316861469">
            <text:p>0.1429673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especially</text:p>
          </table:table-cell>
          <table:table-cell office:value-type="float" office:value="0.142967316861469">
            <text:p>0.1429673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corporations</text:p>
          </table:table-cell>
          <table:table-cell office:value-type="float" office:value="0.142985540195614">
            <text:p>0.1429855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corporate</text:p>
          </table:table-cell>
          <table:table-cell office:value-type="float" office:value="0.142985540195614">
            <text:p>0.1429855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banks</text:p>
          </table:table-cell>
          <table:table-cell office:value-type="float" office:value="0.142988143741592">
            <text:p>0.1429881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authorities</text:p>
          </table:table-cell>
          <table:table-cell office:value-type="float" office:value="0.142988143741592">
            <text:p>0.1429881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global</text:p>
          </table:table-cell>
          <table:table-cell office:value-type="float" office:value="0.143253983363118">
            <text:p>0.143254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corporate</text:p>
          </table:table-cell>
          <table:table-cell office:value-type="float" office:value="0.143253983363118">
            <text:p>0.1432540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shred</text:p>
          </table:table-cell>
          <table:table-cell office:value-type="float" office:value="0.143313938794469">
            <text:p>0.1433139</text:p>
          </table:table-cell>
        </table:table-row>
        <table:table-row table:style-name="ro1">
          <table:table-cell office:value-type="string">
            <text:p>shred</text:p>
          </table:table-cell>
          <table:table-cell office:value-type="string">
            <text:p>mailbox</text:p>
          </table:table-cell>
          <table:table-cell office:value-type="float" office:value="0.143313938794469">
            <text:p>0.1433139</text:p>
          </table:table-cell>
        </table:table-row>
        <table:table-row table:style-name="ro1">
          <table:table-cell office:value-type="string">
            <text:p>developed</text:p>
          </table:table-cell>
          <table:table-cell office:value-type="string">
            <text:p>twice</text:p>
          </table:table-cell>
          <table:table-cell office:value-type="float" office:value="0.143432139752179">
            <text:p>0.1434321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developed</text:p>
          </table:table-cell>
          <table:table-cell office:value-type="float" office:value="0.143432139752179">
            <text:p>0.1434321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pretending</text:p>
          </table:table-cell>
          <table:table-cell office:value-type="float" office:value="0.143486607187475">
            <text:p>0.1434866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charity</text:p>
          </table:table-cell>
          <table:table-cell office:value-type="float" office:value="0.143486607187475">
            <text:p>0.1434866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tations</text:p>
          </table:table-cell>
          <table:table-cell office:value-type="float" office:value="0.143540985701003">
            <text:p>0.1435410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authorities</text:p>
          </table:table-cell>
          <table:table-cell office:value-type="float" office:value="0.143540985701003">
            <text:p>0.1435410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large</text:p>
          </table:table-cell>
          <table:table-cell office:value-type="float" office:value="0.143591823662794">
            <text:p>0.1435918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deposit</text:p>
          </table:table-cell>
          <table:table-cell office:value-type="float" office:value="0.143591823662794">
            <text:p>0.1435918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department</text:p>
          </table:table-cell>
          <table:table-cell office:value-type="float" office:value="0.143606337478109">
            <text:p>0.143606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assistance</text:p>
          </table:table-cell>
          <table:table-cell office:value-type="float" office:value="0.143606337478109">
            <text:p>0.1436063</text:p>
          </table:table-cell>
        </table:table-row>
        <table:table-row table:style-name="ro1">
          <table:table-cell office:value-type="string">
            <text:p>playing</text:p>
          </table:table-cell>
          <table:table-cell office:value-type="string">
            <text:p>senior</text:p>
          </table:table-cell>
          <table:table-cell office:value-type="float" office:value="0.143669092967113">
            <text:p>0.1436691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playing</text:p>
          </table:table-cell>
          <table:table-cell office:value-type="float" office:value="0.143669092967113">
            <text:p>0.1436691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hr</text:p>
          </table:table-cell>
          <table:table-cell office:value-type="float" office:value="0.143692799829814">
            <text:p>0.1436928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deductions</text:p>
          </table:table-cell>
          <table:table-cell office:value-type="float" office:value="0.143692799829814">
            <text:p>0.1436928</text:p>
          </table:table-cell>
        </table:table-row>
        <table:table-row table:style-name="ro1">
          <table:table-cell office:value-type="string">
            <text:p>improperly</text:p>
          </table:table-cell>
          <table:table-cell office:value-type="string">
            <text:p>twice</text:p>
          </table:table-cell>
          <table:table-cell office:value-type="float" office:value="0.143748394520412">
            <text:p>0.1437484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improperly</text:p>
          </table:table-cell>
          <table:table-cell office:value-type="float" office:value="0.143748394520412">
            <text:p>0.1437484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deleted</text:p>
          </table:table-cell>
          <table:table-cell office:value-type="float" office:value="0.143780974610908">
            <text:p>0.1437810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delete</text:p>
          </table:table-cell>
          <table:table-cell office:value-type="float" office:value="0.143780974610908">
            <text:p>0.1437810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desktop</text:p>
          </table:table-cell>
          <table:table-cell office:value-type="float" office:value="0.143806340231449">
            <text:p>0.1438063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string">
            <text:p>awareness</text:p>
          </table:table-cell>
          <table:table-cell office:value-type="float" office:value="0.143806340231449">
            <text:p>0.143806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garding</text:p>
          </table:table-cell>
          <table:table-cell office:value-type="float" office:value="0.143813343256481">
            <text:p>0.1438133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department</text:p>
          </table:table-cell>
          <table:table-cell office:value-type="float" office:value="0.143813343256481">
            <text:p>0.1438133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size</text:p>
          </table:table-cell>
          <table:table-cell office:value-type="float" office:value="0.143825259593569">
            <text:p>0.1438253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movie</text:p>
          </table:table-cell>
          <table:table-cell office:value-type="float" office:value="0.143825259593569">
            <text:p>0.1438253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persons</text:p>
          </table:table-cell>
          <table:table-cell office:value-type="float" office:value="0.143865579428257">
            <text:p>0.1438656</text:p>
          </table:table-cell>
        </table:table-row>
        <table:table-row table:style-name="ro1">
          <table:table-cell office:value-type="string">
            <text:p>persons</text:p>
          </table:table-cell>
          <table:table-cell office:value-type="string">
            <text:p>brown</text:p>
          </table:table-cell>
          <table:table-cell office:value-type="float" office:value="0.143865579428257">
            <text:p>0.1438656</text:p>
          </table:table-cell>
        </table:table-row>
        <table:table-row table:style-name="ro2">
          <table:table-cell office:value-type="string">
            <text:p>immediately</text:p>
          </table:table-cell>
          <table:table-cell office:value-type="string">
            <text:p>jeff</text:p>
          </table:table-cell>
          <table:table-cell office:value-type="float" office:value="0.143945345053982">
            <text:p>0.1439453</text:p>
          </table:table-cell>
        </table:table-row>
        <table:table-row table:style-name="ro2">
          <table:table-cell office:value-type="string">
            <text:p>jeff</text:p>
          </table:table-cell>
          <table:table-cell office:value-type="string">
            <text:p>immediately</text:p>
          </table:table-cell>
          <table:table-cell office:value-type="float" office:value="0.143945345053982">
            <text:p>0.1439453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jersey</text:p>
          </table:table-cell>
          <table:table-cell office:value-type="float" office:value="0.144036244634377">
            <text:p>0.1440362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january</text:p>
          </table:table-cell>
          <table:table-cell office:value-type="float" office:value="0.144036244634377">
            <text:p>0.1440362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tampa</text:p>
          </table:table-cell>
          <table:table-cell office:value-type="float" office:value="0.144068318574">
            <text:p>0.1440683</text:p>
          </table:table-cell>
        </table:table-row>
        <table:table-row table:style-name="ro2">
          <table:table-cell office:value-type="string">
            <text:p>tampa</text:p>
          </table:table-cell>
          <table:table-cell office:value-type="string">
            <text:p>miami</text:p>
          </table:table-cell>
          <table:table-cell office:value-type="float" office:value="0.144068318574">
            <text:p>0.1440683</text:p>
          </table:table-cell>
        </table:table-row>
        <table:table-row table:style-name="ro1">
          <table:table-cell office:value-type="string">
            <text:p>governments</text:p>
          </table:table-cell>
          <table:table-cell office:value-type="string">
            <text:p>national</text:p>
          </table:table-cell>
          <table:table-cell office:value-type="float" office:value="0.144104673350287">
            <text:p>0.1441047</text:p>
          </table:table-cell>
        </table:table-row>
        <table:table-row table:style-name="ro1">
          <table:table-cell office:value-type="string">
            <text:p>national</text:p>
          </table:table-cell>
          <table:table-cell office:value-type="string">
            <text:p>governments</text:p>
          </table:table-cell>
          <table:table-cell office:value-type="float" office:value="0.144104673350287">
            <text:p>0.1441047</text:p>
          </table:table-cell>
        </table:table-row>
        <table:table-row table:style-name="ro2">
          <table:table-cell office:value-type="string">
            <text:p>apparent</text:p>
          </table:table-cell>
          <table:table-cell office:value-type="string">
            <text:p>fincen</text:p>
          </table:table-cell>
          <table:table-cell office:value-type="float" office:value="0.144218505461994">
            <text:p>0.1442185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apparent</text:p>
          </table:table-cell>
          <table:table-cell office:value-type="float" office:value="0.144218505461994">
            <text:p>0.1442185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volume</text:p>
          </table:table-cell>
          <table:table-cell office:value-type="float" office:value="0.144218677396266">
            <text:p>0.1442187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apparent</text:p>
          </table:table-cell>
          <table:table-cell office:value-type="float" office:value="0.144218677396266">
            <text:p>0.1442187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inconsistent</text:p>
          </table:table-cell>
          <table:table-cell office:value-type="float" office:value="0.144218849241985">
            <text:p>0.1442188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apparent</text:p>
          </table:table-cell>
          <table:table-cell office:value-type="float" office:value="0.144218849241985">
            <text:p>0.1442188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step</text:p>
          </table:table-cell>
          <table:table-cell office:value-type="float" office:value="0.144312540807842">
            <text:p>0.1443125</text:p>
          </table:table-cell>
        </table:table-row>
        <table:table-row table:style-name="ro2">
          <table:table-cell office:value-type="string">
            <text:p>step</text:p>
          </table:table-cell>
          <table:table-cell office:value-type="string">
            <text:p>itunes</text:p>
          </table:table-cell>
          <table:table-cell office:value-type="float" office:value="0.144312540807842">
            <text:p>0.1443125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treasury</text:p>
          </table:table-cell>
          <table:table-cell office:value-type="float" office:value="0.144328349304286">
            <text:p>0.1443283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large</text:p>
          </table:table-cell>
          <table:table-cell office:value-type="float" office:value="0.144328349304286">
            <text:p>0.1443283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swipe</text:p>
          </table:table-cell>
          <table:table-cell office:value-type="float" office:value="0.14442358137354">
            <text:p>0.1444236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angeles</text:p>
          </table:table-cell>
          <table:table-cell office:value-type="float" office:value="0.14442358137354">
            <text:p>0.1444236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jersey</text:p>
          </table:table-cell>
          <table:table-cell office:value-type="float" office:value="0.144696427736605">
            <text:p>0.1446964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date</text:p>
          </table:table-cell>
          <table:table-cell office:value-type="float" office:value="0.144696427736605">
            <text:p>0.1446964</text:p>
          </table:table-cell>
        </table:table-row>
        <table:table-row table:style-name="ro2">
          <table:table-cell office:value-type="string">
            <text:p>enrolled</text:p>
          </table:table-cell>
          <table:table-cell office:value-type="string">
            <text:p>jackson</text:p>
          </table:table-cell>
          <table:table-cell office:value-type="float" office:value="0.144725145270592">
            <text:p>0.1447251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enrolled</text:p>
          </table:table-cell>
          <table:table-cell office:value-type="float" office:value="0.144725145270592">
            <text:p>0.1447251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tap</text:p>
          </table:table-cell>
          <table:table-cell office:value-type="float" office:value="0.14475294167264">
            <text:p>0.1447529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ealize</text:p>
          </table:table-cell>
          <table:table-cell office:value-type="float" office:value="0.14475294167264">
            <text:p>0.1447529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large</text:p>
          </table:table-cell>
          <table:table-cell office:value-type="float" office:value="0.144847660533872">
            <text:p>0.144847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inconsistent</text:p>
          </table:table-cell>
          <table:table-cell office:value-type="float" office:value="0.144847660533872">
            <text:p>0.144847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volume</text:p>
          </table:table-cell>
          <table:table-cell office:value-type="float" office:value="0.144847670506355">
            <text:p>0.1448477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large</text:p>
          </table:table-cell>
          <table:table-cell office:value-type="float" office:value="0.144847670506355">
            <text:p>0.1448477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large</text:p>
          </table:table-cell>
          <table:table-cell office:value-type="float" office:value="0.144847680499219">
            <text:p>0.1448477</text:p>
          </table:table-cell>
        </table:table-row>
        <table:table-row table:style-name="ro2">
          <table:table-cell office:value-type="string">
            <text:p>large</text:p>
          </table:table-cell>
          <table:table-cell office:value-type="string">
            <text:p>fincen</text:p>
          </table:table-cell>
          <table:table-cell office:value-type="float" office:value="0.144847680499219">
            <text:p>0.1448477</text:p>
          </table:table-cell>
        </table:table-row>
        <table:table-row table:style-name="ro1">
          <table:table-cell office:value-type="string">
            <text:p>logged</text:p>
          </table:table-cell>
          <table:table-cell office:value-type="string">
            <text:p>phone</text:p>
          </table:table-cell>
          <table:table-cell office:value-type="float" office:value="0.144916706348834">
            <text:p>0.1449167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logged</text:p>
          </table:table-cell>
          <table:table-cell office:value-type="float" office:value="0.144916706348834">
            <text:p>0.1449167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product</text:p>
          </table:table-cell>
          <table:table-cell office:value-type="float" office:value="0.144982597718622">
            <text:p>0.1449826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designed</text:p>
          </table:table-cell>
          <table:table-cell office:value-type="float" office:value="0.144982597718622">
            <text:p>0.1449826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these</text:p>
          </table:table-cell>
          <table:table-cell office:value-type="float" office:value="0.145082054405391">
            <text:p>0.1450821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memory</text:p>
          </table:table-cell>
          <table:table-cell office:value-type="float" office:value="0.145082054405391">
            <text:p>0.1450821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lists</text:p>
          </table:table-cell>
          <table:table-cell office:value-type="float" office:value="0.145199711454323">
            <text:p>0.1451997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hit</text:p>
          </table:table-cell>
          <table:table-cell office:value-type="float" office:value="0.145199711454323">
            <text:p>0.1451997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me</text:p>
          </table:table-cell>
          <table:table-cell office:value-type="float" office:value="0.145208572377338">
            <text:p>0.1452086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eyes</text:p>
          </table:table-cell>
          <table:table-cell office:value-type="float" office:value="0.145208572377338">
            <text:p>0.1452086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revenue</text:p>
          </table:table-cell>
          <table:table-cell office:value-type="float" office:value="0.145300181577738">
            <text:p>0.1453002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enrolled</text:p>
          </table:table-cell>
          <table:table-cell office:value-type="float" office:value="0.145300181577738">
            <text:p>0.1453002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passport</text:p>
          </table:table-cell>
          <table:table-cell office:value-type="float" office:value="0.145328567114634">
            <text:p>0.1453286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birth</text:p>
          </table:table-cell>
          <table:table-cell office:value-type="float" office:value="0.145328567114634">
            <text:p>0.1453286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major</text:p>
          </table:table-cell>
          <table:table-cell office:value-type="float" office:value="0.145459269710315">
            <text:p>0.1454593</text:p>
          </table:table-cell>
        </table:table-row>
        <table:table-row table:style-name="ro1">
          <table:table-cell office:value-type="string">
            <text:p>major</text:p>
          </table:table-cell>
          <table:table-cell office:value-type="string">
            <text:p>loans</text:p>
          </table:table-cell>
          <table:table-cell office:value-type="float" office:value="0.145459269710315">
            <text:p>0.1454593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recommend</text:p>
          </table:table-cell>
          <table:table-cell office:value-type="float" office:value="0.145465625150744">
            <text:p>0.1454656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assistance</text:p>
          </table:table-cell>
          <table:table-cell office:value-type="float" office:value="0.145465625150744">
            <text:p>0.1454656</text:p>
          </table:table-cell>
        </table:table-row>
        <table:table-row table:style-name="ro1">
          <table:table-cell office:value-type="string">
            <text:p>communications</text:p>
          </table:table-cell>
          <table:table-cell office:value-type="string">
            <text:p>spread</text:p>
          </table:table-cell>
          <table:table-cell office:value-type="float" office:value="0.14568439657218">
            <text:p>0.1456844</text:p>
          </table:table-cell>
        </table:table-row>
        <table:table-row table:style-name="ro1">
          <table:table-cell office:value-type="string">
            <text:p>spread</text:p>
          </table:table-cell>
          <table:table-cell office:value-type="string">
            <text:p>communications</text:p>
          </table:table-cell>
          <table:table-cell office:value-type="float" office:value="0.14568439657218">
            <text:p>0.1456844</text:p>
          </table:table-cell>
        </table:table-row>
        <table:table-row table:style-name="ro2">
          <table:table-cell office:value-type="string">
            <text:p>accused</text:p>
          </table:table-cell>
          <table:table-cell office:value-type="string">
            <text:p>sonnier</text:p>
          </table:table-cell>
          <table:table-cell office:value-type="float" office:value="0.145707254215015">
            <text:p>0.1457073</text:p>
          </table:table-cell>
        </table:table-row>
        <table:table-row table:style-name="ro2">
          <table:table-cell office:value-type="string">
            <text:p>sonnier</text:p>
          </table:table-cell>
          <table:table-cell office:value-type="string">
            <text:p>accused</text:p>
          </table:table-cell>
          <table:table-cell office:value-type="float" office:value="0.145707254215015">
            <text:p>0.1457073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late</text:p>
          </table:table-cell>
          <table:table-cell office:value-type="float" office:value="0.145714860671764">
            <text:p>0.1457149</text:p>
          </table:table-cell>
        </table:table-row>
        <table:table-row table:style-name="ro2">
          <table:table-cell office:value-type="string">
            <text:p>late</text:p>
          </table:table-cell>
          <table:table-cell office:value-type="string">
            <text:p>kevin</text:p>
          </table:table-cell>
          <table:table-cell office:value-type="float" office:value="0.145714860671764">
            <text:p>0.1457149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reformat</text:p>
          </table:table-cell>
          <table:table-cell office:value-type="float" office:value="0.145809439595315">
            <text:p>0.1458094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realize</text:p>
          </table:table-cell>
          <table:table-cell office:value-type="float" office:value="0.145809439595315">
            <text:p>0.1458094</text:p>
          </table:table-cell>
        </table:table-row>
        <table:table-row table:style-name="ro1">
          <table:table-cell office:value-type="string">
            <text:p>surge</text:p>
          </table:table-cell>
          <table:table-cell office:value-type="string">
            <text:p>town</text:p>
          </table:table-cell>
          <table:table-cell office:value-type="float" office:value="0.145833406106964">
            <text:p>0.1458334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surge</text:p>
          </table:table-cell>
          <table:table-cell office:value-type="float" office:value="0.145833406106964">
            <text:p>0.1458334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website</text:p>
          </table:table-cell>
          <table:table-cell office:value-type="float" office:value="0.145885749370187">
            <text:p>0.1458857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schemes</text:p>
          </table:table-cell>
          <table:table-cell office:value-type="float" office:value="0.145885749370187">
            <text:p>0.1458857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enjoy</text:p>
          </table:table-cell>
          <table:table-cell office:value-type="float" office:value="0.145895099044947">
            <text:p>0.1458951</text:p>
          </table:table-cell>
        </table:table-row>
        <table:table-row table:style-name="ro1">
          <table:table-cell office:value-type="string">
            <text:p>enjoy</text:p>
          </table:table-cell>
          <table:table-cell table:style-name="ce1" office:value-type="string">
            <text:p>7</text:p>
          </table:table-cell>
          <table:table-cell office:value-type="float" office:value="0.145895099044947">
            <text:p>0.1458951</text:p>
          </table:table-cell>
        </table:table-row>
        <table:table-row table:style-name="ro2">
          <table:table-cell office:value-type="string">
            <text:p>detroit</text:p>
          </table:table-cell>
          <table:table-cell office:value-type="string">
            <text:p>screening</text:p>
          </table:table-cell>
          <table:table-cell office:value-type="float" office:value="0.145934273810709">
            <text:p>0.1459343</text:p>
          </table:table-cell>
        </table:table-row>
        <table:table-row table:style-name="ro2">
          <table:table-cell office:value-type="string">
            <text:p>screening</text:p>
          </table:table-cell>
          <table:table-cell office:value-type="string">
            <text:p>detroit</text:p>
          </table:table-cell>
          <table:table-cell office:value-type="float" office:value="0.145934273810709">
            <text:p>0.1459343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breach</text:p>
          </table:table-cell>
          <table:table-cell office:value-type="float" office:value="0.14597003791453">
            <text:p>0.1459700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assist</text:p>
          </table:table-cell>
          <table:table-cell office:value-type="float" office:value="0.14597003791453">
            <text:p>0.1459700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plans</text:p>
          </table:table-cell>
          <table:table-cell office:value-type="float" office:value="0.145975529871373">
            <text:p>0.1459755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plan</text:p>
          </table:table-cell>
          <table:table-cell office:value-type="float" office:value="0.145975529871373">
            <text:p>0.1459755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vendors</text:p>
          </table:table-cell>
          <table:table-cell office:value-type="float" office:value="0.145997926084139">
            <text:p>0.1459979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medical</text:p>
          </table:table-cell>
          <table:table-cell office:value-type="float" office:value="0.145997926084139">
            <text:p>0.1459979</text:p>
          </table:table-cell>
        </table:table-row>
        <table:table-row table:style-name="ro2">
          <table:table-cell office:value-type="string">
            <text:p>challenge</text:p>
          </table:table-cell>
          <table:table-cell office:value-type="string">
            <text:p>sunday</text:p>
          </table:table-cell>
          <table:table-cell office:value-type="float" office:value="0.146153348059803">
            <text:p>0.146153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challenge</text:p>
          </table:table-cell>
          <table:table-cell office:value-type="float" office:value="0.146153348059803">
            <text:p>0.1461533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location</text:p>
          </table:table-cell>
          <table:table-cell office:value-type="float" office:value="0.146169185915598">
            <text:p>0.1461692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jenkins</text:p>
          </table:table-cell>
          <table:table-cell office:value-type="float" office:value="0.146169185915598">
            <text:p>0.1461692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location</text:p>
          </table:table-cell>
          <table:table-cell office:value-type="float" office:value="0.146170120449198">
            <text:p>0.1461701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albany</text:p>
          </table:table-cell>
          <table:table-cell office:value-type="float" office:value="0.146170120449198">
            <text:p>0.1461701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location</text:p>
          </table:table-cell>
          <table:table-cell office:value-type="float" office:value="0.146170275775741">
            <text:p>0.1461703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dui</text:p>
          </table:table-cell>
          <table:table-cell office:value-type="float" office:value="0.146170275775741">
            <text:p>0.1461703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location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location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gmt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lt</text:p>
          </table:table-cell>
          <table:table-cell office:value-type="float" office:value="0.146170430980435">
            <text:p>0.1461704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est20130228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watkins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ocation</text:p>
          </table:table-cell>
          <table:table-cell office:value-type="float" office:value="0.146170430980435">
            <text:p>0.1461704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location</text:p>
          </table:table-cell>
          <table:table-cell office:value-type="float" office:value="0.146170430980435">
            <text:p>0.1461704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location</text:p>
          </table:table-cell>
          <table:table-cell office:value-type="float" office:value="0.146170586063742">
            <text:p>0.1461706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location</text:p>
          </table:table-cell>
          <table:table-cell office:value-type="float" office:value="0.146170586063742">
            <text:p>0.1461706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festival</text:p>
          </table:table-cell>
          <table:table-cell office:value-type="float" office:value="0.146170586063742">
            <text:p>0.1461706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downtown</text:p>
          </table:table-cell>
          <table:table-cell office:value-type="float" office:value="0.146170586063742">
            <text:p>0.1461706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revenue</text:p>
          </table:table-cell>
          <table:table-cell office:value-type="float" office:value="0.146220220731626">
            <text:p>0.1462202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ogram</text:p>
          </table:table-cell>
          <table:table-cell office:value-type="float" office:value="0.146220220731626">
            <text:p>0.1462202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stuber</text:p>
          </table:table-cell>
          <table:table-cell office:value-type="float" office:value="0.146289275244647">
            <text:p>0.1462893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computer</text:p>
          </table:table-cell>
          <table:table-cell office:value-type="float" office:value="0.146289275244647">
            <text:p>0.1462893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music</text:p>
          </table:table-cell>
          <table:table-cell office:value-type="float" office:value="0.146289301045451">
            <text:p>0.1462893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volkert</text:p>
          </table:table-cell>
          <table:table-cell office:value-type="float" office:value="0.146289301045451">
            <text:p>0.1462893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macintosh</text:p>
          </table:table-cell>
          <table:table-cell office:value-type="float" office:value="0.146289301045451">
            <text:p>0.1462893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financing</text:p>
          </table:table-cell>
          <table:table-cell office:value-type="float" office:value="0.146289301045451">
            <text:p>0.1462893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computer</text:p>
          </table:table-cell>
          <table:table-cell office:value-type="float" office:value="0.146289301045451">
            <text:p>0.1462893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computer</text:p>
          </table:table-cell>
          <table:table-cell office:value-type="float" office:value="0.146289301045451">
            <text:p>0.1462893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omputer</text:p>
          </table:table-cell>
          <table:table-cell office:value-type="float" office:value="0.146289301045451">
            <text:p>0.1462893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computer</text:p>
          </table:table-cell>
          <table:table-cell office:value-type="float" office:value="0.146289301045451">
            <text:p>0.1462893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planning</text:p>
          </table:table-cell>
          <table:table-cell office:value-type="float" office:value="0.146359371649193">
            <text:p>0.1463594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plan</text:p>
          </table:table-cell>
          <table:table-cell office:value-type="float" office:value="0.146359371649193">
            <text:p>0.1463594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view</text:p>
          </table:table-cell>
          <table:table-cell office:value-type="float" office:value="0.146378814566129">
            <text:p>0.1463788</text:p>
          </table:table-cell>
        </table:table-row>
        <table:table-row table:style-name="ro1">
          <table:table-cell office:value-type="string">
            <text:p>view</text:p>
          </table:table-cell>
          <table:table-cell table:style-name="ce1" office:value-type="string">
            <text:p>7</text:p>
          </table:table-cell>
          <table:table-cell office:value-type="float" office:value="0.146378814566129">
            <text:p>0.1463788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oil</text:p>
          </table:table-cell>
          <table:table-cell office:value-type="float" office:value="0.146496292969069">
            <text:p>0.1464963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los</text:p>
          </table:table-cell>
          <table:table-cell office:value-type="float" office:value="0.146496292969069">
            <text:p>0.1464963</text:p>
          </table:table-cell>
        </table:table-row>
        <table:table-row table:style-name="ro1">
          <table:table-cell office:value-type="string">
            <text:p>stations</text:p>
          </table:table-cell>
          <table:table-cell office:value-type="string">
            <text:p>task</text:p>
          </table:table-cell>
          <table:table-cell office:value-type="float" office:value="0.146515958478213">
            <text:p>0.1465160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tations</text:p>
          </table:table-cell>
          <table:table-cell office:value-type="float" office:value="0.146515958478213">
            <text:p>0.1465160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off</text:p>
          </table:table-cell>
          <table:table-cell office:value-type="float" office:value="0.14659726671456">
            <text:p>0.1465973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mike</text:p>
          </table:table-cell>
          <table:table-cell office:value-type="float" office:value="0.14659726671456">
            <text:p>0.1465973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phones</text:p>
          </table:table-cell>
          <table:table-cell office:value-type="float" office:value="0.146697902095159">
            <text:p>0.1466979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especially</text:p>
          </table:table-cell>
          <table:table-cell office:value-type="float" office:value="0.146697902095159">
            <text:p>0.1466979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hacker</text:p>
          </table:table-cell>
          <table:table-cell office:value-type="float" office:value="0.146818089913014">
            <text:p>0.1468181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could</text:p>
          </table:table-cell>
          <table:table-cell office:value-type="float" office:value="0.146818089913014">
            <text:p>0.1468181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powerful</text:p>
          </table:table-cell>
          <table:table-cell office:value-type="float" office:value="0.146886990413588">
            <text:p>0.1468870</text:p>
          </table:table-cell>
        </table:table-row>
        <table:table-row table:style-name="ro2">
          <table:table-cell office:value-type="string">
            <text:p>powerful</text:p>
          </table:table-cell>
          <table:table-cell office:value-type="string">
            <text:p>evernote</text:p>
          </table:table-cell>
          <table:table-cell office:value-type="float" office:value="0.146886990413588">
            <text:p>0.1468870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indeed</text:p>
          </table:table-cell>
          <table:table-cell office:value-type="float" office:value="0.14694991210203">
            <text:p>0.1469499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expect</text:p>
          </table:table-cell>
          <table:table-cell office:value-type="float" office:value="0.14694991210203">
            <text:p>0.1469499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processed</text:p>
          </table:table-cell>
          <table:table-cell office:value-type="float" office:value="0.147009567894716">
            <text:p>0.1470096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institution</text:p>
          </table:table-cell>
          <table:table-cell office:value-type="float" office:value="0.147009567894716">
            <text:p>0.1470096</text:p>
          </table:table-cell>
        </table:table-row>
        <table:table-row table:style-name="ro2">
          <table:table-cell office:value-type="string">
            <text:p>remove</text:p>
          </table:table-cell>
          <table:table-cell office:value-type="string">
            <text:p>smartphones</text:p>
          </table:table-cell>
          <table:table-cell office:value-type="float" office:value="0.147055736939676">
            <text:p>0.1470557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remove</text:p>
          </table:table-cell>
          <table:table-cell office:value-type="float" office:value="0.147055736939676">
            <text:p>0.1470557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penalties</text:p>
          </table:table-cell>
          <table:table-cell office:value-type="float" office:value="0.147172076789988">
            <text:p>0.1471721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hr</text:p>
          </table:table-cell>
          <table:table-cell office:value-type="float" office:value="0.147172076789988">
            <text:p>0.1471721</text:p>
          </table:table-cell>
        </table:table-row>
        <table:table-row table:style-name="ro1">
          <table:table-cell office:value-type="string">
            <text:p>journal</text:p>
          </table:table-cell>
          <table:table-cell office:value-type="string">
            <text:p>jury</text:p>
          </table:table-cell>
          <table:table-cell office:value-type="float" office:value="0.147254603747115">
            <text:p>0.1472546</text:p>
          </table:table-cell>
        </table:table-row>
        <table:table-row table:style-name="ro1">
          <table:table-cell office:value-type="string">
            <text:p>jury</text:p>
          </table:table-cell>
          <table:table-cell office:value-type="string">
            <text:p>journal</text:p>
          </table:table-cell>
          <table:table-cell office:value-type="float" office:value="0.147254603747115">
            <text:p>0.1472546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reset</text:p>
          </table:table-cell>
          <table:table-cell office:value-type="float" office:value="0.147433293418066">
            <text:p>0.1474333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electronics</text:p>
          </table:table-cell>
          <table:table-cell office:value-type="float" office:value="0.147433293418066">
            <text:p>0.1474333</text:p>
          </table:table-cell>
        </table:table-row>
        <table:table-row table:style-name="ro2">
          <table:table-cell office:value-type="string">
            <text:p>conspirators</text:p>
          </table:table-cell>
          <table:table-cell office:value-type="string">
            <text:p>maloney</text:p>
          </table:table-cell>
          <table:table-cell office:value-type="float" office:value="0.147452110342774">
            <text:p>0.1474521</text:p>
          </table:table-cell>
        </table:table-row>
        <table:table-row table:style-name="ro2">
          <table:table-cell office:value-type="string">
            <text:p>conspirators</text:p>
          </table:table-cell>
          <table:table-cell office:value-type="string">
            <text:p>mccomb</text:p>
          </table:table-cell>
          <table:table-cell office:value-type="float" office:value="0.147452110342774">
            <text:p>0.1474521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conspirators</text:p>
          </table:table-cell>
          <table:table-cell office:value-type="float" office:value="0.147452110342774">
            <text:p>0.1474521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conspirators</text:p>
          </table:table-cell>
          <table:table-cell office:value-type="float" office:value="0.147452110342774">
            <text:p>0.1474521</text:p>
          </table:table-cell>
        </table:table-row>
        <table:table-row table:style-name="ro1">
          <table:table-cell office:value-type="string">
            <text:p>conspirators</text:p>
          </table:table-cell>
          <table:table-cell office:value-type="string">
            <text:p>indictment</text:p>
          </table:table-cell>
          <table:table-cell office:value-type="float" office:value="0.14754565636107">
            <text:p>0.1475457</text:p>
          </table:table-cell>
        </table:table-row>
        <table:table-row table:style-name="ro1">
          <table:table-cell office:value-type="string">
            <text:p>indictment</text:p>
          </table:table-cell>
          <table:table-cell office:value-type="string">
            <text:p>conspirators</text:p>
          </table:table-cell>
          <table:table-cell office:value-type="float" office:value="0.14754565636107">
            <text:p>0.1475457</text:p>
          </table:table-cell>
        </table:table-row>
        <table:table-row table:style-name="ro2">
          <table:table-cell office:value-type="string">
            <text:p>clearfield</text:p>
          </table:table-cell>
          <table:table-cell office:value-type="string">
            <text:p>night</text:p>
          </table:table-cell>
          <table:table-cell office:value-type="float" office:value="0.147623298765126">
            <text:p>0.1476233</text:p>
          </table:table-cell>
        </table:table-row>
        <table:table-row table:style-name="ro2">
          <table:table-cell office:value-type="string">
            <text:p>night</text:p>
          </table:table-cell>
          <table:table-cell office:value-type="string">
            <text:p>clearfield</text:p>
          </table:table-cell>
          <table:table-cell office:value-type="float" office:value="0.147623298765126">
            <text:p>0.1476233</text:p>
          </table:table-cell>
        </table:table-row>
        <table:table-row table:style-name="ro2">
          <table:table-cell office:value-type="string">
            <text:p>night</text:p>
          </table:table-cell>
          <table:table-cell office:value-type="string">
            <text:p>poulsen</text:p>
          </table:table-cell>
          <table:table-cell office:value-type="float" office:value="0.147623369275802">
            <text:p>0.1476234</text:p>
          </table:table-cell>
        </table:table-row>
        <table:table-row table:style-name="ro2">
          <table:table-cell office:value-type="string">
            <text:p>poulsen</text:p>
          </table:table-cell>
          <table:table-cell office:value-type="string">
            <text:p>night</text:p>
          </table:table-cell>
          <table:table-cell office:value-type="float" office:value="0.147623369275802">
            <text:p>0.1476234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string">
            <text:p>pension</text:p>
          </table:table-cell>
          <table:table-cell office:value-type="float" office:value="0.147655173709698">
            <text:p>0.1476552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insurance</text:p>
          </table:table-cell>
          <table:table-cell office:value-type="float" office:value="0.147655173709698">
            <text:p>0.1476552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sometimes</text:p>
          </table:table-cell>
          <table:table-cell office:value-type="float" office:value="0.147682071413722">
            <text:p>0.1476821</text:p>
          </table:table-cell>
        </table:table-row>
        <table:table-row table:style-name="ro1">
          <table:table-cell office:value-type="string">
            <text:p>sometimes</text:p>
          </table:table-cell>
          <table:table-cell office:value-type="string">
            <text:p>islands</text:p>
          </table:table-cell>
          <table:table-cell office:value-type="float" office:value="0.147682071413722">
            <text:p>0.1476821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recycling</text:p>
          </table:table-cell>
          <table:table-cell office:value-type="float" office:value="0.147814871608939">
            <text:p>0.1478149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printers</text:p>
          </table:table-cell>
          <table:table-cell office:value-type="float" office:value="0.147814871608939">
            <text:p>0.1478149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recycling</text:p>
          </table:table-cell>
          <table:table-cell office:value-type="float" office:value="0.147814969532387">
            <text:p>0.1478150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console</text:p>
          </table:table-cell>
          <table:table-cell office:value-type="float" office:value="0.147814969532387">
            <text:p>0.1478150</text:p>
          </table:table-cell>
        </table:table-row>
        <table:table-row table:style-name="ro2">
          <table:table-cell office:value-type="string">
            <text:p>recycling</text:p>
          </table:table-cell>
          <table:table-cell office:value-type="string">
            <text:p>wii</text:p>
          </table:table-cell>
          <table:table-cell office:value-type="float" office:value="0.147814969532387">
            <text:p>0.1478150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recycling</text:p>
          </table:table-cell>
          <table:table-cell office:value-type="float" office:value="0.147814969532387">
            <text:p>0.1478150</text:p>
          </table:table-cell>
        </table:table-row>
        <table:table-row table:style-name="ro1">
          <table:table-cell office:value-type="string">
            <text:p>want</text:p>
          </table:table-cell>
          <table:table-cell office:value-type="string">
            <text:p>well</text:p>
          </table:table-cell>
          <table:table-cell office:value-type="float" office:value="0.147903138299014">
            <text:p>0.1479031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want</text:p>
          </table:table-cell>
          <table:table-cell office:value-type="float" office:value="0.147903138299014">
            <text:p>0.1479031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stored</text:p>
          </table:table-cell>
          <table:table-cell office:value-type="float" office:value="0.14799897639012">
            <text:p>0.1479990</text:p>
          </table:table-cell>
        </table:table-row>
        <table:table-row table:style-name="ro2">
          <table:table-cell office:value-type="string">
            <text:p>stored</text:p>
          </table:table-cell>
          <table:table-cell office:value-type="string">
            <text:p>smartphones</text:p>
          </table:table-cell>
          <table:table-cell office:value-type="float" office:value="0.14799897639012">
            <text:p>0.1479990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process</text:p>
          </table:table-cell>
          <table:table-cell office:value-type="float" office:value="0.14800435065582">
            <text:p>0.1480044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designed</text:p>
          </table:table-cell>
          <table:table-cell office:value-type="float" office:value="0.14800435065582">
            <text:p>0.1480044</text:p>
          </table:table-cell>
        </table:table-row>
        <table:table-row table:style-name="ro2">
          <table:table-cell office:value-type="string">
            <text:p>craigslist</text:p>
          </table:table-cell>
          <table:table-cell office:value-type="string">
            <text:p>pretending</text:p>
          </table:table-cell>
          <table:table-cell office:value-type="float" office:value="0.148091956836154">
            <text:p>0.1480920</text:p>
          </table:table-cell>
        </table:table-row>
        <table:table-row table:style-name="ro2">
          <table:table-cell office:value-type="string">
            <text:p>pretending</text:p>
          </table:table-cell>
          <table:table-cell office:value-type="string">
            <text:p>craigslist</text:p>
          </table:table-cell>
          <table:table-cell office:value-type="float" office:value="0.148091956836154">
            <text:p>0.1480920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groups</text:p>
          </table:table-cell>
          <table:table-cell office:value-type="float" office:value="0.148205773334617">
            <text:p>0.1482058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authorities</text:p>
          </table:table-cell>
          <table:table-cell office:value-type="float" office:value="0.148205773334617">
            <text:p>0.1482058</text:p>
          </table:table-cell>
        </table:table-row>
        <table:table-row table:style-name="ro2">
          <table:table-cell office:value-type="string">
            <text:p>congress</text:p>
          </table:table-cell>
          <table:table-cell office:value-type="string">
            <text:p>internet</text:p>
          </table:table-cell>
          <table:table-cell office:value-type="float" office:value="0.148264000406654">
            <text:p>0.1482640</text:p>
          </table:table-cell>
        </table:table-row>
        <table:table-row table:style-name="ro2">
          <table:table-cell office:value-type="string">
            <text:p>internet</text:p>
          </table:table-cell>
          <table:table-cell office:value-type="string">
            <text:p>congress</text:p>
          </table:table-cell>
          <table:table-cell office:value-type="float" office:value="0.148264000406654">
            <text:p>0.1482640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some</text:p>
          </table:table-cell>
          <table:table-cell office:value-type="float" office:value="0.148323496344832">
            <text:p>0.1483235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password</text:p>
          </table:table-cell>
          <table:table-cell office:value-type="float" office:value="0.148323496344832">
            <text:p>0.1483235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step</text:p>
          </table:table-cell>
          <table:table-cell office:value-type="float" office:value="0.148323600694595">
            <text:p>0.1483236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product</text:p>
          </table:table-cell>
          <table:table-cell office:value-type="float" office:value="0.148323600694595">
            <text:p>0.1483236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wont</text:p>
          </table:table-cell>
          <table:table-cell office:value-type="float" office:value="0.148412334011555">
            <text:p>0.1484123</text:p>
          </table:table-cell>
        </table:table-row>
        <table:table-row table:style-name="ro1">
          <table:table-cell office:value-type="string">
            <text:p>wont</text:p>
          </table:table-cell>
          <table:table-cell office:value-type="string">
            <text:p>license</text:p>
          </table:table-cell>
          <table:table-cell office:value-type="float" office:value="0.148412334011555">
            <text:p>0.1484123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shell</text:p>
          </table:table-cell>
          <table:table-cell office:value-type="float" office:value="0.148413992117328">
            <text:p>0.1484140</text:p>
          </table:table-cell>
        </table:table-row>
        <table:table-row table:style-name="ro1">
          <table:table-cell office:value-type="string">
            <text:p>shell</text:p>
          </table:table-cell>
          <table:table-cell office:value-type="string">
            <text:p>oil</text:p>
          </table:table-cell>
          <table:table-cell office:value-type="float" office:value="0.148413992117328">
            <text:p>0.1484140</text:p>
          </table:table-cell>
        </table:table-row>
        <table:table-row table:style-name="ro2">
          <table:table-cell office:value-type="string">
            <text:p>deposited</text:p>
          </table:table-cell>
          <table:table-cell office:value-type="string">
            <text:p>fincen</text:p>
          </table:table-cell>
          <table:table-cell office:value-type="float" office:value="0.148439849034716">
            <text:p>0.1484398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deposited</text:p>
          </table:table-cell>
          <table:table-cell office:value-type="float" office:value="0.148439849034716">
            <text:p>0.1484398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volume</text:p>
          </table:table-cell>
          <table:table-cell office:value-type="float" office:value="0.148439993683392">
            <text:p>0.1484400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eposited</text:p>
          </table:table-cell>
          <table:table-cell office:value-type="float" office:value="0.148439993683392">
            <text:p>0.1484400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inconsistent</text:p>
          </table:table-cell>
          <table:table-cell office:value-type="float" office:value="0.1484401382597">
            <text:p>0.1484401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deposited</text:p>
          </table:table-cell>
          <table:table-cell office:value-type="float" office:value="0.1484401382597">
            <text:p>0.1484401</text:p>
          </table:table-cell>
        </table:table-row>
        <table:table-row table:style-name="ro1">
          <table:table-cell office:value-type="string">
            <text:p>request</text:p>
          </table:table-cell>
          <table:table-cell office:value-type="string">
            <text:p>score</text:p>
          </table:table-cell>
          <table:table-cell office:value-type="float" office:value="0.148505673488534">
            <text:p>0.1485057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request</text:p>
          </table:table-cell>
          <table:table-cell office:value-type="float" office:value="0.148505673488534">
            <text:p>0.1485057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reduce</text:p>
          </table:table-cell>
          <table:table-cell office:value-type="float" office:value="0.148601767494997">
            <text:p>0.1486018</text:p>
          </table:table-cell>
        </table:table-row>
        <table:table-row table:style-name="ro2">
          <table:table-cell office:value-type="string">
            <text:p>reduce</text:p>
          </table:table-cell>
          <table:table-cell office:value-type="string">
            <text:p>pii</text:p>
          </table:table-cell>
          <table:table-cell office:value-type="float" office:value="0.148601767494997">
            <text:p>0.1486018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individual</text:p>
          </table:table-cell>
          <table:table-cell office:value-type="float" office:value="0.148601958631791">
            <text:p>0.1486020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enrolled</text:p>
          </table:table-cell>
          <table:table-cell office:value-type="float" office:value="0.148601958631791">
            <text:p>0.1486020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safety</text:p>
          </table:table-cell>
          <table:table-cell office:value-type="float" office:value="0.148638643168714">
            <text:p>0.1486386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string">
            <text:p>reduce</text:p>
          </table:table-cell>
          <table:table-cell office:value-type="float" office:value="0.148638643168714">
            <text:p>0.1486386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prepaid</text:p>
          </table:table-cell>
          <table:table-cell office:value-type="float" office:value="0.148694597932326">
            <text:p>0.1486946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large</text:p>
          </table:table-cell>
          <table:table-cell office:value-type="float" office:value="0.148694597932326">
            <text:p>0.1486946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prepaid</text:p>
          </table:table-cell>
          <table:table-cell office:value-type="float" office:value="0.148706387501522">
            <text:p>0.1487064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financial</text:p>
          </table:table-cell>
          <table:table-cell office:value-type="float" office:value="0.148706387501522">
            <text:p>0.1487064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payment</text:p>
          </table:table-cell>
          <table:table-cell office:value-type="float" office:value="0.148708974249981">
            <text:p>0.1487090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bought</text:p>
          </table:table-cell>
          <table:table-cell office:value-type="float" office:value="0.148708974249981">
            <text:p>0.1487090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lisa</text:p>
          </table:table-cell>
          <table:table-cell office:value-type="float" office:value="0.148715057179353">
            <text:p>0.1487151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apple</text:p>
          </table:table-cell>
          <table:table-cell office:value-type="float" office:value="0.148715057179353">
            <text:p>0.1487151</text:p>
          </table:table-cell>
        </table:table-row>
        <table:table-row table:style-name="ro2">
          <table:table-cell office:value-type="string">
            <text:p>logged</text:p>
          </table:table-cell>
          <table:table-cell office:value-type="string">
            <text:p>smartphone</text:p>
          </table:table-cell>
          <table:table-cell office:value-type="float" office:value="0.148736717023893">
            <text:p>0.1487367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logged</text:p>
          </table:table-cell>
          <table:table-cell office:value-type="float" office:value="0.148736717023893">
            <text:p>0.1487367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these</text:p>
          </table:table-cell>
          <table:table-cell office:value-type="float" office:value="0.14875819933203">
            <text:p>0.1487582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console</text:p>
          </table:table-cell>
          <table:table-cell office:value-type="float" office:value="0.14875819933203">
            <text:p>0.1487582</text:p>
          </table:table-cell>
        </table:table-row>
        <table:table-row table:style-name="ro2">
          <table:table-cell office:value-type="string">
            <text:p>these</text:p>
          </table:table-cell>
          <table:table-cell office:value-type="string">
            <text:p>wii</text:p>
          </table:table-cell>
          <table:table-cell office:value-type="float" office:value="0.14875819933203">
            <text:p>0.1487582</text:p>
          </table:table-cell>
        </table:table-row>
        <table:table-row table:style-name="ro2">
          <table:table-cell office:value-type="string">
            <text:p>wii</text:p>
          </table:table-cell>
          <table:table-cell office:value-type="string">
            <text:p>these</text:p>
          </table:table-cell>
          <table:table-cell office:value-type="float" office:value="0.14875819933203">
            <text:p>0.1487582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these</text:p>
          </table:table-cell>
          <table:table-cell office:value-type="float" office:value="0.148758745629191">
            <text:p>0.1487587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printers</text:p>
          </table:table-cell>
          <table:table-cell office:value-type="float" office:value="0.148758745629191">
            <text:p>0.1487587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representative</text:p>
          </table:table-cell>
          <table:table-cell office:value-type="float" office:value="0.148780570835521">
            <text:p>0.1487806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governors</text:p>
          </table:table-cell>
          <table:table-cell office:value-type="float" office:value="0.148780570835521">
            <text:p>0.1487806</text:p>
          </table:table-cell>
        </table:table-row>
        <table:table-row table:style-name="ro1">
          <table:table-cell office:value-type="string">
            <text:p>allegedly</text:p>
          </table:table-cell>
          <table:table-cell office:value-type="string">
            <text:p>faces</text:p>
          </table:table-cell>
          <table:table-cell office:value-type="float" office:value="0.148933175764421">
            <text:p>0.1489332</text:p>
          </table:table-cell>
        </table:table-row>
        <table:table-row table:style-name="ro1">
          <table:table-cell office:value-type="string">
            <text:p>faces</text:p>
          </table:table-cell>
          <table:table-cell office:value-type="string">
            <text:p>allegedly</text:p>
          </table:table-cell>
          <table:table-cell office:value-type="float" office:value="0.148933175764421">
            <text:p>0.1489332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card</text:p>
          </table:table-cell>
          <table:table-cell office:value-type="float" office:value="0.148948763505854">
            <text:p>0.1489488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angeles</text:p>
          </table:table-cell>
          <table:table-cell office:value-type="float" office:value="0.148948763505854">
            <text:p>0.1489488</text:p>
          </table:table-cell>
        </table:table-row>
        <table:table-row table:style-name="ro2">
          <table:table-cell office:value-type="string">
            <text:p>bring</text:p>
          </table:table-cell>
          <table:table-cell office:value-type="string">
            <text:p>morgan</text:p>
          </table:table-cell>
          <table:table-cell office:value-type="float" office:value="0.14895711083955">
            <text:p>0.1489571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bring</text:p>
          </table:table-cell>
          <table:table-cell office:value-type="float" office:value="0.14895711083955">
            <text:p>0.1489571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financial</text:p>
          </table:table-cell>
          <table:table-cell office:value-type="float" office:value="0.149025835114997">
            <text:p>0.1490258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deposit</text:p>
          </table:table-cell>
          <table:table-cell office:value-type="float" office:value="0.149025835114997">
            <text:p>0.1490258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renew</text:p>
          </table:table-cell>
          <table:table-cell office:value-type="float" office:value="0.149070969423125">
            <text:p>0.1490710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location</text:p>
          </table:table-cell>
          <table:table-cell office:value-type="float" office:value="0.149070969423125">
            <text:p>0.1490710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period</text:p>
          </table:table-cell>
          <table:table-cell office:value-type="float" office:value="0.149072067319423">
            <text:p>0.1490721</text:p>
          </table:table-cell>
        </table:table-row>
        <table:table-row table:style-name="ro1">
          <table:table-cell office:value-type="string">
            <text:p>period</text:p>
          </table:table-cell>
          <table:table-cell table:style-name="ce1" office:value-type="string">
            <text:p>7</text:p>
          </table:table-cell>
          <table:table-cell office:value-type="float" office:value="0.149072067319423">
            <text:p>0.1490721</text:p>
          </table:table-cell>
        </table:table-row>
        <table:table-row table:style-name="ro2">
          <table:table-cell office:value-type="string">
            <text:p>summit</text:p>
          </table:table-cell>
          <table:table-cell office:value-type="string">
            <text:p>wasnt</text:p>
          </table:table-cell>
          <table:table-cell office:value-type="float" office:value="0.149130582696954">
            <text:p>0.1491306</text:p>
          </table:table-cell>
        </table:table-row>
        <table:table-row table:style-name="ro2">
          <table:table-cell office:value-type="string">
            <text:p>wasnt</text:p>
          </table:table-cell>
          <table:table-cell office:value-type="string">
            <text:p>summit</text:p>
          </table:table-cell>
          <table:table-cell office:value-type="float" office:value="0.149130582696954">
            <text:p>0.1491306</text:p>
          </table:table-cell>
        </table:table-row>
        <table:table-row table:style-name="ro2">
          <table:table-cell office:value-type="string">
            <text:p>james</text:p>
          </table:table-cell>
          <table:table-cell office:value-type="string">
            <text:p>lewis</text:p>
          </table:table-cell>
          <table:table-cell office:value-type="float" office:value="0.149172054169782">
            <text:p>0.1491721</text:p>
          </table:table-cell>
        </table:table-row>
        <table:table-row table:style-name="ro2">
          <table:table-cell office:value-type="string">
            <text:p>lewis</text:p>
          </table:table-cell>
          <table:table-cell office:value-type="string">
            <text:p>james</text:p>
          </table:table-cell>
          <table:table-cell office:value-type="float" office:value="0.149172054169782">
            <text:p>0.1491721</text:p>
          </table:table-cell>
        </table:table-row>
        <table:table-row table:style-name="ro1">
          <table:table-cell office:value-type="string">
            <text:p>advisor</text:p>
          </table:table-cell>
          <table:table-cell office:value-type="string">
            <text:p>legal</text:p>
          </table:table-cell>
          <table:table-cell office:value-type="float" office:value="0.149235916190839">
            <text:p>0.1492359</text:p>
          </table:table-cell>
        </table:table-row>
        <table:table-row table:style-name="ro1">
          <table:table-cell office:value-type="string">
            <text:p>legal</text:p>
          </table:table-cell>
          <table:table-cell office:value-type="string">
            <text:p>advisor</text:p>
          </table:table-cell>
          <table:table-cell office:value-type="float" office:value="0.149235916190839">
            <text:p>0.1492359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played</text:p>
          </table:table-cell>
          <table:table-cell office:value-type="float" office:value="0.149258236024609">
            <text:p>0.1492582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challenge</text:p>
          </table:table-cell>
          <table:table-cell office:value-type="float" office:value="0.149258236024609">
            <text:p>0.1492582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string">
            <text:p>notes</text:p>
          </table:table-cell>
          <table:table-cell office:value-type="float" office:value="0.149265556565954">
            <text:p>0.1492656</text:p>
          </table:table-cell>
        </table:table-row>
        <table:table-row table:style-name="ro1">
          <table:table-cell office:value-type="string">
            <text:p>notes</text:p>
          </table:table-cell>
          <table:table-cell office:value-type="string">
            <text:p>call</text:p>
          </table:table-cell>
          <table:table-cell office:value-type="float" office:value="0.149265556565954">
            <text:p>0.1492656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prepaid</text:p>
          </table:table-cell>
          <table:table-cell office:value-type="float" office:value="0.149307321680488">
            <text:p>0.1493073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apparent</text:p>
          </table:table-cell>
          <table:table-cell office:value-type="float" office:value="0.149307321680488">
            <text:p>0.1493073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receive</text:p>
          </table:table-cell>
          <table:table-cell office:value-type="float" office:value="0.149458688175644">
            <text:p>0.1494587</text:p>
          </table:table-cell>
        </table:table-row>
        <table:table-row table:style-name="ro1">
          <table:table-cell office:value-type="string">
            <text:p>receive</text:p>
          </table:table-cell>
          <table:table-cell office:value-type="string">
            <text:p>documentation</text:p>
          </table:table-cell>
          <table:table-cell office:value-type="float" office:value="0.149458688175644">
            <text:p>0.1494587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sophisticated</text:p>
          </table:table-cell>
          <table:table-cell office:value-type="float" office:value="0.149488906206635">
            <text:p>0.1494889</text:p>
          </table:table-cell>
        </table:table-row>
        <table:table-row table:style-name="ro1">
          <table:table-cell office:value-type="string">
            <text:p>sophisticated</text:p>
          </table:table-cell>
          <table:table-cell office:value-type="string">
            <text:p>highly</text:p>
          </table:table-cell>
          <table:table-cell office:value-type="float" office:value="0.149488906206635">
            <text:p>0.1494889</text:p>
          </table:table-cell>
        </table:table-row>
        <table:table-row table:style-name="ro2">
          <table:table-cell office:value-type="string">
            <text:p>design</text:p>
          </table:table-cell>
          <table:table-cell office:value-type="string">
            <text:p>itunes</text:p>
          </table:table-cell>
          <table:table-cell office:value-type="float" office:value="0.149525975114256">
            <text:p>0.1495260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design</text:p>
          </table:table-cell>
          <table:table-cell office:value-type="float" office:value="0.149525975114256">
            <text:p>0.1495260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standards</text:p>
          </table:table-cell>
          <table:table-cell office:value-type="float" office:value="0.149531611604582">
            <text:p>0.1495316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preparers</text:p>
          </table:table-cell>
          <table:table-cell office:value-type="float" office:value="0.149531611604582">
            <text:p>0.1495316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recycling</text:p>
          </table:table-cell>
          <table:table-cell office:value-type="float" office:value="0.149549206240608">
            <text:p>0.1495492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erase</text:p>
          </table:table-cell>
          <table:table-cell office:value-type="float" office:value="0.149549206240608">
            <text:p>0.1495492</text:p>
          </table:table-cell>
        </table:table-row>
        <table:table-row table:style-name="ro1">
          <table:table-cell office:value-type="string">
            <text:p>infect</text:p>
          </table:table-cell>
          <table:table-cell office:value-type="string">
            <text:p>infected</text:p>
          </table:table-cell>
          <table:table-cell office:value-type="float" office:value="0.149813213957705">
            <text:p>0.1498132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infect</text:p>
          </table:table-cell>
          <table:table-cell office:value-type="float" office:value="0.149813213957705">
            <text:p>0.1498132</text:p>
          </table:table-cell>
        </table:table-row>
        <table:table-row table:style-name="ro2">
          <table:table-cell office:value-type="string">
            <text:p>bob</text:p>
          </table:table-cell>
          <table:table-cell office:value-type="string">
            <text:p>hughes</text:p>
          </table:table-cell>
          <table:table-cell office:value-type="float" office:value="0.149971256741316">
            <text:p>0.1499713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bob</text:p>
          </table:table-cell>
          <table:table-cell office:value-type="float" office:value="0.149971256741316">
            <text:p>0.1499713</text:p>
          </table:table-cell>
        </table:table-row>
        <table:table-row table:style-name="ro2">
          <table:table-cell office:value-type="string">
            <text:p>bob</text:p>
          </table:table-cell>
          <table:table-cell office:value-type="string">
            <text:p>vernon</text:p>
          </table:table-cell>
          <table:table-cell office:value-type="float" office:value="0.149971779019675">
            <text:p>0.1499718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bob</text:p>
          </table:table-cell>
          <table:table-cell office:value-type="float" office:value="0.149971779019675">
            <text:p>0.1499718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hotel</text:p>
          </table:table-cell>
          <table:table-cell office:value-type="float" office:value="0.150000174157017">
            <text:p>0.1500002</text:p>
          </table:table-cell>
        </table:table-row>
        <table:table-row table:style-name="ro2">
          <table:table-cell office:value-type="string">
            <text:p>hotel</text:p>
          </table:table-cell>
          <table:table-cell office:value-type="string">
            <text:p>app</text:p>
          </table:table-cell>
          <table:table-cell office:value-type="float" office:value="0.150000174157017">
            <text:p>0.1500002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village</text:p>
          </table:table-cell>
          <table:table-cell office:value-type="float" office:value="0.150015710949313">
            <text:p>0.1500157</text:p>
          </table:table-cell>
        </table:table-row>
        <table:table-row table:style-name="ro2">
          <table:table-cell office:value-type="string">
            <text:p>village</text:p>
          </table:table-cell>
          <table:table-cell office:value-type="string">
            <text:p>fbi</text:p>
          </table:table-cell>
          <table:table-cell office:value-type="float" office:value="0.150015710949313">
            <text:p>0.1500157</text:p>
          </table:table-cell>
        </table:table-row>
        <table:table-row table:style-name="ro1">
          <table:table-cell office:value-type="string">
            <text:p>logged</text:p>
          </table:table-cell>
          <table:table-cell office:value-type="string">
            <text:p>phones</text:p>
          </table:table-cell>
          <table:table-cell office:value-type="float" office:value="0.150036553279874">
            <text:p>0.1500366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logged</text:p>
          </table:table-cell>
          <table:table-cell office:value-type="float" office:value="0.150036553279874">
            <text:p>0.1500366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swipe</text:p>
          </table:table-cell>
          <table:table-cell office:value-type="float" office:value="0.150062204041935">
            <text:p>0.1500622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authorities</text:p>
          </table:table-cell>
          <table:table-cell office:value-type="float" office:value="0.150062204041935">
            <text:p>0.1500622</text:p>
          </table:table-cell>
        </table:table-row>
        <table:table-row table:style-name="ro1">
          <table:table-cell office:value-type="string">
            <text:p>consumer</text:p>
          </table:table-cell>
          <table:table-cell office:value-type="string">
            <text:p>loans</text:p>
          </table:table-cell>
          <table:table-cell office:value-type="float" office:value="0.150083278678022">
            <text:p>0.1500833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consumer</text:p>
          </table:table-cell>
          <table:table-cell office:value-type="float" office:value="0.150083278678022">
            <text:p>0.1500833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off</text:p>
          </table:table-cell>
          <table:table-cell office:value-type="float" office:value="0.150205643032137">
            <text:p>0.1502056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off</text:p>
          </table:table-cell>
          <table:table-cell office:value-type="float" office:value="0.150205643032137">
            <text:p>0.1502056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off</text:p>
          </table:table-cell>
          <table:table-cell office:value-type="float" office:value="0.150205643032137">
            <text:p>0.150205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golden</text:p>
          </table:table-cell>
          <table:table-cell office:value-type="float" office:value="0.150205643032137">
            <text:p>0.150205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eagles</text:p>
          </table:table-cell>
          <table:table-cell office:value-type="float" office:value="0.150205643032137">
            <text:p>0.150205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martin</text:p>
          </table:table-cell>
          <table:table-cell office:value-type="float" office:value="0.150205643032137">
            <text:p>0.1502056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off</text:p>
          </table:table-cell>
          <table:table-cell office:value-type="float" office:value="0.150205843622341">
            <text:p>0.1502058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string">
            <text:p>brey</text:p>
          </table:table-cell>
          <table:table-cell office:value-type="float" office:value="0.150205843622341">
            <text:p>0.1502058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off</text:p>
          </table:table-cell>
          <table:table-cell office:value-type="float" office:value="0.150206044485737">
            <text:p>0.1502060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string">
            <text:p>marquette</text:p>
          </table:table-cell>
          <table:table-cell office:value-type="float" office:value="0.150206044485737">
            <text:p>0.150206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off</text:p>
          </table:table-cell>
          <table:table-cell office:value-type="float" office:value="0.150206648723807">
            <text:p>0.1502066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string">
            <text:p>irish</text:p>
          </table:table-cell>
          <table:table-cell office:value-type="float" office:value="0.150206648723807">
            <text:p>0.1502066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pleaded</text:p>
          </table:table-cell>
          <table:table-cell office:value-type="float" office:value="0.150240075156438">
            <text:p>0.1502401</text:p>
          </table:table-cell>
        </table:table-row>
        <table:table-row table:style-name="ro2">
          <table:table-cell office:value-type="string">
            <text:p>pleaded</text:p>
          </table:table-cell>
          <table:table-cell office:value-type="string">
            <text:p>bustos</text:p>
          </table:table-cell>
          <table:table-cell office:value-type="float" office:value="0.150240075156438">
            <text:p>0.1502401</text:p>
          </table:table-cell>
        </table:table-row>
        <table:table-row table:style-name="ro2">
          <table:table-cell office:value-type="string">
            <text:p>pleaded</text:p>
          </table:table-cell>
          <table:table-cell office:value-type="string">
            <text:p>witham</text:p>
          </table:table-cell>
          <table:table-cell office:value-type="float" office:value="0.150240504260258">
            <text:p>0.1502405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pleaded</text:p>
          </table:table-cell>
          <table:table-cell office:value-type="float" office:value="0.150240504260258">
            <text:p>0.1502405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movie</text:p>
          </table:table-cell>
          <table:table-cell office:value-type="float" office:value="0.150249179101464">
            <text:p>0.1502492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dangerous</text:p>
          </table:table-cell>
          <table:table-cell office:value-type="float" office:value="0.150249179101464">
            <text:p>0.1502492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desktop</text:p>
          </table:table-cell>
          <table:table-cell office:value-type="float" office:value="0.150280280586502">
            <text:p>0.1502803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string">
            <text:p>authentication</text:p>
          </table:table-cell>
          <table:table-cell office:value-type="float" office:value="0.150280280586502">
            <text:p>0.1502803</text:p>
          </table:table-cell>
        </table:table-row>
        <table:table-row table:style-name="ro2">
          <table:table-cell office:value-type="string">
            <text:p>deceased</text:p>
          </table:table-cell>
          <table:table-cell office:value-type="string">
            <text:p>miami</text:p>
          </table:table-cell>
          <table:table-cell office:value-type="float" office:value="0.150431324267188">
            <text:p>0.1504313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deceased</text:p>
          </table:table-cell>
          <table:table-cell office:value-type="float" office:value="0.150431324267188">
            <text:p>0.1504313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medical</text:p>
          </table:table-cell>
          <table:table-cell office:value-type="float" office:value="0.150537165976057">
            <text:p>0.1505372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string">
            <text:p>health</text:p>
          </table:table-cell>
          <table:table-cell office:value-type="float" office:value="0.150537165976057">
            <text:p>0.1505372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development</text:p>
          </table:table-cell>
          <table:table-cell office:value-type="float" office:value="0.150565859384475">
            <text:p>0.1505659</text:p>
          </table:table-cell>
        </table:table-row>
        <table:table-row table:style-name="ro2">
          <table:table-cell office:value-type="string">
            <text:p>development</text:p>
          </table:table-cell>
          <table:table-cell office:value-type="string">
            <text:p>cirio</text:p>
          </table:table-cell>
          <table:table-cell office:value-type="float" office:value="0.150565859384475">
            <text:p>0.1505659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development</text:p>
          </table:table-cell>
          <table:table-cell office:value-type="float" office:value="0.150566410215743">
            <text:p>0.1505664</text:p>
          </table:table-cell>
        </table:table-row>
        <table:table-row table:style-name="ro2">
          <table:table-cell office:value-type="string">
            <text:p>development</text:p>
          </table:table-cell>
          <table:table-cell office:value-type="string">
            <text:p>cirios</text:p>
          </table:table-cell>
          <table:table-cell office:value-type="float" office:value="0.150566410215743">
            <text:p>0.1505664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offshore</text:p>
          </table:table-cell>
          <table:table-cell office:value-type="float" office:value="0.150566410215743">
            <text:p>0.1505664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development</text:p>
          </table:table-cell>
          <table:table-cell office:value-type="float" office:value="0.150566410215743">
            <text:p>0.1505664</text:p>
          </table:table-cell>
        </table:table-row>
        <table:table-row table:style-name="ro1">
          <table:table-cell office:value-type="string">
            <text:p>easily</text:p>
          </table:table-cell>
          <table:table-cell office:value-type="string">
            <text:p>mailbox</text:p>
          </table:table-cell>
          <table:table-cell office:value-type="float" office:value="0.150594222813375">
            <text:p>0.1505942</text:p>
          </table:table-cell>
        </table:table-row>
        <table:table-row table:style-name="ro1">
          <table:table-cell office:value-type="string">
            <text:p>mailbox</text:p>
          </table:table-cell>
          <table:table-cell office:value-type="string">
            <text:p>easily</text:p>
          </table:table-cell>
          <table:table-cell office:value-type="float" office:value="0.150594222813375">
            <text:p>0.1505942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string">
            <text:p>reduce</text:p>
          </table:table-cell>
          <table:table-cell office:value-type="float" office:value="0.150644799849081">
            <text:p>0.1506448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powerful</text:p>
          </table:table-cell>
          <table:table-cell office:value-type="float" office:value="0.150644799849081">
            <text:p>0.1506448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approximately</text:p>
          </table:table-cell>
          <table:table-cell office:value-type="float" office:value="0.150709636725574">
            <text:p>0.1507096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agent</text:p>
          </table:table-cell>
          <table:table-cell office:value-type="float" office:value="0.150709636725574">
            <text:p>0.1507096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pretending</text:p>
          </table:table-cell>
          <table:table-cell office:value-type="float" office:value="0.150765346010527">
            <text:p>0.1507653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exploit</text:p>
          </table:table-cell>
          <table:table-cell office:value-type="float" office:value="0.150765346010527">
            <text:p>0.1507653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first</text:p>
          </table:table-cell>
          <table:table-cell office:value-type="float" office:value="0.150884510311959">
            <text:p>0.1508845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apple</text:p>
          </table:table-cell>
          <table:table-cell office:value-type="float" office:value="0.150884510311959">
            <text:p>0.1508845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processed</text:p>
          </table:table-cell>
          <table:table-cell office:value-type="float" office:value="0.150911356110355">
            <text:p>0.1509114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direct</text:p>
          </table:table-cell>
          <table:table-cell office:value-type="float" office:value="0.150911356110355">
            <text:p>0.1509114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refund</text:p>
          </table:table-cell>
          <table:table-cell office:value-type="float" office:value="0.15092962297258">
            <text:p>0.1509296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financial</text:p>
          </table:table-cell>
          <table:table-cell office:value-type="float" office:value="0.15092962297258">
            <text:p>0.1509296</text:p>
          </table:table-cell>
        </table:table-row>
        <table:table-row table:style-name="ro1">
          <table:table-cell office:value-type="string">
            <text:p>guess</text:p>
          </table:table-cell>
          <table:table-cell office:value-type="string">
            <text:p>higher</text:p>
          </table:table-cell>
          <table:table-cell office:value-type="float" office:value="0.150962994263244">
            <text:p>0.1509630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guess</text:p>
          </table:table-cell>
          <table:table-cell office:value-type="float" office:value="0.150962994263244">
            <text:p>0.1509630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spokesperson</text:p>
          </table:table-cell>
          <table:table-cell office:value-type="float" office:value="0.150963694977426">
            <text:p>0.1509637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department</text:p>
          </table:table-cell>
          <table:table-cell office:value-type="float" office:value="0.150963694977426">
            <text:p>0.1509637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researchers</text:p>
          </table:table-cell>
          <table:table-cell office:value-type="float" office:value="0.150995959001699">
            <text:p>0.1509960</text:p>
          </table:table-cell>
        </table:table-row>
        <table:table-row table:style-name="ro1">
          <table:table-cell office:value-type="string">
            <text:p>researchers</text:p>
          </table:table-cell>
          <table:table-cell office:value-type="string">
            <text:p>messages</text:p>
          </table:table-cell>
          <table:table-cell office:value-type="float" office:value="0.150995959001699">
            <text:p>0.1509960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program</text:p>
          </table:table-cell>
          <table:table-cell office:value-type="float" office:value="0.151043336497963">
            <text:p>0.1510433</text:p>
          </table:table-cell>
        </table:table-row>
        <table:table-row table:style-name="ro2">
          <table:table-cell office:value-type="string">
            <text:p>program</text:p>
          </table:table-cell>
          <table:table-cell office:value-type="string">
            <text:p>jackson</text:p>
          </table:table-cell>
          <table:table-cell office:value-type="float" office:value="0.151043336497963">
            <text:p>0.1510433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registered</text:p>
          </table:table-cell>
          <table:table-cell office:value-type="float" office:value="0.151055788556023">
            <text:p>0.1510558</text:p>
          </table:table-cell>
        </table:table-row>
        <table:table-row table:style-name="ro1">
          <table:table-cell office:value-type="string">
            <text:p>registered</text:p>
          </table:table-cell>
          <table:table-cell office:value-type="string">
            <text:p>100k</text:p>
          </table:table-cell>
          <table:table-cell office:value-type="float" office:value="0.151055788556023">
            <text:p>0.1510558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reasons</text:p>
          </table:table-cell>
          <table:table-cell office:value-type="float" office:value="0.151062831812434">
            <text:p>0.1510628</text:p>
          </table:table-cell>
        </table:table-row>
        <table:table-row table:style-name="ro1">
          <table:table-cell office:value-type="string">
            <text:p>reasons</text:p>
          </table:table-cell>
          <table:table-cell office:value-type="string">
            <text:p>creditor</text:p>
          </table:table-cell>
          <table:table-cell office:value-type="float" office:value="0.151062831812434">
            <text:p>0.1510628</text:p>
          </table:table-cell>
        </table:table-row>
        <table:table-row table:style-name="ro1">
          <table:table-cell office:value-type="string">
            <text:p>clearing</text:p>
          </table:table-cell>
          <table:table-cell office:value-type="string">
            <text:p>emails</text:p>
          </table:table-cell>
          <table:table-cell office:value-type="float" office:value="0.15110702768338">
            <text:p>0.1511070</text:p>
          </table:table-cell>
        </table:table-row>
        <table:table-row table:style-name="ro1">
          <table:table-cell office:value-type="string">
            <text:p>emails</text:p>
          </table:table-cell>
          <table:table-cell office:value-type="string">
            <text:p>clearing</text:p>
          </table:table-cell>
          <table:table-cell office:value-type="float" office:value="0.15110702768338">
            <text:p>0.1511070</text:p>
          </table:table-cell>
        </table:table-row>
        <table:table-row table:style-name="ro1">
          <table:table-cell office:value-type="string">
            <text:p>groups</text:p>
          </table:table-cell>
          <table:table-cell office:value-type="string">
            <text:p>task</text:p>
          </table:table-cell>
          <table:table-cell office:value-type="float" office:value="0.151119468805753">
            <text:p>0.1511195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groups</text:p>
          </table:table-cell>
          <table:table-cell office:value-type="float" office:value="0.151119468805753">
            <text:p>0.1511195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shred</text:p>
          </table:table-cell>
          <table:table-cell office:value-type="float" office:value="0.151292475411022">
            <text:p>0.1512925</text:p>
          </table:table-cell>
        </table:table-row>
        <table:table-row table:style-name="ro1">
          <table:table-cell office:value-type="string">
            <text:p>shred</text:p>
          </table:table-cell>
          <table:table-cell office:value-type="string">
            <text:p>carry</text:p>
          </table:table-cell>
          <table:table-cell office:value-type="float" office:value="0.151292475411022">
            <text:p>0.1512925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processed</text:p>
          </table:table-cell>
          <table:table-cell office:value-type="float" office:value="0.15137180999807">
            <text:p>0.1513718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deposited</text:p>
          </table:table-cell>
          <table:table-cell office:value-type="float" office:value="0.15137180999807">
            <text:p>0.1513718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these</text:p>
          </table:table-cell>
          <table:table-cell office:value-type="float" office:value="0.151613638921221">
            <text:p>0.1516136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rid</text:p>
          </table:table-cell>
          <table:table-cell office:value-type="float" office:value="0.151613638921221">
            <text:p>0.1516136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off</text:p>
          </table:table-cell>
          <table:table-cell office:value-type="float" office:value="0.151615572839129">
            <text:p>0.1516156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string">
            <text:p>notre</text:p>
          </table:table-cell>
          <table:table-cell office:value-type="float" office:value="0.151615572839129">
            <text:p>0.1516156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scammers</text:p>
          </table:table-cell>
          <table:table-cell office:value-type="float" office:value="0.151637824615927">
            <text:p>0.1516378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ebay</text:p>
          </table:table-cell>
          <table:table-cell office:value-type="float" office:value="0.151637824615927">
            <text:p>0.1516378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reset</text:p>
          </table:table-cell>
          <table:table-cell office:value-type="float" office:value="0.151696142354541">
            <text:p>0.1516961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delete</text:p>
          </table:table-cell>
          <table:table-cell office:value-type="float" office:value="0.151696142354541">
            <text:p>0.1516961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stored</text:p>
          </table:table-cell>
          <table:table-cell office:value-type="float" office:value="0.151700944996728">
            <text:p>0.1517009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ealize</text:p>
          </table:table-cell>
          <table:table-cell office:value-type="float" office:value="0.151700944996728">
            <text:p>0.1517009</text:p>
          </table:table-cell>
        </table:table-row>
        <table:table-row table:style-name="ro2">
          <table:table-cell office:value-type="string">
            <text:p>january</text:p>
          </table:table-cell>
          <table:table-cell office:value-type="string">
            <text:p>lower</text:p>
          </table:table-cell>
          <table:table-cell office:value-type="float" office:value="0.151717795919431">
            <text:p>0.1517178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january</text:p>
          </table:table-cell>
          <table:table-cell office:value-type="float" office:value="0.151717795919431">
            <text:p>0.1517178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tap</text:p>
          </table:table-cell>
          <table:table-cell office:value-type="float" office:value="0.151889805464711">
            <text:p>0.1518898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recycling</text:p>
          </table:table-cell>
          <table:table-cell office:value-type="float" office:value="0.151889805464711">
            <text:p>0.1518898</text:p>
          </table:table-cell>
        </table:table-row>
        <table:table-row table:style-name="ro1">
          <table:table-cell office:value-type="string">
            <text:p>impostor</text:p>
          </table:table-cell>
          <table:table-cell office:value-type="string">
            <text:p>rose</text:p>
          </table:table-cell>
          <table:table-cell office:value-type="float" office:value="0.151989021465937">
            <text:p>0.1519890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impostor</text:p>
          </table:table-cell>
          <table:table-cell office:value-type="float" office:value="0.151989021465937">
            <text:p>0.1519890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off</text:p>
          </table:table-cell>
          <table:table-cell office:value-type="float" office:value="0.152072412494119">
            <text:p>0.1520724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dame</text:p>
          </table:table-cell>
          <table:table-cell office:value-type="float" office:value="0.152072412494119">
            <text:p>0.1520724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sample</text:p>
          </table:table-cell>
          <table:table-cell office:value-type="float" office:value="0.152319142328305">
            <text:p>0.1523191</text:p>
          </table:table-cell>
        </table:table-row>
        <table:table-row table:style-name="ro2">
          <table:table-cell office:value-type="string">
            <text:p>sample</text:p>
          </table:table-cell>
          <table:table-cell office:value-type="string">
            <text:p>creditcard</text:p>
          </table:table-cell>
          <table:table-cell office:value-type="float" office:value="0.152319142328305">
            <text:p>0.1523191</text:p>
          </table:table-cell>
        </table:table-row>
        <table:table-row table:style-name="ro2">
          <table:table-cell office:value-type="string">
            <text:p>dollar</text:p>
          </table:table-cell>
          <table:table-cell office:value-type="string">
            <text:p>fincen</text:p>
          </table:table-cell>
          <table:table-cell office:value-type="float" office:value="0.152362608513876">
            <text:p>0.1523626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dollar</text:p>
          </table:table-cell>
          <table:table-cell office:value-type="float" office:value="0.152362608513876">
            <text:p>0.1523626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volume</text:p>
          </table:table-cell>
          <table:table-cell office:value-type="float" office:value="0.152362770034621">
            <text:p>0.1523628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ollar</text:p>
          </table:table-cell>
          <table:table-cell office:value-type="float" office:value="0.152362770034621">
            <text:p>0.1523628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inconsistent</text:p>
          </table:table-cell>
          <table:table-cell office:value-type="float" office:value="0.152362931472638">
            <text:p>0.1523629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dollar</text:p>
          </table:table-cell>
          <table:table-cell office:value-type="float" office:value="0.152362931472638">
            <text:p>0.1523629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did</text:p>
          </table:table-cell>
          <table:table-cell office:value-type="float" office:value="0.152406403565992">
            <text:p>0.1524064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confused</text:p>
          </table:table-cell>
          <table:table-cell office:value-type="float" office:value="0.152406403565992">
            <text:p>0.1524064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licenses</text:p>
          </table:table-cell>
          <table:table-cell office:value-type="float" office:value="0.152428662868596">
            <text:p>0.1524287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date</text:p>
          </table:table-cell>
          <table:table-cell office:value-type="float" office:value="0.152428662868596">
            <text:p>0.1524287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winnetka</text:p>
          </table:table-cell>
          <table:table-cell office:value-type="float" office:value="0.152492342158702">
            <text:p>0.1524923</text:p>
          </table:table-cell>
        </table:table-row>
        <table:table-row table:style-name="ro2">
          <table:table-cell office:value-type="string">
            <text:p>winnetka</text:p>
          </table:table-cell>
          <table:table-cell office:value-type="string">
            <text:p>loss</text:p>
          </table:table-cell>
          <table:table-cell office:value-type="float" office:value="0.152492342158702">
            <text:p>0.1524923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saved</text:p>
          </table:table-cell>
          <table:table-cell office:value-type="float" office:value="0.152501044278588">
            <text:p>0.1525010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option</text:p>
          </table:table-cell>
          <table:table-cell office:value-type="float" office:value="0.152501044278588">
            <text:p>0.1525010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deposit</text:p>
          </table:table-cell>
          <table:table-cell office:value-type="float" office:value="0.152502769064376">
            <text:p>0.1525028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apparent</text:p>
          </table:table-cell>
          <table:table-cell office:value-type="float" office:value="0.152502769064376">
            <text:p>0.1525028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countries</text:p>
          </table:table-cell>
          <table:table-cell office:value-type="float" office:value="0.152599362435366">
            <text:p>0.1525994</text:p>
          </table:table-cell>
        </table:table-row>
        <table:table-row table:style-name="ro2">
          <table:table-cell office:value-type="string">
            <text:p>countries</text:p>
          </table:table-cell>
          <table:table-cell office:value-type="string">
            <text:p>cirio</text:p>
          </table:table-cell>
          <table:table-cell office:value-type="float" office:value="0.152599362435366">
            <text:p>0.1525994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countries</text:p>
          </table:table-cell>
          <table:table-cell office:value-type="float" office:value="0.152600642585244">
            <text:p>0.1526006</text:p>
          </table:table-cell>
        </table:table-row>
        <table:table-row table:style-name="ro2">
          <table:table-cell office:value-type="string">
            <text:p>countries</text:p>
          </table:table-cell>
          <table:table-cell office:value-type="string">
            <text:p>cirios</text:p>
          </table:table-cell>
          <table:table-cell office:value-type="float" office:value="0.152600642585244">
            <text:p>0.1526006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offshore</text:p>
          </table:table-cell>
          <table:table-cell office:value-type="float" office:value="0.152600642585244">
            <text:p>0.1526006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countries</text:p>
          </table:table-cell>
          <table:table-cell office:value-type="float" office:value="0.152600642585244">
            <text:p>0.1526006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important</text:p>
          </table:table-cell>
          <table:table-cell office:value-type="float" office:value="0.152615600087367">
            <text:p>0.1526156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string">
            <text:p>carry</text:p>
          </table:table-cell>
          <table:table-cell office:value-type="float" office:value="0.152615600087367">
            <text:p>0.1526156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logged</text:p>
          </table:table-cell>
          <table:table-cell office:value-type="float" office:value="0.15267251145343">
            <text:p>0.1526725</text:p>
          </table:table-cell>
        </table:table-row>
        <table:table-row table:style-name="ro2">
          <table:table-cell office:value-type="string">
            <text:p>logged</text:p>
          </table:table-cell>
          <table:table-cell office:value-type="string">
            <text:p>apps</text:p>
          </table:table-cell>
          <table:table-cell office:value-type="float" office:value="0.15267251145343">
            <text:p>0.1526725</text:p>
          </table:table-cell>
        </table:table-row>
        <table:table-row table:style-name="ro2">
          <table:table-cell office:value-type="string">
            <text:p>real</text:p>
          </table:table-cell>
          <table:table-cell office:value-type="string">
            <text:p>vernon</text:p>
          </table:table-cell>
          <table:table-cell office:value-type="float" office:value="0.152793018874151">
            <text:p>0.1527930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real</text:p>
          </table:table-cell>
          <table:table-cell office:value-type="float" office:value="0.152793018874151">
            <text:p>0.1527930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real</text:p>
          </table:table-cell>
          <table:table-cell office:value-type="float" office:value="0.152793805419016">
            <text:p>0.1527938</text:p>
          </table:table-cell>
        </table:table-row>
        <table:table-row table:style-name="ro2">
          <table:table-cell office:value-type="string">
            <text:p>real</text:p>
          </table:table-cell>
          <table:table-cell office:value-type="string">
            <text:p>hughes</text:p>
          </table:table-cell>
          <table:table-cell office:value-type="float" office:value="0.152793805419016">
            <text:p>0.1527938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workers</text:p>
          </table:table-cell>
          <table:table-cell office:value-type="float" office:value="0.152804268036622">
            <text:p>0.1528043</text:p>
          </table:table-cell>
        </table:table-row>
        <table:table-row table:style-name="ro2">
          <table:table-cell office:value-type="string">
            <text:p>workers</text:p>
          </table:table-cell>
          <table:table-cell office:value-type="string">
            <text:p>miami</text:p>
          </table:table-cell>
          <table:table-cell office:value-type="float" office:value="0.152804268036622">
            <text:p>0.1528043</text:p>
          </table:table-cell>
        </table:table-row>
        <table:table-row table:style-name="ro2">
          <table:table-cell office:value-type="string">
            <text:p>floridas</text:p>
          </table:table-cell>
          <table:table-cell office:value-type="string">
            <text:p>prepare</text:p>
          </table:table-cell>
          <table:table-cell office:value-type="float" office:value="0.152815027843277">
            <text:p>0.1528150</text:p>
          </table:table-cell>
        </table:table-row>
        <table:table-row table:style-name="ro2">
          <table:table-cell office:value-type="string">
            <text:p>prepare</text:p>
          </table:table-cell>
          <table:table-cell office:value-type="string">
            <text:p>floridas</text:p>
          </table:table-cell>
          <table:table-cell office:value-type="float" office:value="0.152815027843277">
            <text:p>0.1528150</text:p>
          </table:table-cell>
        </table:table-row>
        <table:table-row table:style-name="ro1">
          <table:table-cell table:style-name="ce1" office:value-type="string">
            <text:p>8</text:p>
          </table:table-cell>
          <table:table-cell office:value-type="string">
            <text:p>outstanding</text:p>
          </table:table-cell>
          <table:table-cell office:value-type="float" office:value="0.152827950730177">
            <text:p>0.1528280</text:p>
          </table:table-cell>
        </table:table-row>
        <table:table-row table:style-name="ro1">
          <table:table-cell office:value-type="string">
            <text:p>outstanding</text:p>
          </table:table-cell>
          <table:table-cell table:style-name="ce1" office:value-type="string">
            <text:p>8</text:p>
          </table:table-cell>
          <table:table-cell office:value-type="float" office:value="0.152827950730177">
            <text:p>0.1528280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researchers</text:p>
          </table:table-cell>
          <table:table-cell office:value-type="float" office:value="0.152868355739421">
            <text:p>0.1528684</text:p>
          </table:table-cell>
        </table:table-row>
        <table:table-row table:style-name="ro1">
          <table:table-cell office:value-type="string">
            <text:p>researchers</text:p>
          </table:table-cell>
          <table:table-cell office:value-type="string">
            <text:p>malicious</text:p>
          </table:table-cell>
          <table:table-cell office:value-type="float" office:value="0.152868355739421">
            <text:p>0.1528684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string">
            <text:p>lower</text:p>
          </table:table-cell>
          <table:table-cell office:value-type="float" office:value="0.152891099814016">
            <text:p>0.1528911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date</text:p>
          </table:table-cell>
          <table:table-cell office:value-type="float" office:value="0.152891099814016">
            <text:p>0.1528911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off</text:p>
          </table:table-cell>
          <table:table-cell office:value-type="float" office:value="0.152937527528427">
            <text:p>0.1529375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games</text:p>
          </table:table-cell>
          <table:table-cell office:value-type="float" office:value="0.152937527528427">
            <text:p>0.1529375</text:p>
          </table:table-cell>
        </table:table-row>
        <table:table-row table:style-name="ro2">
          <table:table-cell table:style-name="ce1" office:value-type="string">
            <text:p>50000</text:p>
          </table:table-cell>
          <table:table-cell office:value-type="string">
            <text:p>hughes</text:p>
          </table:table-cell>
          <table:table-cell office:value-type="float" office:value="0.152952246356823">
            <text:p>0.1529522</text:p>
          </table:table-cell>
        </table:table-row>
        <table:table-row table:style-name="ro2">
          <table:table-cell office:value-type="string">
            <text:p>hughes</text:p>
          </table:table-cell>
          <table:table-cell table:style-name="ce1" office:value-type="string">
            <text:p>50000</text:p>
          </table:table-cell>
          <table:table-cell office:value-type="float" office:value="0.152952246356823">
            <text:p>0.1529522</text:p>
          </table:table-cell>
        </table:table-row>
        <table:table-row table:style-name="ro2">
          <table:table-cell table:style-name="ce1" office:value-type="string">
            <text:p>50000</text:p>
          </table:table-cell>
          <table:table-cell office:value-type="string">
            <text:p>vernon</text:p>
          </table:table-cell>
          <table:table-cell office:value-type="float" office:value="0.152955893577921">
            <text:p>0.1529559</text:p>
          </table:table-cell>
        </table:table-row>
        <table:table-row table:style-name="ro2">
          <table:table-cell office:value-type="string">
            <text:p>vernon</text:p>
          </table:table-cell>
          <table:table-cell table:style-name="ce1" office:value-type="string">
            <text:p>50000</text:p>
          </table:table-cell>
          <table:table-cell office:value-type="float" office:value="0.152955893577921">
            <text:p>0.1529559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reformat</text:p>
          </table:table-cell>
          <table:table-cell office:value-type="float" office:value="0.152994444875284">
            <text:p>0.1529944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recycling</text:p>
          </table:table-cell>
          <table:table-cell office:value-type="float" office:value="0.152994444875284">
            <text:p>0.1529944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string">
            <text:p>sunday</text:p>
          </table:table-cell>
          <table:table-cell office:value-type="float" office:value="0.152995480696392">
            <text:p>0.1529955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off</text:p>
          </table:table-cell>
          <table:table-cell office:value-type="float" office:value="0.152995480696392">
            <text:p>0.1529955</text:p>
          </table:table-cell>
        </table:table-row>
        <table:table-row table:style-name="ro1">
          <table:table-cell office:value-type="string">
            <text:p>banks</text:p>
          </table:table-cell>
          <table:table-cell office:value-type="string">
            <text:p>task</text:p>
          </table:table-cell>
          <table:table-cell office:value-type="float" office:value="0.153310517671166">
            <text:p>0.1533105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banks</text:p>
          </table:table-cell>
          <table:table-cell office:value-type="float" office:value="0.153310517671166">
            <text:p>0.1533105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registered</text:p>
          </table:table-cell>
          <table:table-cell office:value-type="float" office:value="0.153311748648308">
            <text:p>0.1533117</text:p>
          </table:table-cell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percapita</text:p>
          </table:table-cell>
          <table:table-cell office:value-type="float" office:value="0.153311748648308">
            <text:p>0.1533117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olomon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tation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rosa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calif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calif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station</text:p>
          </table:table-cell>
          <table:table-cell office:value-type="string">
            <text:p>calif</text:p>
          </table:table-cell>
          <table:table-cell office:value-type="float" office:value="0.153318267493722">
            <text:p>0.1533183</text:p>
          </table:table-cell>
        </table:table-row>
        <table:table-row table:style-name="ro2">
          <table:table-cell office:value-type="string">
            <text:p>butler</text:p>
          </table:table-cell>
          <table:table-cell office:value-type="string">
            <text:p>calif</text:p>
          </table:table-cell>
          <table:table-cell office:value-type="float" office:value="0.153318305114994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butler</text:p>
          </table:table-cell>
          <table:table-cell office:value-type="float" office:value="0.153318305114994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kimmer</text:p>
          </table:table-cell>
          <table:table-cell office:value-type="float" office:value="0.153318305114994">
            <text:p>0.1533183</text:p>
          </table:table-cell>
        </table:table-row>
        <table:table-row table:style-name="ro2">
          <table:table-cell office:value-type="string">
            <text:p>skimmer</text:p>
          </table:table-cell>
          <table:table-cell office:value-type="string">
            <text:p>calif</text:p>
          </table:table-cell>
          <table:table-cell office:value-type="float" office:value="0.153318305114994">
            <text:p>0.1533183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calif</text:p>
          </table:table-cell>
          <table:table-cell office:value-type="float" office:value="0.153318342758844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bernardino</text:p>
          </table:table-cell>
          <table:table-cell office:value-type="float" office:value="0.153318342758844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pump</text:p>
          </table:table-cell>
          <table:table-cell office:value-type="float" office:value="0.153318342758844">
            <text:p>0.1533183</text:p>
          </table:table-cell>
        </table:table-row>
        <table:table-row table:style-name="ro2">
          <table:table-cell office:value-type="string">
            <text:p>pump</text:p>
          </table:table-cell>
          <table:table-cell office:value-type="string">
            <text:p>calif</text:p>
          </table:table-cell>
          <table:table-cell office:value-type="float" office:value="0.153318342758844">
            <text:p>0.1533183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fuentes</text:p>
          </table:table-cell>
          <table:table-cell office:value-type="float" office:value="0.153318531313269">
            <text:p>0.1533185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calif</text:p>
          </table:table-cell>
          <table:table-cell office:value-type="float" office:value="0.153318531313269">
            <text:p>0.1533185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treasury</text:p>
          </table:table-cell>
          <table:table-cell office:value-type="float" office:value="0.153365886567801">
            <text:p>0.1533659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dollar</text:p>
          </table:table-cell>
          <table:table-cell office:value-type="float" office:value="0.153365886567801">
            <text:p>0.1533659</text:p>
          </table:table-cell>
        </table:table-row>
        <table:table-row table:style-name="ro2">
          <table:table-cell office:value-type="string">
            <text:p>detroit</text:p>
          </table:table-cell>
          <table:table-cell office:value-type="string">
            <text:p>philadelphia</text:p>
          </table:table-cell>
          <table:table-cell office:value-type="float" office:value="0.153392896889072">
            <text:p>0.1533929</text:p>
          </table:table-cell>
        </table:table-row>
        <table:table-row table:style-name="ro2">
          <table:table-cell office:value-type="string">
            <text:p>philadelphia</text:p>
          </table:table-cell>
          <table:table-cell office:value-type="string">
            <text:p>detroit</text:p>
          </table:table-cell>
          <table:table-cell office:value-type="float" office:value="0.153392896889072">
            <text:p>0.1533929</text:p>
          </table:table-cell>
        </table:table-row>
        <table:table-row table:style-name="ro2">
          <table:table-cell office:value-type="string">
            <text:p>deleted</text:p>
          </table:table-cell>
          <table:table-cell office:value-type="string">
            <text:p>smartphones</text:p>
          </table:table-cell>
          <table:table-cell office:value-type="float" office:value="0.153407923046737">
            <text:p>0.1534079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deleted</text:p>
          </table:table-cell>
          <table:table-cell office:value-type="float" office:value="0.153407923046737">
            <text:p>0.1534079</text:p>
          </table:table-cell>
        </table:table-row>
        <table:table-row table:style-name="ro2">
          <table:table-cell office:value-type="string">
            <text:p>memory</text:p>
          </table:table-cell>
          <table:table-cell office:value-type="string">
            <text:p>smartphones</text:p>
          </table:table-cell>
          <table:table-cell office:value-type="float" office:value="0.153410644131313">
            <text:p>0.1534106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memory</text:p>
          </table:table-cell>
          <table:table-cell office:value-type="float" office:value="0.153410644131313">
            <text:p>0.1534106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error</text:p>
          </table:table-cell>
          <table:table-cell office:value-type="float" office:value="0.15353668956921">
            <text:p>0.1535367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bought</text:p>
          </table:table-cell>
          <table:table-cell office:value-type="float" office:value="0.15353668956921">
            <text:p>0.1535367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mike</text:p>
          </table:table-cell>
          <table:table-cell office:value-type="float" office:value="0.153649606981583">
            <text:p>0.1536496</text:p>
          </table:table-cell>
        </table:table-row>
        <table:table-row table:style-name="ro1">
          <table:table-cell office:value-type="string">
            <text:p>mike</text:p>
          </table:table-cell>
          <table:table-cell office:value-type="string">
            <text:p>challenge</text:p>
          </table:table-cell>
          <table:table-cell office:value-type="float" office:value="0.153649606981583">
            <text:p>0.1536496</text:p>
          </table:table-cell>
        </table:table-row>
        <table:table-row table:style-name="ro1">
          <table:table-cell office:value-type="string">
            <text:p>otherwise</text:p>
          </table:table-cell>
          <table:table-cell office:value-type="string">
            <text:p>request</text:p>
          </table:table-cell>
          <table:table-cell office:value-type="float" office:value="0.153739564962472">
            <text:p>0.1537396</text:p>
          </table:table-cell>
        </table:table-row>
        <table:table-row table:style-name="ro1">
          <table:table-cell office:value-type="string">
            <text:p>request</text:p>
          </table:table-cell>
          <table:table-cell office:value-type="string">
            <text:p>otherwise</text:p>
          </table:table-cell>
          <table:table-cell office:value-type="float" office:value="0.153739564962472">
            <text:p>0.1537396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investigators</text:p>
          </table:table-cell>
          <table:table-cell office:value-type="float" office:value="0.153797495893068">
            <text:p>0.1537975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investigators</text:p>
          </table:table-cell>
          <table:table-cell office:value-type="float" office:value="0.153797495893068">
            <text:p>0.1537975</text:p>
          </table:table-cell>
        </table:table-row>
        <table:table-row table:style-name="ro2">
          <table:table-cell office:value-type="string">
            <text:p>investigators</text:p>
          </table:table-cell>
          <table:table-cell office:value-type="string">
            <text:p>forsyth</text:p>
          </table:table-cell>
          <table:table-cell office:value-type="float" office:value="0.153797495893068">
            <text:p>0.1537975</text:p>
          </table:table-cell>
        </table:table-row>
        <table:table-row table:style-name="ro1">
          <table:table-cell office:value-type="string">
            <text:p>investigators</text:p>
          </table:table-cell>
          <table:table-cell office:value-type="string">
            <text:p>beck</text:p>
          </table:table-cell>
          <table:table-cell office:value-type="float" office:value="0.153797495893068">
            <text:p>0.1537975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investigators</text:p>
          </table:table-cell>
          <table:table-cell office:value-type="float" office:value="0.153797881650205">
            <text:p>0.1537979</text:p>
          </table:table-cell>
        </table:table-row>
        <table:table-row table:style-name="ro1">
          <table:table-cell office:value-type="string">
            <text:p>investigators</text:p>
          </table:table-cell>
          <table:table-cell office:value-type="string">
            <text:p>hall</text:p>
          </table:table-cell>
          <table:table-cell office:value-type="float" office:value="0.153797881650205">
            <text:p>0.1537979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institution</text:p>
          </table:table-cell>
          <table:table-cell office:value-type="float" office:value="0.153805397461831">
            <text:p>0.1538054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apparent</text:p>
          </table:table-cell>
          <table:table-cell office:value-type="float" office:value="0.153805397461831">
            <text:p>0.1538054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product</text:p>
          </table:table-cell>
          <table:table-cell office:value-type="float" office:value="0.153852545576584">
            <text:p>0.1538525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design</text:p>
          </table:table-cell>
          <table:table-cell office:value-type="float" office:value="0.153852545576584">
            <text:p>0.1538525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these</text:p>
          </table:table-cell>
          <table:table-cell office:value-type="float" office:value="0.153971884585435">
            <text:p>0.1539719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erase</text:p>
          </table:table-cell>
          <table:table-cell office:value-type="float" office:value="0.153971884585435">
            <text:p>0.1539719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task</text:p>
          </table:table-cell>
          <table:table-cell office:value-type="float" office:value="0.154006012933025">
            <text:p>0.1540060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swipe</text:p>
          </table:table-cell>
          <table:table-cell office:value-type="float" office:value="0.154006012933025">
            <text:p>0.1540060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produce</text:p>
          </table:table-cell>
          <table:table-cell office:value-type="float" office:value="0.154090005403103">
            <text:p>0.1540900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onto</text:p>
          </table:table-cell>
          <table:table-cell office:value-type="float" office:value="0.154090005403103">
            <text:p>0.1540900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stored</text:p>
          </table:table-cell>
          <table:table-cell office:value-type="float" office:value="0.154210068781349">
            <text:p>0.1542101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saved</text:p>
          </table:table-cell>
          <table:table-cell office:value-type="float" office:value="0.154210068781349">
            <text:p>0.1542101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calif</text:p>
          </table:table-cell>
          <table:table-cell office:value-type="float" office:value="0.154261417362766">
            <text:p>0.1542614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atms</text:p>
          </table:table-cell>
          <table:table-cell office:value-type="float" office:value="0.154261417362766">
            <text:p>0.1542614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hard</text:p>
          </table:table-cell>
          <table:table-cell office:value-type="float" office:value="0.154344882179793">
            <text:p>0.1543449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delete</text:p>
          </table:table-cell>
          <table:table-cell office:value-type="float" office:value="0.154344882179793">
            <text:p>0.1543449</text:p>
          </table:table-cell>
        </table:table-row>
        <table:table-row table:style-name="ro1">
          <table:table-cell office:value-type="string">
            <text:p>dime</text:p>
          </table:table-cell>
          <table:table-cell office:value-type="string">
            <text:p>twice</text:p>
          </table:table-cell>
          <table:table-cell office:value-type="float" office:value="0.154401718462367">
            <text:p>0.1544017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welfare</text:p>
          </table:table-cell>
          <table:table-cell office:value-type="float" office:value="0.154401718462367">
            <text:p>0.1544017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dime</text:p>
          </table:table-cell>
          <table:table-cell office:value-type="float" office:value="0.154401718462367">
            <text:p>0.1544017</text:p>
          </table:table-cell>
        </table:table-row>
        <table:table-row table:style-name="ro1">
          <table:table-cell office:value-type="string">
            <text:p>welfare</text:p>
          </table:table-cell>
          <table:table-cell office:value-type="string">
            <text:p>twice</text:p>
          </table:table-cell>
          <table:table-cell office:value-type="float" office:value="0.154401718462367">
            <text:p>0.1544017</text:p>
          </table:table-cell>
        </table:table-row>
        <table:table-row table:style-name="ro2">
          <table:table-cell office:value-type="string">
            <text:p>impostor</text:p>
          </table:table-cell>
          <table:table-cell office:value-type="string">
            <text:p>torok</text:p>
          </table:table-cell>
          <table:table-cell office:value-type="float" office:value="0.154404965289351">
            <text:p>0.1544050</text:p>
          </table:table-cell>
        </table:table-row>
        <table:table-row table:style-name="ro2">
          <table:table-cell office:value-type="string">
            <text:p>torok</text:p>
          </table:table-cell>
          <table:table-cell office:value-type="string">
            <text:p>impostor</text:p>
          </table:table-cell>
          <table:table-cell office:value-type="float" office:value="0.154404965289351">
            <text:p>0.1544050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processed</text:p>
          </table:table-cell>
          <table:table-cell office:value-type="float" office:value="0.154510689246134">
            <text:p>0.1545107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o</text:p>
          </table:table-cell>
          <table:table-cell office:value-type="float" office:value="0.154510689246134">
            <text:p>0.1545107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payment</text:p>
          </table:table-cell>
          <table:table-cell office:value-type="float" office:value="0.154591059693104">
            <text:p>0.1545911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necessarily</text:p>
          </table:table-cell>
          <table:table-cell office:value-type="float" office:value="0.154591059693104">
            <text:p>0.1545911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rid</text:p>
          </table:table-cell>
          <table:table-cell office:value-type="float" office:value="0.154613130343055">
            <text:p>0.1546131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realize</text:p>
          </table:table-cell>
          <table:table-cell office:value-type="float" office:value="0.154613130343055">
            <text:p>0.1546131</text:p>
          </table:table-cell>
        </table:table-row>
        <table:table-row table:style-name="ro2">
          <table:table-cell office:value-type="string">
            <text:p>cirio</text:p>
          </table:table-cell>
          <table:table-cell office:value-type="string">
            <text:p>sometimes</text:p>
          </table:table-cell>
          <table:table-cell office:value-type="float" office:value="0.154631975212938">
            <text:p>0.1546320</text:p>
          </table:table-cell>
        </table:table-row>
        <table:table-row table:style-name="ro2">
          <table:table-cell office:value-type="string">
            <text:p>sometimes</text:p>
          </table:table-cell>
          <table:table-cell office:value-type="string">
            <text:p>cirio</text:p>
          </table:table-cell>
          <table:table-cell office:value-type="float" office:value="0.154631975212938">
            <text:p>0.1546320</text:p>
          </table:table-cell>
        </table:table-row>
        <table:table-row table:style-name="ro2">
          <table:table-cell office:value-type="string">
            <text:p>cirios</text:p>
          </table:table-cell>
          <table:table-cell office:value-type="string">
            <text:p>sometimes</text:p>
          </table:table-cell>
          <table:table-cell office:value-type="float" office:value="0.154632806063589">
            <text:p>0.1546328</text:p>
          </table:table-cell>
        </table:table-row>
        <table:table-row table:style-name="ro1">
          <table:table-cell office:value-type="string">
            <text:p>offshore</text:p>
          </table:table-cell>
          <table:table-cell office:value-type="string">
            <text:p>sometimes</text:p>
          </table:table-cell>
          <table:table-cell office:value-type="float" office:value="0.154632806063589">
            <text:p>0.1546328</text:p>
          </table:table-cell>
        </table:table-row>
        <table:table-row table:style-name="ro2">
          <table:table-cell office:value-type="string">
            <text:p>sometimes</text:p>
          </table:table-cell>
          <table:table-cell office:value-type="string">
            <text:p>cirios</text:p>
          </table:table-cell>
          <table:table-cell office:value-type="float" office:value="0.154632806063589">
            <text:p>0.1546328</text:p>
          </table:table-cell>
        </table:table-row>
        <table:table-row table:style-name="ro1">
          <table:table-cell office:value-type="string">
            <text:p>sometimes</text:p>
          </table:table-cell>
          <table:table-cell office:value-type="string">
            <text:p>offshore</text:p>
          </table:table-cell>
          <table:table-cell office:value-type="float" office:value="0.154632806063589">
            <text:p>0.1546328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governors</text:p>
          </table:table-cell>
          <table:table-cell office:value-type="float" office:value="0.154668723988177">
            <text:p>0.1546687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concerns</text:p>
          </table:table-cell>
          <table:table-cell office:value-type="float" office:value="0.154668723988177">
            <text:p>0.1546687</text:p>
          </table:table-cell>
        </table:table-row>
        <table:table-row table:style-name="ro1">
          <table:table-cell office:value-type="string">
            <text:p>freeze</text:p>
          </table:table-cell>
          <table:table-cell office:value-type="string">
            <text:p>kids</text:p>
          </table:table-cell>
          <table:table-cell office:value-type="float" office:value="0.154674642117906">
            <text:p>0.1546746</text:p>
          </table:table-cell>
        </table:table-row>
        <table:table-row table:style-name="ro1">
          <table:table-cell office:value-type="string">
            <text:p>kids</text:p>
          </table:table-cell>
          <table:table-cell office:value-type="string">
            <text:p>freeze</text:p>
          </table:table-cell>
          <table:table-cell office:value-type="float" office:value="0.154674642117906">
            <text:p>0.1546746</text:p>
          </table:table-cell>
        </table:table-row>
        <table:table-row table:style-name="ro1">
          <table:table-cell office:value-type="string">
            <text:p>promote</text:p>
          </table:table-cell>
          <table:table-cell office:value-type="string">
            <text:p>wage</text:p>
          </table:table-cell>
          <table:table-cell office:value-type="float" office:value="0.154687557463215">
            <text:p>0.1546876</text:p>
          </table:table-cell>
        </table:table-row>
        <table:table-row table:style-name="ro1">
          <table:table-cell office:value-type="string">
            <text:p>wage</text:p>
          </table:table-cell>
          <table:table-cell office:value-type="string">
            <text:p>promote</text:p>
          </table:table-cell>
          <table:table-cell office:value-type="float" office:value="0.154687557463215">
            <text:p>0.1546876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string">
            <text:p>wireless</text:p>
          </table:table-cell>
          <table:table-cell office:value-type="float" office:value="0.154936382826218">
            <text:p>0.1549364</text:p>
          </table:table-cell>
        </table:table-row>
        <table:table-row table:style-name="ro1">
          <table:table-cell office:value-type="string">
            <text:p>wireless</text:p>
          </table:table-cell>
          <table:table-cell office:value-type="string">
            <text:p>leader</text:p>
          </table:table-cell>
          <table:table-cell office:value-type="float" office:value="0.154936382826218">
            <text:p>0.1549364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string">
            <text:p>safety</text:p>
          </table:table-cell>
          <table:table-cell office:value-type="float" office:value="0.154956155961454">
            <text:p>0.1549562</text:p>
          </table:table-cell>
        </table:table-row>
        <table:table-row table:style-name="ro1">
          <table:table-cell office:value-type="string">
            <text:p>safety</text:p>
          </table:table-cell>
          <table:table-cell office:value-type="string">
            <text:p>powerful</text:p>
          </table:table-cell>
          <table:table-cell office:value-type="float" office:value="0.154956155961454">
            <text:p>0.1549562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challenge</text:p>
          </table:table-cell>
          <table:table-cell office:value-type="float" office:value="0.155078747077221">
            <text:p>0.1550787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big</text:p>
          </table:table-cell>
          <table:table-cell office:value-type="float" office:value="0.155078747077221">
            <text:p>0.1550787</text:p>
          </table:table-cell>
        </table:table-row>
        <table:table-row table:style-name="ro1">
          <table:table-cell office:value-type="string">
            <text:p>installed</text:p>
          </table:table-cell>
          <table:table-cell office:value-type="string">
            <text:p>swipe</text:p>
          </table:table-cell>
          <table:table-cell office:value-type="float" office:value="0.155122177335447">
            <text:p>0.1551222</text:p>
          </table:table-cell>
        </table:table-row>
        <table:table-row table:style-name="ro1">
          <table:table-cell office:value-type="string">
            <text:p>swipe</text:p>
          </table:table-cell>
          <table:table-cell office:value-type="string">
            <text:p>installed</text:p>
          </table:table-cell>
          <table:table-cell office:value-type="float" office:value="0.155122177335447">
            <text:p>0.1551222</text:p>
          </table:table-cell>
        </table:table-row>
        <table:table-row table:style-name="ro2">
          <table:table-cell office:value-type="string">
            <text:p>records</text:p>
          </table:table-cell>
          <table:table-cell office:value-type="string">
            <text:p>wifi</text:p>
          </table:table-cell>
          <table:table-cell office:value-type="float" office:value="0.155307165918663">
            <text:p>0.1553072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records</text:p>
          </table:table-cell>
          <table:table-cell office:value-type="float" office:value="0.155307165918663">
            <text:p>0.1553072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spokesperson</text:p>
          </table:table-cell>
          <table:table-cell office:value-type="float" office:value="0.155363436245946">
            <text:p>0.1553634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recommend</text:p>
          </table:table-cell>
          <table:table-cell office:value-type="float" office:value="0.155363436245946">
            <text:p>0.1553634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thank</text:p>
          </table:table-cell>
          <table:table-cell office:value-type="float" office:value="0.155376268060471">
            <text:p>0.1553763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rticle</text:p>
          </table:table-cell>
          <table:table-cell office:value-type="float" office:value="0.155376268060471">
            <text:p>0.1553763</text:p>
          </table:table-cell>
        </table:table-row>
        <table:table-row table:style-name="ro1">
          <table:table-cell office:value-type="string">
            <text:p>charity</text:p>
          </table:table-cell>
          <table:table-cell office:value-type="string">
            <text:p>prize</text:p>
          </table:table-cell>
          <table:table-cell office:value-type="float" office:value="0.155432928551596">
            <text:p>0.1554329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charity</text:p>
          </table:table-cell>
          <table:table-cell office:value-type="float" office:value="0.155432928551596">
            <text:p>0.1554329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first</text:p>
          </table:table-cell>
          <table:table-cell office:value-type="float" office:value="0.155437914617901">
            <text:p>0.1554379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computer</text:p>
          </table:table-cell>
          <table:table-cell office:value-type="float" office:value="0.155437914617901">
            <text:p>0.1554379</text:p>
          </table:table-cell>
        </table:table-row>
        <table:table-row table:style-name="ro1">
          <table:table-cell office:value-type="string">
            <text:p>javelin</text:p>
          </table:table-cell>
          <table:table-cell office:value-type="string">
            <text:p>merchants</text:p>
          </table:table-cell>
          <table:table-cell office:value-type="float" office:value="0.155502318120777">
            <text:p>0.1555023</text:p>
          </table:table-cell>
        </table:table-row>
        <table:table-row table:style-name="ro1">
          <table:table-cell office:value-type="string">
            <text:p>merchants</text:p>
          </table:table-cell>
          <table:table-cell office:value-type="string">
            <text:p>javelin</text:p>
          </table:table-cell>
          <table:table-cell office:value-type="float" office:value="0.155502318120777">
            <text:p>0.1555023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string">
            <text:p>t</text:p>
          </table:table-cell>
          <table:table-cell office:value-type="float" office:value="0.155614503516558">
            <text:p>0.155614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community</text:p>
          </table:table-cell>
          <table:table-cell office:value-type="float" office:value="0.155614503516558">
            <text:p>0.1556145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subscription</text:p>
          </table:table-cell>
          <table:table-cell office:value-type="float" office:value="0.155718645029374">
            <text:p>0.1557186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rticle</text:p>
          </table:table-cell>
          <table:table-cell office:value-type="float" office:value="0.155718645029374">
            <text:p>0.1557186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kimmers</text:p>
          </table:table-cell>
          <table:table-cell office:value-type="float" office:value="0.155735963624925">
            <text:p>0.1557360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pumps</text:p>
          </table:table-cell>
          <table:table-cell office:value-type="float" office:value="0.155735963624925">
            <text:p>0.1557360</text:p>
          </table:table-cell>
        </table:table-row>
        <table:table-row table:style-name="ro2">
          <table:table-cell office:value-type="string">
            <text:p>pumps</text:p>
          </table:table-cell>
          <table:table-cell office:value-type="string">
            <text:p>calif</text:p>
          </table:table-cell>
          <table:table-cell office:value-type="float" office:value="0.155735963624925">
            <text:p>0.1557360</text:p>
          </table:table-cell>
        </table:table-row>
        <table:table-row table:style-name="ro2">
          <table:table-cell office:value-type="string">
            <text:p>skimmers</text:p>
          </table:table-cell>
          <table:table-cell office:value-type="string">
            <text:p>calif</text:p>
          </table:table-cell>
          <table:table-cell office:value-type="float" office:value="0.155735963624925">
            <text:p>0.1557360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lowhanging</text:p>
          </table:table-cell>
          <table:table-cell office:value-type="float" office:value="0.155757370517313">
            <text:p>0.1557574</text:p>
          </table:table-cell>
        </table:table-row>
        <table:table-row table:style-name="ro2">
          <table:table-cell office:value-type="string">
            <text:p>lowhanging</text:p>
          </table:table-cell>
          <table:table-cell office:value-type="string">
            <text:p>evernote</text:p>
          </table:table-cell>
          <table:table-cell office:value-type="float" office:value="0.155757370517313">
            <text:p>0.1557574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department</text:p>
          </table:table-cell>
          <table:table-cell office:value-type="float" office:value="0.155905346735161">
            <text:p>0.155905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breach</text:p>
          </table:table-cell>
          <table:table-cell office:value-type="float" office:value="0.155905346735161">
            <text:p>0.1559053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website</text:p>
          </table:table-cell>
          <table:table-cell office:value-type="float" office:value="0.156004880454386">
            <text:p>0.1560049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some</text:p>
          </table:table-cell>
          <table:table-cell office:value-type="float" office:value="0.156004880454386">
            <text:p>0.1560049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representative</text:p>
          </table:table-cell>
          <table:table-cell office:value-type="float" office:value="0.156071509696135">
            <text:p>0.1560715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assist</text:p>
          </table:table-cell>
          <table:table-cell office:value-type="float" office:value="0.156071509696135">
            <text:p>0.1560715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well</text:p>
          </table:table-cell>
          <table:table-cell office:value-type="float" office:value="0.156175855920106">
            <text:p>0.1561759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access</text:p>
          </table:table-cell>
          <table:table-cell office:value-type="float" office:value="0.156175855920106">
            <text:p>0.1561759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gas</text:p>
          </table:table-cell>
          <table:table-cell office:value-type="float" office:value="0.156351346366765">
            <text:p>0.1563513</text:p>
          </table:table-cell>
        </table:table-row>
        <table:table-row table:style-name="ro2">
          <table:table-cell office:value-type="string">
            <text:p>gas</text:p>
          </table:table-cell>
          <table:table-cell office:value-type="string">
            <text:p>calif</text:p>
          </table:table-cell>
          <table:table-cell office:value-type="float" office:value="0.156351346366765">
            <text:p>0.1563513</text:p>
          </table:table-cell>
        </table:table-row>
        <table:table-row table:style-name="ro1">
          <table:table-cell office:value-type="string">
            <text:p>pull</text:p>
          </table:table-cell>
          <table:table-cell office:value-type="string">
            <text:p>recognize</text:p>
          </table:table-cell>
          <table:table-cell office:value-type="float" office:value="0.156412882539837">
            <text:p>0.1564129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pull</text:p>
          </table:table-cell>
          <table:table-cell office:value-type="float" office:value="0.156412882539837">
            <text:p>0.1564129</text:p>
          </table:table-cell>
        </table:table-row>
        <table:table-row table:style-name="ro1">
          <table:table-cell office:value-type="string">
            <text:p>dear</text:p>
          </table:table-cell>
          <table:table-cell office:value-type="string">
            <text:p>line</text:p>
          </table:table-cell>
          <table:table-cell office:value-type="float" office:value="0.156477430579648">
            <text:p>0.1564774</text:p>
          </table:table-cell>
        </table:table-row>
        <table:table-row table:style-name="ro1">
          <table:table-cell office:value-type="string">
            <text:p>line</text:p>
          </table:table-cell>
          <table:table-cell office:value-type="string">
            <text:p>dear</text:p>
          </table:table-cell>
          <table:table-cell office:value-type="float" office:value="0.156477430579648">
            <text:p>0.1564774</text:p>
          </table:table-cell>
        </table:table-row>
        <table:table-row table:style-name="ro1">
          <table:table-cell office:value-type="string">
            <text:p>installed</text:p>
          </table:table-cell>
          <table:table-cell office:value-type="string">
            <text:p>skimming</text:p>
          </table:table-cell>
          <table:table-cell office:value-type="float" office:value="0.156654519987229">
            <text:p>0.1566545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installed</text:p>
          </table:table-cell>
          <table:table-cell office:value-type="float" office:value="0.156654519987229">
            <text:p>0.1566545</text:p>
          </table:table-cell>
        </table:table-row>
        <table:table-row table:style-name="ro2">
          <table:table-cell office:value-type="string">
            <text:p>hospitals</text:p>
          </table:table-cell>
          <table:table-cell office:value-type="string">
            <text:p>wifi</text:p>
          </table:table-cell>
          <table:table-cell office:value-type="float" office:value="0.156737352331828">
            <text:p>0.1567374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hospitals</text:p>
          </table:table-cell>
          <table:table-cell office:value-type="float" office:value="0.156737352331828">
            <text:p>0.1567374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reasons</text:p>
          </table:table-cell>
          <table:table-cell office:value-type="float" office:value="0.156745600758241">
            <text:p>0.1567456</text:p>
          </table:table-cell>
        </table:table-row>
        <table:table-row table:style-name="ro1">
          <table:table-cell office:value-type="string">
            <text:p>reasons</text:p>
          </table:table-cell>
          <table:table-cell office:value-type="string">
            <text:p>item</text:p>
          </table:table-cell>
          <table:table-cell office:value-type="float" office:value="0.156745600758241">
            <text:p>0.1567456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technology</text:p>
          </table:table-cell>
          <table:table-cell office:value-type="float" office:value="0.156770361733905">
            <text:p>0.1567704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angeles</text:p>
          </table:table-cell>
          <table:table-cell office:value-type="float" office:value="0.156770361733905">
            <text:p>0.1567704</text:p>
          </table:table-cell>
        </table:table-row>
        <table:table-row table:style-name="ro1">
          <table:table-cell office:value-type="string">
            <text:p>treatments</text:p>
          </table:table-cell>
          <table:table-cell office:value-type="string">
            <text:p>twice</text:p>
          </table:table-cell>
          <table:table-cell office:value-type="float" office:value="0.156801777186191">
            <text:p>0.1568018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treatments</text:p>
          </table:table-cell>
          <table:table-cell office:value-type="float" office:value="0.156801777186191">
            <text:p>0.1568018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iphone</text:p>
          </table:table-cell>
          <table:table-cell office:value-type="float" office:value="0.156893043295534">
            <text:p>0.1568930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first</text:p>
          </table:table-cell>
          <table:table-cell office:value-type="float" office:value="0.156893043295534">
            <text:p>0.1568930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treasury</text:p>
          </table:table-cell>
          <table:table-cell office:value-type="float" office:value="0.156893766508895">
            <text:p>0.1568938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processed</text:p>
          </table:table-cell>
          <table:table-cell office:value-type="float" office:value="0.156893766508895">
            <text:p>0.1568938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volunteers</text:p>
          </table:table-cell>
          <table:table-cell office:value-type="float" office:value="0.156948114138657">
            <text:p>0.1569481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park</text:p>
          </table:table-cell>
          <table:table-cell office:value-type="float" office:value="0.156948114138657">
            <text:p>0.1569481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standards</text:p>
          </table:table-cell>
          <table:table-cell office:value-type="float" office:value="0.157022002494051">
            <text:p>0.1570220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expenses</text:p>
          </table:table-cell>
          <table:table-cell office:value-type="float" office:value="0.157022002494051">
            <text:p>0.1570220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site</text:p>
          </table:table-cell>
          <table:table-cell office:value-type="float" office:value="0.15702207453326">
            <text:p>0.1570221</text:p>
          </table:table-cell>
        </table:table-row>
        <table:table-row table:style-name="ro1">
          <table:table-cell office:value-type="string">
            <text:p>site</text:p>
          </table:table-cell>
          <table:table-cell table:style-name="ce1" office:value-type="string">
            <text:p>7</text:p>
          </table:table-cell>
          <table:table-cell office:value-type="float" office:value="0.15702207453326">
            <text:p>0.1570221</text:p>
          </table:table-cell>
        </table:table-row>
        <table:table-row table:style-name="ro2">
          <table:table-cell office:value-type="string">
            <text:p>begins</text:p>
          </table:table-cell>
          <table:table-cell office:value-type="string">
            <text:p>mccoy</text:p>
          </table:table-cell>
          <table:table-cell office:value-type="float" office:value="0.157032411216847">
            <text:p>0.1570324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begins</text:p>
          </table:table-cell>
          <table:table-cell office:value-type="float" office:value="0.157032411216847">
            <text:p>0.1570324</text:p>
          </table:table-cell>
        </table:table-row>
        <table:table-row table:style-name="ro1">
          <table:table-cell office:value-type="string">
            <text:p>lottery</text:p>
          </table:table-cell>
          <table:table-cell office:value-type="string">
            <text:p>prize</text:p>
          </table:table-cell>
          <table:table-cell office:value-type="float" office:value="0.157081416161774">
            <text:p>0.1570814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lottery</text:p>
          </table:table-cell>
          <table:table-cell office:value-type="float" office:value="0.157081416161774">
            <text:p>0.1570814</text:p>
          </table:table-cell>
        </table:table-row>
        <table:table-row table:style-name="ro2">
          <table:table-cell office:value-type="string">
            <text:p>realized</text:p>
          </table:table-cell>
          <table:table-cell office:value-type="string">
            <text:p>stuber</text:p>
          </table:table-cell>
          <table:table-cell office:value-type="float" office:value="0.157094674266194">
            <text:p>0.1570947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realized</text:p>
          </table:table-cell>
          <table:table-cell office:value-type="float" office:value="0.157094674266194">
            <text:p>0.1570947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realized</text:p>
          </table:table-cell>
          <table:table-cell office:value-type="float" office:value="0.157095122744785">
            <text:p>0.1570951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realized</text:p>
          </table:table-cell>
          <table:table-cell office:value-type="float" office:value="0.157095122744785">
            <text:p>0.1570951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realized</text:p>
          </table:table-cell>
          <table:table-cell office:value-type="float" office:value="0.157095122744785">
            <text:p>0.1570951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music</text:p>
          </table:table-cell>
          <table:table-cell office:value-type="float" office:value="0.157095122744785">
            <text:p>0.1570951</text:p>
          </table:table-cell>
        </table:table-row>
        <table:table-row table:style-name="ro2">
          <table:table-cell office:value-type="string">
            <text:p>realized</text:p>
          </table:table-cell>
          <table:table-cell office:value-type="string">
            <text:p>volkert</text:p>
          </table:table-cell>
          <table:table-cell office:value-type="float" office:value="0.157095122744785">
            <text:p>0.1570951</text:p>
          </table:table-cell>
        </table:table-row>
        <table:table-row table:style-name="ro2">
          <table:table-cell office:value-type="string">
            <text:p>realized</text:p>
          </table:table-cell>
          <table:table-cell office:value-type="string">
            <text:p>macintosh</text:p>
          </table:table-cell>
          <table:table-cell office:value-type="float" office:value="0.157095122744785">
            <text:p>0.1570951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financing</text:p>
          </table:table-cell>
          <table:table-cell office:value-type="float" office:value="0.157095122744785">
            <text:p>0.1570951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realized</text:p>
          </table:table-cell>
          <table:table-cell office:value-type="float" office:value="0.157095122744785">
            <text:p>0.1570951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realize</text:p>
          </table:table-cell>
          <table:table-cell office:value-type="float" office:value="0.157106504706153">
            <text:p>0.1571065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memory</text:p>
          </table:table-cell>
          <table:table-cell office:value-type="float" office:value="0.157106504706153">
            <text:p>0.1571065</text:p>
          </table:table-cell>
        </table:table-row>
        <table:table-row table:style-name="ro1">
          <table:table-cell table:style-name="ce1" office:value-type="string">
            <text:p>90</text:p>
          </table:table-cell>
          <table:table-cell office:value-type="string">
            <text:p>concerned</text:p>
          </table:table-cell>
          <table:table-cell office:value-type="float" office:value="0.157222372316703">
            <text:p>0.1572224</text:p>
          </table:table-cell>
        </table:table-row>
        <table:table-row table:style-name="ro1">
          <table:table-cell office:value-type="string">
            <text:p>concerned</text:p>
          </table:table-cell>
          <table:table-cell table:style-name="ce1" office:value-type="string">
            <text:p>90</text:p>
          </table:table-cell>
          <table:table-cell office:value-type="float" office:value="0.157222372316703">
            <text:p>0.1572224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calif</text:p>
          </table:table-cell>
          <table:table-cell office:value-type="float" office:value="0.157225654224009">
            <text:p>0.1572257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atm</text:p>
          </table:table-cell>
          <table:table-cell office:value-type="float" office:value="0.157225654224009">
            <text:p>0.1572257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powerful</text:p>
          </table:table-cell>
          <table:table-cell office:value-type="float" office:value="0.15726799161846">
            <text:p>0.1572680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string">
            <text:p>awareness</text:p>
          </table:table-cell>
          <table:table-cell office:value-type="float" office:value="0.15726799161846">
            <text:p>0.1572680</text:p>
          </table:table-cell>
        </table:table-row>
        <table:table-row table:style-name="ro1">
          <table:table-cell office:value-type="string">
            <text:p>keep</text:p>
          </table:table-cell>
          <table:table-cell office:value-type="string">
            <text:p>pick</text:p>
          </table:table-cell>
          <table:table-cell office:value-type="float" office:value="0.157277733480676">
            <text:p>0.1572777</text:p>
          </table:table-cell>
        </table:table-row>
        <table:table-row table:style-name="ro1">
          <table:table-cell office:value-type="string">
            <text:p>pick</text:p>
          </table:table-cell>
          <table:table-cell office:value-type="string">
            <text:p>keep</text:p>
          </table:table-cell>
          <table:table-cell office:value-type="float" office:value="0.157277733480676">
            <text:p>0.1572777</text:p>
          </table:table-cell>
        </table:table-row>
        <table:table-row table:style-name="ro1">
          <table:table-cell office:value-type="string">
            <text:p>providence</text:p>
          </table:table-cell>
          <table:table-cell office:value-type="string">
            <text:p>sentenced</text:p>
          </table:table-cell>
          <table:table-cell office:value-type="float" office:value="0.157293788947118">
            <text:p>0.1572938</text:p>
          </table:table-cell>
        </table:table-row>
        <table:table-row table:style-name="ro1">
          <table:table-cell office:value-type="string">
            <text:p>sentenced</text:p>
          </table:table-cell>
          <table:table-cell office:value-type="string">
            <text:p>providence</text:p>
          </table:table-cell>
          <table:table-cell office:value-type="float" office:value="0.157293788947118">
            <text:p>0.1572938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seems</text:p>
          </table:table-cell>
          <table:table-cell office:value-type="float" office:value="0.157295209952544">
            <text:p>0.1572952</text:p>
          </table:table-cell>
        </table:table-row>
        <table:table-row table:style-name="ro1">
          <table:table-cell office:value-type="string">
            <text:p>seems</text:p>
          </table:table-cell>
          <table:table-cell office:value-type="string">
            <text:p>highly</text:p>
          </table:table-cell>
          <table:table-cell office:value-type="float" office:value="0.157295209952544">
            <text:p>0.1572952</text:p>
          </table:table-cell>
        </table:table-row>
        <table:table-row table:style-name="ro1">
          <table:table-cell office:value-type="string">
            <text:p>gather</text:p>
          </table:table-cell>
          <table:table-cell office:value-type="string">
            <text:p>organization</text:p>
          </table:table-cell>
          <table:table-cell office:value-type="float" office:value="0.157297608565369">
            <text:p>0.1572976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gather</text:p>
          </table:table-cell>
          <table:table-cell office:value-type="float" office:value="0.157297608565369">
            <text:p>0.1572976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large</text:p>
          </table:table-cell>
          <table:table-cell office:value-type="float" office:value="0.15733009145104">
            <text:p>0.157330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institution</text:p>
          </table:table-cell>
          <table:table-cell office:value-type="float" office:value="0.15733009145104">
            <text:p>0.1573301</text:p>
          </table:table-cell>
        </table:table-row>
        <table:table-row table:style-name="ro1">
          <table:table-cell office:value-type="string">
            <text:p>calif</text:p>
          </table:table-cell>
          <table:table-cell office:value-type="string">
            <text:p>equipment</text:p>
          </table:table-cell>
          <table:table-cell office:value-type="float" office:value="0.157346583739402">
            <text:p>0.1573466</text:p>
          </table:table-cell>
        </table:table-row>
        <table:table-row table:style-name="ro2">
          <table:table-cell office:value-type="string">
            <text:p>equipment</text:p>
          </table:table-cell>
          <table:table-cell office:value-type="string">
            <text:p>calif</text:p>
          </table:table-cell>
          <table:table-cell office:value-type="float" office:value="0.157346583739402">
            <text:p>0.1573466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kids</text:p>
          </table:table-cell>
          <table:table-cell office:value-type="float" office:value="0.157405150990687">
            <text:p>0.1574052</text:p>
          </table:table-cell>
        </table:table-row>
        <table:table-row table:style-name="ro1">
          <table:table-cell office:value-type="string">
            <text:p>kids</text:p>
          </table:table-cell>
          <table:table-cell office:value-type="string">
            <text:p>child</text:p>
          </table:table-cell>
          <table:table-cell office:value-type="float" office:value="0.157405150990687">
            <text:p>0.1574052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winnetka</text:p>
          </table:table-cell>
          <table:table-cell office:value-type="float" office:value="0.157441036020248">
            <text:p>0.1574410</text:p>
          </table:table-cell>
        </table:table-row>
        <table:table-row table:style-name="ro1">
          <table:table-cell office:value-type="string">
            <text:p>winnetka</text:p>
          </table:table-cell>
          <table:table-cell office:value-type="string">
            <text:p>green</text:p>
          </table:table-cell>
          <table:table-cell office:value-type="float" office:value="0.157441036020248">
            <text:p>0.1574410</text:p>
          </table:table-cell>
        </table:table-row>
        <table:table-row table:style-name="ro1">
          <table:table-cell office:value-type="string">
            <text:p>highest</text:p>
          </table:table-cell>
          <table:table-cell office:value-type="string">
            <text:p>per</text:p>
          </table:table-cell>
          <table:table-cell office:value-type="float" office:value="0.157508276649068">
            <text:p>0.1575083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highest</text:p>
          </table:table-cell>
          <table:table-cell office:value-type="float" office:value="0.157508276649068">
            <text:p>0.1575083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score</text:p>
          </table:table-cell>
          <table:table-cell office:value-type="float" office:value="0.157770902311307">
            <text:p>0.1577709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agencies</text:p>
          </table:table-cell>
          <table:table-cell office:value-type="float" office:value="0.157770902311307">
            <text:p>0.1577709</text:p>
          </table:table-cell>
        </table:table-row>
        <table:table-row table:style-name="ro1">
          <table:table-cell office:value-type="string">
            <text:p>metro</text:p>
          </table:table-cell>
          <table:table-cell office:value-type="string">
            <text:p>rate</text:p>
          </table:table-cell>
          <table:table-cell office:value-type="float" office:value="0.157801013554591">
            <text:p>0.1578010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metro</text:p>
          </table:table-cell>
          <table:table-cell office:value-type="float" office:value="0.157801013554591">
            <text:p>0.1578010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sentinel</text:p>
          </table:table-cell>
          <table:table-cell office:value-type="float" office:value="0.157858930250665">
            <text:p>0.1578589</text:p>
          </table:table-cell>
        </table:table-row>
        <table:table-row table:style-name="ro1">
          <table:table-cell office:value-type="string">
            <text:p>sentinel</text:p>
          </table:table-cell>
          <table:table-cell office:value-type="string">
            <text:p>rose</text:p>
          </table:table-cell>
          <table:table-cell office:value-type="float" office:value="0.157858930250665">
            <text:p>0.1578589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passport</text:p>
          </table:table-cell>
          <table:table-cell office:value-type="float" office:value="0.157943002181915">
            <text:p>0.1579430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licenses</text:p>
          </table:table-cell>
          <table:table-cell office:value-type="float" office:value="0.157943002181915">
            <text:p>0.1579430</text:p>
          </table:table-cell>
        </table:table-row>
        <table:table-row table:style-name="ro1">
          <table:table-cell office:value-type="string">
            <text:p>approximately</text:p>
          </table:table-cell>
          <table:table-cell office:value-type="string">
            <text:p>section</text:p>
          </table:table-cell>
          <table:table-cell office:value-type="float" office:value="0.158033758731173">
            <text:p>0.1580338</text:p>
          </table:table-cell>
        </table:table-row>
        <table:table-row table:style-name="ro1">
          <table:table-cell office:value-type="string">
            <text:p>section</text:p>
          </table:table-cell>
          <table:table-cell office:value-type="string">
            <text:p>approximately</text:p>
          </table:table-cell>
          <table:table-cell office:value-type="float" office:value="0.158033758731173">
            <text:p>0.1580338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stored</text:p>
          </table:table-cell>
          <table:table-cell office:value-type="float" office:value="0.158086138004193">
            <text:p>0.1580861</text:p>
          </table:table-cell>
        </table:table-row>
        <table:table-row table:style-name="ro1">
          <table:table-cell office:value-type="string">
            <text:p>stored</text:p>
          </table:table-cell>
          <table:table-cell office:value-type="string">
            <text:p>recycling</text:p>
          </table:table-cell>
          <table:table-cell office:value-type="float" office:value="0.158086138004193">
            <text:p>0.1580861</text:p>
          </table:table-cell>
        </table:table-row>
        <table:table-row table:style-name="ro1">
          <table:table-cell office:value-type="string">
            <text:p>request</text:p>
          </table:table-cell>
          <table:table-cell office:value-type="string">
            <text:p>sample</text:p>
          </table:table-cell>
          <table:table-cell office:value-type="float" office:value="0.158103411762862">
            <text:p>0.1581034</text:p>
          </table:table-cell>
        </table:table-row>
        <table:table-row table:style-name="ro1">
          <table:table-cell office:value-type="string">
            <text:p>sample</text:p>
          </table:table-cell>
          <table:table-cell office:value-type="string">
            <text:p>request</text:p>
          </table:table-cell>
          <table:table-cell office:value-type="float" office:value="0.158103411762862">
            <text:p>0.1581034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institution</text:p>
          </table:table-cell>
          <table:table-cell office:value-type="float" office:value="0.158143949969175">
            <text:p>0.1581439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deposited</text:p>
          </table:table-cell>
          <table:table-cell office:value-type="float" office:value="0.158143949969175">
            <text:p>0.1581439</text:p>
          </table:table-cell>
        </table:table-row>
        <table:table-row table:style-name="ro1">
          <table:table-cell office:value-type="string">
            <text:p>indicted</text:p>
          </table:table-cell>
          <table:table-cell office:value-type="string">
            <text:p>williams</text:p>
          </table:table-cell>
          <table:table-cell office:value-type="float" office:value="0.158162633303352">
            <text:p>0.1581626</text:p>
          </table:table-cell>
        </table:table-row>
        <table:table-row table:style-name="ro1">
          <table:table-cell office:value-type="string">
            <text:p>williams</text:p>
          </table:table-cell>
          <table:table-cell office:value-type="string">
            <text:p>indicted</text:p>
          </table:table-cell>
          <table:table-cell office:value-type="float" office:value="0.158162633303352">
            <text:p>0.1581626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governors</text:p>
          </table:table-cell>
          <table:table-cell office:value-type="float" office:value="0.15818012500704">
            <text:p>0.1581801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enrolled</text:p>
          </table:table-cell>
          <table:table-cell office:value-type="float" office:value="0.15818012500704">
            <text:p>0.1581801</text:p>
          </table:table-cell>
        </table:table-row>
        <table:table-row table:style-name="ro1">
          <table:table-cell office:value-type="string">
            <text:p>assigned</text:p>
          </table:table-cell>
          <table:table-cell office:value-type="string">
            <text:p>efforts</text:p>
          </table:table-cell>
          <table:table-cell office:value-type="float" office:value="0.158281825858457">
            <text:p>0.1582818</text:p>
          </table:table-cell>
        </table:table-row>
        <table:table-row table:style-name="ro1">
          <table:table-cell office:value-type="string">
            <text:p>efforts</text:p>
          </table:table-cell>
          <table:table-cell office:value-type="string">
            <text:p>assigned</text:p>
          </table:table-cell>
          <table:table-cell office:value-type="float" office:value="0.158281825858457">
            <text:p>0.1582818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los</text:p>
          </table:table-cell>
          <table:table-cell office:value-type="float" office:value="0.158410869273577">
            <text:p>0.1584109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hit</text:p>
          </table:table-cell>
          <table:table-cell office:value-type="float" office:value="0.158410869273577">
            <text:p>0.1584109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weeks</text:p>
          </table:table-cell>
          <table:table-cell office:value-type="float" office:value="0.158421883352353">
            <text:p>0.1584219</text:p>
          </table:table-cell>
        </table:table-row>
        <table:table-row table:style-name="ro1">
          <table:table-cell office:value-type="string">
            <text:p>weeks</text:p>
          </table:table-cell>
          <table:table-cell office:value-type="string">
            <text:p>village</text:p>
          </table:table-cell>
          <table:table-cell office:value-type="float" office:value="0.158421883352353">
            <text:p>0.1584219</text:p>
          </table:table-cell>
        </table:table-row>
        <table:table-row table:style-name="ro1">
          <table:table-cell office:value-type="string">
            <text:p>coverage</text:p>
          </table:table-cell>
          <table:table-cell office:value-type="string">
            <text:p>life</text:p>
          </table:table-cell>
          <table:table-cell office:value-type="float" office:value="0.158477687125814">
            <text:p>0.1584777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coverage</text:p>
          </table:table-cell>
          <table:table-cell office:value-type="float" office:value="0.158477687125814">
            <text:p>0.1584777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screening</text:p>
          </table:table-cell>
          <table:table-cell office:value-type="float" office:value="0.158716641282506">
            <text:p>0.1587166</text:p>
          </table:table-cell>
        </table:table-row>
        <table:table-row table:style-name="ro1">
          <table:table-cell office:value-type="string">
            <text:p>highrisk</text:p>
          </table:table-cell>
          <table:table-cell office:value-type="string">
            <text:p>screening</text:p>
          </table:table-cell>
          <table:table-cell office:value-type="float" office:value="0.158716641282506">
            <text:p>0.1587166</text:p>
          </table:table-cell>
        </table:table-row>
        <table:table-row table:style-name="ro2">
          <table:table-cell office:value-type="string">
            <text:p>screening</text:p>
          </table:table-cell>
          <table:table-cell office:value-type="string">
            <text:p>highrisk</text:p>
          </table:table-cell>
          <table:table-cell office:value-type="float" office:value="0.158716641282506">
            <text:p>0.1587166</text:p>
          </table:table-cell>
        </table:table-row>
        <table:table-row table:style-name="ro1">
          <table:table-cell office:value-type="string">
            <text:p>screening</text:p>
          </table:table-cell>
          <table:table-cell office:value-type="string">
            <text:p>chicago</text:p>
          </table:table-cell>
          <table:table-cell office:value-type="float" office:value="0.158716641282506">
            <text:p>0.1587166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eyes</text:p>
          </table:table-cell>
          <table:table-cell office:value-type="float" office:value="0.158719778997381">
            <text:p>0.1587198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confused</text:p>
          </table:table-cell>
          <table:table-cell office:value-type="float" office:value="0.158719778997381">
            <text:p>0.1587198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string">
            <text:p>lawyer</text:p>
          </table:table-cell>
          <table:table-cell office:value-type="float" office:value="0.158741578865307">
            <text:p>0.1587416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insurance</text:p>
          </table:table-cell>
          <table:table-cell office:value-type="float" office:value="0.158741578865307">
            <text:p>0.1587416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road</text:p>
          </table:table-cell>
          <table:table-cell office:value-type="float" office:value="0.158744269922007">
            <text:p>0.1587443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am</text:p>
          </table:table-cell>
          <table:table-cell office:value-type="float" office:value="0.158744269922007">
            <text:p>0.1587443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variation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passphrase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username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passphrase</text:p>
          </table:table-cell>
          <table:table-cell office:value-type="string">
            <text:p>message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message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message</text:p>
          </table:table-cell>
          <table:table-cell office:value-type="float" office:value="0.158753137785915">
            <text:p>0.1587531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string">
            <text:p>sneed</text:p>
          </table:table-cell>
          <table:table-cell office:value-type="float" office:value="0.158766523351648">
            <text:p>0.1587665</text:p>
          </table:table-cell>
        </table:table-row>
        <table:table-row table:style-name="ro1">
          <table:table-cell office:value-type="string">
            <text:p>sneed</text:p>
          </table:table-cell>
          <table:table-cell office:value-type="string">
            <text:p>hope</text:p>
          </table:table-cell>
          <table:table-cell office:value-type="float" office:value="0.158766523351648">
            <text:p>0.1587665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me</text:p>
          </table:table-cell>
          <table:table-cell office:value-type="float" office:value="0.158820330354366">
            <text:p>0.1588203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did</text:p>
          </table:table-cell>
          <table:table-cell office:value-type="float" office:value="0.158820330354366">
            <text:p>0.1588203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mom</text:p>
          </table:table-cell>
          <table:table-cell office:value-type="float" office:value="0.15886140561466">
            <text:p>0.1588614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happen</text:p>
          </table:table-cell>
          <table:table-cell office:value-type="float" office:value="0.15886140561466">
            <text:p>0.1588614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my</text:p>
          </table:table-cell>
          <table:table-cell office:value-type="float" office:value="0.158862798509307">
            <text:p>0.1588628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did</text:p>
          </table:table-cell>
          <table:table-cell office:value-type="float" office:value="0.158862798509307">
            <text:p>0.1588628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sears</text:p>
          </table:table-cell>
          <table:table-cell office:value-type="float" office:value="0.158885436065813">
            <text:p>0.1588854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happen</text:p>
          </table:table-cell>
          <table:table-cell office:value-type="float" office:value="0.158885436065813">
            <text:p>0.1588854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regarding</text:p>
          </table:table-cell>
          <table:table-cell office:value-type="float" office:value="0.158914698396737">
            <text:p>0.1589147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recommend</text:p>
          </table:table-cell>
          <table:table-cell office:value-type="float" office:value="0.158914698396737">
            <text:p>0.1589147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passport</text:p>
          </table:table-cell>
          <table:table-cell office:value-type="float" office:value="0.158981880863152">
            <text:p>0.1589819</text:p>
          </table:table-cell>
        </table:table-row>
        <table:table-row table:style-name="ro1">
          <table:table-cell office:value-type="string">
            <text:p>passport</text:p>
          </table:table-cell>
          <table:table-cell office:value-type="string">
            <text:p>lower</text:p>
          </table:table-cell>
          <table:table-cell office:value-type="float" office:value="0.158981880863152">
            <text:p>0.1589819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interest</text:p>
          </table:table-cell>
          <table:table-cell office:value-type="float" office:value="0.159222512182654">
            <text:p>0.1592225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deductions</text:p>
          </table:table-cell>
          <table:table-cell office:value-type="float" office:value="0.159222512182654">
            <text:p>0.1592225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site</text:p>
          </table:table-cell>
          <table:table-cell office:value-type="float" office:value="0.159314716324706">
            <text:p>0.1593147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article</text:p>
          </table:table-cell>
          <table:table-cell office:value-type="float" office:value="0.159314716324706">
            <text:p>0.1593147</text:p>
          </table:table-cell>
        </table:table-row>
        <table:table-row table:style-name="ro1">
          <table:table-cell office:value-type="string">
            <text:p>ago</text:p>
          </table:table-cell>
          <table:table-cell office:value-type="string">
            <text:p>cents</text:p>
          </table:table-cell>
          <table:table-cell office:value-type="float" office:value="0.159439469581381">
            <text:p>0.1594395</text:p>
          </table:table-cell>
        </table:table-row>
        <table:table-row table:style-name="ro1">
          <table:table-cell office:value-type="string">
            <text:p>cents</text:p>
          </table:table-cell>
          <table:table-cell office:value-type="string">
            <text:p>ago</text:p>
          </table:table-cell>
          <table:table-cell office:value-type="float" office:value="0.159439469581381">
            <text:p>0.1594395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save</text:p>
          </table:table-cell>
          <table:table-cell office:value-type="float" office:value="0.159460493462196">
            <text:p>0.1594605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infected</text:p>
          </table:table-cell>
          <table:table-cell office:value-type="float" office:value="0.159460493462196">
            <text:p>0.1594605</text:p>
          </table:table-cell>
        </table:table-row>
        <table:table-row table:style-name="ro1">
          <table:table-cell office:value-type="string">
            <text:p>difficult</text:p>
          </table:table-cell>
          <table:table-cell office:value-type="string">
            <text:p>idaho</text:p>
          </table:table-cell>
          <table:table-cell office:value-type="float" office:value="0.159474305678722">
            <text:p>0.1594743</text:p>
          </table:table-cell>
        </table:table-row>
        <table:table-row table:style-name="ro1">
          <table:table-cell office:value-type="string">
            <text:p>idaho</text:p>
          </table:table-cell>
          <table:table-cell office:value-type="string">
            <text:p>difficult</text:p>
          </table:table-cell>
          <table:table-cell office:value-type="float" office:value="0.159474305678722">
            <text:p>0.1594743</text:p>
          </table:table-cell>
        </table:table-row>
        <table:table-row table:style-name="ro1">
          <table:table-cell office:value-type="string">
            <text:p>difficult</text:p>
          </table:table-cell>
          <table:table-cell office:value-type="string">
            <text:p>grimes</text:p>
          </table:table-cell>
          <table:table-cell office:value-type="float" office:value="0.159475305052448">
            <text:p>0.1594753</text:p>
          </table:table-cell>
        </table:table-row>
        <table:table-row table:style-name="ro1">
          <table:table-cell office:value-type="string">
            <text:p>grimes</text:p>
          </table:table-cell>
          <table:table-cell office:value-type="string">
            <text:p>difficult</text:p>
          </table:table-cell>
          <table:table-cell office:value-type="float" office:value="0.159475305052448">
            <text:p>0.1594753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favorite</text:p>
          </table:table-cell>
          <table:table-cell office:value-type="float" office:value="0.159575187207335">
            <text:p>0.1595752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especially</text:p>
          </table:table-cell>
          <table:table-cell office:value-type="float" office:value="0.159575187207335">
            <text:p>0.1595752</text:p>
          </table:table-cell>
        </table:table-row>
        <table:table-row table:style-name="ro1">
          <table:table-cell office:value-type="string">
            <text:p>calif</text:p>
          </table:table-cell>
          <table:table-cell office:value-type="string">
            <text:p>skimming</text:p>
          </table:table-cell>
          <table:table-cell office:value-type="float" office:value="0.159588459112155">
            <text:p>0.1595885</text:p>
          </table:table-cell>
        </table:table-row>
        <table:table-row table:style-name="ro2">
          <table:table-cell office:value-type="string">
            <text:p>skimming</text:p>
          </table:table-cell>
          <table:table-cell office:value-type="string">
            <text:p>calif</text:p>
          </table:table-cell>
          <table:table-cell office:value-type="float" office:value="0.159588459112155">
            <text:p>0.1595885</text:p>
          </table:table-cell>
        </table:table-row>
        <table:table-row table:style-name="ro1">
          <table:table-cell office:value-type="string">
            <text:p>ela</text:p>
          </table:table-cell>
          <table:table-cell office:value-type="string">
            <text:p>immediately</text:p>
          </table:table-cell>
          <table:table-cell office:value-type="float" office:value="0.159644358741422">
            <text:p>0.1596444</text:p>
          </table:table-cell>
        </table:table-row>
        <table:table-row table:style-name="ro1">
          <table:table-cell office:value-type="string">
            <text:p>immediately</text:p>
          </table:table-cell>
          <table:table-cell office:value-type="string">
            <text:p>ela</text:p>
          </table:table-cell>
          <table:table-cell office:value-type="float" office:value="0.159644358741422">
            <text:p>0.1596444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logged</text:p>
          </table:table-cell>
          <table:table-cell office:value-type="float" office:value="0.159761195065763">
            <text:p>0.1597612</text:p>
          </table:table-cell>
        </table:table-row>
        <table:table-row table:style-name="ro1">
          <table:table-cell office:value-type="string">
            <text:p>logged</text:p>
          </table:table-cell>
          <table:table-cell office:value-type="string">
            <text:p>favorite</text:p>
          </table:table-cell>
          <table:table-cell office:value-type="float" office:value="0.159761195065763">
            <text:p>0.1597612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individual</text:p>
          </table:table-cell>
          <table:table-cell office:value-type="float" office:value="0.159968458408091">
            <text:p>0.1599685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breach</text:p>
          </table:table-cell>
          <table:table-cell office:value-type="float" office:value="0.159968458408091">
            <text:p>0.1599685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defendant</text:p>
          </table:table-cell>
          <table:table-cell office:value-type="float" office:value="0.159969594577374">
            <text:p>0.1599696</text:p>
          </table:table-cell>
        </table:table-row>
        <table:table-row table:style-name="ro1">
          <table:table-cell office:value-type="string">
            <text:p>defendant</text:p>
          </table:table-cell>
          <table:table-cell office:value-type="string">
            <text:p>agent</text:p>
          </table:table-cell>
          <table:table-cell office:value-type="float" office:value="0.159969594577374">
            <text:p>0.1599696</text:p>
          </table:table-cell>
        </table:table-row>
        <table:table-row table:style-name="ro1">
          <table:table-cell office:value-type="string">
            <text:p>printers</text:p>
          </table:table-cell>
          <table:table-cell office:value-type="string">
            <text:p>saved</text:p>
          </table:table-cell>
          <table:table-cell office:value-type="float" office:value="0.159969955747385">
            <text:p>0.1599700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printers</text:p>
          </table:table-cell>
          <table:table-cell office:value-type="float" office:value="0.159969955747385">
            <text:p>0.1599700</text:p>
          </table:table-cell>
        </table:table-row>
        <table:table-row table:style-name="ro1">
          <table:table-cell office:value-type="string">
            <text:p>console</text:p>
          </table:table-cell>
          <table:table-cell office:value-type="string">
            <text:p>saved</text:p>
          </table:table-cell>
          <table:table-cell office:value-type="float" office:value="0.15997005647456">
            <text:p>0.1599701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console</text:p>
          </table:table-cell>
          <table:table-cell office:value-type="float" office:value="0.15997005647456">
            <text:p>0.1599701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wii</text:p>
          </table:table-cell>
          <table:table-cell office:value-type="float" office:value="0.15997005647456">
            <text:p>0.1599701</text:p>
          </table:table-cell>
        </table:table-row>
        <table:table-row table:style-name="ro1">
          <table:table-cell office:value-type="string">
            <text:p>wii</text:p>
          </table:table-cell>
          <table:table-cell office:value-type="string">
            <text:p>saved</text:p>
          </table:table-cell>
          <table:table-cell office:value-type="float" office:value="0.15997005647456">
            <text:p>0.1599701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deductions</text:p>
          </table:table-cell>
          <table:table-cell office:value-type="float" office:value="0.159981597650845">
            <text:p>0.1599816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claiming</text:p>
          </table:table-cell>
          <table:table-cell office:value-type="float" office:value="0.159981597650845">
            <text:p>0.1599816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string">
            <text:p>carrol</text:p>
          </table:table-cell>
          <table:table-cell office:value-type="float" office:value="0.159996576256647">
            <text:p>0.1599966</text:p>
          </table:table-cell>
        </table:table-row>
        <table:table-row table:style-name="ro1">
          <table:table-cell office:value-type="string">
            <text:p>carrol</text:p>
          </table:table-cell>
          <table:table-cell office:value-type="string">
            <text:p>board</text:p>
          </table:table-cell>
          <table:table-cell office:value-type="float" office:value="0.159996576256647">
            <text:p>0.1599966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sensitive</text:p>
          </table:table-cell>
          <table:table-cell office:value-type="float" office:value="0.160068916694091">
            <text:p>0.1600689</text:p>
          </table:table-cell>
        </table:table-row>
        <table:table-row table:style-name="ro1">
          <table:table-cell office:value-type="string">
            <text:p>sensitive</text:p>
          </table:table-cell>
          <table:table-cell office:value-type="string">
            <text:p>fail</text:p>
          </table:table-cell>
          <table:table-cell office:value-type="float" office:value="0.160068916694091">
            <text:p>0.1600689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truth</text:p>
          </table:table-cell>
          <table:table-cell office:value-type="float" office:value="0.160108140619622">
            <text:p>0.1601081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development</text:p>
          </table:table-cell>
          <table:table-cell office:value-type="float" office:value="0.160108140619622">
            <text:p>0.1601081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institutions</text:p>
          </table:table-cell>
          <table:table-cell office:value-type="float" office:value="0.160175956987799">
            <text:p>0.1601760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dollar</text:p>
          </table:table-cell>
          <table:table-cell office:value-type="float" office:value="0.160175956987799">
            <text:p>0.1601760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taxrelated</text:p>
          </table:table-cell>
          <table:table-cell office:value-type="float" office:value="0.160286279441842">
            <text:p>0.1602863</text:p>
          </table:table-cell>
        </table:table-row>
        <table:table-row table:style-name="ro1">
          <table:table-cell office:value-type="string">
            <text:p>taxrelated</text:p>
          </table:table-cell>
          <table:table-cell office:value-type="string">
            <text:p>messages</text:p>
          </table:table-cell>
          <table:table-cell office:value-type="float" office:value="0.160286279441842">
            <text:p>0.1602863</text:p>
          </table:table-cell>
        </table:table-row>
        <table:table-row table:style-name="ro1">
          <table:table-cell office:value-type="string">
            <text:p>actions</text:p>
          </table:table-cell>
          <table:table-cell office:value-type="string">
            <text:p>plus</text:p>
          </table:table-cell>
          <table:table-cell office:value-type="float" office:value="0.160375314671277">
            <text:p>0.1603753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string">
            <text:p>actions</text:p>
          </table:table-cell>
          <table:table-cell office:value-type="float" office:value="0.160375314671277">
            <text:p>0.1603753</text:p>
          </table:table-cell>
        </table:table-row>
        <table:table-row table:style-name="ro1">
          <table:table-cell office:value-type="string">
            <text:p>cloud</text:p>
          </table:table-cell>
          <table:table-cell office:value-type="string">
            <text:p>wifi</text:p>
          </table:table-cell>
          <table:table-cell office:value-type="float" office:value="0.160388342473444">
            <text:p>0.1603883</text:p>
          </table:table-cell>
        </table:table-row>
        <table:table-row table:style-name="ro1">
          <table:table-cell office:value-type="string">
            <text:p>wifi</text:p>
          </table:table-cell>
          <table:table-cell office:value-type="string">
            <text:p>cloud</text:p>
          </table:table-cell>
          <table:table-cell office:value-type="float" office:value="0.160388342473444">
            <text:p>0.1603883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designed</text:p>
          </table:table-cell>
          <table:table-cell office:value-type="float" office:value="0.160394848275676">
            <text:p>0.1603948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design</text:p>
          </table:table-cell>
          <table:table-cell office:value-type="float" office:value="0.160394848275676">
            <text:p>0.1603948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weight</text:p>
          </table:table-cell>
          <table:table-cell office:value-type="float" office:value="0.16043951394128">
            <text:p>0.1604395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american</text:p>
          </table:table-cell>
          <table:table-cell office:value-type="float" office:value="0.16043951394128">
            <text:p>0.1604395</text:p>
          </table:table-cell>
        </table:table-row>
        <table:table-row table:style-name="ro2">
          <table:table-cell office:value-type="string">
            <text:p>actress</text:p>
          </table:table-cell>
          <table:table-cell office:value-type="string">
            <text:p>american</text:p>
          </table:table-cell>
          <table:table-cell office:value-type="float" office:value="0.160439649996225">
            <text:p>0.1604396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actress</text:p>
          </table:table-cell>
          <table:table-cell office:value-type="float" office:value="0.160439649996225">
            <text:p>0.1604396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obese</text:p>
          </table:table-cell>
          <table:table-cell office:value-type="float" office:value="0.160439785898403">
            <text:p>0.1604398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film</text:p>
          </table:table-cell>
          <table:table-cell office:value-type="float" office:value="0.160439785898403">
            <text:p>0.1604398</text:p>
          </table:table-cell>
        </table:table-row>
        <table:table-row table:style-name="ro2">
          <table:table-cell office:value-type="string">
            <text:p>film</text:p>
          </table:table-cell>
          <table:table-cell office:value-type="string">
            <text:p>american</text:p>
          </table:table-cell>
          <table:table-cell office:value-type="float" office:value="0.160439785898403">
            <text:p>0.1604398</text:p>
          </table:table-cell>
        </table:table-row>
        <table:table-row table:style-name="ro2">
          <table:table-cell office:value-type="string">
            <text:p>obese</text:p>
          </table:table-cell>
          <table:table-cell office:value-type="string">
            <text:p>american</text:p>
          </table:table-cell>
          <table:table-cell office:value-type="float" office:value="0.160439785898403">
            <text:p>0.1604398</text:p>
          </table:table-cell>
        </table:table-row>
        <table:table-row table:style-name="ro1">
          <table:table-cell office:value-type="string">
            <text:p>doors</text:p>
          </table:table-cell>
          <table:table-cell office:value-type="string">
            <text:p>twice</text:p>
          </table:table-cell>
          <table:table-cell office:value-type="float" office:value="0.160495162533293">
            <text:p>0.1604952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doors</text:p>
          </table:table-cell>
          <table:table-cell office:value-type="float" office:value="0.160495162533293">
            <text:p>0.1604952</text:p>
          </table:table-cell>
        </table:table-row>
        <table:table-row table:style-name="ro1">
          <table:table-cell office:value-type="string">
            <text:p>dealing</text:p>
          </table:table-cell>
          <table:table-cell office:value-type="string">
            <text:p>drugs</text:p>
          </table:table-cell>
          <table:table-cell office:value-type="float" office:value="0.160589591734966">
            <text:p>0.1605896</text:p>
          </table:table-cell>
        </table:table-row>
        <table:table-row table:style-name="ro1">
          <table:table-cell office:value-type="string">
            <text:p>drugs</text:p>
          </table:table-cell>
          <table:table-cell office:value-type="string">
            <text:p>dealing</text:p>
          </table:table-cell>
          <table:table-cell office:value-type="float" office:value="0.160589591734966">
            <text:p>0.1605896</text:p>
          </table:table-cell>
        </table:table-row>
        <table:table-row table:style-name="ro1">
          <table:table-cell office:value-type="string">
            <text:p>becoming</text:p>
          </table:table-cell>
          <table:table-cell office:value-type="string">
            <text:p>example</text:p>
          </table:table-cell>
          <table:table-cell office:value-type="float" office:value="0.160695644835568">
            <text:p>0.1606956</text:p>
          </table:table-cell>
        </table:table-row>
        <table:table-row table:style-name="ro1">
          <table:table-cell office:value-type="string">
            <text:p>example</text:p>
          </table:table-cell>
          <table:table-cell office:value-type="string">
            <text:p>becoming</text:p>
          </table:table-cell>
          <table:table-cell office:value-type="float" office:value="0.160695644835568">
            <text:p>0.160695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w2</text:p>
          </table:table-cell>
          <table:table-cell office:value-type="float" office:value="0.160836804414649">
            <text:p>0.160836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string">
            <text:p>t</text:p>
          </table:table-cell>
          <table:table-cell office:value-type="float" office:value="0.160836804414649">
            <text:p>0.1608368</text:p>
          </table:table-cell>
        </table:table-row>
        <table:table-row table:style-name="ro1">
          <table:table-cell office:value-type="string">
            <text:p>states</text:p>
          </table:table-cell>
          <table:table-cell office:value-type="string">
            <text:p>united</text:p>
          </table:table-cell>
          <table:table-cell office:value-type="float" office:value="0.160870958391766">
            <text:p>0.1608710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states</text:p>
          </table:table-cell>
          <table:table-cell office:value-type="float" office:value="0.160870958391766">
            <text:p>0.1608710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currently</text:p>
          </table:table-cell>
          <table:table-cell office:value-type="float" office:value="0.160908251459014">
            <text:p>0.1609083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sk</text:p>
          </table:table-cell>
          <table:table-cell office:value-type="float" office:value="0.160908251459014">
            <text:p>0.1609083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score</text:p>
          </table:table-cell>
          <table:table-cell office:value-type="float" office:value="0.161019470206025">
            <text:p>0.1610195</text:p>
          </table:table-cell>
        </table:table-row>
        <table:table-row table:style-name="ro2">
          <table:table-cell office:value-type="string">
            <text:p>score</text:p>
          </table:table-cell>
          <table:table-cell office:value-type="string">
            <text:p>creditreporting</text:p>
          </table:table-cell>
          <table:table-cell office:value-type="float" office:value="0.161019470206025">
            <text:p>0.1610195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score</text:p>
          </table:table-cell>
          <table:table-cell office:value-type="float" office:value="0.161020257921865">
            <text:p>0.1610203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score</text:p>
          </table:table-cell>
          <table:table-cell office:value-type="float" office:value="0.161020257921865">
            <text:p>0.1610203</text:p>
          </table:table-cell>
        </table:table-row>
        <table:table-row table:style-name="ro2">
          <table:table-cell office:value-type="string">
            <text:p>score</text:p>
          </table:table-cell>
          <table:table-cell office:value-type="string">
            <text:p>fico</text:p>
          </table:table-cell>
          <table:table-cell office:value-type="float" office:value="0.161020257921865">
            <text:p>0.1610203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karma</text:p>
          </table:table-cell>
          <table:table-cell office:value-type="float" office:value="0.161020257921865">
            <text:p>0.1610203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o</text:p>
          </table:table-cell>
          <table:table-cell office:value-type="float" office:value="0.161045347614386">
            <text:p>0.161045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apparent</text:p>
          </table:table-cell>
          <table:table-cell office:value-type="float" office:value="0.161045347614386">
            <text:p>0.1610453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these</text:p>
          </table:table-cell>
          <table:table-cell office:value-type="float" office:value="0.161061557416259">
            <text:p>0.1610616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reformat</text:p>
          </table:table-cell>
          <table:table-cell office:value-type="float" office:value="0.161061557416259">
            <text:p>0.1610616</text:p>
          </table:table-cell>
        </table:table-row>
        <table:table-row table:style-name="ro1">
          <table:table-cell office:value-type="string">
            <text:p>money</text:p>
          </table:table-cell>
          <table:table-cell office:value-type="string">
            <text:p>mortgage</text:p>
          </table:table-cell>
          <table:table-cell office:value-type="float" office:value="0.161073510498492">
            <text:p>0.1610735</text:p>
          </table:table-cell>
        </table:table-row>
        <table:table-row table:style-name="ro1">
          <table:table-cell office:value-type="string">
            <text:p>mortgage</text:p>
          </table:table-cell>
          <table:table-cell office:value-type="string">
            <text:p>money</text:p>
          </table:table-cell>
          <table:table-cell office:value-type="float" office:value="0.161073510498492">
            <text:p>0.1610735</text:p>
          </table:table-cell>
        </table:table-row>
        <table:table-row table:style-name="ro2">
          <table:table-cell office:value-type="string">
            <text:p>tucson</text:p>
          </table:table-cell>
          <table:table-cell office:value-type="string">
            <text:p>watson</text:p>
          </table:table-cell>
          <table:table-cell office:value-type="float" office:value="0.161082237532391">
            <text:p>0.1610822</text:p>
          </table:table-cell>
        </table:table-row>
        <table:table-row table:style-name="ro2">
          <table:table-cell office:value-type="string">
            <text:p>watson</text:p>
          </table:table-cell>
          <table:table-cell office:value-type="string">
            <text:p>tucson</text:p>
          </table:table-cell>
          <table:table-cell office:value-type="float" office:value="0.161082237532391">
            <text:p>0.1610822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dollar</text:p>
          </table:table-cell>
          <table:table-cell office:value-type="float" office:value="0.161091841640637">
            <text:p>0.1610918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deposit</text:p>
          </table:table-cell>
          <table:table-cell office:value-type="float" office:value="0.161091841640637">
            <text:p>0.1610918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standards</text:p>
          </table:table-cell>
          <table:table-cell office:value-type="float" office:value="0.161114959308886">
            <text:p>0.1611150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professional</text:p>
          </table:table-cell>
          <table:table-cell office:value-type="float" office:value="0.161114959308886">
            <text:p>0.1611150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hr</text:p>
          </table:table-cell>
          <table:table-cell office:value-type="float" office:value="0.161116678227958">
            <text:p>0.1611167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audits</text:p>
          </table:table-cell>
          <table:table-cell office:value-type="float" office:value="0.161116678227958">
            <text:p>0.161116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payment</text:p>
          </table:table-cell>
          <table:table-cell office:value-type="float" office:value="0.161129998020848">
            <text:p>0.1611300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mean</text:p>
          </table:table-cell>
          <table:table-cell office:value-type="float" office:value="0.161129998020848">
            <text:p>0.1611300</text:p>
          </table:table-cell>
        </table:table-row>
        <table:table-row table:style-name="ro1">
          <table:table-cell office:value-type="string">
            <text:p>exploit</text:p>
          </table:table-cell>
          <table:table-cell office:value-type="string">
            <text:p>prize</text:p>
          </table:table-cell>
          <table:table-cell office:value-type="float" office:value="0.161156015270587">
            <text:p>0.1611560</text:p>
          </table:table-cell>
        </table:table-row>
        <table:table-row table:style-name="ro1">
          <table:table-cell office:value-type="string">
            <text:p>prize</text:p>
          </table:table-cell>
          <table:table-cell office:value-type="string">
            <text:p>exploit</text:p>
          </table:table-cell>
          <table:table-cell office:value-type="float" office:value="0.161156015270587">
            <text:p>0.1611560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multiple</text:p>
          </table:table-cell>
          <table:table-cell office:value-type="float" office:value="0.161225613408425">
            <text:p>0.1612256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deposits</text:p>
          </table:table-cell>
          <table:table-cell office:value-type="float" office:value="0.161225613408425">
            <text:p>0.1612256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these</text:p>
          </table:table-cell>
          <table:table-cell office:value-type="float" office:value="0.16130141527776">
            <text:p>0.1613014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tap</text:p>
          </table:table-cell>
          <table:table-cell office:value-type="float" office:value="0.16130141527776">
            <text:p>0.1613014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refund</text:p>
          </table:table-cell>
          <table:table-cell office:value-type="float" office:value="0.161339336183141">
            <text:p>0.161339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dollar</text:p>
          </table:table-cell>
          <table:table-cell office:value-type="float" office:value="0.161339336183141">
            <text:p>0.1613393</text:p>
          </table:table-cell>
        </table:table-row>
        <table:table-row table:style-name="ro1">
          <table:table-cell office:value-type="string">
            <text:p>angeles</text:p>
          </table:table-cell>
          <table:table-cell office:value-type="string">
            <text:p>oil</text:p>
          </table:table-cell>
          <table:table-cell office:value-type="float" office:value="0.161391647688955">
            <text:p>0.1613916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angeles</text:p>
          </table:table-cell>
          <table:table-cell office:value-type="float" office:value="0.161391647688955">
            <text:p>0.1613916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rid</text:p>
          </table:table-cell>
          <table:table-cell office:value-type="float" office:value="0.161464578793961">
            <text:p>0.1614646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recycling</text:p>
          </table:table-cell>
          <table:table-cell office:value-type="float" office:value="0.161464578793961">
            <text:p>0.1614646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threat</text:p>
          </table:table-cell>
          <table:table-cell office:value-type="float" office:value="0.161530684404847">
            <text:p>0.1615307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indeed</text:p>
          </table:table-cell>
          <table:table-cell office:value-type="float" office:value="0.161530684404847">
            <text:p>0.1615307</text:p>
          </table:table-cell>
        </table:table-row>
        <table:table-row table:style-name="ro2">
          <table:table-cell office:value-type="string">
            <text:p>insurance</text:p>
          </table:table-cell>
          <table:table-cell office:value-type="string">
            <text:p>ira</text:p>
          </table:table-cell>
          <table:table-cell office:value-type="float" office:value="0.161588286656215">
            <text:p>0.1615883</text:p>
          </table:table-cell>
        </table:table-row>
        <table:table-row table:style-name="ro1">
          <table:table-cell office:value-type="string">
            <text:p>ira</text:p>
          </table:table-cell>
          <table:table-cell office:value-type="string">
            <text:p>insurance</text:p>
          </table:table-cell>
          <table:table-cell office:value-type="float" office:value="0.161588286656215">
            <text:p>0.1615883</text:p>
          </table:table-cell>
        </table:table-row>
        <table:table-row table:style-name="ro1">
          <table:table-cell office:value-type="string">
            <text:p>erase</text:p>
          </table:table-cell>
          <table:table-cell office:value-type="string">
            <text:p>saved</text:p>
          </table:table-cell>
          <table:table-cell office:value-type="float" office:value="0.161686397329423">
            <text:p>0.1616864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erase</text:p>
          </table:table-cell>
          <table:table-cell office:value-type="float" office:value="0.161686397329423">
            <text:p>0.1616864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steps</text:p>
          </table:table-cell>
          <table:table-cell office:value-type="float" office:value="0.161713483232365">
            <text:p>0.1617135</text:p>
          </table:table-cell>
        </table:table-row>
        <table:table-row table:style-name="ro1">
          <table:table-cell office:value-type="string">
            <text:p>steps</text:p>
          </table:table-cell>
          <table:table-cell office:value-type="string">
            <text:p>smartphones</text:p>
          </table:table-cell>
          <table:table-cell office:value-type="float" office:value="0.161713483232365">
            <text:p>0.1617135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string">
            <text:p>smartphone</text:p>
          </table:table-cell>
          <table:table-cell office:value-type="float" office:value="0.161753373954403">
            <text:p>0.1617534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string">
            <text:p>hotel</text:p>
          </table:table-cell>
          <table:table-cell office:value-type="float" office:value="0.161753373954403">
            <text:p>0.1617534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twitter</text:p>
          </table:table-cell>
          <table:table-cell office:value-type="float" office:value="0.161756617317095">
            <text:p>0.1617566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string">
            <text:p>passwords</text:p>
          </table:table-cell>
          <table:table-cell office:value-type="float" office:value="0.161756617317095">
            <text:p>0.1617566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taxrelated</text:p>
          </table:table-cell>
          <table:table-cell office:value-type="float" office:value="0.161760593834205">
            <text:p>0.1617606</text:p>
          </table:table-cell>
        </table:table-row>
        <table:table-row table:style-name="ro2">
          <table:table-cell office:value-type="string">
            <text:p>taxrelated</text:p>
          </table:table-cell>
          <table:table-cell office:value-type="string">
            <text:p>malicious</text:p>
          </table:table-cell>
          <table:table-cell office:value-type="float" office:value="0.161760593834205">
            <text:p>0.1617606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direct</text:p>
          </table:table-cell>
          <table:table-cell office:value-type="float" office:value="0.161792882174584">
            <text:p>0.1617929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deposited</text:p>
          </table:table-cell>
          <table:table-cell office:value-type="float" office:value="0.161792882174584">
            <text:p>0.1617929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computer</text:p>
          </table:table-cell>
          <table:table-cell office:value-type="float" office:value="0.161879725758427">
            <text:p>0.1618797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apple</text:p>
          </table:table-cell>
          <table:table-cell office:value-type="float" office:value="0.161879725758427">
            <text:p>0.1618797</text:p>
          </table:table-cell>
        </table:table-row>
        <table:table-row table:style-name="ro1">
          <table:table-cell office:value-type="string">
            <text:p>app</text:p>
          </table:table-cell>
          <table:table-cell office:value-type="string">
            <text:p>close</text:p>
          </table:table-cell>
          <table:table-cell office:value-type="float" office:value="0.161890150267838">
            <text:p>0.1618902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app</text:p>
          </table:table-cell>
          <table:table-cell office:value-type="float" office:value="0.161890150267838">
            <text:p>0.1618902</text:p>
          </table:table-cell>
        </table:table-row>
        <table:table-row table:style-name="ro2">
          <table:table-cell office:value-type="string">
            <text:p>around</text:p>
          </table:table-cell>
          <table:table-cell office:value-type="string">
            <text:p>lowhanging</text:p>
          </table:table-cell>
          <table:table-cell office:value-type="float" office:value="0.161896830207666">
            <text:p>0.1618968</text:p>
          </table:table-cell>
        </table:table-row>
        <table:table-row table:style-name="ro1">
          <table:table-cell office:value-type="string">
            <text:p>lowhanging</text:p>
          </table:table-cell>
          <table:table-cell office:value-type="string">
            <text:p>around</text:p>
          </table:table-cell>
          <table:table-cell office:value-type="float" office:value="0.161896830207666">
            <text:p>0.1618968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concerns</text:p>
          </table:table-cell>
          <table:table-cell office:value-type="float" office:value="0.161909298267923">
            <text:p>0.1619093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assist</text:p>
          </table:table-cell>
          <table:table-cell office:value-type="float" office:value="0.161909298267923">
            <text:p>0.1619093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large</text:p>
          </table:table-cell>
          <table:table-cell office:value-type="float" office:value="0.16195026040367">
            <text:p>0.1619503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checks</text:p>
          </table:table-cell>
          <table:table-cell office:value-type="float" office:value="0.16195026040367">
            <text:p>0.1619503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these</text:p>
          </table:table-cell>
          <table:table-cell office:value-type="float" office:value="0.161980881343801">
            <text:p>0.1619809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remove</text:p>
          </table:table-cell>
          <table:table-cell office:value-type="float" office:value="0.161980881343801">
            <text:p>0.1619809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string">
            <text:p>lisa</text:p>
          </table:table-cell>
          <table:table-cell office:value-type="float" office:value="0.162001690053173">
            <text:p>0.1620017</text:p>
          </table:table-cell>
        </table:table-row>
        <table:table-row table:style-name="ro1">
          <table:table-cell office:value-type="string">
            <text:p>lisa</text:p>
          </table:table-cell>
          <table:table-cell office:value-type="string">
            <text:p>iphone</text:p>
          </table:table-cell>
          <table:table-cell office:value-type="float" office:value="0.162001690053173">
            <text:p>0.1620017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card</text:p>
          </table:table-cell>
          <table:table-cell office:value-type="float" office:value="0.162006967897464">
            <text:p>0.1620070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authorities</text:p>
          </table:table-cell>
          <table:table-cell office:value-type="float" office:value="0.162006967897464">
            <text:p>0.1620070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inconsistent</text:p>
          </table:table-cell>
          <table:table-cell office:value-type="float" office:value="0.162033869932608">
            <text:p>0.1620339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financial</text:p>
          </table:table-cell>
          <table:table-cell office:value-type="float" office:value="0.162033869932608">
            <text:p>0.1620339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volume</text:p>
          </table:table-cell>
          <table:table-cell office:value-type="float" office:value="0.16203398626121">
            <text:p>0.1620340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financial</text:p>
          </table:table-cell>
          <table:table-cell office:value-type="float" office:value="0.16203398626121">
            <text:p>0.1620340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fincen</text:p>
          </table:table-cell>
          <table:table-cell office:value-type="float" office:value="0.16203410267374">
            <text:p>0.1620341</text:p>
          </table:table-cell>
        </table:table-row>
        <table:table-row table:style-name="ro1">
          <table:table-cell office:value-type="string">
            <text:p>fincen</text:p>
          </table:table-cell>
          <table:table-cell office:value-type="string">
            <text:p>financial</text:p>
          </table:table-cell>
          <table:table-cell office:value-type="float" office:value="0.16203410267374">
            <text:p>0.1620341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processing</text:p>
          </table:table-cell>
          <table:table-cell office:value-type="float" office:value="0.162111223844276">
            <text:p>0.1621112</text:p>
          </table:table-cell>
        </table:table-row>
        <table:table-row table:style-name="ro1">
          <table:table-cell office:value-type="string">
            <text:p>processing</text:p>
          </table:table-cell>
          <table:table-cell office:value-type="string">
            <text:p>disabled</text:p>
          </table:table-cell>
          <table:table-cell office:value-type="float" office:value="0.162111223844276">
            <text:p>0.1621112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residents</text:p>
          </table:table-cell>
          <table:table-cell office:value-type="float" office:value="0.16215946451907">
            <text:p>0.1621595</text:p>
          </table:table-cell>
        </table:table-row>
        <table:table-row table:style-name="ro1">
          <table:table-cell office:value-type="string">
            <text:p>residents</text:p>
          </table:table-cell>
          <table:table-cell office:value-type="string">
            <text:p>rate</text:p>
          </table:table-cell>
          <table:table-cell office:value-type="float" office:value="0.16215946451907">
            <text:p>0.1621595</text:p>
          </table:table-cell>
        </table:table-row>
        <table:table-row table:style-name="ro1">
          <table:table-cell office:value-type="string">
            <text:p>attacks</text:p>
          </table:table-cell>
          <table:table-cell office:value-type="string">
            <text:p>expect</text:p>
          </table:table-cell>
          <table:table-cell office:value-type="float" office:value="0.162177257368793">
            <text:p>0.1621773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attacks</text:p>
          </table:table-cell>
          <table:table-cell office:value-type="float" office:value="0.162177257368793">
            <text:p>0.1621773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technology</text:p>
          </table:table-cell>
          <table:table-cell office:value-type="float" office:value="0.162336070912673">
            <text:p>0.1623361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authorities</text:p>
          </table:table-cell>
          <table:table-cell office:value-type="float" office:value="0.162336070912673">
            <text:p>0.1623361</text:p>
          </table:table-cell>
        </table:table-row>
        <table:table-row table:style-name="ro1">
          <table:table-cell office:value-type="string">
            <text:p>major</text:p>
          </table:table-cell>
          <table:table-cell office:value-type="string">
            <text:p>response</text:p>
          </table:table-cell>
          <table:table-cell office:value-type="float" office:value="0.162350811347765">
            <text:p>0.1623508</text:p>
          </table:table-cell>
        </table:table-row>
        <table:table-row table:style-name="ro1">
          <table:table-cell office:value-type="string">
            <text:p>response</text:p>
          </table:table-cell>
          <table:table-cell office:value-type="string">
            <text:p>major</text:p>
          </table:table-cell>
          <table:table-cell office:value-type="float" office:value="0.162350811347765">
            <text:p>0.1623508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size</text:p>
          </table:table-cell>
          <table:table-cell office:value-type="float" office:value="0.162535021429538">
            <text:p>0.1625350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considered</text:p>
          </table:table-cell>
          <table:table-cell office:value-type="float" office:value="0.162535021429538">
            <text:p>0.1625350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penalties</text:p>
          </table:table-cell>
          <table:table-cell office:value-type="float" office:value="0.162639940469111">
            <text:p>0.1626399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interest</text:p>
          </table:table-cell>
          <table:table-cell office:value-type="float" office:value="0.162639940469111">
            <text:p>0.1626399</text:p>
          </table:table-cell>
        </table:table-row>
        <table:table-row table:style-name="ro1">
          <table:table-cell office:value-type="string">
            <text:p>pretending</text:p>
          </table:table-cell>
          <table:table-cell office:value-type="string">
            <text:p>scams</text:p>
          </table:table-cell>
          <table:table-cell office:value-type="float" office:value="0.162695348480953">
            <text:p>0.1626953</text:p>
          </table:table-cell>
        </table:table-row>
        <table:table-row table:style-name="ro1">
          <table:table-cell office:value-type="string">
            <text:p>scams</text:p>
          </table:table-cell>
          <table:table-cell office:value-type="string">
            <text:p>pretending</text:p>
          </table:table-cell>
          <table:table-cell office:value-type="float" office:value="0.162695348480953">
            <text:p>0.1626953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recognize</text:p>
          </table:table-cell>
          <table:table-cell office:value-type="float" office:value="0.162704128490222">
            <text:p>0.1627041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bought</text:p>
          </table:table-cell>
          <table:table-cell office:value-type="float" office:value="0.162704128490222">
            <text:p>0.1627041</text:p>
          </table:table-cell>
        </table:table-row>
        <table:table-row table:style-name="ro1">
          <table:table-cell office:value-type="string">
            <text:p>outside</text:p>
          </table:table-cell>
          <table:table-cell office:value-type="string">
            <text:p>situation</text:p>
          </table:table-cell>
          <table:table-cell office:value-type="float" office:value="0.16274039418511">
            <text:p>0.1627404</text:p>
          </table:table-cell>
        </table:table-row>
        <table:table-row table:style-name="ro1">
          <table:table-cell office:value-type="string">
            <text:p>situation</text:p>
          </table:table-cell>
          <table:table-cell office:value-type="string">
            <text:p>outside</text:p>
          </table:table-cell>
          <table:table-cell office:value-type="float" office:value="0.16274039418511">
            <text:p>0.1627404</text:p>
          </table:table-cell>
        </table:table-row>
        <table:table-row table:style-name="ro2">
          <table:table-cell office:value-type="string">
            <text:p>house</text:p>
          </table:table-cell>
          <table:table-cell office:value-type="string">
            <text:p>seattle</text:p>
          </table:table-cell>
          <table:table-cell office:value-type="float" office:value="0.162866010478957">
            <text:p>0.1628660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string">
            <text:p>house</text:p>
          </table:table-cell>
          <table:table-cell office:value-type="float" office:value="0.162866010478957">
            <text:p>0.1628660</text:p>
          </table:table-cell>
        </table:table-row>
        <table:table-row table:style-name="ro1">
          <table:table-cell office:value-type="string">
            <text:p>ipad</text:p>
          </table:table-cell>
          <table:table-cell office:value-type="string">
            <text:p>realized</text:p>
          </table:table-cell>
          <table:table-cell office:value-type="float" office:value="0.162999469779701">
            <text:p>0.1629995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ipad</text:p>
          </table:table-cell>
          <table:table-cell office:value-type="float" office:value="0.162999469779701">
            <text:p>0.1629995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truth</text:p>
          </table:table-cell>
          <table:table-cell office:value-type="float" office:value="0.16301765361408">
            <text:p>0.1630177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countries</text:p>
          </table:table-cell>
          <table:table-cell office:value-type="float" office:value="0.16301765361408">
            <text:p>0.1630177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string">
            <text:p>phones</text:p>
          </table:table-cell>
          <table:table-cell office:value-type="float" office:value="0.163033604473742">
            <text:p>0.1630336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hotel</text:p>
          </table:table-cell>
          <table:table-cell office:value-type="float" office:value="0.163033604473742">
            <text:p>0.1630336</text:p>
          </table:table-cell>
        </table:table-row>
        <table:table-row table:style-name="ro1">
          <table:table-cell office:value-type="string">
            <text:p>infected</text:p>
          </table:table-cell>
          <table:table-cell office:value-type="string">
            <text:p>researchers</text:p>
          </table:table-cell>
          <table:table-cell office:value-type="float" office:value="0.16303654228537">
            <text:p>0.1630365</text:p>
          </table:table-cell>
        </table:table-row>
        <table:table-row table:style-name="ro1">
          <table:table-cell office:value-type="string">
            <text:p>researchers</text:p>
          </table:table-cell>
          <table:table-cell office:value-type="string">
            <text:p>infected</text:p>
          </table:table-cell>
          <table:table-cell office:value-type="float" office:value="0.16303654228537">
            <text:p>0.1630365</text:p>
          </table:table-cell>
        </table:table-row>
        <table:table-row table:style-name="ro1">
          <table:table-cell office:value-type="string">
            <text:p>duped</text:p>
          </table:table-cell>
          <table:table-cell office:value-type="string">
            <text:p>sentinel</text:p>
          </table:table-cell>
          <table:table-cell office:value-type="float" office:value="0.16305617100672">
            <text:p>0.1630562</text:p>
          </table:table-cell>
        </table:table-row>
        <table:table-row table:style-name="ro1">
          <table:table-cell office:value-type="string">
            <text:p>sentinel</text:p>
          </table:table-cell>
          <table:table-cell office:value-type="string">
            <text:p>duped</text:p>
          </table:table-cell>
          <table:table-cell office:value-type="float" office:value="0.16305617100672">
            <text:p>0.1630562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treasury</text:p>
          </table:table-cell>
          <table:table-cell office:value-type="float" office:value="0.163243335939167">
            <text:p>0.1632433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apparent</text:p>
          </table:table-cell>
          <table:table-cell office:value-type="float" office:value="0.163243335939167">
            <text:p>0.1632433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some</text:p>
          </table:table-cell>
          <table:table-cell office:value-type="float" office:value="0.163346463294852">
            <text:p>0.1633465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hacker</text:p>
          </table:table-cell>
          <table:table-cell office:value-type="float" office:value="0.163346463294852">
            <text:p>0.1633465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product</text:p>
          </table:table-cell>
          <table:table-cell office:value-type="float" office:value="0.163386436250298">
            <text:p>0.163386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first</text:p>
          </table:table-cell>
          <table:table-cell office:value-type="float" office:value="0.163386436250298">
            <text:p>0.1633864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penalties</text:p>
          </table:table-cell>
          <table:table-cell office:value-type="float" office:value="0.163396010452663">
            <text:p>0.1633960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claiming</text:p>
          </table:table-cell>
          <table:table-cell office:value-type="float" office:value="0.163396010452663">
            <text:p>0.1633960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string">
            <text:p>hospitals</text:p>
          </table:table-cell>
          <table:table-cell office:value-type="float" office:value="0.163487356323209">
            <text:p>0.1634874</text:p>
          </table:table-cell>
        </table:table-row>
        <table:table-row table:style-name="ro1">
          <table:table-cell office:value-type="string">
            <text:p>hospitals</text:p>
          </table:table-cell>
          <table:table-cell office:value-type="string">
            <text:p>electronic</text:p>
          </table:table-cell>
          <table:table-cell office:value-type="float" office:value="0.163487356323209">
            <text:p>0.1634874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powerful</text:p>
          </table:table-cell>
          <table:table-cell office:value-type="float" office:value="0.163539289065453">
            <text:p>0.1635393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string">
            <text:p>authentication</text:p>
          </table:table-cell>
          <table:table-cell office:value-type="float" office:value="0.163539289065453">
            <text:p>0.1635393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program</text:p>
          </table:table-cell>
          <table:table-cell office:value-type="float" office:value="0.163640537011916">
            <text:p>0.1636405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governors</text:p>
          </table:table-cell>
          <table:table-cell office:value-type="float" office:value="0.163640537011916">
            <text:p>0.1636405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institutions</text:p>
          </table:table-cell>
          <table:table-cell office:value-type="float" office:value="0.163651468851468">
            <text:p>0.1636515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apparent</text:p>
          </table:table-cell>
          <table:table-cell office:value-type="float" office:value="0.163651468851468">
            <text:p>0.1636515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articles</text:p>
          </table:table-cell>
          <table:table-cell office:value-type="float" office:value="0.163708603926044">
            <text:p>0.1637086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article</text:p>
          </table:table-cell>
          <table:table-cell office:value-type="float" office:value="0.163708603926044">
            <text:p>0.1637086</text:p>
          </table:table-cell>
        </table:table-row>
        <table:table-row table:style-name="ro1">
          <table:table-cell office:value-type="string">
            <text:p>payment</text:p>
          </table:table-cell>
          <table:table-cell office:value-type="string">
            <text:p>reasons</text:p>
          </table:table-cell>
          <table:table-cell office:value-type="float" office:value="0.163716239041978">
            <text:p>0.1637162</text:p>
          </table:table-cell>
        </table:table-row>
        <table:table-row table:style-name="ro1">
          <table:table-cell office:value-type="string">
            <text:p>reasons</text:p>
          </table:table-cell>
          <table:table-cell office:value-type="string">
            <text:p>payment</text:p>
          </table:table-cell>
          <table:table-cell office:value-type="float" office:value="0.163716239041978">
            <text:p>0.1637162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processed</text:p>
          </table:table-cell>
          <table:table-cell office:value-type="float" office:value="0.163928534058412">
            <text:p>0.1639285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checks</text:p>
          </table:table-cell>
          <table:table-cell office:value-type="float" office:value="0.163928534058412">
            <text:p>0.1639285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tap</text:p>
          </table:table-cell>
          <table:table-cell office:value-type="float" office:value="0.163996905778908">
            <text:p>0.1639969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saved</text:p>
          </table:table-cell>
          <table:table-cell office:value-type="float" office:value="0.163996905778908">
            <text:p>0.1639969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hollywood</text:p>
          </table:table-cell>
          <table:table-cell office:value-type="float" office:value="0.164070344316699">
            <text:p>0.1640703</text:p>
          </table:table-cell>
        </table:table-row>
        <table:table-row table:style-name="ro1">
          <table:table-cell office:value-type="string">
            <text:p>hollywood</text:p>
          </table:table-cell>
          <table:table-cell office:value-type="string">
            <text:p>higher</text:p>
          </table:table-cell>
          <table:table-cell office:value-type="float" office:value="0.164070344316699">
            <text:p>0.1640703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investigators</text:p>
          </table:table-cell>
          <table:table-cell office:value-type="float" office:value="0.164127463512399">
            <text:p>0.1641275</text:p>
          </table:table-cell>
        </table:table-row>
        <table:table-row table:style-name="ro1">
          <table:table-cell office:value-type="string">
            <text:p>investigators</text:p>
          </table:table-cell>
          <table:table-cell table:style-name="ce1" office:value-type="string">
            <text:p>16</text:p>
          </table:table-cell>
          <table:table-cell office:value-type="float" office:value="0.164127463512399">
            <text:p>0.1641275</text:p>
          </table:table-cell>
        </table:table-row>
        <table:table-row table:style-name="ro1">
          <table:table-cell office:value-type="string">
            <text:p>detention</text:p>
          </table:table-cell>
          <table:table-cell office:value-type="string">
            <text:p>investigators</text:p>
          </table:table-cell>
          <table:table-cell office:value-type="float" office:value="0.164156664117878">
            <text:p>0.1641567</text:p>
          </table:table-cell>
        </table:table-row>
        <table:table-row table:style-name="ro1">
          <table:table-cell office:value-type="string">
            <text:p>investigators</text:p>
          </table:table-cell>
          <table:table-cell office:value-type="string">
            <text:p>detention</text:p>
          </table:table-cell>
          <table:table-cell office:value-type="float" office:value="0.164156664117878">
            <text:p>0.1641567</text:p>
          </table:table-cell>
        </table:table-row>
        <table:table-row table:style-name="ro1">
          <table:table-cell office:value-type="string">
            <text:p>jail</text:p>
          </table:table-cell>
          <table:table-cell office:value-type="string">
            <text:p>night</text:p>
          </table:table-cell>
          <table:table-cell office:value-type="float" office:value="0.164282000973099">
            <text:p>0.1642820</text:p>
          </table:table-cell>
        </table:table-row>
        <table:table-row table:style-name="ro1">
          <table:table-cell office:value-type="string">
            <text:p>night</text:p>
          </table:table-cell>
          <table:table-cell office:value-type="string">
            <text:p>jail</text:p>
          </table:table-cell>
          <table:table-cell office:value-type="float" office:value="0.164282000973099">
            <text:p>0.1642820</text:p>
          </table:table-cell>
        </table:table-row>
        <table:table-row table:style-name="ro1">
          <table:table-cell office:value-type="string">
            <text:p>broward</text:p>
          </table:table-cell>
          <table:table-cell office:value-type="string">
            <text:p>client</text:p>
          </table:table-cell>
          <table:table-cell office:value-type="float" office:value="0.164288549712352">
            <text:p>0.1642885</text:p>
          </table:table-cell>
        </table:table-row>
        <table:table-row table:style-name="ro1">
          <table:table-cell office:value-type="string">
            <text:p>client</text:p>
          </table:table-cell>
          <table:table-cell office:value-type="string">
            <text:p>broward</text:p>
          </table:table-cell>
          <table:table-cell office:value-type="float" office:value="0.164288549712352">
            <text:p>0.1642885</text:p>
          </table:table-cell>
        </table:table-row>
        <table:table-row table:style-name="ro2">
          <table:table-cell office:value-type="string">
            <text:p>consequences</text:p>
          </table:table-cell>
          <table:table-cell office:value-type="string">
            <text:p>hudson</text:p>
          </table:table-cell>
          <table:table-cell office:value-type="float" office:value="0.16445015846986">
            <text:p>0.1644502</text:p>
          </table:table-cell>
        </table:table-row>
        <table:table-row table:style-name="ro2">
          <table:table-cell office:value-type="string">
            <text:p>hudson</text:p>
          </table:table-cell>
          <table:table-cell office:value-type="string">
            <text:p>consequences</text:p>
          </table:table-cell>
          <table:table-cell office:value-type="float" office:value="0.16445015846986">
            <text:p>0.1644502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delete</text:p>
          </table:table-cell>
          <table:table-cell office:value-type="float" office:value="0.164457283449347">
            <text:p>0.1644573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android</text:p>
          </table:table-cell>
          <table:table-cell office:value-type="float" office:value="0.164457283449347">
            <text:p>0.1644573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program</text:p>
          </table:table-cell>
          <table:table-cell office:value-type="float" office:value="0.164655826543671">
            <text:p>0.1646558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breach</text:p>
          </table:table-cell>
          <table:table-cell office:value-type="float" office:value="0.164655826543671">
            <text:p>0.1646558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ealize</text:p>
          </table:table-cell>
          <table:table-cell office:value-type="float" office:value="0.164773896784224">
            <text:p>0.1647739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deleted</text:p>
          </table:table-cell>
          <table:table-cell office:value-type="float" office:value="0.164773896784224">
            <text:p>0.1647739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electronics</text:p>
          </table:table-cell>
          <table:table-cell office:value-type="float" office:value="0.164972784227185">
            <text:p>0.1649728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drives</text:p>
          </table:table-cell>
          <table:table-cell office:value-type="float" office:value="0.164972784227185">
            <text:p>0.1649728</text:p>
          </table:table-cell>
        </table:table-row>
        <table:table-row table:style-name="ro1">
          <table:table-cell office:value-type="string">
            <text:p>purse</text:p>
          </table:table-cell>
          <table:table-cell office:value-type="string">
            <text:p>thing</text:p>
          </table:table-cell>
          <table:table-cell office:value-type="float" office:value="0.164995957224832">
            <text:p>0.1649960</text:p>
          </table:table-cell>
        </table:table-row>
        <table:table-row table:style-name="ro1">
          <table:table-cell office:value-type="string">
            <text:p>thing</text:p>
          </table:table-cell>
          <table:table-cell office:value-type="string">
            <text:p>purse</text:p>
          </table:table-cell>
          <table:table-cell office:value-type="float" office:value="0.164995957224832">
            <text:p>0.1649960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ealize</text:p>
          </table:table-cell>
          <table:table-cell office:value-type="float" office:value="0.165012096812024">
            <text:p>0.1650121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option</text:p>
          </table:table-cell>
          <table:table-cell office:value-type="float" office:value="0.165012096812024">
            <text:p>0.1650121</text:p>
          </table:table-cell>
        </table:table-row>
        <table:table-row table:style-name="ro1">
          <table:table-cell office:value-type="string">
            <text:p>reformat</text:p>
          </table:table-cell>
          <table:table-cell office:value-type="string">
            <text:p>saved</text:p>
          </table:table-cell>
          <table:table-cell office:value-type="float" office:value="0.165085767719049">
            <text:p>0.1650858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reformat</text:p>
          </table:table-cell>
          <table:table-cell office:value-type="float" office:value="0.165085767719049">
            <text:p>0.1650858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hit</text:p>
          </table:table-cell>
          <table:table-cell office:value-type="float" office:value="0.165124280936316">
            <text:p>0.1651243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authorities</text:p>
          </table:table-cell>
          <table:table-cell office:value-type="float" office:value="0.165124280936316">
            <text:p>0.1651243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large</text:p>
          </table:table-cell>
          <table:table-cell office:value-type="float" office:value="0.165316103657678">
            <text:p>0.165316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institutions</text:p>
          </table:table-cell>
          <table:table-cell office:value-type="float" office:value="0.165316103657678">
            <text:p>0.1653161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refund</text:p>
          </table:table-cell>
          <table:table-cell office:value-type="float" office:value="0.165318375013447">
            <text:p>0.1653184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apparent</text:p>
          </table:table-cell>
          <table:table-cell office:value-type="float" office:value="0.165318375013447">
            <text:p>0.1653184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enrolled</text:p>
          </table:table-cell>
          <table:table-cell office:value-type="float" office:value="0.165390268800652">
            <text:p>0.1653903</text:p>
          </table:table-cell>
        </table:table-row>
        <table:table-row table:style-name="ro1">
          <table:table-cell office:value-type="string">
            <text:p>enrolled</text:p>
          </table:table-cell>
          <table:table-cell office:value-type="string">
            <text:p>assist</text:p>
          </table:table-cell>
          <table:table-cell office:value-type="float" office:value="0.165390268800652">
            <text:p>0.1653903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o</text:p>
          </table:table-cell>
          <table:table-cell office:value-type="float" office:value="0.165496917102584">
            <text:p>0.1654969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deposited</text:p>
          </table:table-cell>
          <table:table-cell office:value-type="float" office:value="0.165496917102584">
            <text:p>0.1654969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refund</text:p>
          </table:table-cell>
          <table:table-cell office:value-type="float" office:value="0.165502281293765">
            <text:p>0.1655023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large</text:p>
          </table:table-cell>
          <table:table-cell office:value-type="float" office:value="0.165502281293765">
            <text:p>0.1655023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processed</text:p>
          </table:table-cell>
          <table:table-cell office:value-type="float" office:value="0.165541994733685">
            <text:p>0.1655420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activity</text:p>
          </table:table-cell>
          <table:table-cell office:value-type="float" office:value="0.165541994733685">
            <text:p>0.1655420</text:p>
          </table:table-cell>
        </table:table-row>
        <table:table-row table:style-name="ro2">
          <table:table-cell office:value-type="string">
            <text:p>firm</text:p>
          </table:table-cell>
          <table:table-cell office:value-type="string">
            <text:p>stuber</text:p>
          </table:table-cell>
          <table:table-cell office:value-type="float" office:value="0.165560387409971">
            <text:p>0.1655604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firm</text:p>
          </table:table-cell>
          <table:table-cell office:value-type="float" office:value="0.165560387409971">
            <text:p>0.165560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firm</text:p>
          </table:table-cell>
          <table:table-cell office:value-type="float" office:value="0.165561288413937">
            <text:p>0.1655613</text:p>
          </table:table-cell>
        </table:table-row>
        <table:table-row table:style-name="ro1">
          <table:table-cell office:value-type="string">
            <text:p>firm</text:p>
          </table:table-cell>
          <table:table-cell office:value-type="string">
            <text:p>music</text:p>
          </table:table-cell>
          <table:table-cell office:value-type="float" office:value="0.165561288413937">
            <text:p>0.1655613</text:p>
          </table:table-cell>
        </table:table-row>
        <table:table-row table:style-name="ro2">
          <table:table-cell office:value-type="string">
            <text:p>firm</text:p>
          </table:table-cell>
          <table:table-cell office:value-type="string">
            <text:p>volkert</text:p>
          </table:table-cell>
          <table:table-cell office:value-type="float" office:value="0.165561288413937">
            <text:p>0.1655613</text:p>
          </table:table-cell>
        </table:table-row>
        <table:table-row table:style-name="ro2">
          <table:table-cell office:value-type="string">
            <text:p>firm</text:p>
          </table:table-cell>
          <table:table-cell office:value-type="string">
            <text:p>macintosh</text:p>
          </table:table-cell>
          <table:table-cell office:value-type="float" office:value="0.165561288413937">
            <text:p>0.1655613</text:p>
          </table:table-cell>
        </table:table-row>
        <table:table-row table:style-name="ro1">
          <table:table-cell office:value-type="string">
            <text:p>firm</text:p>
          </table:table-cell>
          <table:table-cell office:value-type="string">
            <text:p>financing</text:p>
          </table:table-cell>
          <table:table-cell office:value-type="float" office:value="0.165561288413937">
            <text:p>0.1655613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firm</text:p>
          </table:table-cell>
          <table:table-cell office:value-type="float" office:value="0.165561288413937">
            <text:p>0.1655613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firm</text:p>
          </table:table-cell>
          <table:table-cell office:value-type="float" office:value="0.165561288413937">
            <text:p>0.1655613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firm</text:p>
          </table:table-cell>
          <table:table-cell office:value-type="float" office:value="0.165561288413937">
            <text:p>0.1655613</text:p>
          </table:table-cell>
        </table:table-row>
        <table:table-row table:style-name="ro2">
          <table:table-cell office:value-type="string">
            <text:p>android</text:p>
          </table:table-cell>
          <table:table-cell office:value-type="string">
            <text:p>smartphones</text:p>
          </table:table-cell>
          <table:table-cell office:value-type="float" office:value="0.165709946531623">
            <text:p>0.1657099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android</text:p>
          </table:table-cell>
          <table:table-cell office:value-type="float" office:value="0.165709946531623">
            <text:p>0.1657099</text:p>
          </table:table-cell>
        </table:table-row>
        <table:table-row table:style-name="ro1">
          <table:table-cell office:value-type="string">
            <text:p>sometimes</text:p>
          </table:table-cell>
          <table:table-cell office:value-type="string">
            <text:p>truth</text:p>
          </table:table-cell>
          <table:table-cell office:value-type="float" office:value="0.165737252127796">
            <text:p>0.1657373</text:p>
          </table:table-cell>
        </table:table-row>
        <table:table-row table:style-name="ro1">
          <table:table-cell office:value-type="string">
            <text:p>truth</text:p>
          </table:table-cell>
          <table:table-cell office:value-type="string">
            <text:p>sometimes</text:p>
          </table:table-cell>
          <table:table-cell office:value-type="float" office:value="0.165737252127796">
            <text:p>0.1657373</text:p>
          </table:table-cell>
        </table:table-row>
        <table:table-row table:style-name="ro1">
          <table:table-cell table:style-name="ce1" office:value-type="string">
            <text:p>2005</text:p>
          </table:table-cell>
          <table:table-cell office:value-type="string">
            <text:p>town</text:p>
          </table:table-cell>
          <table:table-cell office:value-type="float" office:value="0.165755809622381">
            <text:p>0.1657558</text:p>
          </table:table-cell>
        </table:table-row>
        <table:table-row table:style-name="ro1">
          <table:table-cell office:value-type="string">
            <text:p>town</text:p>
          </table:table-cell>
          <table:table-cell table:style-name="ce1" office:value-type="string">
            <text:p>2005</text:p>
          </table:table-cell>
          <table:table-cell office:value-type="float" office:value="0.165755809622381">
            <text:p>0.1657558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mean</text:p>
          </table:table-cell>
          <table:table-cell office:value-type="float" office:value="0.165839368336317">
            <text:p>0.165839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float" office:value="0.165839368336317">
            <text:p>0.1658394</text:p>
          </table:table-cell>
        </table:table-row>
        <table:table-row table:style-name="ro2">
          <table:table-cell office:value-type="string">
            <text:p>awareness</text:p>
          </table:table-cell>
          <table:table-cell office:value-type="string">
            <text:p>lowhanging</text:p>
          </table:table-cell>
          <table:table-cell office:value-type="float" office:value="0.165852111573898">
            <text:p>0.1658521</text:p>
          </table:table-cell>
        </table:table-row>
        <table:table-row table:style-name="ro2">
          <table:table-cell office:value-type="string">
            <text:p>lowhanging</text:p>
          </table:table-cell>
          <table:table-cell office:value-type="string">
            <text:p>awareness</text:p>
          </table:table-cell>
          <table:table-cell office:value-type="float" office:value="0.165852111573898">
            <text:p>0.1658521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hotel</text:p>
          </table:table-cell>
          <table:table-cell office:value-type="float" office:value="0.165893373105503">
            <text:p>0.1658934</text:p>
          </table:table-cell>
        </table:table-row>
        <table:table-row table:style-name="ro2">
          <table:table-cell office:value-type="string">
            <text:p>hotel</text:p>
          </table:table-cell>
          <table:table-cell office:value-type="string">
            <text:p>apps</text:p>
          </table:table-cell>
          <table:table-cell office:value-type="float" office:value="0.165893373105503">
            <text:p>0.1658934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taxpayer</text:p>
          </table:table-cell>
          <table:table-cell office:value-type="float" office:value="0.165952258411165">
            <text:p>0.1659523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assistance</text:p>
          </table:table-cell>
          <table:table-cell office:value-type="float" office:value="0.165952258411165">
            <text:p>0.1659523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islands</text:p>
          </table:table-cell>
          <table:table-cell office:value-type="float" office:value="0.165971072278457">
            <text:p>0.1659711</text:p>
          </table:table-cell>
        </table:table-row>
        <table:table-row table:style-name="ro1">
          <table:table-cell office:value-type="string">
            <text:p>islands</text:p>
          </table:table-cell>
          <table:table-cell office:value-type="string">
            <text:p>development</text:p>
          </table:table-cell>
          <table:table-cell office:value-type="float" office:value="0.165971072278457">
            <text:p>0.1659711</text:p>
          </table:table-cell>
        </table:table-row>
        <table:table-row table:style-name="ro1">
          <table:table-cell office:value-type="string">
            <text:p>known</text:p>
          </table:table-cell>
          <table:table-cell office:value-type="string">
            <text:p>reputation</text:p>
          </table:table-cell>
          <table:table-cell office:value-type="float" office:value="0.1660345785994">
            <text:p>0.1660346</text:p>
          </table:table-cell>
        </table:table-row>
        <table:table-row table:style-name="ro1">
          <table:table-cell office:value-type="string">
            <text:p>reputation</text:p>
          </table:table-cell>
          <table:table-cell office:value-type="string">
            <text:p>known</text:p>
          </table:table-cell>
          <table:table-cell office:value-type="float" office:value="0.1660345785994">
            <text:p>0.1660346</text:p>
          </table:table-cell>
        </table:table-row>
        <table:table-row table:style-name="ro2">
          <table:table-cell office:value-type="string">
            <text:p>chicago</text:p>
          </table:table-cell>
          <table:table-cell office:value-type="string">
            <text:p>philadelphia</text:p>
          </table:table-cell>
          <table:table-cell office:value-type="float" office:value="0.16606379310352">
            <text:p>0.1660638</text:p>
          </table:table-cell>
        </table:table-row>
        <table:table-row table:style-name="ro2">
          <table:table-cell office:value-type="string">
            <text:p>highrisk</text:p>
          </table:table-cell>
          <table:table-cell office:value-type="string">
            <text:p>philadelphia</text:p>
          </table:table-cell>
          <table:table-cell office:value-type="float" office:value="0.16606379310352">
            <text:p>0.1660638</text:p>
          </table:table-cell>
        </table:table-row>
        <table:table-row table:style-name="ro2">
          <table:table-cell office:value-type="string">
            <text:p>philadelphia</text:p>
          </table:table-cell>
          <table:table-cell office:value-type="string">
            <text:p>highrisk</text:p>
          </table:table-cell>
          <table:table-cell office:value-type="float" office:value="0.16606379310352">
            <text:p>0.1660638</text:p>
          </table:table-cell>
        </table:table-row>
        <table:table-row table:style-name="ro2">
          <table:table-cell office:value-type="string">
            <text:p>philadelphia</text:p>
          </table:table-cell>
          <table:table-cell office:value-type="string">
            <text:p>chicago</text:p>
          </table:table-cell>
          <table:table-cell office:value-type="float" office:value="0.16606379310352">
            <text:p>0.1660638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especially</text:p>
          </table:table-cell>
          <table:table-cell office:value-type="float" office:value="0.166123322807512">
            <text:p>0.1661233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browser</text:p>
          </table:table-cell>
          <table:table-cell office:value-type="float" office:value="0.166123322807512">
            <text:p>0.1661233</text:p>
          </table:table-cell>
        </table:table-row>
        <table:table-row table:style-name="ro2">
          <table:table-cell office:value-type="string">
            <text:p>access</text:p>
          </table:table-cell>
          <table:table-cell office:value-type="string">
            <text:p>postbulletin</text:p>
          </table:table-cell>
          <table:table-cell office:value-type="float" office:value="0.166480293563456">
            <text:p>0.1664803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affordable</text:p>
          </table:table-cell>
          <table:table-cell office:value-type="float" office:value="0.166480293563456">
            <text:p>0.1664803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access</text:p>
          </table:table-cell>
          <table:table-cell office:value-type="float" office:value="0.166480293563456">
            <text:p>0.1664803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access</text:p>
          </table:table-cell>
          <table:table-cell office:value-type="float" office:value="0.166480293563456">
            <text:p>0.1664803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win</text:p>
          </table:table-cell>
          <table:table-cell office:value-type="float" office:value="0.166554216156584">
            <text:p>0.1665542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challenge</text:p>
          </table:table-cell>
          <table:table-cell office:value-type="float" office:value="0.166554216156584">
            <text:p>0.1665542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off</text:p>
          </table:table-cell>
          <table:table-cell office:value-type="float" office:value="0.166574614709979">
            <text:p>0.166574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forward</text:p>
          </table:table-cell>
          <table:table-cell office:value-type="float" office:value="0.166574614709979">
            <text:p>0.1665746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remaining</text:p>
          </table:table-cell>
          <table:table-cell office:value-type="float" office:value="0.16661269188709">
            <text:p>0.1666127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ccess</text:p>
          </table:table-cell>
          <table:table-cell office:value-type="float" office:value="0.16661269188709">
            <text:p>0.1666127</text:p>
          </table:table-cell>
        </table:table-row>
        <table:table-row table:style-name="ro1">
          <table:table-cell office:value-type="string">
            <text:p>authorities</text:p>
          </table:table-cell>
          <table:table-cell office:value-type="string">
            <text:p>oil</text:p>
          </table:table-cell>
          <table:table-cell office:value-type="float" office:value="0.166688971068141">
            <text:p>0.166689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authorities</text:p>
          </table:table-cell>
          <table:table-cell office:value-type="float" office:value="0.166688971068141">
            <text:p>0.1666890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whether</text:p>
          </table:table-cell>
          <table:table-cell office:value-type="float" office:value="0.166736157553661">
            <text:p>0.1667362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preparers</text:p>
          </table:table-cell>
          <table:table-cell office:value-type="float" office:value="0.166736157553661">
            <text:p>0.1667362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o</text:p>
          </table:table-cell>
          <table:table-cell office:value-type="float" office:value="0.166888763261959">
            <text:p>0.1668888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large</text:p>
          </table:table-cell>
          <table:table-cell office:value-type="float" office:value="0.166888763261959">
            <text:p>0.1668888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enjoy</text:p>
          </table:table-cell>
          <table:table-cell office:value-type="float" office:value="0.166904300031174">
            <text:p>0.1669043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rticle</text:p>
          </table:table-cell>
          <table:table-cell office:value-type="float" office:value="0.166904300031174">
            <text:p>0.1669043</text:p>
          </table:table-cell>
        </table:table-row>
        <table:table-row table:style-name="ro2">
          <table:table-cell office:value-type="string">
            <text:p>theyve</text:p>
          </table:table-cell>
          <table:table-cell office:value-type="string">
            <text:p>watson</text:p>
          </table:table-cell>
          <table:table-cell office:value-type="float" office:value="0.166951516035701">
            <text:p>0.1669515</text:p>
          </table:table-cell>
        </table:table-row>
        <table:table-row table:style-name="ro2">
          <table:table-cell office:value-type="string">
            <text:p>watson</text:p>
          </table:table-cell>
          <table:table-cell office:value-type="string">
            <text:p>theyve</text:p>
          </table:table-cell>
          <table:table-cell office:value-type="float" office:value="0.166951516035701">
            <text:p>0.1669515</text:p>
          </table:table-cell>
        </table:table-row>
        <table:table-row table:style-name="ro2">
          <table:table-cell office:value-type="string">
            <text:p>cerda</text:p>
          </table:table-cell>
          <table:table-cell office:value-type="string">
            <text:p>south</text:p>
          </table:table-cell>
          <table:table-cell office:value-type="float" office:value="0.167007046301541">
            <text:p>0.1670070</text:p>
          </table:table-cell>
        </table:table-row>
        <table:table-row table:style-name="ro2">
          <table:table-cell office:value-type="string">
            <text:p>south</text:p>
          </table:table-cell>
          <table:table-cell office:value-type="string">
            <text:p>cerda</text:p>
          </table:table-cell>
          <table:table-cell office:value-type="float" office:value="0.167007046301541">
            <text:p>0.1670070</text:p>
          </table:table-cell>
        </table:table-row>
        <table:table-row table:style-name="ro2">
          <table:table-cell office:value-type="string">
            <text:p>hard</text:p>
          </table:table-cell>
          <table:table-cell office:value-type="string">
            <text:p>smartphones</text:p>
          </table:table-cell>
          <table:table-cell office:value-type="float" office:value="0.167058598859372">
            <text:p>0.1670586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hard</text:p>
          </table:table-cell>
          <table:table-cell office:value-type="float" office:value="0.167058598859372">
            <text:p>0.1670586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recognize</text:p>
          </table:table-cell>
          <table:table-cell office:value-type="float" office:value="0.167122020730776">
            <text:p>0.1671220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necessarily</text:p>
          </table:table-cell>
          <table:table-cell office:value-type="float" office:value="0.167122020730776">
            <text:p>0.1671220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military</text:p>
          </table:table-cell>
          <table:table-cell office:value-type="float" office:value="0.167169065219711">
            <text:p>0.1671691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string">
            <text:p>deductions</text:p>
          </table:table-cell>
          <table:table-cell office:value-type="float" office:value="0.167169065219711">
            <text:p>0.1671691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twitter</text:p>
          </table:table-cell>
          <table:table-cell office:value-type="float" office:value="0.167278956196473">
            <text:p>0.1672790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string">
            <text:p>variation</text:p>
          </table:table-cell>
          <table:table-cell office:value-type="float" office:value="0.167278956196473">
            <text:p>0.1672790</text:p>
          </table:table-cell>
        </table:table-row>
        <table:table-row table:style-name="ro2">
          <table:table-cell office:value-type="string">
            <text:p>twitter</text:p>
          </table:table-cell>
          <table:table-cell office:value-type="string">
            <text:p>passphrase</text:p>
          </table:table-cell>
          <table:table-cell office:value-type="float" office:value="0.167278956196473">
            <text:p>0.1672790</text:p>
          </table:table-cell>
        </table:table-row>
        <table:table-row table:style-name="ro2">
          <table:table-cell office:value-type="string">
            <text:p>twitter</text:p>
          </table:table-cell>
          <table:table-cell office:value-type="string">
            <text:p>username</text:p>
          </table:table-cell>
          <table:table-cell office:value-type="float" office:value="0.167278956196473">
            <text:p>0.1672790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twitter</text:p>
          </table:table-cell>
          <table:table-cell office:value-type="float" office:value="0.167278956196473">
            <text:p>0.1672790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twitter</text:p>
          </table:table-cell>
          <table:table-cell office:value-type="float" office:value="0.167278956196473">
            <text:p>0.1672790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printer</text:p>
          </table:table-cell>
          <table:table-cell office:value-type="float" office:value="0.167352260729288">
            <text:p>0.1673523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delete</text:p>
          </table:table-cell>
          <table:table-cell office:value-type="float" office:value="0.167352260729288">
            <text:p>0.1673523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turn</text:p>
          </table:table-cell>
          <table:table-cell office:value-type="float" office:value="0.167556203558489">
            <text:p>0.1675562</text:p>
          </table:table-cell>
        </table:table-row>
        <table:table-row table:style-name="ro1">
          <table:table-cell office:value-type="string">
            <text:p>turn</text:p>
          </table:table-cell>
          <table:table-cell office:value-type="string">
            <text:p>pension</text:p>
          </table:table-cell>
          <table:table-cell office:value-type="float" office:value="0.167556203558489">
            <text:p>0.1675562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wipe</text:p>
          </table:table-cell>
          <table:table-cell office:value-type="float" office:value="0.167658223632894">
            <text:p>0.1676582</text:p>
          </table:table-cell>
        </table:table-row>
        <table:table-row table:style-name="ro1">
          <table:table-cell office:value-type="string">
            <text:p>wipe</text:p>
          </table:table-cell>
          <table:table-cell office:value-type="string">
            <text:p>rid</text:p>
          </table:table-cell>
          <table:table-cell office:value-type="float" office:value="0.167658223632894">
            <text:p>0.1676582</text:p>
          </table:table-cell>
        </table:table-row>
        <table:table-row table:style-name="ro2">
          <table:table-cell office:value-type="string">
            <text:p>affairs</text:p>
          </table:table-cell>
          <table:table-cell office:value-type="string">
            <text:p>dor</text:p>
          </table:table-cell>
          <table:table-cell office:value-type="float" office:value="0.167718463732282">
            <text:p>0.1677185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affairs</text:p>
          </table:table-cell>
          <table:table-cell office:value-type="float" office:value="0.167718463732282">
            <text:p>0.1677185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cheek</text:p>
          </table:table-cell>
          <table:table-cell office:value-type="float" office:value="0.167720899956377">
            <text:p>0.1677209</text:p>
          </table:table-cell>
        </table:table-row>
        <table:table-row table:style-name="ro2">
          <table:table-cell office:value-type="string">
            <text:p>affairs</text:p>
          </table:table-cell>
          <table:table-cell office:value-type="string">
            <text:p>sc</text:p>
          </table:table-cell>
          <table:table-cell office:value-type="float" office:value="0.167720899956377">
            <text:p>0.1677209</text:p>
          </table:table-cell>
        </table:table-row>
        <table:table-row table:style-name="ro2">
          <table:table-cell office:value-type="string">
            <text:p>affairs</text:p>
          </table:table-cell>
          <table:table-cell office:value-type="string">
            <text:p>protectmyid</text:p>
          </table:table-cell>
          <table:table-cell office:value-type="float" office:value="0.167720899956377">
            <text:p>0.1677209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affairs</text:p>
          </table:table-cell>
          <table:table-cell office:value-type="float" office:value="0.167720899956377">
            <text:p>0.1677209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affairs</text:p>
          </table:table-cell>
          <table:table-cell office:value-type="float" office:value="0.167720899956377">
            <text:p>0.1677209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affairs</text:p>
          </table:table-cell>
          <table:table-cell office:value-type="float" office:value="0.167720899956377">
            <text:p>0.1677209</text:p>
          </table:table-cell>
        </table:table-row>
        <table:table-row table:style-name="ro1">
          <table:table-cell office:value-type="string">
            <text:p>collected</text:p>
          </table:table-cell>
          <table:table-cell office:value-type="string">
            <text:p>house</text:p>
          </table:table-cell>
          <table:table-cell office:value-type="float" office:value="0.167752426559568">
            <text:p>0.1677524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string">
            <text:p>collected</text:p>
          </table:table-cell>
          <table:table-cell office:value-type="float" office:value="0.167752426559568">
            <text:p>0.1677524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treasury</text:p>
          </table:table-cell>
          <table:table-cell office:value-type="float" office:value="0.167776735319619">
            <text:p>0.1677767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deposited</text:p>
          </table:table-cell>
          <table:table-cell office:value-type="float" office:value="0.167776735319619">
            <text:p>0.1677767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hack</text:p>
          </table:table-cell>
          <table:table-cell office:value-type="float" office:value="0.16780348297076">
            <text:p>0.1678035</text:p>
          </table:table-cell>
        </table:table-row>
        <table:table-row table:style-name="ro1">
          <table:table-cell office:value-type="string">
            <text:p>hack</text:p>
          </table:table-cell>
          <table:table-cell office:value-type="string">
            <text:p>browser</text:p>
          </table:table-cell>
          <table:table-cell office:value-type="float" office:value="0.16780348297076">
            <text:p>0.1678035</text:p>
          </table:table-cell>
        </table:table-row>
        <table:table-row table:style-name="ro1">
          <table:table-cell office:value-type="string">
            <text:p>actions</text:p>
          </table:table-cell>
          <table:table-cell office:value-type="string">
            <text:p>late</text:p>
          </table:table-cell>
          <table:table-cell office:value-type="float" office:value="0.168031175724439">
            <text:p>0.1680312</text:p>
          </table:table-cell>
        </table:table-row>
        <table:table-row table:style-name="ro1">
          <table:table-cell office:value-type="string">
            <text:p>late</text:p>
          </table:table-cell>
          <table:table-cell office:value-type="string">
            <text:p>actions</text:p>
          </table:table-cell>
          <table:table-cell office:value-type="float" office:value="0.168031175724439">
            <text:p>0.1680312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i</text:p>
          </table:table-cell>
          <table:table-cell office:value-type="float" office:value="0.168078704512986">
            <text:p>0.1680787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yes</text:p>
          </table:table-cell>
          <table:table-cell office:value-type="float" office:value="0.168078704512986">
            <text:p>0.1680787</text:p>
          </table:table-cell>
        </table:table-row>
        <table:table-row table:style-name="ro2">
          <table:table-cell office:value-type="string">
            <text:p>sensitive</text:p>
          </table:table-cell>
          <table:table-cell office:value-type="string">
            <text:p>smartphone</text:p>
          </table:table-cell>
          <table:table-cell office:value-type="float" office:value="0.168112302319933">
            <text:p>0.1681123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sensitive</text:p>
          </table:table-cell>
          <table:table-cell office:value-type="float" office:value="0.168112302319933">
            <text:p>0.1681123</text:p>
          </table:table-cell>
        </table:table-row>
        <table:table-row table:style-name="ro2">
          <table:table-cell office:value-type="string">
            <text:p>access</text:p>
          </table:table-cell>
          <table:table-cell office:value-type="string">
            <text:p>llc</text:p>
          </table:table-cell>
          <table:table-cell office:value-type="float" office:value="0.168210643501338">
            <text:p>0.1682106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ccess</text:p>
          </table:table-cell>
          <table:table-cell office:value-type="float" office:value="0.168210643501338">
            <text:p>0.1682106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entitled</text:p>
          </table:table-cell>
          <table:table-cell office:value-type="float" office:value="0.168334208279132">
            <text:p>0.1683342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ccess</text:p>
          </table:table-cell>
          <table:table-cell office:value-type="float" office:value="0.168334208279132">
            <text:p>0.1683342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resolution</text:p>
          </table:table-cell>
          <table:table-cell office:value-type="float" office:value="0.168346833513015">
            <text:p>0.1683468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recommend</text:p>
          </table:table-cell>
          <table:table-cell office:value-type="float" office:value="0.168346833513015">
            <text:p>0.1683468</text:p>
          </table:table-cell>
        </table:table-row>
        <table:table-row table:style-name="ro1">
          <table:table-cell office:value-type="string">
            <text:p>hes</text:p>
          </table:table-cell>
          <table:table-cell office:value-type="string">
            <text:p>judge</text:p>
          </table:table-cell>
          <table:table-cell office:value-type="float" office:value="0.168370850939221">
            <text:p>0.1683709</text:p>
          </table:table-cell>
        </table:table-row>
        <table:table-row table:style-name="ro1">
          <table:table-cell office:value-type="string">
            <text:p>judge</text:p>
          </table:table-cell>
          <table:table-cell office:value-type="string">
            <text:p>hes</text:p>
          </table:table-cell>
          <table:table-cell office:value-type="float" office:value="0.168370850939221">
            <text:p>0.1683709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fail</text:p>
          </table:table-cell>
          <table:table-cell office:value-type="float" office:value="0.168428538211399">
            <text:p>0.1684285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especially</text:p>
          </table:table-cell>
          <table:table-cell office:value-type="float" office:value="0.168428538211399">
            <text:p>0.1684285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saturday</text:p>
          </table:table-cell>
          <table:table-cell office:value-type="float" office:value="0.168487397905721">
            <text:p>0.1684874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irish</text:p>
          </table:table-cell>
          <table:table-cell office:value-type="float" office:value="0.168487397905721">
            <text:p>0.1684874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saturday</text:p>
          </table:table-cell>
          <table:table-cell office:value-type="float" office:value="0.168487811391901">
            <text:p>0.1684878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marquette</text:p>
          </table:table-cell>
          <table:table-cell office:value-type="float" office:value="0.168487811391901">
            <text:p>0.1684878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saturday</text:p>
          </table:table-cell>
          <table:table-cell office:value-type="float" office:value="0.168487948956052">
            <text:p>0.1684879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brey</text:p>
          </table:table-cell>
          <table:table-cell office:value-type="float" office:value="0.168487948956052">
            <text:p>0.1684879</text:p>
          </table:table-cell>
        </table:table-row>
        <table:table-row table:style-name="ro2">
          <table:table-cell office:value-type="string">
            <text:p>eagles</text:p>
          </table:table-cell>
          <table:table-cell office:value-type="string">
            <text:p>saturday</text:p>
          </table:table-cell>
          <table:table-cell office:value-type="float" office:value="0.168488086388825">
            <text:p>0.1684881</text:p>
          </table:table-cell>
        </table:table-row>
        <table:table-row table:style-name="ro2">
          <table:table-cell office:value-type="string">
            <text:p>golden</text:p>
          </table:table-cell>
          <table:table-cell office:value-type="string">
            <text:p>saturday</text:p>
          </table:table-cell>
          <table:table-cell office:value-type="float" office:value="0.168488086388825">
            <text:p>0.1684881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saturday</text:p>
          </table:table-cell>
          <table:table-cell office:value-type="float" office:value="0.168488086388825">
            <text:p>0.1684881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golden</text:p>
          </table:table-cell>
          <table:table-cell office:value-type="float" office:value="0.168488086388825">
            <text:p>0.1684881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eagles</text:p>
          </table:table-cell>
          <table:table-cell office:value-type="float" office:value="0.168488086388825">
            <text:p>0.1684881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martin</text:p>
          </table:table-cell>
          <table:table-cell office:value-type="float" office:value="0.168488086388825">
            <text:p>0.1684881</text:p>
          </table:table-cell>
        </table:table-row>
        <table:table-row table:style-name="ro1">
          <table:table-cell office:value-type="string">
            <text:p>theres</text:p>
          </table:table-cell>
          <table:table-cell office:value-type="string">
            <text:p>turbo</text:p>
          </table:table-cell>
          <table:table-cell office:value-type="float" office:value="0.16852323222112">
            <text:p>0.1685232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theres</text:p>
          </table:table-cell>
          <table:table-cell office:value-type="float" office:value="0.16852323222112">
            <text:p>0.168523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institution</text:p>
          </table:table-cell>
          <table:table-cell office:value-type="float" office:value="0.168554424611534">
            <text:p>0.1685544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financial</text:p>
          </table:table-cell>
          <table:table-cell office:value-type="float" office:value="0.168554424611534">
            <text:p>0.1685544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passwords</text:p>
          </table:table-cell>
          <table:table-cell office:value-type="float" office:value="0.168573356728543">
            <text:p>0.1685734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message</text:p>
          </table:table-cell>
          <table:table-cell office:value-type="float" office:value="0.168573356728543">
            <text:p>0.1685734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string">
            <text:p>smartphones</text:p>
          </table:table-cell>
          <table:table-cell office:value-type="float" office:value="0.168595862767477">
            <text:p>0.1685959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reset</text:p>
          </table:table-cell>
          <table:table-cell office:value-type="float" office:value="0.168595862767477">
            <text:p>0.1685959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settings</text:p>
          </table:table-cell>
          <table:table-cell office:value-type="float" office:value="0.168658400173668">
            <text:p>0.1686584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android</text:p>
          </table:table-cell>
          <table:table-cell office:value-type="float" office:value="0.168658400173668">
            <text:p>0.1686584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float" office:value="0.168660632526483">
            <text:p>0.1686606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card</text:p>
          </table:table-cell>
          <table:table-cell office:value-type="float" office:value="0.168660632526483">
            <text:p>0.1686606</text:p>
          </table:table-cell>
        </table:table-row>
        <table:table-row table:style-name="ro1">
          <table:table-cell office:value-type="string">
            <text:p>estate</text:p>
          </table:table-cell>
          <table:table-cell office:value-type="string">
            <text:p>pension</text:p>
          </table:table-cell>
          <table:table-cell office:value-type="float" office:value="0.168778556659364">
            <text:p>0.1687786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estate</text:p>
          </table:table-cell>
          <table:table-cell office:value-type="float" office:value="0.168778556659364">
            <text:p>0.1687786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minimize</text:p>
          </table:table-cell>
          <table:table-cell office:value-type="float" office:value="0.168818054771184">
            <text:p>0.1688181</text:p>
          </table:table-cell>
        </table:table-row>
        <table:table-row table:style-name="ro1">
          <table:table-cell office:value-type="string">
            <text:p>minimize</text:p>
          </table:table-cell>
          <table:table-cell office:value-type="string">
            <text:p>carry</text:p>
          </table:table-cell>
          <table:table-cell office:value-type="float" office:value="0.168818054771184">
            <text:p>0.1688181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hollywood</text:p>
          </table:table-cell>
          <table:table-cell office:value-type="float" office:value="0.168858063304897">
            <text:p>0.1688581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american</text:p>
          </table:table-cell>
          <table:table-cell office:value-type="float" office:value="0.168858063304897">
            <text:p>0.1688581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breach</text:p>
          </table:table-cell>
          <table:table-cell office:value-type="float" office:value="0.168870417241232">
            <text:p>0.1688704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affairs</text:p>
          </table:table-cell>
          <table:table-cell office:value-type="float" office:value="0.168870417241232">
            <text:p>0.1688704</text:p>
          </table:table-cell>
        </table:table-row>
        <table:table-row table:style-name="ro2">
          <table:table-cell office:value-type="string">
            <text:p>sentence</text:p>
          </table:table-cell>
          <table:table-cell office:value-type="string">
            <text:p>trenary</text:p>
          </table:table-cell>
          <table:table-cell office:value-type="float" office:value="0.168919613749443">
            <text:p>0.1689196</text:p>
          </table:table-cell>
        </table:table-row>
        <table:table-row table:style-name="ro2">
          <table:table-cell office:value-type="string">
            <text:p>trenary</text:p>
          </table:table-cell>
          <table:table-cell office:value-type="string">
            <text:p>sentence</text:p>
          </table:table-cell>
          <table:table-cell office:value-type="float" office:value="0.168919613749443">
            <text:p>0.1689196</text:p>
          </table:table-cell>
        </table:table-row>
        <table:table-row table:style-name="ro1">
          <table:table-cell office:value-type="string">
            <text:p>community</text:p>
          </table:table-cell>
          <table:table-cell office:value-type="string">
            <text:p>perpetrators</text:p>
          </table:table-cell>
          <table:table-cell office:value-type="float" office:value="0.16894441198563">
            <text:p>0.1689444</text:p>
          </table:table-cell>
        </table:table-row>
        <table:table-row table:style-name="ro1">
          <table:table-cell office:value-type="string">
            <text:p>perpetrators</text:p>
          </table:table-cell>
          <table:table-cell office:value-type="string">
            <text:p>community</text:p>
          </table:table-cell>
          <table:table-cell office:value-type="float" office:value="0.16894441198563">
            <text:p>0.1689444</text:p>
          </table:table-cell>
        </table:table-row>
        <table:table-row table:style-name="ro2">
          <table:table-cell office:value-type="string">
            <text:p>organizations</text:p>
          </table:table-cell>
          <table:table-cell office:value-type="string">
            <text:p>wifi</text:p>
          </table:table-cell>
          <table:table-cell office:value-type="float" office:value="0.168967990060131">
            <text:p>0.1689680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organizations</text:p>
          </table:table-cell>
          <table:table-cell office:value-type="float" office:value="0.168967990060131">
            <text:p>0.1689680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team</text:p>
          </table:table-cell>
          <table:table-cell office:value-type="float" office:value="0.169005493002979">
            <text:p>0.169005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affairs</text:p>
          </table:table-cell>
          <table:table-cell office:value-type="float" office:value="0.169005493002979">
            <text:p>0.1690055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drives</text:p>
          </table:table-cell>
          <table:table-cell office:value-type="float" office:value="0.169015471508636">
            <text:p>0.1690155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delete</text:p>
          </table:table-cell>
          <table:table-cell office:value-type="float" office:value="0.169015471508636">
            <text:p>0.1690155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technology</text:p>
          </table:table-cell>
          <table:table-cell office:value-type="float" office:value="0.169192468620937">
            <text:p>0.1691925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task</text:p>
          </table:table-cell>
          <table:table-cell office:value-type="float" office:value="0.169192468620937">
            <text:p>0.1691925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website</text:p>
          </table:table-cell>
          <table:table-cell office:value-type="float" office:value="0.169262603998428">
            <text:p>0.1692626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password</text:p>
          </table:table-cell>
          <table:table-cell office:value-type="float" office:value="0.169262603998428">
            <text:p>0.1692626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weight</text:p>
          </table:table-cell>
          <table:table-cell office:value-type="float" office:value="0.169376501649595">
            <text:p>0.1693765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higher</text:p>
          </table:table-cell>
          <table:table-cell office:value-type="float" office:value="0.169376501649595">
            <text:p>0.1693765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higher</text:p>
          </table:table-cell>
          <table:table-cell office:value-type="float" office:value="0.169376998525081">
            <text:p>0.1693770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actress</text:p>
          </table:table-cell>
          <table:table-cell office:value-type="float" office:value="0.169376998525081">
            <text:p>0.1693770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higher</text:p>
          </table:table-cell>
          <table:table-cell office:value-type="float" office:value="0.169377494733424">
            <text:p>0.1693775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obese</text:p>
          </table:table-cell>
          <table:table-cell office:value-type="float" office:value="0.169377494733424">
            <text:p>0.1693775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film</text:p>
          </table:table-cell>
          <table:table-cell office:value-type="float" office:value="0.169377494733424">
            <text:p>0.1693775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higher</text:p>
          </table:table-cell>
          <table:table-cell office:value-type="float" office:value="0.169377494733424">
            <text:p>0.1693775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representative</text:p>
          </table:table-cell>
          <table:table-cell office:value-type="float" office:value="0.169460259095344">
            <text:p>0.1694603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individual</text:p>
          </table:table-cell>
          <table:table-cell office:value-type="float" office:value="0.169460259095344">
            <text:p>0.1694603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o</text:p>
          </table:table-cell>
          <table:table-cell office:value-type="float" office:value="0.169460448691006">
            <text:p>0.169460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dollar</text:p>
          </table:table-cell>
          <table:table-cell office:value-type="float" office:value="0.169460448691006">
            <text:p>0.1694604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financial</text:p>
          </table:table-cell>
          <table:table-cell office:value-type="float" office:value="0.169467372618743">
            <text:p>0.1694674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activity</text:p>
          </table:table-cell>
          <table:table-cell office:value-type="float" office:value="0.169467372618743">
            <text:p>0.1694674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saturday</text:p>
          </table:table-cell>
          <table:table-cell office:value-type="float" office:value="0.169473580673712">
            <text:p>0.1694736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notre</text:p>
          </table:table-cell>
          <table:table-cell office:value-type="float" office:value="0.169473580673712">
            <text:p>0.1694736</text:p>
          </table:table-cell>
        </table:table-row>
        <table:table-row table:style-name="ro2">
          <table:table-cell office:value-type="string">
            <text:p>defraud</text:p>
          </table:table-cell>
          <table:table-cell office:value-type="string">
            <text:p>maloney</text:p>
          </table:table-cell>
          <table:table-cell office:value-type="float" office:value="0.169535115171485">
            <text:p>0.1695351</text:p>
          </table:table-cell>
        </table:table-row>
        <table:table-row table:style-name="ro2">
          <table:table-cell office:value-type="string">
            <text:p>defraud</text:p>
          </table:table-cell>
          <table:table-cell office:value-type="string">
            <text:p>mccomb</text:p>
          </table:table-cell>
          <table:table-cell office:value-type="float" office:value="0.169535115171485">
            <text:p>0.1695351</text:p>
          </table:table-cell>
        </table:table-row>
        <table:table-row table:style-name="ro2">
          <table:table-cell office:value-type="string">
            <text:p>maloney</text:p>
          </table:table-cell>
          <table:table-cell office:value-type="string">
            <text:p>defraud</text:p>
          </table:table-cell>
          <table:table-cell office:value-type="float" office:value="0.169535115171485">
            <text:p>0.1695351</text:p>
          </table:table-cell>
        </table:table-row>
        <table:table-row table:style-name="ro2">
          <table:table-cell office:value-type="string">
            <text:p>mccomb</text:p>
          </table:table-cell>
          <table:table-cell office:value-type="string">
            <text:p>defraud</text:p>
          </table:table-cell>
          <table:table-cell office:value-type="float" office:value="0.169535115171485">
            <text:p>0.1695351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enjoy</text:p>
          </table:table-cell>
          <table:table-cell office:value-type="float" office:value="0.169542469384942">
            <text:p>0.1695425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ccess</text:p>
          </table:table-cell>
          <table:table-cell office:value-type="float" office:value="0.169542469384942">
            <text:p>0.1695425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view</text:p>
          </table:table-cell>
          <table:table-cell office:value-type="float" office:value="0.169554126678894">
            <text:p>0.1695541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rticle</text:p>
          </table:table-cell>
          <table:table-cell office:value-type="float" office:value="0.169554126678894">
            <text:p>0.1695541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fail</text:p>
          </table:table-cell>
          <table:table-cell office:value-type="float" office:value="0.169570541089546">
            <text:p>0.1695705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download</text:p>
          </table:table-cell>
          <table:table-cell office:value-type="float" office:value="0.169570541089546">
            <text:p>0.1695705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lisa</text:p>
          </table:table-cell>
          <table:table-cell office:value-type="float" office:value="0.16959028393761">
            <text:p>0.1695903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itunes</text:p>
          </table:table-cell>
          <table:table-cell office:value-type="float" office:value="0.16959028393761">
            <text:p>0.169590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solution</text:p>
          </table:table-cell>
          <table:table-cell office:value-type="float" office:value="0.169617845265574">
            <text:p>0.1696178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department</text:p>
          </table:table-cell>
          <table:table-cell office:value-type="float" office:value="0.169617845265574">
            <text:p>0.1696178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string">
            <text:p>preparers</text:p>
          </table:table-cell>
          <table:table-cell office:value-type="float" office:value="0.169706646254551">
            <text:p>0.1697066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military</text:p>
          </table:table-cell>
          <table:table-cell office:value-type="float" office:value="0.169706646254551">
            <text:p>0.1697066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food</text:p>
          </table:table-cell>
          <table:table-cell office:value-type="float" office:value="0.169771855661077">
            <text:p>0.1697719</text:p>
          </table:table-cell>
        </table:table-row>
        <table:table-row table:style-name="ro2">
          <table:table-cell office:value-type="string">
            <text:p>food</text:p>
          </table:table-cell>
          <table:table-cell office:value-type="string">
            <text:p>americans</text:p>
          </table:table-cell>
          <table:table-cell office:value-type="float" office:value="0.169771855661077">
            <text:p>0.1697719</text:p>
          </table:table-cell>
        </table:table-row>
        <table:table-row table:style-name="ro2">
          <table:table-cell office:value-type="string">
            <text:p>dame</text:p>
          </table:table-cell>
          <table:table-cell office:value-type="string">
            <text:p>saturday</text:p>
          </table:table-cell>
          <table:table-cell office:value-type="float" office:value="0.169818753582074">
            <text:p>0.1698188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dame</text:p>
          </table:table-cell>
          <table:table-cell office:value-type="float" office:value="0.169818753582074">
            <text:p>0.1698188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recommend</text:p>
          </table:table-cell>
          <table:table-cell office:value-type="float" office:value="0.169859017547811">
            <text:p>0.1698590</text:p>
          </table:table-cell>
        </table:table-row>
        <table:table-row table:style-name="ro2">
          <table:table-cell office:value-type="string">
            <text:p>recommend</text:p>
          </table:table-cell>
          <table:table-cell office:value-type="string">
            <text:p>jackson</text:p>
          </table:table-cell>
          <table:table-cell office:value-type="float" office:value="0.169859017547811">
            <text:p>0.1698590</text:p>
          </table:table-cell>
        </table:table-row>
        <table:table-row table:style-name="ro1">
          <table:table-cell office:value-type="string">
            <text:p>surge</text:p>
          </table:table-cell>
          <table:table-cell office:value-type="string">
            <text:p>village</text:p>
          </table:table-cell>
          <table:table-cell office:value-type="float" office:value="0.169973646050922">
            <text:p>0.1699736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string">
            <text:p>surge</text:p>
          </table:table-cell>
          <table:table-cell office:value-type="float" office:value="0.169973646050922">
            <text:p>0.1699736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desktop</text:p>
          </table:table-cell>
          <table:table-cell office:value-type="float" office:value="0.170038417223782">
            <text:p>0.1700384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string">
            <text:p>around</text:p>
          </table:table-cell>
          <table:table-cell office:value-type="float" office:value="0.170038417223782">
            <text:p>0.1700384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recycling</text:p>
          </table:table-cell>
          <table:table-cell office:value-type="float" office:value="0.17017405720091">
            <text:p>0.1701741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option</text:p>
          </table:table-cell>
          <table:table-cell office:value-type="float" office:value="0.17017405720091">
            <text:p>0.1701741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some</text:p>
          </table:table-cell>
          <table:table-cell office:value-type="float" office:value="0.170246824812824">
            <text:p>0.1702468</text:p>
          </table:table-cell>
        </table:table-row>
        <table:table-row table:style-name="ro1">
          <table:table-cell office:value-type="string">
            <text:p>some</text:p>
          </table:table-cell>
          <table:table-cell office:value-type="string">
            <text:p>schemes</text:p>
          </table:table-cell>
          <table:table-cell office:value-type="float" office:value="0.170246824812824">
            <text:p>0.1702468</text:p>
          </table:table-cell>
        </table:table-row>
        <table:table-row table:style-name="ro2">
          <table:table-cell office:value-type="string">
            <text:p>carrol</text:p>
          </table:table-cell>
          <table:table-cell office:value-type="string">
            <text:p>member</text:p>
          </table:table-cell>
          <table:table-cell office:value-type="float" office:value="0.170271892754471">
            <text:p>0.1702719</text:p>
          </table:table-cell>
        </table:table-row>
        <table:table-row table:style-name="ro2">
          <table:table-cell office:value-type="string">
            <text:p>member</text:p>
          </table:table-cell>
          <table:table-cell office:value-type="string">
            <text:p>carrol</text:p>
          </table:table-cell>
          <table:table-cell office:value-type="float" office:value="0.170271892754471">
            <text:p>0.1702719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weight</text:p>
          </table:table-cell>
          <table:table-cell office:value-type="float" office:value="0.170336260383448">
            <text:p>0.1703363</text:p>
          </table:table-cell>
        </table:table-row>
        <table:table-row table:style-name="ro2">
          <table:table-cell office:value-type="string">
            <text:p>weight</text:p>
          </table:table-cell>
          <table:table-cell office:value-type="string">
            <text:p>shouldnt</text:p>
          </table:table-cell>
          <table:table-cell office:value-type="float" office:value="0.170336260383448">
            <text:p>0.1703363</text:p>
          </table:table-cell>
        </table:table-row>
        <table:table-row table:style-name="ro2">
          <table:table-cell office:value-type="string">
            <text:p>actress</text:p>
          </table:table-cell>
          <table:table-cell office:value-type="string">
            <text:p>shouldnt</text:p>
          </table:table-cell>
          <table:table-cell office:value-type="float" office:value="0.170336503410777">
            <text:p>0.1703365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actress</text:p>
          </table:table-cell>
          <table:table-cell office:value-type="float" office:value="0.170336503410777">
            <text:p>0.1703365</text:p>
          </table:table-cell>
        </table:table-row>
        <table:table-row table:style-name="ro2">
          <table:table-cell office:value-type="string">
            <text:p>film</text:p>
          </table:table-cell>
          <table:table-cell office:value-type="string">
            <text:p>shouldnt</text:p>
          </table:table-cell>
          <table:table-cell office:value-type="float" office:value="0.170336746132728">
            <text:p>0.1703367</text:p>
          </table:table-cell>
        </table:table-row>
        <table:table-row table:style-name="ro2">
          <table:table-cell office:value-type="string">
            <text:p>obese</text:p>
          </table:table-cell>
          <table:table-cell office:value-type="string">
            <text:p>shouldnt</text:p>
          </table:table-cell>
          <table:table-cell office:value-type="float" office:value="0.170336746132728">
            <text:p>0.1703367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obese</text:p>
          </table:table-cell>
          <table:table-cell office:value-type="float" office:value="0.170336746132728">
            <text:p>0.1703367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film</text:p>
          </table:table-cell>
          <table:table-cell office:value-type="float" office:value="0.170336746132728">
            <text:p>0.1703367</text:p>
          </table:table-cell>
        </table:table-row>
        <table:table-row table:style-name="ro1">
          <table:table-cell office:value-type="string">
            <text:p>figure</text:p>
          </table:table-cell>
          <table:table-cell office:value-type="string">
            <text:p>twice</text:p>
          </table:table-cell>
          <table:table-cell office:value-type="float" office:value="0.170349845535534">
            <text:p>0.1703498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figure</text:p>
          </table:table-cell>
          <table:table-cell office:value-type="float" office:value="0.170349845535534">
            <text:p>0.1703498</text:p>
          </table:table-cell>
        </table:table-row>
        <table:table-row table:style-name="ro1">
          <table:table-cell office:value-type="string">
            <text:p>advocates</text:p>
          </table:table-cell>
          <table:table-cell office:value-type="string">
            <text:p>highly</text:p>
          </table:table-cell>
          <table:table-cell office:value-type="float" office:value="0.17035270066564">
            <text:p>0.1703527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advocates</text:p>
          </table:table-cell>
          <table:table-cell office:value-type="float" office:value="0.17035270066564">
            <text:p>0.1703527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east</text:p>
          </table:table-cell>
          <table:table-cell office:value-type="float" office:value="0.170504707585828">
            <text:p>0.1705047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challenge</text:p>
          </table:table-cell>
          <table:table-cell office:value-type="float" office:value="0.170504707585828">
            <text:p>0.1705047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program</text:p>
          </table:table-cell>
          <table:table-cell office:value-type="float" office:value="0.170530769060974">
            <text:p>0.1705308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assist</text:p>
          </table:table-cell>
          <table:table-cell office:value-type="float" office:value="0.170530769060974">
            <text:p>0.1705308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checks</text:p>
          </table:table-cell>
          <table:table-cell office:value-type="float" office:value="0.170546363608481">
            <text:p>0.1705464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apparent</text:p>
          </table:table-cell>
          <table:table-cell office:value-type="float" office:value="0.170546363608481">
            <text:p>0.1705464</text:p>
          </table:table-cell>
        </table:table-row>
        <table:table-row table:style-name="ro1">
          <table:table-cell office:value-type="string">
            <text:p>held</text:p>
          </table:table-cell>
          <table:table-cell office:value-type="string">
            <text:p>similar</text:p>
          </table:table-cell>
          <table:table-cell office:value-type="float" office:value="0.170555820806109">
            <text:p>0.1705558</text:p>
          </table:table-cell>
        </table:table-row>
        <table:table-row table:style-name="ro1">
          <table:table-cell office:value-type="string">
            <text:p>similar</text:p>
          </table:table-cell>
          <table:table-cell office:value-type="string">
            <text:p>held</text:p>
          </table:table-cell>
          <table:table-cell office:value-type="float" office:value="0.170555820806109">
            <text:p>0.1705558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win</text:p>
          </table:table-cell>
          <table:table-cell office:value-type="float" office:value="0.170593050824014">
            <text:p>0.1705931</text:p>
          </table:table-cell>
        </table:table-row>
        <table:table-row table:style-name="ro1">
          <table:table-cell office:value-type="string">
            <text:p>win</text:p>
          </table:table-cell>
          <table:table-cell office:value-type="string">
            <text:p>off</text:p>
          </table:table-cell>
          <table:table-cell office:value-type="float" office:value="0.170593050824014">
            <text:p>0.1705931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string">
            <text:p>variation</text:p>
          </table:table-cell>
          <table:table-cell office:value-type="float" office:value="0.170607706555792">
            <text:p>0.1706077</text:p>
          </table:table-cell>
        </table:table-row>
        <table:table-row table:style-name="ro2">
          <table:table-cell office:value-type="string">
            <text:p>advanced</text:p>
          </table:table-cell>
          <table:table-cell office:value-type="string">
            <text:p>passphrase</text:p>
          </table:table-cell>
          <table:table-cell office:value-type="float" office:value="0.170607706555792">
            <text:p>0.1706077</text:p>
          </table:table-cell>
        </table:table-row>
        <table:table-row table:style-name="ro2">
          <table:table-cell office:value-type="string">
            <text:p>advanced</text:p>
          </table:table-cell>
          <table:table-cell office:value-type="string">
            <text:p>username</text:p>
          </table:table-cell>
          <table:table-cell office:value-type="float" office:value="0.170607706555792">
            <text:p>0.1706077</text:p>
          </table:table-cell>
        </table:table-row>
        <table:table-row table:style-name="ro2">
          <table:table-cell office:value-type="string">
            <text:p>passphrase</text:p>
          </table:table-cell>
          <table:table-cell office:value-type="string">
            <text:p>advanced</text:p>
          </table:table-cell>
          <table:table-cell office:value-type="float" office:value="0.170607706555792">
            <text:p>0.1706077</text:p>
          </table:table-cell>
        </table:table-row>
        <table:table-row table:style-name="ro2">
          <table:table-cell office:value-type="string">
            <text:p>username</text:p>
          </table:table-cell>
          <table:table-cell office:value-type="string">
            <text:p>advanced</text:p>
          </table:table-cell>
          <table:table-cell office:value-type="float" office:value="0.170607706555792">
            <text:p>0.1706077</text:p>
          </table:table-cell>
        </table:table-row>
        <table:table-row table:style-name="ro1">
          <table:table-cell office:value-type="string">
            <text:p>variation</text:p>
          </table:table-cell>
          <table:table-cell office:value-type="string">
            <text:p>advanced</text:p>
          </table:table-cell>
          <table:table-cell office:value-type="float" office:value="0.170607706555792">
            <text:p>0.1706077</text:p>
          </table:table-cell>
        </table:table-row>
        <table:table-row table:style-name="ro2">
          <table:table-cell office:value-type="string">
            <text:p>games</text:p>
          </table:table-cell>
          <table:table-cell office:value-type="string">
            <text:p>saturday</text:p>
          </table:table-cell>
          <table:table-cell office:value-type="float" office:value="0.17061093675052">
            <text:p>0.1706109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games</text:p>
          </table:table-cell>
          <table:table-cell office:value-type="float" office:value="0.17061093675052">
            <text:p>0.1706109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realized</text:p>
          </table:table-cell>
          <table:table-cell office:value-type="float" office:value="0.170614818237433">
            <text:p>0.1706148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apple</text:p>
          </table:table-cell>
          <table:table-cell office:value-type="float" office:value="0.170614818237433">
            <text:p>0.1706148</text:p>
          </table:table-cell>
        </table:table-row>
        <table:table-row table:style-name="ro2">
          <table:table-cell office:value-type="string">
            <text:p>open</text:p>
          </table:table-cell>
          <table:table-cell office:value-type="string">
            <text:p>rome</text:p>
          </table:table-cell>
          <table:table-cell office:value-type="float" office:value="0.170920460775051">
            <text:p>0.1709205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open</text:p>
          </table:table-cell>
          <table:table-cell office:value-type="float" office:value="0.170920460775051">
            <text:p>0.1709205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taxpayer</text:p>
          </table:table-cell>
          <table:table-cell office:value-type="float" office:value="0.170995496475701">
            <text:p>0.1709955</text:p>
          </table:table-cell>
        </table:table-row>
        <table:table-row table:style-name="ro2">
          <table:table-cell office:value-type="string">
            <text:p>taxpayer</text:p>
          </table:table-cell>
          <table:table-cell office:value-type="string">
            <text:p>dor</text:p>
          </table:table-cell>
          <table:table-cell office:value-type="float" office:value="0.170995496475701">
            <text:p>0.1709955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taxpayer</text:p>
          </table:table-cell>
          <table:table-cell office:value-type="float" office:value="0.170996856808183">
            <text:p>0.1709969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taxpayer</text:p>
          </table:table-cell>
          <table:table-cell office:value-type="float" office:value="0.170996856808183">
            <text:p>0.1709969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taxpayer</text:p>
          </table:table-cell>
          <table:table-cell office:value-type="float" office:value="0.170996856808183">
            <text:p>0.1709969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cheek</text:p>
          </table:table-cell>
          <table:table-cell office:value-type="float" office:value="0.170996856808183">
            <text:p>0.1709969</text:p>
          </table:table-cell>
        </table:table-row>
        <table:table-row table:style-name="ro2">
          <table:table-cell office:value-type="string">
            <text:p>taxpayer</text:p>
          </table:table-cell>
          <table:table-cell office:value-type="string">
            <text:p>sc</text:p>
          </table:table-cell>
          <table:table-cell office:value-type="float" office:value="0.170996856808183">
            <text:p>0.1709969</text:p>
          </table:table-cell>
        </table:table-row>
        <table:table-row table:style-name="ro2">
          <table:table-cell office:value-type="string">
            <text:p>taxpayer</text:p>
          </table:table-cell>
          <table:table-cell office:value-type="string">
            <text:p>protectmyid</text:p>
          </table:table-cell>
          <table:table-cell office:value-type="float" office:value="0.170996856808183">
            <text:p>0.1709969</text:p>
          </table:table-cell>
        </table:table-row>
        <table:table-row table:style-name="ro2">
          <table:table-cell office:value-type="string">
            <text:p>online</text:p>
          </table:table-cell>
          <table:table-cell office:value-type="string">
            <text:p>profile</text:p>
          </table:table-cell>
          <table:table-cell office:value-type="float" office:value="0.171056574448764">
            <text:p>0.1710566</text:p>
          </table:table-cell>
        </table:table-row>
        <table:table-row table:style-name="ro2">
          <table:table-cell office:value-type="string">
            <text:p>profile</text:p>
          </table:table-cell>
          <table:table-cell office:value-type="string">
            <text:p>online</text:p>
          </table:table-cell>
          <table:table-cell office:value-type="float" office:value="0.171056574448764">
            <text:p>0.1710566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standards</text:p>
          </table:table-cell>
          <table:table-cell office:value-type="float" office:value="0.171192777941199">
            <text:p>0.1711928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preparer</text:p>
          </table:table-cell>
          <table:table-cell office:value-type="float" office:value="0.171192777941199">
            <text:p>0.1711928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product</text:p>
          </table:table-cell>
          <table:table-cell office:value-type="float" office:value="0.171212739675933">
            <text:p>0.1712127</text:p>
          </table:table-cell>
        </table:table-row>
        <table:table-row table:style-name="ro2">
          <table:table-cell office:value-type="string">
            <text:p>product</text:p>
          </table:table-cell>
          <table:table-cell office:value-type="string">
            <text:p>lisa</text:p>
          </table:table-cell>
          <table:table-cell office:value-type="float" office:value="0.171212739675933">
            <text:p>0.1712127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county</text:p>
          </table:table-cell>
          <table:table-cell office:value-type="float" office:value="0.171217957150071">
            <text:p>0.1712180</text:p>
          </table:table-cell>
        </table:table-row>
        <table:table-row table:style-name="ro2">
          <table:table-cell office:value-type="string">
            <text:p>county</text:p>
          </table:table-cell>
          <table:table-cell office:value-type="string">
            <text:p>forsyth</text:p>
          </table:table-cell>
          <table:table-cell office:value-type="float" office:value="0.171217957150071">
            <text:p>0.1712180</text:p>
          </table:table-cell>
        </table:table-row>
        <table:table-row table:style-name="ro1">
          <table:table-cell office:value-type="string">
            <text:p>county</text:p>
          </table:table-cell>
          <table:table-cell office:value-type="string">
            <text:p>beck</text:p>
          </table:table-cell>
          <table:table-cell office:value-type="float" office:value="0.171217957150071">
            <text:p>0.1712180</text:p>
          </table:table-cell>
        </table:table-row>
        <table:table-row table:style-name="ro2">
          <table:table-cell office:value-type="string">
            <text:p>forsyth</text:p>
          </table:table-cell>
          <table:table-cell office:value-type="string">
            <text:p>county</text:p>
          </table:table-cell>
          <table:table-cell office:value-type="float" office:value="0.171217957150071">
            <text:p>0.1712180</text:p>
          </table:table-cell>
        </table:table-row>
        <table:table-row table:style-name="ro1">
          <table:table-cell office:value-type="string">
            <text:p>county</text:p>
          </table:table-cell>
          <table:table-cell office:value-type="string">
            <text:p>hall</text:p>
          </table:table-cell>
          <table:table-cell office:value-type="float" office:value="0.171218541282455">
            <text:p>0.1712185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county</text:p>
          </table:table-cell>
          <table:table-cell office:value-type="float" office:value="0.171218541282455">
            <text:p>0.1712185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view</text:p>
          </table:table-cell>
          <table:table-cell office:value-type="float" office:value="0.171241321544994">
            <text:p>0.1712413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ccess</text:p>
          </table:table-cell>
          <table:table-cell office:value-type="float" office:value="0.171241321544994">
            <text:p>0.1712413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recycling</text:p>
          </table:table-cell>
          <table:table-cell office:value-type="float" office:value="0.17135682338922">
            <text:p>0.1713568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deleted</text:p>
          </table:table-cell>
          <table:table-cell office:value-type="float" office:value="0.17135682338922">
            <text:p>0.1713568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task</text:p>
          </table:table-cell>
          <table:table-cell office:value-type="float" office:value="0.171443340575758">
            <text:p>0.1714433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oil</text:p>
          </table:table-cell>
          <table:table-cell office:value-type="float" office:value="0.171443340575758">
            <text:p>0.1714433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processed</text:p>
          </table:table-cell>
          <table:table-cell office:value-type="float" office:value="0.171458143587164">
            <text:p>0.1714581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cashing</text:p>
          </table:table-cell>
          <table:table-cell office:value-type="float" office:value="0.171458143587164">
            <text:p>0.1714581</text:p>
          </table:table-cell>
        </table:table-row>
        <table:table-row table:style-name="ro1">
          <table:table-cell office:value-type="string">
            <text:p>becomes</text:p>
          </table:table-cell>
          <table:table-cell office:value-type="string">
            <text:p>notifications</text:p>
          </table:table-cell>
          <table:table-cell office:value-type="float" office:value="0.171484381475198">
            <text:p>0.1714844</text:p>
          </table:table-cell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becomes</text:p>
          </table:table-cell>
          <table:table-cell office:value-type="float" office:value="0.171484381475198">
            <text:p>0.1714844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otherwise</text:p>
          </table:table-cell>
          <table:table-cell office:value-type="float" office:value="0.171603374954187">
            <text:p>0.1716034</text:p>
          </table:table-cell>
        </table:table-row>
        <table:table-row table:style-name="ro2">
          <table:table-cell office:value-type="string">
            <text:p>otherwise</text:p>
          </table:table-cell>
          <table:table-cell office:value-type="string">
            <text:p>creditcard</text:p>
          </table:table-cell>
          <table:table-cell office:value-type="float" office:value="0.171603374954187">
            <text:p>0.1716034</text:p>
          </table:table-cell>
        </table:table-row>
        <table:table-row table:style-name="ro1">
          <table:table-cell office:value-type="string">
            <text:p>theres</text:p>
          </table:table-cell>
          <table:table-cell office:value-type="string">
            <text:p>vending</text:p>
          </table:table-cell>
          <table:table-cell office:value-type="float" office:value="0.171699555916247">
            <text:p>0.1716996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theres</text:p>
          </table:table-cell>
          <table:table-cell office:value-type="float" office:value="0.171699555916247">
            <text:p>0.1716996</text:p>
          </table:table-cell>
        </table:table-row>
        <table:table-row table:style-name="ro2">
          <table:table-cell office:value-type="string">
            <text:p>happened</text:p>
          </table:table-cell>
          <table:table-cell office:value-type="string">
            <text:p>sment</text:p>
          </table:table-cell>
          <table:table-cell office:value-type="float" office:value="0.171733780690982">
            <text:p>0.1717338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happened</text:p>
          </table:table-cell>
          <table:table-cell office:value-type="float" office:value="0.171733780690982">
            <text:p>0.1717338</text:p>
          </table:table-cell>
        </table:table-row>
        <table:table-row table:style-name="ro1">
          <table:table-cell office:value-type="string">
            <text:p>happened</text:p>
          </table:table-cell>
          <table:table-cell office:value-type="string">
            <text:p>hatch</text:p>
          </table:table-cell>
          <table:table-cell office:value-type="float" office:value="0.171734186160981">
            <text:p>0.1717342</text:p>
          </table:table-cell>
        </table:table-row>
        <table:table-row table:style-name="ro2">
          <table:table-cell office:value-type="string">
            <text:p>happened</text:p>
          </table:table-cell>
          <table:table-cell office:value-type="string">
            <text:p>vega</text:p>
          </table:table-cell>
          <table:table-cell office:value-type="float" office:value="0.171734186160981">
            <text:p>0.1717342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happened</text:p>
          </table:table-cell>
          <table:table-cell office:value-type="float" office:value="0.171734186160981">
            <text:p>0.1717342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happened</text:p>
          </table:table-cell>
          <table:table-cell office:value-type="float" office:value="0.171734186160981">
            <text:p>0.1717342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happened</text:p>
          </table:table-cell>
          <table:table-cell office:value-type="float" office:value="0.171734591070456">
            <text:p>0.1717346</text:p>
          </table:table-cell>
        </table:table-row>
        <table:table-row table:style-name="ro1">
          <table:table-cell office:value-type="string">
            <text:p>happened</text:p>
          </table:table-cell>
          <table:table-cell office:value-type="string">
            <text:p>fisher</text:p>
          </table:table-cell>
          <table:table-cell office:value-type="float" office:value="0.171734591070456">
            <text:p>0.1717346</text:p>
          </table:table-cell>
        </table:table-row>
        <table:table-row table:style-name="ro1">
          <table:table-cell office:value-type="string">
            <text:p>indictment</text:p>
          </table:table-cell>
          <table:table-cell office:value-type="string">
            <text:p>sexton</text:p>
          </table:table-cell>
          <table:table-cell office:value-type="float" office:value="0.171912862961613">
            <text:p>0.1719129</text:p>
          </table:table-cell>
        </table:table-row>
        <table:table-row table:style-name="ro1">
          <table:table-cell office:value-type="string">
            <text:p>sexton</text:p>
          </table:table-cell>
          <table:table-cell office:value-type="string">
            <text:p>indictment</text:p>
          </table:table-cell>
          <table:table-cell office:value-type="float" office:value="0.171912862961613">
            <text:p>0.1719129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relative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foreclosure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target_hplink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foreclosure</text:p>
          </table:table-cell>
          <table:table-cell office:value-type="string">
            <text:p>americans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hrefhttpwwwhuffingtonpostcom20120423craigslistscamstipslosingmoney_n_1445763html</text:p>
          </table:table-cell>
          <table:table-cell office:value-type="string">
            <text:p>americans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relative</text:p>
          </table:table-cell>
          <table:table-cell office:value-type="string">
            <text:p>americans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americans</text:p>
          </table:table-cell>
          <table:table-cell office:value-type="float" office:value="0.171921017489848">
            <text:p>0.1719210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travelling</text:p>
          </table:table-cell>
          <table:table-cell office:value-type="float" office:value="0.171927496075021">
            <text:p>0.1719275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americans</text:p>
          </table:table-cell>
          <table:table-cell office:value-type="float" office:value="0.171927496075021">
            <text:p>0.1719275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team</text:p>
          </table:table-cell>
          <table:table-cell office:value-type="float" office:value="0.171951711440235">
            <text:p>0.171951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taxpayer</text:p>
          </table:table-cell>
          <table:table-cell office:value-type="float" office:value="0.171951711440235">
            <text:p>0.1719517</text:p>
          </table:table-cell>
        </table:table-row>
        <table:table-row table:style-name="ro2">
          <table:table-cell office:value-type="string">
            <text:p>bellevue</text:p>
          </table:table-cell>
          <table:table-cell office:value-type="string">
            <text:p>seattle</text:p>
          </table:table-cell>
          <table:table-cell office:value-type="float" office:value="0.172035218413843">
            <text:p>0.1720352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bellevue</text:p>
          </table:table-cell>
          <table:table-cell office:value-type="float" office:value="0.172035218413843">
            <text:p>0.1720352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articles</text:p>
          </table:table-cell>
          <table:table-cell office:value-type="float" office:value="0.172059330071147">
            <text:p>0.172059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access</text:p>
          </table:table-cell>
          <table:table-cell office:value-type="float" office:value="0.172059330071147">
            <text:p>0.1720593</text:p>
          </table:table-cell>
        </table:table-row>
        <table:table-row table:style-name="ro2">
          <table:table-cell office:value-type="string">
            <text:p>broward</text:p>
          </table:table-cell>
          <table:table-cell office:value-type="string">
            <text:p>homes</text:p>
          </table:table-cell>
          <table:table-cell office:value-type="float" office:value="0.172098430378569">
            <text:p>0.1720984</text:p>
          </table:table-cell>
        </table:table-row>
        <table:table-row table:style-name="ro2">
          <table:table-cell office:value-type="string">
            <text:p>homes</text:p>
          </table:table-cell>
          <table:table-cell office:value-type="string">
            <text:p>broward</text:p>
          </table:table-cell>
          <table:table-cell office:value-type="float" office:value="0.172098430378569">
            <text:p>0.1720984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got</text:p>
          </table:table-cell>
          <table:table-cell office:value-type="float" office:value="0.17211873715548">
            <text:p>0.1721187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got</text:p>
          </table:table-cell>
          <table:table-cell office:value-type="float" office:value="0.17211873715548">
            <text:p>0.1721187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festival</text:p>
          </table:table-cell>
          <table:table-cell office:value-type="float" office:value="0.17211873715548">
            <text:p>0.1721187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downtown</text:p>
          </table:table-cell>
          <table:table-cell office:value-type="float" office:value="0.17211873715548">
            <text:p>0.1721187</text:p>
          </table:table-cell>
        </table:table-row>
        <table:table-row table:style-name="ro2">
          <table:table-cell office:value-type="string">
            <text:p>authentication</text:p>
          </table:table-cell>
          <table:table-cell office:value-type="string">
            <text:p>lowhanging</text:p>
          </table:table-cell>
          <table:table-cell office:value-type="float" office:value="0.172118877067571">
            <text:p>0.1721189</text:p>
          </table:table-cell>
        </table:table-row>
        <table:table-row table:style-name="ro2">
          <table:table-cell office:value-type="string">
            <text:p>lowhanging</text:p>
          </table:table-cell>
          <table:table-cell office:value-type="string">
            <text:p>authentication</text:p>
          </table:table-cell>
          <table:table-cell office:value-type="float" office:value="0.172118877067571">
            <text:p>0.1721189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got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got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gmt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lt</text:p>
          </table:table-cell>
          <table:table-cell office:value-type="float" office:value="0.172118941965933">
            <text:p>0.1721189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est20130228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watkins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got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got</text:p>
          </table:table-cell>
          <table:table-cell office:value-type="float" office:value="0.172118941965933">
            <text:p>0.1721189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got</text:p>
          </table:table-cell>
          <table:table-cell office:value-type="float" office:value="0.172119146994599">
            <text:p>0.1721191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dui</text:p>
          </table:table-cell>
          <table:table-cell office:value-type="float" office:value="0.172119146994599">
            <text:p>0.1721191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got</text:p>
          </table:table-cell>
          <table:table-cell office:value-type="float" office:value="0.172119352242242">
            <text:p>0.1721194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albany</text:p>
          </table:table-cell>
          <table:table-cell office:value-type="float" office:value="0.172119352242242">
            <text:p>0.1721194</text:p>
          </table:table-cell>
        </table:table-row>
        <table:table-row table:style-name="ro2">
          <table:table-cell office:value-type="string">
            <text:p>got</text:p>
          </table:table-cell>
          <table:table-cell office:value-type="string">
            <text:p>jenkins</text:p>
          </table:table-cell>
          <table:table-cell office:value-type="float" office:value="0.172120588356842">
            <text:p>0.1721206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got</text:p>
          </table:table-cell>
          <table:table-cell office:value-type="float" office:value="0.172120588356842">
            <text:p>0.1721206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steps</text:p>
          </table:table-cell>
          <table:table-cell office:value-type="float" office:value="0.17213138819915">
            <text:p>0.1721314</text:p>
          </table:table-cell>
        </table:table-row>
        <table:table-row table:style-name="ro1">
          <table:table-cell office:value-type="string">
            <text:p>steps</text:p>
          </table:table-cell>
          <table:table-cell office:value-type="string">
            <text:p>delete</text:p>
          </table:table-cell>
          <table:table-cell office:value-type="float" office:value="0.17213138819915">
            <text:p>0.1721314</text:p>
          </table:table-cell>
        </table:table-row>
        <table:table-row table:style-name="ro1">
          <table:table-cell office:value-type="string">
            <text:p>mortgage</text:p>
          </table:table-cell>
          <table:table-cell office:value-type="string">
            <text:p>mortgages</text:p>
          </table:table-cell>
          <table:table-cell office:value-type="float" office:value="0.172165851315338">
            <text:p>0.1721659</text:p>
          </table:table-cell>
        </table:table-row>
        <table:table-row table:style-name="ro1">
          <table:table-cell office:value-type="string">
            <text:p>mortgages</text:p>
          </table:table-cell>
          <table:table-cell office:value-type="string">
            <text:p>mortgage</text:p>
          </table:table-cell>
          <table:table-cell office:value-type="float" office:value="0.172165851315338">
            <text:p>0.1721659</text:p>
          </table:table-cell>
        </table:table-row>
        <table:table-row table:style-name="ro2">
          <table:table-cell office:value-type="string">
            <text:p>printer</text:p>
          </table:table-cell>
          <table:table-cell office:value-type="string">
            <text:p>smartphones</text:p>
          </table:table-cell>
          <table:table-cell office:value-type="float" office:value="0.172185564501241">
            <text:p>0.1721856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printer</text:p>
          </table:table-cell>
          <table:table-cell office:value-type="float" office:value="0.172185564501241">
            <text:p>0.1721856</text:p>
          </table:table-cell>
        </table:table-row>
        <table:table-row table:style-name="ro1">
          <table:table-cell office:value-type="string">
            <text:p>commissioner</text:p>
          </table:table-cell>
          <table:table-cell office:value-type="string">
            <text:p>vending</text:p>
          </table:table-cell>
          <table:table-cell office:value-type="float" office:value="0.172187524542489">
            <text:p>0.1721875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commissioner</text:p>
          </table:table-cell>
          <table:table-cell office:value-type="float" office:value="0.172187524542489">
            <text:p>0.1721875</text:p>
          </table:table-cell>
        </table:table-row>
        <table:table-row table:style-name="ro2">
          <table:table-cell office:value-type="string">
            <text:p>firm</text:p>
          </table:table-cell>
          <table:table-cell office:value-type="string">
            <text:p>ipad</text:p>
          </table:table-cell>
          <table:table-cell office:value-type="float" office:value="0.172193773205663">
            <text:p>0.1721938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firm</text:p>
          </table:table-cell>
          <table:table-cell office:value-type="float" office:value="0.172193773205663">
            <text:p>0.1721938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store</text:p>
          </table:table-cell>
          <table:table-cell office:value-type="float" office:value="0.172226316179942">
            <text:p>0.1722263</text:p>
          </table:table-cell>
        </table:table-row>
        <table:table-row table:style-name="ro2">
          <table:table-cell office:value-type="string">
            <text:p>store</text:p>
          </table:table-cell>
          <table:table-cell office:value-type="string">
            <text:p>ipad</text:p>
          </table:table-cell>
          <table:table-cell office:value-type="float" office:value="0.172226316179942">
            <text:p>0.1722263</text:p>
          </table:table-cell>
        </table:table-row>
        <table:table-row table:style-name="ro1">
          <table:table-cell office:value-type="string">
            <text:p>contribute</text:p>
          </table:table-cell>
          <table:table-cell office:value-type="string">
            <text:p>loading</text:p>
          </table:table-cell>
          <table:table-cell office:value-type="float" office:value="0.172305722769262">
            <text:p>0.1723057</text:p>
          </table:table-cell>
        </table:table-row>
        <table:table-row table:style-name="ro1">
          <table:table-cell office:value-type="string">
            <text:p>loading</text:p>
          </table:table-cell>
          <table:table-cell office:value-type="string">
            <text:p>contribute</text:p>
          </table:table-cell>
          <table:table-cell office:value-type="float" office:value="0.172305722769262">
            <text:p>0.1723057</text:p>
          </table:table-cell>
        </table:table-row>
        <table:table-row table:style-name="ro2">
          <table:table-cell office:value-type="string">
            <text:p>loading</text:p>
          </table:table-cell>
          <table:table-cell office:value-type="string">
            <text:p>slideshow</text:p>
          </table:table-cell>
          <table:table-cell office:value-type="float" office:value="0.172305722769262">
            <text:p>0.1723057</text:p>
          </table:table-cell>
        </table:table-row>
        <table:table-row table:style-name="ro2">
          <table:table-cell office:value-type="string">
            <text:p>slideshow</text:p>
          </table:table-cell>
          <table:table-cell office:value-type="string">
            <text:p>loading</text:p>
          </table:table-cell>
          <table:table-cell office:value-type="float" office:value="0.172305722769262">
            <text:p>0.1723057</text:p>
          </table:table-cell>
        </table:table-row>
        <table:table-row table:style-name="ro2">
          <table:table-cell office:value-type="string">
            <text:p>infected</text:p>
          </table:table-cell>
          <table:table-cell office:value-type="string">
            <text:p>taxrelated</text:p>
          </table:table-cell>
          <table:table-cell office:value-type="float" office:value="0.172307607465932">
            <text:p>0.1723076</text:p>
          </table:table-cell>
        </table:table-row>
        <table:table-row table:style-name="ro2">
          <table:table-cell office:value-type="string">
            <text:p>taxrelated</text:p>
          </table:table-cell>
          <table:table-cell office:value-type="string">
            <text:p>infected</text:p>
          </table:table-cell>
          <table:table-cell office:value-type="float" office:value="0.172307607465932">
            <text:p>0.1723076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reset</text:p>
          </table:table-cell>
          <table:table-cell office:value-type="float" office:value="0.172320101719094">
            <text:p>0.1723201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realize</text:p>
          </table:table-cell>
          <table:table-cell office:value-type="float" office:value="0.172320101719094">
            <text:p>0.1723201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same</text:p>
          </table:table-cell>
          <table:table-cell office:value-type="float" office:value="0.172376664951748">
            <text:p>0.1723767</text:p>
          </table:table-cell>
        </table:table-row>
        <table:table-row table:style-name="ro1">
          <table:table-cell office:value-type="string">
            <text:p>same</text:p>
          </table:table-cell>
          <table:table-cell office:value-type="string">
            <text:p>multiple</text:p>
          </table:table-cell>
          <table:table-cell office:value-type="float" office:value="0.172376664951748">
            <text:p>0.1723767</text:p>
          </table:table-cell>
        </table:table-row>
        <table:table-row table:style-name="ro1">
          <table:table-cell office:value-type="string">
            <text:p>park</text:p>
          </table:table-cell>
          <table:table-cell office:value-type="string">
            <text:p>updated</text:p>
          </table:table-cell>
          <table:table-cell office:value-type="float" office:value="0.172434196680934">
            <text:p>0.1724342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park</text:p>
          </table:table-cell>
          <table:table-cell office:value-type="float" office:value="0.172434196680934">
            <text:p>0.1724342</text:p>
          </table:table-cell>
        </table:table-row>
        <table:table-row table:style-name="ro1">
          <table:table-cell office:value-type="string">
            <text:p>among</text:p>
          </table:table-cell>
          <table:table-cell office:value-type="string">
            <text:p>problems</text:p>
          </table:table-cell>
          <table:table-cell office:value-type="float" office:value="0.172513218745872">
            <text:p>0.1725132</text:p>
          </table:table-cell>
        </table:table-row>
        <table:table-row table:style-name="ro1">
          <table:table-cell office:value-type="string">
            <text:p>problems</text:p>
          </table:table-cell>
          <table:table-cell office:value-type="string">
            <text:p>among</text:p>
          </table:table-cell>
          <table:table-cell office:value-type="float" office:value="0.172513218745872">
            <text:p>0.1725132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title</text:p>
          </table:table-cell>
          <table:table-cell office:value-type="float" office:value="0.172564395978916">
            <text:p>0.1725644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agent</text:p>
          </table:table-cell>
          <table:table-cell office:value-type="float" office:value="0.172564395978916">
            <text:p>0.1725644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remove</text:p>
          </table:table-cell>
          <table:table-cell office:value-type="float" office:value="0.172608245017686">
            <text:p>0.1726082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electronics</text:p>
          </table:table-cell>
          <table:table-cell office:value-type="float" office:value="0.172608245017686">
            <text:p>0.1726082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opened</text:p>
          </table:table-cell>
          <table:table-cell office:value-type="float" office:value="0.172717357463154">
            <text:p>0.1727174</text:p>
          </table:table-cell>
        </table:table-row>
        <table:table-row table:style-name="ro1">
          <table:table-cell office:value-type="string">
            <text:p>opened</text:p>
          </table:table-cell>
          <table:table-cell office:value-type="string">
            <text:p>i</text:p>
          </table:table-cell>
          <table:table-cell office:value-type="float" office:value="0.172717357463154">
            <text:p>0.1727174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hotel</text:p>
          </table:table-cell>
          <table:table-cell office:value-type="float" office:value="0.172766365620186">
            <text:p>0.1727664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string">
            <text:p>favorite</text:p>
          </table:table-cell>
          <table:table-cell office:value-type="float" office:value="0.172766365620186">
            <text:p>0.1727664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wait</text:p>
          </table:table-cell>
          <table:table-cell office:value-type="float" office:value="0.172869979694341">
            <text:p>0.1728700</text:p>
          </table:table-cell>
        </table:table-row>
        <table:table-row table:style-name="ro1">
          <table:table-cell office:value-type="string">
            <text:p>wait</text:p>
          </table:table-cell>
          <table:table-cell office:value-type="string">
            <text:p>turbo</text:p>
          </table:table-cell>
          <table:table-cell office:value-type="float" office:value="0.172869979694341">
            <text:p>0.1728700</text:p>
          </table:table-cell>
        </table:table-row>
        <table:table-row table:style-name="ro2">
          <table:table-cell office:value-type="string">
            <text:p>angeles</text:p>
          </table:table-cell>
          <table:table-cell office:value-type="string">
            <text:p>hit</text:p>
          </table:table-cell>
          <table:table-cell office:value-type="float" office:value="0.172981497333683">
            <text:p>0.1729815</text:p>
          </table:table-cell>
        </table:table-row>
        <table:table-row table:style-name="ro2">
          <table:table-cell office:value-type="string">
            <text:p>hit</text:p>
          </table:table-cell>
          <table:table-cell office:value-type="string">
            <text:p>angeles</text:p>
          </table:table-cell>
          <table:table-cell office:value-type="float" office:value="0.172981497333683">
            <text:p>0.1729815</text:p>
          </table:table-cell>
        </table:table-row>
        <table:table-row table:style-name="ro1">
          <table:table-cell table:style-name="ce1" office:value-type="string">
            <text:p>800</text:p>
          </table:table-cell>
          <table:table-cell office:value-type="string">
            <text:p>hill</text:p>
          </table:table-cell>
          <table:table-cell office:value-type="float" office:value="0.173087086446303">
            <text:p>0.1730871</text:p>
          </table:table-cell>
        </table:table-row>
        <table:table-row table:style-name="ro1">
          <table:table-cell office:value-type="string">
            <text:p>hill</text:p>
          </table:table-cell>
          <table:table-cell table:style-name="ce1" office:value-type="string">
            <text:p>800</text:p>
          </table:table-cell>
          <table:table-cell office:value-type="float" office:value="0.173087086446303">
            <text:p>0.1730871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ask</text:p>
          </table:table-cell>
          <table:table-cell office:value-type="float" office:value="0.173139359318564">
            <text:p>0.1731394</text:p>
          </table:table-cell>
        </table:table-row>
        <table:table-row table:style-name="ro2">
          <table:table-cell office:value-type="string">
            <text:p>ask</text:p>
          </table:table-cell>
          <table:table-cell office:value-type="string">
            <text:p>postbulletin</text:p>
          </table:table-cell>
          <table:table-cell office:value-type="float" office:value="0.173139359318564">
            <text:p>0.1731394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affordable</text:p>
          </table:table-cell>
          <table:table-cell office:value-type="float" office:value="0.173139359318564">
            <text:p>0.1731394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ask</text:p>
          </table:table-cell>
          <table:table-cell office:value-type="float" office:value="0.173139359318564">
            <text:p>0.1731394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remaining</text:p>
          </table:table-cell>
          <table:table-cell office:value-type="float" office:value="0.173240470516072">
            <text:p>0.1732405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sk</text:p>
          </table:table-cell>
          <table:table-cell office:value-type="float" office:value="0.173240470516072">
            <text:p>0.1732405</text:p>
          </table:table-cell>
        </table:table-row>
        <table:table-row table:style-name="ro2">
          <table:table-cell office:value-type="string">
            <text:p>ask</text:p>
          </table:table-cell>
          <table:table-cell office:value-type="string">
            <text:p>llc</text:p>
          </table:table-cell>
          <table:table-cell office:value-type="float" office:value="0.173248785140268">
            <text:p>0.1732488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sk</text:p>
          </table:table-cell>
          <table:table-cell office:value-type="float" office:value="0.173248785140268">
            <text:p>0.1732488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realized</text:p>
          </table:table-cell>
          <table:table-cell office:value-type="float" office:value="0.173280518082517">
            <text:p>0.1732805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designed</text:p>
          </table:table-cell>
          <table:table-cell office:value-type="float" office:value="0.173280518082517">
            <text:p>0.1732805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saved</text:p>
          </table:table-cell>
          <table:table-cell office:value-type="float" office:value="0.173438296396869">
            <text:p>0.1734383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rid</text:p>
          </table:table-cell>
          <table:table-cell office:value-type="float" office:value="0.173438296396869">
            <text:p>0.1734383</text:p>
          </table:table-cell>
        </table:table-row>
        <table:table-row table:style-name="ro1">
          <table:table-cell office:value-type="string">
            <text:p>compliance</text:p>
          </table:table-cell>
          <table:table-cell office:value-type="string">
            <text:p>special</text:p>
          </table:table-cell>
          <table:table-cell office:value-type="float" office:value="0.173497215889672">
            <text:p>0.1734972</text:p>
          </table:table-cell>
        </table:table-row>
        <table:table-row table:style-name="ro1">
          <table:table-cell office:value-type="string">
            <text:p>special</text:p>
          </table:table-cell>
          <table:table-cell office:value-type="string">
            <text:p>compliance</text:p>
          </table:table-cell>
          <table:table-cell office:value-type="float" office:value="0.173497215889672">
            <text:p>0.173497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recognize</text:p>
          </table:table-cell>
          <table:table-cell office:value-type="float" office:value="0.173575507815083">
            <text:p>0.1735755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mean</text:p>
          </table:table-cell>
          <table:table-cell office:value-type="float" office:value="0.173575507815083">
            <text:p>0.1735755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subject</text:p>
          </table:table-cell>
          <table:table-cell office:value-type="float" office:value="0.173602392381142">
            <text:p>0.1736024</text:p>
          </table:table-cell>
        </table:table-row>
        <table:table-row table:style-name="ro1">
          <table:table-cell office:value-type="string">
            <text:p>subject</text:p>
          </table:table-cell>
          <table:table-cell office:value-type="string">
            <text:p>fruit</text:p>
          </table:table-cell>
          <table:table-cell office:value-type="float" office:value="0.173602392381142">
            <text:p>0.1736024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location</text:p>
          </table:table-cell>
          <table:table-cell office:value-type="float" office:value="0.173816323212227">
            <text:p>0.1738163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string">
            <text:p>license</text:p>
          </table:table-cell>
          <table:table-cell office:value-type="float" office:value="0.173816323212227">
            <text:p>0.1738163</text:p>
          </table:table-cell>
        </table:table-row>
        <table:table-row table:style-name="ro1">
          <table:table-cell office:value-type="string">
            <text:p>hotel</text:p>
          </table:table-cell>
          <table:table-cell office:value-type="string">
            <text:p>phone</text:p>
          </table:table-cell>
          <table:table-cell office:value-type="float" office:value="0.173891569966632">
            <text:p>0.1738916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hotel</text:p>
          </table:table-cell>
          <table:table-cell office:value-type="float" office:value="0.173891569966632">
            <text:p>0.1738916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step</text:p>
          </table:table-cell>
          <table:table-cell office:value-type="float" office:value="0.17389223205364">
            <text:p>0.1738922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jobs</text:p>
          </table:table-cell>
          <table:table-cell office:value-type="float" office:value="0.17389223205364">
            <text:p>0.1738922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dear</text:p>
          </table:table-cell>
          <table:table-cell office:value-type="float" office:value="0.173923621274774">
            <text:p>0.1739236</text:p>
          </table:table-cell>
        </table:table-row>
        <table:table-row table:style-name="ro1">
          <table:table-cell office:value-type="string">
            <text:p>dear</text:p>
          </table:table-cell>
          <table:table-cell office:value-type="string">
            <text:p>carry</text:p>
          </table:table-cell>
          <table:table-cell office:value-type="float" office:value="0.173923621274774">
            <text:p>0.1739236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string">
            <text:p>played</text:p>
          </table:table-cell>
          <table:table-cell office:value-type="float" office:value="0.173947713203444">
            <text:p>0.1739477</text:p>
          </table:table-cell>
        </table:table-row>
        <table:table-row table:style-name="ro1">
          <table:table-cell office:value-type="string">
            <text:p>played</text:p>
          </table:table-cell>
          <table:table-cell office:value-type="string">
            <text:p>off</text:p>
          </table:table-cell>
          <table:table-cell office:value-type="float" office:value="0.173947713203444">
            <text:p>0.1739477</text:p>
          </table:table-cell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victimization</text:p>
          </table:table-cell>
          <table:table-cell office:value-type="float" office:value="0.174028159420386">
            <text:p>0.1740282</text:p>
          </table:table-cell>
        </table:table-row>
        <table:table-row table:style-name="ro1">
          <table:table-cell office:value-type="string">
            <text:p>victimization</text:p>
          </table:table-cell>
          <table:table-cell office:value-type="string">
            <text:p>organization</text:p>
          </table:table-cell>
          <table:table-cell office:value-type="float" office:value="0.174028159420386">
            <text:p>0.1740282</text:p>
          </table:table-cell>
        </table:table-row>
        <table:table-row table:style-name="ro2">
          <table:table-cell office:value-type="string">
            <text:p>selling</text:p>
          </table:table-cell>
          <table:table-cell office:value-type="string">
            <text:p>stuber</text:p>
          </table:table-cell>
          <table:table-cell office:value-type="float" office:value="0.174190416101474">
            <text:p>0.1741904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selling</text:p>
          </table:table-cell>
          <table:table-cell office:value-type="float" office:value="0.174190416101474">
            <text:p>0.174190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selling</text:p>
          </table:table-cell>
          <table:table-cell office:value-type="float" office:value="0.174190688158098">
            <text:p>0.1741907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selling</text:p>
          </table:table-cell>
          <table:table-cell office:value-type="float" office:value="0.174190688158098">
            <text:p>0.1741907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selling</text:p>
          </table:table-cell>
          <table:table-cell office:value-type="float" office:value="0.174190688158098">
            <text:p>0.1741907</text:p>
          </table:table-cell>
        </table:table-row>
        <table:table-row table:style-name="ro1">
          <table:table-cell office:value-type="string">
            <text:p>selling</text:p>
          </table:table-cell>
          <table:table-cell office:value-type="string">
            <text:p>music</text:p>
          </table:table-cell>
          <table:table-cell office:value-type="float" office:value="0.174190688158098">
            <text:p>0.1741907</text:p>
          </table:table-cell>
        </table:table-row>
        <table:table-row table:style-name="ro2">
          <table:table-cell office:value-type="string">
            <text:p>selling</text:p>
          </table:table-cell>
          <table:table-cell office:value-type="string">
            <text:p>volkert</text:p>
          </table:table-cell>
          <table:table-cell office:value-type="float" office:value="0.174190688158098">
            <text:p>0.1741907</text:p>
          </table:table-cell>
        </table:table-row>
        <table:table-row table:style-name="ro2">
          <table:table-cell office:value-type="string">
            <text:p>selling</text:p>
          </table:table-cell>
          <table:table-cell office:value-type="string">
            <text:p>macintosh</text:p>
          </table:table-cell>
          <table:table-cell office:value-type="float" office:value="0.174190688158098">
            <text:p>0.1741907</text:p>
          </table:table-cell>
        </table:table-row>
        <table:table-row table:style-name="ro1">
          <table:table-cell office:value-type="string">
            <text:p>selling</text:p>
          </table:table-cell>
          <table:table-cell office:value-type="string">
            <text:p>financing</text:p>
          </table:table-cell>
          <table:table-cell office:value-type="float" office:value="0.174190688158098">
            <text:p>0.1741907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selling</text:p>
          </table:table-cell>
          <table:table-cell office:value-type="float" office:value="0.174190688158098">
            <text:p>0.1741907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todays</text:p>
          </table:table-cell>
          <table:table-cell office:value-type="float" office:value="0.174217996415245">
            <text:p>0.1742180</text:p>
          </table:table-cell>
        </table:table-row>
        <table:table-row table:style-name="ro1">
          <table:table-cell office:value-type="string">
            <text:p>todays</text:p>
          </table:table-cell>
          <table:table-cell office:value-type="string">
            <text:p>designed</text:p>
          </table:table-cell>
          <table:table-cell office:value-type="float" office:value="0.174217996415245">
            <text:p>0.1742180</text:p>
          </table:table-cell>
        </table:table-row>
        <table:table-row table:style-name="ro1">
          <table:table-cell office:value-type="string">
            <text:p>instructions</text:p>
          </table:table-cell>
          <table:table-cell office:value-type="string">
            <text:p>required</text:p>
          </table:table-cell>
          <table:table-cell office:value-type="float" office:value="0.174238072902151">
            <text:p>0.1742381</text:p>
          </table:table-cell>
        </table:table-row>
        <table:table-row table:style-name="ro1">
          <table:table-cell office:value-type="string">
            <text:p>required</text:p>
          </table:table-cell>
          <table:table-cell office:value-type="string">
            <text:p>instructions</text:p>
          </table:table-cell>
          <table:table-cell office:value-type="float" office:value="0.174238072902151">
            <text:p>0.1742381</text:p>
          </table:table-cell>
        </table:table-row>
        <table:table-row table:style-name="ro1">
          <table:table-cell office:value-type="string">
            <text:p>firm</text:p>
          </table:table-cell>
          <table:table-cell office:value-type="string">
            <text:p>sense</text:p>
          </table:table-cell>
          <table:table-cell office:value-type="float" office:value="0.174263162709091">
            <text:p>0.1742632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string">
            <text:p>firm</text:p>
          </table:table-cell>
          <table:table-cell office:value-type="float" office:value="0.174263162709091">
            <text:p>0.1742632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represent</text:p>
          </table:table-cell>
          <table:table-cell office:value-type="float" office:value="0.174277718043915">
            <text:p>0.1742777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interest</text:p>
          </table:table-cell>
          <table:table-cell office:value-type="float" office:value="0.174277718043915">
            <text:p>0.1742777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opening</text:p>
          </table:table-cell>
          <table:table-cell office:value-type="float" office:value="0.174297889010317">
            <text:p>0.1742979</text:p>
          </table:table-cell>
        </table:table-row>
        <table:table-row table:style-name="ro2">
          <table:table-cell office:value-type="string">
            <text:p>opening</text:p>
          </table:table-cell>
          <table:table-cell office:value-type="string">
            <text:p>fincen</text:p>
          </table:table-cell>
          <table:table-cell office:value-type="float" office:value="0.174297889010317">
            <text:p>0.1742979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volume</text:p>
          </table:table-cell>
          <table:table-cell office:value-type="float" office:value="0.17429789474711">
            <text:p>0.1742979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opening</text:p>
          </table:table-cell>
          <table:table-cell office:value-type="float" office:value="0.17429789474711">
            <text:p>0.1742979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opening</text:p>
          </table:table-cell>
          <table:table-cell office:value-type="float" office:value="0.174297900494841">
            <text:p>0.1742979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inconsistent</text:p>
          </table:table-cell>
          <table:table-cell office:value-type="float" office:value="0.174297900494841">
            <text:p>0.1742979</text:p>
          </table:table-cell>
        </table:table-row>
        <table:table-row table:style-name="ro1">
          <table:table-cell office:value-type="string">
            <text:p>perpetrators</text:p>
          </table:table-cell>
          <table:table-cell office:value-type="string">
            <text:p>w2</text:p>
          </table:table-cell>
          <table:table-cell office:value-type="float" office:value="0.174298058815761">
            <text:p>0.174298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string">
            <text:p>perpetrators</text:p>
          </table:table-cell>
          <table:table-cell office:value-type="float" office:value="0.174298058815761">
            <text:p>0.1742981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financial</text:p>
          </table:table-cell>
          <table:table-cell office:value-type="float" office:value="0.174592510442174">
            <text:p>0.1745925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direct</text:p>
          </table:table-cell>
          <table:table-cell office:value-type="float" office:value="0.174592510442174">
            <text:p>0.1745925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jobs</text:p>
          </table:table-cell>
          <table:table-cell office:value-type="float" office:value="0.174598654306517">
            <text:p>0.1745987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first</text:p>
          </table:table-cell>
          <table:table-cell office:value-type="float" office:value="0.174598654306517">
            <text:p>0.1745987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tations</text:p>
          </table:table-cell>
          <table:table-cell office:value-type="float" office:value="0.174613662001847">
            <text:p>0.1746137</text:p>
          </table:table-cell>
        </table:table-row>
        <table:table-row table:style-name="ro2">
          <table:table-cell office:value-type="string">
            <text:p>stations</text:p>
          </table:table-cell>
          <table:table-cell office:value-type="string">
            <text:p>calif</text:p>
          </table:table-cell>
          <table:table-cell office:value-type="float" office:value="0.174613662001847">
            <text:p>0.1746137</text:p>
          </table:table-cell>
        </table:table-row>
        <table:table-row table:style-name="ro1">
          <table:table-cell office:value-type="string">
            <text:p>states</text:p>
          </table:table-cell>
          <table:table-cell office:value-type="string">
            <text:p>violation</text:p>
          </table:table-cell>
          <table:table-cell office:value-type="float" office:value="0.174663738529959">
            <text:p>0.1746637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states</text:p>
          </table:table-cell>
          <table:table-cell office:value-type="float" office:value="0.174663738529959">
            <text:p>0.1746637</text:p>
          </table:table-cell>
        </table:table-row>
        <table:table-row table:style-name="ro1">
          <table:table-cell office:value-type="string">
            <text:p>friends</text:p>
          </table:table-cell>
          <table:table-cell office:value-type="string">
            <text:p>profile</text:p>
          </table:table-cell>
          <table:table-cell office:value-type="float" office:value="0.174670272044678">
            <text:p>0.1746703</text:p>
          </table:table-cell>
        </table:table-row>
        <table:table-row table:style-name="ro1">
          <table:table-cell office:value-type="string">
            <text:p>profile</text:p>
          </table:table-cell>
          <table:table-cell office:value-type="string">
            <text:p>friends</text:p>
          </table:table-cell>
          <table:table-cell office:value-type="float" office:value="0.174670272044678">
            <text:p>0.1746703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insider</text:p>
          </table:table-cell>
          <table:table-cell office:value-type="float" office:value="0.17470105929766">
            <text:p>0.1747011</text:p>
          </table:table-cell>
        </table:table-row>
        <table:table-row table:style-name="ro1">
          <table:table-cell office:value-type="string">
            <text:p>insider</text:p>
          </table:table-cell>
          <table:table-cell office:value-type="string">
            <text:p>expect</text:p>
          </table:table-cell>
          <table:table-cell office:value-type="float" office:value="0.17470105929766">
            <text:p>0.1747011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deposited</text:p>
          </table:table-cell>
          <table:table-cell office:value-type="float" office:value="0.174701115613466">
            <text:p>0.1747011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checks</text:p>
          </table:table-cell>
          <table:table-cell office:value-type="float" office:value="0.174701115613466">
            <text:p>0.1747011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street</text:p>
          </table:table-cell>
          <table:table-cell office:value-type="float" office:value="0.174720417487471">
            <text:p>0.1747204</text:p>
          </table:table-cell>
        </table:table-row>
        <table:table-row table:style-name="ro1">
          <table:table-cell office:value-type="string">
            <text:p>street</text:p>
          </table:table-cell>
          <table:table-cell office:value-type="string">
            <text:p>log</text:p>
          </table:table-cell>
          <table:table-cell office:value-type="float" office:value="0.174720417487471">
            <text:p>0.1747204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individual</text:p>
          </table:table-cell>
          <table:table-cell office:value-type="float" office:value="0.174729914190209">
            <text:p>0.1747299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concerns</text:p>
          </table:table-cell>
          <table:table-cell office:value-type="float" office:value="0.174729914190209">
            <text:p>0.1747299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program</text:p>
          </table:table-cell>
          <table:table-cell office:value-type="float" office:value="0.17474403284466">
            <text:p>0.1747440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affairs</text:p>
          </table:table-cell>
          <table:table-cell office:value-type="float" office:value="0.17474403284466">
            <text:p>0.1747440</text:p>
          </table:table-cell>
        </table:table-row>
        <table:table-row table:style-name="ro2">
          <table:table-cell office:value-type="string">
            <text:p>dwi</text:p>
          </table:table-cell>
          <table:table-cell office:value-type="string">
            <text:p>person</text:p>
          </table:table-cell>
          <table:table-cell office:value-type="float" office:value="0.17477798578394">
            <text:p>0.1747780</text:p>
          </table:table-cell>
        </table:table-row>
        <table:table-row table:style-name="ro2">
          <table:table-cell office:value-type="string">
            <text:p>person</text:p>
          </table:table-cell>
          <table:table-cell office:value-type="string">
            <text:p>dwi</text:p>
          </table:table-cell>
          <table:table-cell office:value-type="float" office:value="0.17477798578394">
            <text:p>0.1747780</text:p>
          </table:table-cell>
        </table:table-row>
        <table:table-row table:style-name="ro1">
          <table:table-cell office:value-type="string">
            <text:p>intersection</text:p>
          </table:table-cell>
          <table:table-cell office:value-type="string">
            <text:p>person</text:p>
          </table:table-cell>
          <table:table-cell office:value-type="float" office:value="0.174778376943075">
            <text:p>0.1747784</text:p>
          </table:table-cell>
        </table:table-row>
        <table:table-row table:style-name="ro1">
          <table:table-cell office:value-type="string">
            <text:p>person</text:p>
          </table:table-cell>
          <table:table-cell office:value-type="string">
            <text:p>intersection</text:p>
          </table:table-cell>
          <table:table-cell office:value-type="float" office:value="0.174778376943075">
            <text:p>0.1747784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represent</text:p>
          </table:table-cell>
          <table:table-cell office:value-type="float" office:value="0.174960534885985">
            <text:p>0.1749605</text:p>
          </table:table-cell>
        </table:table-row>
        <table:table-row table:style-name="ro1">
          <table:table-cell office:value-type="string">
            <text:p>represent</text:p>
          </table:table-cell>
          <table:table-cell office:value-type="string">
            <text:p>claiming</text:p>
          </table:table-cell>
          <table:table-cell office:value-type="float" office:value="0.174960534885985">
            <text:p>0.1749605</text:p>
          </table:table-cell>
        </table:table-row>
        <table:table-row table:style-name="ro1">
          <table:table-cell office:value-type="string">
            <text:p>denied</text:p>
          </table:table-cell>
          <table:table-cell office:value-type="string">
            <text:p>unable</text:p>
          </table:table-cell>
          <table:table-cell office:value-type="float" office:value="0.174960751953944">
            <text:p>0.1749608</text:p>
          </table:table-cell>
        </table:table-row>
        <table:table-row table:style-name="ro1">
          <table:table-cell office:value-type="string">
            <text:p>unable</text:p>
          </table:table-cell>
          <table:table-cell office:value-type="string">
            <text:p>denied</text:p>
          </table:table-cell>
          <table:table-cell office:value-type="float" office:value="0.174960751953944">
            <text:p>0.1749608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pull</text:p>
          </table:table-cell>
          <table:table-cell office:value-type="float" office:value="0.174971431618068">
            <text:p>0.1749714</text:p>
          </table:table-cell>
        </table:table-row>
        <table:table-row table:style-name="ro1">
          <table:table-cell office:value-type="string">
            <text:p>pull</text:p>
          </table:table-cell>
          <table:table-cell office:value-type="string">
            <text:p>creditor</text:p>
          </table:table-cell>
          <table:table-cell office:value-type="float" office:value="0.174971431618068">
            <text:p>0.1749714</text:p>
          </table:table-cell>
        </table:table-row>
        <table:table-row table:style-name="ro2">
          <table:table-cell office:value-type="string">
            <text:p>banks</text:p>
          </table:table-cell>
          <table:table-cell office:value-type="string">
            <text:p>calif</text:p>
          </table:table-cell>
          <table:table-cell office:value-type="float" office:value="0.174980209114622">
            <text:p>0.1749802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banks</text:p>
          </table:table-cell>
          <table:table-cell office:value-type="float" office:value="0.174980209114622">
            <text:p>0.1749802</text:p>
          </table:table-cell>
        </table:table-row>
        <table:table-row table:style-name="ro1">
          <table:table-cell office:value-type="string">
            <text:p>actions</text:p>
          </table:table-cell>
          <table:table-cell office:value-type="string">
            <text:p>crackdown</text:p>
          </table:table-cell>
          <table:table-cell office:value-type="float" office:value="0.175024939679635">
            <text:p>0.1750249</text:p>
          </table:table-cell>
        </table:table-row>
        <table:table-row table:style-name="ro1">
          <table:table-cell office:value-type="string">
            <text:p>crackdown</text:p>
          </table:table-cell>
          <table:table-cell office:value-type="string">
            <text:p>actions</text:p>
          </table:table-cell>
          <table:table-cell office:value-type="float" office:value="0.175024939679635">
            <text:p>0.1750249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treasury</text:p>
          </table:table-cell>
          <table:table-cell office:value-type="float" office:value="0.175030136329219">
            <text:p>0.1750301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deposits</text:p>
          </table:table-cell>
          <table:table-cell office:value-type="float" office:value="0.175030136329219">
            <text:p>0.1750301</text:p>
          </table:table-cell>
        </table:table-row>
        <table:table-row table:style-name="ro1">
          <table:table-cell office:value-type="string">
            <text:p>judge</text:p>
          </table:table-cell>
          <table:table-cell office:value-type="string">
            <text:p>sentence</text:p>
          </table:table-cell>
          <table:table-cell office:value-type="float" office:value="0.175049199854862">
            <text:p>0.1750492</text:p>
          </table:table-cell>
        </table:table-row>
        <table:table-row table:style-name="ro1">
          <table:table-cell office:value-type="string">
            <text:p>sentence</text:p>
          </table:table-cell>
          <table:table-cell office:value-type="string">
            <text:p>judge</text:p>
          </table:table-cell>
          <table:table-cell office:value-type="float" office:value="0.175049199854862">
            <text:p>0.1750492</text:p>
          </table:table-cell>
        </table:table-row>
        <table:table-row table:style-name="ro2">
          <table:table-cell office:value-type="string">
            <text:p>efforts</text:p>
          </table:table-cell>
          <table:table-cell office:value-type="string">
            <text:p>mccoy</text:p>
          </table:table-cell>
          <table:table-cell office:value-type="float" office:value="0.175211029350876">
            <text:p>0.1752110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efforts</text:p>
          </table:table-cell>
          <table:table-cell office:value-type="float" office:value="0.175211029350876">
            <text:p>0.1752110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apparent</text:p>
          </table:table-cell>
          <table:table-cell office:value-type="float" office:value="0.175280082508164">
            <text:p>0.1752801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activity</text:p>
          </table:table-cell>
          <table:table-cell office:value-type="float" office:value="0.175280082508164">
            <text:p>0.1752801</text:p>
          </table:table-cell>
        </table:table-row>
        <table:table-row table:style-name="ro2">
          <table:table-cell office:value-type="string">
            <text:p>dor</text:p>
          </table:table-cell>
          <table:table-cell office:value-type="string">
            <text:p>speak</text:p>
          </table:table-cell>
          <table:table-cell office:value-type="float" office:value="0.175401781796796">
            <text:p>0.1754018</text:p>
          </table:table-cell>
        </table:table-row>
        <table:table-row table:style-name="ro2">
          <table:table-cell office:value-type="string">
            <text:p>speak</text:p>
          </table:table-cell>
          <table:table-cell office:value-type="string">
            <text:p>dor</text:p>
          </table:table-cell>
          <table:table-cell office:value-type="float" office:value="0.175401781796796">
            <text:p>0.1754018</text:p>
          </table:table-cell>
        </table:table-row>
        <table:table-row table:style-name="ro1">
          <table:table-cell office:value-type="string">
            <text:p>cheek</text:p>
          </table:table-cell>
          <table:table-cell office:value-type="string">
            <text:p>speak</text:p>
          </table:table-cell>
          <table:table-cell office:value-type="float" office:value="0.175402120674232">
            <text:p>0.1754021</text:p>
          </table:table-cell>
        </table:table-row>
        <table:table-row table:style-name="ro2">
          <table:table-cell office:value-type="string">
            <text:p>protectmyid</text:p>
          </table:table-cell>
          <table:table-cell office:value-type="string">
            <text:p>speak</text:p>
          </table:table-cell>
          <table:table-cell office:value-type="float" office:value="0.175402120674232">
            <text:p>0.1754021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peak</text:p>
          </table:table-cell>
          <table:table-cell office:value-type="float" office:value="0.175402120674232">
            <text:p>0.1754021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cheek</text:p>
          </table:table-cell>
          <table:table-cell office:value-type="float" office:value="0.175402120674232">
            <text:p>0.1754021</text:p>
          </table:table-cell>
        </table:table-row>
        <table:table-row table:style-name="ro2">
          <table:table-cell office:value-type="string">
            <text:p>speak</text:p>
          </table:table-cell>
          <table:table-cell office:value-type="string">
            <text:p>sc</text:p>
          </table:table-cell>
          <table:table-cell office:value-type="float" office:value="0.175402120674232">
            <text:p>0.1754021</text:p>
          </table:table-cell>
        </table:table-row>
        <table:table-row table:style-name="ro2">
          <table:table-cell office:value-type="string">
            <text:p>speak</text:p>
          </table:table-cell>
          <table:table-cell office:value-type="string">
            <text:p>protectmyid</text:p>
          </table:table-cell>
          <table:table-cell office:value-type="float" office:value="0.175402120674232">
            <text:p>0.1754021</text:p>
          </table:table-cell>
        </table:table-row>
        <table:table-row table:style-name="ro2">
          <table:table-cell office:value-type="string">
            <text:p>compliance</text:p>
          </table:table-cell>
          <table:table-cell office:value-type="string">
            <text:p>detroit</text:p>
          </table:table-cell>
          <table:table-cell office:value-type="float" office:value="0.175407259175352">
            <text:p>0.1754073</text:p>
          </table:table-cell>
        </table:table-row>
        <table:table-row table:style-name="ro2">
          <table:table-cell office:value-type="string">
            <text:p>detroit</text:p>
          </table:table-cell>
          <table:table-cell office:value-type="string">
            <text:p>compliance</text:p>
          </table:table-cell>
          <table:table-cell office:value-type="float" office:value="0.175407259175352">
            <text:p>0.1754073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fraudulently</text:p>
          </table:table-cell>
          <table:table-cell office:value-type="float" office:value="0.175436118407214">
            <text:p>0.1754361</text:p>
          </table:table-cell>
        </table:table-row>
        <table:table-row table:style-name="ro1">
          <table:table-cell office:value-type="string">
            <text:p>fraudulently</text:p>
          </table:table-cell>
          <table:table-cell office:value-type="string">
            <text:p>code</text:p>
          </table:table-cell>
          <table:table-cell office:value-type="float" office:value="0.175436118407214">
            <text:p>0.1754361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revenue</text:p>
          </table:table-cell>
          <table:table-cell office:value-type="float" office:value="0.175514860447503">
            <text:p>0.1755149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recommend</text:p>
          </table:table-cell>
          <table:table-cell office:value-type="float" office:value="0.175514860447503">
            <text:p>0.1755149</text:p>
          </table:table-cell>
        </table:table-row>
        <table:table-row table:style-name="ro1">
          <table:table-cell office:value-type="string">
            <text:p>memory</text:p>
          </table:table-cell>
          <table:table-cell office:value-type="string">
            <text:p>saved</text:p>
          </table:table-cell>
          <table:table-cell office:value-type="float" office:value="0.175538161964047">
            <text:p>0.1755382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memory</text:p>
          </table:table-cell>
          <table:table-cell office:value-type="float" office:value="0.175538161964047">
            <text:p>0.1755382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string">
            <text:p>plan</text:p>
          </table:table-cell>
          <table:table-cell office:value-type="float" office:value="0.175593519196848">
            <text:p>0.1755935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insurance</text:p>
          </table:table-cell>
          <table:table-cell office:value-type="float" office:value="0.175593519196848">
            <text:p>0.1755935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program</text:p>
          </table:table-cell>
          <table:table-cell office:value-type="float" office:value="0.17559543286474">
            <text:p>0.1755954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individual</text:p>
          </table:table-cell>
          <table:table-cell office:value-type="float" office:value="0.17559543286474">
            <text:p>0.1755954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renew</text:p>
          </table:table-cell>
          <table:table-cell office:value-type="float" office:value="0.175620987660921">
            <text:p>0.1756210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got</text:p>
          </table:table-cell>
          <table:table-cell office:value-type="float" office:value="0.175620987660921">
            <text:p>0.1756210</text:p>
          </table:table-cell>
        </table:table-row>
        <table:table-row table:style-name="ro2">
          <table:table-cell office:value-type="string">
            <text:p>sentinel</text:p>
          </table:table-cell>
          <table:table-cell office:value-type="string">
            <text:p>torok</text:p>
          </table:table-cell>
          <table:table-cell office:value-type="float" office:value="0.175624617604904">
            <text:p>0.1756246</text:p>
          </table:table-cell>
        </table:table-row>
        <table:table-row table:style-name="ro2">
          <table:table-cell office:value-type="string">
            <text:p>torok</text:p>
          </table:table-cell>
          <table:table-cell office:value-type="string">
            <text:p>sentinel</text:p>
          </table:table-cell>
          <table:table-cell office:value-type="float" office:value="0.175624617604904">
            <text:p>0.1756246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my</text:p>
          </table:table-cell>
          <table:table-cell office:value-type="float" office:value="0.175676546168538">
            <text:p>0.1756765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eyes</text:p>
          </table:table-cell>
          <table:table-cell office:value-type="float" office:value="0.175676546168538">
            <text:p>0.1756765</text:p>
          </table:table-cell>
        </table:table-row>
        <table:table-row table:style-name="ro2">
          <table:table-cell office:value-type="string">
            <text:p>first</text:p>
          </table:table-cell>
          <table:table-cell office:value-type="string">
            <text:p>itunes</text:p>
          </table:table-cell>
          <table:table-cell office:value-type="float" office:value="0.175877343354845">
            <text:p>0.1758773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first</text:p>
          </table:table-cell>
          <table:table-cell office:value-type="float" office:value="0.175877343354845">
            <text:p>0.1758773</text:p>
          </table:table-cell>
        </table:table-row>
        <table:table-row table:style-name="ro1">
          <table:table-cell office:value-type="string">
            <text:p>considered</text:p>
          </table:table-cell>
          <table:table-cell office:value-type="string">
            <text:p>dangerous</text:p>
          </table:table-cell>
          <table:table-cell office:value-type="float" office:value="0.175902521867239">
            <text:p>0.1759025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considered</text:p>
          </table:table-cell>
          <table:table-cell office:value-type="float" office:value="0.175902521867239">
            <text:p>0.1759025</text:p>
          </table:table-cell>
        </table:table-row>
        <table:table-row table:style-name="ro1">
          <table:table-cell office:value-type="string">
            <text:p>duped</text:p>
          </table:table-cell>
          <table:table-cell office:value-type="string">
            <text:p>rose</text:p>
          </table:table-cell>
          <table:table-cell office:value-type="float" office:value="0.175941313857543">
            <text:p>0.1759413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duped</text:p>
          </table:table-cell>
          <table:table-cell office:value-type="float" office:value="0.175941313857543">
            <text:p>0.1759413</text:p>
          </table:table-cell>
        </table:table-row>
        <table:table-row table:style-name="ro1">
          <table:table-cell office:value-type="string">
            <text:p>dealing</text:p>
          </table:table-cell>
          <table:table-cell office:value-type="string">
            <text:p>nation</text:p>
          </table:table-cell>
          <table:table-cell office:value-type="float" office:value="0.175953471237071">
            <text:p>0.1759535</text:p>
          </table:table-cell>
        </table:table-row>
        <table:table-row table:style-name="ro1">
          <table:table-cell office:value-type="string">
            <text:p>nation</text:p>
          </table:table-cell>
          <table:table-cell office:value-type="string">
            <text:p>dealing</text:p>
          </table:table-cell>
          <table:table-cell office:value-type="float" office:value="0.175953471237071">
            <text:p>0.1759535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team</text:p>
          </table:table-cell>
          <table:table-cell office:value-type="float" office:value="0.175989190774851">
            <text:p>0.1759892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speak</text:p>
          </table:table-cell>
          <table:table-cell office:value-type="float" office:value="0.175989190774851">
            <text:p>0.1759892</text:p>
          </table:table-cell>
        </table:table-row>
        <table:table-row table:style-name="ro1">
          <table:table-cell office:value-type="string">
            <text:p>fraudulently</text:p>
          </table:table-cell>
          <table:table-cell office:value-type="string">
            <text:p>title</text:p>
          </table:table-cell>
          <table:table-cell office:value-type="float" office:value="0.176019092887235">
            <text:p>0.1760191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fraudulently</text:p>
          </table:table-cell>
          <table:table-cell office:value-type="float" office:value="0.176019092887235">
            <text:p>0.1760191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several</text:p>
          </table:table-cell>
          <table:table-cell office:value-type="float" office:value="0.176038249156008">
            <text:p>0.1760382</text:p>
          </table:table-cell>
        </table:table-row>
        <table:table-row table:style-name="ro2">
          <table:table-cell office:value-type="string">
            <text:p>several</text:p>
          </table:table-cell>
          <table:table-cell office:value-type="string">
            <text:p>seattle</text:p>
          </table:table-cell>
          <table:table-cell office:value-type="float" office:value="0.176038249156008">
            <text:p>0.1760382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otherwise</text:p>
          </table:table-cell>
          <table:table-cell office:value-type="float" office:value="0.176052359885979">
            <text:p>0.1760524</text:p>
          </table:table-cell>
        </table:table-row>
        <table:table-row table:style-name="ro1">
          <table:table-cell office:value-type="string">
            <text:p>otherwise</text:p>
          </table:table-cell>
          <table:table-cell office:value-type="string">
            <text:p>agencies</text:p>
          </table:table-cell>
          <table:table-cell office:value-type="float" office:value="0.176052359885979">
            <text:p>0.1760524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individuals</text:p>
          </table:table-cell>
          <table:table-cell office:value-type="float" office:value="0.176070205318162">
            <text:p>0.176070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financial</text:p>
          </table:table-cell>
          <table:table-cell office:value-type="float" office:value="0.176070205318162">
            <text:p>0.1760702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melissa</text:p>
          </table:table-cell>
          <table:table-cell office:value-type="float" office:value="0.176070596939296">
            <text:p>0.1760706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mccarthy</text:p>
          </table:table-cell>
          <table:table-cell office:value-type="float" office:value="0.176070596939296">
            <text:p>0.1760706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american</text:p>
          </table:table-cell>
          <table:table-cell office:value-type="float" office:value="0.176070596939296">
            <text:p>0.1760706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american</text:p>
          </table:table-cell>
          <table:table-cell office:value-type="float" office:value="0.176070596939296">
            <text:p>0.1760706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rate</text:p>
          </table:table-cell>
          <table:table-cell office:value-type="float" office:value="0.176075004770936">
            <text:p>0.1760750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per</text:p>
          </table:table-cell>
          <table:table-cell office:value-type="float" office:value="0.176075004770936">
            <text:p>0.1760750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responsibility</text:p>
          </table:table-cell>
          <table:table-cell office:value-type="float" office:value="0.176097440280222">
            <text:p>0.1760974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string">
            <text:p>around</text:p>
          </table:table-cell>
          <table:table-cell office:value-type="float" office:value="0.176097440280222">
            <text:p>0.1760974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enjoy</text:p>
          </table:table-cell>
          <table:table-cell office:value-type="float" office:value="0.176110209590922">
            <text:p>0.1761102</text:p>
          </table:table-cell>
        </table:table-row>
        <table:table-row table:style-name="ro1">
          <table:table-cell office:value-type="string">
            <text:p>enjoy</text:p>
          </table:table-cell>
          <table:table-cell office:value-type="string">
            <text:p>ask</text:p>
          </table:table-cell>
          <table:table-cell office:value-type="float" office:value="0.176110209590922">
            <text:p>0.1761102</text:p>
          </table:table-cell>
        </table:table-row>
        <table:table-row table:style-name="ro2">
          <table:table-cell office:value-type="string">
            <text:p>late</text:p>
          </table:table-cell>
          <table:table-cell office:value-type="string">
            <text:p>mccoy</text:p>
          </table:table-cell>
          <table:table-cell office:value-type="float" office:value="0.176151723305522">
            <text:p>0.1761517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late</text:p>
          </table:table-cell>
          <table:table-cell office:value-type="float" office:value="0.176151723305522">
            <text:p>0.1761517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responsibility</text:p>
          </table:table-cell>
          <table:table-cell office:value-type="float" office:value="0.176231073604382">
            <text:p>0.1762311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string">
            <text:p>reduce</text:p>
          </table:table-cell>
          <table:table-cell office:value-type="float" office:value="0.176231073604382">
            <text:p>0.1762311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interest</text:p>
          </table:table-cell>
          <table:table-cell office:value-type="float" office:value="0.176334845169566">
            <text:p>0.1763348</text:p>
          </table:table-cell>
        </table:table-row>
        <table:table-row table:style-name="ro1">
          <table:table-cell office:value-type="string">
            <text:p>interest</text:p>
          </table:table-cell>
          <table:table-cell office:value-type="string">
            <text:p>audits</text:p>
          </table:table-cell>
          <table:table-cell office:value-type="float" office:value="0.176334845169566">
            <text:p>0.1763348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entitled</text:p>
          </table:table-cell>
          <table:table-cell office:value-type="float" office:value="0.176338260276275">
            <text:p>0.1763383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sk</text:p>
          </table:table-cell>
          <table:table-cell office:value-type="float" office:value="0.176338260276275">
            <text:p>0.1763383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step</text:p>
          </table:table-cell>
          <table:table-cell office:value-type="float" office:value="0.1766133429249">
            <text:p>0.1766133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process</text:p>
          </table:table-cell>
          <table:table-cell office:value-type="float" office:value="0.1766133429249">
            <text:p>0.1766133</text:p>
          </table:table-cell>
        </table:table-row>
        <table:table-row table:style-name="ro2">
          <table:table-cell office:value-type="string">
            <text:p>close</text:p>
          </table:table-cell>
          <table:table-cell office:value-type="string">
            <text:p>smartphone</text:p>
          </table:table-cell>
          <table:table-cell office:value-type="float" office:value="0.176717734802178">
            <text:p>0.1767177</text:p>
          </table:table-cell>
        </table:table-row>
        <table:table-row table:style-name="ro2">
          <table:table-cell office:value-type="string">
            <text:p>smartphone</text:p>
          </table:table-cell>
          <table:table-cell office:value-type="string">
            <text:p>close</text:p>
          </table:table-cell>
          <table:table-cell office:value-type="float" office:value="0.176717734802178">
            <text:p>0.1767177</text:p>
          </table:table-cell>
        </table:table-row>
        <table:table-row table:style-name="ro1">
          <table:table-cell office:value-type="string">
            <text:p>notes</text:p>
          </table:table-cell>
          <table:table-cell office:value-type="string">
            <text:p>traffic</text:p>
          </table:table-cell>
          <table:table-cell office:value-type="float" office:value="0.176724261952521">
            <text:p>0.1767243</text:p>
          </table:table-cell>
        </table:table-row>
        <table:table-row table:style-name="ro1">
          <table:table-cell office:value-type="string">
            <text:p>traffic</text:p>
          </table:table-cell>
          <table:table-cell office:value-type="string">
            <text:p>notes</text:p>
          </table:table-cell>
          <table:table-cell office:value-type="float" office:value="0.176724261952521">
            <text:p>0.1767243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instant</text:p>
          </table:table-cell>
          <table:table-cell office:value-type="float" office:value="0.176816786902388">
            <text:p>0.1768168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designed</text:p>
          </table:table-cell>
          <table:table-cell office:value-type="float" office:value="0.176816786902388">
            <text:p>0.1768168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wait</text:p>
          </table:table-cell>
          <table:table-cell office:value-type="float" office:value="0.176850272780503">
            <text:p>0.1768503</text:p>
          </table:table-cell>
        </table:table-row>
        <table:table-row table:style-name="ro1">
          <table:table-cell office:value-type="string">
            <text:p>wait</text:p>
          </table:table-cell>
          <table:table-cell office:value-type="string">
            <text:p>vending</text:p>
          </table:table-cell>
          <table:table-cell office:value-type="float" office:value="0.176850272780503">
            <text:p>0.1768503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step</text:p>
          </table:table-cell>
          <table:table-cell office:value-type="float" office:value="0.176855981267043">
            <text:p>0.1768560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computer</text:p>
          </table:table-cell>
          <table:table-cell office:value-type="float" office:value="0.176855981267043">
            <text:p>0.1768560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identitytheft</text:p>
          </table:table-cell>
          <table:table-cell office:value-type="float" office:value="0.177031526370003">
            <text:p>0.1770315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carolina</text:p>
          </table:table-cell>
          <table:table-cell office:value-type="float" office:value="0.177031526370003">
            <text:p>0.1770315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military</text:p>
          </table:table-cell>
          <table:table-cell office:value-type="float" office:value="0.177032387620579">
            <text:p>0.1770324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string">
            <text:p>expenses</text:p>
          </table:table-cell>
          <table:table-cell office:value-type="float" office:value="0.177032387620579">
            <text:p>0.1770324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tampa</text:p>
          </table:table-cell>
          <table:table-cell office:value-type="float" office:value="0.177048661983597">
            <text:p>0.1770487</text:p>
          </table:table-cell>
        </table:table-row>
        <table:table-row table:style-name="ro2">
          <table:table-cell office:value-type="string">
            <text:p>tampa</text:p>
          </table:table-cell>
          <table:table-cell office:value-type="string">
            <text:p>parton</text:p>
          </table:table-cell>
          <table:table-cell office:value-type="float" office:value="0.177048661983597">
            <text:p>0.1770487</text:p>
          </table:table-cell>
        </table:table-row>
        <table:table-row table:style-name="ro1">
          <table:table-cell office:value-type="string">
            <text:p>audits</text:p>
          </table:table-cell>
          <table:table-cell office:value-type="string">
            <text:p>claiming</text:p>
          </table:table-cell>
          <table:table-cell office:value-type="float" office:value="0.177078729642434">
            <text:p>0.1770787</text:p>
          </table:table-cell>
        </table:table-row>
        <table:table-row table:style-name="ro1">
          <table:table-cell office:value-type="string">
            <text:p>claiming</text:p>
          </table:table-cell>
          <table:table-cell office:value-type="string">
            <text:p>audits</text:p>
          </table:table-cell>
          <table:table-cell office:value-type="float" office:value="0.177078729642434">
            <text:p>0.1770787</text:p>
          </table:table-cell>
        </table:table-row>
        <table:table-row table:style-name="ro1">
          <table:table-cell office:value-type="string">
            <text:p>course</text:p>
          </table:table-cell>
          <table:table-cell office:value-type="string">
            <text:p>lenders</text:p>
          </table:table-cell>
          <table:table-cell office:value-type="float" office:value="0.177160631773468">
            <text:p>0.1771606</text:p>
          </table:table-cell>
        </table:table-row>
        <table:table-row table:style-name="ro1">
          <table:table-cell office:value-type="string">
            <text:p>lenders</text:p>
          </table:table-cell>
          <table:table-cell office:value-type="string">
            <text:p>course</text:p>
          </table:table-cell>
          <table:table-cell office:value-type="float" office:value="0.177160631773468">
            <text:p>0.1771606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treasury</text:p>
          </table:table-cell>
          <table:table-cell office:value-type="float" office:value="0.177216982087653">
            <text:p>0.1772170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opening</text:p>
          </table:table-cell>
          <table:table-cell office:value-type="float" office:value="0.177216982087653">
            <text:p>0.1772170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saved</text:p>
          </table:table-cell>
          <table:table-cell office:value-type="float" office:value="0.177256559486231">
            <text:p>0.1772566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hard</text:p>
          </table:table-cell>
          <table:table-cell office:value-type="float" office:value="0.177256559486231">
            <text:p>0.1772566</text:p>
          </table:table-cell>
        </table:table-row>
        <table:table-row table:style-name="ro1">
          <table:table-cell office:value-type="string">
            <text:p>disclosures</text:p>
          </table:table-cell>
          <table:table-cell office:value-type="string">
            <text:p>expert</text:p>
          </table:table-cell>
          <table:table-cell office:value-type="float" office:value="0.177269344207686">
            <text:p>0.1772693</text:p>
          </table:table-cell>
        </table:table-row>
        <table:table-row table:style-name="ro1">
          <table:table-cell office:value-type="string">
            <text:p>expert</text:p>
          </table:table-cell>
          <table:table-cell office:value-type="string">
            <text:p>disclosures</text:p>
          </table:table-cell>
          <table:table-cell office:value-type="float" office:value="0.177269344207686">
            <text:p>0.1772693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phones</text:p>
          </table:table-cell>
          <table:table-cell office:value-type="float" office:value="0.177357642771307">
            <text:p>0.1773576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close</text:p>
          </table:table-cell>
          <table:table-cell office:value-type="float" office:value="0.177357642771307">
            <text:p>0.1773576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assistance</text:p>
          </table:table-cell>
          <table:table-cell office:value-type="float" office:value="0.177440875480647">
            <text:p>0.1774409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affairs</text:p>
          </table:table-cell>
          <table:table-cell office:value-type="float" office:value="0.177440875480647">
            <text:p>0.1774409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whether</text:p>
          </table:table-cell>
          <table:table-cell office:value-type="float" office:value="0.177483047912507">
            <text:p>0.1774830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expenses</text:p>
          </table:table-cell>
          <table:table-cell office:value-type="float" office:value="0.177483047912507">
            <text:p>0.1774830</text:p>
          </table:table-cell>
        </table:table-row>
        <table:table-row table:style-name="ro1">
          <table:table-cell office:value-type="string">
            <text:p>difficult</text:p>
          </table:table-cell>
          <table:table-cell office:value-type="string">
            <text:p>falls</text:p>
          </table:table-cell>
          <table:table-cell office:value-type="float" office:value="0.177578302233039">
            <text:p>0.1775783</text:p>
          </table:table-cell>
        </table:table-row>
        <table:table-row table:style-name="ro1">
          <table:table-cell office:value-type="string">
            <text:p>falls</text:p>
          </table:table-cell>
          <table:table-cell office:value-type="string">
            <text:p>difficult</text:p>
          </table:table-cell>
          <table:table-cell office:value-type="float" office:value="0.177578302233039">
            <text:p>0.1775783</text:p>
          </table:table-cell>
        </table:table-row>
        <table:table-row table:style-name="ro2">
          <table:table-cell office:value-type="string">
            <text:p>duped</text:p>
          </table:table-cell>
          <table:table-cell office:value-type="string">
            <text:p>torok</text:p>
          </table:table-cell>
          <table:table-cell office:value-type="float" office:value="0.177599052651192">
            <text:p>0.1775991</text:p>
          </table:table-cell>
        </table:table-row>
        <table:table-row table:style-name="ro2">
          <table:table-cell office:value-type="string">
            <text:p>torok</text:p>
          </table:table-cell>
          <table:table-cell office:value-type="string">
            <text:p>duped</text:p>
          </table:table-cell>
          <table:table-cell office:value-type="float" office:value="0.177599052651192">
            <text:p>0.1775991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scams</text:p>
          </table:table-cell>
          <table:table-cell office:value-type="float" office:value="0.17761142038873">
            <text:p>0.1776114</text:p>
          </table:table-cell>
        </table:table-row>
        <table:table-row table:style-name="ro2">
          <table:table-cell office:value-type="string">
            <text:p>scams</text:p>
          </table:table-cell>
          <table:table-cell office:value-type="string">
            <text:p>americans</text:p>
          </table:table-cell>
          <table:table-cell office:value-type="float" office:value="0.17761142038873">
            <text:p>0.1776114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revenue</text:p>
          </table:table-cell>
          <table:table-cell office:value-type="float" office:value="0.177618154536681">
            <text:p>0.1776182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affairs</text:p>
          </table:table-cell>
          <table:table-cell office:value-type="float" office:value="0.177618154536681">
            <text:p>0.1776182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close</text:p>
          </table:table-cell>
          <table:table-cell office:value-type="float" office:value="0.177655924830633">
            <text:p>0.1776559</text:p>
          </table:table-cell>
        </table:table-row>
        <table:table-row table:style-name="ro2">
          <table:table-cell office:value-type="string">
            <text:p>close</text:p>
          </table:table-cell>
          <table:table-cell office:value-type="string">
            <text:p>apps</text:p>
          </table:table-cell>
          <table:table-cell office:value-type="float" office:value="0.177655924830633">
            <text:p>0.1776559</text:p>
          </table:table-cell>
        </table:table-row>
        <table:table-row table:style-name="ro1">
          <table:table-cell office:value-type="string">
            <text:p>pension</text:p>
          </table:table-cell>
          <table:table-cell office:value-type="string">
            <text:p>review</text:p>
          </table:table-cell>
          <table:table-cell office:value-type="float" office:value="0.177825012685548">
            <text:p>0.1778250</text:p>
          </table:table-cell>
        </table:table-row>
        <table:table-row table:style-name="ro1">
          <table:table-cell office:value-type="string">
            <text:p>review</text:p>
          </table:table-cell>
          <table:table-cell office:value-type="string">
            <text:p>pension</text:p>
          </table:table-cell>
          <table:table-cell office:value-type="float" office:value="0.177825012685548">
            <text:p>0.1778250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cashing</text:p>
          </table:table-cell>
          <table:table-cell office:value-type="float" office:value="0.177887366754031">
            <text:p>0.1778874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apparent</text:p>
          </table:table-cell>
          <table:table-cell office:value-type="float" office:value="0.177887366754031">
            <text:p>0.1778874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purchase</text:p>
          </table:table-cell>
          <table:table-cell office:value-type="float" office:value="0.177911139078754">
            <text:p>0.1779111</text:p>
          </table:table-cell>
        </table:table-row>
        <table:table-row table:style-name="ro1">
          <table:table-cell office:value-type="string">
            <text:p>purchase</text:p>
          </table:table-cell>
          <table:table-cell table:style-name="ce1" office:value-type="string">
            <text:p>7</text:p>
          </table:table-cell>
          <table:table-cell office:value-type="float" office:value="0.177911139078754">
            <text:p>0.1779111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these</text:p>
          </table:table-cell>
          <table:table-cell office:value-type="float" office:value="0.1779555732549">
            <text:p>0.1779556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reset</text:p>
          </table:table-cell>
          <table:table-cell office:value-type="float" office:value="0.1779555732549">
            <text:p>0.1779556</text:p>
          </table:table-cell>
        </table:table-row>
        <table:table-row table:style-name="ro1">
          <table:table-cell office:value-type="string">
            <text:p>installed</text:p>
          </table:table-cell>
          <table:table-cell office:value-type="string">
            <text:p>machines</text:p>
          </table:table-cell>
          <table:table-cell office:value-type="float" office:value="0.178033765593112">
            <text:p>0.1780338</text:p>
          </table:table-cell>
        </table:table-row>
        <table:table-row table:style-name="ro1">
          <table:table-cell office:value-type="string">
            <text:p>machines</text:p>
          </table:table-cell>
          <table:table-cell office:value-type="string">
            <text:p>installed</text:p>
          </table:table-cell>
          <table:table-cell office:value-type="float" office:value="0.178033765593112">
            <text:p>0.1780338</text:p>
          </table:table-cell>
        </table:table-row>
        <table:table-row table:style-name="ro2">
          <table:table-cell office:value-type="string">
            <text:p>officers</text:p>
          </table:table-cell>
          <table:table-cell office:value-type="string">
            <text:p>seattle</text:p>
          </table:table-cell>
          <table:table-cell office:value-type="float" office:value="0.178119539170776">
            <text:p>0.1781195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officers</text:p>
          </table:table-cell>
          <table:table-cell office:value-type="float" office:value="0.178119539170776">
            <text:p>0.1781195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governors</text:p>
          </table:table-cell>
          <table:table-cell office:value-type="float" office:value="0.178187217909096">
            <text:p>0.1781872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department</text:p>
          </table:table-cell>
          <table:table-cell office:value-type="float" office:value="0.178187217909096">
            <text:p>0.1781872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steps</text:p>
          </table:table-cell>
          <table:table-cell office:value-type="float" office:value="0.178193658612863">
            <text:p>0.1781937</text:p>
          </table:table-cell>
        </table:table-row>
        <table:table-row table:style-name="ro1">
          <table:table-cell office:value-type="string">
            <text:p>steps</text:p>
          </table:table-cell>
          <table:table-cell office:value-type="string">
            <text:p>remove</text:p>
          </table:table-cell>
          <table:table-cell office:value-type="float" office:value="0.178193658612863">
            <text:p>0.1781937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reset</text:p>
          </table:table-cell>
          <table:table-cell office:value-type="float" office:value="0.178247662229381">
            <text:p>0.1782477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string">
            <text:p>recycling</text:p>
          </table:table-cell>
          <table:table-cell office:value-type="float" office:value="0.178247662229381">
            <text:p>0.1782477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virginia</text:p>
          </table:table-cell>
          <table:table-cell office:value-type="float" office:value="0.17825808205505">
            <text:p>0.1782581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birth</text:p>
          </table:table-cell>
          <table:table-cell office:value-type="float" office:value="0.17825808205505">
            <text:p>0.1782581</text:p>
          </table:table-cell>
        </table:table-row>
        <table:table-row table:style-name="ro1">
          <table:table-cell office:value-type="string">
            <text:p>subject</text:p>
          </table:table-cell>
          <table:table-cell office:value-type="string">
            <text:p>turbo</text:p>
          </table:table-cell>
          <table:table-cell office:value-type="float" office:value="0.178286023955038">
            <text:p>0.1782860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subject</text:p>
          </table:table-cell>
          <table:table-cell office:value-type="float" office:value="0.178286023955038">
            <text:p>0.1782860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jobs</text:p>
          </table:table-cell>
          <table:table-cell office:value-type="float" office:value="0.178297347466511">
            <text:p>0.1782973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apply</text:p>
          </table:table-cell>
          <table:table-cell office:value-type="float" office:value="0.178297347466511">
            <text:p>0.1782973</text:p>
          </table:table-cell>
        </table:table-row>
        <table:table-row table:style-name="ro2">
          <table:table-cell table:style-name="ce1" office:value-type="string">
            <text:p>109</text:p>
          </table:table-cell>
          <table:table-cell office:value-type="string">
            <text:p>kevin</text:p>
          </table:table-cell>
          <table:table-cell office:value-type="float" office:value="0.178362807560013">
            <text:p>0.1783628</text:p>
          </table:table-cell>
        </table:table-row>
        <table:table-row table:style-name="ro2">
          <table:table-cell office:value-type="string">
            <text:p>kevin</text:p>
          </table:table-cell>
          <table:table-cell table:style-name="ce1" office:value-type="string">
            <text:p>109</text:p>
          </table:table-cell>
          <table:table-cell office:value-type="float" office:value="0.178362807560013">
            <text:p>0.1783628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removed</text:p>
          </table:table-cell>
          <table:table-cell office:value-type="float" office:value="0.178401272825662">
            <text:p>0.1784013</text:p>
          </table:table-cell>
        </table:table-row>
        <table:table-row table:style-name="ro1">
          <table:table-cell office:value-type="string">
            <text:p>removed</text:p>
          </table:table-cell>
          <table:table-cell office:value-type="string">
            <text:p>block</text:p>
          </table:table-cell>
          <table:table-cell office:value-type="float" office:value="0.178401272825662">
            <text:p>0.1784013</text:p>
          </table:table-cell>
        </table:table-row>
        <table:table-row table:style-name="ro1">
          <table:table-cell office:value-type="string">
            <text:p>articles</text:p>
          </table:table-cell>
          <table:table-cell office:value-type="string">
            <text:p>ask</text:p>
          </table:table-cell>
          <table:table-cell office:value-type="float" office:value="0.178403487476427">
            <text:p>0.1784035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articles</text:p>
          </table:table-cell>
          <table:table-cell office:value-type="float" office:value="0.178403487476427">
            <text:p>0.1784035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sometimes</text:p>
          </table:table-cell>
          <table:table-cell office:value-type="float" office:value="0.178422218269373">
            <text:p>0.1784222</text:p>
          </table:table-cell>
        </table:table-row>
        <table:table-row table:style-name="ro1">
          <table:table-cell office:value-type="string">
            <text:p>sometimes</text:p>
          </table:table-cell>
          <table:table-cell office:value-type="string">
            <text:p>produce</text:p>
          </table:table-cell>
          <table:table-cell office:value-type="float" office:value="0.178422218269373">
            <text:p>0.1784222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website</text:p>
          </table:table-cell>
          <table:table-cell office:value-type="float" office:value="0.178604898085611">
            <text:p>0.1786049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hacker</text:p>
          </table:table-cell>
          <table:table-cell office:value-type="float" office:value="0.178604898085611">
            <text:p>0.1786049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dollar</text:p>
          </table:table-cell>
          <table:table-cell office:value-type="float" office:value="0.178694640471508">
            <text:p>0.1786946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checks</text:p>
          </table:table-cell>
          <table:table-cell office:value-type="float" office:value="0.178694640471508">
            <text:p>0.1786946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step</text:p>
          </table:table-cell>
          <table:table-cell office:value-type="float" office:value="0.178724090458273">
            <text:p>0.1787241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instant</text:p>
          </table:table-cell>
          <table:table-cell office:value-type="float" office:value="0.178724090458273">
            <text:p>0.1787241</text:p>
          </table:table-cell>
        </table:table-row>
        <table:table-row table:style-name="ro2">
          <table:table-cell office:value-type="string">
            <text:p>seattle</text:p>
          </table:table-cell>
          <table:table-cell office:value-type="string">
            <text:p>west</text:p>
          </table:table-cell>
          <table:table-cell office:value-type="float" office:value="0.178759625968635">
            <text:p>0.1787596</text:p>
          </table:table-cell>
        </table:table-row>
        <table:table-row table:style-name="ro2">
          <table:table-cell office:value-type="string">
            <text:p>west</text:p>
          </table:table-cell>
          <table:table-cell office:value-type="string">
            <text:p>seattle</text:p>
          </table:table-cell>
          <table:table-cell office:value-type="float" office:value="0.178759625968635">
            <text:p>0.1787596</text:p>
          </table:table-cell>
        </table:table-row>
        <table:table-row table:style-name="ro2">
          <table:table-cell office:value-type="string">
            <text:p>floridas</text:p>
          </table:table-cell>
          <table:table-cell office:value-type="string">
            <text:p>gather</text:p>
          </table:table-cell>
          <table:table-cell office:value-type="float" office:value="0.17877619930333">
            <text:p>0.1787762</text:p>
          </table:table-cell>
        </table:table-row>
        <table:table-row table:style-name="ro2">
          <table:table-cell office:value-type="string">
            <text:p>gather</text:p>
          </table:table-cell>
          <table:table-cell office:value-type="string">
            <text:p>floridas</text:p>
          </table:table-cell>
          <table:table-cell office:value-type="float" office:value="0.17877619930333">
            <text:p>0.1787762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shouldnt</text:p>
          </table:table-cell>
          <table:table-cell office:value-type="float" office:value="0.178876907707395">
            <text:p>0.1788769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hollywood</text:p>
          </table:table-cell>
          <table:table-cell office:value-type="float" office:value="0.178876907707395">
            <text:p>0.1788769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string">
            <text:p>electronics</text:p>
          </table:table-cell>
          <table:table-cell office:value-type="float" office:value="0.178888116208425">
            <text:p>0.1788881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android</text:p>
          </table:table-cell>
          <table:table-cell office:value-type="float" office:value="0.178888116208425">
            <text:p>0.1788881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groups</text:p>
          </table:table-cell>
          <table:table-cell office:value-type="float" office:value="0.17889325563276">
            <text:p>0.1788933</text:p>
          </table:table-cell>
        </table:table-row>
        <table:table-row table:style-name="ro2">
          <table:table-cell office:value-type="string">
            <text:p>groups</text:p>
          </table:table-cell>
          <table:table-cell office:value-type="string">
            <text:p>calif</text:p>
          </table:table-cell>
          <table:table-cell office:value-type="float" office:value="0.17889325563276">
            <text:p>0.1788933</text:p>
          </table:table-cell>
        </table:table-row>
        <table:table-row table:style-name="ro1">
          <table:table-cell office:value-type="string">
            <text:p>fact</text:p>
          </table:table-cell>
          <table:table-cell office:value-type="string">
            <text:p>find</text:p>
          </table:table-cell>
          <table:table-cell office:value-type="float" office:value="0.178956356403545">
            <text:p>0.1789564</text:p>
          </table:table-cell>
        </table:table-row>
        <table:table-row table:style-name="ro1">
          <table:table-cell office:value-type="string">
            <text:p>find</text:p>
          </table:table-cell>
          <table:table-cell office:value-type="string">
            <text:p>fact</text:p>
          </table:table-cell>
          <table:table-cell office:value-type="float" office:value="0.178956356403545">
            <text:p>0.1789564</text:p>
          </table:table-cell>
        </table:table-row>
        <table:table-row table:style-name="ro2">
          <table:table-cell office:value-type="string">
            <text:p>elsy</text:p>
          </table:table-cell>
          <table:table-cell office:value-type="string">
            <text:p>gone</text:p>
          </table:table-cell>
          <table:table-cell office:value-type="float" office:value="0.179063327014301">
            <text:p>0.1790633</text:p>
          </table:table-cell>
        </table:table-row>
        <table:table-row table:style-name="ro2">
          <table:table-cell office:value-type="string">
            <text:p>gone</text:p>
          </table:table-cell>
          <table:table-cell office:value-type="string">
            <text:p>elsy</text:p>
          </table:table-cell>
          <table:table-cell office:value-type="float" office:value="0.179063327014301">
            <text:p>0.1790633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names</text:p>
          </table:table-cell>
          <table:table-cell office:value-type="float" office:value="0.179085583911831">
            <text:p>0.1790856</text:p>
          </table:table-cell>
        </table:table-row>
        <table:table-row table:style-name="ro1">
          <table:table-cell office:value-type="string">
            <text:p>names</text:p>
          </table:table-cell>
          <table:table-cell office:value-type="string">
            <text:p>deposits</text:p>
          </table:table-cell>
          <table:table-cell office:value-type="float" office:value="0.179085583911831">
            <text:p>0.1790856</text:p>
          </table:table-cell>
        </table:table-row>
        <table:table-row table:style-name="ro2">
          <table:table-cell office:value-type="string">
            <text:p>philadelphia</text:p>
          </table:table-cell>
          <table:table-cell office:value-type="string">
            <text:p>screening</text:p>
          </table:table-cell>
          <table:table-cell office:value-type="float" office:value="0.179131487563106">
            <text:p>0.1791315</text:p>
          </table:table-cell>
        </table:table-row>
        <table:table-row table:style-name="ro2">
          <table:table-cell office:value-type="string">
            <text:p>screening</text:p>
          </table:table-cell>
          <table:table-cell office:value-type="string">
            <text:p>philadelphia</text:p>
          </table:table-cell>
          <table:table-cell office:value-type="float" office:value="0.179131487563106">
            <text:p>0.1791315</text:p>
          </table:table-cell>
        </table:table-row>
        <table:table-row table:style-name="ro2">
          <table:table-cell office:value-type="string">
            <text:p>board</text:p>
          </table:table-cell>
          <table:table-cell office:value-type="string">
            <text:p>colorado</text:p>
          </table:table-cell>
          <table:table-cell office:value-type="float" office:value="0.179238495575992">
            <text:p>0.1792385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string">
            <text:p>board</text:p>
          </table:table-cell>
          <table:table-cell office:value-type="float" office:value="0.179238495575992">
            <text:p>0.1792385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whether</text:p>
          </table:table-cell>
          <table:table-cell office:value-type="float" office:value="0.179266610521899">
            <text:p>0.1792666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professional</text:p>
          </table:table-cell>
          <table:table-cell office:value-type="float" office:value="0.179266610521899">
            <text:p>0.1792666</text:p>
          </table:table-cell>
        </table:table-row>
        <table:table-row table:style-name="ro1">
          <table:table-cell office:value-type="string">
            <text:p>manager</text:p>
          </table:table-cell>
          <table:table-cell office:value-type="string">
            <text:p>ongoing</text:p>
          </table:table-cell>
          <table:table-cell office:value-type="float" office:value="0.179275680150028">
            <text:p>0.1792757</text:p>
          </table:table-cell>
        </table:table-row>
        <table:table-row table:style-name="ro1">
          <table:table-cell office:value-type="string">
            <text:p>ongoing</text:p>
          </table:table-cell>
          <table:table-cell office:value-type="string">
            <text:p>manager</text:p>
          </table:table-cell>
          <table:table-cell office:value-type="float" office:value="0.179275680150028">
            <text:p>0.1792757</text:p>
          </table:table-cell>
        </table:table-row>
        <table:table-row table:style-name="ro1">
          <table:table-cell office:value-type="string">
            <text:p>security</text:p>
          </table:table-cell>
          <table:table-cell office:value-type="string">
            <text:p>social</text:p>
          </table:table-cell>
          <table:table-cell office:value-type="float" office:value="0.179278277265769">
            <text:p>0.1792783</text:p>
          </table:table-cell>
        </table:table-row>
        <table:table-row table:style-name="ro1">
          <table:table-cell office:value-type="string">
            <text:p>social</text:p>
          </table:table-cell>
          <table:table-cell office:value-type="string">
            <text:p>security</text:p>
          </table:table-cell>
          <table:table-cell office:value-type="float" office:value="0.179278277265769">
            <text:p>0.1792783</text:p>
          </table:table-cell>
        </table:table-row>
        <table:table-row table:style-name="ro1">
          <table:table-cell office:value-type="string">
            <text:p>highly</text:p>
          </table:table-cell>
          <table:table-cell office:value-type="string">
            <text:p>infrastructure</text:p>
          </table:table-cell>
          <table:table-cell office:value-type="float" office:value="0.179310726660945">
            <text:p>0.1793107</text:p>
          </table:table-cell>
        </table:table-row>
        <table:table-row table:style-name="ro1">
          <table:table-cell office:value-type="string">
            <text:p>infrastructure</text:p>
          </table:table-cell>
          <table:table-cell office:value-type="string">
            <text:p>highly</text:p>
          </table:table-cell>
          <table:table-cell office:value-type="float" office:value="0.179310726660945">
            <text:p>0.1793107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view</text:p>
          </table:table-cell>
          <table:table-cell office:value-type="float" office:value="0.179388974873708">
            <text:p>0.1793890</text:p>
          </table:table-cell>
        </table:table-row>
        <table:table-row table:style-name="ro1">
          <table:table-cell office:value-type="string">
            <text:p>view</text:p>
          </table:table-cell>
          <table:table-cell office:value-type="string">
            <text:p>ask</text:p>
          </table:table-cell>
          <table:table-cell office:value-type="float" office:value="0.179388974873708">
            <text:p>0.1793890</text:p>
          </table:table-cell>
        </table:table-row>
        <table:table-row table:style-name="ro1">
          <table:table-cell office:value-type="string">
            <text:p>demand</text:p>
          </table:table-cell>
          <table:table-cell office:value-type="string">
            <text:p>exposure</text:p>
          </table:table-cell>
          <table:table-cell office:value-type="float" office:value="0.179389910993741">
            <text:p>0.1793899</text:p>
          </table:table-cell>
        </table:table-row>
        <table:table-row table:style-name="ro1">
          <table:table-cell office:value-type="string">
            <text:p>exposure</text:p>
          </table:table-cell>
          <table:table-cell office:value-type="string">
            <text:p>demand</text:p>
          </table:table-cell>
          <table:table-cell office:value-type="float" office:value="0.179389910993741">
            <text:p>0.1793899</text:p>
          </table:table-cell>
        </table:table-row>
        <table:table-row table:style-name="ro2">
          <table:table-cell office:value-type="string">
            <text:p>anderson</text:p>
          </table:table-cell>
          <table:table-cell office:value-type="string">
            <text:p>turbo</text:p>
          </table:table-cell>
          <table:table-cell office:value-type="float" office:value="0.179570109122563">
            <text:p>0.1795701</text:p>
          </table:table-cell>
        </table:table-row>
        <table:table-row table:style-name="ro2">
          <table:table-cell office:value-type="string">
            <text:p>turbo</text:p>
          </table:table-cell>
          <table:table-cell office:value-type="string">
            <text:p>anderson</text:p>
          </table:table-cell>
          <table:table-cell office:value-type="float" office:value="0.179570109122563">
            <text:p>0.1795701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string">
            <text:p>open</text:p>
          </table:table-cell>
          <table:table-cell office:value-type="float" office:value="0.179783293829578">
            <text:p>0.1797833</text:p>
          </table:table-cell>
        </table:table-row>
        <table:table-row table:style-name="ro1">
          <table:table-cell office:value-type="string">
            <text:p>open</text:p>
          </table:table-cell>
          <table:table-cell office:value-type="string">
            <text:p>brown</text:p>
          </table:table-cell>
          <table:table-cell office:value-type="float" office:value="0.179783293829578">
            <text:p>0.1797833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shortly</text:p>
          </table:table-cell>
          <table:table-cell office:value-type="float" office:value="0.179792351487584">
            <text:p>0.1797924</text:p>
          </table:table-cell>
        </table:table-row>
        <table:table-row table:style-name="ro1">
          <table:table-cell office:value-type="string">
            <text:p>shortly</text:p>
          </table:table-cell>
          <table:table-cell office:value-type="string">
            <text:p>institutions</text:p>
          </table:table-cell>
          <table:table-cell office:value-type="float" office:value="0.179792351487584">
            <text:p>0.1797924</text:p>
          </table:table-cell>
        </table:table-row>
        <table:table-row table:style-name="ro1">
          <table:table-cell office:value-type="string">
            <text:p>aggressive</text:p>
          </table:table-cell>
          <table:table-cell office:value-type="string">
            <text:p>dangerous</text:p>
          </table:table-cell>
          <table:table-cell office:value-type="float" office:value="0.17991168155026">
            <text:p>0.1799117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aggressive</text:p>
          </table:table-cell>
          <table:table-cell office:value-type="float" office:value="0.17991168155026">
            <text:p>0.1799117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swipe</text:p>
          </table:table-cell>
          <table:table-cell office:value-type="float" office:value="0.179937510949683">
            <text:p>0.1799375</text:p>
          </table:table-cell>
        </table:table-row>
        <table:table-row table:style-name="ro2">
          <table:table-cell office:value-type="string">
            <text:p>swipe</text:p>
          </table:table-cell>
          <table:table-cell office:value-type="string">
            <text:p>calif</text:p>
          </table:table-cell>
          <table:table-cell office:value-type="float" office:value="0.179937510949683">
            <text:p>0.1799375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step</text:p>
          </table:table-cell>
          <table:table-cell office:value-type="float" office:value="0.180004100130187">
            <text:p>0.1800041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first</text:p>
          </table:table-cell>
          <table:table-cell office:value-type="float" office:value="0.180004100130187">
            <text:p>0.1800041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subscribe</text:p>
          </table:table-cell>
          <table:table-cell office:value-type="float" office:value="0.180018704890834">
            <text:p>0.1800187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ccess</text:p>
          </table:table-cell>
          <table:table-cell office:value-type="float" office:value="0.180018704890834">
            <text:p>0.1800187</text:p>
          </table:table-cell>
        </table:table-row>
        <table:table-row table:style-name="ro1">
          <table:table-cell office:value-type="string">
            <text:p>telephone</text:p>
          </table:table-cell>
          <table:table-cell office:value-type="string">
            <text:p>utility</text:p>
          </table:table-cell>
          <table:table-cell office:value-type="float" office:value="0.180043561704611">
            <text:p>0.1800436</text:p>
          </table:table-cell>
        </table:table-row>
        <table:table-row table:style-name="ro1">
          <table:table-cell office:value-type="string">
            <text:p>utility</text:p>
          </table:table-cell>
          <table:table-cell office:value-type="string">
            <text:p>telephone</text:p>
          </table:table-cell>
          <table:table-cell office:value-type="float" office:value="0.180043561704611">
            <text:p>0.1800436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opened</text:p>
          </table:table-cell>
          <table:table-cell office:value-type="float" office:value="0.180092507912794">
            <text:p>0.1800925</text:p>
          </table:table-cell>
        </table:table-row>
        <table:table-row table:style-name="ro1">
          <table:table-cell office:value-type="string">
            <text:p>opened</text:p>
          </table:table-cell>
          <table:table-cell office:value-type="string">
            <text:p>did</text:p>
          </table:table-cell>
          <table:table-cell office:value-type="float" office:value="0.180092507912794">
            <text:p>0.1800925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jobs</text:p>
          </table:table-cell>
          <table:table-cell office:value-type="float" office:value="0.180117928594696">
            <text:p>0.1801179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design</text:p>
          </table:table-cell>
          <table:table-cell office:value-type="float" office:value="0.180117928594696">
            <text:p>0.1801179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subscription</text:p>
          </table:table-cell>
          <table:table-cell office:value-type="float" office:value="0.180123350133555">
            <text:p>0.1801234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ccess</text:p>
          </table:table-cell>
          <table:table-cell office:value-type="float" office:value="0.180123350133555">
            <text:p>0.1801234</text:p>
          </table:table-cell>
        </table:table-row>
        <table:table-row table:style-name="ro1">
          <table:table-cell office:value-type="string">
            <text:p>mortgages</text:p>
          </table:table-cell>
          <table:table-cell office:value-type="string">
            <text:p>payments</text:p>
          </table:table-cell>
          <table:table-cell office:value-type="float" office:value="0.18017355450718">
            <text:p>0.1801736</text:p>
          </table:table-cell>
        </table:table-row>
        <table:table-row table:style-name="ro1">
          <table:table-cell office:value-type="string">
            <text:p>payments</text:p>
          </table:table-cell>
          <table:table-cell office:value-type="string">
            <text:p>mortgages</text:p>
          </table:table-cell>
          <table:table-cell office:value-type="float" office:value="0.18017355450718">
            <text:p>0.1801736</text:p>
          </table:table-cell>
        </table:table-row>
        <table:table-row table:style-name="ro2">
          <table:table-cell office:value-type="string">
            <text:p>internet</text:p>
          </table:table-cell>
          <table:table-cell office:value-type="string">
            <text:p>settlement</text:p>
          </table:table-cell>
          <table:table-cell office:value-type="float" office:value="0.180271393666167">
            <text:p>0.1802714</text:p>
          </table:table-cell>
        </table:table-row>
        <table:table-row table:style-name="ro2">
          <table:table-cell office:value-type="string">
            <text:p>settlement</text:p>
          </table:table-cell>
          <table:table-cell office:value-type="string">
            <text:p>internet</text:p>
          </table:table-cell>
          <table:table-cell office:value-type="float" office:value="0.180271393666167">
            <text:p>0.1802714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firm</text:p>
          </table:table-cell>
          <table:table-cell office:value-type="float" office:value="0.180280634489513">
            <text:p>0.1802806</text:p>
          </table:table-cell>
        </table:table-row>
        <table:table-row table:style-name="ro1">
          <table:table-cell office:value-type="string">
            <text:p>firm</text:p>
          </table:table-cell>
          <table:table-cell office:value-type="string">
            <text:p>apple</text:p>
          </table:table-cell>
          <table:table-cell office:value-type="float" office:value="0.180280634489513">
            <text:p>0.1802806</text:p>
          </table:table-cell>
        </table:table-row>
        <table:table-row table:style-name="ro2">
          <table:table-cell office:value-type="string">
            <text:p>carolina</text:p>
          </table:table-cell>
          <table:table-cell office:value-type="string">
            <text:p>cyber</text:p>
          </table:table-cell>
          <table:table-cell office:value-type="float" office:value="0.180305535847782">
            <text:p>0.1803055</text:p>
          </table:table-cell>
        </table:table-row>
        <table:table-row table:style-name="ro2">
          <table:table-cell office:value-type="string">
            <text:p>cyber</text:p>
          </table:table-cell>
          <table:table-cell office:value-type="string">
            <text:p>carolina</text:p>
          </table:table-cell>
          <table:table-cell office:value-type="float" office:value="0.180305535847782">
            <text:p>0.1803055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situation</text:p>
          </table:table-cell>
          <table:table-cell office:value-type="float" office:value="0.180307145707543">
            <text:p>0.1803071</text:p>
          </table:table-cell>
        </table:table-row>
        <table:table-row table:style-name="ro1">
          <table:table-cell office:value-type="string">
            <text:p>situation</text:p>
          </table:table-cell>
          <table:table-cell office:value-type="string">
            <text:p>penalties</text:p>
          </table:table-cell>
          <table:table-cell office:value-type="float" office:value="0.180307145707543">
            <text:p>0.1803071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selling</text:p>
          </table:table-cell>
          <table:table-cell office:value-type="float" office:value="0.180418220350256">
            <text:p>0.1804182</text:p>
          </table:table-cell>
        </table:table-row>
        <table:table-row table:style-name="ro2">
          <table:table-cell office:value-type="string">
            <text:p>selling</text:p>
          </table:table-cell>
          <table:table-cell office:value-type="string">
            <text:p>ipad</text:p>
          </table:table-cell>
          <table:table-cell office:value-type="float" office:value="0.180418220350256">
            <text:p>0.1804182</text:p>
          </table:table-cell>
        </table:table-row>
        <table:table-row table:style-name="ro1">
          <table:table-cell office:value-type="string">
            <text:p>got</text:p>
          </table:table-cell>
          <table:table-cell office:value-type="string">
            <text:p>license</text:p>
          </table:table-cell>
          <table:table-cell office:value-type="float" office:value="0.18044475311214">
            <text:p>0.1804448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got</text:p>
          </table:table-cell>
          <table:table-cell office:value-type="float" office:value="0.18044475311214">
            <text:p>0.1804448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treasury</text:p>
          </table:table-cell>
          <table:table-cell office:value-type="float" office:value="0.180475970262821">
            <text:p>0.1804760</text:p>
          </table:table-cell>
        </table:table-row>
        <table:table-row table:style-name="ro1">
          <table:table-cell office:value-type="string">
            <text:p>treasury</text:p>
          </table:table-cell>
          <table:table-cell office:value-type="string">
            <text:p>financial</text:p>
          </table:table-cell>
          <table:table-cell office:value-type="float" office:value="0.180475970262821">
            <text:p>0.1804760</text:p>
          </table:table-cell>
        </table:table-row>
        <table:table-row table:style-name="ro1">
          <table:table-cell office:value-type="string">
            <text:p>modern</text:p>
          </table:table-cell>
          <table:table-cell office:value-type="string">
            <text:p>reduce</text:p>
          </table:table-cell>
          <table:table-cell office:value-type="float" office:value="0.1805900151032">
            <text:p>0.1805900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modern</text:p>
          </table:table-cell>
          <table:table-cell office:value-type="float" office:value="0.1805900151032">
            <text:p>0.1805900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points</text:p>
          </table:table-cell>
          <table:table-cell office:value-type="float" office:value="0.180595173691417">
            <text:p>0.1805952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irish</text:p>
          </table:table-cell>
          <table:table-cell office:value-type="float" office:value="0.180595173691417">
            <text:p>0.1805952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points</text:p>
          </table:table-cell>
          <table:table-cell office:value-type="float" office:value="0.1805952021027">
            <text:p>0.1805952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marquette</text:p>
          </table:table-cell>
          <table:table-cell office:value-type="float" office:value="0.1805952021027">
            <text:p>0.1805952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points</text:p>
          </table:table-cell>
          <table:table-cell office:value-type="float" office:value="0.180595211614921">
            <text:p>0.1805952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brey</text:p>
          </table:table-cell>
          <table:table-cell office:value-type="float" office:value="0.180595211614921">
            <text:p>0.1805952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points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points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points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golden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eagles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martin</text:p>
          </table:table-cell>
          <table:table-cell office:value-type="float" office:value="0.18059522114803">
            <text:p>0.1805952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modern</text:p>
          </table:table-cell>
          <table:table-cell office:value-type="float" office:value="0.180668461647862">
            <text:p>0.1806685</text:p>
          </table:table-cell>
        </table:table-row>
        <table:table-row table:style-name="ro1">
          <table:table-cell office:value-type="string">
            <text:p>modern</text:p>
          </table:table-cell>
          <table:table-cell office:value-type="string">
            <text:p>around</text:p>
          </table:table-cell>
          <table:table-cell office:value-type="float" office:value="0.180668461647862">
            <text:p>0.1806685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prepaid</text:p>
          </table:table-cell>
          <table:table-cell office:value-type="float" office:value="0.180672944190763">
            <text:p>0.1806729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opening</text:p>
          </table:table-cell>
          <table:table-cell office:value-type="float" office:value="0.180672944190763">
            <text:p>0.1806729</text:p>
          </table:table-cell>
        </table:table-row>
        <table:table-row table:style-name="ro1">
          <table:table-cell office:value-type="string">
            <text:p>option</text:p>
          </table:table-cell>
          <table:table-cell office:value-type="string">
            <text:p>these</text:p>
          </table:table-cell>
          <table:table-cell office:value-type="float" office:value="0.180679305962813">
            <text:p>0.1806793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option</text:p>
          </table:table-cell>
          <table:table-cell office:value-type="float" office:value="0.180679305962813">
            <text:p>0.1806793</text:p>
          </table:table-cell>
        </table:table-row>
        <table:table-row table:style-name="ro1">
          <table:table-cell office:value-type="string">
            <text:p>generals</text:p>
          </table:table-cell>
          <table:table-cell office:value-type="string">
            <text:p>utility</text:p>
          </table:table-cell>
          <table:table-cell office:value-type="float" office:value="0.180743643774057">
            <text:p>0.1807436</text:p>
          </table:table-cell>
        </table:table-row>
        <table:table-row table:style-name="ro1">
          <table:table-cell office:value-type="string">
            <text:p>utility</text:p>
          </table:table-cell>
          <table:table-cell office:value-type="string">
            <text:p>generals</text:p>
          </table:table-cell>
          <table:table-cell office:value-type="float" office:value="0.180743643774057">
            <text:p>0.1807436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these</text:p>
          </table:table-cell>
          <table:table-cell office:value-type="float" office:value="0.18079291252054">
            <text:p>0.1807929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deleted</text:p>
          </table:table-cell>
          <table:table-cell office:value-type="float" office:value="0.18079291252054">
            <text:p>0.1807929</text:p>
          </table:table-cell>
        </table:table-row>
        <table:table-row table:style-name="ro2">
          <table:table-cell office:value-type="string">
            <text:p>forward</text:p>
          </table:table-cell>
          <table:table-cell office:value-type="string">
            <text:p>saturday</text:p>
          </table:table-cell>
          <table:table-cell office:value-type="float" office:value="0.180805422143563">
            <text:p>0.1808054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forward</text:p>
          </table:table-cell>
          <table:table-cell office:value-type="float" office:value="0.180805422143563">
            <text:p>0.1808054</text:p>
          </table:table-cell>
        </table:table-row>
        <table:table-row table:style-name="ro1">
          <table:table-cell office:value-type="string">
            <text:p>fruit</text:p>
          </table:table-cell>
          <table:table-cell office:value-type="string">
            <text:p>theres</text:p>
          </table:table-cell>
          <table:table-cell office:value-type="float" office:value="0.180890419352701">
            <text:p>0.1808904</text:p>
          </table:table-cell>
        </table:table-row>
        <table:table-row table:style-name="ro1">
          <table:table-cell office:value-type="string">
            <text:p>theres</text:p>
          </table:table-cell>
          <table:table-cell office:value-type="string">
            <text:p>fruit</text:p>
          </table:table-cell>
          <table:table-cell office:value-type="float" office:value="0.180890419352701">
            <text:p>0.1808904</text:p>
          </table:table-cell>
        </table:table-row>
        <table:table-row table:style-name="ro1">
          <table:table-cell office:value-type="string">
            <text:p>concerns</text:p>
          </table:table-cell>
          <table:table-cell office:value-type="string">
            <text:p>program</text:p>
          </table:table-cell>
          <table:table-cell office:value-type="float" office:value="0.180919145925027">
            <text:p>0.1809191</text:p>
          </table:table-cell>
        </table:table-row>
        <table:table-row table:style-name="ro1">
          <table:table-cell office:value-type="string">
            <text:p>program</text:p>
          </table:table-cell>
          <table:table-cell office:value-type="string">
            <text:p>concerns</text:p>
          </table:table-cell>
          <table:table-cell office:value-type="float" office:value="0.180919145925027">
            <text:p>0.1809191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phone</text:p>
          </table:table-cell>
          <table:table-cell office:value-type="float" office:value="0.180922563972867">
            <text:p>0.1809226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close</text:p>
          </table:table-cell>
          <table:table-cell office:value-type="float" office:value="0.180922563972867">
            <text:p>0.1809226</text:p>
          </table:table-cell>
        </table:table-row>
        <table:table-row table:style-name="ro2">
          <table:table-cell office:value-type="string">
            <text:p>crackdown</text:p>
          </table:table-cell>
          <table:table-cell office:value-type="string">
            <text:p>mccoy</text:p>
          </table:table-cell>
          <table:table-cell office:value-type="float" office:value="0.180929337174829">
            <text:p>0.1809293</text:p>
          </table:table-cell>
        </table:table-row>
        <table:table-row table:style-name="ro2">
          <table:table-cell office:value-type="string">
            <text:p>mccoy</text:p>
          </table:table-cell>
          <table:table-cell office:value-type="string">
            <text:p>crackdown</text:p>
          </table:table-cell>
          <table:table-cell office:value-type="float" office:value="0.180929337174829">
            <text:p>0.1809293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risk</text:p>
          </table:table-cell>
          <table:table-cell office:value-type="float" office:value="0.18094132110824">
            <text:p>0.1809413</text:p>
          </table:table-cell>
        </table:table-row>
        <table:table-row table:style-name="ro2">
          <table:table-cell office:value-type="string">
            <text:p>risk</text:p>
          </table:table-cell>
          <table:table-cell office:value-type="string">
            <text:p>pii</text:p>
          </table:table-cell>
          <table:table-cell office:value-type="float" office:value="0.18094132110824">
            <text:p>0.1809413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turn</text:p>
          </table:table-cell>
          <table:table-cell office:value-type="float" office:value="0.180967663389504">
            <text:p>0.1809677</text:p>
          </table:table-cell>
        </table:table-row>
        <table:table-row table:style-name="ro2">
          <table:table-cell office:value-type="string">
            <text:p>turn</text:p>
          </table:table-cell>
          <table:table-cell office:value-type="string">
            <text:p>ira</text:p>
          </table:table-cell>
          <table:table-cell office:value-type="float" office:value="0.180967663389504">
            <text:p>0.1809677</text:p>
          </table:table-cell>
        </table:table-row>
        <table:table-row table:style-name="ro1">
          <table:table-cell office:value-type="string">
            <text:p>did</text:p>
          </table:table-cell>
          <table:table-cell office:value-type="string">
            <text:p>mind</text:p>
          </table:table-cell>
          <table:table-cell office:value-type="float" office:value="0.180972646340402">
            <text:p>0.1809726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did</text:p>
          </table:table-cell>
          <table:table-cell office:value-type="float" office:value="0.180972646340402">
            <text:p>0.1809726</text:p>
          </table:table-cell>
        </table:table-row>
        <table:table-row table:style-name="ro2">
          <table:table-cell office:value-type="string">
            <text:p>categorized</text:p>
          </table:table-cell>
          <table:table-cell office:value-type="string">
            <text:p>wagerelated</text:p>
          </table:table-cell>
          <table:table-cell office:value-type="float" office:value="0.18099261188754">
            <text:p>0.1809926</text:p>
          </table:table-cell>
        </table:table-row>
        <table:table-row table:style-name="ro2">
          <table:table-cell office:value-type="string">
            <text:p>wagerelated</text:p>
          </table:table-cell>
          <table:table-cell office:value-type="string">
            <text:p>categorized</text:p>
          </table:table-cell>
          <table:table-cell office:value-type="float" office:value="0.18099261188754">
            <text:p>0.1809926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string">
            <text:p>professional</text:p>
          </table:table-cell>
          <table:table-cell office:value-type="float" office:value="0.181034457580891">
            <text:p>0.1810345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military</text:p>
          </table:table-cell>
          <table:table-cell office:value-type="float" office:value="0.181034457580891">
            <text:p>0.1810345</text:p>
          </table:table-cell>
        </table:table-row>
        <table:table-row table:style-name="ro2">
          <table:table-cell office:value-type="string">
            <text:p>jersey</text:p>
          </table:table-cell>
          <table:table-cell office:value-type="string">
            <text:p>virginia</text:p>
          </table:table-cell>
          <table:table-cell office:value-type="float" office:value="0.181045489168626">
            <text:p>0.1810455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jersey</text:p>
          </table:table-cell>
          <table:table-cell office:value-type="float" office:value="0.181045489168626">
            <text:p>0.1810455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jobs</text:p>
          </table:table-cell>
          <table:table-cell office:value-type="float" office:value="0.181164260276442">
            <text:p>0.1811643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computer</text:p>
          </table:table-cell>
          <table:table-cell office:value-type="float" office:value="0.181164260276442">
            <text:p>0.1811643</text:p>
          </table:table-cell>
        </table:table-row>
        <table:table-row table:style-name="ro1">
          <table:table-cell office:value-type="string">
            <text:p>counts</text:p>
          </table:table-cell>
          <table:table-cell office:value-type="string">
            <text:p>degree</text:p>
          </table:table-cell>
          <table:table-cell office:value-type="float" office:value="0.181215132600059">
            <text:p>0.1812151</text:p>
          </table:table-cell>
        </table:table-row>
        <table:table-row table:style-name="ro1">
          <table:table-cell office:value-type="string">
            <text:p>degree</text:p>
          </table:table-cell>
          <table:table-cell office:value-type="string">
            <text:p>counts</text:p>
          </table:table-cell>
          <table:table-cell office:value-type="float" office:value="0.181215132600059">
            <text:p>0.1812151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points</text:p>
          </table:table-cell>
          <table:table-cell office:value-type="float" office:value="0.181330656172164">
            <text:p>0.1813307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notre</text:p>
          </table:table-cell>
          <table:table-cell office:value-type="float" office:value="0.181330656172164">
            <text:p>0.1813307</text:p>
          </table:table-cell>
        </table:table-row>
        <table:table-row table:style-name="ro1">
          <table:table-cell office:value-type="string">
            <text:p>confused</text:p>
          </table:table-cell>
          <table:table-cell office:value-type="string">
            <text:p>happen</text:p>
          </table:table-cell>
          <table:table-cell office:value-type="float" office:value="0.181379354121191">
            <text:p>0.1813794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confused</text:p>
          </table:table-cell>
          <table:table-cell office:value-type="float" office:value="0.181379354121191">
            <text:p>0.1813794</text:p>
          </table:table-cell>
        </table:table-row>
        <table:table-row table:style-name="ro2">
          <table:table-cell office:value-type="string">
            <text:p>ela</text:p>
          </table:table-cell>
          <table:table-cell office:value-type="string">
            <text:p>missouri</text:p>
          </table:table-cell>
          <table:table-cell office:value-type="float" office:value="0.18142096502039">
            <text:p>0.1814210</text:p>
          </table:table-cell>
        </table:table-row>
        <table:table-row table:style-name="ro2">
          <table:table-cell office:value-type="string">
            <text:p>missouri</text:p>
          </table:table-cell>
          <table:table-cell office:value-type="string">
            <text:p>ela</text:p>
          </table:table-cell>
          <table:table-cell office:value-type="float" office:value="0.18142096502039">
            <text:p>0.1814210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string">
            <text:p>responsibility</text:p>
          </table:table-cell>
          <table:table-cell office:value-type="float" office:value="0.181437812420061">
            <text:p>0.1814378</text:p>
          </table:table-cell>
        </table:table-row>
        <table:table-row table:style-name="ro1">
          <table:table-cell office:value-type="string">
            <text:p>responsibility</text:p>
          </table:table-cell>
          <table:table-cell office:value-type="string">
            <text:p>cost</text:p>
          </table:table-cell>
          <table:table-cell office:value-type="float" office:value="0.181437812420061">
            <text:p>0.1814378</text:p>
          </table:table-cell>
        </table:table-row>
        <table:table-row table:style-name="ro2">
          <table:table-cell table:style-name="ce1" office:value-type="string">
            <text:p>11</text:p>
          </table:table-cell>
          <table:table-cell office:value-type="string">
            <text:p>edwards</text:p>
          </table:table-cell>
          <table:table-cell office:value-type="float" office:value="0.1814465472411">
            <text:p>0.1814465</text:p>
          </table:table-cell>
        </table:table-row>
        <table:table-row table:style-name="ro2">
          <table:table-cell office:value-type="string">
            <text:p>edwards</text:p>
          </table:table-cell>
          <table:table-cell table:style-name="ce1" office:value-type="string">
            <text:p>11</text:p>
          </table:table-cell>
          <table:table-cell office:value-type="float" office:value="0.1814465472411">
            <text:p>0.1814465</text:p>
          </table:table-cell>
        </table:table-row>
        <table:table-row table:style-name="ro2">
          <table:table-cell table:style-name="ce1" office:value-type="string">
            <text:p>11</text:p>
          </table:table-cell>
          <table:table-cell office:value-type="string">
            <text:p>dallas</text:p>
          </table:table-cell>
          <table:table-cell office:value-type="float" office:value="0.18144827260642">
            <text:p>0.1814483</text:p>
          </table:table-cell>
        </table:table-row>
        <table:table-row table:style-name="ro2">
          <table:table-cell office:value-type="string">
            <text:p>dallas</text:p>
          </table:table-cell>
          <table:table-cell table:style-name="ce1" office:value-type="string">
            <text:p>11</text:p>
          </table:table-cell>
          <table:table-cell office:value-type="float" office:value="0.18144827260642">
            <text:p>0.1814483</text:p>
          </table:table-cell>
        </table:table-row>
        <table:table-row table:style-name="ro1">
          <table:table-cell office:value-type="string">
            <text:p>catfish</text:p>
          </table:table-cell>
          <table:table-cell office:value-type="string">
            <text:p>profile</text:p>
          </table:table-cell>
          <table:table-cell office:value-type="float" office:value="0.18152027524805">
            <text:p>0.1815203</text:p>
          </table:table-cell>
        </table:table-row>
        <table:table-row table:style-name="ro1">
          <table:table-cell office:value-type="string">
            <text:p>persona</text:p>
          </table:table-cell>
          <table:table-cell office:value-type="string">
            <text:p>profile</text:p>
          </table:table-cell>
          <table:table-cell office:value-type="float" office:value="0.18152027524805">
            <text:p>0.1815203</text:p>
          </table:table-cell>
        </table:table-row>
        <table:table-row table:style-name="ro1">
          <table:table-cell office:value-type="string">
            <text:p>profile</text:p>
          </table:table-cell>
          <table:table-cell office:value-type="string">
            <text:p>persona</text:p>
          </table:table-cell>
          <table:table-cell office:value-type="float" office:value="0.18152027524805">
            <text:p>0.1815203</text:p>
          </table:table-cell>
        </table:table-row>
        <table:table-row table:style-name="ro1">
          <table:table-cell office:value-type="string">
            <text:p>profile</text:p>
          </table:table-cell>
          <table:table-cell office:value-type="string">
            <text:p>catfish</text:p>
          </table:table-cell>
          <table:table-cell office:value-type="float" office:value="0.18152027524805">
            <text:p>0.1815203</text:p>
          </table:table-cell>
        </table:table-row>
        <table:table-row table:style-name="ro1">
          <table:table-cell office:value-type="string">
            <text:p>profile</text:p>
          </table:table-cell>
          <table:table-cell office:value-type="string">
            <text:p>relationship</text:p>
          </table:table-cell>
          <table:table-cell office:value-type="float" office:value="0.181520391545765">
            <text:p>0.1815204</text:p>
          </table:table-cell>
        </table:table-row>
        <table:table-row table:style-name="ro1">
          <table:table-cell office:value-type="string">
            <text:p>relationship</text:p>
          </table:table-cell>
          <table:table-cell office:value-type="string">
            <text:p>profile</text:p>
          </table:table-cell>
          <table:table-cell office:value-type="float" office:value="0.181520391545765">
            <text:p>0.1815204</text:p>
          </table:table-cell>
        </table:table-row>
        <table:table-row table:style-name="ro1">
          <table:table-cell office:value-type="string">
            <text:p>accounted</text:p>
          </table:table-cell>
          <table:table-cell office:value-type="string">
            <text:p>twice</text:p>
          </table:table-cell>
          <table:table-cell office:value-type="float" office:value="0.181524715669612">
            <text:p>0.1815247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accounted</text:p>
          </table:table-cell>
          <table:table-cell office:value-type="float" office:value="0.181524715669612">
            <text:p>0.1815247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speak</text:p>
          </table:table-cell>
          <table:table-cell office:value-type="float" office:value="0.181617368763917">
            <text:p>0.1816174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assistance</text:p>
          </table:table-cell>
          <table:table-cell office:value-type="float" office:value="0.181617368763917">
            <text:p>0.1816174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points</text:p>
          </table:table-cell>
          <table:table-cell office:value-type="float" office:value="0.181631757563945">
            <text:p>0.1816318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dame</text:p>
          </table:table-cell>
          <table:table-cell office:value-type="float" office:value="0.181631757563945">
            <text:p>0.1816318</text:p>
          </table:table-cell>
        </table:table-row>
        <table:table-row table:style-name="ro2">
          <table:table-cell office:value-type="string">
            <text:p>agencys</text:p>
          </table:table-cell>
          <table:table-cell office:value-type="string">
            <text:p>cfpb</text:p>
          </table:table-cell>
          <table:table-cell office:value-type="float" office:value="0.181669327888042">
            <text:p>0.1816693</text:p>
          </table:table-cell>
        </table:table-row>
        <table:table-row table:style-name="ro2">
          <table:table-cell office:value-type="string">
            <text:p>cfpb</text:p>
          </table:table-cell>
          <table:table-cell office:value-type="string">
            <text:p>agencys</text:p>
          </table:table-cell>
          <table:table-cell office:value-type="float" office:value="0.181669327888042">
            <text:p>0.1816693</text:p>
          </table:table-cell>
        </table:table-row>
        <table:table-row table:style-name="ro1">
          <table:table-cell office:value-type="string">
            <text:p>could</text:p>
          </table:table-cell>
          <table:table-cell office:value-type="string">
            <text:p>website</text:p>
          </table:table-cell>
          <table:table-cell office:value-type="float" office:value="0.181750549268717">
            <text:p>0.1817505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could</text:p>
          </table:table-cell>
          <table:table-cell office:value-type="float" office:value="0.181750549268717">
            <text:p>0.1817505</text:p>
          </table:table-cell>
        </table:table-row>
        <table:table-row table:style-name="ro2">
          <table:table-cell office:value-type="string">
            <text:p>estate</text:p>
          </table:table-cell>
          <table:table-cell office:value-type="string">
            <text:p>ira</text:p>
          </table:table-cell>
          <table:table-cell office:value-type="float" office:value="0.18177327583335">
            <text:p>0.1817733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estate</text:p>
          </table:table-cell>
          <table:table-cell office:value-type="float" office:value="0.18177327583335">
            <text:p>0.1817733</text:p>
          </table:table-cell>
        </table:table-row>
        <table:table-row table:style-name="ro1">
          <table:table-cell office:value-type="string">
            <text:p>professional</text:p>
          </table:table-cell>
          <table:table-cell office:value-type="string">
            <text:p>situation</text:p>
          </table:table-cell>
          <table:table-cell office:value-type="float" office:value="0.181938096438033">
            <text:p>0.1819381</text:p>
          </table:table-cell>
        </table:table-row>
        <table:table-row table:style-name="ro1">
          <table:table-cell office:value-type="string">
            <text:p>situation</text:p>
          </table:table-cell>
          <table:table-cell office:value-type="string">
            <text:p>professional</text:p>
          </table:table-cell>
          <table:table-cell office:value-type="float" office:value="0.181938096438033">
            <text:p>0.1819381</text:p>
          </table:table-cell>
        </table:table-row>
        <table:table-row table:style-name="ro1">
          <table:table-cell office:value-type="string">
            <text:p>employee</text:p>
          </table:table-cell>
          <table:table-cell office:value-type="string">
            <text:p>patients</text:p>
          </table:table-cell>
          <table:table-cell office:value-type="float" office:value="0.181938481993997">
            <text:p>0.1819385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employee</text:p>
          </table:table-cell>
          <table:table-cell office:value-type="float" office:value="0.181938481993997">
            <text:p>0.1819385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processed</text:p>
          </table:table-cell>
          <table:table-cell office:value-type="float" office:value="0.181939011111789">
            <text:p>0.1819390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multiple</text:p>
          </table:table-cell>
          <table:table-cell office:value-type="float" office:value="0.181939011111789">
            <text:p>0.1819390</text:p>
          </table:table-cell>
        </table:table-row>
        <table:table-row table:style-name="ro2">
          <table:table-cell office:value-type="string">
            <text:p>find</text:p>
          </table:table-cell>
          <table:table-cell office:value-type="string">
            <text:p>linkedin</text:p>
          </table:table-cell>
          <table:table-cell office:value-type="float" office:value="0.181954345801008">
            <text:p>0.1819543</text:p>
          </table:table-cell>
        </table:table-row>
        <table:table-row table:style-name="ro2">
          <table:table-cell office:value-type="string">
            <text:p>linkedin</text:p>
          </table:table-cell>
          <table:table-cell office:value-type="string">
            <text:p>find</text:p>
          </table:table-cell>
          <table:table-cell office:value-type="float" office:value="0.181954345801008">
            <text:p>0.1819543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vendors</text:p>
          </table:table-cell>
          <table:table-cell office:value-type="float" office:value="0.182040538857383">
            <text:p>0.1820405</text:p>
          </table:table-cell>
        </table:table-row>
        <table:table-row table:style-name="ro1">
          <table:table-cell office:value-type="string">
            <text:p>vendors</text:p>
          </table:table-cell>
          <table:table-cell office:value-type="string">
            <text:p>patients</text:p>
          </table:table-cell>
          <table:table-cell office:value-type="float" office:value="0.182040538857383">
            <text:p>0.1820405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code</text:p>
          </table:table-cell>
          <table:table-cell office:value-type="float" office:value="0.182043155057387">
            <text:p>0.1820432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string">
            <text:p>agent</text:p>
          </table:table-cell>
          <table:table-cell office:value-type="float" office:value="0.182043155057387">
            <text:p>0.1820432</text:p>
          </table:table-cell>
        </table:table-row>
        <table:table-row table:style-name="ro2">
          <table:table-cell office:value-type="string">
            <text:p>james</text:p>
          </table:table-cell>
          <table:table-cell office:value-type="string">
            <text:p>therapist</text:p>
          </table:table-cell>
          <table:table-cell office:value-type="float" office:value="0.182096541183348">
            <text:p>0.1820965</text:p>
          </table:table-cell>
        </table:table-row>
        <table:table-row table:style-name="ro2">
          <table:table-cell office:value-type="string">
            <text:p>therapist</text:p>
          </table:table-cell>
          <table:table-cell office:value-type="string">
            <text:p>james</text:p>
          </table:table-cell>
          <table:table-cell office:value-type="float" office:value="0.182096541183348">
            <text:p>0.1820965</text:p>
          </table:table-cell>
        </table:table-row>
        <table:table-row table:style-name="ro1">
          <table:table-cell office:value-type="string">
            <text:p>fiscal</text:p>
          </table:table-cell>
          <table:table-cell office:value-type="string">
            <text:p>retirement</text:p>
          </table:table-cell>
          <table:table-cell office:value-type="float" office:value="0.182155911534408">
            <text:p>0.1821559</text:p>
          </table:table-cell>
        </table:table-row>
        <table:table-row table:style-name="ro1">
          <table:table-cell office:value-type="string">
            <text:p>retirement</text:p>
          </table:table-cell>
          <table:table-cell office:value-type="string">
            <text:p>fiscal</text:p>
          </table:table-cell>
          <table:table-cell office:value-type="float" office:value="0.182155911534408">
            <text:p>0.1821559</text:p>
          </table:table-cell>
        </table:table-row>
        <table:table-row table:style-name="ro1">
          <table:table-cell office:value-type="string">
            <text:p>affordable</text:p>
          </table:table-cell>
          <table:table-cell office:value-type="string">
            <text:p>article</text:p>
          </table:table-cell>
          <table:table-cell office:value-type="float" office:value="0.182161778511374">
            <text:p>0.1821618</text:p>
          </table:table-cell>
        </table:table-row>
        <table:table-row table:style-name="ro2">
          <table:table-cell office:value-type="string">
            <text:p>article</text:p>
          </table:table-cell>
          <table:table-cell office:value-type="string">
            <text:p>postbulletin</text:p>
          </table:table-cell>
          <table:table-cell office:value-type="float" office:value="0.182161778511374">
            <text:p>0.1821618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affordable</text:p>
          </table:table-cell>
          <table:table-cell office:value-type="float" office:value="0.182161778511374">
            <text:p>0.1821618</text:p>
          </table:table-cell>
        </table:table-row>
        <table:table-row table:style-name="ro2">
          <table:table-cell office:value-type="string">
            <text:p>postbulletin</text:p>
          </table:table-cell>
          <table:table-cell office:value-type="string">
            <text:p>article</text:p>
          </table:table-cell>
          <table:table-cell office:value-type="float" office:value="0.182161778511374">
            <text:p>0.1821618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remaining</text:p>
          </table:table-cell>
          <table:table-cell office:value-type="float" office:value="0.182195568312036">
            <text:p>0.1821956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article</text:p>
          </table:table-cell>
          <table:table-cell office:value-type="float" office:value="0.182195568312036">
            <text:p>0.1821956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deposited</text:p>
          </table:table-cell>
          <table:table-cell office:value-type="float" office:value="0.18222398174482">
            <text:p>0.1822240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cashing</text:p>
          </table:table-cell>
          <table:table-cell office:value-type="float" office:value="0.18222398174482">
            <text:p>0.1822240</text:p>
          </table:table-cell>
        </table:table-row>
        <table:table-row table:style-name="ro1">
          <table:table-cell office:value-type="string">
            <text:p>subject</text:p>
          </table:table-cell>
          <table:table-cell office:value-type="string">
            <text:p>vending</text:p>
          </table:table-cell>
          <table:table-cell office:value-type="float" office:value="0.182240117676392">
            <text:p>0.1822401</text:p>
          </table:table-cell>
        </table:table-row>
        <table:table-row table:style-name="ro1">
          <table:table-cell office:value-type="string">
            <text:p>vending</text:p>
          </table:table-cell>
          <table:table-cell office:value-type="string">
            <text:p>subject</text:p>
          </table:table-cell>
          <table:table-cell office:value-type="float" office:value="0.182240117676392">
            <text:p>0.1822401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south</text:p>
          </table:table-cell>
          <table:table-cell office:value-type="float" office:value="0.182366631221222">
            <text:p>0.1823666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attack</text:p>
          </table:table-cell>
          <table:table-cell office:value-type="float" office:value="0.182366631221222">
            <text:p>0.1823666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points</text:p>
          </table:table-cell>
          <table:table-cell office:value-type="float" office:value="0.182377720100744">
            <text:p>0.1823777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games</text:p>
          </table:table-cell>
          <table:table-cell office:value-type="float" office:value="0.182377720100744">
            <text:p>0.1823777</text:p>
          </table:table-cell>
        </table:table-row>
        <table:table-row table:style-name="ro2">
          <table:table-cell office:value-type="string">
            <text:p>deposits</text:p>
          </table:table-cell>
          <table:table-cell office:value-type="string">
            <text:p>fincen</text:p>
          </table:table-cell>
          <table:table-cell office:value-type="float" office:value="0.182383021096012">
            <text:p>0.1823830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deposits</text:p>
          </table:table-cell>
          <table:table-cell office:value-type="float" office:value="0.182383021096012">
            <text:p>0.1823830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volume</text:p>
          </table:table-cell>
          <table:table-cell office:value-type="float" office:value="0.182383132633221">
            <text:p>0.182383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deposits</text:p>
          </table:table-cell>
          <table:table-cell office:value-type="float" office:value="0.182383132633221">
            <text:p>0.1823831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inconsistent</text:p>
          </table:table-cell>
          <table:table-cell office:value-type="float" office:value="0.182383244117485">
            <text:p>0.1823832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deposits</text:p>
          </table:table-cell>
          <table:table-cell office:value-type="float" office:value="0.182383244117485">
            <text:p>0.1823832</text:p>
          </table:table-cell>
        </table:table-row>
        <table:table-row table:style-name="ro1">
          <table:table-cell office:value-type="string">
            <text:p>detectives</text:p>
          </table:table-cell>
          <table:table-cell office:value-type="string">
            <text:p>west</text:p>
          </table:table-cell>
          <table:table-cell office:value-type="float" office:value="0.182479884683592">
            <text:p>0.1824799</text:p>
          </table:table-cell>
        </table:table-row>
        <table:table-row table:style-name="ro1">
          <table:table-cell office:value-type="string">
            <text:p>west</text:p>
          </table:table-cell>
          <table:table-cell office:value-type="string">
            <text:p>detectives</text:p>
          </table:table-cell>
          <table:table-cell office:value-type="float" office:value="0.182479884683592">
            <text:p>0.1824799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processed</text:p>
          </table:table-cell>
          <table:table-cell office:value-type="float" office:value="0.182533866475578">
            <text:p>0.1825339</text:p>
          </table:table-cell>
        </table:table-row>
        <table:table-row table:style-name="ro1">
          <table:table-cell office:value-type="string">
            <text:p>processed</text:p>
          </table:table-cell>
          <table:table-cell office:value-type="string">
            <text:p>individuals</text:p>
          </table:table-cell>
          <table:table-cell office:value-type="float" office:value="0.182533866475578">
            <text:p>0.1825339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purchase</text:p>
          </table:table-cell>
          <table:table-cell office:value-type="float" office:value="0.182569582561581">
            <text:p>0.1825696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access</text:p>
          </table:table-cell>
          <table:table-cell office:value-type="float" office:value="0.182569582561581">
            <text:p>0.1825696</text:p>
          </table:table-cell>
        </table:table-row>
        <table:table-row table:style-name="ro1">
          <table:table-cell office:value-type="string">
            <text:p>designed</text:p>
          </table:table-cell>
          <table:table-cell office:value-type="string">
            <text:p>step</text:p>
          </table:table-cell>
          <table:table-cell office:value-type="float" office:value="0.18258682836565">
            <text:p>0.1825868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designed</text:p>
          </table:table-cell>
          <table:table-cell office:value-type="float" office:value="0.18258682836565">
            <text:p>0.1825868</text:p>
          </table:table-cell>
        </table:table-row>
        <table:table-row table:style-name="ro1">
          <table:table-cell office:value-type="string">
            <text:p>carry</text:p>
          </table:table-cell>
          <table:table-cell office:value-type="string">
            <text:p>old</text:p>
          </table:table-cell>
          <table:table-cell office:value-type="float" office:value="0.182593345020679">
            <text:p>0.1825933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string">
            <text:p>carry</text:p>
          </table:table-cell>
          <table:table-cell office:value-type="float" office:value="0.182593345020679">
            <text:p>0.1825933</text:p>
          </table:table-cell>
        </table:table-row>
        <table:table-row table:style-name="ro1">
          <table:table-cell table:style-name="ce1" office:value-type="string">
            <text:p>16</text:p>
          </table:table-cell>
          <table:table-cell office:value-type="string">
            <text:p>county</text:p>
          </table:table-cell>
          <table:table-cell office:value-type="float" office:value="0.18263784453254">
            <text:p>0.1826378</text:p>
          </table:table-cell>
        </table:table-row>
        <table:table-row table:style-name="ro1">
          <table:table-cell office:value-type="string">
            <text:p>county</text:p>
          </table:table-cell>
          <table:table-cell table:style-name="ce1" office:value-type="string">
            <text:p>16</text:p>
          </table:table-cell>
          <table:table-cell office:value-type="float" office:value="0.18263784453254">
            <text:p>0.1826378</text:p>
          </table:table-cell>
        </table:table-row>
        <table:table-row table:style-name="ro1">
          <table:table-cell office:value-type="string">
            <text:p>bring</text:p>
          </table:table-cell>
          <table:table-cell office:value-type="string">
            <text:p>certified</text:p>
          </table:table-cell>
          <table:table-cell office:value-type="float" office:value="0.182673028510393">
            <text:p>0.1826730</text:p>
          </table:table-cell>
        </table:table-row>
        <table:table-row table:style-name="ro1">
          <table:table-cell office:value-type="string">
            <text:p>certified</text:p>
          </table:table-cell>
          <table:table-cell office:value-type="string">
            <text:p>bring</text:p>
          </table:table-cell>
          <table:table-cell office:value-type="float" office:value="0.182673028510393">
            <text:p>0.1826730</text:p>
          </table:table-cell>
        </table:table-row>
        <table:table-row table:style-name="ro1">
          <table:table-cell office:value-type="string">
            <text:p>governors</text:p>
          </table:table-cell>
          <table:table-cell office:value-type="string">
            <text:p>recommend</text:p>
          </table:table-cell>
          <table:table-cell office:value-type="float" office:value="0.182675656641302">
            <text:p>0.1826757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governors</text:p>
          </table:table-cell>
          <table:table-cell office:value-type="float" office:value="0.182675656641302">
            <text:p>0.182675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multiple</text:p>
          </table:table-cell>
          <table:table-cell office:value-type="float" office:value="0.182715407958222">
            <text:p>0.1827154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large</text:p>
          </table:table-cell>
          <table:table-cell office:value-type="float" office:value="0.182715407958222">
            <text:p>0.1827154</text:p>
          </table:table-cell>
        </table:table-row>
        <table:table-row table:style-name="ro2">
          <table:table-cell office:value-type="string">
            <text:p>jeff</text:p>
          </table:table-cell>
          <table:table-cell office:value-type="string">
            <text:p>missouri</text:p>
          </table:table-cell>
          <table:table-cell office:value-type="float" office:value="0.182854028231618">
            <text:p>0.1828540</text:p>
          </table:table-cell>
        </table:table-row>
        <table:table-row table:style-name="ro2">
          <table:table-cell office:value-type="string">
            <text:p>missouri</text:p>
          </table:table-cell>
          <table:table-cell office:value-type="string">
            <text:p>jeff</text:p>
          </table:table-cell>
          <table:table-cell office:value-type="float" office:value="0.182854028231618">
            <text:p>0.1828540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string">
            <text:p>task</text:p>
          </table:table-cell>
          <table:table-cell office:value-type="float" office:value="0.182927933195874">
            <text:p>0.1829279</text:p>
          </table:table-cell>
        </table:table-row>
        <table:table-row table:style-name="ro1">
          <table:table-cell office:value-type="string">
            <text:p>task</text:p>
          </table:table-cell>
          <table:table-cell office:value-type="string">
            <text:p>hit</text:p>
          </table:table-cell>
          <table:table-cell office:value-type="float" office:value="0.182927933195874">
            <text:p>0.1829279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itunes</text:p>
          </table:table-cell>
          <table:table-cell office:value-type="float" office:value="0.183037676156989">
            <text:p>0.1830377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computer</text:p>
          </table:table-cell>
          <table:table-cell office:value-type="float" office:value="0.183037676156989">
            <text:p>0.1830377</text:p>
          </table:table-cell>
        </table:table-row>
        <table:table-row table:style-name="ro2">
          <table:table-cell office:value-type="string">
            <text:p>faces</text:p>
          </table:table-cell>
          <table:table-cell office:value-type="string">
            <text:p>seconddegree</text:p>
          </table:table-cell>
          <table:table-cell office:value-type="float" office:value="0.183037729556546">
            <text:p>0.1830377</text:p>
          </table:table-cell>
        </table:table-row>
        <table:table-row table:style-name="ro2">
          <table:table-cell office:value-type="string">
            <text:p>seconddegree</text:p>
          </table:table-cell>
          <table:table-cell office:value-type="string">
            <text:p>faces</text:p>
          </table:table-cell>
          <table:table-cell office:value-type="float" office:value="0.183037729556546">
            <text:p>0.1830377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article</text:p>
          </table:table-cell>
          <table:table-cell office:value-type="float" office:value="0.183103979701506">
            <text:p>0.1831040</text:p>
          </table:table-cell>
        </table:table-row>
        <table:table-row table:style-name="ro1">
          <table:table-cell office:value-type="string">
            <text:p>article</text:p>
          </table:table-cell>
          <table:table-cell table:style-name="ce1" office:value-type="string">
            <text:p>30</text:p>
          </table:table-cell>
          <table:table-cell office:value-type="float" office:value="0.183103979701506">
            <text:p>0.1831040</text:p>
          </table:table-cell>
        </table:table-row>
        <table:table-row table:style-name="ro1">
          <table:table-cell office:value-type="string">
            <text:p>deleted</text:p>
          </table:table-cell>
          <table:table-cell office:value-type="string">
            <text:p>saved</text:p>
          </table:table-cell>
          <table:table-cell office:value-type="float" office:value="0.183195939488794">
            <text:p>0.1831959</text:p>
          </table:table-cell>
        </table:table-row>
        <table:table-row table:style-name="ro1">
          <table:table-cell office:value-type="string">
            <text:p>saved</text:p>
          </table:table-cell>
          <table:table-cell office:value-type="string">
            <text:p>deleted</text:p>
          </table:table-cell>
          <table:table-cell office:value-type="float" office:value="0.183195939488794">
            <text:p>0.1831959</text:p>
          </table:table-cell>
        </table:table-row>
        <table:table-row table:style-name="ro2">
          <table:table-cell office:value-type="string">
            <text:p>article</text:p>
          </table:table-cell>
          <table:table-cell office:value-type="string">
            <text:p>llc</text:p>
          </table:table-cell>
          <table:table-cell office:value-type="float" office:value="0.183230373355079">
            <text:p>0.1832304</text:p>
          </table:table-cell>
        </table:table-row>
        <table:table-row table:style-name="ro2">
          <table:table-cell office:value-type="string">
            <text:p>llc</text:p>
          </table:table-cell>
          <table:table-cell office:value-type="string">
            <text:p>article</text:p>
          </table:table-cell>
          <table:table-cell office:value-type="float" office:value="0.183230373355079">
            <text:p>0.1832304</text:p>
          </table:table-cell>
        </table:table-row>
        <table:table-row table:style-name="ro1">
          <table:table-cell office:value-type="string">
            <text:p>dollars</text:p>
          </table:table-cell>
          <table:table-cell office:value-type="string">
            <text:p>veterans</text:p>
          </table:table-cell>
          <table:table-cell office:value-type="float" office:value="0.183273998271235">
            <text:p>0.1832740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dollars</text:p>
          </table:table-cell>
          <table:table-cell office:value-type="float" office:value="0.183273998271235">
            <text:p>0.1832740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large</text:p>
          </table:table-cell>
          <table:table-cell office:value-type="float" office:value="0.183279417150238">
            <text:p>0.1832794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cashing</text:p>
          </table:table-cell>
          <table:table-cell office:value-type="float" office:value="0.183279417150238">
            <text:p>0.1832794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entitled</text:p>
          </table:table-cell>
          <table:table-cell office:value-type="float" office:value="0.183297457812314">
            <text:p>0.1832975</text:p>
          </table:table-cell>
        </table:table-row>
        <table:table-row table:style-name="ro1">
          <table:table-cell office:value-type="string">
            <text:p>entitled</text:p>
          </table:table-cell>
          <table:table-cell office:value-type="string">
            <text:p>article</text:p>
          </table:table-cell>
          <table:table-cell office:value-type="float" office:value="0.183297457812314">
            <text:p>0.1832975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string">
            <text:p>planning</text:p>
          </table:table-cell>
          <table:table-cell office:value-type="float" office:value="0.183398047897576">
            <text:p>0.1833980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insurance</text:p>
          </table:table-cell>
          <table:table-cell office:value-type="float" office:value="0.183398047897576">
            <text:p>0.1833980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process</text:p>
          </table:table-cell>
          <table:table-cell office:value-type="float" office:value="0.183414577671145">
            <text:p>0.1834146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design</text:p>
          </table:table-cell>
          <table:table-cell office:value-type="float" office:value="0.183414577671145">
            <text:p>0.1834146</text:p>
          </table:table-cell>
        </table:table-row>
        <table:table-row table:style-name="ro2">
          <table:table-cell office:value-type="string">
            <text:p>anderson</text:p>
          </table:table-cell>
          <table:table-cell office:value-type="string">
            <text:p>vending</text:p>
          </table:table-cell>
          <table:table-cell office:value-type="float" office:value="0.183518199764483">
            <text:p>0.1835182</text:p>
          </table:table-cell>
        </table:table-row>
        <table:table-row table:style-name="ro2">
          <table:table-cell office:value-type="string">
            <text:p>vending</text:p>
          </table:table-cell>
          <table:table-cell office:value-type="string">
            <text:p>anderson</text:p>
          </table:table-cell>
          <table:table-cell office:value-type="float" office:value="0.183518199764483">
            <text:p>0.1835182</text:p>
          </table:table-cell>
        </table:table-row>
        <table:table-row table:style-name="ro2">
          <table:table-cell office:value-type="string">
            <text:p>jury</text:p>
          </table:table-cell>
          <table:table-cell office:value-type="string">
            <text:p>richard</text:p>
          </table:table-cell>
          <table:table-cell office:value-type="float" office:value="0.183545779351566">
            <text:p>0.1835458</text:p>
          </table:table-cell>
        </table:table-row>
        <table:table-row table:style-name="ro2">
          <table:table-cell office:value-type="string">
            <text:p>richard</text:p>
          </table:table-cell>
          <table:table-cell office:value-type="string">
            <text:p>jury</text:p>
          </table:table-cell>
          <table:table-cell office:value-type="float" office:value="0.183545779351566">
            <text:p>0.1835458</text:p>
          </table:table-cell>
        </table:table-row>
        <table:table-row table:style-name="ro1">
          <table:table-cell office:value-type="string">
            <text:p>sentence</text:p>
          </table:table-cell>
          <table:table-cell office:value-type="string">
            <text:p>sentencing</text:p>
          </table:table-cell>
          <table:table-cell office:value-type="float" office:value="0.183669216253489">
            <text:p>0.1836692</text:p>
          </table:table-cell>
        </table:table-row>
        <table:table-row table:style-name="ro1">
          <table:table-cell office:value-type="string">
            <text:p>sentencing</text:p>
          </table:table-cell>
          <table:table-cell office:value-type="string">
            <text:p>sentence</text:p>
          </table:table-cell>
          <table:table-cell office:value-type="float" office:value="0.183669216253489">
            <text:p>0.1836692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website</text:p>
          </table:table-cell>
          <table:table-cell office:value-type="float" office:value="0.183670010049879">
            <text:p>0.1836700</text:p>
          </table:table-cell>
        </table:table-row>
        <table:table-row table:style-name="ro1">
          <table:table-cell office:value-type="string">
            <text:p>website</text:p>
          </table:table-cell>
          <table:table-cell office:value-type="string">
            <text:p>message</text:p>
          </table:table-cell>
          <table:table-cell office:value-type="float" office:value="0.183670010049879">
            <text:p>0.1836700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string">
            <text:p>instant</text:p>
          </table:table-cell>
          <table:table-cell office:value-type="float" office:value="0.183815739804823">
            <text:p>0.1838157</text:p>
          </table:table-cell>
        </table:table-row>
        <table:table-row table:style-name="ro1">
          <table:table-cell office:value-type="string">
            <text:p>instant</text:p>
          </table:table-cell>
          <table:table-cell office:value-type="string">
            <text:p>design</text:p>
          </table:table-cell>
          <table:table-cell office:value-type="float" office:value="0.183815739804823">
            <text:p>0.1838157</text:p>
          </table:table-cell>
        </table:table-row>
        <table:table-row table:style-name="ro1">
          <table:table-cell office:value-type="string">
            <text:p>generals</text:p>
          </table:table-cell>
          <table:table-cell office:value-type="string">
            <text:p>telephone</text:p>
          </table:table-cell>
          <table:table-cell office:value-type="float" office:value="0.183836404676222">
            <text:p>0.1838364</text:p>
          </table:table-cell>
        </table:table-row>
        <table:table-row table:style-name="ro1">
          <table:table-cell office:value-type="string">
            <text:p>telephone</text:p>
          </table:table-cell>
          <table:table-cell office:value-type="string">
            <text:p>generals</text:p>
          </table:table-cell>
          <table:table-cell office:value-type="float" office:value="0.183836404676222">
            <text:p>0.1838364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me</text:p>
          </table:table-cell>
          <table:table-cell office:value-type="float" office:value="0.183907320375992">
            <text:p>0.1839073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happen</text:p>
          </table:table-cell>
          <table:table-cell office:value-type="float" office:value="0.183907320375992">
            <text:p>0.1839073</text:p>
          </table:table-cell>
        </table:table-row>
        <table:table-row table:style-name="ro2">
          <table:table-cell office:value-type="string">
            <text:p>electronic</text:p>
          </table:table-cell>
          <table:table-cell office:value-type="string">
            <text:p>healthcare</text:p>
          </table:table-cell>
          <table:table-cell office:value-type="float" office:value="0.183915818771202">
            <text:p>0.1839158</text:p>
          </table:table-cell>
        </table:table-row>
        <table:table-row table:style-name="ro2">
          <table:table-cell office:value-type="string">
            <text:p>healthcare</text:p>
          </table:table-cell>
          <table:table-cell office:value-type="string">
            <text:p>electronic</text:p>
          </table:table-cell>
          <table:table-cell office:value-type="float" office:value="0.183915818771202">
            <text:p>0.1839158</text:p>
          </table:table-cell>
        </table:table-row>
        <table:table-row table:style-name="ro1">
          <table:table-cell office:value-type="string">
            <text:p>challenge</text:p>
          </table:table-cell>
          <table:table-cell office:value-type="string">
            <text:p>senior</text:p>
          </table:table-cell>
          <table:table-cell office:value-type="float" office:value="0.183919795366764">
            <text:p>0.1839198</text:p>
          </table:table-cell>
        </table:table-row>
        <table:table-row table:style-name="ro1">
          <table:table-cell office:value-type="string">
            <text:p>senior</text:p>
          </table:table-cell>
          <table:table-cell office:value-type="string">
            <text:p>challenge</text:p>
          </table:table-cell>
          <table:table-cell office:value-type="float" office:value="0.183919795366764">
            <text:p>0.1839198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string">
            <text:p>records</text:p>
          </table:table-cell>
          <table:table-cell office:value-type="float" office:value="0.183992751098746">
            <text:p>0.1839928</text:p>
          </table:table-cell>
        </table:table-row>
        <table:table-row table:style-name="ro1">
          <table:table-cell office:value-type="string">
            <text:p>records</text:p>
          </table:table-cell>
          <table:table-cell office:value-type="string">
            <text:p>electronic</text:p>
          </table:table-cell>
          <table:table-cell office:value-type="float" office:value="0.183992751098746">
            <text:p>0.1839928</text:p>
          </table:table-cell>
        </table:table-row>
        <table:table-row table:style-name="ro1">
          <table:table-cell table:style-name="ce1" office:value-type="string">
            <text:p>30</text:p>
          </table:table-cell>
          <table:table-cell office:value-type="string">
            <text:p>access</text:p>
          </table:table-cell>
          <table:table-cell office:value-type="float" office:value="0.184009631227586">
            <text:p>0.1840096</text:p>
          </table:table-cell>
        </table:table-row>
        <table:table-row table:style-name="ro1">
          <table:table-cell office:value-type="string">
            <text:p>access</text:p>
          </table:table-cell>
          <table:table-cell table:style-name="ce1" office:value-type="string">
            <text:p>30</text:p>
          </table:table-cell>
          <table:table-cell office:value-type="float" office:value="0.184009631227586">
            <text:p>0.1840096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pounds</text:p>
          </table:table-cell>
          <table:table-cell office:value-type="float" office:value="0.184072682178051">
            <text:p>0.1840727</text:p>
          </table:table-cell>
        </table:table-row>
        <table:table-row table:style-name="ro2">
          <table:table-cell office:value-type="string">
            <text:p>pounds</text:p>
          </table:table-cell>
          <table:table-cell office:value-type="string">
            <text:p>american</text:p>
          </table:table-cell>
          <table:table-cell office:value-type="float" office:value="0.184072682178051">
            <text:p>0.1840727</text:p>
          </table:table-cell>
        </table:table-row>
        <table:table-row table:style-name="ro1">
          <table:table-cell office:value-type="string">
            <text:p>hacker</text:p>
          </table:table-cell>
          <table:table-cell office:value-type="string">
            <text:p>schemes</text:p>
          </table:table-cell>
          <table:table-cell office:value-type="float" office:value="0.184097335268259">
            <text:p>0.1840973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hacker</text:p>
          </table:table-cell>
          <table:table-cell office:value-type="float" office:value="0.184097335268259">
            <text:p>0.1840973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opening</text:p>
          </table:table-cell>
          <table:table-cell office:value-type="float" office:value="0.184260428407254">
            <text:p>0.1842604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deposit</text:p>
          </table:table-cell>
          <table:table-cell office:value-type="float" office:value="0.184260428407254">
            <text:p>0.1842604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opening</text:p>
          </table:table-cell>
          <table:table-cell office:value-type="float" office:value="0.184310406987053">
            <text:p>0.1843104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institution</text:p>
          </table:table-cell>
          <table:table-cell office:value-type="float" office:value="0.184310406987053">
            <text:p>0.1843104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realized</text:p>
          </table:table-cell>
          <table:table-cell office:value-type="float" office:value="0.184363381431586">
            <text:p>0.1843634</text:p>
          </table:table-cell>
        </table:table-row>
        <table:table-row table:style-name="ro2">
          <table:table-cell office:value-type="string">
            <text:p>realized</text:p>
          </table:table-cell>
          <table:table-cell office:value-type="string">
            <text:p>iphone</text:p>
          </table:table-cell>
          <table:table-cell office:value-type="float" office:value="0.184363381431586">
            <text:p>0.1843634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unknown</text:p>
          </table:table-cell>
          <table:table-cell office:value-type="float" office:value="0.184367591443449">
            <text:p>0.1843676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green</text:p>
          </table:table-cell>
          <table:table-cell office:value-type="float" office:value="0.184367591443449">
            <text:p>0.1843676</text:p>
          </table:table-cell>
        </table:table-row>
        <table:table-row table:style-name="ro1">
          <table:table-cell office:value-type="string">
            <text:p>insurance</text:p>
          </table:table-cell>
          <table:table-cell office:value-type="string">
            <text:p>plans</text:p>
          </table:table-cell>
          <table:table-cell office:value-type="float" office:value="0.184397156927231">
            <text:p>0.1843972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insurance</text:p>
          </table:table-cell>
          <table:table-cell office:value-type="float" office:value="0.184397156927231">
            <text:p>0.1843972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spokesperson</text:p>
          </table:table-cell>
          <table:table-cell office:value-type="float" office:value="0.184478370766352">
            <text:p>0.1844784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affairs</text:p>
          </table:table-cell>
          <table:table-cell office:value-type="float" office:value="0.184478370766352">
            <text:p>0.1844784</text:p>
          </table:table-cell>
        </table:table-row>
        <table:table-row table:style-name="ro2">
          <table:table-cell office:value-type="string">
            <text:p>alleged</text:p>
          </table:table-cell>
          <table:table-cell office:value-type="string">
            <text:p>wednesday</text:p>
          </table:table-cell>
          <table:table-cell office:value-type="float" office:value="0.184534871247915">
            <text:p>0.1845349</text:p>
          </table:table-cell>
        </table:table-row>
        <table:table-row table:style-name="ro2">
          <table:table-cell office:value-type="string">
            <text:p>wednesday</text:p>
          </table:table-cell>
          <table:table-cell office:value-type="string">
            <text:p>alleged</text:p>
          </table:table-cell>
          <table:table-cell office:value-type="float" office:value="0.184534871247915">
            <text:p>0.1845349</text:p>
          </table:table-cell>
        </table:table-row>
        <table:table-row table:style-name="ro1">
          <table:table-cell office:value-type="string">
            <text:p>mortgage</text:p>
          </table:table-cell>
          <table:table-cell office:value-type="string">
            <text:p>payments</text:p>
          </table:table-cell>
          <table:table-cell office:value-type="float" office:value="0.184579431741097">
            <text:p>0.1845794</text:p>
          </table:table-cell>
        </table:table-row>
        <table:table-row table:style-name="ro1">
          <table:table-cell office:value-type="string">
            <text:p>payments</text:p>
          </table:table-cell>
          <table:table-cell office:value-type="string">
            <text:p>mortgage</text:p>
          </table:table-cell>
          <table:table-cell office:value-type="float" office:value="0.184579431741097">
            <text:p>0.1845794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department</text:p>
          </table:table-cell>
          <table:table-cell office:value-type="float" office:value="0.18460091183033">
            <text:p>0.1846009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assist</text:p>
          </table:table-cell>
          <table:table-cell office:value-type="float" office:value="0.18460091183033">
            <text:p>0.1846009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deposited</text:p>
          </table:table-cell>
          <table:table-cell office:value-type="float" office:value="0.184810129135899">
            <text:p>0.1848101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activity</text:p>
          </table:table-cell>
          <table:table-cell office:value-type="float" office:value="0.184810129135899">
            <text:p>0.1848101</text:p>
          </table:table-cell>
        </table:table-row>
        <table:table-row table:style-name="ro1">
          <table:table-cell office:value-type="string">
            <text:p>desktop</text:p>
          </table:table-cell>
          <table:table-cell office:value-type="string">
            <text:p>reduce</text:p>
          </table:table-cell>
          <table:table-cell office:value-type="float" office:value="0.184869022199423">
            <text:p>0.1848690</text:p>
          </table:table-cell>
        </table:table-row>
        <table:table-row table:style-name="ro1">
          <table:table-cell office:value-type="string">
            <text:p>reduce</text:p>
          </table:table-cell>
          <table:table-cell office:value-type="string">
            <text:p>desktop</text:p>
          </table:table-cell>
          <table:table-cell office:value-type="float" office:value="0.184869022199423">
            <text:p>0.1848690</text:p>
          </table:table-cell>
        </table:table-row>
        <table:table-row table:style-name="ro2">
          <table:table-cell office:value-type="string">
            <text:p>experienced</text:p>
          </table:table-cell>
          <table:table-cell office:value-type="string">
            <text:p>sment</text:p>
          </table:table-cell>
          <table:table-cell office:value-type="float" office:value="0.184879891697188">
            <text:p>0.1848799</text:p>
          </table:table-cell>
        </table:table-row>
        <table:table-row table:style-name="ro2">
          <table:table-cell office:value-type="string">
            <text:p>sment</text:p>
          </table:table-cell>
          <table:table-cell office:value-type="string">
            <text:p>experienced</text:p>
          </table:table-cell>
          <table:table-cell office:value-type="float" office:value="0.184879891697188">
            <text:p>0.1848799</text:p>
          </table:table-cell>
        </table:table-row>
        <table:table-row table:style-name="ro1">
          <table:table-cell office:value-type="string">
            <text:p>experienced</text:p>
          </table:table-cell>
          <table:table-cell office:value-type="string">
            <text:p>hatch</text:p>
          </table:table-cell>
          <table:table-cell office:value-type="float" office:value="0.184880099853431">
            <text:p>0.1848801</text:p>
          </table:table-cell>
        </table:table-row>
        <table:table-row table:style-name="ro2">
          <table:table-cell office:value-type="string">
            <text:p>experienced</text:p>
          </table:table-cell>
          <table:table-cell office:value-type="string">
            <text:p>vega</text:p>
          </table:table-cell>
          <table:table-cell office:value-type="float" office:value="0.184880099853431">
            <text:p>0.1848801</text:p>
          </table:table-cell>
        </table:table-row>
        <table:table-row table:style-name="ro1">
          <table:table-cell office:value-type="string">
            <text:p>hatch</text:p>
          </table:table-cell>
          <table:table-cell office:value-type="string">
            <text:p>experienced</text:p>
          </table:table-cell>
          <table:table-cell office:value-type="float" office:value="0.184880099853431">
            <text:p>0.1848801</text:p>
          </table:table-cell>
        </table:table-row>
        <table:table-row table:style-name="ro2">
          <table:table-cell office:value-type="string">
            <text:p>vega</text:p>
          </table:table-cell>
          <table:table-cell office:value-type="string">
            <text:p>experienced</text:p>
          </table:table-cell>
          <table:table-cell office:value-type="float" office:value="0.184880099853431">
            <text:p>0.1848801</text:p>
          </table:table-cell>
        </table:table-row>
        <table:table-row table:style-name="ro1">
          <table:table-cell office:value-type="string">
            <text:p>experienced</text:p>
          </table:table-cell>
          <table:table-cell office:value-type="string">
            <text:p>fisher</text:p>
          </table:table-cell>
          <table:table-cell office:value-type="float" office:value="0.184880307759166">
            <text:p>0.1848803</text:p>
          </table:table-cell>
        </table:table-row>
        <table:table-row table:style-name="ro1">
          <table:table-cell office:value-type="string">
            <text:p>fisher</text:p>
          </table:table-cell>
          <table:table-cell office:value-type="string">
            <text:p>experienced</text:p>
          </table:table-cell>
          <table:table-cell office:value-type="float" office:value="0.184880307759166">
            <text:p>0.1848803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o</text:p>
          </table:table-cell>
          <table:table-cell office:value-type="float" office:value="0.185090349709859">
            <text:p>0.185090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financial</text:p>
          </table:table-cell>
          <table:table-cell office:value-type="float" office:value="0.185090349709859">
            <text:p>0.1850903</text:p>
          </table:table-cell>
        </table:table-row>
        <table:table-row table:style-name="ro1">
          <table:table-cell office:value-type="string">
            <text:p>matter</text:p>
          </table:table-cell>
          <table:table-cell office:value-type="string">
            <text:p>weight</text:p>
          </table:table-cell>
          <table:table-cell office:value-type="float" office:value="0.185160485752267">
            <text:p>0.1851605</text:p>
          </table:table-cell>
        </table:table-row>
        <table:table-row table:style-name="ro1">
          <table:table-cell office:value-type="string">
            <text:p>weight</text:p>
          </table:table-cell>
          <table:table-cell office:value-type="string">
            <text:p>matter</text:p>
          </table:table-cell>
          <table:table-cell office:value-type="float" office:value="0.185160485752267">
            <text:p>0.1851605</text:p>
          </table:table-cell>
        </table:table-row>
        <table:table-row table:style-name="ro1">
          <table:table-cell office:value-type="string">
            <text:p>actress</text:p>
          </table:table-cell>
          <table:table-cell office:value-type="string">
            <text:p>matter</text:p>
          </table:table-cell>
          <table:table-cell office:value-type="float" office:value="0.185160754154548">
            <text:p>0.1851608</text:p>
          </table:table-cell>
        </table:table-row>
        <table:table-row table:style-name="ro1">
          <table:table-cell office:value-type="string">
            <text:p>matter</text:p>
          </table:table-cell>
          <table:table-cell office:value-type="string">
            <text:p>actress</text:p>
          </table:table-cell>
          <table:table-cell office:value-type="float" office:value="0.185160754154548">
            <text:p>0.1851608</text:p>
          </table:table-cell>
        </table:table-row>
        <table:table-row table:style-name="ro1">
          <table:table-cell office:value-type="string">
            <text:p>film</text:p>
          </table:table-cell>
          <table:table-cell office:value-type="string">
            <text:p>matter</text:p>
          </table:table-cell>
          <table:table-cell office:value-type="float" office:value="0.185161022214353">
            <text:p>0.1851610</text:p>
          </table:table-cell>
        </table:table-row>
        <table:table-row table:style-name="ro1">
          <table:table-cell office:value-type="string">
            <text:p>matter</text:p>
          </table:table-cell>
          <table:table-cell office:value-type="string">
            <text:p>obese</text:p>
          </table:table-cell>
          <table:table-cell office:value-type="float" office:value="0.185161022214353">
            <text:p>0.1851610</text:p>
          </table:table-cell>
        </table:table-row>
        <table:table-row table:style-name="ro1">
          <table:table-cell office:value-type="string">
            <text:p>matter</text:p>
          </table:table-cell>
          <table:table-cell office:value-type="string">
            <text:p>film</text:p>
          </table:table-cell>
          <table:table-cell office:value-type="float" office:value="0.185161022214353">
            <text:p>0.1851610</text:p>
          </table:table-cell>
        </table:table-row>
        <table:table-row table:style-name="ro1">
          <table:table-cell office:value-type="string">
            <text:p>obese</text:p>
          </table:table-cell>
          <table:table-cell office:value-type="string">
            <text:p>matter</text:p>
          </table:table-cell>
          <table:table-cell office:value-type="float" office:value="0.185161022214353">
            <text:p>0.1851610</text:p>
          </table:table-cell>
        </table:table-row>
        <table:table-row table:style-name="ro2">
          <table:table-cell office:value-type="string">
            <text:p>store</text:p>
          </table:table-cell>
          <table:table-cell office:value-type="string">
            <text:p>stuber</text:p>
          </table:table-cell>
          <table:table-cell office:value-type="float" office:value="0.18548361487598">
            <text:p>0.1854836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store</text:p>
          </table:table-cell>
          <table:table-cell office:value-type="float" office:value="0.18548361487598">
            <text:p>0.1854836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store</text:p>
          </table:table-cell>
          <table:table-cell office:value-type="float" office:value="0.185484073754561">
            <text:p>0.1854841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store</text:p>
          </table:table-cell>
          <table:table-cell office:value-type="float" office:value="0.185484073754561">
            <text:p>0.1854841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store</text:p>
          </table:table-cell>
          <table:table-cell office:value-type="float" office:value="0.185484073754561">
            <text:p>0.1854841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string">
            <text:p>music</text:p>
          </table:table-cell>
          <table:table-cell office:value-type="float" office:value="0.185484073754561">
            <text:p>0.1854841</text:p>
          </table:table-cell>
        </table:table-row>
        <table:table-row table:style-name="ro2">
          <table:table-cell office:value-type="string">
            <text:p>store</text:p>
          </table:table-cell>
          <table:table-cell office:value-type="string">
            <text:p>volkert</text:p>
          </table:table-cell>
          <table:table-cell office:value-type="float" office:value="0.185484073754561">
            <text:p>0.1854841</text:p>
          </table:table-cell>
        </table:table-row>
        <table:table-row table:style-name="ro2">
          <table:table-cell office:value-type="string">
            <text:p>store</text:p>
          </table:table-cell>
          <table:table-cell office:value-type="string">
            <text:p>macintosh</text:p>
          </table:table-cell>
          <table:table-cell office:value-type="float" office:value="0.185484073754561">
            <text:p>0.1854841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string">
            <text:p>financing</text:p>
          </table:table-cell>
          <table:table-cell office:value-type="float" office:value="0.185484073754561">
            <text:p>0.1854841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store</text:p>
          </table:table-cell>
          <table:table-cell office:value-type="float" office:value="0.185484073754561">
            <text:p>0.1854841</text:p>
          </table:table-cell>
        </table:table-row>
        <table:table-row table:style-name="ro2">
          <table:table-cell office:value-type="string">
            <text:p>drives</text:p>
          </table:table-cell>
          <table:table-cell office:value-type="string">
            <text:p>smartphones</text:p>
          </table:table-cell>
          <table:table-cell office:value-type="float" office:value="0.185593639970879">
            <text:p>0.1855936</text:p>
          </table:table-cell>
        </table:table-row>
        <table:table-row table:style-name="ro2">
          <table:table-cell office:value-type="string">
            <text:p>smartphones</text:p>
          </table:table-cell>
          <table:table-cell office:value-type="string">
            <text:p>drives</text:p>
          </table:table-cell>
          <table:table-cell office:value-type="float" office:value="0.185593639970879">
            <text:p>0.1855936</text:p>
          </table:table-cell>
        </table:table-row>
        <table:table-row table:style-name="ro2">
          <table:table-cell table:style-name="ce1" office:value-type="string">
            <text:p>31</text:p>
          </table:table-cell>
          <table:table-cell office:value-type="string">
            <text:p>ryan</text:p>
          </table:table-cell>
          <table:table-cell office:value-type="float" office:value="0.185682414901657">
            <text:p>0.1856824</text:p>
          </table:table-cell>
        </table:table-row>
        <table:table-row table:style-name="ro2">
          <table:table-cell office:value-type="string">
            <text:p>ryan</text:p>
          </table:table-cell>
          <table:table-cell table:style-name="ce1" office:value-type="string">
            <text:p>31</text:p>
          </table:table-cell>
          <table:table-cell office:value-type="float" office:value="0.185682414901657">
            <text:p>0.1856824</text:p>
          </table:table-cell>
        </table:table-row>
        <table:table-row table:style-name="ro1">
          <table:table-cell office:value-type="string">
            <text:p>commissioner</text:p>
          </table:table-cell>
          <table:table-cell office:value-type="string">
            <text:p>sales</text:p>
          </table:table-cell>
          <table:table-cell office:value-type="float" office:value="0.185735033735336">
            <text:p>0.1857350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commissioner</text:p>
          </table:table-cell>
          <table:table-cell office:value-type="float" office:value="0.185735033735336">
            <text:p>0.1857350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mind</text:p>
          </table:table-cell>
          <table:table-cell office:value-type="float" office:value="0.185857849457886">
            <text:p>0.1858578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eyes</text:p>
          </table:table-cell>
          <table:table-cell office:value-type="float" office:value="0.185857849457886">
            <text:p>0.1858578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shouldnt</text:p>
          </table:table-cell>
          <table:table-cell office:value-type="float" office:value="0.186000924790718">
            <text:p>0.1860009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shouldnt</text:p>
          </table:table-cell>
          <table:table-cell office:value-type="float" office:value="0.186000924790718">
            <text:p>0.1860009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melissa</text:p>
          </table:table-cell>
          <table:table-cell office:value-type="float" office:value="0.186000924790718">
            <text:p>0.1860009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mccarthy</text:p>
          </table:table-cell>
          <table:table-cell office:value-type="float" office:value="0.186000924790718">
            <text:p>0.1860009</text:p>
          </table:table-cell>
        </table:table-row>
        <table:table-row table:style-name="ro1">
          <table:table-cell office:value-type="string">
            <text:p>cashing</text:p>
          </table:table-cell>
          <table:table-cell office:value-type="string">
            <text:p>dollar</text:p>
          </table:table-cell>
          <table:table-cell office:value-type="float" office:value="0.186108208086327">
            <text:p>0.1861082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cashing</text:p>
          </table:table-cell>
          <table:table-cell office:value-type="float" office:value="0.186108208086327">
            <text:p>0.1861082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vehicle</text:p>
          </table:table-cell>
          <table:table-cell office:value-type="float" office:value="0.186180119491029">
            <text:p>0.1861801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string">
            <text:p>road</text:p>
          </table:table-cell>
          <table:table-cell office:value-type="float" office:value="0.186180119491029">
            <text:p>0.1861801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produce</text:p>
          </table:table-cell>
          <table:table-cell office:value-type="float" office:value="0.186208198085294">
            <text:p>0.1862082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countries</text:p>
          </table:table-cell>
          <table:table-cell office:value-type="float" office:value="0.186208198085294">
            <text:p>0.1862082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theres</text:p>
          </table:table-cell>
          <table:table-cell office:value-type="float" office:value="0.186211577762566">
            <text:p>0.1862116</text:p>
          </table:table-cell>
        </table:table-row>
        <table:table-row table:style-name="ro1">
          <table:table-cell office:value-type="string">
            <text:p>theres</text:p>
          </table:table-cell>
          <table:table-cell office:value-type="string">
            <text:p>sales</text:p>
          </table:table-cell>
          <table:table-cell office:value-type="float" office:value="0.186211577762566">
            <text:p>0.1862116</text:p>
          </table:table-cell>
        </table:table-row>
        <table:table-row table:style-name="ro1">
          <table:table-cell office:value-type="string">
            <text:p>happen</text:p>
          </table:table-cell>
          <table:table-cell office:value-type="string">
            <text:p>i</text:p>
          </table:table-cell>
          <table:table-cell office:value-type="float" office:value="0.186217574432353">
            <text:p>0.1862176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appen</text:p>
          </table:table-cell>
          <table:table-cell office:value-type="float" office:value="0.186217574432353">
            <text:p>0.1862176</text:p>
          </table:table-cell>
        </table:table-row>
        <table:table-row table:style-name="ro2">
          <table:table-cell office:value-type="string">
            <text:p>deceased</text:p>
          </table:table-cell>
          <table:table-cell office:value-type="string">
            <text:p>parton</text:p>
          </table:table-cell>
          <table:table-cell office:value-type="float" office:value="0.186284595970209">
            <text:p>0.1862846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deceased</text:p>
          </table:table-cell>
          <table:table-cell office:value-type="float" office:value="0.186284595970209">
            <text:p>0.1862846</text:p>
          </table:table-cell>
        </table:table-row>
        <table:table-row table:style-name="ro2">
          <table:table-cell office:value-type="string">
            <text:p>irish</text:p>
          </table:table-cell>
          <table:table-cell office:value-type="string">
            <text:p>orange</text:p>
          </table:table-cell>
          <table:table-cell office:value-type="float" office:value="0.186295478059918">
            <text:p>0.1862955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irish</text:p>
          </table:table-cell>
          <table:table-cell office:value-type="float" office:value="0.186295478059918">
            <text:p>0.1862955</text:p>
          </table:table-cell>
        </table:table-row>
        <table:table-row table:style-name="ro2">
          <table:table-cell office:value-type="string">
            <text:p>marquette</text:p>
          </table:table-cell>
          <table:table-cell office:value-type="string">
            <text:p>orange</text:p>
          </table:table-cell>
          <table:table-cell office:value-type="float" office:value="0.18629547936417">
            <text:p>0.1862955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marquette</text:p>
          </table:table-cell>
          <table:table-cell office:value-type="float" office:value="0.18629547936417">
            <text:p>0.1862955</text:p>
          </table:table-cell>
        </table:table-row>
        <table:table-row table:style-name="ro2">
          <table:table-cell office:value-type="string">
            <text:p>brey</text:p>
          </table:table-cell>
          <table:table-cell office:value-type="string">
            <text:p>orange</text:p>
          </table:table-cell>
          <table:table-cell office:value-type="float" office:value="0.186295479861895">
            <text:p>0.1862955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brey</text:p>
          </table:table-cell>
          <table:table-cell office:value-type="float" office:value="0.186295479861895">
            <text:p>0.1862955</text:p>
          </table:table-cell>
        </table:table-row>
        <table:table-row table:style-name="ro1">
          <table:table-cell office:value-type="string">
            <text:p>eagles</text:p>
          </table:table-cell>
          <table:table-cell office:value-type="string">
            <text:p>orange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golden</text:p>
          </table:table-cell>
          <table:table-cell office:value-type="string">
            <text:p>orange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martin</text:p>
          </table:table-cell>
          <table:table-cell office:value-type="string">
            <text:p>orange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golden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eagles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martin</text:p>
          </table:table-cell>
          <table:table-cell office:value-type="float" office:value="0.186295480391089">
            <text:p>0.1862955</text:p>
          </table:table-cell>
        </table:table-row>
        <table:table-row table:style-name="ro1">
          <table:table-cell office:value-type="string">
            <text:p>call</text:p>
          </table:table-cell>
          <table:table-cell office:value-type="string">
            <text:p>traffic</text:p>
          </table:table-cell>
          <table:table-cell office:value-type="float" office:value="0.186333483564258">
            <text:p>0.1863335</text:p>
          </table:table-cell>
        </table:table-row>
        <table:table-row table:style-name="ro1">
          <table:table-cell office:value-type="string">
            <text:p>traffic</text:p>
          </table:table-cell>
          <table:table-cell office:value-type="string">
            <text:p>call</text:p>
          </table:table-cell>
          <table:table-cell office:value-type="float" office:value="0.186333483564258">
            <text:p>0.1863335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float" office:value="0.186401272802252">
            <text:p>0.1864013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saturday</text:p>
          </table:table-cell>
          <table:table-cell office:value-type="float" office:value="0.186401272802252">
            <text:p>0.1864013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these</text:p>
          </table:table-cell>
          <table:table-cell office:value-type="float" office:value="0.186461750355333">
            <text:p>0.1864618</text:p>
          </table:table-cell>
        </table:table-row>
        <table:table-row table:style-name="ro1">
          <table:table-cell office:value-type="string">
            <text:p>these</text:p>
          </table:table-cell>
          <table:table-cell office:value-type="string">
            <text:p>drives</text:p>
          </table:table-cell>
          <table:table-cell office:value-type="float" office:value="0.186461750355333">
            <text:p>0.1864618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subscription</text:p>
          </table:table-cell>
          <table:table-cell office:value-type="float" office:value="0.186463781387441">
            <text:p>0.1864638</text:p>
          </table:table-cell>
        </table:table-row>
        <table:table-row table:style-name="ro1">
          <table:table-cell office:value-type="string">
            <text:p>subscription</text:p>
          </table:table-cell>
          <table:table-cell office:value-type="string">
            <text:p>ask</text:p>
          </table:table-cell>
          <table:table-cell office:value-type="float" office:value="0.186463781387441">
            <text:p>0.1864638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jersey</text:p>
          </table:table-cell>
          <table:table-cell office:value-type="float" office:value="0.186486966974083">
            <text:p>0.1864870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birth</text:p>
          </table:table-cell>
          <table:table-cell office:value-type="float" office:value="0.186486966974083">
            <text:p>0.1864870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string">
            <text:p>patient</text:p>
          </table:table-cell>
          <table:table-cell office:value-type="float" office:value="0.186689005543406">
            <text:p>0.1866890</text:p>
          </table:table-cell>
        </table:table-row>
        <table:table-row table:style-name="ro1">
          <table:table-cell office:value-type="string">
            <text:p>patient</text:p>
          </table:table-cell>
          <table:table-cell office:value-type="string">
            <text:p>electronic</text:p>
          </table:table-cell>
          <table:table-cell office:value-type="float" office:value="0.186689005543406">
            <text:p>0.1866890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connections</text:p>
          </table:table-cell>
          <table:table-cell office:value-type="float" office:value="0.186737995828926">
            <text:p>0.1867380</text:p>
          </table:table-cell>
        </table:table-row>
        <table:table-row table:style-name="ro2">
          <table:table-cell office:value-type="string">
            <text:p>connections</text:p>
          </table:table-cell>
          <table:table-cell office:value-type="string">
            <text:p>apps</text:p>
          </table:table-cell>
          <table:table-cell office:value-type="float" office:value="0.186737995828926">
            <text:p>0.1867380</text:p>
          </table:table-cell>
        </table:table-row>
        <table:table-row table:style-name="ro1">
          <table:table-cell office:value-type="string">
            <text:p>surge</text:p>
          </table:table-cell>
          <table:table-cell office:value-type="string">
            <text:p>weeks</text:p>
          </table:table-cell>
          <table:table-cell office:value-type="float" office:value="0.186764985510482">
            <text:p>0.1867650</text:p>
          </table:table-cell>
        </table:table-row>
        <table:table-row table:style-name="ro1">
          <table:table-cell office:value-type="string">
            <text:p>weeks</text:p>
          </table:table-cell>
          <table:table-cell office:value-type="string">
            <text:p>surge</text:p>
          </table:table-cell>
          <table:table-cell office:value-type="float" office:value="0.186764985510482">
            <text:p>0.1867650</text:p>
          </table:table-cell>
        </table:table-row>
        <table:table-row table:style-name="ro1">
          <table:table-cell office:value-type="string">
            <text:p>installed</text:p>
          </table:table-cell>
          <table:table-cell office:value-type="string">
            <text:p>technology</text:p>
          </table:table-cell>
          <table:table-cell office:value-type="float" office:value="0.186807732925402">
            <text:p>0.1868077</text:p>
          </table:table-cell>
        </table:table-row>
        <table:table-row table:style-name="ro1">
          <table:table-cell office:value-type="string">
            <text:p>technology</text:p>
          </table:table-cell>
          <table:table-cell office:value-type="string">
            <text:p>installed</text:p>
          </table:table-cell>
          <table:table-cell office:value-type="float" office:value="0.186807732925402">
            <text:p>0.1868077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schemes</text:p>
          </table:table-cell>
          <table:table-cell office:value-type="float" office:value="0.186894501329046">
            <text:p>0.1868945</text:p>
          </table:table-cell>
        </table:table-row>
        <table:table-row table:style-name="ro1">
          <table:table-cell office:value-type="string">
            <text:p>schemes</text:p>
          </table:table-cell>
          <table:table-cell office:value-type="string">
            <text:p>password</text:p>
          </table:table-cell>
          <table:table-cell office:value-type="float" office:value="0.186894501329046">
            <text:p>0.1868945</text:p>
          </table:table-cell>
        </table:table-row>
        <table:table-row table:style-name="ro1">
          <table:table-cell office:value-type="string">
            <text:p>apparent</text:p>
          </table:table-cell>
          <table:table-cell office:value-type="string">
            <text:p>multiple</text:p>
          </table:table-cell>
          <table:table-cell office:value-type="float" office:value="0.18689588086469">
            <text:p>0.1868959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apparent</text:p>
          </table:table-cell>
          <table:table-cell office:value-type="float" office:value="0.18689588086469">
            <text:p>0.1868959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risk</text:p>
          </table:table-cell>
          <table:table-cell office:value-type="float" office:value="0.186908800191763">
            <text:p>0.1869088</text:p>
          </table:table-cell>
        </table:table-row>
        <table:table-row table:style-name="ro1">
          <table:table-cell office:value-type="string">
            <text:p>risk</text:p>
          </table:table-cell>
          <table:table-cell office:value-type="string">
            <text:p>awareness</text:p>
          </table:table-cell>
          <table:table-cell office:value-type="float" office:value="0.186908800191763">
            <text:p>0.1869088</text:p>
          </table:table-cell>
        </table:table-row>
        <table:table-row table:style-name="ro1">
          <table:table-cell office:value-type="string">
            <text:p>messages</text:p>
          </table:table-cell>
          <table:table-cell office:value-type="string">
            <text:p>web</text:p>
          </table:table-cell>
          <table:table-cell office:value-type="float" office:value="0.186937256661016">
            <text:p>0.1869373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string">
            <text:p>messages</text:p>
          </table:table-cell>
          <table:table-cell office:value-type="float" office:value="0.186937256661016">
            <text:p>0.1869373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taxpayer</text:p>
          </table:table-cell>
          <table:table-cell office:value-type="float" office:value="0.186960523564228">
            <text:p>0.1869605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spokesperson</text:p>
          </table:table-cell>
          <table:table-cell office:value-type="float" office:value="0.186960523564228">
            <text:p>0.1869605</text:p>
          </table:table-cell>
        </table:table-row>
        <table:table-row table:style-name="ro1">
          <table:table-cell office:value-type="string">
            <text:p>banking</text:p>
          </table:table-cell>
          <table:table-cell office:value-type="string">
            <text:p>steal</text:p>
          </table:table-cell>
          <table:table-cell office:value-type="float" office:value="0.186983192701206">
            <text:p>0.1869832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banking</text:p>
          </table:table-cell>
          <table:table-cell office:value-type="float" office:value="0.186983192701206">
            <text:p>0.1869832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sensitive</text:p>
          </table:table-cell>
          <table:table-cell office:value-type="float" office:value="0.187009041487115">
            <text:p>0.1870090</text:p>
          </table:table-cell>
        </table:table-row>
        <table:table-row table:style-name="ro2">
          <table:table-cell office:value-type="string">
            <text:p>sensitive</text:p>
          </table:table-cell>
          <table:table-cell office:value-type="string">
            <text:p>app</text:p>
          </table:table-cell>
          <table:table-cell office:value-type="float" office:value="0.187009041487115">
            <text:p>0.1870090</text:p>
          </table:table-cell>
        </table:table-row>
        <table:table-row table:style-name="ro2">
          <table:table-cell office:value-type="string">
            <text:p>notre</text:p>
          </table:table-cell>
          <table:table-cell office:value-type="string">
            <text:p>orange</text:p>
          </table:table-cell>
          <table:table-cell office:value-type="float" office:value="0.18701849928789">
            <text:p>0.1870185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notre</text:p>
          </table:table-cell>
          <table:table-cell office:value-type="float" office:value="0.18701849928789">
            <text:p>0.1870185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string">
            <text:p>member</text:p>
          </table:table-cell>
          <table:table-cell office:value-type="float" office:value="0.187030764033542">
            <text:p>0.1870308</text:p>
          </table:table-cell>
        </table:table-row>
        <table:table-row table:style-name="ro2">
          <table:table-cell office:value-type="string">
            <text:p>member</text:p>
          </table:table-cell>
          <table:table-cell office:value-type="string">
            <text:p>colorado</text:p>
          </table:table-cell>
          <table:table-cell office:value-type="float" office:value="0.187030764033542">
            <text:p>0.1870308</text:p>
          </table:table-cell>
        </table:table-row>
        <table:table-row table:style-name="ro2">
          <table:table-cell office:value-type="string">
            <text:p>higher</text:p>
          </table:table-cell>
          <table:table-cell office:value-type="string">
            <text:p>melissa</text:p>
          </table:table-cell>
          <table:table-cell office:value-type="float" office:value="0.187216617434483">
            <text:p>0.1872166</text:p>
          </table:table-cell>
        </table:table-row>
        <table:table-row table:style-name="ro2">
          <table:table-cell office:value-type="string">
            <text:p>higher</text:p>
          </table:table-cell>
          <table:table-cell office:value-type="string">
            <text:p>mccarthy</text:p>
          </table:table-cell>
          <table:table-cell office:value-type="float" office:value="0.187216617434483">
            <text:p>0.1872166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higher</text:p>
          </table:table-cell>
          <table:table-cell office:value-type="float" office:value="0.187216617434483">
            <text:p>0.1872166</text:p>
          </table:table-cell>
        </table:table-row>
        <table:table-row table:style-name="ro2">
          <table:table-cell office:value-type="string">
            <text:p>melissa</text:p>
          </table:table-cell>
          <table:table-cell office:value-type="string">
            <text:p>higher</text:p>
          </table:table-cell>
          <table:table-cell office:value-type="float" office:value="0.187216617434483">
            <text:p>0.1872166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card</text:p>
          </table:table-cell>
          <table:table-cell office:value-type="float" office:value="0.187243559636816">
            <text:p>0.1872436</text:p>
          </table:table-cell>
        </table:table-row>
        <table:table-row table:style-name="ro2">
          <table:table-cell office:value-type="string">
            <text:p>card</text:p>
          </table:table-cell>
          <table:table-cell office:value-type="string">
            <text:p>calif</text:p>
          </table:table-cell>
          <table:table-cell office:value-type="float" office:value="0.187243559636816">
            <text:p>0.1872436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south</text:p>
          </table:table-cell>
          <table:table-cell office:value-type="float" office:value="0.187289262178638">
            <text:p>0.1872893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string">
            <text:p>sen</text:p>
          </table:table-cell>
          <table:table-cell office:value-type="float" office:value="0.187289262178638">
            <text:p>0.1872893</text:p>
          </table:table-cell>
        </table:table-row>
        <table:table-row table:style-name="ro1">
          <table:table-cell office:value-type="string">
            <text:p>dame</text:p>
          </table:table-cell>
          <table:table-cell office:value-type="string">
            <text:p>orange</text:p>
          </table:table-cell>
          <table:table-cell office:value-type="float" office:value="0.187316635267542">
            <text:p>0.1873166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dame</text:p>
          </table:table-cell>
          <table:table-cell office:value-type="float" office:value="0.187316635267542">
            <text:p>0.1873166</text:p>
          </table:table-cell>
        </table:table-row>
        <table:table-row table:style-name="ro1">
          <table:table-cell office:value-type="string">
            <text:p>holiday</text:p>
          </table:table-cell>
          <table:table-cell office:value-type="string">
            <text:p>prevention</text:p>
          </table:table-cell>
          <table:table-cell office:value-type="float" office:value="0.18732191237399">
            <text:p>0.1873219</text:p>
          </table:table-cell>
        </table:table-row>
        <table:table-row table:style-name="ro1">
          <table:table-cell office:value-type="string">
            <text:p>prevention</text:p>
          </table:table-cell>
          <table:table-cell office:value-type="string">
            <text:p>holiday</text:p>
          </table:table-cell>
          <table:table-cell office:value-type="float" office:value="0.18732191237399">
            <text:p>0.1873219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prepaid</text:p>
          </table:table-cell>
          <table:table-cell office:value-type="float" office:value="0.187407883618243">
            <text:p>0.1874079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deposits</text:p>
          </table:table-cell>
          <table:table-cell office:value-type="float" office:value="0.187407883618243">
            <text:p>0.1874079</text:p>
          </table:table-cell>
        </table:table-row>
        <table:table-row table:style-name="ro1">
          <table:table-cell office:value-type="string">
            <text:p>rate</text:p>
          </table:table-cell>
          <table:table-cell office:value-type="string">
            <text:p>registered</text:p>
          </table:table-cell>
          <table:table-cell office:value-type="float" office:value="0.187426245276374">
            <text:p>0.1874262</text:p>
          </table:table-cell>
        </table:table-row>
        <table:table-row table:style-name="ro1">
          <table:table-cell office:value-type="string">
            <text:p>registered</text:p>
          </table:table-cell>
          <table:table-cell office:value-type="string">
            <text:p>rate</text:p>
          </table:table-cell>
          <table:table-cell office:value-type="float" office:value="0.187426245276374">
            <text:p>0.1874262</text:p>
          </table:table-cell>
        </table:table-row>
        <table:table-row table:style-name="ro1">
          <table:table-cell office:value-type="string">
            <text:p>fraudulently</text:p>
          </table:table-cell>
          <table:table-cell office:value-type="string">
            <text:p>obtained</text:p>
          </table:table-cell>
          <table:table-cell office:value-type="float" office:value="0.18745417926088">
            <text:p>0.1874542</text:p>
          </table:table-cell>
        </table:table-row>
        <table:table-row table:style-name="ro1">
          <table:table-cell office:value-type="string">
            <text:p>obtained</text:p>
          </table:table-cell>
          <table:table-cell office:value-type="string">
            <text:p>fraudulently</text:p>
          </table:table-cell>
          <table:table-cell office:value-type="float" office:value="0.18745417926088">
            <text:p>0.1874542</text:p>
          </table:table-cell>
        </table:table-row>
        <table:table-row table:style-name="ro1">
          <table:table-cell table:style-name="ce1" office:value-type="string">
            <text:p>109</text:p>
          </table:table-cell>
          <table:table-cell office:value-type="string">
            <text:p>actions</text:p>
          </table:table-cell>
          <table:table-cell office:value-type="float" office:value="0.187509555516628">
            <text:p>0.1875096</text:p>
          </table:table-cell>
        </table:table-row>
        <table:table-row table:style-name="ro1">
          <table:table-cell office:value-type="string">
            <text:p>actions</text:p>
          </table:table-cell>
          <table:table-cell table:style-name="ce1" office:value-type="string">
            <text:p>109</text:p>
          </table:table-cell>
          <table:table-cell office:value-type="float" office:value="0.187509555516628">
            <text:p>0.1875096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loss</text:p>
          </table:table-cell>
          <table:table-cell office:value-type="float" office:value="0.187534736280857">
            <text:p>0.1875347</text:p>
          </table:table-cell>
        </table:table-row>
        <table:table-row table:style-name="ro1">
          <table:table-cell office:value-type="string">
            <text:p>loss</text:p>
          </table:table-cell>
          <table:table-cell office:value-type="string">
            <text:p>block</text:p>
          </table:table-cell>
          <table:table-cell office:value-type="float" office:value="0.187534736280857">
            <text:p>0.1875347</text:p>
          </table:table-cell>
        </table:table-row>
        <table:table-row table:style-name="ro1">
          <table:table-cell office:value-type="string">
            <text:p>broadcast</text:p>
          </table:table-cell>
          <table:table-cell office:value-type="string">
            <text:p>township</text:p>
          </table:table-cell>
          <table:table-cell office:value-type="float" office:value="0.187538488423621">
            <text:p>0.1875385</text:p>
          </table:table-cell>
        </table:table-row>
        <table:table-row table:style-name="ro1">
          <table:table-cell office:value-type="string">
            <text:p>township</text:p>
          </table:table-cell>
          <table:table-cell office:value-type="string">
            <text:p>broadcast</text:p>
          </table:table-cell>
          <table:table-cell office:value-type="float" office:value="0.187538488423621">
            <text:p>0.1875385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health</text:p>
          </table:table-cell>
          <table:table-cell office:value-type="float" office:value="0.187548478659748">
            <text:p>0.1875485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confident</text:p>
          </table:table-cell>
          <table:table-cell office:value-type="float" office:value="0.187548478659748">
            <text:p>0.1875485</text:p>
          </table:table-cell>
        </table:table-row>
        <table:table-row table:style-name="ro1">
          <table:table-cell office:value-type="string">
            <text:p>close</text:p>
          </table:table-cell>
          <table:table-cell office:value-type="string">
            <text:p>favorite</text:p>
          </table:table-cell>
          <table:table-cell office:value-type="float" office:value="0.187577132719619">
            <text:p>0.1875771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close</text:p>
          </table:table-cell>
          <table:table-cell office:value-type="float" office:value="0.187577132719619">
            <text:p>0.1875771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ealize</text:p>
          </table:table-cell>
          <table:table-cell office:value-type="float" office:value="0.187653335020012">
            <text:p>0.1876533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printer</text:p>
          </table:table-cell>
          <table:table-cell office:value-type="float" office:value="0.187653335020012">
            <text:p>0.1876533</text:p>
          </table:table-cell>
        </table:table-row>
        <table:table-row table:style-name="ro1">
          <table:table-cell office:value-type="string">
            <text:p>assistance</text:p>
          </table:table-cell>
          <table:table-cell office:value-type="string">
            <text:p>questions</text:p>
          </table:table-cell>
          <table:table-cell office:value-type="float" office:value="0.187655232678974">
            <text:p>0.1876552</text:p>
          </table:table-cell>
        </table:table-row>
        <table:table-row table:style-name="ro1">
          <table:table-cell office:value-type="string">
            <text:p>questions</text:p>
          </table:table-cell>
          <table:table-cell office:value-type="string">
            <text:p>assistance</text:p>
          </table:table-cell>
          <table:table-cell office:value-type="float" office:value="0.187655232678974">
            <text:p>0.1876552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riverside</text:p>
          </table:table-cell>
          <table:table-cell office:value-type="float" office:value="0.187691394404376">
            <text:p>0.1876914</text:p>
          </table:table-cell>
        </table:table-row>
        <table:table-row table:style-name="ro1">
          <table:table-cell office:value-type="string">
            <text:p>riverside</text:p>
          </table:table-cell>
          <table:table-cell office:value-type="string">
            <text:p>car</text:p>
          </table:table-cell>
          <table:table-cell office:value-type="float" office:value="0.187691394404376">
            <text:p>0.1876914</text:p>
          </table:table-cell>
        </table:table-row>
        <table:table-row table:style-name="ro1">
          <table:table-cell office:value-type="string">
            <text:p>loss</text:p>
          </table:table-cell>
          <table:table-cell office:value-type="string">
            <text:p>unknown</text:p>
          </table:table-cell>
          <table:table-cell office:value-type="float" office:value="0.187791869347432">
            <text:p>0.1877919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loss</text:p>
          </table:table-cell>
          <table:table-cell office:value-type="float" office:value="0.187791869347432">
            <text:p>0.1877919</text:p>
          </table:table-cell>
        </table:table-row>
        <table:table-row table:style-name="ro1">
          <table:table-cell office:value-type="string">
            <text:p>foreclosure</text:p>
          </table:table-cell>
          <table:table-cell office:value-type="string">
            <text:p>recently</text:p>
          </table:table-cell>
          <table:table-cell office:value-type="float" office:value="0.187810199612866">
            <text:p>0.1878102</text:p>
          </table:table-cell>
        </table:table-row>
        <table:table-row table:style-name="ro1">
          <table:table-cell office:value-type="string">
            <text:p>hrefhttpwwwhuffingtonpostcom20120423craigslistscamstipslosingmoney_n_1445763html</text:p>
          </table:table-cell>
          <table:table-cell office:value-type="string">
            <text:p>recently</text:p>
          </table:table-cell>
          <table:table-cell office:value-type="float" office:value="0.187810199612866">
            <text:p>0.1878102</text:p>
          </table:table-cell>
        </table:table-row>
        <table:table-row table:style-name="ro1">
          <table:table-cell office:value-type="string">
            <text:p>recently</text:p>
          </table:table-cell>
          <table:table-cell office:value-type="string">
            <text:p>relative</text:p>
          </table:table-cell>
          <table:table-cell office:value-type="float" office:value="0.187810199612866">
            <text:p>0.1878102</text:p>
          </table:table-cell>
        </table:table-row>
        <table:table-row table:style-name="ro1">
          <table:table-cell office:value-type="string">
            <text:p>recently</text:p>
          </table:table-cell>
          <table:table-cell office:value-type="string">
            <text:p>foreclosure</text:p>
          </table:table-cell>
          <table:table-cell office:value-type="float" office:value="0.187810199612866">
            <text:p>0.1878102</text:p>
          </table:table-cell>
        </table:table-row>
        <table:table-row table:style-name="ro2">
          <table:table-cell office:value-type="string">
            <text:p>recently</text:p>
          </table:table-cell>
          <table:table-cell office:value-type="string">
            <text:p>target_hplink</text:p>
          </table:table-cell>
          <table:table-cell office:value-type="float" office:value="0.187810199612866">
            <text:p>0.1878102</text:p>
          </table:table-cell>
        </table:table-row>
        <table:table-row table:style-name="ro1">
          <table:table-cell office:value-type="string">
            <text:p>recently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187810199612866">
            <text:p>0.1878102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string">
            <text:p>recently</text:p>
          </table:table-cell>
          <table:table-cell office:value-type="float" office:value="0.187810199612866">
            <text:p>0.1878102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recently</text:p>
          </table:table-cell>
          <table:table-cell office:value-type="float" office:value="0.187810199612866">
            <text:p>0.1878102</text:p>
          </table:table-cell>
        </table:table-row>
        <table:table-row table:style-name="ro2">
          <table:table-cell office:value-type="string">
            <text:p>recently</text:p>
          </table:table-cell>
          <table:table-cell office:value-type="string">
            <text:p>travelling</text:p>
          </table:table-cell>
          <table:table-cell office:value-type="float" office:value="0.187811442764201">
            <text:p>0.1878114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recently</text:p>
          </table:table-cell>
          <table:table-cell office:value-type="float" office:value="0.187811442764201">
            <text:p>0.1878114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selling</text:p>
          </table:table-cell>
          <table:table-cell office:value-type="float" office:value="0.187934299187558">
            <text:p>0.1879343</text:p>
          </table:table-cell>
        </table:table-row>
        <table:table-row table:style-name="ro1">
          <table:table-cell office:value-type="string">
            <text:p>selling</text:p>
          </table:table-cell>
          <table:table-cell office:value-type="string">
            <text:p>apple</text:p>
          </table:table-cell>
          <table:table-cell office:value-type="float" office:value="0.187934299187558">
            <text:p>0.1879343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provider</text:p>
          </table:table-cell>
          <table:table-cell office:value-type="float" office:value="0.187968785036991">
            <text:p>0.1879688</text:p>
          </table:table-cell>
        </table:table-row>
        <table:table-row table:style-name="ro2">
          <table:table-cell office:value-type="string">
            <text:p>provider</text:p>
          </table:table-cell>
          <table:table-cell office:value-type="string">
            <text:p>evernote</text:p>
          </table:table-cell>
          <table:table-cell office:value-type="float" office:value="0.187968785036991">
            <text:p>0.1879688</text:p>
          </table:table-cell>
        </table:table-row>
        <table:table-row table:style-name="ro1">
          <table:table-cell office:value-type="string">
            <text:p>confident</text:p>
          </table:table-cell>
          <table:table-cell office:value-type="string">
            <text:p>patients</text:p>
          </table:table-cell>
          <table:table-cell office:value-type="float" office:value="0.187981617909572">
            <text:p>0.1879816</text:p>
          </table:table-cell>
        </table:table-row>
        <table:table-row table:style-name="ro1">
          <table:table-cell office:value-type="string">
            <text:p>patients</text:p>
          </table:table-cell>
          <table:table-cell office:value-type="string">
            <text:p>confident</text:p>
          </table:table-cell>
          <table:table-cell office:value-type="float" office:value="0.187981617909572">
            <text:p>0.1879816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especially</text:p>
          </table:table-cell>
          <table:table-cell office:value-type="float" office:value="0.188015800617829">
            <text:p>0.1880158</text:p>
          </table:table-cell>
        </table:table-row>
        <table:table-row table:style-name="ro1">
          <table:table-cell office:value-type="string">
            <text:p>especially</text:p>
          </table:table-cell>
          <table:table-cell office:value-type="string">
            <text:p>download</text:p>
          </table:table-cell>
          <table:table-cell office:value-type="float" office:value="0.188015800617829">
            <text:p>0.1880158</text:p>
          </table:table-cell>
        </table:table-row>
        <table:table-row table:style-name="ro2">
          <table:table-cell office:value-type="string">
            <text:p>chicago</text:p>
          </table:table-cell>
          <table:table-cell office:value-type="string">
            <text:p>compliance</text:p>
          </table:table-cell>
          <table:table-cell office:value-type="float" office:value="0.188016976798837">
            <text:p>0.1880170</text:p>
          </table:table-cell>
        </table:table-row>
        <table:table-row table:style-name="ro2">
          <table:table-cell office:value-type="string">
            <text:p>compliance</text:p>
          </table:table-cell>
          <table:table-cell office:value-type="string">
            <text:p>chicago</text:p>
          </table:table-cell>
          <table:table-cell office:value-type="float" office:value="0.188016976798837">
            <text:p>0.1880170</text:p>
          </table:table-cell>
        </table:table-row>
        <table:table-row table:style-name="ro2">
          <table:table-cell office:value-type="string">
            <text:p>compliance</text:p>
          </table:table-cell>
          <table:table-cell office:value-type="string">
            <text:p>highrisk</text:p>
          </table:table-cell>
          <table:table-cell office:value-type="float" office:value="0.188016976798838">
            <text:p>0.1880170</text:p>
          </table:table-cell>
        </table:table-row>
        <table:table-row table:style-name="ro2">
          <table:table-cell office:value-type="string">
            <text:p>highrisk</text:p>
          </table:table-cell>
          <table:table-cell office:value-type="string">
            <text:p>compliance</text:p>
          </table:table-cell>
          <table:table-cell office:value-type="float" office:value="0.188016976798838">
            <text:p>0.1880170</text:p>
          </table:table-cell>
        </table:table-row>
        <table:table-row table:style-name="ro1">
          <table:table-cell office:value-type="string">
            <text:p>preparers</text:p>
          </table:table-cell>
          <table:table-cell office:value-type="string">
            <text:p>situation</text:p>
          </table:table-cell>
          <table:table-cell office:value-type="float" office:value="0.188022235212215">
            <text:p>0.1880222</text:p>
          </table:table-cell>
        </table:table-row>
        <table:table-row table:style-name="ro1">
          <table:table-cell office:value-type="string">
            <text:p>situation</text:p>
          </table:table-cell>
          <table:table-cell office:value-type="string">
            <text:p>preparers</text:p>
          </table:table-cell>
          <table:table-cell office:value-type="float" office:value="0.188022235212215">
            <text:p>0.1880222</text:p>
          </table:table-cell>
        </table:table-row>
        <table:table-row table:style-name="ro1">
          <table:table-cell office:value-type="string">
            <text:p>games</text:p>
          </table:table-cell>
          <table:table-cell office:value-type="string">
            <text:p>orange</text:p>
          </table:table-cell>
          <table:table-cell office:value-type="float" office:value="0.188056300191585">
            <text:p>0.1880563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games</text:p>
          </table:table-cell>
          <table:table-cell office:value-type="float" office:value="0.188056300191585">
            <text:p>0.1880563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highest</text:p>
          </table:table-cell>
          <table:table-cell office:value-type="float" office:value="0.188158416039924">
            <text:p>0.1881584</text:p>
          </table:table-cell>
        </table:table-row>
        <table:table-row table:style-name="ro1">
          <table:table-cell office:value-type="string">
            <text:p>highest</text:p>
          </table:table-cell>
          <table:table-cell office:value-type="string">
            <text:p>100k</text:p>
          </table:table-cell>
          <table:table-cell office:value-type="float" office:value="0.188158416039924">
            <text:p>0.1881584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site</text:p>
          </table:table-cell>
          <table:table-cell office:value-type="float" office:value="0.188198168247233">
            <text:p>0.1881982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ask</text:p>
          </table:table-cell>
          <table:table-cell office:value-type="float" office:value="0.188198168247233">
            <text:p>0.1881982</text:p>
          </table:table-cell>
        </table:table-row>
        <table:table-row table:style-name="ro2">
          <table:table-cell office:value-type="string">
            <text:p>creditcard</text:p>
          </table:table-cell>
          <table:table-cell office:value-type="string">
            <text:p>score</text:p>
          </table:table-cell>
          <table:table-cell office:value-type="float" office:value="0.188230320597428">
            <text:p>0.1882303</text:p>
          </table:table-cell>
        </table:table-row>
        <table:table-row table:style-name="ro2">
          <table:table-cell office:value-type="string">
            <text:p>score</text:p>
          </table:table-cell>
          <table:table-cell office:value-type="string">
            <text:p>creditcard</text:p>
          </table:table-cell>
          <table:table-cell office:value-type="float" office:value="0.188230320597428">
            <text:p>0.1882303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torok</text:p>
          </table:table-cell>
          <table:table-cell office:value-type="float" office:value="0.18833214924567">
            <text:p>0.1883321</text:p>
          </table:table-cell>
        </table:table-row>
        <table:table-row table:style-name="ro2">
          <table:table-cell office:value-type="string">
            <text:p>torok</text:p>
          </table:table-cell>
          <table:table-cell office:value-type="string">
            <text:p>rose</text:p>
          </table:table-cell>
          <table:table-cell office:value-type="float" office:value="0.18833214924567">
            <text:p>0.1883321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regarding</text:p>
          </table:table-cell>
          <table:table-cell office:value-type="float" office:value="0.188373119613215">
            <text:p>0.1883731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affairs</text:p>
          </table:table-cell>
          <table:table-cell office:value-type="float" office:value="0.188373119613215">
            <text:p>0.1883731</text:p>
          </table:table-cell>
        </table:table-row>
        <table:table-row table:style-name="ro1">
          <table:table-cell office:value-type="string">
            <text:p>log</text:p>
          </table:table-cell>
          <table:table-cell office:value-type="string">
            <text:p>traffic</text:p>
          </table:table-cell>
          <table:table-cell office:value-type="float" office:value="0.188413468697447">
            <text:p>0.1884135</text:p>
          </table:table-cell>
        </table:table-row>
        <table:table-row table:style-name="ro1">
          <table:table-cell office:value-type="string">
            <text:p>traffic</text:p>
          </table:table-cell>
          <table:table-cell office:value-type="string">
            <text:p>log</text:p>
          </table:table-cell>
          <table:table-cell office:value-type="float" office:value="0.188413468697447">
            <text:p>0.1884135</text:p>
          </table:table-cell>
        </table:table-row>
        <table:table-row table:style-name="ro2">
          <table:table-cell office:value-type="string">
            <text:p>falmouth</text:p>
          </table:table-cell>
          <table:table-cell office:value-type="string">
            <text:p>responded</text:p>
          </table:table-cell>
          <table:table-cell office:value-type="float" office:value="0.188519007142284">
            <text:p>0.1885190</text:p>
          </table:table-cell>
        </table:table-row>
        <table:table-row table:style-name="ro2">
          <table:table-cell office:value-type="string">
            <text:p>responded</text:p>
          </table:table-cell>
          <table:table-cell office:value-type="string">
            <text:p>falmouth</text:p>
          </table:table-cell>
          <table:table-cell office:value-type="float" office:value="0.188519007142284">
            <text:p>0.1885190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jenkins</text:p>
          </table:table-cell>
          <table:table-cell office:value-type="float" office:value="0.188535148072346">
            <text:p>0.1885351</text:p>
          </table:table-cell>
        </table:table-row>
        <table:table-row table:style-name="ro2">
          <table:table-cell office:value-type="string">
            <text:p>jenkins</text:p>
          </table:table-cell>
          <table:table-cell office:value-type="string">
            <text:p>heavy</text:p>
          </table:table-cell>
          <table:table-cell office:value-type="float" office:value="0.188535148072346">
            <text:p>0.1885351</text:p>
          </table:table-cell>
        </table:table-row>
        <table:table-row table:style-name="ro2">
          <table:table-cell office:value-type="string">
            <text:p>albany</text:p>
          </table:table-cell>
          <table:table-cell office:value-type="string">
            <text:p>heavy</text:p>
          </table:table-cell>
          <table:table-cell office:value-type="float" office:value="0.188535878665025">
            <text:p>0.1885359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albany</text:p>
          </table:table-cell>
          <table:table-cell office:value-type="float" office:value="0.188535878665025">
            <text:p>0.1885359</text:p>
          </table:table-cell>
        </table:table-row>
        <table:table-row table:style-name="ro2">
          <table:table-cell office:value-type="string">
            <text:p>dui</text:p>
          </table:table-cell>
          <table:table-cell office:value-type="string">
            <text:p>heavy</text:p>
          </table:table-cell>
          <table:table-cell office:value-type="float" office:value="0.188536000110181">
            <text:p>0.1885360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dui</text:p>
          </table:table-cell>
          <table:table-cell office:value-type="float" office:value="0.188536000110181">
            <text:p>0.1885360</text:p>
          </table:table-cell>
        </table:table-row>
        <table:table-row table:style-name="ro1">
          <table:table-cell office:value-type="string">
            <text:p>est20130228</text:p>
          </table:table-cell>
          <table:table-cell office:value-type="string">
            <text:p>heavy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gmt</text:p>
          </table:table-cell>
          <table:table-cell office:value-type="string">
            <text:p>heavy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gmt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lt</text:p>
          </table:table-cell>
          <table:table-cell office:value-type="float" office:value="0.188536121464414">
            <text:p>0.1885361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est20130228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heavy</text:p>
          </table:table-cell>
          <table:table-cell office:value-type="string">
            <text:p>watkins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heavy</text:p>
          </table:table-cell>
          <table:table-cell office:value-type="float" office:value="0.188536121464414">
            <text:p>0.1885361</text:p>
          </table:table-cell>
        </table:table-row>
        <table:table-row table:style-name="ro2">
          <table:table-cell office:value-type="string">
            <text:p>watkins</text:p>
          </table:table-cell>
          <table:table-cell office:value-type="string">
            <text:p>heavy</text:p>
          </table:table-cell>
          <table:table-cell office:value-type="float" office:value="0.188536121464414">
            <text:p>0.1885361</text:p>
          </table:table-cell>
        </table:table-row>
        <table:table-row table:style-name="ro1">
          <table:table-cell office:value-type="string">
            <text:p>downtown</text:p>
          </table:table-cell>
          <table:table-cell office:value-type="string">
            <text:p>heavy</text:p>
          </table:table-cell>
          <table:table-cell office:value-type="float" office:value="0.188536242728308">
            <text:p>0.1885362</text:p>
          </table:table-cell>
        </table:table-row>
        <table:table-row table:style-name="ro1">
          <table:table-cell office:value-type="string">
            <text:p>festival</text:p>
          </table:table-cell>
          <table:table-cell office:value-type="string">
            <text:p>heavy</text:p>
          </table:table-cell>
          <table:table-cell office:value-type="float" office:value="0.188536242728308">
            <text:p>0.1885362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festival</text:p>
          </table:table-cell>
          <table:table-cell office:value-type="float" office:value="0.188536242728308">
            <text:p>0.1885362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downtown</text:p>
          </table:table-cell>
          <table:table-cell office:value-type="float" office:value="0.188536242728308">
            <text:p>0.1885362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individual</text:p>
          </table:table-cell>
          <table:table-cell office:value-type="float" office:value="0.188577833873002">
            <text:p>0.1885778</text:p>
          </table:table-cell>
        </table:table-row>
        <table:table-row table:style-name="ro1">
          <table:table-cell office:value-type="string">
            <text:p>individual</text:p>
          </table:table-cell>
          <table:table-cell office:value-type="string">
            <text:p>department</text:p>
          </table:table-cell>
          <table:table-cell office:value-type="float" office:value="0.188577833873002">
            <text:p>0.1885778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selling</text:p>
          </table:table-cell>
          <table:table-cell office:value-type="float" office:value="0.188799641473338">
            <text:p>0.1887996</text:p>
          </table:table-cell>
        </table:table-row>
        <table:table-row table:style-name="ro1">
          <table:table-cell office:value-type="string">
            <text:p>selling</text:p>
          </table:table-cell>
          <table:table-cell office:value-type="string">
            <text:p>product</text:p>
          </table:table-cell>
          <table:table-cell office:value-type="float" office:value="0.188799641473338">
            <text:p>0.1887996</text:p>
          </table:table-cell>
        </table:table-row>
        <table:table-row table:style-name="ro1">
          <table:table-cell office:value-type="string">
            <text:p>favorite</text:p>
          </table:table-cell>
          <table:table-cell office:value-type="string">
            <text:p>hack</text:p>
          </table:table-cell>
          <table:table-cell office:value-type="float" office:value="0.188828198055312">
            <text:p>0.1888282</text:p>
          </table:table-cell>
        </table:table-row>
        <table:table-row table:style-name="ro1">
          <table:table-cell office:value-type="string">
            <text:p>hack</text:p>
          </table:table-cell>
          <table:table-cell office:value-type="string">
            <text:p>favorite</text:p>
          </table:table-cell>
          <table:table-cell office:value-type="float" office:value="0.188828198055312">
            <text:p>0.1888282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thank</text:p>
          </table:table-cell>
          <table:table-cell office:value-type="float" office:value="0.188939585286059">
            <text:p>0.1889396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ccess</text:p>
          </table:table-cell>
          <table:table-cell office:value-type="float" office:value="0.188939585286059">
            <text:p>0.1889396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risk</text:p>
          </table:table-cell>
          <table:table-cell office:value-type="float" office:value="0.18894896488916">
            <text:p>0.1889490</text:p>
          </table:table-cell>
        </table:table-row>
        <table:table-row table:style-name="ro2">
          <table:table-cell office:value-type="string">
            <text:p>risk</text:p>
          </table:table-cell>
          <table:table-cell office:value-type="string">
            <text:p>evernote</text:p>
          </table:table-cell>
          <table:table-cell office:value-type="float" office:value="0.18894896488916">
            <text:p>0.1889490</text:p>
          </table:table-cell>
        </table:table-row>
        <table:table-row table:style-name="ro1">
          <table:table-cell office:value-type="string">
            <text:p>exposed</text:p>
          </table:table-cell>
          <table:table-cell office:value-type="string">
            <text:p>threat</text:p>
          </table:table-cell>
          <table:table-cell office:value-type="float" office:value="0.188978445348934">
            <text:p>0.1889784</text:p>
          </table:table-cell>
        </table:table-row>
        <table:table-row table:style-name="ro1">
          <table:table-cell office:value-type="string">
            <text:p>threat</text:p>
          </table:table-cell>
          <table:table-cell office:value-type="string">
            <text:p>exposed</text:p>
          </table:table-cell>
          <table:table-cell office:value-type="float" office:value="0.188978445348934">
            <text:p>0.1889784</text:p>
          </table:table-cell>
        </table:table-row>
        <table:table-row table:style-name="ro2">
          <table:table-cell office:value-type="string">
            <text:p>providence</text:p>
          </table:table-cell>
          <table:table-cell office:value-type="string">
            <text:p>rico</text:p>
          </table:table-cell>
          <table:table-cell office:value-type="float" office:value="0.188997107896">
            <text:p>0.1889971</text:p>
          </table:table-cell>
        </table:table-row>
        <table:table-row table:style-name="ro2">
          <table:table-cell office:value-type="string">
            <text:p>rico</text:p>
          </table:table-cell>
          <table:table-cell office:value-type="string">
            <text:p>providence</text:p>
          </table:table-cell>
          <table:table-cell office:value-type="float" office:value="0.188997107896">
            <text:p>0.1889971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green</text:p>
          </table:table-cell>
          <table:table-cell office:value-type="float" office:value="0.18901377119002">
            <text:p>0.1890138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string">
            <text:p>block</text:p>
          </table:table-cell>
          <table:table-cell office:value-type="float" office:value="0.18901377119002">
            <text:p>0.1890138</text:p>
          </table:table-cell>
        </table:table-row>
        <table:table-row table:style-name="ro1">
          <table:table-cell table:style-name="ce1" office:value-type="string">
            <text:p>2005</text:p>
          </table:table-cell>
          <table:table-cell office:value-type="string">
            <text:p>village</text:p>
          </table:table-cell>
          <table:table-cell office:value-type="float" office:value="0.189041421985241">
            <text:p>0.1890414</text:p>
          </table:table-cell>
        </table:table-row>
        <table:table-row table:style-name="ro1">
          <table:table-cell office:value-type="string">
            <text:p>village</text:p>
          </table:table-cell>
          <table:table-cell table:style-name="ce1" office:value-type="string">
            <text:p>2005</text:p>
          </table:table-cell>
          <table:table-cell office:value-type="float" office:value="0.189041421985241">
            <text:p>0.1890414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plan</text:p>
          </table:table-cell>
          <table:table-cell office:value-type="float" office:value="0.189118988278549">
            <text:p>0.1891190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consult</text:p>
          </table:table-cell>
          <table:table-cell office:value-type="float" office:value="0.189118988278549">
            <text:p>0.1891190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ealize</text:p>
          </table:table-cell>
          <table:table-cell office:value-type="float" office:value="0.189276336636444">
            <text:p>0.1892763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drives</text:p>
          </table:table-cell>
          <table:table-cell office:value-type="float" office:value="0.189276336636444">
            <text:p>0.1892763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wait</text:p>
          </table:table-cell>
          <table:table-cell office:value-type="float" office:value="0.189348846710876">
            <text:p>0.1893488</text:p>
          </table:table-cell>
        </table:table-row>
        <table:table-row table:style-name="ro1">
          <table:table-cell office:value-type="string">
            <text:p>wait</text:p>
          </table:table-cell>
          <table:table-cell office:value-type="string">
            <text:p>sales</text:p>
          </table:table-cell>
          <table:table-cell office:value-type="float" office:value="0.189348846710876">
            <text:p>0.1893488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asked</text:p>
          </table:table-cell>
          <table:table-cell office:value-type="float" office:value="0.189400026022327">
            <text:p>0.1894000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ask</text:p>
          </table:table-cell>
          <table:table-cell office:value-type="float" office:value="0.189400026022327">
            <text:p>0.1894000</text:p>
          </table:table-cell>
        </table:table-row>
        <table:table-row table:style-name="ro2">
          <table:table-cell office:value-type="string">
            <text:p>played</text:p>
          </table:table-cell>
          <table:table-cell office:value-type="string">
            <text:p>saturday</text:p>
          </table:table-cell>
          <table:table-cell office:value-type="float" office:value="0.189425310217525">
            <text:p>0.1894253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played</text:p>
          </table:table-cell>
          <table:table-cell office:value-type="float" office:value="0.189425310217525">
            <text:p>0.1894253</text:p>
          </table:table-cell>
        </table:table-row>
        <table:table-row table:style-name="ro1">
          <table:table-cell office:value-type="string">
            <text:p>assist</text:p>
          </table:table-cell>
          <table:table-cell office:value-type="string">
            <text:p>recommend</text:p>
          </table:table-cell>
          <table:table-cell office:value-type="float" office:value="0.189588498543805">
            <text:p>0.1895885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assist</text:p>
          </table:table-cell>
          <table:table-cell office:value-type="float" office:value="0.189588498543805">
            <text:p>0.1895885</text:p>
          </table:table-cell>
        </table:table-row>
        <table:table-row table:style-name="ro2">
          <table:table-cell office:value-type="string">
            <text:p>pii</text:p>
          </table:table-cell>
          <table:table-cell office:value-type="string">
            <text:p>safety</text:p>
          </table:table-cell>
          <table:table-cell office:value-type="float" office:value="0.189616578863693">
            <text:p>0.1896166</text:p>
          </table:table-cell>
        </table:table-row>
        <table:table-row table:style-name="ro2">
          <table:table-cell office:value-type="string">
            <text:p>safety</text:p>
          </table:table-cell>
          <table:table-cell office:value-type="string">
            <text:p>pii</text:p>
          </table:table-cell>
          <table:table-cell office:value-type="float" office:value="0.189616578863693">
            <text:p>0.1896166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string">
            <text:p>passwords</text:p>
          </table:table-cell>
          <table:table-cell office:value-type="float" office:value="0.189650489202052">
            <text:p>0.1896505</text:p>
          </table:table-cell>
        </table:table-row>
        <table:table-row table:style-name="ro1">
          <table:table-cell office:value-type="string">
            <text:p>passwords</text:p>
          </table:table-cell>
          <table:table-cell office:value-type="string">
            <text:p>advanced</text:p>
          </table:table-cell>
          <table:table-cell office:value-type="float" office:value="0.189650489202052">
            <text:p>0.1896505</text:p>
          </table:table-cell>
        </table:table-row>
        <table:table-row table:style-name="ro1">
          <table:table-cell office:value-type="string">
            <text:p>deductions</text:p>
          </table:table-cell>
          <table:table-cell office:value-type="string">
            <text:p>standards</text:p>
          </table:table-cell>
          <table:table-cell office:value-type="float" office:value="0.189670830702626">
            <text:p>0.1896708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deductions</text:p>
          </table:table-cell>
          <table:table-cell office:value-type="float" office:value="0.189670830702626">
            <text:p>0.1896708</text:p>
          </table:table-cell>
        </table:table-row>
        <table:table-row table:style-name="ro1">
          <table:table-cell office:value-type="string">
            <text:p>advocates</text:p>
          </table:table-cell>
          <table:table-cell office:value-type="string">
            <text:p>handling</text:p>
          </table:table-cell>
          <table:table-cell office:value-type="float" office:value="0.189701150145714">
            <text:p>0.1897012</text:p>
          </table:table-cell>
        </table:table-row>
        <table:table-row table:style-name="ro1">
          <table:table-cell office:value-type="string">
            <text:p>handling</text:p>
          </table:table-cell>
          <table:table-cell office:value-type="string">
            <text:p>advocates</text:p>
          </table:table-cell>
          <table:table-cell office:value-type="float" office:value="0.189701150145714">
            <text:p>0.1897012</text:p>
          </table:table-cell>
        </table:table-row>
        <table:table-row table:style-name="ro1">
          <table:table-cell office:value-type="string">
            <text:p>phones</text:p>
          </table:table-cell>
          <table:table-cell office:value-type="string">
            <text:p>sensitive</text:p>
          </table:table-cell>
          <table:table-cell office:value-type="float" office:value="0.189747190691715">
            <text:p>0.1897472</text:p>
          </table:table-cell>
        </table:table-row>
        <table:table-row table:style-name="ro1">
          <table:table-cell office:value-type="string">
            <text:p>sensitive</text:p>
          </table:table-cell>
          <table:table-cell office:value-type="string">
            <text:p>phones</text:p>
          </table:table-cell>
          <table:table-cell office:value-type="float" office:value="0.189747190691715">
            <text:p>0.1897472</text:p>
          </table:table-cell>
        </table:table-row>
        <table:table-row table:style-name="ro1">
          <table:table-cell office:value-type="string">
            <text:p>crackdown</text:p>
          </table:table-cell>
          <table:table-cell office:value-type="string">
            <text:p>efforts</text:p>
          </table:table-cell>
          <table:table-cell office:value-type="float" office:value="0.189777942196802">
            <text:p>0.1897779</text:p>
          </table:table-cell>
        </table:table-row>
        <table:table-row table:style-name="ro1">
          <table:table-cell office:value-type="string">
            <text:p>efforts</text:p>
          </table:table-cell>
          <table:table-cell office:value-type="string">
            <text:p>crackdown</text:p>
          </table:table-cell>
          <table:table-cell office:value-type="float" office:value="0.189777942196802">
            <text:p>0.1897779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financial</text:p>
          </table:table-cell>
          <table:table-cell office:value-type="float" office:value="0.189781032482815">
            <text:p>0.1897810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checks</text:p>
          </table:table-cell>
          <table:table-cell office:value-type="float" office:value="0.189781032482815">
            <text:p>0.1897810</text:p>
          </table:table-cell>
        </table:table-row>
        <table:table-row table:style-name="ro2">
          <table:table-cell table:style-name="ce1" office:value-type="string">
            <text:p>7</text:p>
          </table:table-cell>
          <table:table-cell office:value-type="string">
            <text:p>postbulletin</text:p>
          </table:table-cell>
          <table:table-cell office:value-type="float" office:value="0.189844147461977">
            <text:p>0.1898441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affordable</text:p>
          </table:table-cell>
          <table:table-cell office:value-type="float" office:value="0.189844147461977">
            <text:p>0.1898441</text:p>
          </table:table-cell>
        </table:table-row>
        <table:table-row table:style-name="ro1">
          <table:table-cell office:value-type="string">
            <text:p>affordable</text:p>
          </table:table-cell>
          <table:table-cell table:style-name="ce1" office:value-type="string">
            <text:p>7</text:p>
          </table:table-cell>
          <table:table-cell office:value-type="float" office:value="0.189844147461977">
            <text:p>0.1898441</text:p>
          </table:table-cell>
        </table:table-row>
        <table:table-row table:style-name="ro2">
          <table:table-cell office:value-type="string">
            <text:p>postbulletin</text:p>
          </table:table-cell>
          <table:table-cell table:style-name="ce1" office:value-type="string">
            <text:p>7</text:p>
          </table:table-cell>
          <table:table-cell office:value-type="float" office:value="0.189844147461977">
            <text:p>0.1898441</text:p>
          </table:table-cell>
        </table:table-row>
        <table:table-row table:style-name="ro1">
          <table:table-cell office:value-type="string">
            <text:p>clinic</text:p>
          </table:table-cell>
          <table:table-cell office:value-type="string">
            <text:p>gone</text:p>
          </table:table-cell>
          <table:table-cell office:value-type="float" office:value="0.18984824775719">
            <text:p>0.1898482</text:p>
          </table:table-cell>
        </table:table-row>
        <table:table-row table:style-name="ro1">
          <table:table-cell office:value-type="string">
            <text:p>gone</text:p>
          </table:table-cell>
          <table:table-cell office:value-type="string">
            <text:p>clinic</text:p>
          </table:table-cell>
          <table:table-cell office:value-type="float" office:value="0.18984824775719">
            <text:p>0.1898482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remaining</text:p>
          </table:table-cell>
          <table:table-cell office:value-type="float" office:value="0.189848936543535">
            <text:p>0.1898489</text:p>
          </table:table-cell>
        </table:table-row>
        <table:table-row table:style-name="ro1">
          <table:table-cell office:value-type="string">
            <text:p>remaining</text:p>
          </table:table-cell>
          <table:table-cell table:style-name="ce1" office:value-type="string">
            <text:p>7</text:p>
          </table:table-cell>
          <table:table-cell office:value-type="float" office:value="0.189848936543535">
            <text:p>0.1898489</text:p>
          </table:table-cell>
        </table:table-row>
        <table:table-row table:style-name="ro2">
          <table:table-cell office:value-type="string">
            <text:p>child</text:p>
          </table:table-cell>
          <table:table-cell office:value-type="string">
            <text:p>maryland</text:p>
          </table:table-cell>
          <table:table-cell office:value-type="float" office:value="0.189868329917625">
            <text:p>0.1898683</text:p>
          </table:table-cell>
        </table:table-row>
        <table:table-row table:style-name="ro2">
          <table:table-cell office:value-type="string">
            <text:p>maryland</text:p>
          </table:table-cell>
          <table:table-cell office:value-type="string">
            <text:p>child</text:p>
          </table:table-cell>
          <table:table-cell office:value-type="float" office:value="0.189868329917625">
            <text:p>0.1898683</text:p>
          </table:table-cell>
        </table:table-row>
        <table:table-row table:style-name="ro1">
          <table:table-cell office:value-type="string">
            <text:p>creditor</text:p>
          </table:table-cell>
          <table:table-cell office:value-type="string">
            <text:p>scenario</text:p>
          </table:table-cell>
          <table:table-cell office:value-type="float" office:value="0.189870673237121">
            <text:p>0.1898707</text:p>
          </table:table-cell>
        </table:table-row>
        <table:table-row table:style-name="ro1">
          <table:table-cell office:value-type="string">
            <text:p>scenario</text:p>
          </table:table-cell>
          <table:table-cell office:value-type="string">
            <text:p>creditor</text:p>
          </table:table-cell>
          <table:table-cell office:value-type="float" office:value="0.189870673237121">
            <text:p>0.1898707</text:p>
          </table:table-cell>
        </table:table-row>
        <table:table-row table:style-name="ro1">
          <table:table-cell office:value-type="string">
            <text:p>credit</text:p>
          </table:table-cell>
          <table:table-cell office:value-type="string">
            <text:p>errors</text:p>
          </table:table-cell>
          <table:table-cell office:value-type="float" office:value="0.189949849178993">
            <text:p>0.1899498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string">
            <text:p>credit</text:p>
          </table:table-cell>
          <table:table-cell office:value-type="float" office:value="0.189949849178993">
            <text:p>0.1899498</text:p>
          </table:table-cell>
        </table:table-row>
        <table:table-row table:style-name="ro2">
          <table:table-cell office:value-type="string">
            <text:p>followed</text:p>
          </table:table-cell>
          <table:table-cell office:value-type="string">
            <text:p>wagerelated</text:p>
          </table:table-cell>
          <table:table-cell office:value-type="float" office:value="0.190098791892316">
            <text:p>0.1900988</text:p>
          </table:table-cell>
        </table:table-row>
        <table:table-row table:style-name="ro2">
          <table:table-cell office:value-type="string">
            <text:p>wagerelated</text:p>
          </table:table-cell>
          <table:table-cell office:value-type="string">
            <text:p>followed</text:p>
          </table:table-cell>
          <table:table-cell office:value-type="float" office:value="0.190098791892316">
            <text:p>0.1900988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currently</text:p>
          </table:table-cell>
          <table:table-cell office:value-type="float" office:value="0.190134482761882">
            <text:p>0.1901345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ccess</text:p>
          </table:table-cell>
          <table:table-cell office:value-type="float" office:value="0.190134482761882">
            <text:p>0.1901345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global</text:p>
          </table:table-cell>
          <table:table-cell office:value-type="float" office:value="0.19015560689649">
            <text:p>0.1901556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development</text:p>
          </table:table-cell>
          <table:table-cell office:value-type="float" office:value="0.19015560689649">
            <text:p>0.1901556</text:p>
          </table:table-cell>
        </table:table-row>
        <table:table-row table:style-name="ro1">
          <table:table-cell office:value-type="string">
            <text:p>computer</text:p>
          </table:table-cell>
          <table:table-cell office:value-type="string">
            <text:p>product</text:p>
          </table:table-cell>
          <table:table-cell office:value-type="float" office:value="0.19023457534676">
            <text:p>0.1902346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computer</text:p>
          </table:table-cell>
          <table:table-cell office:value-type="float" office:value="0.19023457534676">
            <text:p>0.1902346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development</text:p>
          </table:table-cell>
          <table:table-cell office:value-type="float" office:value="0.190252908901297">
            <text:p>0.1902529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corporations</text:p>
          </table:table-cell>
          <table:table-cell office:value-type="float" office:value="0.190252908901297">
            <text:p>0.1902529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individuals</text:p>
          </table:table-cell>
          <table:table-cell office:value-type="float" office:value="0.190273191849773">
            <text:p>0.190273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deposited</text:p>
          </table:table-cell>
          <table:table-cell office:value-type="float" office:value="0.190273191849773">
            <text:p>0.1902732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taxpayer</text:p>
          </table:table-cell>
          <table:table-cell office:value-type="float" office:value="0.190301747007984">
            <text:p>0.1903017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regarding</text:p>
          </table:table-cell>
          <table:table-cell office:value-type="float" office:value="0.190301747007984">
            <text:p>0.1903017</text:p>
          </table:table-cell>
        </table:table-row>
        <table:table-row table:style-name="ro2">
          <table:table-cell office:value-type="string">
            <text:p>bellevue</text:p>
          </table:table-cell>
          <table:table-cell office:value-type="string">
            <text:p>laptops</text:p>
          </table:table-cell>
          <table:table-cell office:value-type="float" office:value="0.190363007830922">
            <text:p>0.1903630</text:p>
          </table:table-cell>
        </table:table-row>
        <table:table-row table:style-name="ro2">
          <table:table-cell office:value-type="string">
            <text:p>laptops</text:p>
          </table:table-cell>
          <table:table-cell office:value-type="string">
            <text:p>bellevue</text:p>
          </table:table-cell>
          <table:table-cell office:value-type="float" office:value="0.190363007830922">
            <text:p>0.1903630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spokesperson</text:p>
          </table:table-cell>
          <table:table-cell office:value-type="float" office:value="0.190403044048989">
            <text:p>0.1904030</text:p>
          </table:table-cell>
        </table:table-row>
        <table:table-row table:style-name="ro1">
          <table:table-cell office:value-type="string">
            <text:p>spokesperson</text:p>
          </table:table-cell>
          <table:table-cell office:value-type="string">
            <text:p>speak</text:p>
          </table:table-cell>
          <table:table-cell office:value-type="float" office:value="0.190403044048989">
            <text:p>0.1904030</text:p>
          </table:table-cell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produce</text:p>
          </table:table-cell>
          <table:table-cell office:value-type="float" office:value="0.190472660966674">
            <text:p>0.1904727</text:p>
          </table:table-cell>
        </table:table-row>
        <table:table-row table:style-name="ro1">
          <table:table-cell office:value-type="string">
            <text:p>produce</text:p>
          </table:table-cell>
          <table:table-cell office:value-type="string">
            <text:p>development</text:p>
          </table:table-cell>
          <table:table-cell office:value-type="float" office:value="0.190472660966674">
            <text:p>0.1904727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deposits</text:p>
          </table:table-cell>
          <table:table-cell office:value-type="float" office:value="0.190499470353014">
            <text:p>0.1904995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deposit</text:p>
          </table:table-cell>
          <table:table-cell office:value-type="float" office:value="0.190499470353014">
            <text:p>0.1904995</text:p>
          </table:table-cell>
        </table:table-row>
        <table:table-row table:style-name="ro2">
          <table:table-cell table:style-name="ce1" office:value-type="string">
            <text:p>3000</text:p>
          </table:table-cell>
          <table:table-cell office:value-type="string">
            <text:p>parton</text:p>
          </table:table-cell>
          <table:table-cell office:value-type="float" office:value="0.19058971232007">
            <text:p>0.1905897</text:p>
          </table:table-cell>
        </table:table-row>
        <table:table-row table:style-name="ro2">
          <table:table-cell office:value-type="string">
            <text:p>parton</text:p>
          </table:table-cell>
          <table:table-cell table:style-name="ce1" office:value-type="string">
            <text:p>3000</text:p>
          </table:table-cell>
          <table:table-cell office:value-type="float" office:value="0.19058971232007">
            <text:p>0.1905897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technology</text:p>
          </table:table-cell>
          <table:table-cell office:value-type="float" office:value="0.190589910051814">
            <text:p>0.1905899</text:p>
          </table:table-cell>
        </table:table-row>
        <table:table-row table:style-name="ro2">
          <table:table-cell office:value-type="string">
            <text:p>technology</text:p>
          </table:table-cell>
          <table:table-cell office:value-type="string">
            <text:p>calif</text:p>
          </table:table-cell>
          <table:table-cell office:value-type="float" office:value="0.190589910051814">
            <text:p>0.1905899</text:p>
          </table:table-cell>
        </table:table-row>
        <table:table-row table:style-name="ro2">
          <table:table-cell table:style-name="ce1" office:value-type="string">
            <text:p>7</text:p>
          </table:table-cell>
          <table:table-cell office:value-type="string">
            <text:p>llc</text:p>
          </table:table-cell>
          <table:table-cell office:value-type="float" office:value="0.190598327829669">
            <text:p>0.1905983</text:p>
          </table:table-cell>
        </table:table-row>
        <table:table-row table:style-name="ro2">
          <table:table-cell office:value-type="string">
            <text:p>llc</text:p>
          </table:table-cell>
          <table:table-cell table:style-name="ce1" office:value-type="string">
            <text:p>7</text:p>
          </table:table-cell>
          <table:table-cell office:value-type="float" office:value="0.190598327829669">
            <text:p>0.1905983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travelling</text:p>
          </table:table-cell>
          <table:table-cell office:value-type="float" office:value="0.190604922179457">
            <text:p>0.1906049</text:p>
          </table:table-cell>
        </table:table-row>
        <table:table-row table:style-name="ro2">
          <table:table-cell office:value-type="string">
            <text:p>travelling</text:p>
          </table:table-cell>
          <table:table-cell office:value-type="string">
            <text:p>ebay</text:p>
          </table:table-cell>
          <table:table-cell office:value-type="float" office:value="0.190604922179457">
            <text:p>0.1906049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relative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foreclosure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target_hplink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ebay</text:p>
          </table:table-cell>
          <table:table-cell office:value-type="string">
            <text:p>hrefhttpwwwhuffingtonpostcom20120423craigslistscamstipslosingmoney_n_1445763html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foreclosure</text:p>
          </table:table-cell>
          <table:table-cell office:value-type="string">
            <text:p>ebay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hrefhttpwwwhuffingtonpostcom20120423craigslistscamstipslosingmoney_n_1445763html</text:p>
          </table:table-cell>
          <table:table-cell office:value-type="string">
            <text:p>ebay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relative</text:p>
          </table:table-cell>
          <table:table-cell office:value-type="string">
            <text:p>ebay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target_hplink</text:p>
          </table:table-cell>
          <table:table-cell office:value-type="string">
            <text:p>ebay</text:p>
          </table:table-cell>
          <table:table-cell office:value-type="float" office:value="0.190606891525997">
            <text:p>0.1906069</text:p>
          </table:table-cell>
        </table:table-row>
        <table:table-row table:style-name="ro2">
          <table:table-cell office:value-type="string">
            <text:p>highest</text:p>
          </table:table-cell>
          <table:table-cell office:value-type="string">
            <text:p>percapita</text:p>
          </table:table-cell>
          <table:table-cell office:value-type="float" office:value="0.190741463785118">
            <text:p>0.1907415</text:p>
          </table:table-cell>
        </table:table-row>
        <table:table-row table:style-name="ro2">
          <table:table-cell office:value-type="string">
            <text:p>percapita</text:p>
          </table:table-cell>
          <table:table-cell office:value-type="string">
            <text:p>highest</text:p>
          </table:table-cell>
          <table:table-cell office:value-type="float" office:value="0.190741463785118">
            <text:p>0.1907415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turn</text:p>
          </table:table-cell>
          <table:table-cell office:value-type="float" office:value="0.190750816371274">
            <text:p>0.1907508</text:p>
          </table:table-cell>
        </table:table-row>
        <table:table-row table:style-name="ro1">
          <table:table-cell office:value-type="string">
            <text:p>turn</text:p>
          </table:table-cell>
          <table:table-cell office:value-type="string">
            <text:p>lawyer</text:p>
          </table:table-cell>
          <table:table-cell office:value-type="float" office:value="0.190750816371274">
            <text:p>0.1907508</text:p>
          </table:table-cell>
        </table:table-row>
        <table:table-row table:style-name="ro2">
          <table:table-cell office:value-type="string">
            <text:p>licenses</text:p>
          </table:table-cell>
          <table:table-cell office:value-type="string">
            <text:p>virginia</text:p>
          </table:table-cell>
          <table:table-cell office:value-type="float" office:value="0.190781802692787">
            <text:p>0.1907818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licenses</text:p>
          </table:table-cell>
          <table:table-cell office:value-type="float" office:value="0.190781802692787">
            <text:p>0.1907818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forgery</text:p>
          </table:table-cell>
          <table:table-cell office:value-type="float" office:value="0.190820147558169">
            <text:p>0.1908201</text:p>
          </table:table-cell>
        </table:table-row>
        <table:table-row table:style-name="ro2">
          <table:table-cell office:value-type="string">
            <text:p>forgery</text:p>
          </table:table-cell>
          <table:table-cell office:value-type="string">
            <text:p>bustos</text:p>
          </table:table-cell>
          <table:table-cell office:value-type="float" office:value="0.190820147558169">
            <text:p>0.1908201</text:p>
          </table:table-cell>
        </table:table-row>
        <table:table-row table:style-name="ro2">
          <table:table-cell office:value-type="string">
            <text:p>forgery</text:p>
          </table:table-cell>
          <table:table-cell office:value-type="string">
            <text:p>witham</text:p>
          </table:table-cell>
          <table:table-cell office:value-type="float" office:value="0.190820315941742">
            <text:p>0.1908203</text:p>
          </table:table-cell>
        </table:table-row>
        <table:table-row table:style-name="ro2">
          <table:table-cell office:value-type="string">
            <text:p>witham</text:p>
          </table:table-cell>
          <table:table-cell office:value-type="string">
            <text:p>forgery</text:p>
          </table:table-cell>
          <table:table-cell office:value-type="float" office:value="0.190820315941742">
            <text:p>0.1908203</text:p>
          </table:table-cell>
        </table:table-row>
        <table:table-row table:style-name="ro1">
          <table:table-cell office:value-type="string">
            <text:p>institutions</text:p>
          </table:table-cell>
          <table:table-cell office:value-type="string">
            <text:p>opening</text:p>
          </table:table-cell>
          <table:table-cell office:value-type="float" office:value="0.190829767921685">
            <text:p>0.1908298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institutions</text:p>
          </table:table-cell>
          <table:table-cell office:value-type="float" office:value="0.190829767921685">
            <text:p>0.1908298</text:p>
          </table:table-cell>
        </table:table-row>
        <table:table-row table:style-name="ro1">
          <table:table-cell office:value-type="string">
            <text:p>estate</text:p>
          </table:table-cell>
          <table:table-cell office:value-type="string">
            <text:p>lawyer</text:p>
          </table:table-cell>
          <table:table-cell office:value-type="float" office:value="0.19083003311247">
            <text:p>0.1908300</text:p>
          </table:table-cell>
        </table:table-row>
        <table:table-row table:style-name="ro1">
          <table:table-cell office:value-type="string">
            <text:p>lawyer</text:p>
          </table:table-cell>
          <table:table-cell office:value-type="string">
            <text:p>estate</text:p>
          </table:table-cell>
          <table:table-cell office:value-type="float" office:value="0.19083003311247">
            <text:p>0.1908300</text:p>
          </table:table-cell>
        </table:table-row>
        <table:table-row table:style-name="ro1">
          <table:table-cell office:value-type="string">
            <text:p>hackers</text:p>
          </table:table-cell>
          <table:table-cell office:value-type="string">
            <text:p>tablet</text:p>
          </table:table-cell>
          <table:table-cell office:value-type="float" office:value="0.190854515257998">
            <text:p>0.1908545</text:p>
          </table:table-cell>
        </table:table-row>
        <table:table-row table:style-name="ro1">
          <table:table-cell office:value-type="string">
            <text:p>tablet</text:p>
          </table:table-cell>
          <table:table-cell office:value-type="string">
            <text:p>hackers</text:p>
          </table:table-cell>
          <table:table-cell office:value-type="float" office:value="0.190854515257998">
            <text:p>0.1908545</text:p>
          </table:table-cell>
        </table:table-row>
        <table:table-row table:style-name="ro2">
          <table:table-cell office:value-type="string">
            <text:p>itunes</text:p>
          </table:table-cell>
          <table:table-cell office:value-type="string">
            <text:p>realized</text:p>
          </table:table-cell>
          <table:table-cell office:value-type="float" office:value="0.190876551046059">
            <text:p>0.1908766</text:p>
          </table:table-cell>
        </table:table-row>
        <table:table-row table:style-name="ro2">
          <table:table-cell office:value-type="string">
            <text:p>realized</text:p>
          </table:table-cell>
          <table:table-cell office:value-type="string">
            <text:p>itunes</text:p>
          </table:table-cell>
          <table:table-cell office:value-type="float" office:value="0.190876551046059">
            <text:p>0.1908766</text:p>
          </table:table-cell>
        </table:table-row>
        <table:table-row table:style-name="ro1">
          <table:table-cell office:value-type="string">
            <text:p>military</text:p>
          </table:table-cell>
          <table:table-cell office:value-type="string">
            <text:p>preparer</text:p>
          </table:table-cell>
          <table:table-cell office:value-type="float" office:value="0.190917839077742">
            <text:p>0.1909178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military</text:p>
          </table:table-cell>
          <table:table-cell office:value-type="float" office:value="0.190917839077742">
            <text:p>0.1909178</text:p>
          </table:table-cell>
        </table:table-row>
        <table:table-row table:style-name="ro2">
          <table:table-cell office:value-type="string">
            <text:p>money</text:p>
          </table:table-cell>
          <table:table-cell office:value-type="string">
            <text:p>vernon</text:p>
          </table:table-cell>
          <table:table-cell office:value-type="float" office:value="0.191065439529469">
            <text:p>0.1910654</text:p>
          </table:table-cell>
        </table:table-row>
        <table:table-row table:style-name="ro2">
          <table:table-cell office:value-type="string">
            <text:p>vernon</text:p>
          </table:table-cell>
          <table:table-cell office:value-type="string">
            <text:p>money</text:p>
          </table:table-cell>
          <table:table-cell office:value-type="float" office:value="0.191065439529469">
            <text:p>0.1910654</text:p>
          </table:table-cell>
        </table:table-row>
        <table:table-row table:style-name="ro2">
          <table:table-cell office:value-type="string">
            <text:p>hughes</text:p>
          </table:table-cell>
          <table:table-cell office:value-type="string">
            <text:p>money</text:p>
          </table:table-cell>
          <table:table-cell office:value-type="float" office:value="0.191067891221592">
            <text:p>0.1910679</text:p>
          </table:table-cell>
        </table:table-row>
        <table:table-row table:style-name="ro2">
          <table:table-cell office:value-type="string">
            <text:p>money</text:p>
          </table:table-cell>
          <table:table-cell office:value-type="string">
            <text:p>hughes</text:p>
          </table:table-cell>
          <table:table-cell office:value-type="float" office:value="0.191067891221592">
            <text:p>0.1910679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may</text:p>
          </table:table-cell>
          <table:table-cell office:value-type="float" office:value="0.191080332946546">
            <text:p>0.1910803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individuals</text:p>
          </table:table-cell>
          <table:table-cell office:value-type="float" office:value="0.191080332946546">
            <text:p>0.1910803</text:p>
          </table:table-cell>
        </table:table-row>
        <table:table-row table:style-name="ro1">
          <table:table-cell office:value-type="string">
            <text:p>browser</text:p>
          </table:table-cell>
          <table:table-cell office:value-type="string">
            <text:p>logged</text:p>
          </table:table-cell>
          <table:table-cell office:value-type="float" office:value="0.191127680418251">
            <text:p>0.1911277</text:p>
          </table:table-cell>
        </table:table-row>
        <table:table-row table:style-name="ro1">
          <table:table-cell office:value-type="string">
            <text:p>logged</text:p>
          </table:table-cell>
          <table:table-cell office:value-type="string">
            <text:p>browser</text:p>
          </table:table-cell>
          <table:table-cell office:value-type="float" office:value="0.191127680418251">
            <text:p>0.1911277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points</text:p>
          </table:table-cell>
          <table:table-cell office:value-type="float" office:value="0.191175975936806">
            <text:p>0.1911760</text:p>
          </table:table-cell>
        </table:table-row>
        <table:table-row table:style-name="ro1">
          <table:table-cell office:value-type="string">
            <text:p>points</text:p>
          </table:table-cell>
          <table:table-cell office:value-type="string">
            <text:p>forward</text:p>
          </table:table-cell>
          <table:table-cell office:value-type="float" office:value="0.191175975936806">
            <text:p>0.1911760</text:p>
          </table:table-cell>
        </table:table-row>
        <table:table-row table:style-name="ro1">
          <table:table-cell office:value-type="string">
            <text:p>rid</text:p>
          </table:table-cell>
          <table:table-cell office:value-type="string">
            <text:p>steps</text:p>
          </table:table-cell>
          <table:table-cell office:value-type="float" office:value="0.191222267580171">
            <text:p>0.1912223</text:p>
          </table:table-cell>
        </table:table-row>
        <table:table-row table:style-name="ro1">
          <table:table-cell office:value-type="string">
            <text:p>steps</text:p>
          </table:table-cell>
          <table:table-cell office:value-type="string">
            <text:p>rid</text:p>
          </table:table-cell>
          <table:table-cell office:value-type="float" office:value="0.191222267580171">
            <text:p>0.1912223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subscribe</text:p>
          </table:table-cell>
          <table:table-cell office:value-type="float" office:value="0.191262060398355">
            <text:p>0.1912621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sk</text:p>
          </table:table-cell>
          <table:table-cell office:value-type="float" office:value="0.191262060398355">
            <text:p>0.1912621</text:p>
          </table:table-cell>
        </table:table-row>
        <table:table-row table:style-name="ro2">
          <table:table-cell office:value-type="string">
            <text:p>ira</text:p>
          </table:table-cell>
          <table:table-cell office:value-type="string">
            <text:p>review</text:p>
          </table:table-cell>
          <table:table-cell office:value-type="float" office:value="0.191329230979673">
            <text:p>0.1913292</text:p>
          </table:table-cell>
        </table:table-row>
        <table:table-row table:style-name="ro2">
          <table:table-cell office:value-type="string">
            <text:p>review</text:p>
          </table:table-cell>
          <table:table-cell office:value-type="string">
            <text:p>ira</text:p>
          </table:table-cell>
          <table:table-cell office:value-type="float" office:value="0.191329230979673">
            <text:p>0.1913292</text:p>
          </table:table-cell>
        </table:table-row>
        <table:table-row table:style-name="ro2">
          <table:table-cell office:value-type="string">
            <text:p>american</text:p>
          </table:table-cell>
          <table:table-cell office:value-type="string">
            <text:p>guess</text:p>
          </table:table-cell>
          <table:table-cell office:value-type="float" office:value="0.1913713581406">
            <text:p>0.1913714</text:p>
          </table:table-cell>
        </table:table-row>
        <table:table-row table:style-name="ro2">
          <table:table-cell office:value-type="string">
            <text:p>guess</text:p>
          </table:table-cell>
          <table:table-cell office:value-type="string">
            <text:p>american</text:p>
          </table:table-cell>
          <table:table-cell office:value-type="float" office:value="0.1913713581406">
            <text:p>0.1913714</text:p>
          </table:table-cell>
        </table:table-row>
        <table:table-row table:style-name="ro2">
          <table:table-cell office:value-type="string">
            <text:p>products</text:p>
          </table:table-cell>
          <table:table-cell office:value-type="string">
            <text:p>stuber</text:p>
          </table:table-cell>
          <table:table-cell office:value-type="float" office:value="0.191389488235573">
            <text:p>0.1913895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products</text:p>
          </table:table-cell>
          <table:table-cell office:value-type="float" office:value="0.191389488235573">
            <text:p>0.1913895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products</text:p>
          </table:table-cell>
          <table:table-cell office:value-type="float" office:value="0.191389668376345">
            <text:p>0.1913897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products</text:p>
          </table:table-cell>
          <table:table-cell office:value-type="float" office:value="0.191389668376345">
            <text:p>0.1913897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products</text:p>
          </table:table-cell>
          <table:table-cell office:value-type="float" office:value="0.191389668376345">
            <text:p>0.1913897</text:p>
          </table:table-cell>
        </table:table-row>
        <table:table-row table:style-name="ro1">
          <table:table-cell office:value-type="string">
            <text:p>products</text:p>
          </table:table-cell>
          <table:table-cell office:value-type="string">
            <text:p>music</text:p>
          </table:table-cell>
          <table:table-cell office:value-type="float" office:value="0.191389668376345">
            <text:p>0.1913897</text:p>
          </table:table-cell>
        </table:table-row>
        <table:table-row table:style-name="ro2">
          <table:table-cell office:value-type="string">
            <text:p>products</text:p>
          </table:table-cell>
          <table:table-cell office:value-type="string">
            <text:p>volkert</text:p>
          </table:table-cell>
          <table:table-cell office:value-type="float" office:value="0.191389668376345">
            <text:p>0.1913897</text:p>
          </table:table-cell>
        </table:table-row>
        <table:table-row table:style-name="ro2">
          <table:table-cell office:value-type="string">
            <text:p>products</text:p>
          </table:table-cell>
          <table:table-cell office:value-type="string">
            <text:p>macintosh</text:p>
          </table:table-cell>
          <table:table-cell office:value-type="float" office:value="0.191389668376345">
            <text:p>0.1913897</text:p>
          </table:table-cell>
        </table:table-row>
        <table:table-row table:style-name="ro1">
          <table:table-cell office:value-type="string">
            <text:p>products</text:p>
          </table:table-cell>
          <table:table-cell office:value-type="string">
            <text:p>financing</text:p>
          </table:table-cell>
          <table:table-cell office:value-type="float" office:value="0.191389668376345">
            <text:p>0.1913897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products</text:p>
          </table:table-cell>
          <table:table-cell office:value-type="float" office:value="0.191389668376345">
            <text:p>0.1913897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renew</text:p>
          </table:table-cell>
          <table:table-cell office:value-type="float" office:value="0.191442336552701">
            <text:p>0.1914423</text:p>
          </table:table-cell>
        </table:table-row>
        <table:table-row table:style-name="ro1">
          <table:table-cell office:value-type="string">
            <text:p>renew</text:p>
          </table:table-cell>
          <table:table-cell office:value-type="string">
            <text:p>heavy</text:p>
          </table:table-cell>
          <table:table-cell office:value-type="float" office:value="0.191442336552701">
            <text:p>0.1914423</text:p>
          </table:table-cell>
        </table:table-row>
        <table:table-row table:style-name="ro1">
          <table:table-cell office:value-type="string">
            <text:p>beach</text:p>
          </table:table-cell>
          <table:table-cell office:value-type="string">
            <text:p>dealing</text:p>
          </table:table-cell>
          <table:table-cell office:value-type="float" office:value="0.191463124853653">
            <text:p>0.1914631</text:p>
          </table:table-cell>
        </table:table-row>
        <table:table-row table:style-name="ro1">
          <table:table-cell office:value-type="string">
            <text:p>dealing</text:p>
          </table:table-cell>
          <table:table-cell office:value-type="string">
            <text:p>beach</text:p>
          </table:table-cell>
          <table:table-cell office:value-type="float" office:value="0.191463124853653">
            <text:p>0.1914631</text:p>
          </table:table-cell>
        </table:table-row>
        <table:table-row table:style-name="ro1">
          <table:table-cell office:value-type="string">
            <text:p>food</text:p>
          </table:table-cell>
          <table:table-cell office:value-type="string">
            <text:p>lottery</text:p>
          </table:table-cell>
          <table:table-cell office:value-type="float" office:value="0.191537498377832">
            <text:p>0.1915375</text:p>
          </table:table-cell>
        </table:table-row>
        <table:table-row table:style-name="ro1">
          <table:table-cell office:value-type="string">
            <text:p>lottery</text:p>
          </table:table-cell>
          <table:table-cell office:value-type="string">
            <text:p>food</text:p>
          </table:table-cell>
          <table:table-cell office:value-type="float" office:value="0.191537498377832">
            <text:p>0.1915375</text:p>
          </table:table-cell>
        </table:table-row>
        <table:table-row table:style-name="ro2">
          <table:table-cell office:value-type="string">
            <text:p>jobs</text:p>
          </table:table-cell>
          <table:table-cell office:value-type="string">
            <text:p>lisa</text:p>
          </table:table-cell>
          <table:table-cell office:value-type="float" office:value="0.19157295100874">
            <text:p>0.191573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jobs</text:p>
          </table:table-cell>
          <table:table-cell office:value-type="float" office:value="0.19157295100874">
            <text:p>0.1915730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selling</text:p>
          </table:table-cell>
          <table:table-cell office:value-type="float" office:value="0.191573121423552">
            <text:p>0.1915731</text:p>
          </table:table-cell>
        </table:table-row>
        <table:table-row table:style-name="ro2">
          <table:table-cell office:value-type="string">
            <text:p>selling</text:p>
          </table:table-cell>
          <table:table-cell office:value-type="string">
            <text:p>iphone</text:p>
          </table:table-cell>
          <table:table-cell office:value-type="float" office:value="0.191573121423552">
            <text:p>0.1915731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institution</text:p>
          </table:table-cell>
          <table:table-cell office:value-type="float" office:value="0.191577134882586">
            <text:p>0.1915771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deposits</text:p>
          </table:table-cell>
          <table:table-cell office:value-type="float" office:value="0.191577134882586">
            <text:p>0.1915771</text:p>
          </table:table-cell>
        </table:table-row>
        <table:table-row table:style-name="ro2">
          <table:table-cell office:value-type="string">
            <text:p>fiscal</text:p>
          </table:table-cell>
          <table:table-cell office:value-type="string">
            <text:p>parton</text:p>
          </table:table-cell>
          <table:table-cell office:value-type="float" office:value="0.191593124639072">
            <text:p>0.1915931</text:p>
          </table:table-cell>
        </table:table-row>
        <table:table-row table:style-name="ro2">
          <table:table-cell office:value-type="string">
            <text:p>parton</text:p>
          </table:table-cell>
          <table:table-cell office:value-type="string">
            <text:p>fiscal</text:p>
          </table:table-cell>
          <table:table-cell office:value-type="float" office:value="0.191593124639072">
            <text:p>0.1915931</text:p>
          </table:table-cell>
        </table:table-row>
        <table:table-row table:style-name="ro1">
          <table:table-cell office:value-type="string">
            <text:p>consult</text:p>
          </table:table-cell>
          <table:table-cell office:value-type="string">
            <text:p>legal</text:p>
          </table:table-cell>
          <table:table-cell office:value-type="float" office:value="0.191692027077591">
            <text:p>0.1916920</text:p>
          </table:table-cell>
        </table:table-row>
        <table:table-row table:style-name="ro1">
          <table:table-cell office:value-type="string">
            <text:p>legal</text:p>
          </table:table-cell>
          <table:table-cell office:value-type="string">
            <text:p>consult</text:p>
          </table:table-cell>
          <table:table-cell office:value-type="float" office:value="0.191692027077591">
            <text:p>0.1916920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sample</text:p>
          </table:table-cell>
          <table:table-cell office:value-type="float" office:value="0.191807652570056">
            <text:p>0.1918077</text:p>
          </table:table-cell>
        </table:table-row>
        <table:table-row table:style-name="ro1">
          <table:table-cell office:value-type="string">
            <text:p>sample</text:p>
          </table:table-cell>
          <table:table-cell office:value-type="string">
            <text:p>agencies</text:p>
          </table:table-cell>
          <table:table-cell office:value-type="float" office:value="0.191807652570056">
            <text:p>0.1918077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twitter</text:p>
          </table:table-cell>
          <table:table-cell office:value-type="float" office:value="0.191810749424116">
            <text:p>0.1918107</text:p>
          </table:table-cell>
        </table:table-row>
        <table:table-row table:style-name="ro1">
          <table:table-cell office:value-type="string">
            <text:p>twitter</text:p>
          </table:table-cell>
          <table:table-cell office:value-type="string">
            <text:p>login</text:p>
          </table:table-cell>
          <table:table-cell office:value-type="float" office:value="0.191810749424116">
            <text:p>0.1918107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tactics</text:p>
          </table:table-cell>
          <table:table-cell office:value-type="float" office:value="0.191831819517008">
            <text:p>0.1918318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message</text:p>
          </table:table-cell>
          <table:table-cell office:value-type="float" office:value="0.191831819517008">
            <text:p>0.1918318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disabled</text:p>
          </table:table-cell>
          <table:table-cell office:value-type="float" office:value="0.191888319186577">
            <text:p>0.1918883</text:p>
          </table:table-cell>
        </table:table-row>
        <table:table-row table:style-name="ro2">
          <table:table-cell office:value-type="string">
            <text:p>disabled</text:p>
          </table:table-cell>
          <table:table-cell office:value-type="string">
            <text:p>americans</text:p>
          </table:table-cell>
          <table:table-cell office:value-type="float" office:value="0.191888319186577">
            <text:p>0.1918883</text:p>
          </table:table-cell>
        </table:table-row>
        <table:table-row table:style-name="ro2">
          <table:table-cell office:value-type="string">
            <text:p>answers</text:p>
          </table:table-cell>
          <table:table-cell office:value-type="string">
            <text:p>creditreporting</text:p>
          </table:table-cell>
          <table:table-cell office:value-type="float" office:value="0.191905810454991">
            <text:p>0.1919058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answers</text:p>
          </table:table-cell>
          <table:table-cell office:value-type="float" office:value="0.191905810454991">
            <text:p>0.1919058</text:p>
          </table:table-cell>
        </table:table-row>
        <table:table-row table:style-name="ro2">
          <table:table-cell office:value-type="string">
            <text:p>answers</text:p>
          </table:table-cell>
          <table:table-cell office:value-type="string">
            <text:p>fico</text:p>
          </table:table-cell>
          <table:table-cell office:value-type="float" office:value="0.191907392989815">
            <text:p>0.1919074</text:p>
          </table:table-cell>
        </table:table-row>
        <table:table-row table:style-name="ro1">
          <table:table-cell office:value-type="string">
            <text:p>answers</text:p>
          </table:table-cell>
          <table:table-cell office:value-type="string">
            <text:p>karma</text:p>
          </table:table-cell>
          <table:table-cell office:value-type="float" office:value="0.191907392989815">
            <text:p>0.1919074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answers</text:p>
          </table:table-cell>
          <table:table-cell office:value-type="float" office:value="0.191907392989815">
            <text:p>0.1919074</text:p>
          </table:table-cell>
        </table:table-row>
        <table:table-row table:style-name="ro1">
          <table:table-cell office:value-type="string">
            <text:p>karma</text:p>
          </table:table-cell>
          <table:table-cell office:value-type="string">
            <text:p>answers</text:p>
          </table:table-cell>
          <table:table-cell office:value-type="float" office:value="0.191907392989815">
            <text:p>0.1919074</text:p>
          </table:table-cell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settings</text:p>
          </table:table-cell>
          <table:table-cell office:value-type="float" office:value="0.191931419885615">
            <text:p>0.1919314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electronics</text:p>
          </table:table-cell>
          <table:table-cell office:value-type="float" office:value="0.191931419885615">
            <text:p>0.1919314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opening</text:p>
          </table:table-cell>
          <table:table-cell office:value-type="float" office:value="0.192024766511814">
            <text:p>0.1920248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o</text:p>
          </table:table-cell>
          <table:table-cell office:value-type="float" office:value="0.192024766511814">
            <text:p>0.192024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string">
            <text:p>perhaps</text:p>
          </table:table-cell>
          <table:table-cell office:value-type="float" office:value="0.192037622959234">
            <text:p>0.1920376</text:p>
          </table:table-cell>
        </table:table-row>
        <table:table-row table:style-name="ro1">
          <table:table-cell office:value-type="string">
            <text:p>perhaps</text:p>
          </table:table-cell>
          <table:table-cell office:value-type="string">
            <text:p>mean</text:p>
          </table:table-cell>
          <table:table-cell office:value-type="float" office:value="0.192037622959234">
            <text:p>0.1920376</text:p>
          </table:table-cell>
        </table:table-row>
        <table:table-row table:style-name="ro2">
          <table:table-cell office:value-type="string">
            <text:p>detected</text:p>
          </table:table-cell>
          <table:table-cell office:value-type="string">
            <text:p>miami</text:p>
          </table:table-cell>
          <table:table-cell office:value-type="float" office:value="0.192039789995011">
            <text:p>0.1920398</text:p>
          </table:table-cell>
        </table:table-row>
        <table:table-row table:style-name="ro2">
          <table:table-cell office:value-type="string">
            <text:p>miami</text:p>
          </table:table-cell>
          <table:table-cell office:value-type="string">
            <text:p>detected</text:p>
          </table:table-cell>
          <table:table-cell office:value-type="float" office:value="0.192039789995011">
            <text:p>0.1920398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refund</text:p>
          </table:table-cell>
          <table:table-cell office:value-type="float" office:value="0.19209666533551">
            <text:p>0.1920967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opening</text:p>
          </table:table-cell>
          <table:table-cell office:value-type="float" office:value="0.19209666533551">
            <text:p>0.1920967</text:p>
          </table:table-cell>
        </table:table-row>
        <table:table-row table:style-name="ro1">
          <table:table-cell office:value-type="string">
            <text:p>deposited</text:p>
          </table:table-cell>
          <table:table-cell office:value-type="string">
            <text:p>multiple</text:p>
          </table:table-cell>
          <table:table-cell office:value-type="float" office:value="0.19221932320222">
            <text:p>0.1922193</text:p>
          </table:table-cell>
        </table:table-row>
        <table:table-row table:style-name="ro1">
          <table:table-cell office:value-type="string">
            <text:p>multiple</text:p>
          </table:table-cell>
          <table:table-cell office:value-type="string">
            <text:p>deposited</text:p>
          </table:table-cell>
          <table:table-cell office:value-type="float" office:value="0.19221932320222">
            <text:p>0.1922193</text:p>
          </table:table-cell>
        </table:table-row>
        <table:table-row table:style-name="ro1">
          <table:table-cell office:value-type="string">
            <text:p>preparer</text:p>
          </table:table-cell>
          <table:table-cell office:value-type="string">
            <text:p>whether</text:p>
          </table:table-cell>
          <table:table-cell office:value-type="float" office:value="0.192555586196675">
            <text:p>0.1925556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preparer</text:p>
          </table:table-cell>
          <table:table-cell office:value-type="float" office:value="0.192555586196675">
            <text:p>0.1925556</text:p>
          </table:table-cell>
        </table:table-row>
        <table:table-row table:style-name="ro2">
          <table:table-cell office:value-type="string">
            <text:p>fuentes</text:p>
          </table:table-cell>
          <table:table-cell office:value-type="string">
            <text:p>lists</text:p>
          </table:table-cell>
          <table:table-cell office:value-type="float" office:value="0.192559930554846">
            <text:p>0.1925599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fuentes</text:p>
          </table:table-cell>
          <table:table-cell office:value-type="float" office:value="0.192559930554846">
            <text:p>0.1925599</text:p>
          </table:table-cell>
        </table:table-row>
        <table:table-row table:style-name="ro2">
          <table:table-cell office:value-type="string">
            <text:p>bernardino</text:p>
          </table:table-cell>
          <table:table-cell office:value-type="string">
            <text:p>lists</text:p>
          </table:table-cell>
          <table:table-cell office:value-type="float" office:value="0.192560744913453">
            <text:p>0.1925607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bernardino</text:p>
          </table:table-cell>
          <table:table-cell office:value-type="float" office:value="0.192560744913453">
            <text:p>0.1925607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pump</text:p>
          </table:table-cell>
          <table:table-cell office:value-type="float" office:value="0.192560744913453">
            <text:p>0.1925607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lists</text:p>
          </table:table-cell>
          <table:table-cell office:value-type="float" office:value="0.192560744913453">
            <text:p>0.1925607</text:p>
          </table:table-cell>
        </table:table-row>
        <table:table-row table:style-name="ro1">
          <table:table-cell office:value-type="string">
            <text:p>butler</text:p>
          </table:table-cell>
          <table:table-cell office:value-type="string">
            <text:p>lists</text:p>
          </table:table-cell>
          <table:table-cell office:value-type="float" office:value="0.192560907622911">
            <text:p>0.1925609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butler</text:p>
          </table:table-cell>
          <table:table-cell office:value-type="float" office:value="0.192560907622911">
            <text:p>0.1925609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skimmer</text:p>
          </table:table-cell>
          <table:table-cell office:value-type="float" office:value="0.192560907622911">
            <text:p>0.1925609</text:p>
          </table:table-cell>
        </table:table-row>
        <table:table-row table:style-name="ro1">
          <table:table-cell office:value-type="string">
            <text:p>skimmer</text:p>
          </table:table-cell>
          <table:table-cell office:value-type="string">
            <text:p>lists</text:p>
          </table:table-cell>
          <table:table-cell office:value-type="float" office:value="0.192560907622911">
            <text:p>0.1925609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solomon</text:p>
          </table:table-cell>
          <table:table-cell office:value-type="float" office:value="0.192561070278363">
            <text:p>0.1925611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station</text:p>
          </table:table-cell>
          <table:table-cell office:value-type="float" office:value="0.192561070278363">
            <text:p>0.1925611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rosa</text:p>
          </table:table-cell>
          <table:table-cell office:value-type="float" office:value="0.192561070278363">
            <text:p>0.1925611</text:p>
          </table:table-cell>
        </table:table-row>
        <table:table-row table:style-name="ro2">
          <table:table-cell office:value-type="string">
            <text:p>rosa</text:p>
          </table:table-cell>
          <table:table-cell office:value-type="string">
            <text:p>lists</text:p>
          </table:table-cell>
          <table:table-cell office:value-type="float" office:value="0.192561070278363">
            <text:p>0.1925611</text:p>
          </table:table-cell>
        </table:table-row>
        <table:table-row table:style-name="ro2">
          <table:table-cell office:value-type="string">
            <text:p>solomon</text:p>
          </table:table-cell>
          <table:table-cell office:value-type="string">
            <text:p>lists</text:p>
          </table:table-cell>
          <table:table-cell office:value-type="float" office:value="0.192561070278363">
            <text:p>0.1925611</text:p>
          </table:table-cell>
        </table:table-row>
        <table:table-row table:style-name="ro1">
          <table:table-cell office:value-type="string">
            <text:p>station</text:p>
          </table:table-cell>
          <table:table-cell office:value-type="string">
            <text:p>lists</text:p>
          </table:table-cell>
          <table:table-cell office:value-type="float" office:value="0.192561070278363">
            <text:p>0.1925611</text:p>
          </table:table-cell>
        </table:table-row>
        <table:table-row table:style-name="ro1">
          <table:table-cell office:value-type="string">
            <text:p>application</text:p>
          </table:table-cell>
          <table:table-cell office:value-type="string">
            <text:p>jobs</text:p>
          </table:table-cell>
          <table:table-cell office:value-type="float" office:value="0.192747675684345">
            <text:p>0.1927477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application</text:p>
          </table:table-cell>
          <table:table-cell office:value-type="float" office:value="0.192747675684345">
            <text:p>0.1927477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realized</text:p>
          </table:table-cell>
          <table:table-cell office:value-type="float" office:value="0.192821729775378">
            <text:p>0.1928217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process</text:p>
          </table:table-cell>
          <table:table-cell office:value-type="float" office:value="0.192821729775378">
            <text:p>0.1928217</text:p>
          </table:table-cell>
        </table:table-row>
        <table:table-row table:style-name="ro2">
          <table:table-cell office:value-type="string">
            <text:p>conspirators</text:p>
          </table:table-cell>
          <table:table-cell office:value-type="string">
            <text:p>williams</text:p>
          </table:table-cell>
          <table:table-cell office:value-type="float" office:value="0.192872777127175">
            <text:p>0.1928728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conspirators</text:p>
          </table:table-cell>
          <table:table-cell office:value-type="float" office:value="0.192872777127175">
            <text:p>0.1928728</text:p>
          </table:table-cell>
        </table:table-row>
        <table:table-row table:style-name="ro1">
          <table:table-cell office:value-type="string">
            <text:p>purpose</text:p>
          </table:table-cell>
          <table:table-cell office:value-type="string">
            <text:p>various</text:p>
          </table:table-cell>
          <table:table-cell office:value-type="float" office:value="0.192879172073308">
            <text:p>0.1928792</text:p>
          </table:table-cell>
        </table:table-row>
        <table:table-row table:style-name="ro1">
          <table:table-cell office:value-type="string">
            <text:p>various</text:p>
          </table:table-cell>
          <table:table-cell office:value-type="string">
            <text:p>purpose</text:p>
          </table:table-cell>
          <table:table-cell office:value-type="float" office:value="0.192879172073308">
            <text:p>0.1928792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suspicious</text:p>
          </table:table-cell>
          <table:table-cell office:value-type="float" office:value="0.192896042844936">
            <text:p>0.1928960</text:p>
          </table:table-cell>
        </table:table-row>
        <table:table-row table:style-name="ro1">
          <table:table-cell office:value-type="string">
            <text:p>suspicious</text:p>
          </table:table-cell>
          <table:table-cell office:value-type="string">
            <text:p>activity</text:p>
          </table:table-cell>
          <table:table-cell office:value-type="float" office:value="0.192896042844936">
            <text:p>0.1928960</text:p>
          </table:table-cell>
        </table:table-row>
        <table:table-row table:style-name="ro1">
          <table:table-cell office:value-type="string">
            <text:p>regarding</text:p>
          </table:table-cell>
          <table:table-cell office:value-type="string">
            <text:p>speak</text:p>
          </table:table-cell>
          <table:table-cell office:value-type="float" office:value="0.192909929225748">
            <text:p>0.1929099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regarding</text:p>
          </table:table-cell>
          <table:table-cell office:value-type="float" office:value="0.192909929225748">
            <text:p>0.1929099</text:p>
          </table:table-cell>
        </table:table-row>
        <table:table-row table:style-name="ro1">
          <table:table-cell office:value-type="string">
            <text:p>around</text:p>
          </table:table-cell>
          <table:table-cell office:value-type="string">
            <text:p>powerful</text:p>
          </table:table-cell>
          <table:table-cell office:value-type="float" office:value="0.192927259677672">
            <text:p>0.1929273</text:p>
          </table:table-cell>
        </table:table-row>
        <table:table-row table:style-name="ro1">
          <table:table-cell office:value-type="string">
            <text:p>powerful</text:p>
          </table:table-cell>
          <table:table-cell office:value-type="string">
            <text:p>around</text:p>
          </table:table-cell>
          <table:table-cell office:value-type="float" office:value="0.192927259677672">
            <text:p>0.1929273</text:p>
          </table:table-cell>
        </table:table-row>
        <table:table-row table:style-name="ro1">
          <table:table-cell office:value-type="string">
            <text:p>penalties</text:p>
          </table:table-cell>
          <table:table-cell office:value-type="string">
            <text:p>standards</text:p>
          </table:table-cell>
          <table:table-cell office:value-type="float" office:value="0.192963857071719">
            <text:p>0.1929639</text:p>
          </table:table-cell>
        </table:table-row>
        <table:table-row table:style-name="ro1">
          <table:table-cell office:value-type="string">
            <text:p>standards</text:p>
          </table:table-cell>
          <table:table-cell office:value-type="string">
            <text:p>penalties</text:p>
          </table:table-cell>
          <table:table-cell office:value-type="float" office:value="0.192963857071719">
            <text:p>0.1929639</text:p>
          </table:table-cell>
        </table:table-row>
        <table:table-row table:style-name="ro2">
          <table:table-cell office:value-type="string">
            <text:p>begins</text:p>
          </table:table-cell>
          <table:table-cell office:value-type="string">
            <text:p>kevin</text:p>
          </table:table-cell>
          <table:table-cell office:value-type="float" office:value="0.193041481193465">
            <text:p>0.1930415</text:p>
          </table:table-cell>
        </table:table-row>
        <table:table-row table:style-name="ro2">
          <table:table-cell office:value-type="string">
            <text:p>kevin</text:p>
          </table:table-cell>
          <table:table-cell office:value-type="string">
            <text:p>begins</text:p>
          </table:table-cell>
          <table:table-cell office:value-type="float" office:value="0.193041481193465">
            <text:p>0.1930415</text:p>
          </table:table-cell>
        </table:table-row>
        <table:table-row table:style-name="ro1">
          <table:table-cell office:value-type="string">
            <text:p>corporate</text:p>
          </table:table-cell>
          <table:table-cell office:value-type="string">
            <text:p>onto</text:p>
          </table:table-cell>
          <table:table-cell office:value-type="float" office:value="0.193066911858441">
            <text:p>0.1930669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corporate</text:p>
          </table:table-cell>
          <table:table-cell office:value-type="float" office:value="0.193066911858441">
            <text:p>0.1930669</text:p>
          </table:table-cell>
        </table:table-row>
        <table:table-row table:style-name="ro1">
          <table:table-cell table:style-name="ce1" office:value-type="string">
            <text:p>7</text:p>
          </table:table-cell>
          <table:table-cell office:value-type="string">
            <text:p>entitled</text:p>
          </table:table-cell>
          <table:table-cell office:value-type="float" office:value="0.193082832219502">
            <text:p>0.1930828</text:p>
          </table:table-cell>
        </table:table-row>
        <table:table-row table:style-name="ro1">
          <table:table-cell office:value-type="string">
            <text:p>entitled</text:p>
          </table:table-cell>
          <table:table-cell table:style-name="ce1" office:value-type="string">
            <text:p>7</text:p>
          </table:table-cell>
          <table:table-cell office:value-type="float" office:value="0.193082832219502">
            <text:p>0.1930828</text:p>
          </table:table-cell>
        </table:table-row>
        <table:table-row table:style-name="ro2">
          <table:table-cell office:value-type="string">
            <text:p>developed</text:p>
          </table:table-cell>
          <table:table-cell office:value-type="string">
            <text:p>elses</text:p>
          </table:table-cell>
          <table:table-cell office:value-type="float" office:value="0.193197052682209">
            <text:p>0.1931971</text:p>
          </table:table-cell>
        </table:table-row>
        <table:table-row table:style-name="ro2">
          <table:table-cell office:value-type="string">
            <text:p>elses</text:p>
          </table:table-cell>
          <table:table-cell office:value-type="string">
            <text:p>developed</text:p>
          </table:table-cell>
          <table:table-cell office:value-type="float" office:value="0.193197052682209">
            <text:p>0.1931971</text:p>
          </table:table-cell>
        </table:table-row>
        <table:table-row table:style-name="ro1">
          <table:table-cell office:value-type="string">
            <text:p>perhaps</text:p>
          </table:table-cell>
          <table:table-cell office:value-type="string">
            <text:p>recognize</text:p>
          </table:table-cell>
          <table:table-cell office:value-type="float" office:value="0.193293552689013">
            <text:p>0.1932936</text:p>
          </table:table-cell>
        </table:table-row>
        <table:table-row table:style-name="ro1">
          <table:table-cell office:value-type="string">
            <text:p>recognize</text:p>
          </table:table-cell>
          <table:table-cell office:value-type="string">
            <text:p>perhaps</text:p>
          </table:table-cell>
          <table:table-cell office:value-type="float" office:value="0.193293552689013">
            <text:p>0.1932936</text:p>
          </table:table-cell>
        </table:table-row>
        <table:table-row table:style-name="ro2">
          <table:table-cell office:value-type="string">
            <text:p>lower</text:p>
          </table:table-cell>
          <table:table-cell office:value-type="string">
            <text:p>virginia</text:p>
          </table:table-cell>
          <table:table-cell office:value-type="float" office:value="0.19333768523939">
            <text:p>0.1933377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lower</text:p>
          </table:table-cell>
          <table:table-cell office:value-type="float" office:value="0.19333768523939">
            <text:p>0.1933377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lower</text:p>
          </table:table-cell>
          <table:table-cell office:value-type="float" office:value="0.193359810371148">
            <text:p>0.1933598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birth</text:p>
          </table:table-cell>
          <table:table-cell office:value-type="float" office:value="0.193359810371148">
            <text:p>0.1933598</text:p>
          </table:table-cell>
        </table:table-row>
        <table:table-row table:style-name="ro1">
          <table:table-cell table:style-name="ce1" office:value-type="string">
            <text:p>1995</text:p>
          </table:table-cell>
          <table:table-cell office:value-type="string">
            <text:p>merchant</text:p>
          </table:table-cell>
          <table:table-cell office:value-type="float" office:value="0.193428045856112">
            <text:p>0.1934280</text:p>
          </table:table-cell>
        </table:table-row>
        <table:table-row table:style-name="ro1">
          <table:table-cell office:value-type="string">
            <text:p>merchant</text:p>
          </table:table-cell>
          <table:table-cell table:style-name="ce1" office:value-type="string">
            <text:p>1995</text:p>
          </table:table-cell>
          <table:table-cell office:value-type="float" office:value="0.193428045856112">
            <text:p>0.1934280</text:p>
          </table:table-cell>
        </table:table-row>
        <table:table-row table:style-name="ro2">
          <table:table-cell office:value-type="string">
            <text:p>elses</text:p>
          </table:table-cell>
          <table:table-cell office:value-type="string">
            <text:p>improperly</text:p>
          </table:table-cell>
          <table:table-cell office:value-type="float" office:value="0.193500574806245">
            <text:p>0.1935006</text:p>
          </table:table-cell>
        </table:table-row>
        <table:table-row table:style-name="ro2">
          <table:table-cell office:value-type="string">
            <text:p>improperly</text:p>
          </table:table-cell>
          <table:table-cell office:value-type="string">
            <text:p>elses</text:p>
          </table:table-cell>
          <table:table-cell office:value-type="float" office:value="0.193500574806245">
            <text:p>0.1935006</text:p>
          </table:table-cell>
        </table:table-row>
        <table:table-row table:style-name="ro1">
          <table:table-cell office:value-type="string">
            <text:p>printer</text:p>
          </table:table-cell>
          <table:table-cell office:value-type="string">
            <text:p>recycling</text:p>
          </table:table-cell>
          <table:table-cell office:value-type="float" office:value="0.193548181154239">
            <text:p>0.1935482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printer</text:p>
          </table:table-cell>
          <table:table-cell office:value-type="float" office:value="0.193548181154239">
            <text:p>0.1935482</text:p>
          </table:table-cell>
        </table:table-row>
        <table:table-row table:style-name="ro2">
          <table:table-cell office:value-type="string">
            <text:p>journal</text:p>
          </table:table-cell>
          <table:table-cell office:value-type="string">
            <text:p>richard</text:p>
          </table:table-cell>
          <table:table-cell office:value-type="float" office:value="0.193584035924614">
            <text:p>0.1935840</text:p>
          </table:table-cell>
        </table:table-row>
        <table:table-row table:style-name="ro2">
          <table:table-cell office:value-type="string">
            <text:p>richard</text:p>
          </table:table-cell>
          <table:table-cell office:value-type="string">
            <text:p>journal</text:p>
          </table:table-cell>
          <table:table-cell office:value-type="float" office:value="0.193584035924614">
            <text:p>0.1935840</text:p>
          </table:table-cell>
        </table:table-row>
        <table:table-row table:style-name="ro1">
          <table:table-cell office:value-type="string">
            <text:p>dangerous</text:p>
          </table:table-cell>
          <table:table-cell office:value-type="string">
            <text:p>size</text:p>
          </table:table-cell>
          <table:table-cell office:value-type="float" office:value="0.193627940884537">
            <text:p>0.1936279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dangerous</text:p>
          </table:table-cell>
          <table:table-cell office:value-type="float" office:value="0.193627940884537">
            <text:p>0.1936279</text:p>
          </table:table-cell>
        </table:table-row>
        <table:table-row table:style-name="ro2">
          <table:table-cell office:value-type="string">
            <text:p>deputies</text:p>
          </table:table-cell>
          <table:table-cell office:value-type="string">
            <text:p>rome</text:p>
          </table:table-cell>
          <table:table-cell office:value-type="float" office:value="0.193766025635944">
            <text:p>0.1937660</text:p>
          </table:table-cell>
        </table:table-row>
        <table:table-row table:style-name="ro2">
          <table:table-cell office:value-type="string">
            <text:p>rome</text:p>
          </table:table-cell>
          <table:table-cell office:value-type="string">
            <text:p>deputies</text:p>
          </table:table-cell>
          <table:table-cell office:value-type="float" office:value="0.193766025635944">
            <text:p>0.1937660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thank</text:p>
          </table:table-cell>
          <table:table-cell office:value-type="float" office:value="0.193787867526396">
            <text:p>0.1937879</text:p>
          </table:table-cell>
        </table:table-row>
        <table:table-row table:style-name="ro1">
          <table:table-cell office:value-type="string">
            <text:p>thank</text:p>
          </table:table-cell>
          <table:table-cell office:value-type="string">
            <text:p>ask</text:p>
          </table:table-cell>
          <table:table-cell office:value-type="float" office:value="0.193787867526396">
            <text:p>0.1937879</text:p>
          </table:table-cell>
        </table:table-row>
        <table:table-row table:style-name="ro1">
          <table:table-cell office:value-type="string">
            <text:p>consider</text:p>
          </table:table-cell>
          <table:table-cell office:value-type="string">
            <text:p>etc</text:p>
          </table:table-cell>
          <table:table-cell office:value-type="float" office:value="0.193833303460775">
            <text:p>0.1938333</text:p>
          </table:table-cell>
        </table:table-row>
        <table:table-row table:style-name="ro1">
          <table:table-cell office:value-type="string">
            <text:p>etc</text:p>
          </table:table-cell>
          <table:table-cell office:value-type="string">
            <text:p>consider</text:p>
          </table:table-cell>
          <table:table-cell office:value-type="float" office:value="0.193833303460775">
            <text:p>0.1938333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string">
            <text:p>store</text:p>
          </table:table-cell>
          <table:table-cell office:value-type="float" office:value="0.193836414025748">
            <text:p>0.1938364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string">
            <text:p>sense</text:p>
          </table:table-cell>
          <table:table-cell office:value-type="float" office:value="0.193836414025748">
            <text:p>0.1938364</text:p>
          </table:table-cell>
        </table:table-row>
        <table:table-row table:style-name="ro2">
          <table:table-cell office:value-type="string">
            <text:p>pounds</text:p>
          </table:table-cell>
          <table:table-cell office:value-type="string">
            <text:p>shouldnt</text:p>
          </table:table-cell>
          <table:table-cell office:value-type="float" office:value="0.193905754806851">
            <text:p>0.1939058</text:p>
          </table:table-cell>
        </table:table-row>
        <table:table-row table:style-name="ro2">
          <table:table-cell office:value-type="string">
            <text:p>shouldnt</text:p>
          </table:table-cell>
          <table:table-cell office:value-type="string">
            <text:p>pounds</text:p>
          </table:table-cell>
          <table:table-cell office:value-type="float" office:value="0.193905754806851">
            <text:p>0.1939058</text:p>
          </table:table-cell>
        </table:table-row>
        <table:table-row table:style-name="ro1">
          <table:table-cell office:value-type="string">
            <text:p>birth</text:p>
          </table:table-cell>
          <table:table-cell office:value-type="string">
            <text:p>licenses</text:p>
          </table:table-cell>
          <table:table-cell office:value-type="float" office:value="0.19395373956411">
            <text:p>0.1939537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birth</text:p>
          </table:table-cell>
          <table:table-cell office:value-type="float" office:value="0.19395373956411">
            <text:p>0.1939537</text:p>
          </table:table-cell>
        </table:table-row>
        <table:table-row table:style-name="ro1">
          <table:table-cell office:value-type="string">
            <text:p>databases</text:p>
          </table:table-cell>
          <table:table-cell office:value-type="string">
            <text:p>sophisticated</text:p>
          </table:table-cell>
          <table:table-cell office:value-type="float" office:value="0.194095546072203">
            <text:p>0.1940955</text:p>
          </table:table-cell>
        </table:table-row>
        <table:table-row table:style-name="ro1">
          <table:table-cell office:value-type="string">
            <text:p>sophisticated</text:p>
          </table:table-cell>
          <table:table-cell office:value-type="string">
            <text:p>databases</text:p>
          </table:table-cell>
          <table:table-cell office:value-type="float" office:value="0.194095546072203">
            <text:p>0.1940955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lists</text:p>
          </table:table-cell>
          <table:table-cell office:value-type="float" office:value="0.194099594916462">
            <text:p>0.1940996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atms</text:p>
          </table:table-cell>
          <table:table-cell office:value-type="float" office:value="0.194099594916462">
            <text:p>0.1940996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veterans</text:p>
          </table:table-cell>
          <table:table-cell office:value-type="float" office:value="0.194125178996795">
            <text:p>0.1941252</text:p>
          </table:table-cell>
        </table:table-row>
        <table:table-row table:style-name="ro2">
          <table:table-cell office:value-type="string">
            <text:p>veterans</text:p>
          </table:table-cell>
          <table:table-cell office:value-type="string">
            <text:p>americans</text:p>
          </table:table-cell>
          <table:table-cell office:value-type="float" office:value="0.194125178996795">
            <text:p>0.1941252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string">
            <text:p>process</text:p>
          </table:table-cell>
          <table:table-cell office:value-type="float" office:value="0.194151294575868">
            <text:p>0.1941513</text:p>
          </table:table-cell>
        </table:table-row>
        <table:table-row table:style-name="ro1">
          <table:table-cell office:value-type="string">
            <text:p>process</text:p>
          </table:table-cell>
          <table:table-cell office:value-type="string">
            <text:p>first</text:p>
          </table:table-cell>
          <table:table-cell office:value-type="float" office:value="0.194151294575868">
            <text:p>0.1941513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string">
            <text:p>incorrect</text:p>
          </table:table-cell>
          <table:table-cell office:value-type="float" office:value="0.194240624795869">
            <text:p>0.1942406</text:p>
          </table:table-cell>
        </table:table-row>
        <table:table-row table:style-name="ro1">
          <table:table-cell office:value-type="string">
            <text:p>incorrect</text:p>
          </table:table-cell>
          <table:table-cell office:value-type="string">
            <text:p>errors</text:p>
          </table:table-cell>
          <table:table-cell office:value-type="float" office:value="0.194240624795869">
            <text:p>0.1942406</text:p>
          </table:table-cell>
        </table:table-row>
        <table:table-row table:style-name="ro2">
          <table:table-cell office:value-type="string">
            <text:p>clothes</text:p>
          </table:table-cell>
          <table:table-cell office:value-type="string">
            <text:p>linda</text:p>
          </table:table-cell>
          <table:table-cell office:value-type="float" office:value="0.19427306053771">
            <text:p>0.1942731</text:p>
          </table:table-cell>
        </table:table-row>
        <table:table-row table:style-name="ro2">
          <table:table-cell office:value-type="string">
            <text:p>clothes</text:p>
          </table:table-cell>
          <table:table-cell office:value-type="string">
            <text:p>wegner</text:p>
          </table:table-cell>
          <table:table-cell office:value-type="float" office:value="0.19427306053771">
            <text:p>0.1942731</text:p>
          </table:table-cell>
        </table:table-row>
        <table:table-row table:style-name="ro2">
          <table:table-cell office:value-type="string">
            <text:p>linda</text:p>
          </table:table-cell>
          <table:table-cell office:value-type="string">
            <text:p>clothes</text:p>
          </table:table-cell>
          <table:table-cell office:value-type="float" office:value="0.19427306053771">
            <text:p>0.1942731</text:p>
          </table:table-cell>
        </table:table-row>
        <table:table-row table:style-name="ro2">
          <table:table-cell office:value-type="string">
            <text:p>wegner</text:p>
          </table:table-cell>
          <table:table-cell office:value-type="string">
            <text:p>clothes</text:p>
          </table:table-cell>
          <table:table-cell office:value-type="float" office:value="0.19427306053771">
            <text:p>0.1942731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asked</text:p>
          </table:table-cell>
          <table:table-cell office:value-type="float" office:value="0.194301424906204">
            <text:p>0.1943014</text:p>
          </table:table-cell>
        </table:table-row>
        <table:table-row table:style-name="ro1">
          <table:table-cell office:value-type="string">
            <text:p>asked</text:p>
          </table:table-cell>
          <table:table-cell office:value-type="string">
            <text:p>access</text:p>
          </table:table-cell>
          <table:table-cell office:value-type="float" office:value="0.194301424906204">
            <text:p>0.1943014</text:p>
          </table:table-cell>
        </table:table-row>
        <table:table-row table:style-name="ro2">
          <table:table-cell office:value-type="string">
            <text:p>mike</text:p>
          </table:table-cell>
          <table:table-cell office:value-type="string">
            <text:p>saturday</text:p>
          </table:table-cell>
          <table:table-cell office:value-type="float" office:value="0.194322445939171">
            <text:p>0.1943224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mike</text:p>
          </table:table-cell>
          <table:table-cell office:value-type="float" office:value="0.194322445939171">
            <text:p>0.194322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string">
            <text:p>realized</text:p>
          </table:table-cell>
          <table:table-cell office:value-type="float" office:value="0.194344955604406">
            <text:p>0.1943450</text:p>
          </table:table-cell>
        </table:table-row>
        <table:table-row table:style-name="ro1">
          <table:table-cell office:value-type="string">
            <text:p>realized</text:p>
          </table:table-cell>
          <table:table-cell office:value-type="string">
            <text:p>product</text:p>
          </table:table-cell>
          <table:table-cell office:value-type="float" office:value="0.194344955604406">
            <text:p>0.1943450</text:p>
          </table:table-cell>
        </table:table-row>
        <table:table-row table:style-name="ro1">
          <table:table-cell office:value-type="string">
            <text:p>hack</text:p>
          </table:table-cell>
          <table:table-cell office:value-type="string">
            <text:p>phone</text:p>
          </table:table-cell>
          <table:table-cell office:value-type="float" office:value="0.194355574107344">
            <text:p>0.1943556</text:p>
          </table:table-cell>
        </table:table-row>
        <table:table-row table:style-name="ro1">
          <table:table-cell office:value-type="string">
            <text:p>phone</text:p>
          </table:table-cell>
          <table:table-cell office:value-type="string">
            <text:p>hack</text:p>
          </table:table-cell>
          <table:table-cell office:value-type="float" office:value="0.194355574107344">
            <text:p>0.1943556</text:p>
          </table:table-cell>
        </table:table-row>
        <table:table-row table:style-name="ro1">
          <table:table-cell office:value-type="string">
            <text:p>inconsistent</text:p>
          </table:table-cell>
          <table:table-cell office:value-type="string">
            <text:p>may</text:p>
          </table:table-cell>
          <table:table-cell office:value-type="float" office:value="0.194378788212483">
            <text:p>0.1943788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inconsistent</text:p>
          </table:table-cell>
          <table:table-cell office:value-type="float" office:value="0.194378788212483">
            <text:p>0.1943788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volume</text:p>
          </table:table-cell>
          <table:table-cell office:value-type="float" office:value="0.194379079552332">
            <text:p>0.1943791</text:p>
          </table:table-cell>
        </table:table-row>
        <table:table-row table:style-name="ro1">
          <table:table-cell office:value-type="string">
            <text:p>volume</text:p>
          </table:table-cell>
          <table:table-cell office:value-type="string">
            <text:p>may</text:p>
          </table:table-cell>
          <table:table-cell office:value-type="float" office:value="0.194379079552332">
            <text:p>0.1943791</text:p>
          </table:table-cell>
        </table:table-row>
        <table:table-row table:style-name="ro2">
          <table:table-cell office:value-type="string">
            <text:p>fincen</text:p>
          </table:table-cell>
          <table:table-cell office:value-type="string">
            <text:p>may</text:p>
          </table:table-cell>
          <table:table-cell office:value-type="float" office:value="0.194379371080656">
            <text:p>0.1943794</text:p>
          </table:table-cell>
        </table:table-row>
        <table:table-row table:style-name="ro2">
          <table:table-cell office:value-type="string">
            <text:p>may</text:p>
          </table:table-cell>
          <table:table-cell office:value-type="string">
            <text:p>fincen</text:p>
          </table:table-cell>
          <table:table-cell office:value-type="float" office:value="0.194379371080656">
            <text:p>0.1943794</text:p>
          </table:table-cell>
        </table:table-row>
        <table:table-row table:style-name="ro2">
          <table:table-cell office:value-type="string">
            <text:p>creditreporting</text:p>
          </table:table-cell>
          <table:table-cell office:value-type="string">
            <text:p>pdf</text:p>
          </table:table-cell>
          <table:table-cell office:value-type="float" office:value="0.194387286784048">
            <text:p>0.1943873</text:p>
          </table:table-cell>
        </table:table-row>
        <table:table-row table:style-name="ro2">
          <table:table-cell office:value-type="string">
            <text:p>pdf</text:p>
          </table:table-cell>
          <table:table-cell office:value-type="string">
            <text:p>creditreporting</text:p>
          </table:table-cell>
          <table:table-cell office:value-type="float" office:value="0.194387286784048">
            <text:p>0.1943873</text:p>
          </table:table-cell>
        </table:table-row>
        <table:table-row table:style-name="ro2">
          <table:table-cell office:value-type="string">
            <text:p>fico</text:p>
          </table:table-cell>
          <table:table-cell office:value-type="string">
            <text:p>pdf</text:p>
          </table:table-cell>
          <table:table-cell office:value-type="float" office:value="0.194387807453396">
            <text:p>0.1943878</text:p>
          </table:table-cell>
        </table:table-row>
        <table:table-row table:style-name="ro2">
          <table:table-cell office:value-type="string">
            <text:p>karma</text:p>
          </table:table-cell>
          <table:table-cell office:value-type="string">
            <text:p>pdf</text:p>
          </table:table-cell>
          <table:table-cell office:value-type="float" office:value="0.194387807453396">
            <text:p>0.1943878</text:p>
          </table:table-cell>
        </table:table-row>
        <table:table-row table:style-name="ro2">
          <table:table-cell office:value-type="string">
            <text:p>pdf</text:p>
          </table:table-cell>
          <table:table-cell office:value-type="string">
            <text:p>fico</text:p>
          </table:table-cell>
          <table:table-cell office:value-type="float" office:value="0.194387807453396">
            <text:p>0.1943878</text:p>
          </table:table-cell>
        </table:table-row>
        <table:table-row table:style-name="ro2">
          <table:table-cell office:value-type="string">
            <text:p>pdf</text:p>
          </table:table-cell>
          <table:table-cell office:value-type="string">
            <text:p>karma</text:p>
          </table:table-cell>
          <table:table-cell office:value-type="float" office:value="0.194387807453396">
            <text:p>0.1943878</text:p>
          </table:table-cell>
        </table:table-row>
        <table:table-row table:style-name="ro2">
          <table:table-cell office:value-type="string">
            <text:p>hollywood</text:p>
          </table:table-cell>
          <table:table-cell office:value-type="string">
            <text:p>matter</text:p>
          </table:table-cell>
          <table:table-cell office:value-type="float" office:value="0.19444625307835">
            <text:p>0.1944463</text:p>
          </table:table-cell>
        </table:table-row>
        <table:table-row table:style-name="ro2">
          <table:table-cell office:value-type="string">
            <text:p>matter</text:p>
          </table:table-cell>
          <table:table-cell office:value-type="string">
            <text:p>hollywood</text:p>
          </table:table-cell>
          <table:table-cell office:value-type="float" office:value="0.19444625307835">
            <text:p>0.1944463</text:p>
          </table:table-cell>
        </table:table-row>
        <table:table-row table:style-name="ro2">
          <table:table-cell office:value-type="string">
            <text:p>authorities</text:p>
          </table:table-cell>
          <table:table-cell office:value-type="string">
            <text:p>los</text:p>
          </table:table-cell>
          <table:table-cell office:value-type="float" office:value="0.194507850321741">
            <text:p>0.1945079</text:p>
          </table:table-cell>
        </table:table-row>
        <table:table-row table:style-name="ro2">
          <table:table-cell office:value-type="string">
            <text:p>los</text:p>
          </table:table-cell>
          <table:table-cell office:value-type="string">
            <text:p>authorities</text:p>
          </table:table-cell>
          <table:table-cell office:value-type="float" office:value="0.194507850321741">
            <text:p>0.1945079</text:p>
          </table:table-cell>
        </table:table-row>
        <table:table-row table:style-name="ro1">
          <table:table-cell office:value-type="string">
            <text:p>higher</text:p>
          </table:table-cell>
          <table:table-cell office:value-type="string">
            <text:p>pounds</text:p>
          </table:table-cell>
          <table:table-cell office:value-type="float" office:value="0.194553642904552">
            <text:p>0.1945536</text:p>
          </table:table-cell>
        </table:table-row>
        <table:table-row table:style-name="ro1">
          <table:table-cell office:value-type="string">
            <text:p>pounds</text:p>
          </table:table-cell>
          <table:table-cell office:value-type="string">
            <text:p>higher</text:p>
          </table:table-cell>
          <table:table-cell office:value-type="float" office:value="0.194553642904552">
            <text:p>0.1945536</text:p>
          </table:table-cell>
        </table:table-row>
        <table:table-row table:style-name="ro1">
          <table:table-cell office:value-type="string">
            <text:p>cards</text:p>
          </table:table-cell>
          <table:table-cell office:value-type="string">
            <text:p>leave</text:p>
          </table:table-cell>
          <table:table-cell office:value-type="float" office:value="0.194563156467406">
            <text:p>0.1945632</text:p>
          </table:table-cell>
        </table:table-row>
        <table:table-row table:style-name="ro1">
          <table:table-cell office:value-type="string">
            <text:p>leave</text:p>
          </table:table-cell>
          <table:table-cell office:value-type="string">
            <text:p>cards</text:p>
          </table:table-cell>
          <table:table-cell office:value-type="float" office:value="0.194563156467406">
            <text:p>0.1945632</text:p>
          </table:table-cell>
        </table:table-row>
        <table:table-row table:style-name="ro2">
          <table:table-cell office:value-type="string">
            <text:p>firm</text:p>
          </table:table-cell>
          <table:table-cell office:value-type="string">
            <text:p>iphone</text:p>
          </table:table-cell>
          <table:table-cell office:value-type="float" office:value="0.194661135951584">
            <text:p>0.1946611</text:p>
          </table:table-cell>
        </table:table-row>
        <table:table-row table:style-name="ro2">
          <table:table-cell office:value-type="string">
            <text:p>iphone</text:p>
          </table:table-cell>
          <table:table-cell office:value-type="string">
            <text:p>firm</text:p>
          </table:table-cell>
          <table:table-cell office:value-type="float" office:value="0.194661135951584">
            <text:p>0.1946611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countries</text:p>
          </table:table-cell>
          <table:table-cell office:value-type="float" office:value="0.194768201396843">
            <text:p>0.1947682</text:p>
          </table:table-cell>
        </table:table-row>
        <table:table-row table:style-name="ro1">
          <table:table-cell office:value-type="string">
            <text:p>countries</text:p>
          </table:table-cell>
          <table:table-cell office:value-type="string">
            <text:p>corporations</text:p>
          </table:table-cell>
          <table:table-cell office:value-type="float" office:value="0.194768201396843">
            <text:p>0.1947682</text:p>
          </table:table-cell>
        </table:table-row>
        <table:table-row table:style-name="ro1">
          <table:table-cell office:value-type="string">
            <text:p>financial</text:p>
          </table:table-cell>
          <table:table-cell office:value-type="string">
            <text:p>may</text:p>
          </table:table-cell>
          <table:table-cell office:value-type="float" office:value="0.194819579236953">
            <text:p>0.1948196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financial</text:p>
          </table:table-cell>
          <table:table-cell office:value-type="float" office:value="0.194819579236953">
            <text:p>0.1948196</text:p>
          </table:table-cell>
        </table:table-row>
        <table:table-row table:style-name="ro1">
          <table:table-cell office:value-type="string">
            <text:p>sales</text:p>
          </table:table-cell>
          <table:table-cell office:value-type="string">
            <text:p>subject</text:p>
          </table:table-cell>
          <table:table-cell office:value-type="float" office:value="0.194820360628584">
            <text:p>0.1948204</text:p>
          </table:table-cell>
        </table:table-row>
        <table:table-row table:style-name="ro1">
          <table:table-cell office:value-type="string">
            <text:p>subject</text:p>
          </table:table-cell>
          <table:table-cell office:value-type="string">
            <text:p>sales</text:p>
          </table:table-cell>
          <table:table-cell office:value-type="float" office:value="0.194820360628584">
            <text:p>0.1948204</text:p>
          </table:table-cell>
        </table:table-row>
        <table:table-row table:style-name="ro2">
          <table:table-cell office:value-type="string">
            <text:p>identitytheft</text:p>
          </table:table-cell>
          <table:table-cell office:value-type="string">
            <text:p>provide</text:p>
          </table:table-cell>
          <table:table-cell office:value-type="float" office:value="0.194920662460774">
            <text:p>0.1949207</text:p>
          </table:table-cell>
        </table:table-row>
        <table:table-row table:style-name="ro2">
          <table:table-cell office:value-type="string">
            <text:p>provide</text:p>
          </table:table-cell>
          <table:table-cell office:value-type="string">
            <text:p>identitytheft</text:p>
          </table:table-cell>
          <table:table-cell office:value-type="float" office:value="0.194920662460774">
            <text:p>0.1949207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prepaid</text:p>
          </table:table-cell>
          <table:table-cell office:value-type="float" office:value="0.194938587025393">
            <text:p>0.1949386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may</text:p>
          </table:table-cell>
          <table:table-cell office:value-type="float" office:value="0.194938587025393">
            <text:p>0.1949386</text:p>
          </table:table-cell>
        </table:table-row>
        <table:table-row table:style-name="ro1">
          <table:table-cell office:value-type="string">
            <text:p>according</text:p>
          </table:table-cell>
          <table:table-cell office:value-type="string">
            <text:p>turbo</text:p>
          </table:table-cell>
          <table:table-cell office:value-type="float" office:value="0.194945041561516">
            <text:p>0.1949450</text:p>
          </table:table-cell>
        </table:table-row>
        <table:table-row table:style-name="ro1">
          <table:table-cell office:value-type="string">
            <text:p>turbo</text:p>
          </table:table-cell>
          <table:table-cell office:value-type="string">
            <text:p>according</text:p>
          </table:table-cell>
          <table:table-cell office:value-type="float" office:value="0.194945041561516">
            <text:p>0.1949450</text:p>
          </table:table-cell>
        </table:table-row>
        <table:table-row table:style-name="ro1">
          <table:table-cell table:style-name="ce1" office:value-type="string">
            <text:p>23</text:p>
          </table:table-cell>
          <table:table-cell office:value-type="string">
            <text:p>car</text:p>
          </table:table-cell>
          <table:table-cell office:value-type="float" office:value="0.195019990702295">
            <text:p>0.1950200</text:p>
          </table:table-cell>
        </table:table-row>
        <table:table-row table:style-name="ro1">
          <table:table-cell office:value-type="string">
            <text:p>car</text:p>
          </table:table-cell>
          <table:table-cell table:style-name="ce1" office:value-type="string">
            <text:p>23</text:p>
          </table:table-cell>
          <table:table-cell office:value-type="float" office:value="0.195019990702295">
            <text:p>0.1950200</text:p>
          </table:table-cell>
        </table:table-row>
        <table:table-row table:style-name="ro1">
          <table:table-cell office:value-type="string">
            <text:p>merchants</text:p>
          </table:table-cell>
          <table:table-cell office:value-type="string">
            <text:p>notifications</text:p>
          </table:table-cell>
          <table:table-cell office:value-type="float" office:value="0.195067641039117">
            <text:p>0.1950676</text:p>
          </table:table-cell>
        </table:table-row>
        <table:table-row table:style-name="ro1">
          <table:table-cell office:value-type="string">
            <text:p>notifications</text:p>
          </table:table-cell>
          <table:table-cell office:value-type="string">
            <text:p>merchants</text:p>
          </table:table-cell>
          <table:table-cell office:value-type="float" office:value="0.195067641039117">
            <text:p>0.1950676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currently</text:p>
          </table:table-cell>
          <table:table-cell office:value-type="float" office:value="0.195074757061735">
            <text:p>0.1950748</text:p>
          </table:table-cell>
        </table:table-row>
        <table:table-row table:style-name="ro1">
          <table:table-cell office:value-type="string">
            <text:p>currently</text:p>
          </table:table-cell>
          <table:table-cell office:value-type="string">
            <text:p>article</text:p>
          </table:table-cell>
          <table:table-cell office:value-type="float" office:value="0.195074757061735">
            <text:p>0.1950748</text:p>
          </table:table-cell>
        </table:table-row>
        <table:table-row table:style-name="ro1">
          <table:table-cell office:value-type="string">
            <text:p>held</text:p>
          </table:table-cell>
          <table:table-cell office:value-type="string">
            <text:p>investigators</text:p>
          </table:table-cell>
          <table:table-cell office:value-type="float" office:value="0.195126004584288">
            <text:p>0.1951260</text:p>
          </table:table-cell>
        </table:table-row>
        <table:table-row table:style-name="ro1">
          <table:table-cell office:value-type="string">
            <text:p>investigators</text:p>
          </table:table-cell>
          <table:table-cell office:value-type="string">
            <text:p>held</text:p>
          </table:table-cell>
          <table:table-cell office:value-type="float" office:value="0.195126004584288">
            <text:p>0.1951260</text:p>
          </table:table-cell>
        </table:table-row>
        <table:table-row table:style-name="ro2">
          <table:table-cell office:value-type="string">
            <text:p>calif</text:p>
          </table:table-cell>
          <table:table-cell office:value-type="string">
            <text:p>oil</text:p>
          </table:table-cell>
          <table:table-cell office:value-type="float" office:value="0.19516366010007">
            <text:p>0.1951637</text:p>
          </table:table-cell>
        </table:table-row>
        <table:table-row table:style-name="ro2">
          <table:table-cell office:value-type="string">
            <text:p>oil</text:p>
          </table:table-cell>
          <table:table-cell office:value-type="string">
            <text:p>calif</text:p>
          </table:table-cell>
          <table:table-cell office:value-type="float" office:value="0.19516366010007">
            <text:p>0.1951637</text:p>
          </table:table-cell>
        </table:table-row>
        <table:table-row table:style-name="ro1">
          <table:table-cell office:value-type="string">
            <text:p>expect</text:p>
          </table:table-cell>
          <table:table-cell office:value-type="string">
            <text:p>seems</text:p>
          </table:table-cell>
          <table:table-cell office:value-type="float" office:value="0.195196369640821">
            <text:p>0.1951964</text:p>
          </table:table-cell>
        </table:table-row>
        <table:table-row table:style-name="ro1">
          <table:table-cell office:value-type="string">
            <text:p>seems</text:p>
          </table:table-cell>
          <table:table-cell office:value-type="string">
            <text:p>expect</text:p>
          </table:table-cell>
          <table:table-cell office:value-type="float" office:value="0.195196369640821">
            <text:p>0.1951964</text:p>
          </table:table-cell>
        </table:table-row>
        <table:table-row table:style-name="ro1">
          <table:table-cell office:value-type="string">
            <text:p>drives</text:p>
          </table:table-cell>
          <table:table-cell office:value-type="string">
            <text:p>recycling</text:p>
          </table:table-cell>
          <table:table-cell office:value-type="float" office:value="0.195232409995644">
            <text:p>0.1952324</text:p>
          </table:table-cell>
        </table:table-row>
        <table:table-row table:style-name="ro1">
          <table:table-cell office:value-type="string">
            <text:p>recycling</text:p>
          </table:table-cell>
          <table:table-cell office:value-type="string">
            <text:p>drives</text:p>
          </table:table-cell>
          <table:table-cell office:value-type="float" office:value="0.195232409995644">
            <text:p>0.1952324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skimmers</text:p>
          </table:table-cell>
          <table:table-cell office:value-type="float" office:value="0.195316137999859">
            <text:p>0.1953161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pumps</text:p>
          </table:table-cell>
          <table:table-cell office:value-type="float" office:value="0.195316137999859">
            <text:p>0.1953161</text:p>
          </table:table-cell>
        </table:table-row>
        <table:table-row table:style-name="ro1">
          <table:table-cell office:value-type="string">
            <text:p>pumps</text:p>
          </table:table-cell>
          <table:table-cell office:value-type="string">
            <text:p>lists</text:p>
          </table:table-cell>
          <table:table-cell office:value-type="float" office:value="0.195316137999859">
            <text:p>0.1953161</text:p>
          </table:table-cell>
        </table:table-row>
        <table:table-row table:style-name="ro1">
          <table:table-cell office:value-type="string">
            <text:p>skimmers</text:p>
          </table:table-cell>
          <table:table-cell office:value-type="string">
            <text:p>lists</text:p>
          </table:table-cell>
          <table:table-cell office:value-type="float" office:value="0.195316137999859">
            <text:p>0.1953161</text:p>
          </table:table-cell>
        </table:table-row>
        <table:table-row table:style-name="ro2">
          <table:table-cell office:value-type="string">
            <text:p>floridas</text:p>
          </table:table-cell>
          <table:table-cell office:value-type="string">
            <text:p>victimization</text:p>
          </table:table-cell>
          <table:table-cell office:value-type="float" office:value="0.195333977265462">
            <text:p>0.1953340</text:p>
          </table:table-cell>
        </table:table-row>
        <table:table-row table:style-name="ro2">
          <table:table-cell office:value-type="string">
            <text:p>victimization</text:p>
          </table:table-cell>
          <table:table-cell office:value-type="string">
            <text:p>floridas</text:p>
          </table:table-cell>
          <table:table-cell office:value-type="float" office:value="0.195333977265462">
            <text:p>0.1953340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scenario</text:p>
          </table:table-cell>
          <table:table-cell office:value-type="float" office:value="0.195337048522954">
            <text:p>0.1953370</text:p>
          </table:table-cell>
        </table:table-row>
        <table:table-row table:style-name="ro1">
          <table:table-cell office:value-type="string">
            <text:p>scenario</text:p>
          </table:table-cell>
          <table:table-cell office:value-type="string">
            <text:p>item</text:p>
          </table:table-cell>
          <table:table-cell office:value-type="float" office:value="0.195337048522954">
            <text:p>0.1953370</text:p>
          </table:table-cell>
        </table:table-row>
        <table:table-row table:style-name="ro1">
          <table:table-cell office:value-type="string">
            <text:p>malicious</text:p>
          </table:table-cell>
          <table:table-cell office:value-type="string">
            <text:p>web</text:p>
          </table:table-cell>
          <table:table-cell office:value-type="float" office:value="0.195388984677618">
            <text:p>0.1953890</text:p>
          </table:table-cell>
        </table:table-row>
        <table:table-row table:style-name="ro1">
          <table:table-cell office:value-type="string">
            <text:p>web</text:p>
          </table:table-cell>
          <table:table-cell office:value-type="string">
            <text:p>malicious</text:p>
          </table:table-cell>
          <table:table-cell office:value-type="float" office:value="0.195388984677618">
            <text:p>0.1953890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process</text:p>
          </table:table-cell>
          <table:table-cell office:value-type="float" office:value="0.195394197377082">
            <text:p>0.1953942</text:p>
          </table:table-cell>
        </table:table-row>
        <table:table-row table:style-name="ro2">
          <table:table-cell office:value-type="string">
            <text:p>process</text:p>
          </table:table-cell>
          <table:table-cell office:value-type="string">
            <text:p>lisa</text:p>
          </table:table-cell>
          <table:table-cell office:value-type="float" office:value="0.195394197377082">
            <text:p>0.1953942</text:p>
          </table:table-cell>
        </table:table-row>
        <table:table-row table:style-name="ro1">
          <table:table-cell office:value-type="string">
            <text:p>individuals</text:p>
          </table:table-cell>
          <table:table-cell office:value-type="string">
            <text:p>large</text:p>
          </table:table-cell>
          <table:table-cell office:value-type="float" office:value="0.195452125797818">
            <text:p>0.1954521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individuals</text:p>
          </table:table-cell>
          <table:table-cell office:value-type="float" office:value="0.195452125797818">
            <text:p>0.1954521</text:p>
          </table:table-cell>
        </table:table-row>
        <table:table-row table:style-name="ro1">
          <table:table-cell office:value-type="string">
            <text:p>happened</text:p>
          </table:table-cell>
          <table:table-cell office:value-type="string">
            <text:p>town</text:p>
          </table:table-cell>
          <table:table-cell office:value-type="float" office:value="0.195461417667081">
            <text:p>0.1954614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happened</text:p>
          </table:table-cell>
          <table:table-cell office:value-type="float" office:value="0.195461417667081">
            <text:p>0.1954614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recently</text:p>
          </table:table-cell>
          <table:table-cell office:value-type="float" office:value="0.195849828709151">
            <text:p>0.1958498</text:p>
          </table:table-cell>
        </table:table-row>
        <table:table-row table:style-name="ro1">
          <table:table-cell office:value-type="string">
            <text:p>recently</text:p>
          </table:table-cell>
          <table:table-cell office:value-type="string">
            <text:p>disabled</text:p>
          </table:table-cell>
          <table:table-cell office:value-type="float" office:value="0.195849828709151">
            <text:p>0.1958498</text:p>
          </table:table-cell>
        </table:table-row>
        <table:table-row table:style-name="ro2">
          <table:table-cell office:value-type="string">
            <text:p>anderson</text:p>
          </table:table-cell>
          <table:table-cell office:value-type="string">
            <text:p>sales</text:p>
          </table:table-cell>
          <table:table-cell office:value-type="float" office:value="0.195867898112833">
            <text:p>0.1958679</text:p>
          </table:table-cell>
        </table:table-row>
        <table:table-row table:style-name="ro2">
          <table:table-cell office:value-type="string">
            <text:p>sales</text:p>
          </table:table-cell>
          <table:table-cell office:value-type="string">
            <text:p>anderson</text:p>
          </table:table-cell>
          <table:table-cell office:value-type="float" office:value="0.195867898112833">
            <text:p>0.1958679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scenario</text:p>
          </table:table-cell>
          <table:table-cell office:value-type="float" office:value="0.195945223300916">
            <text:p>0.1959452</text:p>
          </table:table-cell>
        </table:table-row>
        <table:table-row table:style-name="ro1">
          <table:table-cell office:value-type="string">
            <text:p>scenario</text:p>
          </table:table-cell>
          <table:table-cell office:value-type="string">
            <text:p>error</text:p>
          </table:table-cell>
          <table:table-cell office:value-type="float" office:value="0.195945223300916">
            <text:p>0.1959452</text:p>
          </table:table-cell>
        </table:table-row>
        <table:table-row table:style-name="ro2">
          <table:table-cell office:value-type="string">
            <text:p>big</text:p>
          </table:table-cell>
          <table:table-cell office:value-type="string">
            <text:p>saturday</text:p>
          </table:table-cell>
          <table:table-cell office:value-type="float" office:value="0.196056029072968">
            <text:p>0.1960560</text:p>
          </table:table-cell>
        </table:table-row>
        <table:table-row table:style-name="ro2">
          <table:table-cell office:value-type="string">
            <text:p>saturday</text:p>
          </table:table-cell>
          <table:table-cell office:value-type="string">
            <text:p>big</text:p>
          </table:table-cell>
          <table:table-cell office:value-type="float" office:value="0.196056029072968">
            <text:p>0.1960560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string">
            <text:p>sites</text:p>
          </table:table-cell>
          <table:table-cell office:value-type="float" office:value="0.196121782763936">
            <text:p>0.1961218</text:p>
          </table:table-cell>
        </table:table-row>
        <table:table-row table:style-name="ro1">
          <table:table-cell office:value-type="string">
            <text:p>sites</text:p>
          </table:table-cell>
          <table:table-cell office:value-type="string">
            <text:p>school</text:p>
          </table:table-cell>
          <table:table-cell office:value-type="float" office:value="0.196121782763936">
            <text:p>0.1961218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lists</text:p>
          </table:table-cell>
          <table:table-cell office:value-type="float" office:value="0.196145982995101">
            <text:p>0.1961460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gas</text:p>
          </table:table-cell>
          <table:table-cell office:value-type="float" office:value="0.196145982995101">
            <text:p>0.1961460</text:p>
          </table:table-cell>
        </table:table-row>
        <table:table-row table:style-name="ro1">
          <table:table-cell office:value-type="string">
            <text:p>agencies</text:p>
          </table:table-cell>
          <table:table-cell office:value-type="string">
            <text:p>three</text:p>
          </table:table-cell>
          <table:table-cell office:value-type="float" office:value="0.19619120487022">
            <text:p>0.1961912</text:p>
          </table:table-cell>
        </table:table-row>
        <table:table-row table:style-name="ro1">
          <table:table-cell office:value-type="string">
            <text:p>three</text:p>
          </table:table-cell>
          <table:table-cell office:value-type="string">
            <text:p>agencies</text:p>
          </table:table-cell>
          <table:table-cell office:value-type="float" office:value="0.19619120487022">
            <text:p>0.1961912</text:p>
          </table:table-cell>
        </table:table-row>
        <table:table-row table:style-name="ro1">
          <table:table-cell office:value-type="string">
            <text:p>important</text:p>
          </table:table-cell>
          <table:table-cell office:value-type="string">
            <text:p>old</text:p>
          </table:table-cell>
          <table:table-cell office:value-type="float" office:value="0.19628686061572">
            <text:p>0.1962869</text:p>
          </table:table-cell>
        </table:table-row>
        <table:table-row table:style-name="ro1">
          <table:table-cell office:value-type="string">
            <text:p>old</text:p>
          </table:table-cell>
          <table:table-cell office:value-type="string">
            <text:p>important</text:p>
          </table:table-cell>
          <table:table-cell office:value-type="float" office:value="0.19628686061572">
            <text:p>0.1962869</text:p>
          </table:table-cell>
        </table:table-row>
        <table:table-row table:style-name="ro1">
          <table:table-cell office:value-type="string">
            <text:p>opened</text:p>
          </table:table-cell>
          <table:table-cell office:value-type="string">
            <text:p>sears</text:p>
          </table:table-cell>
          <table:table-cell office:value-type="float" office:value="0.19633852866769">
            <text:p>0.1963385</text:p>
          </table:table-cell>
        </table:table-row>
        <table:table-row table:style-name="ro1">
          <table:table-cell office:value-type="string">
            <text:p>sears</text:p>
          </table:table-cell>
          <table:table-cell office:value-type="string">
            <text:p>opened</text:p>
          </table:table-cell>
          <table:table-cell office:value-type="float" office:value="0.19633852866769">
            <text:p>0.1963385</text:p>
          </table:table-cell>
        </table:table-row>
        <table:table-row table:style-name="ro2">
          <table:table-cell office:value-type="string">
            <text:p>bellevue</text:p>
          </table:table-cell>
          <table:table-cell office:value-type="string">
            <text:p>evidence</text:p>
          </table:table-cell>
          <table:table-cell office:value-type="float" office:value="0.196375978711612">
            <text:p>0.1963760</text:p>
          </table:table-cell>
        </table:table-row>
        <table:table-row table:style-name="ro2">
          <table:table-cell office:value-type="string">
            <text:p>evidence</text:p>
          </table:table-cell>
          <table:table-cell office:value-type="string">
            <text:p>bellevue</text:p>
          </table:table-cell>
          <table:table-cell office:value-type="float" office:value="0.196375978711612">
            <text:p>0.1963760</text:p>
          </table:table-cell>
        </table:table-row>
        <table:table-row table:style-name="ro1">
          <table:table-cell office:value-type="string">
            <text:p>updated</text:p>
          </table:table-cell>
          <table:table-cell office:value-type="string">
            <text:p>volunteers</text:p>
          </table:table-cell>
          <table:table-cell office:value-type="float" office:value="0.19642455140197">
            <text:p>0.1964246</text:p>
          </table:table-cell>
        </table:table-row>
        <table:table-row table:style-name="ro1">
          <table:table-cell office:value-type="string">
            <text:p>volunteers</text:p>
          </table:table-cell>
          <table:table-cell office:value-type="string">
            <text:p>updated</text:p>
          </table:table-cell>
          <table:table-cell office:value-type="float" office:value="0.19642455140197">
            <text:p>0.1964246</text:p>
          </table:table-cell>
        </table:table-row>
        <table:table-row table:style-name="ro1">
          <table:table-cell office:value-type="string">
            <text:p>gather</text:p>
          </table:table-cell>
          <table:table-cell office:value-type="string">
            <text:p>twice</text:p>
          </table:table-cell>
          <table:table-cell office:value-type="float" office:value="0.196430386961384">
            <text:p>0.1964304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gather</text:p>
          </table:table-cell>
          <table:table-cell office:value-type="float" office:value="0.196430386961384">
            <text:p>0.1964304</text:p>
          </table:table-cell>
        </table:table-row>
        <table:table-row table:style-name="ro1">
          <table:table-cell office:value-type="string">
            <text:p>conspirators</text:p>
          </table:table-cell>
          <table:table-cell office:value-type="string">
            <text:p>sexton</text:p>
          </table:table-cell>
          <table:table-cell office:value-type="float" office:value="0.19644151694813">
            <text:p>0.1964415</text:p>
          </table:table-cell>
        </table:table-row>
        <table:table-row table:style-name="ro1">
          <table:table-cell office:value-type="string">
            <text:p>sexton</text:p>
          </table:table-cell>
          <table:table-cell office:value-type="string">
            <text:p>conspirators</text:p>
          </table:table-cell>
          <table:table-cell office:value-type="float" office:value="0.19644151694813">
            <text:p>0.1964415</text:p>
          </table:table-cell>
        </table:table-row>
        <table:table-row table:style-name="ro1">
          <table:table-cell office:value-type="string">
            <text:p>delete</text:p>
          </table:table-cell>
          <table:table-cell office:value-type="string">
            <text:p>settings</text:p>
          </table:table-cell>
          <table:table-cell office:value-type="float" office:value="0.196444573308605">
            <text:p>0.1964446</text:p>
          </table:table-cell>
        </table:table-row>
        <table:table-row table:style-name="ro1">
          <table:table-cell office:value-type="string">
            <text:p>settings</text:p>
          </table:table-cell>
          <table:table-cell office:value-type="string">
            <text:p>delete</text:p>
          </table:table-cell>
          <table:table-cell office:value-type="float" office:value="0.196444573308605">
            <text:p>0.1964446</text:p>
          </table:table-cell>
        </table:table-row>
        <table:table-row table:style-name="ro1">
          <table:table-cell office:value-type="string">
            <text:p>aspen</text:p>
          </table:table-cell>
          <table:table-cell office:value-type="string">
            <text:p>began</text:p>
          </table:table-cell>
          <table:table-cell office:value-type="float" office:value="0.196498992374766">
            <text:p>0.1964990</text:p>
          </table:table-cell>
        </table:table-row>
        <table:table-row table:style-name="ro2">
          <table:table-cell office:value-type="string">
            <text:p>began</text:p>
          </table:table-cell>
          <table:table-cell office:value-type="string">
            <text:p>canas</text:p>
          </table:table-cell>
          <table:table-cell office:value-type="float" office:value="0.196498992374766">
            <text:p>0.1964990</text:p>
          </table:table-cell>
        </table:table-row>
        <table:table-row table:style-name="ro1">
          <table:table-cell office:value-type="string">
            <text:p>began</text:p>
          </table:table-cell>
          <table:table-cell office:value-type="string">
            <text:p>aspen</text:p>
          </table:table-cell>
          <table:table-cell office:value-type="float" office:value="0.196498992374766">
            <text:p>0.1964990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began</text:p>
          </table:table-cell>
          <table:table-cell office:value-type="float" office:value="0.196498992374766">
            <text:p>0.1964990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unknown</text:p>
          </table:table-cell>
          <table:table-cell office:value-type="float" office:value="0.19649932418777">
            <text:p>0.1964993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string">
            <text:p>blue</text:p>
          </table:table-cell>
          <table:table-cell office:value-type="float" office:value="0.19649932418777">
            <text:p>0.1964993</text:p>
          </table:table-cell>
        </table:table-row>
        <table:table-row table:style-name="ro2">
          <table:table-cell office:value-type="string">
            <text:p>apply</text:p>
          </table:table-cell>
          <table:table-cell office:value-type="string">
            <text:p>stuber</text:p>
          </table:table-cell>
          <table:table-cell office:value-type="float" office:value="0.196545440732574">
            <text:p>0.1965454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apply</text:p>
          </table:table-cell>
          <table:table-cell office:value-type="float" office:value="0.196545440732574">
            <text:p>0.1965454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music</text:p>
          </table:table-cell>
          <table:table-cell office:value-type="float" office:value="0.196545441714989">
            <text:p>0.1965454</text:p>
          </table:table-cell>
        </table:table-row>
        <table:table-row table:style-name="ro2">
          <table:table-cell office:value-type="string">
            <text:p>apply</text:p>
          </table:table-cell>
          <table:table-cell office:value-type="string">
            <text:p>volkert</text:p>
          </table:table-cell>
          <table:table-cell office:value-type="float" office:value="0.196545441714989">
            <text:p>0.1965454</text:p>
          </table:table-cell>
        </table:table-row>
        <table:table-row table:style-name="ro2">
          <table:table-cell office:value-type="string">
            <text:p>apply</text:p>
          </table:table-cell>
          <table:table-cell office:value-type="string">
            <text:p>macintosh</text:p>
          </table:table-cell>
          <table:table-cell office:value-type="float" office:value="0.196545441714989">
            <text:p>0.1965454</text:p>
          </table:table-cell>
        </table:table-row>
        <table:table-row table:style-name="ro1">
          <table:table-cell office:value-type="string">
            <text:p>apply</text:p>
          </table:table-cell>
          <table:table-cell office:value-type="string">
            <text:p>financing</text:p>
          </table:table-cell>
          <table:table-cell office:value-type="float" office:value="0.196545441714989">
            <text:p>0.1965454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apply</text:p>
          </table:table-cell>
          <table:table-cell office:value-type="float" office:value="0.196545441714989">
            <text:p>0.1965454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apply</text:p>
          </table:table-cell>
          <table:table-cell office:value-type="float" office:value="0.196545441714989">
            <text:p>0.1965454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apply</text:p>
          </table:table-cell>
          <table:table-cell office:value-type="float" office:value="0.196545441714989">
            <text:p>0.1965454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apply</text:p>
          </table:table-cell>
          <table:table-cell office:value-type="float" office:value="0.196545441714989">
            <text:p>0.1965454</text:p>
          </table:table-cell>
        </table:table-row>
        <table:table-row table:style-name="ro1">
          <table:table-cell office:value-type="string">
            <text:p>gone</text:p>
          </table:table-cell>
          <table:table-cell office:value-type="string">
            <text:p>hospital</text:p>
          </table:table-cell>
          <table:table-cell office:value-type="float" office:value="0.196548965638896">
            <text:p>0.196549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gone</text:p>
          </table:table-cell>
          <table:table-cell office:value-type="float" office:value="0.196548965638896">
            <text:p>0.1965490</text:p>
          </table:table-cell>
        </table:table-row>
        <table:table-row table:style-name="ro1">
          <table:table-cell office:value-type="string">
            <text:p>recommend</text:p>
          </table:table-cell>
          <table:table-cell office:value-type="string">
            <text:p>representative</text:p>
          </table:table-cell>
          <table:table-cell office:value-type="float" office:value="0.196571179531831">
            <text:p>0.1965712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recommend</text:p>
          </table:table-cell>
          <table:table-cell office:value-type="float" office:value="0.196571179531831">
            <text:p>0.1965712</text:p>
          </table:table-cell>
        </table:table-row>
        <table:table-row table:style-name="ro1">
          <table:table-cell office:value-type="string">
            <text:p>license</text:p>
          </table:table-cell>
          <table:table-cell office:value-type="string">
            <text:p>release</text:p>
          </table:table-cell>
          <table:table-cell office:value-type="float" office:value="0.196598113092013">
            <text:p>0.1965981</text:p>
          </table:table-cell>
        </table:table-row>
        <table:table-row table:style-name="ro1">
          <table:table-cell office:value-type="string">
            <text:p>release</text:p>
          </table:table-cell>
          <table:table-cell office:value-type="string">
            <text:p>license</text:p>
          </table:table-cell>
          <table:table-cell office:value-type="float" office:value="0.196598113092013">
            <text:p>0.1965981</text:p>
          </table:table-cell>
        </table:table-row>
        <table:table-row table:style-name="ro1">
          <table:table-cell office:value-type="string">
            <text:p>breach</text:p>
          </table:table-cell>
          <table:table-cell office:value-type="string">
            <text:p>representative</text:p>
          </table:table-cell>
          <table:table-cell office:value-type="float" office:value="0.196655313214633">
            <text:p>0.1966553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breach</text:p>
          </table:table-cell>
          <table:table-cell office:value-type="float" office:value="0.196655313214633">
            <text:p>0.1966553</text:p>
          </table:table-cell>
        </table:table-row>
        <table:table-row table:style-name="ro1">
          <table:table-cell office:value-type="string">
            <text:p>determine</text:p>
          </table:table-cell>
          <table:table-cell office:value-type="string">
            <text:p>reporting</text:p>
          </table:table-cell>
          <table:table-cell office:value-type="float" office:value="0.196683381777001">
            <text:p>0.1966834</text:p>
          </table:table-cell>
        </table:table-row>
        <table:table-row table:style-name="ro1">
          <table:table-cell office:value-type="string">
            <text:p>reporting</text:p>
          </table:table-cell>
          <table:table-cell office:value-type="string">
            <text:p>determine</text:p>
          </table:table-cell>
          <table:table-cell office:value-type="float" office:value="0.196683381777001">
            <text:p>0.1966834</text:p>
          </table:table-cell>
        </table:table-row>
        <table:table-row table:style-name="ro1">
          <table:table-cell office:value-type="string">
            <text:p>prepaid</text:p>
          </table:table-cell>
          <table:table-cell office:value-type="string">
            <text:p>shortly</text:p>
          </table:table-cell>
          <table:table-cell office:value-type="float" office:value="0.196763233413107">
            <text:p>0.1967632</text:p>
          </table:table-cell>
        </table:table-row>
        <table:table-row table:style-name="ro1">
          <table:table-cell office:value-type="string">
            <text:p>shortly</text:p>
          </table:table-cell>
          <table:table-cell office:value-type="string">
            <text:p>prepaid</text:p>
          </table:table-cell>
          <table:table-cell office:value-type="float" office:value="0.196763233413107">
            <text:p>0.1967632</text:p>
          </table:table-cell>
        </table:table-row>
        <table:table-row table:style-name="ro1">
          <table:table-cell office:value-type="string">
            <text:p>fail</text:p>
          </table:table-cell>
          <table:table-cell office:value-type="string">
            <text:p>logged</text:p>
          </table:table-cell>
          <table:table-cell office:value-type="float" office:value="0.196763948969869">
            <text:p>0.1967639</text:p>
          </table:table-cell>
        </table:table-row>
        <table:table-row table:style-name="ro1">
          <table:table-cell office:value-type="string">
            <text:p>logged</text:p>
          </table:table-cell>
          <table:table-cell office:value-type="string">
            <text:p>fail</text:p>
          </table:table-cell>
          <table:table-cell office:value-type="float" office:value="0.196763948969869">
            <text:p>0.1967639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orange</text:p>
          </table:table-cell>
          <table:table-cell office:value-type="float" office:value="0.196764547873199">
            <text:p>0.1967645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forward</text:p>
          </table:table-cell>
          <table:table-cell office:value-type="float" office:value="0.196764547873199">
            <text:p>0.1967645</text:p>
          </table:table-cell>
        </table:table-row>
        <table:table-row table:style-name="ro1">
          <table:table-cell office:value-type="string">
            <text:p>estate</text:p>
          </table:table-cell>
          <table:table-cell office:value-type="string">
            <text:p>plans</text:p>
          </table:table-cell>
          <table:table-cell office:value-type="float" office:value="0.196841647356934">
            <text:p>0.1968416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estate</text:p>
          </table:table-cell>
          <table:table-cell office:value-type="float" office:value="0.196841647356934">
            <text:p>0.1968416</text:p>
          </table:table-cell>
        </table:table-row>
        <table:table-row table:style-name="ro2">
          <table:table-cell table:style-name="ce1" office:value-type="string">
            <text:p>51</text:p>
          </table:table-cell>
          <table:table-cell office:value-type="string">
            <text:p>david</text:p>
          </table:table-cell>
          <table:table-cell office:value-type="float" office:value="0.196846499610164">
            <text:p>0.1968465</text:p>
          </table:table-cell>
        </table:table-row>
        <table:table-row table:style-name="ro2">
          <table:table-cell office:value-type="string">
            <text:p>david</text:p>
          </table:table-cell>
          <table:table-cell table:style-name="ce1" office:value-type="string">
            <text:p>51</text:p>
          </table:table-cell>
          <table:table-cell office:value-type="float" office:value="0.196846499610164">
            <text:p>0.1968465</text:p>
          </table:table-cell>
        </table:table-row>
        <table:table-row table:style-name="ro2">
          <table:table-cell office:value-type="string">
            <text:p>fbi</text:p>
          </table:table-cell>
          <table:table-cell office:value-type="string">
            <text:p>weeks</text:p>
          </table:table-cell>
          <table:table-cell office:value-type="float" office:value="0.196849841080644">
            <text:p>0.1968498</text:p>
          </table:table-cell>
        </table:table-row>
        <table:table-row table:style-name="ro2">
          <table:table-cell office:value-type="string">
            <text:p>weeks</text:p>
          </table:table-cell>
          <table:table-cell office:value-type="string">
            <text:p>fbi</text:p>
          </table:table-cell>
          <table:table-cell office:value-type="float" office:value="0.196849841080644">
            <text:p>0.1968498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register</text:p>
          </table:table-cell>
          <table:table-cell office:value-type="float" office:value="0.196885453587972">
            <text:p>0.1968855</text:p>
          </table:table-cell>
        </table:table-row>
        <table:table-row table:style-name="ro1">
          <table:table-cell office:value-type="string">
            <text:p>register</text:p>
          </table:table-cell>
          <table:table-cell office:value-type="string">
            <text:p>access</text:p>
          </table:table-cell>
          <table:table-cell office:value-type="float" office:value="0.196885453587972">
            <text:p>0.1968855</text:p>
          </table:table-cell>
        </table:table-row>
        <table:table-row table:style-name="ro1">
          <table:table-cell office:value-type="string">
            <text:p>fraudulently</text:p>
          </table:table-cell>
          <table:table-cell office:value-type="string">
            <text:p>united</text:p>
          </table:table-cell>
          <table:table-cell office:value-type="float" office:value="0.196887682807784">
            <text:p>0.1968877</text:p>
          </table:table-cell>
        </table:table-row>
        <table:table-row table:style-name="ro1">
          <table:table-cell office:value-type="string">
            <text:p>united</text:p>
          </table:table-cell>
          <table:table-cell office:value-type="string">
            <text:p>fraudulently</text:p>
          </table:table-cell>
          <table:table-cell office:value-type="float" office:value="0.196887682807784">
            <text:p>0.1968877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purchase</text:p>
          </table:table-cell>
          <table:table-cell office:value-type="float" office:value="0.196982392415147">
            <text:p>0.1969824</text:p>
          </table:table-cell>
        </table:table-row>
        <table:table-row table:style-name="ro1">
          <table:table-cell office:value-type="string">
            <text:p>purchase</text:p>
          </table:table-cell>
          <table:table-cell office:value-type="string">
            <text:p>article</text:p>
          </table:table-cell>
          <table:table-cell office:value-type="float" office:value="0.196982392415147">
            <text:p>0.1969824</text:p>
          </table:table-cell>
        </table:table-row>
        <table:table-row table:style-name="ro1">
          <table:table-cell office:value-type="string">
            <text:p>login</text:p>
          </table:table-cell>
          <table:table-cell office:value-type="string">
            <text:p>message</text:p>
          </table:table-cell>
          <table:table-cell office:value-type="float" office:value="0.197200856841309">
            <text:p>0.1972009</text:p>
          </table:table-cell>
        </table:table-row>
        <table:table-row table:style-name="ro1">
          <table:table-cell office:value-type="string">
            <text:p>message</text:p>
          </table:table-cell>
          <table:table-cell office:value-type="string">
            <text:p>login</text:p>
          </table:table-cell>
          <table:table-cell office:value-type="float" office:value="0.197200856841309">
            <text:p>0.1972009</text:p>
          </table:table-cell>
        </table:table-row>
        <table:table-row table:style-name="ro2">
          <table:table-cell office:value-type="string">
            <text:p>americans</text:p>
          </table:table-cell>
          <table:table-cell office:value-type="string">
            <text:p>scammers</text:p>
          </table:table-cell>
          <table:table-cell office:value-type="float" office:value="0.197226214672238">
            <text:p>0.1972262</text:p>
          </table:table-cell>
        </table:table-row>
        <table:table-row table:style-name="ro2">
          <table:table-cell office:value-type="string">
            <text:p>scammers</text:p>
          </table:table-cell>
          <table:table-cell office:value-type="string">
            <text:p>americans</text:p>
          </table:table-cell>
          <table:table-cell office:value-type="float" office:value="0.197226214672238">
            <text:p>0.1972262</text:p>
          </table:table-cell>
        </table:table-row>
        <table:table-row table:style-name="ro2">
          <table:table-cell office:value-type="string">
            <text:p>everywhere</text:p>
          </table:table-cell>
          <table:table-cell office:value-type="string">
            <text:p>hudson</text:p>
          </table:table-cell>
          <table:table-cell office:value-type="float" office:value="0.197252323883724">
            <text:p>0.1972523</text:p>
          </table:table-cell>
        </table:table-row>
        <table:table-row table:style-name="ro2">
          <table:table-cell office:value-type="string">
            <text:p>hudson</text:p>
          </table:table-cell>
          <table:table-cell office:value-type="string">
            <text:p>everywhere</text:p>
          </table:table-cell>
          <table:table-cell office:value-type="float" office:value="0.197252323883724">
            <text:p>0.1972523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transactions</text:p>
          </table:table-cell>
          <table:table-cell office:value-type="float" office:value="0.197257015017196">
            <text:p>0.1972570</text:p>
          </table:table-cell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dollar</text:p>
          </table:table-cell>
          <table:table-cell office:value-type="float" office:value="0.197257015017196">
            <text:p>0.1972570</text:p>
          </table:table-cell>
        </table:table-row>
        <table:table-row table:style-name="ro1">
          <table:table-cell office:value-type="string">
            <text:p>becomes</text:p>
          </table:table-cell>
          <table:table-cell office:value-type="string">
            <text:p>merchants</text:p>
          </table:table-cell>
          <table:table-cell office:value-type="float" office:value="0.197300647980562">
            <text:p>0.1973006</text:p>
          </table:table-cell>
        </table:table-row>
        <table:table-row table:style-name="ro1">
          <table:table-cell office:value-type="string">
            <text:p>merchants</text:p>
          </table:table-cell>
          <table:table-cell office:value-type="string">
            <text:p>becomes</text:p>
          </table:table-cell>
          <table:table-cell office:value-type="float" office:value="0.197300647980562">
            <text:p>0.1973006</text:p>
          </table:table-cell>
        </table:table-row>
        <table:table-row table:style-name="ro1">
          <table:table-cell office:value-type="string">
            <text:p>awareness</text:p>
          </table:table-cell>
          <table:table-cell office:value-type="string">
            <text:p>provider</text:p>
          </table:table-cell>
          <table:table-cell office:value-type="float" office:value="0.197359723188785">
            <text:p>0.1973597</text:p>
          </table:table-cell>
        </table:table-row>
        <table:table-row table:style-name="ro1">
          <table:table-cell office:value-type="string">
            <text:p>provider</text:p>
          </table:table-cell>
          <table:table-cell office:value-type="string">
            <text:p>awareness</text:p>
          </table:table-cell>
          <table:table-cell office:value-type="float" office:value="0.197359723188785">
            <text:p>0.1973597</text:p>
          </table:table-cell>
        </table:table-row>
        <table:table-row table:style-name="ro2">
          <table:table-cell office:value-type="string">
            <text:p>points</text:p>
          </table:table-cell>
          <table:table-cell office:value-type="string">
            <text:p>sunday</text:p>
          </table:table-cell>
          <table:table-cell office:value-type="float" office:value="0.197389188236463">
            <text:p>0.1973892</text:p>
          </table:table-cell>
        </table:table-row>
        <table:table-row table:style-name="ro2">
          <table:table-cell office:value-type="string">
            <text:p>sunday</text:p>
          </table:table-cell>
          <table:table-cell office:value-type="string">
            <text:p>points</text:p>
          </table:table-cell>
          <table:table-cell office:value-type="float" office:value="0.197389188236463">
            <text:p>0.1973892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string">
            <text:p>store</text:p>
          </table:table-cell>
          <table:table-cell office:value-type="float" office:value="0.19740773284586">
            <text:p>0.1974077</text:p>
          </table:table-cell>
        </table:table-row>
        <table:table-row table:style-name="ro1">
          <table:table-cell office:value-type="string">
            <text:p>store</text:p>
          </table:table-cell>
          <table:table-cell office:value-type="string">
            <text:p>step</text:p>
          </table:table-cell>
          <table:table-cell office:value-type="float" office:value="0.19740773284586">
            <text:p>0.1974077</text:p>
          </table:table-cell>
        </table:table-row>
        <table:table-row table:style-name="ro1">
          <table:table-cell office:value-type="string">
            <text:p>authentication</text:p>
          </table:table-cell>
          <table:table-cell office:value-type="string">
            <text:p>risk</text:p>
          </table:table-cell>
          <table:table-cell office:value-type="float" office:value="0.197435286531585">
            <text:p>0.1974353</text:p>
          </table:table-cell>
        </table:table-row>
        <table:table-row table:style-name="ro1">
          <table:table-cell office:value-type="string">
            <text:p>risk</text:p>
          </table:table-cell>
          <table:table-cell office:value-type="string">
            <text:p>authentication</text:p>
          </table:table-cell>
          <table:table-cell office:value-type="float" office:value="0.197435286531585">
            <text:p>0.1974353</text:p>
          </table:table-cell>
        </table:table-row>
        <table:table-row table:style-name="ro1">
          <table:table-cell office:value-type="string">
            <text:p>department</text:p>
          </table:table-cell>
          <table:table-cell office:value-type="string">
            <text:p>representative</text:p>
          </table:table-cell>
          <table:table-cell office:value-type="float" office:value="0.197537519112704">
            <text:p>0.1975375</text:p>
          </table:table-cell>
        </table:table-row>
        <table:table-row table:style-name="ro1">
          <table:table-cell office:value-type="string">
            <text:p>representative</text:p>
          </table:table-cell>
          <table:table-cell office:value-type="string">
            <text:p>department</text:p>
          </table:table-cell>
          <table:table-cell office:value-type="float" office:value="0.197537519112704">
            <text:p>0.1975375</text:p>
          </table:table-cell>
        </table:table-row>
        <table:table-row table:style-name="ro1">
          <table:table-cell office:value-type="string">
            <text:p>direct</text:p>
          </table:table-cell>
          <table:table-cell office:value-type="string">
            <text:p>dollar</text:p>
          </table:table-cell>
          <table:table-cell office:value-type="float" office:value="0.19758603447026">
            <text:p>0.1975860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direct</text:p>
          </table:table-cell>
          <table:table-cell office:value-type="float" office:value="0.19758603447026">
            <text:p>0.1975860</text:p>
          </table:table-cell>
        </table:table-row>
        <table:table-row table:style-name="ro2">
          <table:table-cell office:value-type="string">
            <text:p>education</text:p>
          </table:table-cell>
          <table:table-cell office:value-type="string">
            <text:p>evernote</text:p>
          </table:table-cell>
          <table:table-cell office:value-type="float" office:value="0.197729221385493">
            <text:p>0.197729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education</text:p>
          </table:table-cell>
          <table:table-cell office:value-type="float" office:value="0.197729221385493">
            <text:p>0.1977292</text:p>
          </table:table-cell>
        </table:table-row>
        <table:table-row table:style-name="ro1">
          <table:table-cell office:value-type="string">
            <text:p>equipment</text:p>
          </table:table-cell>
          <table:table-cell office:value-type="string">
            <text:p>lists</text:p>
          </table:table-cell>
          <table:table-cell office:value-type="float" office:value="0.197789160064373">
            <text:p>0.1977892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equipment</text:p>
          </table:table-cell>
          <table:table-cell office:value-type="float" office:value="0.197789160064373">
            <text:p>0.1977892</text:p>
          </table:table-cell>
        </table:table-row>
        <table:table-row table:style-name="ro1">
          <table:table-cell office:value-type="string">
            <text:p>aspen</text:p>
          </table:table-cell>
          <table:table-cell office:value-type="string">
            <text:p>restaurant</text:p>
          </table:table-cell>
          <table:table-cell office:value-type="float" office:value="0.197863400717338">
            <text:p>0.1978634</text:p>
          </table:table-cell>
        </table:table-row>
        <table:table-row table:style-name="ro2">
          <table:table-cell office:value-type="string">
            <text:p>canas</text:p>
          </table:table-cell>
          <table:table-cell office:value-type="string">
            <text:p>restaurant</text:p>
          </table:table-cell>
          <table:table-cell office:value-type="float" office:value="0.197863400717338">
            <text:p>0.1978634</text:p>
          </table:table-cell>
        </table:table-row>
        <table:table-row table:style-name="ro2">
          <table:table-cell office:value-type="string">
            <text:p>restaurant</text:p>
          </table:table-cell>
          <table:table-cell office:value-type="string">
            <text:p>canas</text:p>
          </table:table-cell>
          <table:table-cell office:value-type="float" office:value="0.197863400717338">
            <text:p>0.1978634</text:p>
          </table:table-cell>
        </table:table-row>
        <table:table-row table:style-name="ro1">
          <table:table-cell office:value-type="string">
            <text:p>restaurant</text:p>
          </table:table-cell>
          <table:table-cell office:value-type="string">
            <text:p>aspen</text:p>
          </table:table-cell>
          <table:table-cell office:value-type="float" office:value="0.197863400717338">
            <text:p>0.1978634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save</text:p>
          </table:table-cell>
          <table:table-cell office:value-type="float" office:value="0.197959292737854">
            <text:p>0.1979593</text:p>
          </table:table-cell>
        </table:table-row>
        <table:table-row table:style-name="ro2">
          <table:table-cell office:value-type="string">
            <text:p>save</text:p>
          </table:table-cell>
          <table:table-cell office:value-type="string">
            <text:p>kaspersky</text:p>
          </table:table-cell>
          <table:table-cell office:value-type="float" office:value="0.197959292737854">
            <text:p>0.1979593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save</text:p>
          </table:table-cell>
          <table:table-cell office:value-type="float" office:value="0.197959385161282">
            <text:p>0.1979594</text:p>
          </table:table-cell>
        </table:table-row>
        <table:table-row table:style-name="ro2">
          <table:table-cell office:value-type="string">
            <text:p>save</text:p>
          </table:table-cell>
          <table:table-cell office:value-type="string">
            <text:p>bestuzhev</text:p>
          </table:table-cell>
          <table:table-cell office:value-type="float" office:value="0.197959385161282">
            <text:p>0.1979594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dollar</text:p>
          </table:table-cell>
          <table:table-cell office:value-type="float" office:value="0.197967986050406">
            <text:p>0.1979680</text:p>
          </table:table-cell>
        </table:table-row>
        <table:table-row table:style-name="ro1">
          <table:table-cell office:value-type="string">
            <text:p>dollar</text:p>
          </table:table-cell>
          <table:table-cell office:value-type="string">
            <text:p>activity</text:p>
          </table:table-cell>
          <table:table-cell office:value-type="float" office:value="0.197967986050406">
            <text:p>0.1979680</text:p>
          </table:table-cell>
        </table:table-row>
        <table:table-row table:style-name="ro2">
          <table:table-cell office:value-type="string">
            <text:p>atm</text:p>
          </table:table-cell>
          <table:table-cell office:value-type="string">
            <text:p>lists</text:p>
          </table:table-cell>
          <table:table-cell office:value-type="float" office:value="0.197972705597227">
            <text:p>0.1979727</text:p>
          </table:table-cell>
        </table:table-row>
        <table:table-row table:style-name="ro2">
          <table:table-cell office:value-type="string">
            <text:p>lists</text:p>
          </table:table-cell>
          <table:table-cell office:value-type="string">
            <text:p>atm</text:p>
          </table:table-cell>
          <table:table-cell office:value-type="float" office:value="0.197972705597227">
            <text:p>0.1979727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licenses</text:p>
          </table:table-cell>
          <table:table-cell office:value-type="float" office:value="0.198018494441298">
            <text:p>0.1980185</text:p>
          </table:table-cell>
        </table:table-row>
        <table:table-row table:style-name="ro1">
          <table:table-cell office:value-type="string">
            <text:p>licenses</text:p>
          </table:table-cell>
          <table:table-cell office:value-type="string">
            <text:p>jersey</text:p>
          </table:table-cell>
          <table:table-cell office:value-type="float" office:value="0.198018494441298">
            <text:p>0.1980185</text:p>
          </table:table-cell>
        </table:table-row>
        <table:table-row table:style-name="ro1">
          <table:table-cell office:value-type="string">
            <text:p>bought</text:p>
          </table:table-cell>
          <table:table-cell office:value-type="string">
            <text:p>necessarily</text:p>
          </table:table-cell>
          <table:table-cell office:value-type="float" office:value="0.198103129335594">
            <text:p>0.1981031</text:p>
          </table:table-cell>
        </table:table-row>
        <table:table-row table:style-name="ro1">
          <table:table-cell office:value-type="string">
            <text:p>necessarily</text:p>
          </table:table-cell>
          <table:table-cell office:value-type="string">
            <text:p>bought</text:p>
          </table:table-cell>
          <table:table-cell office:value-type="float" office:value="0.198103129335594">
            <text:p>0.1981031</text:p>
          </table:table-cell>
        </table:table-row>
        <table:table-row table:style-name="ro2">
          <table:table-cell office:value-type="string">
            <text:p>ipad</text:p>
          </table:table-cell>
          <table:table-cell office:value-type="string">
            <text:p>products</text:p>
          </table:table-cell>
          <table:table-cell office:value-type="float" office:value="0.198117222002503">
            <text:p>0.1981172</text:p>
          </table:table-cell>
        </table:table-row>
        <table:table-row table:style-name="ro2">
          <table:table-cell office:value-type="string">
            <text:p>products</text:p>
          </table:table-cell>
          <table:table-cell office:value-type="string">
            <text:p>ipad</text:p>
          </table:table-cell>
          <table:table-cell office:value-type="float" office:value="0.198117222002503">
            <text:p>0.1981172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remove</text:p>
          </table:table-cell>
          <table:table-cell office:value-type="float" office:value="0.198127192522588">
            <text:p>0.1981272</text:p>
          </table:table-cell>
        </table:table-row>
        <table:table-row table:style-name="ro1">
          <table:table-cell office:value-type="string">
            <text:p>remove</text:p>
          </table:table-cell>
          <table:table-cell office:value-type="string">
            <text:p>realize</text:p>
          </table:table-cell>
          <table:table-cell office:value-type="float" office:value="0.198127192522588">
            <text:p>0.198127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short</text:p>
          </table:table-cell>
          <table:table-cell office:value-type="float" office:value="0.198129653198941">
            <text:p>0.1981297</text:p>
          </table:table-cell>
        </table:table-row>
        <table:table-row table:style-name="ro2">
          <table:table-cell office:value-type="string">
            <text:p>short</text:p>
          </table:table-cell>
          <table:table-cell office:value-type="string">
            <text:p>evernote</text:p>
          </table:table-cell>
          <table:table-cell office:value-type="float" office:value="0.198129653198941">
            <text:p>0.1981297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lower</text:p>
          </table:table-cell>
          <table:table-cell office:value-type="float" office:value="0.198133959133638">
            <text:p>0.1981340</text:p>
          </table:table-cell>
        </table:table-row>
        <table:table-row table:style-name="ro1">
          <table:table-cell office:value-type="string">
            <text:p>lower</text:p>
          </table:table-cell>
          <table:table-cell office:value-type="string">
            <text:p>jersey</text:p>
          </table:table-cell>
          <table:table-cell office:value-type="float" office:value="0.198133959133638">
            <text:p>0.1981340</text:p>
          </table:table-cell>
        </table:table-row>
        <table:table-row table:style-name="ro2">
          <table:table-cell office:value-type="string">
            <text:p>sense</text:p>
          </table:table-cell>
          <table:table-cell office:value-type="string">
            <text:p>stuber</text:p>
          </table:table-cell>
          <table:table-cell office:value-type="float" office:value="0.198312640570735">
            <text:p>0.1983126</text:p>
          </table:table-cell>
        </table:table-row>
        <table:table-row table:style-name="ro2">
          <table:table-cell office:value-type="string">
            <text:p>stuber</text:p>
          </table:table-cell>
          <table:table-cell office:value-type="string">
            <text:p>sense</text:p>
          </table:table-cell>
          <table:table-cell office:value-type="float" office:value="0.198312640570735">
            <text:p>0.1983126</text:p>
          </table:table-cell>
        </table:table-row>
        <table:table-row table:style-name="ro1">
          <table:table-cell office:value-type="string">
            <text:p>financing</text:p>
          </table:table-cell>
          <table:table-cell office:value-type="string">
            <text:p>sense</text:p>
          </table:table-cell>
          <table:table-cell office:value-type="float" office:value="0.198313369991929">
            <text:p>0.1983134</text:p>
          </table:table-cell>
        </table:table-row>
        <table:table-row table:style-name="ro2">
          <table:table-cell office:value-type="string">
            <text:p>macintosh</text:p>
          </table:table-cell>
          <table:table-cell office:value-type="string">
            <text:p>sense</text:p>
          </table:table-cell>
          <table:table-cell office:value-type="float" office:value="0.198313369991929">
            <text:p>0.1983134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sense</text:p>
          </table:table-cell>
          <table:table-cell office:value-type="float" office:value="0.198313369991929">
            <text:p>0.1983134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string">
            <text:p>music</text:p>
          </table:table-cell>
          <table:table-cell office:value-type="float" office:value="0.198313369991929">
            <text:p>0.1983134</text:p>
          </table:table-cell>
        </table:table-row>
        <table:table-row table:style-name="ro2">
          <table:table-cell office:value-type="string">
            <text:p>sense</text:p>
          </table:table-cell>
          <table:table-cell office:value-type="string">
            <text:p>volkert</text:p>
          </table:table-cell>
          <table:table-cell office:value-type="float" office:value="0.198313369991929">
            <text:p>0.1983134</text:p>
          </table:table-cell>
        </table:table-row>
        <table:table-row table:style-name="ro2">
          <table:table-cell office:value-type="string">
            <text:p>sense</text:p>
          </table:table-cell>
          <table:table-cell office:value-type="string">
            <text:p>macintosh</text:p>
          </table:table-cell>
          <table:table-cell office:value-type="float" office:value="0.198313369991929">
            <text:p>0.1983134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string">
            <text:p>financing</text:p>
          </table:table-cell>
          <table:table-cell office:value-type="float" office:value="0.198313369991929">
            <text:p>0.1983134</text:p>
          </table:table-cell>
        </table:table-row>
        <table:table-row table:style-name="ro2">
          <table:table-cell office:value-type="string">
            <text:p>volkert</text:p>
          </table:table-cell>
          <table:table-cell office:value-type="string">
            <text:p>sense</text:p>
          </table:table-cell>
          <table:table-cell office:value-type="float" office:value="0.198313369991929">
            <text:p>0.1983134</text:p>
          </table:table-cell>
        </table:table-row>
        <table:table-row table:style-name="ro2">
          <table:table-cell office:value-type="string">
            <text:p>kaspersky</text:p>
          </table:table-cell>
          <table:table-cell office:value-type="string">
            <text:p>read</text:p>
          </table:table-cell>
          <table:table-cell office:value-type="float" office:value="0.198327487038393">
            <text:p>0.1983275</text:p>
          </table:table-cell>
        </table:table-row>
        <table:table-row table:style-name="ro2">
          <table:table-cell office:value-type="string">
            <text:p>read</text:p>
          </table:table-cell>
          <table:table-cell office:value-type="string">
            <text:p>kaspersky</text:p>
          </table:table-cell>
          <table:table-cell office:value-type="float" office:value="0.198327487038393">
            <text:p>0.1983275</text:p>
          </table:table-cell>
        </table:table-row>
        <table:table-row table:style-name="ro2">
          <table:table-cell office:value-type="string">
            <text:p>bestuzhev</text:p>
          </table:table-cell>
          <table:table-cell office:value-type="string">
            <text:p>read</text:p>
          </table:table-cell>
          <table:table-cell office:value-type="float" office:value="0.198327763283335">
            <text:p>0.1983278</text:p>
          </table:table-cell>
        </table:table-row>
        <table:table-row table:style-name="ro2">
          <table:table-cell office:value-type="string">
            <text:p>read</text:p>
          </table:table-cell>
          <table:table-cell office:value-type="string">
            <text:p>bestuzhev</text:p>
          </table:table-cell>
          <table:table-cell office:value-type="float" office:value="0.198327763283335">
            <text:p>0.1983278</text:p>
          </table:table-cell>
        </table:table-row>
        <table:table-row table:style-name="ro1">
          <table:table-cell office:value-type="string">
            <text:p>ask</text:p>
          </table:table-cell>
          <table:table-cell office:value-type="string">
            <text:p>thanks</text:p>
          </table:table-cell>
          <table:table-cell office:value-type="float" office:value="0.198365190652506">
            <text:p>0.1983652</text:p>
          </table:table-cell>
        </table:table-row>
        <table:table-row table:style-name="ro1">
          <table:table-cell office:value-type="string">
            <text:p>thanks</text:p>
          </table:table-cell>
          <table:table-cell office:value-type="string">
            <text:p>ask</text:p>
          </table:table-cell>
          <table:table-cell office:value-type="float" office:value="0.198365190652506">
            <text:p>0.1983652</text:p>
          </table:table-cell>
        </table:table-row>
        <table:table-row table:style-name="ro1">
          <table:table-cell office:value-type="string">
            <text:p>agent</text:p>
          </table:table-cell>
          <table:table-cell office:value-type="string">
            <text:p>violation</text:p>
          </table:table-cell>
          <table:table-cell office:value-type="float" office:value="0.19840134576709">
            <text:p>0.1984013</text:p>
          </table:table-cell>
        </table:table-row>
        <table:table-row table:style-name="ro1">
          <table:table-cell office:value-type="string">
            <text:p>violation</text:p>
          </table:table-cell>
          <table:table-cell office:value-type="string">
            <text:p>agent</text:p>
          </table:table-cell>
          <table:table-cell office:value-type="float" office:value="0.19840134576709">
            <text:p>0.1984013</text:p>
          </table:table-cell>
        </table:table-row>
        <table:table-row table:style-name="ro1">
          <table:table-cell office:value-type="string">
            <text:p>affairs</text:p>
          </table:table-cell>
          <table:table-cell office:value-type="string">
            <text:p>resolution</text:p>
          </table:table-cell>
          <table:table-cell office:value-type="float" office:value="0.198426488341448">
            <text:p>0.1984265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affairs</text:p>
          </table:table-cell>
          <table:table-cell office:value-type="float" office:value="0.198426488341448">
            <text:p>0.1984265</text:p>
          </table:table-cell>
        </table:table-row>
        <table:table-row table:style-name="ro2">
          <table:table-cell office:value-type="string">
            <text:p>instant</text:p>
          </table:table-cell>
          <table:table-cell office:value-type="string">
            <text:p>lisa</text:p>
          </table:table-cell>
          <table:table-cell office:value-type="float" office:value="0.1984493088001">
            <text:p>0.1984493</text:p>
          </table:table-cell>
        </table:table-row>
        <table:table-row table:style-name="ro2">
          <table:table-cell office:value-type="string">
            <text:p>lisa</text:p>
          </table:table-cell>
          <table:table-cell office:value-type="string">
            <text:p>instant</text:p>
          </table:table-cell>
          <table:table-cell office:value-type="float" office:value="0.1984493088001">
            <text:p>0.1984493</text:p>
          </table:table-cell>
        </table:table-row>
        <table:table-row table:style-name="ro1">
          <table:table-cell office:value-type="string">
            <text:p>access</text:p>
          </table:table-cell>
          <table:table-cell office:value-type="string">
            <text:p>full</text:p>
          </table:table-cell>
          <table:table-cell office:value-type="float" office:value="0.198557813467697">
            <text:p>0.1985578</text:p>
          </table:table-cell>
        </table:table-row>
        <table:table-row table:style-name="ro1">
          <table:table-cell office:value-type="string">
            <text:p>full</text:p>
          </table:table-cell>
          <table:table-cell office:value-type="string">
            <text:p>access</text:p>
          </table:table-cell>
          <table:table-cell office:value-type="float" office:value="0.198557813467697">
            <text:p>0.1985578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o</text:p>
          </table:table-cell>
          <table:table-cell office:value-type="float" office:value="0.198575198996473">
            <text:p>0.1985752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deposits</text:p>
          </table:table-cell>
          <table:table-cell office:value-type="float" office:value="0.198575198996473">
            <text:p>0.1985752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refund</text:p>
          </table:table-cell>
          <table:table-cell office:value-type="float" office:value="0.198667643918053">
            <text:p>0.1986676</text:p>
          </table:table-cell>
        </table:table-row>
        <table:table-row table:style-name="ro1">
          <table:table-cell office:value-type="string">
            <text:p>refund</text:p>
          </table:table-cell>
          <table:table-cell office:value-type="string">
            <text:p>may</text:p>
          </table:table-cell>
          <table:table-cell office:value-type="float" office:value="0.198667643918053">
            <text:p>0.1986676</text:p>
          </table:table-cell>
        </table:table-row>
        <table:table-row table:style-name="ro2">
          <table:table-cell office:value-type="string">
            <text:p>app</text:p>
          </table:table-cell>
          <table:table-cell office:value-type="string">
            <text:p>hack</text:p>
          </table:table-cell>
          <table:table-cell office:value-type="float" office:value="0.198705499274386">
            <text:p>0.1987055</text:p>
          </table:table-cell>
        </table:table-row>
        <table:table-row table:style-name="ro2">
          <table:table-cell office:value-type="string">
            <text:p>hack</text:p>
          </table:table-cell>
          <table:table-cell office:value-type="string">
            <text:p>app</text:p>
          </table:table-cell>
          <table:table-cell office:value-type="float" office:value="0.198705499274386">
            <text:p>0.1987055</text:p>
          </table:table-cell>
        </table:table-row>
        <table:table-row table:style-name="ro2">
          <table:table-cell office:value-type="string">
            <text:p>affairs</text:p>
          </table:table-cell>
          <table:table-cell office:value-type="string">
            <text:p>jackson</text:p>
          </table:table-cell>
          <table:table-cell office:value-type="float" office:value="0.198731456861988">
            <text:p>0.1987315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affairs</text:p>
          </table:table-cell>
          <table:table-cell office:value-type="float" office:value="0.198731456861988">
            <text:p>0.1987315</text:p>
          </table:table-cell>
        </table:table-row>
        <table:table-row table:style-name="ro1">
          <table:table-cell office:value-type="string">
            <text:p>activity</text:p>
          </table:table-cell>
          <table:table-cell office:value-type="string">
            <text:p>large</text:p>
          </table:table-cell>
          <table:table-cell office:value-type="float" office:value="0.198802696481115">
            <text:p>0.1988027</text:p>
          </table:table-cell>
        </table:table-row>
        <table:table-row table:style-name="ro1">
          <table:table-cell office:value-type="string">
            <text:p>large</text:p>
          </table:table-cell>
          <table:table-cell office:value-type="string">
            <text:p>activity</text:p>
          </table:table-cell>
          <table:table-cell office:value-type="float" office:value="0.198802696481115">
            <text:p>0.1988027</text:p>
          </table:table-cell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may</text:p>
          </table:table-cell>
          <table:table-cell office:value-type="float" office:value="0.198926626578414">
            <text:p>0.1989266</text:p>
          </table:table-cell>
        </table:table-row>
        <table:table-row table:style-name="ro1">
          <table:table-cell office:value-type="string">
            <text:p>may</text:p>
          </table:table-cell>
          <table:table-cell office:value-type="string">
            <text:p>institution</text:p>
          </table:table-cell>
          <table:table-cell office:value-type="float" office:value="0.198926626578414">
            <text:p>0.1989266</text:p>
          </table:table-cell>
        </table:table-row>
        <table:table-row table:style-name="ro1">
          <table:table-cell office:value-type="string">
            <text:p>corporations</text:p>
          </table:table-cell>
          <table:table-cell office:value-type="string">
            <text:p>sometimes</text:p>
          </table:table-cell>
          <table:table-cell office:value-type="float" office:value="0.198936301953864">
            <text:p>0.1989363</text:p>
          </table:table-cell>
        </table:table-row>
        <table:table-row table:style-name="ro1">
          <table:table-cell office:value-type="string">
            <text:p>sometimes</text:p>
          </table:table-cell>
          <table:table-cell office:value-type="string">
            <text:p>corporations</text:p>
          </table:table-cell>
          <table:table-cell office:value-type="float" office:value="0.198936301953864">
            <text:p>0.1989363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taxpayer</text:p>
          </table:table-cell>
          <table:table-cell office:value-type="float" office:value="0.198980079164476">
            <text:p>0.1989801</text:p>
          </table:table-cell>
        </table:table-row>
        <table:table-row table:style-name="ro1">
          <table:table-cell office:value-type="string">
            <text:p>taxpayer</text:p>
          </table:table-cell>
          <table:table-cell office:value-type="string">
            <text:p>resolution</text:p>
          </table:table-cell>
          <table:table-cell office:value-type="float" office:value="0.198980079164476">
            <text:p>0.1989801</text:p>
          </table:table-cell>
        </table:table-row>
        <table:table-row table:style-name="ro1">
          <table:table-cell table:style-name="ce1" office:value-type="string">
            <text:p>1995</text:p>
          </table:table-cell>
          <table:table-cell office:value-type="string">
            <text:p>something</text:p>
          </table:table-cell>
          <table:table-cell office:value-type="float" office:value="0.199036592849155">
            <text:p>0.1990366</text:p>
          </table:table-cell>
        </table:table-row>
        <table:table-row table:style-name="ro1">
          <table:table-cell office:value-type="string">
            <text:p>something</text:p>
          </table:table-cell>
          <table:table-cell table:style-name="ce1" office:value-type="string">
            <text:p>1995</text:p>
          </table:table-cell>
          <table:table-cell office:value-type="float" office:value="0.199036592849155">
            <text:p>0.1990366</text:p>
          </table:table-cell>
        </table:table-row>
        <table:table-row table:style-name="ro1">
          <table:table-cell table:style-name="ce1" office:value-type="string">
            <text:p>109</text:p>
          </table:table-cell>
          <table:table-cell office:value-type="string">
            <text:p>miller</text:p>
          </table:table-cell>
          <table:table-cell office:value-type="float" office:value="0.199309230711684">
            <text:p>0.1993092</text:p>
          </table:table-cell>
        </table:table-row>
        <table:table-row table:style-name="ro1">
          <table:table-cell office:value-type="string">
            <text:p>miller</text:p>
          </table:table-cell>
          <table:table-cell table:style-name="ce1" office:value-type="string">
            <text:p>109</text:p>
          </table:table-cell>
          <table:table-cell office:value-type="float" office:value="0.199309230711684">
            <text:p>0.1993092</text:p>
          </table:table-cell>
        </table:table-row>
        <table:table-row table:style-name="ro1">
          <table:table-cell office:value-type="string">
            <text:p>plans</text:p>
          </table:table-cell>
          <table:table-cell office:value-type="string">
            <text:p>turn</text:p>
          </table:table-cell>
          <table:table-cell office:value-type="float" office:value="0.199321073657443">
            <text:p>0.1993211</text:p>
          </table:table-cell>
        </table:table-row>
        <table:table-row table:style-name="ro1">
          <table:table-cell office:value-type="string">
            <text:p>turn</text:p>
          </table:table-cell>
          <table:table-cell office:value-type="string">
            <text:p>plans</text:p>
          </table:table-cell>
          <table:table-cell office:value-type="float" office:value="0.199321073657443">
            <text:p>0.1993211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string">
            <text:p>client</text:p>
          </table:table-cell>
          <table:table-cell office:value-type="float" office:value="0.199345762274695">
            <text:p>0.1993458</text:p>
          </table:table-cell>
        </table:table-row>
        <table:table-row table:style-name="ro1">
          <table:table-cell office:value-type="string">
            <text:p>client</text:p>
          </table:table-cell>
          <table:table-cell office:value-type="string">
            <text:p>bob</text:p>
          </table:table-cell>
          <table:table-cell office:value-type="float" office:value="0.199345762274695">
            <text:p>0.1993458</text:p>
          </table:table-cell>
        </table:table-row>
        <table:table-row table:style-name="ro1">
          <table:table-cell office:value-type="string">
            <text:p>complexity</text:p>
          </table:table-cell>
          <table:table-cell office:value-type="string">
            <text:p>tactics</text:p>
          </table:table-cell>
          <table:table-cell office:value-type="float" office:value="0.199410025793488">
            <text:p>0.1994100</text:p>
          </table:table-cell>
        </table:table-row>
        <table:table-row table:style-name="ro1">
          <table:table-cell office:value-type="string">
            <text:p>tactics</text:p>
          </table:table-cell>
          <table:table-cell office:value-type="string">
            <text:p>complexity</text:p>
          </table:table-cell>
          <table:table-cell office:value-type="float" office:value="0.199410025793488">
            <text:p>0.1994100</text:p>
          </table:table-cell>
        </table:table-row>
        <table:table-row table:style-name="ro1">
          <table:table-cell office:value-type="string">
            <text:p>lists</text:p>
          </table:table-cell>
          <table:table-cell office:value-type="string">
            <text:p>skimming</text:p>
          </table:table-cell>
          <table:table-cell office:value-type="float" office:value="0.199446770695135">
            <text:p>0.1994468</text:p>
          </table:table-cell>
        </table:table-row>
        <table:table-row table:style-name="ro1">
          <table:table-cell office:value-type="string">
            <text:p>skimming</text:p>
          </table:table-cell>
          <table:table-cell office:value-type="string">
            <text:p>lists</text:p>
          </table:table-cell>
          <table:table-cell office:value-type="float" office:value="0.199446770695135">
            <text:p>0.1994468</text:p>
          </table:table-cell>
        </table:table-row>
        <table:table-row table:style-name="ro1">
          <table:table-cell table:style-name="ce1" office:value-type="string">
            <text:p>109</text:p>
          </table:table-cell>
          <table:table-cell office:value-type="string">
            <text:p>begins</text:p>
          </table:table-cell>
          <table:table-cell office:value-type="float" office:value="0.199461829394324">
            <text:p>0.1994618</text:p>
          </table:table-cell>
        </table:table-row>
        <table:table-row table:style-name="ro1">
          <table:table-cell office:value-type="string">
            <text:p>begins</text:p>
          </table:table-cell>
          <table:table-cell table:style-name="ce1" office:value-type="string">
            <text:p>109</text:p>
          </table:table-cell>
          <table:table-cell office:value-type="float" office:value="0.199461829394324">
            <text:p>0.1994618</text:p>
          </table:table-cell>
        </table:table-row>
        <table:table-row table:style-name="ro1">
          <table:table-cell office:value-type="string">
            <text:p>expenses</text:p>
          </table:table-cell>
          <table:table-cell office:value-type="string">
            <text:p>outside</text:p>
          </table:table-cell>
          <table:table-cell office:value-type="float" office:value="0.199552131660601">
            <text:p>0.1995521</text:p>
          </table:table-cell>
        </table:table-row>
        <table:table-row table:style-name="ro1">
          <table:table-cell office:value-type="string">
            <text:p>outside</text:p>
          </table:table-cell>
          <table:table-cell office:value-type="string">
            <text:p>expenses</text:p>
          </table:table-cell>
          <table:table-cell office:value-type="float" office:value="0.199552131660601">
            <text:p>0.1995521</text:p>
          </table:table-cell>
        </table:table-row>
        <table:table-row table:style-name="ro1">
          <table:table-cell office:value-type="string">
            <text:p>bad</text:p>
          </table:table-cell>
          <table:table-cell office:value-type="string">
            <text:p>syndicate</text:p>
          </table:table-cell>
          <table:table-cell office:value-type="float" office:value="0.199563182454555">
            <text:p>0.1995632</text:p>
          </table:table-cell>
        </table:table-row>
        <table:table-row table:style-name="ro1">
          <table:table-cell office:value-type="string">
            <text:p>syndicate</text:p>
          </table:table-cell>
          <table:table-cell office:value-type="string">
            <text:p>bad</text:p>
          </table:table-cell>
          <table:table-cell office:value-type="float" office:value="0.199563182454555">
            <text:p>0.1995632</text:p>
          </table:table-cell>
        </table:table-row>
        <table:table-row table:style-name="ro2">
          <table:table-cell office:value-type="string">
            <text:p>evernote</text:p>
          </table:table-cell>
          <table:table-cell office:value-type="string">
            <text:p>signs</text:p>
          </table:table-cell>
          <table:table-cell office:value-type="float" office:value="0.199568190270538">
            <text:p>0.1995682</text:p>
          </table:table-cell>
        </table:table-row>
        <table:table-row table:style-name="ro2">
          <table:table-cell office:value-type="string">
            <text:p>signs</text:p>
          </table:table-cell>
          <table:table-cell office:value-type="string">
            <text:p>evernote</text:p>
          </table:table-cell>
          <table:table-cell office:value-type="float" office:value="0.199568190270538">
            <text:p>0.1995682</text:p>
          </table:table-cell>
        </table:table-row>
        <table:table-row table:style-name="ro1">
          <table:table-cell office:value-type="string">
            <text:p>detectives</text:p>
          </table:table-cell>
          <table:table-cell office:value-type="string">
            <text:p>several</text:p>
          </table:table-cell>
          <table:table-cell office:value-type="float" office:value="0.199601632306957">
            <text:p>0.1996016</text:p>
          </table:table-cell>
        </table:table-row>
        <table:table-row table:style-name="ro1">
          <table:table-cell office:value-type="string">
            <text:p>several</text:p>
          </table:table-cell>
          <table:table-cell office:value-type="string">
            <text:p>detectives</text:p>
          </table:table-cell>
          <table:table-cell office:value-type="float" office:value="0.199601632306957">
            <text:p>0.1996016</text:p>
          </table:table-cell>
        </table:table-row>
        <table:table-row table:style-name="ro1">
          <table:table-cell office:value-type="string">
            <text:p>article</text:p>
          </table:table-cell>
          <table:table-cell office:value-type="string">
            <text:p>subscribe</text:p>
          </table:table-cell>
          <table:table-cell office:value-type="float" office:value="0.199647604623445">
            <text:p>0.1996476</text:p>
          </table:table-cell>
        </table:table-row>
        <table:table-row table:style-name="ro1">
          <table:table-cell office:value-type="string">
            <text:p>subscribe</text:p>
          </table:table-cell>
          <table:table-cell office:value-type="string">
            <text:p>article</text:p>
          </table:table-cell>
          <table:table-cell office:value-type="float" office:value="0.199647604623445">
            <text:p>0.1996476</text:p>
          </table:table-cell>
        </table:table-row>
        <table:table-row table:style-name="ro1">
          <table:table-cell table:style-name="ce1" office:value-type="string">
            <text:p>3000</text:p>
          </table:table-cell>
          <table:table-cell office:value-type="string">
            <text:p>speed</text:p>
          </table:table-cell>
          <table:table-cell office:value-type="float" office:value="0.199706597400385">
            <text:p>0.1997066</text:p>
          </table:table-cell>
        </table:table-row>
        <table:table-row table:style-name="ro1">
          <table:table-cell office:value-type="string">
            <text:p>speed</text:p>
          </table:table-cell>
          <table:table-cell table:style-name="ce1" office:value-type="string">
            <text:p>3000</text:p>
          </table:table-cell>
          <table:table-cell office:value-type="float" office:value="0.199706597400385">
            <text:p>0.1997066</text:p>
          </table:table-cell>
        </table:table-row>
        <table:table-row table:style-name="ro2">
          <table:table-cell office:value-type="string">
            <text:p>medical</text:p>
          </table:table-cell>
          <table:table-cell office:value-type="string">
            <text:p>wifi</text:p>
          </table:table-cell>
          <table:table-cell office:value-type="float" office:value="0.199709357601311">
            <text:p>0.1997094</text:p>
          </table:table-cell>
        </table:table-row>
        <table:table-row table:style-name="ro2">
          <table:table-cell office:value-type="string">
            <text:p>wifi</text:p>
          </table:table-cell>
          <table:table-cell office:value-type="string">
            <text:p>medical</text:p>
          </table:table-cell>
          <table:table-cell office:value-type="float" office:value="0.199709357601311">
            <text:p>0.1997094</text:p>
          </table:table-cell>
        </table:table-row>
        <table:table-row table:style-name="ro1">
          <table:table-cell office:value-type="string">
            <text:p>millions</text:p>
          </table:table-cell>
          <table:table-cell office:value-type="string">
            <text:p>veterans</text:p>
          </table:table-cell>
          <table:table-cell office:value-type="float" office:value="0.199755814939773">
            <text:p>0.1997558</text:p>
          </table:table-cell>
        </table:table-row>
        <table:table-row table:style-name="ro1">
          <table:table-cell office:value-type="string">
            <text:p>veterans</text:p>
          </table:table-cell>
          <table:table-cell office:value-type="string">
            <text:p>millions</text:p>
          </table:table-cell>
          <table:table-cell office:value-type="float" office:value="0.199755814939773">
            <text:p>0.1997558</text:p>
          </table:table-cell>
        </table:table-row>
        <table:table-row table:style-name="ro1">
          <table:table-cell office:value-type="string">
            <text:p>deposit</text:p>
          </table:table-cell>
          <table:table-cell office:value-type="string">
            <text:p>shortly</text:p>
          </table:table-cell>
          <table:table-cell office:value-type="float" office:value="0.199768340036687">
            <text:p>0.1997683</text:p>
          </table:table-cell>
        </table:table-row>
        <table:table-row table:style-name="ro1">
          <table:table-cell office:value-type="string">
            <text:p>shortly</text:p>
          </table:table-cell>
          <table:table-cell office:value-type="string">
            <text:p>deposit</text:p>
          </table:table-cell>
          <table:table-cell office:value-type="float" office:value="0.199768340036687">
            <text:p>0.1997683</text:p>
          </table:table-cell>
        </table:table-row>
        <table:table-row table:style-name="ro1">
          <table:table-cell office:value-type="string">
            <text:p>electronic</text:p>
          </table:table-cell>
          <table:table-cell office:value-type="string">
            <text:p>record</text:p>
          </table:table-cell>
          <table:table-cell office:value-type="float" office:value="0.199783580113374">
            <text:p>0.1997836</text:p>
          </table:table-cell>
        </table:table-row>
        <table:table-row table:style-name="ro1">
          <table:table-cell office:value-type="string">
            <text:p>record</text:p>
          </table:table-cell>
          <table:table-cell office:value-type="string">
            <text:p>electronic</text:p>
          </table:table-cell>
          <table:table-cell office:value-type="float" office:value="0.199783580113374">
            <text:p>0.1997836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opening</text:p>
          </table:table-cell>
          <table:table-cell office:value-type="float" office:value="0.199795158814235">
            <text:p>0.1997952</text:p>
          </table:table-cell>
        </table:table-row>
        <table:table-row table:style-name="ro1">
          <table:table-cell office:value-type="string">
            <text:p>opening</text:p>
          </table:table-cell>
          <table:table-cell office:value-type="string">
            <text:p>checks</text:p>
          </table:table-cell>
          <table:table-cell office:value-type="float" office:value="0.199795158814235">
            <text:p>0.1997952</text:p>
          </table:table-cell>
        </table:table-row>
        <table:table-row table:style-name="ro1">
          <table:table-cell office:value-type="string">
            <text:p>mom</text:p>
          </table:table-cell>
          <table:table-cell office:value-type="string">
            <text:p>opened</text:p>
          </table:table-cell>
          <table:table-cell office:value-type="float" office:value="0.199820796538441">
            <text:p>0.1998208</text:p>
          </table:table-cell>
        </table:table-row>
        <table:table-row table:style-name="ro1">
          <table:table-cell office:value-type="string">
            <text:p>opened</text:p>
          </table:table-cell>
          <table:table-cell office:value-type="string">
            <text:p>mom</text:p>
          </table:table-cell>
          <table:table-cell office:value-type="float" office:value="0.199820796538441">
            <text:p>0.1998208</text:p>
          </table:table-cell>
        </table:table-row>
        <table:table-row table:style-name="ro1">
          <table:table-cell office:value-type="string">
            <text:p>estate</text:p>
          </table:table-cell>
          <table:table-cell office:value-type="string">
            <text:p>planning</text:p>
          </table:table-cell>
          <table:table-cell office:value-type="float" office:value="0.199874586033089">
            <text:p>0.1998746</text:p>
          </table:table-cell>
        </table:table-row>
        <table:table-row table:style-name="ro1">
          <table:table-cell office:value-type="string">
            <text:p>planning</text:p>
          </table:table-cell>
          <table:table-cell office:value-type="string">
            <text:p>estate</text:p>
          </table:table-cell>
          <table:table-cell office:value-type="float" office:value="0.199874586033089">
            <text:p>0.1998746</text:p>
          </table:table-cell>
        </table:table-row>
        <table:table-row table:style-name="ro1">
          <table:table-cell office:value-type="string">
            <text:p>felony</text:p>
          </table:table-cell>
          <table:table-cell office:value-type="string">
            <text:p>grid</text:p>
          </table:table-cell>
          <table:table-cell office:value-type="float" office:value="0.199877396617858">
            <text:p>0.1998774</text:p>
          </table:table-cell>
        </table:table-row>
        <table:table-row table:style-name="ro1">
          <table:table-cell office:value-type="string">
            <text:p>grid</text:p>
          </table:table-cell>
          <table:table-cell office:value-type="string">
            <text:p>felony</text:p>
          </table:table-cell>
          <table:table-cell office:value-type="float" office:value="0.199877396617858">
            <text:p>0.1998774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speak</text:p>
          </table:table-cell>
          <table:table-cell office:value-type="float" office:value="0.199889836974519">
            <text:p>0.1998898</text:p>
          </table:table-cell>
        </table:table-row>
        <table:table-row table:style-name="ro1">
          <table:table-cell office:value-type="string">
            <text:p>speak</text:p>
          </table:table-cell>
          <table:table-cell office:value-type="string">
            <text:p>resolution</text:p>
          </table:table-cell>
          <table:table-cell office:value-type="float" office:value="0.199889836974519">
            <text:p>0.1998898</text:p>
          </table:table-cell>
        </table:table-row>
        <table:table-row table:style-name="ro1">
          <table:table-cell office:value-type="string">
            <text:p>checks</text:p>
          </table:table-cell>
          <table:table-cell office:value-type="string">
            <text:p>deposits</text:p>
          </table:table-cell>
          <table:table-cell office:value-type="float" office:value="0.199936852553659">
            <text:p>0.1999369</text:p>
          </table:table-cell>
        </table:table-row>
        <table:table-row table:style-name="ro1">
          <table:table-cell office:value-type="string">
            <text:p>deposits</text:p>
          </table:table-cell>
          <table:table-cell office:value-type="string">
            <text:p>checks</text:p>
          </table:table-cell>
          <table:table-cell office:value-type="float" office:value="0.199936852553659">
            <text:p>0.1999369</text:p>
          </table:table-cell>
        </table:table-row>
        <table:table-row table:style-name="ro1" table:number-rows-repeated="10408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2" number:min-integer-digits="0" number:grouping="true"/>
    </number:number-style>
    <number:number-style style:name="N121">
      <number:number number:decimal-places="7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Golden</meta:initial-creator>
    <meta:creation-date>2013-03-08T01:14:33</meta:creation-date>
    <dc:date>2013-03-08T01:30:32</dc:date>
    <dc:creator>Ryan Golden</dc:creator>
    <meta:editing-duration>PT10M39S</meta:editing-duration>
    <meta:editing-cycles>3</meta:editing-cycles>
    <meta:generator>LibreOffice/3.5$Linux_X86_64 LibreOffice_project/350m1$Build-2</meta:generator>
    <meta:document-statistic meta:table-count="3" meta:cell-count="23217" meta:object-count="0"/>
  </office:meta>
</office:document-meta>
</file>